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宋体" svg:font-family="宋体"/>
    <style:font-face style:name="等线" svg:font-family="等线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Excel_5f_BuiltIn_5f_好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9mm" svg:height="89.99mm" svg:x="319.2mm" svg:y="23.76mm">
            <draw:object draw:notify-on-update-of-ranges="Sheet1.G1:Sheet1.G1 Sheet1.G2:Sheet1.G34 Sheet1.H1:Sheet1.H1 Sheet1.H2:Sheet1.H34 Sheet1.I1:Sheet1.I1 Sheet1.I2:Sheet1.I34 Sheet1.J1:Sheet1.J1 Sheet1.J2:Sheet1.J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3.69mm" svg:y="154.59mm">
            <draw:object draw:notify-on-update-of-ranges="Sheet1.H35:Sheet1.H35 Sheet1.H36:Sheet1.H68 Sheet1.I35:Sheet1.I35 Sheet1.I36:Sheet1.I68 Sheet1.J35:Sheet1.J35 Sheet1.J36:Sheet1.J68 Sheet1.K35:Sheet1.K35 Sheet1.K36:Sheet1.K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518.89mm" svg:y="308.19mm">
            <draw:object draw:notify-on-update-of-ranges="Sheet1.DC69:Sheet1.DC69 Sheet1.DC70:Sheet1.DC101 Sheet1.DD69:Sheet1.DD69 Sheet1.DD70:Sheet1.DD101 Sheet1.DE69:Sheet1.DE69 Sheet1.DE70:Sheet1.DE101 Sheet1.DF69:Sheet1.DF69 Sheet1.DF70:Sheet1.DF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465.19mm" svg:y="488.76mm">
            <draw:object draw:notify-on-update-of-ranges="Sheet1.CY103:Sheet1.CY103 Sheet1.CY104:Sheet1.CY136 Sheet1.CZ103:Sheet1.CZ103 Sheet1.CZ104:Sheet1.CZ136 Sheet1.DA103:Sheet1.DA103 Sheet1.DA104:Sheet1.DA136 Sheet1.DB103:Sheet1.DB103 Sheet1.DB104:Sheet1.DB1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9" table:default-cell-style-name="Default"/>
        <table:table-row table:style-name="ro1">
          <table:table-cell table:style-name="ce1" office:value-type="string" calcext:value-type="string">
            <text:p>num_workers</text:p>
          </table:table-cell>
          <table:table-cell table:style-name="ce1" table:number-columns-repeated="5"/>
          <table:table-cell table:style-name="ce1" office:value-type="string" calcext:value-type="string">
            <text:p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table:style-name="ce1" office:value-type="string" calcext:value-type="string">
            <text:p>求和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73281073570251" calcext:value-type="float">
            <text:p>1.73281073570251</text:p>
          </table:table-cell>
          <table:table-cell table:style-name="ce1" office:value-type="float" office:value="1.69638729095459" calcext:value-type="float">
            <text:p>1.69638729095459</text:p>
          </table:table-cell>
          <table:table-cell table:style-name="ce1" office:value-type="float" office:value="1.65810871124268" calcext:value-type="float">
            <text:p>1.65810871124268</text:p>
          </table:table-cell>
          <table:table-cell table:style-name="ce1" office:value-type="float" office:value="1.63996410369873" calcext:value-type="float">
            <text:p>1.63996410369873</text:p>
          </table:table-cell>
          <table:table-cell table:style-name="ce1" office:value-type="float" office:value="1.68181771039963" calcext:value-type="float">
            <text:p>1.68181771039963</text:p>
          </table:table-cell>
          <table:table-cell table:style-name="ce1" office:value-type="float" office:value="1.63996410369873" calcext:value-type="float">
            <text:p>1.63996410369873</text:p>
          </table:table-cell>
          <table:table-cell table:style-name="ce1" office:value-type="float" office:value="1.73281073570251" calcext:value-type="float">
            <text:p>1.73281073570251</text:p>
          </table:table-cell>
          <table:table-cell table:style-name="ce1" office:value-type="float" office:value="6.72727084159851" calcext:value-type="float">
            <text:p>6.72727084159851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3.2052743434906" calcext:value-type="float">
            <text:p>3.2052743434906</text:p>
          </table:table-cell>
          <table:table-cell table:style-name="ce1" office:value-type="float" office:value="3.20750784873962" calcext:value-type="float">
            <text:p>3.20750784873962</text:p>
          </table:table-cell>
          <table:table-cell table:style-name="ce1" office:value-type="float" office:value="3.19718813896179" calcext:value-type="float">
            <text:p>3.19718813896179</text:p>
          </table:table-cell>
          <table:table-cell table:style-name="ce1" office:value-type="float" office:value="3.22600078582764" calcext:value-type="float">
            <text:p>3.22600078582764</text:p>
          </table:table-cell>
          <table:table-cell table:style-name="ce1" office:value-type="float" office:value="3.20899277925491" calcext:value-type="float">
            <text:p>3.20899277925491</text:p>
          </table:table-cell>
          <table:table-cell table:style-name="ce1" office:value-type="float" office:value="3.19718813896179" calcext:value-type="float">
            <text:p>3.19718813896179</text:p>
          </table:table-cell>
          <table:table-cell table:style-name="ce1" office:value-type="float" office:value="3.22600078582764" calcext:value-type="float">
            <text:p>3.22600078582764</text:p>
          </table:table-cell>
          <table:table-cell table:style-name="ce1" office:value-type="float" office:value="12.8359711170197" calcext:value-type="float">
            <text:p>12.8359711170197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3.13547325134277" calcext:value-type="float">
            <text:p>3.13547325134277</text:p>
          </table:table-cell>
          <table:table-cell table:style-name="ce1" office:value-type="float" office:value="3.03078317642212" calcext:value-type="float">
            <text:p>3.03078317642212</text:p>
          </table:table-cell>
          <table:table-cell table:style-name="ce1" office:value-type="float" office:value="3.10693192481995" calcext:value-type="float">
            <text:p>3.10693192481995</text:p>
          </table:table-cell>
          <table:table-cell table:style-name="ce1" office:value-type="float" office:value="3.07226657867432" calcext:value-type="float">
            <text:p>3.07226657867432</text:p>
          </table:table-cell>
          <table:table-cell table:style-name="ce1" office:value-type="float" office:value="3.08636373281479" calcext:value-type="float">
            <text:p>3.08636373281479</text:p>
          </table:table-cell>
          <table:table-cell table:style-name="ce1" office:value-type="float" office:value="3.03078317642212" calcext:value-type="float">
            <text:p>3.03078317642212</text:p>
          </table:table-cell>
          <table:table-cell table:style-name="ce1" office:value-type="float" office:value="3.13547325134277" calcext:value-type="float">
            <text:p>3.13547325134277</text:p>
          </table:table-cell>
          <table:table-cell table:style-name="ce1" office:value-type="float" office:value="12.3454549312592" calcext:value-type="float">
            <text:p>12.345454931259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78589630126953" calcext:value-type="float">
            <text:p>1.78589630126953</text:p>
          </table:table-cell>
          <table:table-cell table:style-name="ce1" office:value-type="float" office:value="1.48538708686829" calcext:value-type="float">
            <text:p>1.48538708686829</text:p>
          </table:table-cell>
          <table:table-cell table:style-name="ce1" office:value-type="float" office:value="1.65317416191101" calcext:value-type="float">
            <text:p>1.65317416191101</text:p>
          </table:table-cell>
          <table:table-cell table:style-name="ce1" office:value-type="float" office:value="1.50638556480408" calcext:value-type="float">
            <text:p>1.50638556480408</text:p>
          </table:table-cell>
          <table:table-cell table:style-name="ce1" office:value-type="float" office:value="1.60771077871323" calcext:value-type="float">
            <text:p>1.60771077871323</text:p>
          </table:table-cell>
          <table:table-cell table:style-name="ce1" office:value-type="float" office:value="1.48538708686829" calcext:value-type="float">
            <text:p>1.48538708686829</text:p>
          </table:table-cell>
          <table:table-cell table:style-name="ce1" office:value-type="float" office:value="1.78589630126953" calcext:value-type="float">
            <text:p>1.78589630126953</text:p>
          </table:table-cell>
          <table:table-cell table:style-name="ce1" office:value-type="float" office:value="6.43084311485291" calcext:value-type="float">
            <text:p>6.43084311485291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.49770069122314" calcext:value-type="float">
            <text:p>2.49770069122314</text:p>
          </table:table-cell>
          <table:table-cell table:style-name="ce1" office:value-type="float" office:value="2.88515734672546" calcext:value-type="float">
            <text:p>2.88515734672546</text:p>
          </table:table-cell>
          <table:table-cell table:style-name="ce1" office:value-type="float" office:value="3.03677940368652" calcext:value-type="float">
            <text:p>3.03677940368652</text:p>
          </table:table-cell>
          <table:table-cell table:style-name="ce1" office:value-type="float" office:value="2.8982515335083" calcext:value-type="float">
            <text:p>2.8982515335083</text:p>
          </table:table-cell>
          <table:table-cell table:style-name="ce1" office:value-type="float" office:value="2.82947224378586" calcext:value-type="float">
            <text:p>2.82947224378586</text:p>
          </table:table-cell>
          <table:table-cell table:style-name="ce1" office:value-type="float" office:value="2.49770069122314" calcext:value-type="float">
            <text:p>2.49770069122314</text:p>
          </table:table-cell>
          <table:table-cell table:style-name="ce1" office:value-type="float" office:value="3.03677940368652" calcext:value-type="float">
            <text:p>3.03677940368652</text:p>
          </table:table-cell>
          <table:table-cell table:style-name="ce1" office:value-type="float" office:value="11.3178889751434" calcext:value-type="float">
            <text:p>11.3178889751434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2.89145040512085" calcext:value-type="float">
            <text:p>2.89145040512085</text:p>
          </table:table-cell>
          <table:table-cell table:style-name="ce1" office:value-type="float" office:value="2.56624627113342" calcext:value-type="float">
            <text:p>2.56624627113342</text:p>
          </table:table-cell>
          <table:table-cell table:style-name="ce1" office:value-type="float" office:value="2.61596941947937" calcext:value-type="float">
            <text:p>2.61596941947937</text:p>
          </table:table-cell>
          <table:table-cell table:style-name="ce1" office:value-type="float" office:value="2.20280241966248" calcext:value-type="float">
            <text:p>2.20280241966248</text:p>
          </table:table-cell>
          <table:table-cell table:style-name="ce1" office:value-type="float" office:value="2.56911712884903" calcext:value-type="float">
            <text:p>2.56911712884903</text:p>
          </table:table-cell>
          <table:table-cell table:style-name="ce1" office:value-type="float" office:value="2.20280241966248" calcext:value-type="float">
            <text:p>2.20280241966248</text:p>
          </table:table-cell>
          <table:table-cell table:style-name="ce1" office:value-type="float" office:value="2.89145040512085" calcext:value-type="float">
            <text:p>2.89145040512085</text:p>
          </table:table-cell>
          <table:table-cell table:style-name="ce1" office:value-type="float" office:value="10.2764685153961" calcext:value-type="float">
            <text:p>10.2764685153961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43601226806641" calcext:value-type="float">
            <text:p>1.43601226806641</text:p>
          </table:table-cell>
          <table:table-cell table:style-name="ce1" office:value-type="float" office:value="1.70260047912598" calcext:value-type="float">
            <text:p>1.70260047912598</text:p>
          </table:table-cell>
          <table:table-cell table:style-name="ce1" office:value-type="float" office:value="2.37748575210571" calcext:value-type="float">
            <text:p>2.37748575210571</text:p>
          </table:table-cell>
          <table:table-cell table:style-name="ce1" office:value-type="float" office:value="2.00233936309814" calcext:value-type="float">
            <text:p>2.00233936309814</text:p>
          </table:table-cell>
          <table:table-cell table:style-name="ce1" office:value-type="float" office:value="1.87960946559906" calcext:value-type="float">
            <text:p>1.87960946559906</text:p>
          </table:table-cell>
          <table:table-cell table:style-name="ce1" office:value-type="float" office:value="1.43601226806641" calcext:value-type="float">
            <text:p>1.43601226806641</text:p>
          </table:table-cell>
          <table:table-cell table:style-name="ce1" office:value-type="float" office:value="2.37748575210571" calcext:value-type="float">
            <text:p>2.37748575210571</text:p>
          </table:table-cell>
          <table:table-cell table:style-name="ce1" office:value-type="float" office:value="7.51843786239624" calcext:value-type="float">
            <text:p>7.51843786239624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2497923374176" calcext:value-type="float">
            <text:p>1.2497923374176</text:p>
          </table:table-cell>
          <table:table-cell table:style-name="ce1" office:value-type="float" office:value="1.43979454040527" calcext:value-type="float">
            <text:p>1.43979454040527</text:p>
          </table:table-cell>
          <table:table-cell table:style-name="ce1" office:value-type="float" office:value="1.28061604499817" calcext:value-type="float">
            <text:p>1.28061604499817</text:p>
          </table:table-cell>
          <table:table-cell table:style-name="ce1" office:value-type="float" office:value="0.863336324691772" calcext:value-type="float">
            <text:p>0.863336324691772</text:p>
          </table:table-cell>
          <table:table-cell table:style-name="ce1" office:value-type="float" office:value="1.2083848118782" calcext:value-type="float">
            <text:p>1.2083848118782</text:p>
          </table:table-cell>
          <table:table-cell table:style-name="ce1" office:value-type="float" office:value="0.863336324691772" calcext:value-type="float">
            <text:p>0.863336324691772</text:p>
          </table:table-cell>
          <table:table-cell table:style-name="ce1" office:value-type="float" office:value="1.43979454040527" calcext:value-type="float">
            <text:p>1.43979454040527</text:p>
          </table:table-cell>
          <table:table-cell table:style-name="ce1" office:value-type="float" office:value="4.83353924751282" calcext:value-type="float">
            <text:p>4.8335392475128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1.71452975273132" calcext:value-type="float">
            <text:p>1.71452975273132</text:p>
          </table:table-cell>
          <table:table-cell table:style-name="ce1" office:value-type="float" office:value="1.21397852897644" calcext:value-type="float">
            <text:p>1.21397852897644</text:p>
          </table:table-cell>
          <table:table-cell table:style-name="ce1" office:value-type="float" office:value="1.454913854599" calcext:value-type="float">
            <text:p>1.454913854599</text:p>
          </table:table-cell>
          <table:table-cell table:style-name="ce1" office:value-type="float" office:value="1.40238213539124" calcext:value-type="float">
            <text:p>1.40238213539124</text:p>
          </table:table-cell>
          <table:table-cell table:style-name="ce1" office:value-type="float" office:value="1.4464510679245" calcext:value-type="float">
            <text:p>1.4464510679245</text:p>
          </table:table-cell>
          <table:table-cell table:style-name="ce1" office:value-type="float" office:value="1.21397852897644" calcext:value-type="float">
            <text:p>1.21397852897644</text:p>
          </table:table-cell>
          <table:table-cell table:style-name="ce1" office:value-type="float" office:value="1.71452975273132" calcext:value-type="float">
            <text:p>1.71452975273132</text:p>
          </table:table-cell>
          <table:table-cell table:style-name="ce1" office:value-type="float" office:value="5.785804271698" calcext:value-type="float">
            <text:p>5.785804271698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745720148086548" calcext:value-type="float">
            <text:p>0.745720148086548</text:p>
          </table:table-cell>
          <table:table-cell table:style-name="ce1" office:value-type="float" office:value="0.851366281509399" calcext:value-type="float">
            <text:p>0.851366281509399</text:p>
          </table:table-cell>
          <table:table-cell table:style-name="ce1" office:value-type="float" office:value="0.944952964782715" calcext:value-type="float">
            <text:p>0.944952964782715</text:p>
          </table:table-cell>
          <table:table-cell table:style-name="ce1" office:value-type="float" office:value="1.35838937759399" calcext:value-type="float">
            <text:p>1.35838937759399</text:p>
          </table:table-cell>
          <table:table-cell table:style-name="ce1" office:value-type="float" office:value="0.975107192993164" calcext:value-type="float">
            <text:p>0.975107192993164</text:p>
          </table:table-cell>
          <table:table-cell table:style-name="ce1" office:value-type="float" office:value="0.745720148086548" calcext:value-type="float">
            <text:p>0.745720148086548</text:p>
          </table:table-cell>
          <table:table-cell table:style-name="ce1" office:value-type="float" office:value="1.35838937759399" calcext:value-type="float">
            <text:p>1.35838937759399</text:p>
          </table:table-cell>
          <table:table-cell table:style-name="ce1" office:value-type="float" office:value="3.90042877197266" calcext:value-type="float">
            <text:p>3.90042877197266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913849353790283" calcext:value-type="float">
            <text:p>0.913849353790283</text:p>
          </table:table-cell>
          <table:table-cell table:style-name="ce1" office:value-type="float" office:value="0.172125101089478" calcext:value-type="float">
            <text:p>0.172125101089478</text:p>
          </table:table-cell>
          <table:table-cell table:style-name="ce1" office:value-type="float" office:value="0.056340217590332" calcext:value-type="float">
            <text:p>0.056340217590332</text:p>
          </table:table-cell>
          <table:table-cell table:style-name="ce1" office:value-type="float" office:value="0.419061422348022" calcext:value-type="float">
            <text:p>0.419061422348022</text:p>
          </table:table-cell>
          <table:table-cell table:style-name="ce1" office:value-type="float" office:value="0.390344023704529" calcext:value-type="float">
            <text:p>0.390344023704529</text:p>
          </table:table-cell>
          <table:table-cell table:style-name="ce1" office:value-type="float" office:value="0.056340217590332" calcext:value-type="float">
            <text:p>0.056340217590332</text:p>
          </table:table-cell>
          <table:table-cell table:style-name="ce1" office:value-type="float" office:value="0.913849353790283" calcext:value-type="float">
            <text:p>0.913849353790283</text:p>
          </table:table-cell>
          <table:table-cell table:style-name="ce1" office:value-type="float" office:value="1.56137609481812" calcext:value-type="float">
            <text:p>1.5613760948181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679349899291992" calcext:value-type="float">
            <text:p>0.067934989929199</text:p>
          </table:table-cell>
          <table:table-cell table:style-name="ce1" office:value-type="float" office:value="0.816628456115723" calcext:value-type="float">
            <text:p>0.816628456115723</text:p>
          </table:table-cell>
          <table:table-cell table:style-name="ce1" office:value-type="float" office:value="0.0567660331726074" calcext:value-type="float">
            <text:p>0.056766033172608</text:p>
          </table:table-cell>
          <table:table-cell table:style-name="ce1" office:value-type="float" office:value="0.257465124130249" calcext:value-type="float">
            <text:p>0.257465124130249</text:p>
          </table:table-cell>
          <table:table-cell table:style-name="ce1" office:value-type="float" office:value="0.299698650836945" calcext:value-type="float">
            <text:p>0.299698650836945</text:p>
          </table:table-cell>
          <table:table-cell table:style-name="ce1" office:value-type="float" office:value="0.0567660331726074" calcext:value-type="float">
            <text:p>0.056766033172608</text:p>
          </table:table-cell>
          <table:table-cell table:style-name="ce1" office:value-type="float" office:value="0.816628456115723" calcext:value-type="float">
            <text:p>0.816628456115723</text:p>
          </table:table-cell>
          <table:table-cell table:style-name="ce1" office:value-type="float" office:value="1.19879460334778" calcext:value-type="float">
            <text:p>1.19879460334778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625624656677246" calcext:value-type="float">
            <text:p>0.062562465667725</text:p>
          </table:table-cell>
          <table:table-cell table:style-name="ce1" office:value-type="float" office:value="0.141623258590698" calcext:value-type="float">
            <text:p>0.141623258590698</text:p>
          </table:table-cell>
          <table:table-cell table:style-name="ce1" office:value-type="float" office:value="0.666149616241455" calcext:value-type="float">
            <text:p>0.666149616241455</text:p>
          </table:table-cell>
          <table:table-cell table:style-name="ce1" office:value-type="float" office:value="0.068108081817627" calcext:value-type="float">
            <text:p>0.068108081817627</text:p>
          </table:table-cell>
          <table:table-cell table:style-name="ce1" office:value-type="float" office:value="0.234610855579376" calcext:value-type="float">
            <text:p>0.234610855579376</text:p>
          </table:table-cell>
          <table:table-cell table:style-name="ce1" office:value-type="float" office:value="0.0625624656677246" calcext:value-type="float">
            <text:p>0.062562465667725</text:p>
          </table:table-cell>
          <table:table-cell table:style-name="ce1" office:value-type="float" office:value="0.666149616241455" calcext:value-type="float">
            <text:p>0.666149616241455</text:p>
          </table:table-cell>
          <table:table-cell table:style-name="ce1" office:value-type="float" office:value="0.938443422317505" calcext:value-type="float">
            <text:p>0.938443422317505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379244565963745" calcext:value-type="float">
            <text:p>0.379244565963745</text:p>
          </table:table-cell>
          <table:table-cell table:style-name="ce1" office:value-type="float" office:value="0.462585687637329" calcext:value-type="float">
            <text:p>0.462585687637329</text:p>
          </table:table-cell>
          <table:table-cell table:style-name="ce1" office:value-type="float" office:value="0.285356998443604" calcext:value-type="float">
            <text:p>0.285356998443604</text:p>
          </table:table-cell>
          <table:table-cell table:style-name="ce1" office:value-type="float" office:value="0.0751004219055176" calcext:value-type="float">
            <text:p>0.075100421905518</text:p>
          </table:table-cell>
          <table:table-cell table:style-name="ce1" office:value-type="float" office:value="0.300571918487549" calcext:value-type="float">
            <text:p>0.300571918487549</text:p>
          </table:table-cell>
          <table:table-cell table:style-name="ce1" office:value-type="float" office:value="0.0751004219055176" calcext:value-type="float">
            <text:p>0.075100421905518</text:p>
          </table:table-cell>
          <table:table-cell table:style-name="ce1" office:value-type="float" office:value="0.462585687637329" calcext:value-type="float">
            <text:p>0.462585687637329</text:p>
          </table:table-cell>
          <table:table-cell table:style-name="ce1" office:value-type="float" office:value="1.2022876739502" calcext:value-type="float">
            <text:p>1.202287673950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770106315612793" calcext:value-type="float">
            <text:p>0.077010631561279</text:p>
          </table:table-cell>
          <table:table-cell table:style-name="ce1" office:value-type="float" office:value="0.0800378322601318" calcext:value-type="float">
            <text:p>0.080037832260132</text:p>
          </table:table-cell>
          <table:table-cell table:style-name="ce1" office:value-type="float" office:value="0.0760340690612793" calcext:value-type="float">
            <text:p>0.076034069061279</text:p>
          </table:table-cell>
          <table:table-cell table:style-name="ce1" office:value-type="float" office:value="0.0772645473480225" calcext:value-type="float">
            <text:p>0.077264547348023</text:p>
          </table:table-cell>
          <table:table-cell table:style-name="ce1" office:value-type="float" office:value="0.0775867700576782" calcext:value-type="float">
            <text:p>0.077586770057678</text:p>
          </table:table-cell>
          <table:table-cell table:style-name="ce1" office:value-type="float" office:value="0.0760340690612793" calcext:value-type="float">
            <text:p>0.076034069061279</text:p>
          </table:table-cell>
          <table:table-cell table:style-name="ce1" office:value-type="float" office:value="0.0800378322601318" calcext:value-type="float">
            <text:p>0.080037832260132</text:p>
          </table:table-cell>
          <table:table-cell table:style-name="ce1" office:value-type="float" office:value="0.310347080230713" calcext:value-type="float">
            <text:p>0.310347080230713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850224494934082" calcext:value-type="float">
            <text:p>0.085022449493408</text:p>
          </table:table-cell>
          <table:table-cell table:style-name="ce1" office:value-type="float" office:value="0.0882463455200195" calcext:value-type="float">
            <text:p>0.08824634552002</text:p>
          </table:table-cell>
          <table:table-cell table:style-name="ce1" office:value-type="float" office:value="0.0911755561828613" calcext:value-type="float">
            <text:p>0.091175556182861</text:p>
          </table:table-cell>
          <table:table-cell table:style-name="ce1" office:value-type="float" office:value="0.0788779258728027" calcext:value-type="float">
            <text:p>0.078877925872803</text:p>
          </table:table-cell>
          <table:table-cell table:style-name="ce1" office:value-type="float" office:value="0.085830569267273" calcext:value-type="float">
            <text:p>0.085830569267273</text:p>
          </table:table-cell>
          <table:table-cell table:style-name="ce1" office:value-type="float" office:value="0.0788779258728027" calcext:value-type="float">
            <text:p>0.078877925872803</text:p>
          </table:table-cell>
          <table:table-cell table:style-name="ce1" office:value-type="float" office:value="0.0911755561828613" calcext:value-type="float">
            <text:p>0.091175556182861</text:p>
          </table:table-cell>
          <table:table-cell table:style-name="ce1" office:value-type="float" office:value="0.343322277069092" calcext:value-type="float">
            <text:p>0.34332227706909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846924781799316" calcext:value-type="float">
            <text:p>0.084692478179932</text:p>
          </table:table-cell>
          <table:table-cell table:style-name="ce1" office:value-type="float" office:value="0.09084153175354" calcext:value-type="float">
            <text:p>0.09084153175354</text:p>
          </table:table-cell>
          <table:table-cell table:style-name="ce1" office:value-type="float" office:value="0.0767009258270264" calcext:value-type="float">
            <text:p>0.076700925827026</text:p>
          </table:table-cell>
          <table:table-cell table:style-name="ce1" office:value-type="float" office:value="0.163245916366577" calcext:value-type="float">
            <text:p>0.163245916366577</text:p>
          </table:table-cell>
          <table:table-cell table:style-name="ce1" office:value-type="float" office:value="0.103870213031769" calcext:value-type="float">
            <text:p>0.103870213031769</text:p>
          </table:table-cell>
          <table:table-cell table:style-name="ce1" office:value-type="float" office:value="0.0767009258270264" calcext:value-type="float">
            <text:p>0.076700925827026</text:p>
          </table:table-cell>
          <table:table-cell table:style-name="ce1" office:value-type="float" office:value="0.163245916366577" calcext:value-type="float">
            <text:p>0.163245916366577</text:p>
          </table:table-cell>
          <table:table-cell table:style-name="ce1" office:value-type="float" office:value="0.415480852127075" calcext:value-type="float">
            <text:p>0.415480852127075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845918655395508" calcext:value-type="float">
            <text:p>0.084591865539551</text:p>
          </table:table-cell>
          <table:table-cell table:style-name="ce1" office:value-type="float" office:value="0.126499891281128" calcext:value-type="float">
            <text:p>0.126499891281128</text:p>
          </table:table-cell>
          <table:table-cell table:style-name="ce1" office:value-type="float" office:value="0.0932857990264893" calcext:value-type="float">
            <text:p>0.093285799026489</text:p>
          </table:table-cell>
          <table:table-cell table:style-name="ce1" office:value-type="float" office:value="0.0731725692749023" calcext:value-type="float">
            <text:p>0.073172569274902</text:p>
          </table:table-cell>
          <table:table-cell table:style-name="ce1" office:value-type="float" office:value="0.0943875312805176" calcext:value-type="float">
            <text:p>0.094387531280518</text:p>
          </table:table-cell>
          <table:table-cell table:style-name="ce1" office:value-type="float" office:value="0.0731725692749023" calcext:value-type="float">
            <text:p>0.073172569274902</text:p>
          </table:table-cell>
          <table:table-cell table:style-name="ce1" office:value-type="float" office:value="0.126499891281128" calcext:value-type="float">
            <text:p>0.126499891281128</text:p>
          </table:table-cell>
          <table:table-cell table:style-name="ce1" office:value-type="float" office:value="0.37755012512207" calcext:value-type="float">
            <text:p>0.37755012512207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0942127704620361" calcext:value-type="float">
            <text:p>0.094212770462036</text:p>
          </table:table-cell>
          <table:table-cell table:style-name="ce1" office:value-type="float" office:value="0.10386323928833" calcext:value-type="float">
            <text:p>0.10386323928833</text:p>
          </table:table-cell>
          <table:table-cell table:style-name="ce1" office:value-type="float" office:value="0.097020149230957" calcext:value-type="float">
            <text:p>0.097020149230957</text:p>
          </table:table-cell>
          <table:table-cell table:style-name="ce1" office:value-type="float" office:value="0.0875670909881592" calcext:value-type="float">
            <text:p>0.087567090988159</text:p>
          </table:table-cell>
          <table:table-cell table:style-name="ce1" office:value-type="float" office:value="0.0956658124923706" calcext:value-type="float">
            <text:p>0.095665812492371</text:p>
          </table:table-cell>
          <table:table-cell table:style-name="ce1" office:value-type="float" office:value="0.0875670909881592" calcext:value-type="float">
            <text:p>0.087567090988159</text:p>
          </table:table-cell>
          <table:table-cell table:style-name="ce1" office:value-type="float" office:value="0.10386323928833" calcext:value-type="float">
            <text:p>0.10386323928833</text:p>
          </table:table-cell>
          <table:table-cell table:style-name="ce1" office:value-type="float" office:value="0.382663249969482" calcext:value-type="float">
            <text:p>0.38266324996948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05935335159302" calcext:value-type="float">
            <text:p>0.105935335159302</text:p>
          </table:table-cell>
          <table:table-cell table:style-name="ce1" office:value-type="float" office:value="0.113319396972656" calcext:value-type="float">
            <text:p>0.113319396972656</text:p>
          </table:table-cell>
          <table:table-cell table:style-name="ce1" office:value-type="float" office:value="0.0903489589691162" calcext:value-type="float">
            <text:p>0.090348958969116</text:p>
          </table:table-cell>
          <table:table-cell table:style-name="ce1" office:value-type="float" office:value="0.102028608322144" calcext:value-type="float">
            <text:p>0.102028608322144</text:p>
          </table:table-cell>
          <table:table-cell table:style-name="ce1" office:value-type="float" office:value="0.102908074855804" calcext:value-type="float">
            <text:p>0.102908074855804</text:p>
          </table:table-cell>
          <table:table-cell table:style-name="ce1" office:value-type="float" office:value="0.0903489589691162" calcext:value-type="float">
            <text:p>0.090348958969116</text:p>
          </table:table-cell>
          <table:table-cell table:style-name="ce1" office:value-type="float" office:value="0.113319396972656" calcext:value-type="float">
            <text:p>0.113319396972656</text:p>
          </table:table-cell>
          <table:table-cell table:style-name="ce1" office:value-type="float" office:value="0.411632299423218" calcext:value-type="float">
            <text:p>0.411632299423218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14911794662476" calcext:value-type="float">
            <text:p>0.114911794662476</text:p>
          </table:table-cell>
          <table:table-cell table:style-name="ce1" office:value-type="float" office:value="0.101888418197632" calcext:value-type="float">
            <text:p>0.101888418197632</text:p>
          </table:table-cell>
          <table:table-cell table:style-name="ce1" office:value-type="float" office:value="0.107213020324707" calcext:value-type="float">
            <text:p>0.107213020324707</text:p>
          </table:table-cell>
          <table:table-cell table:style-name="ce1" office:value-type="float" office:value="0.119015455245972" calcext:value-type="float">
            <text:p>0.119015455245972</text:p>
          </table:table-cell>
          <table:table-cell table:style-name="ce1" office:value-type="float" office:value="0.110757172107697" calcext:value-type="float">
            <text:p>0.110757172107697</text:p>
          </table:table-cell>
          <table:table-cell table:style-name="ce1" office:value-type="float" office:value="0.101888418197632" calcext:value-type="float">
            <text:p>0.101888418197632</text:p>
          </table:table-cell>
          <table:table-cell table:style-name="ce1" office:value-type="float" office:value="0.119015455245972" calcext:value-type="float">
            <text:p>0.119015455245972</text:p>
          </table:table-cell>
          <table:table-cell table:style-name="ce1" office:value-type="float" office:value="0.443028688430786" calcext:value-type="float">
            <text:p>0.443028688430786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33296489715576" calcext:value-type="float">
            <text:p>0.133296489715576</text:p>
          </table:table-cell>
          <table:table-cell table:style-name="ce1" office:value-type="float" office:value="0.115675687789917" calcext:value-type="float">
            <text:p>0.115675687789917</text:p>
          </table:table-cell>
          <table:table-cell table:style-name="ce1" office:value-type="float" office:value="0.105005502700806" calcext:value-type="float">
            <text:p>0.105005502700806</text:p>
          </table:table-cell>
          <table:table-cell table:style-name="ce1" office:value-type="float" office:value="0.112898588180542" calcext:value-type="float">
            <text:p>0.112898588180542</text:p>
          </table:table-cell>
          <table:table-cell table:style-name="ce1" office:value-type="float" office:value="0.11671906709671" calcext:value-type="float">
            <text:p>0.11671906709671</text:p>
          </table:table-cell>
          <table:table-cell table:style-name="ce1" office:value-type="float" office:value="0.105005502700806" calcext:value-type="float">
            <text:p>0.105005502700806</text:p>
          </table:table-cell>
          <table:table-cell table:style-name="ce1" office:value-type="float" office:value="0.133296489715576" calcext:value-type="float">
            <text:p>0.133296489715576</text:p>
          </table:table-cell>
          <table:table-cell table:style-name="ce1" office:value-type="float" office:value="0.466876268386841" calcext:value-type="float">
            <text:p>0.466876268386841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16493463516235" calcext:value-type="float">
            <text:p>0.116493463516235</text:p>
          </table:table-cell>
          <table:table-cell table:style-name="ce1" office:value-type="float" office:value="0.125736713409424" calcext:value-type="float">
            <text:p>0.125736713409424</text:p>
          </table:table-cell>
          <table:table-cell table:style-name="ce1" office:value-type="float" office:value="0.112336397171021" calcext:value-type="float">
            <text:p>0.112336397171021</text:p>
          </table:table-cell>
          <table:table-cell table:style-name="ce1" office:value-type="float" office:value="0.117149114608765" calcext:value-type="float">
            <text:p>0.117149114608765</text:p>
          </table:table-cell>
          <table:table-cell table:style-name="ce1" office:value-type="float" office:value="0.117928922176361" calcext:value-type="float">
            <text:p>0.117928922176361</text:p>
          </table:table-cell>
          <table:table-cell table:style-name="ce1" office:value-type="float" office:value="0.112336397171021" calcext:value-type="float">
            <text:p>0.112336397171021</text:p>
          </table:table-cell>
          <table:table-cell table:style-name="ce1" office:value-type="float" office:value="0.125736713409424" calcext:value-type="float">
            <text:p>0.125736713409424</text:p>
          </table:table-cell>
          <table:table-cell table:style-name="ce1" office:value-type="float" office:value="0.471715688705444" calcext:value-type="float">
            <text:p>0.471715688705444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22971296310425" calcext:value-type="float">
            <text:p>0.122971296310425</text:p>
          </table:table-cell>
          <table:table-cell table:style-name="ce1" office:value-type="float" office:value="0.127708673477173" calcext:value-type="float">
            <text:p>0.127708673477173</text:p>
          </table:table-cell>
          <table:table-cell table:style-name="ce1" office:value-type="float" office:value="0.11320161819458" calcext:value-type="float">
            <text:p>0.11320161819458</text:p>
          </table:table-cell>
          <table:table-cell table:style-name="ce1" office:value-type="float" office:value="0.125198602676392" calcext:value-type="float">
            <text:p>0.125198602676392</text:p>
          </table:table-cell>
          <table:table-cell table:style-name="ce1" office:value-type="float" office:value="0.122270047664642" calcext:value-type="float">
            <text:p>0.122270047664642</text:p>
          </table:table-cell>
          <table:table-cell table:style-name="ce1" office:value-type="float" office:value="0.11320161819458" calcext:value-type="float">
            <text:p>0.11320161819458</text:p>
          </table:table-cell>
          <table:table-cell table:style-name="ce1" office:value-type="float" office:value="0.127708673477173" calcext:value-type="float">
            <text:p>0.127708673477173</text:p>
          </table:table-cell>
          <table:table-cell table:style-name="ce1" office:value-type="float" office:value="0.489080190658569" calcext:value-type="float">
            <text:p>0.489080190658569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46563768386841" calcext:value-type="float">
            <text:p>0.146563768386841</text:p>
          </table:table-cell>
          <table:table-cell table:style-name="ce1" office:value-type="float" office:value="0.137812376022339" calcext:value-type="float">
            <text:p>0.137812376022339</text:p>
          </table:table-cell>
          <table:table-cell table:style-name="ce1" office:value-type="float" office:value="0.130866050720215" calcext:value-type="float">
            <text:p>0.130866050720215</text:p>
          </table:table-cell>
          <table:table-cell table:style-name="ce1" office:value-type="float" office:value="0.133123159408569" calcext:value-type="float">
            <text:p>0.133123159408569</text:p>
          </table:table-cell>
          <table:table-cell table:style-name="ce1" office:value-type="float" office:value="0.137091338634491" calcext:value-type="float">
            <text:p>0.137091338634491</text:p>
          </table:table-cell>
          <table:table-cell table:style-name="ce1" office:value-type="float" office:value="0.130866050720215" calcext:value-type="float">
            <text:p>0.130866050720215</text:p>
          </table:table-cell>
          <table:table-cell table:style-name="ce1" office:value-type="float" office:value="0.146563768386841" calcext:value-type="float">
            <text:p>0.146563768386841</text:p>
          </table:table-cell>
          <table:table-cell table:style-name="ce1" office:value-type="float" office:value="0.548365354537964" calcext:value-type="float">
            <text:p>0.548365354537964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29921674728394" calcext:value-type="float">
            <text:p>0.129921674728394</text:p>
          </table:table-cell>
          <table:table-cell table:style-name="ce1" office:value-type="float" office:value="0.135403871536255" calcext:value-type="float">
            <text:p>0.135403871536255</text:p>
          </table:table-cell>
          <table:table-cell table:style-name="ce1" office:value-type="float" office:value="0.1316237449646" calcext:value-type="float">
            <text:p>0.1316237449646</text:p>
          </table:table-cell>
          <table:table-cell table:style-name="ce1" office:value-type="float" office:value="0.136353254318237" calcext:value-type="float">
            <text:p>0.136353254318237</text:p>
          </table:table-cell>
          <table:table-cell table:style-name="ce1" office:value-type="float" office:value="0.133325636386871" calcext:value-type="float">
            <text:p>0.133325636386871</text:p>
          </table:table-cell>
          <table:table-cell table:style-name="ce1" office:value-type="float" office:value="0.129921674728394" calcext:value-type="float">
            <text:p>0.129921674728394</text:p>
          </table:table-cell>
          <table:table-cell table:style-name="ce1" office:value-type="float" office:value="0.136353254318237" calcext:value-type="float">
            <text:p>0.136353254318237</text:p>
          </table:table-cell>
          <table:table-cell table:style-name="ce1" office:value-type="float" office:value="0.533302545547485" calcext:value-type="float">
            <text:p>0.533302545547485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45440101623535" calcext:value-type="float">
            <text:p>0.145440101623535</text:p>
          </table:table-cell>
          <table:table-cell table:style-name="ce1" office:value-type="float" office:value="0.13029932975769" calcext:value-type="float">
            <text:p>0.13029932975769</text:p>
          </table:table-cell>
          <table:table-cell table:style-name="ce1" office:value-type="float" office:value="0.134442329406738" calcext:value-type="float">
            <text:p>0.134442329406738</text:p>
          </table:table-cell>
          <table:table-cell table:style-name="ce1" office:value-type="float" office:value="0.154556751251221" calcext:value-type="float">
            <text:p>0.154556751251221</text:p>
          </table:table-cell>
          <table:table-cell table:style-name="ce1" office:value-type="float" office:value="0.141184628009796" calcext:value-type="float">
            <text:p>0.141184628009796</text:p>
          </table:table-cell>
          <table:table-cell table:style-name="ce1" office:value-type="float" office:value="0.13029932975769" calcext:value-type="float">
            <text:p>0.13029932975769</text:p>
          </table:table-cell>
          <table:table-cell table:style-name="ce1" office:value-type="float" office:value="0.154556751251221" calcext:value-type="float">
            <text:p>0.154556751251221</text:p>
          </table:table-cell>
          <table:table-cell table:style-name="ce1" office:value-type="float" office:value="0.564738512039185" calcext:value-type="float">
            <text:p>0.564738512039185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46906852722168" calcext:value-type="float">
            <text:p>0.146906852722168</text:p>
          </table:table-cell>
          <table:table-cell table:style-name="ce1" office:value-type="float" office:value="0.136318922042847" calcext:value-type="float">
            <text:p>0.136318922042847</text:p>
          </table:table-cell>
          <table:table-cell table:style-name="ce1" office:value-type="float" office:value="0.150311231613159" calcext:value-type="float">
            <text:p>0.150311231613159</text:p>
          </table:table-cell>
          <table:table-cell table:style-name="ce1" office:value-type="float" office:value="0.146784067153931" calcext:value-type="float">
            <text:p>0.146784067153931</text:p>
          </table:table-cell>
          <table:table-cell table:style-name="ce1" office:value-type="float" office:value="0.145080268383026" calcext:value-type="float">
            <text:p>0.145080268383026</text:p>
          </table:table-cell>
          <table:table-cell table:style-name="ce1" office:value-type="float" office:value="0.136318922042847" calcext:value-type="float">
            <text:p>0.136318922042847</text:p>
          </table:table-cell>
          <table:table-cell table:style-name="ce1" office:value-type="float" office:value="0.150311231613159" calcext:value-type="float">
            <text:p>0.150311231613159</text:p>
          </table:table-cell>
          <table:table-cell table:style-name="ce1" office:value-type="float" office:value="0.580321073532105" calcext:value-type="float">
            <text:p>0.580321073532105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46728038787842" calcext:value-type="float">
            <text:p>0.146728038787842</text:p>
          </table:table-cell>
          <table:table-cell table:style-name="ce1" office:value-type="float" office:value="0.165725708007813" calcext:value-type="float">
            <text:p>0.165725708007813</text:p>
          </table:table-cell>
          <table:table-cell table:style-name="ce1" office:value-type="float" office:value="0.150050640106201" calcext:value-type="float">
            <text:p>0.150050640106201</text:p>
          </table:table-cell>
          <table:table-cell table:style-name="ce1" office:value-type="float" office:value="0.14643931388855" calcext:value-type="float">
            <text:p>0.14643931388855</text:p>
          </table:table-cell>
          <table:table-cell table:style-name="ce1" office:value-type="float" office:value="0.152235925197601" calcext:value-type="float">
            <text:p>0.152235925197601</text:p>
          </table:table-cell>
          <table:table-cell table:style-name="ce1" office:value-type="float" office:value="0.14643931388855" calcext:value-type="float">
            <text:p>0.14643931388855</text:p>
          </table:table-cell>
          <table:table-cell table:style-name="ce1" office:value-type="float" office:value="0.165725708007813" calcext:value-type="float">
            <text:p>0.165725708007813</text:p>
          </table:table-cell>
          <table:table-cell table:style-name="ce1" office:value-type="float" office:value="0.608943700790405" calcext:value-type="float">
            <text:p>0.608943700790405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35991811752319" calcext:value-type="float">
            <text:p>0.135991811752319</text:p>
          </table:table-cell>
          <table:table-cell table:style-name="ce1" office:value-type="float" office:value="0.131577491760254" calcext:value-type="float">
            <text:p>0.131577491760254</text:p>
          </table:table-cell>
          <table:table-cell table:style-name="ce1" office:value-type="float" office:value="0.150979518890381" calcext:value-type="float">
            <text:p>0.150979518890381</text:p>
          </table:table-cell>
          <table:table-cell table:style-name="ce1" office:value-type="float" office:value="0.142574548721313" calcext:value-type="float">
            <text:p>0.142574548721313</text:p>
          </table:table-cell>
          <table:table-cell table:style-name="ce1" office:value-type="float" office:value="0.140280842781067" calcext:value-type="float">
            <text:p>0.140280842781067</text:p>
          </table:table-cell>
          <table:table-cell table:style-name="ce1" office:value-type="float" office:value="0.131577491760254" calcext:value-type="float">
            <text:p>0.131577491760254</text:p>
          </table:table-cell>
          <table:table-cell table:style-name="ce1" office:value-type="float" office:value="0.150979518890381" calcext:value-type="float">
            <text:p>0.150979518890381</text:p>
          </table:table-cell>
          <table:table-cell table:style-name="ce1" office:value-type="float" office:value="0.561123371124268" calcext:value-type="float">
            <text:p>0.561123371124268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42959833145142" calcext:value-type="float">
            <text:p>0.142959833145142</text:p>
          </table:table-cell>
          <table:table-cell table:style-name="ce1" office:value-type="float" office:value="0.143895864486694" calcext:value-type="float">
            <text:p>0.143895864486694</text:p>
          </table:table-cell>
          <table:table-cell table:style-name="ce1" office:value-type="float" office:value="0.145524740219116" calcext:value-type="float">
            <text:p>0.145524740219116</text:p>
          </table:table-cell>
          <table:table-cell table:style-name="ce1" office:value-type="float" office:value="0.143359422683716" calcext:value-type="float">
            <text:p>0.143359422683716</text:p>
          </table:table-cell>
          <table:table-cell table:style-name="ce1" office:value-type="float" office:value="0.143934965133667" calcext:value-type="float">
            <text:p>0.143934965133667</text:p>
          </table:table-cell>
          <table:table-cell table:style-name="ce1" office:value-type="float" office:value="0.142959833145142" calcext:value-type="float">
            <text:p>0.142959833145142</text:p>
          </table:table-cell>
          <table:table-cell table:style-name="ce1" office:value-type="float" office:value="0.145524740219116" calcext:value-type="float">
            <text:p>0.145524740219116</text:p>
          </table:table-cell>
          <table:table-cell table:style-name="ce1" office:value-type="float" office:value="0.575739860534668" calcext:value-type="float">
            <text:p>0.575739860534668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42121076583862" calcext:value-type="float">
            <text:p>0.142121076583862</text:p>
          </table:table-cell>
          <table:table-cell table:style-name="ce1" office:value-type="float" office:value="0.162869691848755" calcext:value-type="float">
            <text:p>0.162869691848755</text:p>
          </table:table-cell>
          <table:table-cell table:style-name="ce1" office:value-type="float" office:value="0.149240732192993" calcext:value-type="float">
            <text:p>0.149240732192993</text:p>
          </table:table-cell>
          <table:table-cell table:style-name="ce1" office:value-type="float" office:value="0.138512134552002" calcext:value-type="float">
            <text:p>0.138512134552002</text:p>
          </table:table-cell>
          <table:table-cell table:style-name="ce1" office:value-type="float" office:value="0.148185908794403" calcext:value-type="float">
            <text:p>0.148185908794403</text:p>
          </table:table-cell>
          <table:table-cell table:style-name="ce1" office:value-type="float" office:value="0.138512134552002" calcext:value-type="float">
            <text:p>0.138512134552002</text:p>
          </table:table-cell>
          <table:table-cell table:style-name="ce1" office:value-type="float" office:value="0.162869691848755" calcext:value-type="float">
            <text:p>0.162869691848755</text:p>
          </table:table-cell>
          <table:table-cell table:style-name="ce1" office:value-type="float" office:value="0.592743635177612" calcext:value-type="float">
            <text:p>0.592743635177612</text:p>
          </table:table-cell>
          <table:table-cell table:number-columns-repeated="100"/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1_3s</text:p>
          </table:table-cell>
          <table:table-cell table:style-name="ce1" office:value-type="float" office:value="0.154148578643799" calcext:value-type="float">
            <text:p>0.154148578643799</text:p>
          </table:table-cell>
          <table:table-cell table:style-name="ce1" office:value-type="float" office:value="0.147136211395264" calcext:value-type="float">
            <text:p>0.147136211395264</text:p>
          </table:table-cell>
          <table:table-cell table:style-name="ce1" office:value-type="float" office:value="0.148209571838379" calcext:value-type="float">
            <text:p>0.148209571838379</text:p>
          </table:table-cell>
          <table:table-cell table:style-name="ce1" office:value-type="float" office:value="0.150702476501465" calcext:value-type="float">
            <text:p>0.150702476501465</text:p>
          </table:table-cell>
          <table:table-cell table:style-name="ce1" office:value-type="float" office:value="0.150049209594727" calcext:value-type="float">
            <text:p>0.150049209594727</text:p>
          </table:table-cell>
          <table:table-cell table:style-name="ce1" office:value-type="float" office:value="0.147136211395264" calcext:value-type="float">
            <text:p>0.147136211395264</text:p>
          </table:table-cell>
          <table:table-cell table:style-name="ce1" office:value-type="float" office:value="0.154148578643799" calcext:value-type="float">
            <text:p>0.154148578643799</text:p>
          </table:table-cell>
          <table:table-cell table:style-name="ce1" office:value-type="float" office:value="0.600196838378906" calcext:value-type="float">
            <text:p>0.600196838378906</text:p>
          </table:table-cell>
          <table:table-cell table:number-columns-repeated="100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office:value-type="string" calcext:value-type="string">
            <text:p>求和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87667512893677" calcext:value-type="float">
            <text:p>1.87667512893677</text:p>
          </table:table-cell>
          <table:table-cell table:style-name="ce1" office:value-type="float" office:value="1.66407299041748" calcext:value-type="float">
            <text:p>1.66407299041748</text:p>
          </table:table-cell>
          <table:table-cell table:style-name="ce1" office:value-type="float" office:value="1.62952876091003" calcext:value-type="float">
            <text:p>1.62952876091003</text:p>
          </table:table-cell>
          <table:table-cell table:style-name="ce1" office:value-type="float" office:value="1.64493131637573" calcext:value-type="float">
            <text:p>1.64493131637573</text:p>
          </table:table-cell>
          <table:table-cell table:style-name="ce1" office:value-type="float" office:value="1.64216351509094" calcext:value-type="float">
            <text:p>1.64216351509094</text:p>
          </table:table-cell>
          <table:table-cell table:style-name="ce1" office:value-type="float" office:value="1.69147434234619" calcext:value-type="float">
            <text:p>1.69147434234619</text:p>
          </table:table-cell>
          <table:table-cell table:style-name="ce1" office:value-type="float" office:value="1.62952876091003" calcext:value-type="float">
            <text:p>1.62952876091003</text:p>
          </table:table-cell>
          <table:table-cell table:style-name="ce1" office:value-type="float" office:value="1.87667512893677" calcext:value-type="float">
            <text:p>1.87667512893677</text:p>
          </table:table-cell>
          <table:table-cell table:style-name="ce1" office:value-type="float" office:value="8.45737171173096" calcext:value-type="float">
            <text:p>8.45737171173096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72324895858765" calcext:value-type="float">
            <text:p>1.72324895858765</text:p>
          </table:table-cell>
          <table:table-cell table:style-name="ce1" office:value-type="float" office:value="1.73513960838318" calcext:value-type="float">
            <text:p>1.73513960838318</text:p>
          </table:table-cell>
          <table:table-cell table:style-name="ce1" office:value-type="float" office:value="1.7384147644043" calcext:value-type="float">
            <text:p>1.7384147644043</text:p>
          </table:table-cell>
          <table:table-cell table:style-name="ce1" office:value-type="float" office:value="1.71123099327087" calcext:value-type="float">
            <text:p>1.71123099327087</text:p>
          </table:table-cell>
          <table:table-cell table:style-name="ce1" office:value-type="float" office:value="1.76665616035461" calcext:value-type="float">
            <text:p>1.76665616035461</text:p>
          </table:table-cell>
          <table:table-cell table:style-name="ce1" office:value-type="float" office:value="1.73493809700012" calcext:value-type="float">
            <text:p>1.73493809700012</text:p>
          </table:table-cell>
          <table:table-cell table:style-name="ce1" office:value-type="float" office:value="1.71123099327087" calcext:value-type="float">
            <text:p>1.71123099327087</text:p>
          </table:table-cell>
          <table:table-cell table:style-name="ce1" office:value-type="float" office:value="1.76665616035461" calcext:value-type="float">
            <text:p>1.76665616035461</text:p>
          </table:table-cell>
          <table:table-cell table:style-name="ce1" office:value-type="float" office:value="8.67469048500061" calcext:value-type="float">
            <text:p>8.67469048500061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83139872550964" calcext:value-type="float">
            <text:p>1.83139872550964</text:p>
          </table:table-cell>
          <table:table-cell table:style-name="ce1" office:value-type="float" office:value="1.83243608474731" calcext:value-type="float">
            <text:p>1.83243608474731</text:p>
          </table:table-cell>
          <table:table-cell table:style-name="ce1" office:value-type="float" office:value="1.79634785652161" calcext:value-type="float">
            <text:p>1.79634785652161</text:p>
          </table:table-cell>
          <table:table-cell table:style-name="ce1" office:value-type="float" office:value="1.86071586608887" calcext:value-type="float">
            <text:p>1.86071586608887</text:p>
          </table:table-cell>
          <table:table-cell table:style-name="ce1" office:value-type="float" office:value="1.75611186027527" calcext:value-type="float">
            <text:p>1.75611186027527</text:p>
          </table:table-cell>
          <table:table-cell table:style-name="ce1" office:value-type="float" office:value="1.81540207862854" calcext:value-type="float">
            <text:p>1.81540207862854</text:p>
          </table:table-cell>
          <table:table-cell table:style-name="ce1" office:value-type="float" office:value="1.75611186027527" calcext:value-type="float">
            <text:p>1.75611186027527</text:p>
          </table:table-cell>
          <table:table-cell table:style-name="ce1" office:value-type="float" office:value="1.86071586608887" calcext:value-type="float">
            <text:p>1.86071586608887</text:p>
          </table:table-cell>
          <table:table-cell table:style-name="ce1" office:value-type="float" office:value="9.0770103931427" calcext:value-type="float">
            <text:p>9.077010393142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.96542263031006" calcext:value-type="float">
            <text:p>1.96542263031006</text:p>
          </table:table-cell>
          <table:table-cell table:style-name="ce1" office:value-type="float" office:value="1.94733333587646" calcext:value-type="float">
            <text:p>1.94733333587646</text:p>
          </table:table-cell>
          <table:table-cell table:style-name="ce1" office:value-type="float" office:value="1.86549019813538" calcext:value-type="float">
            <text:p>1.86549019813538</text:p>
          </table:table-cell>
          <table:table-cell table:style-name="ce1" office:value-type="float" office:value="1.94129633903503" calcext:value-type="float">
            <text:p>1.94129633903503</text:p>
          </table:table-cell>
          <table:table-cell table:style-name="ce1" office:value-type="float" office:value="1.98356056213379" calcext:value-type="float">
            <text:p>1.98356056213379</text:p>
          </table:table-cell>
          <table:table-cell table:style-name="ce1" office:value-type="float" office:value="1.94062061309814" calcext:value-type="float">
            <text:p>1.94062061309814</text:p>
          </table:table-cell>
          <table:table-cell table:style-name="ce1" office:value-type="float" office:value="1.86549019813538" calcext:value-type="float">
            <text:p>1.86549019813538</text:p>
          </table:table-cell>
          <table:table-cell table:style-name="ce1" office:value-type="float" office:value="1.98356056213379" calcext:value-type="float">
            <text:p>1.98356056213379</text:p>
          </table:table-cell>
          <table:table-cell table:style-name="ce1" office:value-type="float" office:value="9.70310306549072" calcext:value-type="float">
            <text:p>9.7031030654907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00502395629883" calcext:value-type="float">
            <text:p>2.00502395629883</text:p>
          </table:table-cell>
          <table:table-cell table:style-name="ce1" office:value-type="float" office:value="2.30782771110535" calcext:value-type="float">
            <text:p>2.30782771110535</text:p>
          </table:table-cell>
          <table:table-cell table:style-name="ce1" office:value-type="float" office:value="2.01677989959717" calcext:value-type="float">
            <text:p>2.01677989959717</text:p>
          </table:table-cell>
          <table:table-cell table:style-name="ce1" office:value-type="float" office:value="1.98033428192139" calcext:value-type="float">
            <text:p>1.98033428192139</text:p>
          </table:table-cell>
          <table:table-cell table:style-name="ce1" office:value-type="float" office:value="2.05550861358643" calcext:value-type="float">
            <text:p>2.05550861358643</text:p>
          </table:table-cell>
          <table:table-cell table:style-name="ce1" office:value-type="float" office:value="2.07309489250183" calcext:value-type="float">
            <text:p>2.07309489250183</text:p>
          </table:table-cell>
          <table:table-cell table:style-name="ce1" office:value-type="float" office:value="1.98033428192139" calcext:value-type="float">
            <text:p>1.98033428192139</text:p>
          </table:table-cell>
          <table:table-cell table:style-name="ce1" office:value-type="float" office:value="2.30782771110535" calcext:value-type="float">
            <text:p>2.30782771110535</text:p>
          </table:table-cell>
          <table:table-cell table:style-name="ce1" office:value-type="float" office:value="10.3654744625092" calcext:value-type="float">
            <text:p>10.365474462509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1741304397583" calcext:value-type="float">
            <text:p>2.1741304397583</text:p>
          </table:table-cell>
          <table:table-cell table:style-name="ce1" office:value-type="float" office:value="1.99652814865112" calcext:value-type="float">
            <text:p>1.99652814865112</text:p>
          </table:table-cell>
          <table:table-cell table:style-name="ce1" office:value-type="float" office:value="2.17507457733154" calcext:value-type="float">
            <text:p>2.17507457733154</text:p>
          </table:table-cell>
          <table:table-cell table:style-name="ce1" office:value-type="float" office:value="2.14871406555176" calcext:value-type="float">
            <text:p>2.14871406555176</text:p>
          </table:table-cell>
          <table:table-cell table:style-name="ce1" office:value-type="float" office:value="2.43927526473999" calcext:value-type="float">
            <text:p>2.43927526473999</text:p>
          </table:table-cell>
          <table:table-cell table:style-name="ce1" office:value-type="float" office:value="2.18674449920654" calcext:value-type="float">
            <text:p>2.18674449920654</text:p>
          </table:table-cell>
          <table:table-cell table:style-name="ce1" office:value-type="float" office:value="1.99652814865112" calcext:value-type="float">
            <text:p>1.99652814865112</text:p>
          </table:table-cell>
          <table:table-cell table:style-name="ce1" office:value-type="float" office:value="2.43927526473999" calcext:value-type="float">
            <text:p>2.43927526473999</text:p>
          </table:table-cell>
          <table:table-cell table:style-name="ce1" office:value-type="float" office:value="10.9337224960327" calcext:value-type="float">
            <text:p>10.933722496032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90526294708252" calcext:value-type="float">
            <text:p>2.90526294708252</text:p>
          </table:table-cell>
          <table:table-cell table:style-name="ce1" office:value-type="float" office:value="2.74492812156677" calcext:value-type="float">
            <text:p>2.74492812156677</text:p>
          </table:table-cell>
          <table:table-cell table:style-name="ce1" office:value-type="float" office:value="2.95537567138672" calcext:value-type="float">
            <text:p>2.95537567138672</text:p>
          </table:table-cell>
          <table:table-cell table:style-name="ce1" office:value-type="float" office:value="3.28104686737061" calcext:value-type="float">
            <text:p>3.28104686737061</text:p>
          </table:table-cell>
          <table:table-cell table:style-name="ce1" office:value-type="float" office:value="3.05466985702515" calcext:value-type="float">
            <text:p>3.05466985702515</text:p>
          </table:table-cell>
          <table:table-cell table:style-name="ce1" office:value-type="float" office:value="2.98825669288635" calcext:value-type="float">
            <text:p>2.98825669288635</text:p>
          </table:table-cell>
          <table:table-cell table:style-name="ce1" office:value-type="float" office:value="2.74492812156677" calcext:value-type="float">
            <text:p>2.74492812156677</text:p>
          </table:table-cell>
          <table:table-cell table:style-name="ce1" office:value-type="float" office:value="3.28104686737061" calcext:value-type="float">
            <text:p>3.28104686737061</text:p>
          </table:table-cell>
          <table:table-cell table:style-name="ce1" office:value-type="float" office:value="14.9412834644318" calcext:value-type="float">
            <text:p>14.9412834644318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3.85694789886475" calcext:value-type="float">
            <text:p>3.85694789886475</text:p>
          </table:table-cell>
          <table:table-cell table:style-name="ce1" office:value-type="float" office:value="3.08797550201416" calcext:value-type="float">
            <text:p>3.08797550201416</text:p>
          </table:table-cell>
          <table:table-cell table:style-name="ce1" office:value-type="float" office:value="2.47905826568604" calcext:value-type="float">
            <text:p>2.47905826568604</text:p>
          </table:table-cell>
          <table:table-cell table:style-name="ce1" office:value-type="float" office:value="3.96561670303345" calcext:value-type="float">
            <text:p>3.96561670303345</text:p>
          </table:table-cell>
          <table:table-cell table:style-name="ce1" office:value-type="float" office:value="2.428462266922" calcext:value-type="float">
            <text:p>2.428462266922</text:p>
          </table:table-cell>
          <table:table-cell table:style-name="ce1" office:value-type="float" office:value="3.16361212730408" calcext:value-type="float">
            <text:p>3.16361212730408</text:p>
          </table:table-cell>
          <table:table-cell table:style-name="ce1" office:value-type="float" office:value="2.428462266922" calcext:value-type="float">
            <text:p>2.428462266922</text:p>
          </table:table-cell>
          <table:table-cell table:style-name="ce1" office:value-type="float" office:value="3.96561670303345" calcext:value-type="float">
            <text:p>3.96561670303345</text:p>
          </table:table-cell>
          <table:table-cell table:style-name="ce1" office:value-type="float" office:value="15.8180606365204" calcext:value-type="float">
            <text:p>15.818060636520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3.02098751068115" calcext:value-type="float">
            <text:p>3.02098751068115</text:p>
          </table:table-cell>
          <table:table-cell table:style-name="ce1" office:value-type="float" office:value="2.98996043205261" calcext:value-type="float">
            <text:p>2.98996043205261</text:p>
          </table:table-cell>
          <table:table-cell table:style-name="ce1" office:value-type="float" office:value="3.62886118888855" calcext:value-type="float">
            <text:p>3.62886118888855</text:p>
          </table:table-cell>
          <table:table-cell table:style-name="ce1" office:value-type="float" office:value="2.98788022994995" calcext:value-type="float">
            <text:p>2.98788022994995</text:p>
          </table:table-cell>
          <table:table-cell table:style-name="ce1" office:value-type="float" office:value="3.8749053478241" calcext:value-type="float">
            <text:p>3.8749053478241</text:p>
          </table:table-cell>
          <table:table-cell table:style-name="ce1" office:value-type="float" office:value="3.30051894187927" calcext:value-type="float">
            <text:p>3.30051894187927</text:p>
          </table:table-cell>
          <table:table-cell table:style-name="ce1" office:value-type="float" office:value="2.98788022994995" calcext:value-type="float">
            <text:p>2.98788022994995</text:p>
          </table:table-cell>
          <table:table-cell table:style-name="ce1" office:value-type="float" office:value="3.8749053478241" calcext:value-type="float">
            <text:p>3.8749053478241</text:p>
          </table:table-cell>
          <table:table-cell table:style-name="ce1" office:value-type="float" office:value="16.5025947093964" calcext:value-type="float">
            <text:p>16.502594709396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3.09518527984619" calcext:value-type="float">
            <text:p>3.09518527984619</text:p>
          </table:table-cell>
          <table:table-cell table:style-name="ce1" office:value-type="float" office:value="2.98453068733215" calcext:value-type="float">
            <text:p>2.98453068733215</text:p>
          </table:table-cell>
          <table:table-cell table:style-name="ce1" office:value-type="float" office:value="4.16246628761292" calcext:value-type="float">
            <text:p>4.16246628761292</text:p>
          </table:table-cell>
          <table:table-cell table:style-name="ce1" office:value-type="float" office:value="3.50774598121643" calcext:value-type="float">
            <text:p>3.50774598121643</text:p>
          </table:table-cell>
          <table:table-cell table:style-name="ce1" office:value-type="float" office:value="3.68048024177551" calcext:value-type="float">
            <text:p>3.68048024177551</text:p>
          </table:table-cell>
          <table:table-cell table:style-name="ce1" office:value-type="float" office:value="3.48608169555664" calcext:value-type="float">
            <text:p>3.48608169555664</text:p>
          </table:table-cell>
          <table:table-cell table:style-name="ce1" office:value-type="float" office:value="2.98453068733215" calcext:value-type="float">
            <text:p>2.98453068733215</text:p>
          </table:table-cell>
          <table:table-cell table:style-name="ce1" office:value-type="float" office:value="4.16246628761292" calcext:value-type="float">
            <text:p>4.16246628761292</text:p>
          </table:table-cell>
          <table:table-cell table:style-name="ce1" office:value-type="float" office:value="17.4304084777832" calcext:value-type="float">
            <text:p>17.430408477783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4.48624634742737" calcext:value-type="float">
            <text:p>4.48624634742737</text:p>
          </table:table-cell>
          <table:table-cell table:style-name="ce1" office:value-type="float" office:value="5.06035208702087" calcext:value-type="float">
            <text:p>5.06035208702087</text:p>
          </table:table-cell>
          <table:table-cell table:style-name="ce1" office:value-type="float" office:value="5.69398665428162" calcext:value-type="float">
            <text:p>5.69398665428162</text:p>
          </table:table-cell>
          <table:table-cell table:style-name="ce1" office:value-type="float" office:value="2.2705671787262" calcext:value-type="float">
            <text:p>2.2705671787262</text:p>
          </table:table-cell>
          <table:table-cell table:style-name="ce1" office:value-type="float" office:value="5.13706612586975" calcext:value-type="float">
            <text:p>5.13706612586975</text:p>
          </table:table-cell>
          <table:table-cell table:style-name="ce1" office:value-type="float" office:value="4.52964367866516" calcext:value-type="float">
            <text:p>4.52964367866516</text:p>
          </table:table-cell>
          <table:table-cell table:style-name="ce1" office:value-type="float" office:value="2.2705671787262" calcext:value-type="float">
            <text:p>2.2705671787262</text:p>
          </table:table-cell>
          <table:table-cell table:style-name="ce1" office:value-type="float" office:value="5.69398665428162" calcext:value-type="float">
            <text:p>5.69398665428162</text:p>
          </table:table-cell>
          <table:table-cell table:style-name="ce1" office:value-type="float" office:value="22.6482183933258" calcext:value-type="float">
            <text:p>22.6482183933258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29358196258545" calcext:value-type="float">
            <text:p>2.29358196258545</text:p>
          </table:table-cell>
          <table:table-cell table:style-name="ce1" office:value-type="float" office:value="4.0104250907898" calcext:value-type="float">
            <text:p>4.0104250907898</text:p>
          </table:table-cell>
          <table:table-cell table:style-name="ce1" office:value-type="float" office:value="6.13715291023254" calcext:value-type="float">
            <text:p>6.13715291023254</text:p>
          </table:table-cell>
          <table:table-cell table:style-name="ce1" office:value-type="float" office:value="5.70587277412415" calcext:value-type="float">
            <text:p>5.70587277412415</text:p>
          </table:table-cell>
          <table:table-cell table:style-name="ce1" office:value-type="float" office:value="5.06073498725891" calcext:value-type="float">
            <text:p>5.06073498725891</text:p>
          </table:table-cell>
          <table:table-cell table:style-name="ce1" office:value-type="float" office:value="4.64155354499817" calcext:value-type="float">
            <text:p>4.64155354499817</text:p>
          </table:table-cell>
          <table:table-cell table:style-name="ce1" office:value-type="float" office:value="2.29358196258545" calcext:value-type="float">
            <text:p>2.29358196258545</text:p>
          </table:table-cell>
          <table:table-cell table:style-name="ce1" office:value-type="float" office:value="6.13715291023254" calcext:value-type="float">
            <text:p>6.13715291023254</text:p>
          </table:table-cell>
          <table:table-cell table:style-name="ce1" office:value-type="float" office:value="23.2077677249908" calcext:value-type="float">
            <text:p>23.2077677249908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4.41178417205811" calcext:value-type="float">
            <text:p>4.41178417205811</text:p>
          </table:table-cell>
          <table:table-cell table:style-name="ce1" office:value-type="float" office:value="2.86297082901001" calcext:value-type="float">
            <text:p>2.86297082901001</text:p>
          </table:table-cell>
          <table:table-cell table:style-name="ce1" office:value-type="float" office:value="6.40923810005188" calcext:value-type="float">
            <text:p>6.40923810005188</text:p>
          </table:table-cell>
          <table:table-cell table:style-name="ce1" office:value-type="float" office:value="6.55890822410584" calcext:value-type="float">
            <text:p>6.55890822410584</text:p>
          </table:table-cell>
          <table:table-cell table:style-name="ce1" office:value-type="float" office:value="6.36035990715027" calcext:value-type="float">
            <text:p>6.36035990715027</text:p>
          </table:table-cell>
          <table:table-cell table:style-name="ce1" office:value-type="float" office:value="5.32065224647522" calcext:value-type="float">
            <text:p>5.32065224647522</text:p>
          </table:table-cell>
          <table:table-cell table:style-name="ce1" office:value-type="float" office:value="2.86297082901001" calcext:value-type="float">
            <text:p>2.86297082901001</text:p>
          </table:table-cell>
          <table:table-cell table:style-name="ce1" office:value-type="float" office:value="6.55890822410584" calcext:value-type="float">
            <text:p>6.55890822410584</text:p>
          </table:table-cell>
          <table:table-cell table:style-name="ce1" office:value-type="float" office:value="26.6032612323761" calcext:value-type="float">
            <text:p>26.6032612323761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7.30855917930603" calcext:value-type="float">
            <text:p>7.30855917930603</text:p>
          </table:table-cell>
          <table:table-cell table:style-name="ce1" office:value-type="float" office:value="5.63652968406677" calcext:value-type="float">
            <text:p>5.63652968406677</text:p>
          </table:table-cell>
          <table:table-cell table:style-name="ce1" office:value-type="float" office:value="6.42258858680725" calcext:value-type="float">
            <text:p>6.42258858680725</text:p>
          </table:table-cell>
          <table:table-cell table:style-name="ce1" office:value-type="float" office:value="6.23047661781311" calcext:value-type="float">
            <text:p>6.23047661781311</text:p>
          </table:table-cell>
          <table:table-cell table:style-name="ce1" office:value-type="float" office:value="7.26777815818787" calcext:value-type="float">
            <text:p>7.26777815818787</text:p>
          </table:table-cell>
          <table:table-cell table:style-name="ce1" office:value-type="float" office:value="6.57318644523621" calcext:value-type="float">
            <text:p>6.57318644523621</text:p>
          </table:table-cell>
          <table:table-cell table:style-name="ce1" office:value-type="float" office:value="5.63652968406677" calcext:value-type="float">
            <text:p>5.63652968406677</text:p>
          </table:table-cell>
          <table:table-cell table:style-name="ce1" office:value-type="float" office:value="7.30855917930603" calcext:value-type="float">
            <text:p>7.30855917930603</text:p>
          </table:table-cell>
          <table:table-cell table:style-name="ce1" office:value-type="float" office:value="32.865932226181" calcext:value-type="float">
            <text:p>32.865932226181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36190962791443" calcext:value-type="float">
            <text:p>6.36190962791443</text:p>
          </table:table-cell>
          <table:table-cell table:style-name="ce1" office:value-type="float" office:value="8.44954800605774" calcext:value-type="float">
            <text:p>8.44954800605774</text:p>
          </table:table-cell>
          <table:table-cell table:style-name="ce1" office:value-type="float" office:value="3.39119219779968" calcext:value-type="float">
            <text:p>3.39119219779968</text:p>
          </table:table-cell>
          <table:table-cell table:style-name="ce1" office:value-type="float" office:value="4.67951655387878" calcext:value-type="float">
            <text:p>4.67951655387878</text:p>
          </table:table-cell>
          <table:table-cell table:style-name="ce1" office:value-type="float" office:value="4.2619252204895" calcext:value-type="float">
            <text:p>4.2619252204895</text:p>
          </table:table-cell>
          <table:table-cell table:style-name="ce1" office:value-type="float" office:value="5.42881832122803" calcext:value-type="float">
            <text:p>5.42881832122803</text:p>
          </table:table-cell>
          <table:table-cell table:style-name="ce1" office:value-type="float" office:value="3.39119219779968" calcext:value-type="float">
            <text:p>3.39119219779968</text:p>
          </table:table-cell>
          <table:table-cell table:style-name="ce1" office:value-type="float" office:value="8.44954800605774" calcext:value-type="float">
            <text:p>8.44954800605774</text:p>
          </table:table-cell>
          <table:table-cell table:style-name="ce1" office:value-type="float" office:value="27.1440916061401" calcext:value-type="float">
            <text:p>27.1440916061401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.24702143669128" calcext:value-type="float">
            <text:p>8.24702143669128</text:p>
          </table:table-cell>
          <table:table-cell table:style-name="ce1" office:value-type="float" office:value="7.97498226165772" calcext:value-type="float">
            <text:p>7.97498226165772</text:p>
          </table:table-cell>
          <table:table-cell table:style-name="ce1" office:value-type="float" office:value="2.26624464988708" calcext:value-type="float">
            <text:p>2.26624464988708</text:p>
          </table:table-cell>
          <table:table-cell table:style-name="ce1" office:value-type="float" office:value="7.68184947967529" calcext:value-type="float">
            <text:p>7.68184947967529</text:p>
          </table:table-cell>
          <table:table-cell table:style-name="ce1" office:value-type="float" office:value="7.10789704322815" calcext:value-type="float">
            <text:p>7.10789704322815</text:p>
          </table:table-cell>
          <table:table-cell table:style-name="ce1" office:value-type="float" office:value="6.65559897422791" calcext:value-type="float">
            <text:p>6.65559897422791</text:p>
          </table:table-cell>
          <table:table-cell table:style-name="ce1" office:value-type="float" office:value="2.26624464988708" calcext:value-type="float">
            <text:p>2.26624464988708</text:p>
          </table:table-cell>
          <table:table-cell table:style-name="ce1" office:value-type="float" office:value="8.24702143669128" calcext:value-type="float">
            <text:p>8.24702143669128</text:p>
          </table:table-cell>
          <table:table-cell table:style-name="ce1" office:value-type="float" office:value="33.2779948711395" calcext:value-type="float">
            <text:p>33.2779948711395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09909224510193" calcext:value-type="float">
            <text:p>6.09909224510193</text:p>
          </table:table-cell>
          <table:table-cell table:style-name="ce1" office:value-type="float" office:value="8.93609762191772" calcext:value-type="float">
            <text:p>8.93609762191772</text:p>
          </table:table-cell>
          <table:table-cell table:style-name="ce1" office:value-type="float" office:value="8.49302339553833" calcext:value-type="float">
            <text:p>8.49302339553833</text:p>
          </table:table-cell>
          <table:table-cell table:style-name="ce1" office:value-type="float" office:value="2.37164807319641" calcext:value-type="float">
            <text:p>2.37164807319641</text:p>
          </table:table-cell>
          <table:table-cell table:style-name="ce1" office:value-type="float" office:value="5.79207730293274" calcext:value-type="float">
            <text:p>5.79207730293274</text:p>
          </table:table-cell>
          <table:table-cell table:style-name="ce1" office:value-type="float" office:value="6.33838772773743" calcext:value-type="float">
            <text:p>6.33838772773743</text:p>
          </table:table-cell>
          <table:table-cell table:style-name="ce1" office:value-type="float" office:value="2.37164807319641" calcext:value-type="float">
            <text:p>2.37164807319641</text:p>
          </table:table-cell>
          <table:table-cell table:style-name="ce1" office:value-type="float" office:value="8.93609762191772" calcext:value-type="float">
            <text:p>8.93609762191772</text:p>
          </table:table-cell>
          <table:table-cell table:style-name="ce1" office:value-type="float" office:value="31.6919386386871" calcext:value-type="float">
            <text:p>31.6919386386871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.41426372528076" calcext:value-type="float">
            <text:p>8.41426372528076</text:p>
          </table:table-cell>
          <table:table-cell table:style-name="ce1" office:value-type="float" office:value="8.50033330917358" calcext:value-type="float">
            <text:p>8.50033330917358</text:p>
          </table:table-cell>
          <table:table-cell table:style-name="ce1" office:value-type="float" office:value="6.83717894554138" calcext:value-type="float">
            <text:p>6.83717894554138</text:p>
          </table:table-cell>
          <table:table-cell table:style-name="ce1" office:value-type="float" office:value="7.12935423851013" calcext:value-type="float">
            <text:p>7.12935423851013</text:p>
          </table:table-cell>
          <table:table-cell table:style-name="ce1" office:value-type="float" office:value="8.29265260696411" calcext:value-type="float">
            <text:p>8.29265260696411</text:p>
          </table:table-cell>
          <table:table-cell table:style-name="ce1" office:value-type="float" office:value="7.83475656509399" calcext:value-type="float">
            <text:p>7.83475656509399</text:p>
          </table:table-cell>
          <table:table-cell table:style-name="ce1" office:value-type="float" office:value="6.83717894554138" calcext:value-type="float">
            <text:p>6.83717894554138</text:p>
          </table:table-cell>
          <table:table-cell table:style-name="ce1" office:value-type="float" office:value="8.50033330917358" calcext:value-type="float">
            <text:p>8.50033330917358</text:p>
          </table:table-cell>
          <table:table-cell table:style-name="ce1" office:value-type="float" office:value="39.17378282547" calcext:value-type="float">
            <text:p>39.1737828254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.32893300056458" calcext:value-type="float">
            <text:p>9.32893300056458</text:p>
          </table:table-cell>
          <table:table-cell table:style-name="ce1" office:value-type="float" office:value="2.3621985912323" calcext:value-type="float">
            <text:p>2.3621985912323</text:p>
          </table:table-cell>
          <table:table-cell table:style-name="ce1" office:value-type="float" office:value="4.29209041595459" calcext:value-type="float">
            <text:p>4.29209041595459</text:p>
          </table:table-cell>
          <table:table-cell table:style-name="ce1" office:value-type="float" office:value="9.43832087516785" calcext:value-type="float">
            <text:p>9.43832087516785</text:p>
          </table:table-cell>
          <table:table-cell table:style-name="ce1" office:value-type="float" office:value="7.37331080436707" calcext:value-type="float">
            <text:p>7.37331080436707</text:p>
          </table:table-cell>
          <table:table-cell table:style-name="ce1" office:value-type="float" office:value="6.55897073745728" calcext:value-type="float">
            <text:p>6.55897073745728</text:p>
          </table:table-cell>
          <table:table-cell table:style-name="ce1" office:value-type="float" office:value="2.3621985912323" calcext:value-type="float">
            <text:p>2.3621985912323</text:p>
          </table:table-cell>
          <table:table-cell table:style-name="ce1" office:value-type="float" office:value="9.43832087516785" calcext:value-type="float">
            <text:p>9.43832087516785</text:p>
          </table:table-cell>
          <table:table-cell table:style-name="ce1" office:value-type="float" office:value="32.7948536872864" calcext:value-type="float">
            <text:p>32.7948536872864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8.83495259284973" calcext:value-type="float">
            <text:p>8.83495259284973</text:p>
          </table:table-cell>
          <table:table-cell table:style-name="ce1" office:value-type="float" office:value="9.39728546142578" calcext:value-type="float">
            <text:p>9.39728546142578</text:p>
          </table:table-cell>
          <table:table-cell table:style-name="ce1" office:value-type="float" office:value="8.87106728553772" calcext:value-type="float">
            <text:p>8.87106728553772</text:p>
          </table:table-cell>
          <table:table-cell table:style-name="ce1" office:value-type="float" office:value="2.77894377708435" calcext:value-type="float">
            <text:p>2.77894377708435</text:p>
          </table:table-cell>
          <table:table-cell table:style-name="ce1" office:value-type="float" office:value="6.96951031684876" calcext:value-type="float">
            <text:p>6.96951031684876</text:p>
          </table:table-cell>
          <table:table-cell table:style-name="ce1" office:value-type="float" office:value="7.37035188674927" calcext:value-type="float">
            <text:p>7.37035188674927</text:p>
          </table:table-cell>
          <table:table-cell table:style-name="ce1" office:value-type="float" office:value="2.77894377708435" calcext:value-type="float">
            <text:p>2.77894377708435</text:p>
          </table:table-cell>
          <table:table-cell table:style-name="ce1" office:value-type="float" office:value="9.39728546142578" calcext:value-type="float">
            <text:p>9.39728546142578</text:p>
          </table:table-cell>
          <table:table-cell table:style-name="ce1" office:value-type="float" office:value="36.8517594337463" calcext:value-type="float">
            <text:p>36.8517594337463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75541925430298" calcext:value-type="float">
            <text:p>2.75541925430298</text:p>
          </table:table-cell>
          <table:table-cell table:style-name="ce1" office:value-type="float" office:value="6.19765138626099" calcext:value-type="float">
            <text:p>6.19765138626099</text:p>
          </table:table-cell>
          <table:table-cell table:style-name="ce1" office:value-type="float" office:value="2.61114907264709" calcext:value-type="float">
            <text:p>2.61114907264709</text:p>
          </table:table-cell>
          <table:table-cell table:style-name="ce1" office:value-type="float" office:value="5.0367546081543" calcext:value-type="float">
            <text:p>5.0367546081543</text:p>
          </table:table-cell>
          <table:table-cell table:style-name="ce1" office:value-type="float" office:value="9.89264106750488" calcext:value-type="float">
            <text:p>9.89264106750488</text:p>
          </table:table-cell>
          <table:table-cell table:style-name="ce1" office:value-type="float" office:value="5.29872307777405" calcext:value-type="float">
            <text:p>5.29872307777405</text:p>
          </table:table-cell>
          <table:table-cell table:style-name="ce1" office:value-type="float" office:value="2.61114907264709" calcext:value-type="float">
            <text:p>2.61114907264709</text:p>
          </table:table-cell>
          <table:table-cell table:style-name="ce1" office:value-type="float" office:value="9.89264106750488" calcext:value-type="float">
            <text:p>9.89264106750488</text:p>
          </table:table-cell>
          <table:table-cell table:style-name="ce1" office:value-type="float" office:value="26.4936153888702" calcext:value-type="float">
            <text:p>26.493615388870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.7010810375214" calcext:value-type="float">
            <text:p>10.7010810375214</text:p>
          </table:table-cell>
          <table:table-cell table:style-name="ce1" office:value-type="float" office:value="10.8693225383759" calcext:value-type="float">
            <text:p>10.8693225383759</text:p>
          </table:table-cell>
          <table:table-cell table:style-name="ce1" office:value-type="float" office:value="10.3161635398865" calcext:value-type="float">
            <text:p>10.3161635398865</text:p>
          </table:table-cell>
          <table:table-cell table:style-name="ce1" office:value-type="float" office:value="11.2210030555725" calcext:value-type="float">
            <text:p>11.2210030555725</text:p>
          </table:table-cell>
          <table:table-cell table:style-name="ce1" office:value-type="float" office:value="10.9160022735596" calcext:value-type="float">
            <text:p>10.9160022735596</text:p>
          </table:table-cell>
          <table:table-cell table:style-name="ce1" office:value-type="float" office:value="10.8047144889832" calcext:value-type="float">
            <text:p>10.8047144889832</text:p>
          </table:table-cell>
          <table:table-cell table:style-name="ce1" office:value-type="float" office:value="10.3161635398865" calcext:value-type="float">
            <text:p>10.3161635398865</text:p>
          </table:table-cell>
          <table:table-cell table:style-name="ce1" office:value-type="float" office:value="11.2210030555725" calcext:value-type="float">
            <text:p>11.2210030555725</text:p>
          </table:table-cell>
          <table:table-cell table:style-name="ce1" office:value-type="float" office:value="54.0235724449158" calcext:value-type="float">
            <text:p>54.0235724449158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.6817767620087" calcext:value-type="float">
            <text:p>10.6817767620087</text:p>
          </table:table-cell>
          <table:table-cell table:style-name="ce1" office:value-type="float" office:value="5.92422032356262" calcext:value-type="float">
            <text:p>5.92422032356262</text:p>
          </table:table-cell>
          <table:table-cell table:style-name="ce1" office:value-type="float" office:value="10.4242022037506" calcext:value-type="float">
            <text:p>10.4242022037506</text:p>
          </table:table-cell>
          <table:table-cell table:style-name="ce1" office:value-type="float" office:value="4.86399674415588" calcext:value-type="float">
            <text:p>4.86399674415588</text:p>
          </table:table-cell>
          <table:table-cell table:style-name="ce1" office:value-type="float" office:value="10.000595331192" calcext:value-type="float">
            <text:p>10.000595331192</text:p>
          </table:table-cell>
          <table:table-cell table:style-name="ce1" office:value-type="float" office:value="8.37895827293396" calcext:value-type="float">
            <text:p>8.37895827293396</text:p>
          </table:table-cell>
          <table:table-cell table:style-name="ce1" office:value-type="float" office:value="4.86399674415588" calcext:value-type="float">
            <text:p>4.86399674415588</text:p>
          </table:table-cell>
          <table:table-cell table:style-name="ce1" office:value-type="float" office:value="10.6817767620087" calcext:value-type="float">
            <text:p>10.6817767620087</text:p>
          </table:table-cell>
          <table:table-cell table:style-name="ce1" office:value-type="float" office:value="41.8947913646698" calcext:value-type="float">
            <text:p>41.8947913646698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4.54678535461426" calcext:value-type="float">
            <text:p>4.54678535461426</text:p>
          </table:table-cell>
          <table:table-cell table:style-name="ce1" office:value-type="float" office:value="10.4846966266632" calcext:value-type="float">
            <text:p>10.4846966266632</text:p>
          </table:table-cell>
          <table:table-cell table:style-name="ce1" office:value-type="float" office:value="3.04905652999878" calcext:value-type="float">
            <text:p>3.04905652999878</text:p>
          </table:table-cell>
          <table:table-cell table:style-name="ce1" office:value-type="float" office:value="3.56619906425476" calcext:value-type="float">
            <text:p>3.56619906425476</text:p>
          </table:table-cell>
          <table:table-cell table:style-name="ce1" office:value-type="float" office:value="4.91418552398682" calcext:value-type="float">
            <text:p>4.91418552398682</text:p>
          </table:table-cell>
          <table:table-cell table:style-name="ce1" office:value-type="float" office:value="5.31218461990356" calcext:value-type="float">
            <text:p>5.31218461990356</text:p>
          </table:table-cell>
          <table:table-cell table:style-name="ce1" office:value-type="float" office:value="3.04905652999878" calcext:value-type="float">
            <text:p>3.04905652999878</text:p>
          </table:table-cell>
          <table:table-cell table:style-name="ce1" office:value-type="float" office:value="10.4846966266632" calcext:value-type="float">
            <text:p>10.4846966266632</text:p>
          </table:table-cell>
          <table:table-cell table:style-name="ce1" office:value-type="float" office:value="26.5609230995178" calcext:value-type="float">
            <text:p>26.5609230995178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6.1128306388855" calcext:value-type="float">
            <text:p>6.1128306388855</text:p>
          </table:table-cell>
          <table:table-cell table:style-name="ce1" office:value-type="float" office:value="9.73572158813477" calcext:value-type="float">
            <text:p>9.73572158813477</text:p>
          </table:table-cell>
          <table:table-cell table:style-name="ce1" office:value-type="float" office:value="10.6894390583038" calcext:value-type="float">
            <text:p>10.6894390583038</text:p>
          </table:table-cell>
          <table:table-cell table:style-name="ce1" office:value-type="float" office:value="10.6663346290588" calcext:value-type="float">
            <text:p>10.6663346290588</text:p>
          </table:table-cell>
          <table:table-cell table:style-name="ce1" office:value-type="float" office:value="10.3508808612823" calcext:value-type="float">
            <text:p>10.3508808612823</text:p>
          </table:table-cell>
          <table:table-cell table:style-name="ce1" office:value-type="float" office:value="9.51104135513306" calcext:value-type="float">
            <text:p>9.51104135513306</text:p>
          </table:table-cell>
          <table:table-cell table:style-name="ce1" office:value-type="float" office:value="6.1128306388855" calcext:value-type="float">
            <text:p>6.1128306388855</text:p>
          </table:table-cell>
          <table:table-cell table:style-name="ce1" office:value-type="float" office:value="10.6894390583038" calcext:value-type="float">
            <text:p>10.6894390583038</text:p>
          </table:table-cell>
          <table:table-cell table:style-name="ce1" office:value-type="float" office:value="47.5552067756653" calcext:value-type="float">
            <text:p>47.5552067756653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.6293957233429" calcext:value-type="float">
            <text:p>10.6293957233429</text:p>
          </table:table-cell>
          <table:table-cell table:style-name="ce1" office:value-type="float" office:value="9.98491930961609" calcext:value-type="float">
            <text:p>9.98491930961609</text:p>
          </table:table-cell>
          <table:table-cell table:style-name="ce1" office:value-type="float" office:value="10.402815580368" calcext:value-type="float">
            <text:p>10.402815580368</text:p>
          </table:table-cell>
          <table:table-cell table:style-name="ce1" office:value-type="float" office:value="10.5559365749359" calcext:value-type="float">
            <text:p>10.5559365749359</text:p>
          </table:table-cell>
          <table:table-cell table:style-name="ce1" office:value-type="float" office:value="10.9014339447021" calcext:value-type="float">
            <text:p>10.9014339447021</text:p>
          </table:table-cell>
          <table:table-cell table:style-name="ce1" office:value-type="float" office:value="10.494900226593" calcext:value-type="float">
            <text:p>10.494900226593</text:p>
          </table:table-cell>
          <table:table-cell table:style-name="ce1" office:value-type="float" office:value="9.98491930961609" calcext:value-type="float">
            <text:p>9.98491930961609</text:p>
          </table:table-cell>
          <table:table-cell table:style-name="ce1" office:value-type="float" office:value="10.9014339447021" calcext:value-type="float">
            <text:p>10.9014339447021</text:p>
          </table:table-cell>
          <table:table-cell table:style-name="ce1" office:value-type="float" office:value="52.4745011329651" calcext:value-type="float">
            <text:p>52.4745011329651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.1533749103546" calcext:value-type="float">
            <text:p>10.1533749103546</text:p>
          </table:table-cell>
          <table:table-cell table:style-name="ce1" office:value-type="float" office:value="11.6245472431183" calcext:value-type="float">
            <text:p>11.6245472431183</text:p>
          </table:table-cell>
          <table:table-cell table:style-name="ce1" office:value-type="float" office:value="5.33325886726379" calcext:value-type="float">
            <text:p>5.33325886726379</text:p>
          </table:table-cell>
          <table:table-cell table:style-name="ce1" office:value-type="float" office:value="5.83302617073059" calcext:value-type="float">
            <text:p>5.83302617073059</text:p>
          </table:table-cell>
          <table:table-cell table:style-name="ce1" office:value-type="float" office:value="8.56013369560242" calcext:value-type="float">
            <text:p>8.56013369560242</text:p>
          </table:table-cell>
          <table:table-cell table:style-name="ce1" office:value-type="float" office:value="8.30086817741394" calcext:value-type="float">
            <text:p>8.30086817741394</text:p>
          </table:table-cell>
          <table:table-cell table:style-name="ce1" office:value-type="float" office:value="5.33325886726379" calcext:value-type="float">
            <text:p>5.33325886726379</text:p>
          </table:table-cell>
          <table:table-cell table:style-name="ce1" office:value-type="float" office:value="11.6245472431183" calcext:value-type="float">
            <text:p>11.6245472431183</text:p>
          </table:table-cell>
          <table:table-cell table:style-name="ce1" office:value-type="float" office:value="41.5043408870697" calcext:value-type="float">
            <text:p>41.504340887069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2.81389498710632" calcext:value-type="float">
            <text:p>2.81389498710632</text:p>
          </table:table-cell>
          <table:table-cell table:style-name="ce1" office:value-type="float" office:value="9.34826302528381" calcext:value-type="float">
            <text:p>9.34826302528381</text:p>
          </table:table-cell>
          <table:table-cell table:style-name="ce1" office:value-type="float" office:value="2.69790625572205" calcext:value-type="float">
            <text:p>2.69790625572205</text:p>
          </table:table-cell>
          <table:table-cell table:style-name="ce1" office:value-type="float" office:value="11.6310992240906" calcext:value-type="float">
            <text:p>11.6310992240906</text:p>
          </table:table-cell>
          <table:table-cell table:style-name="ce1" office:value-type="float" office:value="11.3204402923584" calcext:value-type="float">
            <text:p>11.3204402923584</text:p>
          </table:table-cell>
          <table:table-cell table:style-name="ce1" office:value-type="float" office:value="7.56232075691223" calcext:value-type="float">
            <text:p>7.56232075691223</text:p>
          </table:table-cell>
          <table:table-cell table:style-name="ce1" office:value-type="float" office:value="2.69790625572205" calcext:value-type="float">
            <text:p>2.69790625572205</text:p>
          </table:table-cell>
          <table:table-cell table:style-name="ce1" office:value-type="float" office:value="11.6310992240906" calcext:value-type="float">
            <text:p>11.6310992240906</text:p>
          </table:table-cell>
          <table:table-cell table:style-name="ce1" office:value-type="float" office:value="37.8116037845612" calcext:value-type="float">
            <text:p>37.8116037845612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1.7066946029663" calcext:value-type="float">
            <text:p>11.7066946029663</text:p>
          </table:table-cell>
          <table:table-cell table:style-name="ce1" office:value-type="float" office:value="2.74839448928833" calcext:value-type="float">
            <text:p>2.74839448928833</text:p>
          </table:table-cell>
          <table:table-cell table:style-name="ce1" office:value-type="float" office:value="11.6274521350861" calcext:value-type="float">
            <text:p>11.6274521350861</text:p>
          </table:table-cell>
          <table:table-cell table:style-name="ce1" office:value-type="float" office:value="3.49014091491699" calcext:value-type="float">
            <text:p>3.49014091491699</text:p>
          </table:table-cell>
          <table:table-cell table:style-name="ce1" office:value-type="float" office:value="7.21954345703125" calcext:value-type="float">
            <text:p>7.21954345703125</text:p>
          </table:table-cell>
          <table:table-cell table:style-name="ce1" office:value-type="float" office:value="7.35844511985779" calcext:value-type="float">
            <text:p>7.35844511985779</text:p>
          </table:table-cell>
          <table:table-cell table:style-name="ce1" office:value-type="float" office:value="2.74839448928833" calcext:value-type="float">
            <text:p>2.74839448928833</text:p>
          </table:table-cell>
          <table:table-cell table:style-name="ce1" office:value-type="float" office:value="11.7066946029663" calcext:value-type="float">
            <text:p>11.7066946029663</text:p>
          </table:table-cell>
          <table:table-cell table:style-name="ce1" office:value-type="float" office:value="36.7922255992889" calcext:value-type="float">
            <text:p>36.7922255992889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10.2081234455109" calcext:value-type="float">
            <text:p>10.2081234455109</text:p>
          </table:table-cell>
          <table:table-cell table:style-name="ce1" office:value-type="float" office:value="10.9149453639984" calcext:value-type="float">
            <text:p>10.9149453639984</text:p>
          </table:table-cell>
          <table:table-cell table:style-name="ce1" office:value-type="float" office:value="11.3764734268188" calcext:value-type="float">
            <text:p>11.3764734268188</text:p>
          </table:table-cell>
          <table:table-cell table:style-name="ce1" office:value-type="float" office:value="12.4273390769959" calcext:value-type="float">
            <text:p>12.4273390769959</text:p>
          </table:table-cell>
          <table:table-cell table:style-name="ce1" office:value-type="float" office:value="11.1680448055267" calcext:value-type="float">
            <text:p>11.1680448055267</text:p>
          </table:table-cell>
          <table:table-cell table:style-name="ce1" office:value-type="float" office:value="11.2189852237701" calcext:value-type="float">
            <text:p>11.2189852237701</text:p>
          </table:table-cell>
          <table:table-cell table:style-name="ce1" office:value-type="float" office:value="10.2081234455109" calcext:value-type="float">
            <text:p>10.2081234455109</text:p>
          </table:table-cell>
          <table:table-cell table:style-name="ce1" office:value-type="float" office:value="12.4273390769959" calcext:value-type="float">
            <text:p>12.4273390769959</text:p>
          </table:table-cell>
          <table:table-cell table:style-name="ce1" office:value-type="float" office:value="56.0949261188507" calcext:value-type="float">
            <text:p>56.0949261188507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7.28798294067383" calcext:value-type="float">
            <text:p>7.28798294067383</text:p>
          </table:table-cell>
          <table:table-cell table:style-name="ce1" office:value-type="float" office:value="3.72283220291138" calcext:value-type="float">
            <text:p>3.72283220291138</text:p>
          </table:table-cell>
          <table:table-cell table:style-name="ce1" office:value-type="float" office:value="2.7032163143158" calcext:value-type="float">
            <text:p>2.7032163143158</text:p>
          </table:table-cell>
          <table:table-cell table:style-name="ce1" office:value-type="float" office:value="10.7909243106842" calcext:value-type="float">
            <text:p>10.7909243106842</text:p>
          </table:table-cell>
          <table:table-cell table:style-name="ce1" office:value-type="float" office:value="5.28367710113525" calcext:value-type="float">
            <text:p>5.28367710113525</text:p>
          </table:table-cell>
          <table:table-cell table:style-name="ce1" office:value-type="float" office:value="5.95772657394409" calcext:value-type="float">
            <text:p>5.95772657394409</text:p>
          </table:table-cell>
          <table:table-cell table:style-name="ce1" office:value-type="float" office:value="2.7032163143158" calcext:value-type="float">
            <text:p>2.7032163143158</text:p>
          </table:table-cell>
          <table:table-cell table:style-name="ce1" office:value-type="float" office:value="10.7909243106842" calcext:value-type="float">
            <text:p>10.7909243106842</text:p>
          </table:table-cell>
          <table:table-cell table:style-name="ce1" office:value-type="float" office:value="29.7886328697205" calcext:value-type="float">
            <text:p>29.7886328697205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.07484173774719" calcext:value-type="float">
            <text:p>9.07484173774719</text:p>
          </table:table-cell>
          <table:table-cell table:style-name="ce1" office:value-type="float" office:value="7.10837721824646" calcext:value-type="float">
            <text:p>7.10837721824646</text:p>
          </table:table-cell>
          <table:table-cell table:style-name="ce1" office:value-type="float" office:value="7.6439733505249" calcext:value-type="float">
            <text:p>7.6439733505249</text:p>
          </table:table-cell>
          <table:table-cell table:style-name="ce1" office:value-type="float" office:value="11.5051715373993" calcext:value-type="float">
            <text:p>11.5051715373993</text:p>
          </table:table-cell>
          <table:table-cell table:style-name="ce1" office:value-type="float" office:value="9.32426142692566" calcext:value-type="float">
            <text:p>9.32426142692566</text:p>
          </table:table-cell>
          <table:table-cell table:style-name="ce1" office:value-type="float" office:value="8.9313250541687" calcext:value-type="float">
            <text:p>8.9313250541687</text:p>
          </table:table-cell>
          <table:table-cell table:style-name="ce1" office:value-type="float" office:value="7.10837721824646" calcext:value-type="float">
            <text:p>7.10837721824646</text:p>
          </table:table-cell>
          <table:table-cell table:style-name="ce1" office:value-type="float" office:value="11.5051715373993" calcext:value-type="float">
            <text:p>11.5051715373993</text:p>
          </table:table-cell>
          <table:table-cell table:style-name="ce1" office:value-type="float" office:value="44.6566252708435" calcext:value-type="float">
            <text:p>44.6566252708435</text:p>
          </table:table-cell>
          <table:table-cell table:number-columns-repeated="99"/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2_1s</text:p>
          </table:table-cell>
          <table:table-cell table:style-name="ce1" office:value-type="float" office:value="9.78117084503174" calcext:value-type="float">
            <text:p>9.78117084503174</text:p>
          </table:table-cell>
          <table:table-cell table:style-name="ce1" office:value-type="float" office:value="11.662929058075" calcext:value-type="float">
            <text:p>11.662929058075</text:p>
          </table:table-cell>
          <table:table-cell table:style-name="ce1" office:value-type="float" office:value="7.10025429725647" calcext:value-type="float">
            <text:p>7.10025429725647</text:p>
          </table:table-cell>
          <table:table-cell table:style-name="ce1" office:value-type="float" office:value="3.67812323570251" calcext:value-type="float">
            <text:p>3.67812323570251</text:p>
          </table:table-cell>
          <table:table-cell table:style-name="ce1" office:value-type="float" office:value="11.6364343166351" calcext:value-type="float">
            <text:p>11.6364343166351</text:p>
          </table:table-cell>
          <table:table-cell table:style-name="ce1" office:value-type="float" office:value="8.77178235054016" calcext:value-type="float">
            <text:p>8.77178235054016</text:p>
          </table:table-cell>
          <table:table-cell table:style-name="ce1" office:value-type="float" office:value="3.67812323570251" calcext:value-type="float">
            <text:p>3.67812323570251</text:p>
          </table:table-cell>
          <table:table-cell table:style-name="ce1" office:value-type="float" office:value="11.662929058075" calcext:value-type="float">
            <text:p>11.662929058075</text:p>
          </table:table-cell>
          <table:table-cell table:style-name="ce1" office:value-type="float" office:value="43.8589117527008" calcext:value-type="float">
            <text:p>43.8589117527008</text:p>
          </table:table-cell>
          <table:table-cell table:number-columns-repeated="99"/>
        </table:table-row>
        <table:table-row table:style-name="ro1">
          <table:table-cell table:style-name="ce1" table:number-columns-repeated="11"/>
          <table:table-cell table:number-columns-repeated="95"/>
          <table:table-cell table:style-name="ce1" office:value-type="string" calcext:value-type="string">
            <text:p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office:value-type="string" calcext:value-type="string">
            <text:p>求和</text:p>
          </table:table-cell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78904509544373" calcext:value-type="float">
            <text:p>1.78904509544373</text:p>
          </table:table-cell>
          <table:table-cell table:style-name="ce1" office:value-type="float" office:value="1.74457621574402" calcext:value-type="float">
            <text:p>1.74457621574402</text:p>
          </table:table-cell>
          <table:table-cell table:style-name="ce1" office:value-type="float" office:value="1.71557116508484" calcext:value-type="float">
            <text:p>1.71557116508484</text:p>
          </table:table-cell>
          <table:table-cell table:style-name="ce1" office:value-type="float" office:value="1.71793651580811" calcext:value-type="float">
            <text:p>1.71793651580811</text:p>
          </table:table-cell>
          <table:table-cell table:style-name="ce1" office:value-type="float" office:value="1.7119140625" calcext:value-type="float">
            <text:p>1.7119140625</text:p>
          </table:table-cell>
          <table:table-cell table:style-name="ce1" office:value-type="float" office:value="1.69280648231506" calcext:value-type="float">
            <text:p>1.69280648231506</text:p>
          </table:table-cell>
          <table:table-cell table:style-name="ce1" office:value-type="float" office:value="1.66037106513977" calcext:value-type="float">
            <text:p>1.66037106513977</text:p>
          </table:table-cell>
          <table:table-cell table:style-name="ce1" office:value-type="float" office:value="1.68703007698059" calcext:value-type="float">
            <text:p>1.68703007698059</text:p>
          </table:table-cell>
          <table:table-cell table:style-name="ce1" office:value-type="float" office:value="1.69699382781982" calcext:value-type="float">
            <text:p>1.69699382781982</text:p>
          </table:table-cell>
          <table:table-cell table:style-name="ce1" office:value-type="float" office:value="1.73358941078186" calcext:value-type="float">
            <text:p>1.73358941078186</text:p>
          </table:table-cell>
          <table:table-cell table:style-name="ce1" office:value-type="float" office:value="1.71348857879639" calcext:value-type="float">
            <text:p>1.71348857879639</text:p>
          </table:table-cell>
          <table:table-cell table:style-name="ce1" office:value-type="float" office:value="1.72362303733826" calcext:value-type="float">
            <text:p>1.72362303733826</text:p>
          </table:table-cell>
          <table:table-cell table:style-name="ce1" office:value-type="float" office:value="1.70666003227234" calcext:value-type="float">
            <text:p>1.70666003227234</text:p>
          </table:table-cell>
          <table:table-cell table:style-name="ce1" office:value-type="float" office:value="1.72007417678833" calcext:value-type="float">
            <text:p>1.72007417678833</text:p>
          </table:table-cell>
          <table:table-cell table:style-name="ce1" office:value-type="float" office:value="1.71825575828552" calcext:value-type="float">
            <text:p>1.71825575828552</text:p>
          </table:table-cell>
          <table:table-cell table:style-name="ce1" office:value-type="float" office:value="1.73558902740479" calcext:value-type="float">
            <text:p>1.73558902740479</text:p>
          </table:table-cell>
          <table:table-cell table:style-name="ce1" office:value-type="float" office:value="1.71952533721924" calcext:value-type="float">
            <text:p>1.71952533721924</text:p>
          </table:table-cell>
          <table:table-cell table:style-name="ce1" office:value-type="float" office:value="1.67133855819702" calcext:value-type="float">
            <text:p>1.67133855819702</text:p>
          </table:table-cell>
          <table:table-cell table:style-name="ce1" office:value-type="float" office:value="1.70425629615784" calcext:value-type="float">
            <text:p>1.70425629615784</text:p>
          </table:table-cell>
          <table:table-cell table:style-name="ce1" office:value-type="float" office:value="1.73261666297913" calcext:value-type="float">
            <text:p>1.73261666297913</text:p>
          </table:table-cell>
          <table:table-cell table:style-name="ce1" office:value-type="float" office:value="3.39688372612" calcext:value-type="float">
            <text:p>3.39688372612</text:p>
          </table:table-cell>
          <table:table-cell table:style-name="ce1" office:value-type="float" office:value="1.64230990409851" calcext:value-type="float">
            <text:p>1.64230990409851</text:p>
          </table:table-cell>
          <table:table-cell table:style-name="ce1" office:value-type="float" office:value="1.66629195213318" calcext:value-type="float">
            <text:p>1.66629195213318</text:p>
          </table:table-cell>
          <table:table-cell table:style-name="ce1" office:value-type="float" office:value="1.68140554428101" calcext:value-type="float">
            <text:p>1.68140554428101</text:p>
          </table:table-cell>
          <table:table-cell table:style-name="ce1" office:value-type="float" office:value="1.68508577346802" calcext:value-type="float">
            <text:p>1.68508577346802</text:p>
          </table:table-cell>
          <table:table-cell table:style-name="ce1" office:value-type="float" office:value="1.65025305747986" calcext:value-type="float">
            <text:p>1.65025305747986</text:p>
          </table:table-cell>
          <table:table-cell table:style-name="ce1" office:value-type="float" office:value="1.66782355308533" calcext:value-type="float">
            <text:p>1.66782355308533</text:p>
          </table:table-cell>
          <table:table-cell table:style-name="ce1" office:value-type="float" office:value="1.70867085456848" calcext:value-type="float">
            <text:p>1.70867085456848</text:p>
          </table:table-cell>
          <table:table-cell table:style-name="ce1" office:value-type="float" office:value="1.62077260017395" calcext:value-type="float">
            <text:p>1.62077260017395</text:p>
          </table:table-cell>
          <table:table-cell table:style-name="ce1" office:value-type="float" office:value="1.66484618186951" calcext:value-type="float">
            <text:p>1.66484618186951</text:p>
          </table:table-cell>
          <table:table-cell table:style-name="ce1" office:value-type="float" office:value="1.6700451374054" calcext:value-type="float">
            <text:p>1.6700451374054</text:p>
          </table:table-cell>
          <table:table-cell table:style-name="ce1" office:value-type="float" office:value="1.64684128761292" calcext:value-type="float">
            <text:p>1.64684128761292</text:p>
          </table:table-cell>
          <table:table-cell table:style-name="ce1" office:value-type="float" office:value="1.71229887008667" calcext:value-type="float">
            <text:p>1.71229887008667</text:p>
          </table:table-cell>
          <table:table-cell table:style-name="ce1" office:value-type="float" office:value="1.75912237167358" calcext:value-type="float">
            <text:p>1.75912237167358</text:p>
          </table:table-cell>
          <table:table-cell table:style-name="ce1" office:value-type="float" office:value="1.74457979202271" calcext:value-type="float">
            <text:p>1.74457979202271</text:p>
          </table:table-cell>
          <table:table-cell table:style-name="ce1" office:value-type="float" office:value="1.66685891151428" calcext:value-type="float">
            <text:p>1.66685891151428</text:p>
          </table:table-cell>
          <table:table-cell table:style-name="ce1" office:value-type="float" office:value="1.64460754394531" calcext:value-type="float">
            <text:p>1.64460754394531</text:p>
          </table:table-cell>
          <table:table-cell table:style-name="ce1" office:value-type="float" office:value="1.65057969093323" calcext:value-type="float">
            <text:p>1.65057969093323</text:p>
          </table:table-cell>
          <table:table-cell table:style-name="ce1" office:value-type="float" office:value="1.67871165275574" calcext:value-type="float">
            <text:p>1.67871165275574</text:p>
          </table:table-cell>
          <table:table-cell table:style-name="ce1" office:value-type="float" office:value="1.71236228942871" calcext:value-type="float">
            <text:p>1.71236228942871</text:p>
          </table:table-cell>
          <table:table-cell table:style-name="ce1" office:value-type="float" office:value="1.69615888595581" calcext:value-type="float">
            <text:p>1.69615888595581</text:p>
          </table:table-cell>
          <table:table-cell table:style-name="ce1" office:value-type="float" office:value="3.32591605186462" calcext:value-type="float">
            <text:p>3.32591605186462</text:p>
          </table:table-cell>
          <table:table-cell table:style-name="ce1" office:value-type="float" office:value="1.64854836463928" calcext:value-type="float">
            <text:p>1.64854836463928</text:p>
          </table:table-cell>
          <table:table-cell table:style-name="ce1" office:value-type="float" office:value="1.65717887878418" calcext:value-type="float">
            <text:p>1.65717887878418</text:p>
          </table:table-cell>
          <table:table-cell table:style-name="ce1" office:value-type="float" office:value="1.62910199165344" calcext:value-type="float">
            <text:p>1.62910199165344</text:p>
          </table:table-cell>
          <table:table-cell table:style-name="ce1" office:value-type="float" office:value="1.62980055809021" calcext:value-type="float">
            <text:p>1.62980055809021</text:p>
          </table:table-cell>
          <table:table-cell table:style-name="ce1" office:value-type="float" office:value="1.70101642608643" calcext:value-type="float">
            <text:p>1.70101642608643</text:p>
          </table:table-cell>
          <table:table-cell table:style-name="ce1" office:value-type="float" office:value="1.63538908958435" calcext:value-type="float">
            <text:p>1.63538908958435</text:p>
          </table:table-cell>
          <table:table-cell table:style-name="ce1" office:value-type="float" office:value="1.66531848907471" calcext:value-type="float">
            <text:p>1.66531848907471</text:p>
          </table:table-cell>
          <table:table-cell table:style-name="ce1" office:value-type="float" office:value="1.64058423042297" calcext:value-type="float">
            <text:p>1.64058423042297</text:p>
          </table:table-cell>
          <table:table-cell table:style-name="ce1" office:value-type="float" office:value="1.66312789916992" calcext:value-type="float">
            <text:p>1.66312789916992</text:p>
          </table:table-cell>
          <table:table-cell table:style-name="ce1" office:value-type="float" office:value="1.69219470024109" calcext:value-type="float">
            <text:p>1.69219470024109</text:p>
          </table:table-cell>
          <table:table-cell table:style-name="ce1" office:value-type="float" office:value="1.66420078277588" calcext:value-type="float">
            <text:p>1.66420078277588</text:p>
          </table:table-cell>
          <table:table-cell table:style-name="ce1" office:value-type="float" office:value="1.70957970619202" calcext:value-type="float">
            <text:p>1.70957970619202</text:p>
          </table:table-cell>
          <table:table-cell table:style-name="ce1" office:value-type="float" office:value="1.68874931335449" calcext:value-type="float">
            <text:p>1.68874931335449</text:p>
          </table:table-cell>
          <table:table-cell table:style-name="ce1" office:value-type="float" office:value="1.67705178260803" calcext:value-type="float">
            <text:p>1.67705178260803</text:p>
          </table:table-cell>
          <table:table-cell table:style-name="ce1" office:value-type="float" office:value="1.66634202003479" calcext:value-type="float">
            <text:p>1.66634202003479</text:p>
          </table:table-cell>
          <table:table-cell table:style-name="ce1" office:value-type="float" office:value="1.66657018661499" calcext:value-type="float">
            <text:p>1.66657018661499</text:p>
          </table:table-cell>
          <table:table-cell table:style-name="ce1" office:value-type="float" office:value="1.63440418243408" calcext:value-type="float">
            <text:p>1.63440418243408</text:p>
          </table:table-cell>
          <table:table-cell table:style-name="ce1" office:value-type="float" office:value="1.67127370834351" calcext:value-type="float">
            <text:p>1.67127370834351</text:p>
          </table:table-cell>
          <table:table-cell table:style-name="ce1" office:value-type="float" office:value="1.62758779525757" calcext:value-type="float">
            <text:p>1.62758779525757</text:p>
          </table:table-cell>
          <table:table-cell table:style-name="ce1" office:value-type="float" office:value="1.65790987014771" calcext:value-type="float">
            <text:p>1.65790987014771</text:p>
          </table:table-cell>
          <table:table-cell table:style-name="ce1" office:value-type="float" office:value="3.30304002761841" calcext:value-type="float">
            <text:p>3.30304002761841</text:p>
          </table:table-cell>
          <table:table-cell table:style-name="ce1" office:value-type="float" office:value="1.70427203178406" calcext:value-type="float">
            <text:p>1.70427203178406</text:p>
          </table:table-cell>
          <table:table-cell table:style-name="ce1" office:value-type="float" office:value="1.68128180503845" calcext:value-type="float">
            <text:p>1.68128180503845</text:p>
          </table:table-cell>
          <table:table-cell table:style-name="ce1" office:value-type="float" office:value="1.63603401184082" calcext:value-type="float">
            <text:p>1.63603401184082</text:p>
          </table:table-cell>
          <table:table-cell table:style-name="ce1" office:value-type="float" office:value="1.62379145622253" calcext:value-type="float">
            <text:p>1.62379145622253</text:p>
          </table:table-cell>
          <table:table-cell table:style-name="ce1" office:value-type="float" office:value="1.64546298980713" calcext:value-type="float">
            <text:p>1.64546298980713</text:p>
          </table:table-cell>
          <table:table-cell table:style-name="ce1" office:value-type="float" office:value="1.65181136131287" calcext:value-type="float">
            <text:p>1.65181136131287</text:p>
          </table:table-cell>
          <table:table-cell table:style-name="ce1" office:value-type="float" office:value="1.6379759311676" calcext:value-type="float">
            <text:p>1.6379759311676</text:p>
          </table:table-cell>
          <table:table-cell table:style-name="ce1" office:value-type="float" office:value="1.65777611732483" calcext:value-type="float">
            <text:p>1.65777611732483</text:p>
          </table:table-cell>
          <table:table-cell table:style-name="ce1" office:value-type="float" office:value="1.64670658111572" calcext:value-type="float">
            <text:p>1.64670658111572</text:p>
          </table:table-cell>
          <table:table-cell table:style-name="ce1" office:value-type="float" office:value="1.67740845680237" calcext:value-type="float">
            <text:p>1.67740845680237</text:p>
          </table:table-cell>
          <table:table-cell table:style-name="ce1" office:value-type="float" office:value="1.63883566856384" calcext:value-type="float">
            <text:p>1.63883566856384</text:p>
          </table:table-cell>
          <table:table-cell table:style-name="ce1" office:value-type="float" office:value="1.63087224960327" calcext:value-type="float">
            <text:p>1.63087224960327</text:p>
          </table:table-cell>
          <table:table-cell table:style-name="ce1" office:value-type="float" office:value="1.61851048469543" calcext:value-type="float">
            <text:p>1.61851048469543</text:p>
          </table:table-cell>
          <table:table-cell table:style-name="ce1" office:value-type="float" office:value="1.64674758911133" calcext:value-type="float">
            <text:p>1.64674758911133</text:p>
          </table:table-cell>
          <table:table-cell table:style-name="ce1" office:value-type="float" office:value="1.62280607223511" calcext:value-type="float">
            <text:p>1.62280607223511</text:p>
          </table:table-cell>
          <table:table-cell table:style-name="ce1" office:value-type="float" office:value="1.67591905593872" calcext:value-type="float">
            <text:p>1.67591905593872</text:p>
          </table:table-cell>
          <table:table-cell table:style-name="ce1" office:value-type="float" office:value="1.63445687294006" calcext:value-type="float">
            <text:p>1.63445687294006</text:p>
          </table:table-cell>
          <table:table-cell table:style-name="ce1" office:value-type="float" office:value="1.64761424064636" calcext:value-type="float">
            <text:p>1.64761424064636</text:p>
          </table:table-cell>
          <table:table-cell table:style-name="ce1" office:value-type="float" office:value="1.65170431137085" calcext:value-type="float">
            <text:p>1.65170431137085</text:p>
          </table:table-cell>
          <table:table-cell table:style-name="ce1" office:value-type="float" office:value="1.63974046707153" calcext:value-type="float">
            <text:p>1.63974046707153</text:p>
          </table:table-cell>
          <table:table-cell table:style-name="ce1" office:value-type="float" office:value="3.28212761878967" calcext:value-type="float">
            <text:p>3.28212761878967</text:p>
          </table:table-cell>
          <table:table-cell table:style-name="ce1" office:value-type="float" office:value="1.61947441101074" calcext:value-type="float">
            <text:p>1.61947441101074</text:p>
          </table:table-cell>
          <table:table-cell table:style-name="ce1" office:value-type="float" office:value="1.62474870681763" calcext:value-type="float">
            <text:p>1.62474870681763</text:p>
          </table:table-cell>
          <table:table-cell table:style-name="ce1" office:value-type="float" office:value="1.66183733940125" calcext:value-type="float">
            <text:p>1.66183733940125</text:p>
          </table:table-cell>
          <table:table-cell table:style-name="ce1" office:value-type="float" office:value="1.62852048873901" calcext:value-type="float">
            <text:p>1.62852048873901</text:p>
          </table:table-cell>
          <table:table-cell table:style-name="ce1" office:value-type="float" office:value="1.6690878868103" calcext:value-type="float">
            <text:p>1.6690878868103</text:p>
          </table:table-cell>
          <table:table-cell table:style-name="ce1" office:value-type="float" office:value="1.63686585426331" calcext:value-type="float">
            <text:p>1.63686585426331</text:p>
          </table:table-cell>
          <table:table-cell table:style-name="ce1" office:value-type="float" office:value="1.67177200317383" calcext:value-type="float">
            <text:p>1.67177200317383</text:p>
          </table:table-cell>
          <table:table-cell table:style-name="ce1" office:value-type="float" office:value="1.66298222541809" calcext:value-type="float">
            <text:p>1.66298222541809</text:p>
          </table:table-cell>
          <table:table-cell table:style-name="ce1" office:value-type="float" office:value="1.68032050132751" calcext:value-type="float">
            <text:p>1.68032050132751</text:p>
          </table:table-cell>
          <table:table-cell table:style-name="ce1" office:value-type="float" office:value="1.67801356315613" calcext:value-type="float">
            <text:p>1.67801356315613</text:p>
          </table:table-cell>
          <table:table-cell table:style-name="ce1" office:value-type="float" office:value="1.64402866363525" calcext:value-type="float">
            <text:p>1.64402866363525</text:p>
          </table:table-cell>
          <table:table-cell table:style-name="ce1" office:value-type="float" office:value="1.66524934768677" calcext:value-type="float">
            <text:p>1.66524934768677</text:p>
          </table:table-cell>
          <table:table-cell table:style-name="ce1" office:value-type="float" office:value="1.68776345252991" calcext:value-type="float">
            <text:p>1.68776345252991</text:p>
          </table:table-cell>
          <table:table-cell table:style-name="ce1" office:value-type="float" office:value="1.70206379890442" calcext:value-type="float">
            <text:p>1.70206379890442</text:p>
          </table:table-cell>
          <table:table-cell table:style-name="ce1" office:value-type="float" office:value="1.6387140750885" calcext:value-type="float">
            <text:p>1.6387140750885</text:p>
          </table:table-cell>
          <table:table-cell table:style-name="ce1" office:value-type="float" office:value="1.64861130714417" calcext:value-type="float">
            <text:p>1.64861130714417</text:p>
          </table:table-cell>
          <table:table-cell table:style-name="ce1" office:value-type="float" office:value="1.64102697372437" calcext:value-type="float">
            <text:p>1.64102697372437</text:p>
          </table:table-cell>
          <table:table-cell table:style-name="ce1" office:value-type="float" office:value="1.69092583656311" calcext:value-type="float">
            <text:p>1.69092583656311</text:p>
          </table:table-cell>
          <table:table-cell table:style-name="ce1" office:value-type="float" office:value="1.69208359718323" calcext:value-type="float">
            <text:p>1.69208359718323</text:p>
          </table:table-cell>
          <table:table-cell table:style-name="ce1" office:value-type="float" office:value="1.66100406646729" calcext:value-type="float">
            <text:p>1.66100406646729</text:p>
          </table:table-cell>
          <table:table-cell table:style-name="ce1" office:value-type="float" office:value="1.73628467779893" calcext:value-type="float">
            <text:p>1.73628467779893</text:p>
          </table:table-cell>
          <table:table-cell table:style-name="ce1" office:value-type="float" office:value="1.61851048469543" calcext:value-type="float">
            <text:p>1.61851048469543</text:p>
          </table:table-cell>
          <table:table-cell table:style-name="ce1" office:value-type="float" office:value="3.39688372612" calcext:value-type="float">
            <text:p>3.39688372612</text:p>
          </table:table-cell>
          <table:table-cell table:style-name="ce1" office:value-type="float" office:value="180.573606491089" calcext:value-type="float">
            <text:p>180.573606491089</text:p>
          </table:table-cell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54208087921143" calcext:value-type="float">
            <text:p>1.54208087921143</text:p>
          </table:table-cell>
          <table:table-cell table:style-name="ce1" office:value-type="float" office:value="1.56379461288452" calcext:value-type="float">
            <text:p>1.56379461288452</text:p>
          </table:table-cell>
          <table:table-cell table:style-name="ce1" office:value-type="float" office:value="1.53237891197205" calcext:value-type="float">
            <text:p>1.53237891197205</text:p>
          </table:table-cell>
          <table:table-cell table:style-name="ce1" office:value-type="float" office:value="1.56512928009033" calcext:value-type="float">
            <text:p>1.56512928009033</text:p>
          </table:table-cell>
          <table:table-cell table:style-name="ce1" office:value-type="float" office:value="1.53582382202148" calcext:value-type="float">
            <text:p>1.53582382202148</text:p>
          </table:table-cell>
          <table:table-cell table:style-name="ce1" office:value-type="float" office:value="1.57393145561218" calcext:value-type="float">
            <text:p>1.57393145561218</text:p>
          </table:table-cell>
          <table:table-cell table:style-name="ce1" office:value-type="float" office:value="1.5841269493103" calcext:value-type="float">
            <text:p>1.5841269493103</text:p>
          </table:table-cell>
          <table:table-cell table:style-name="ce1" office:value-type="float" office:value="1.55175924301147" calcext:value-type="float">
            <text:p>1.55175924301147</text:p>
          </table:table-cell>
          <table:table-cell table:style-name="ce1" office:value-type="float" office:value="1.54697108268738" calcext:value-type="float">
            <text:p>1.54697108268738</text:p>
          </table:table-cell>
          <table:table-cell table:style-name="ce1" office:value-type="float" office:value="1.58910417556763" calcext:value-type="float">
            <text:p>1.58910417556763</text:p>
          </table:table-cell>
          <table:table-cell table:style-name="ce1" office:value-type="float" office:value="1.59808564186096" calcext:value-type="float">
            <text:p>1.59808564186096</text:p>
          </table:table-cell>
          <table:table-cell table:style-name="ce1" office:value-type="float" office:value="1.59767913818359" calcext:value-type="float">
            <text:p>1.59767913818359</text:p>
          </table:table-cell>
          <table:table-cell table:style-name="ce1" office:value-type="float" office:value="1.5984058380127" calcext:value-type="float">
            <text:p>1.5984058380127</text:p>
          </table:table-cell>
          <table:table-cell table:style-name="ce1" office:value-type="float" office:value="1.57294797897339" calcext:value-type="float">
            <text:p>1.57294797897339</text:p>
          </table:table-cell>
          <table:table-cell table:style-name="ce1" office:value-type="float" office:value="1.52680277824402" calcext:value-type="float">
            <text:p>1.52680277824402</text:p>
          </table:table-cell>
          <table:table-cell table:style-name="ce1" office:value-type="float" office:value="1.53863668441772" calcext:value-type="float">
            <text:p>1.53863668441772</text:p>
          </table:table-cell>
          <table:table-cell table:style-name="ce1" office:value-type="float" office:value="1.56951928138733" calcext:value-type="float">
            <text:p>1.56951928138733</text:p>
          </table:table-cell>
          <table:table-cell table:style-name="ce1" office:value-type="float" office:value="1.54014039039612" calcext:value-type="float">
            <text:p>1.54014039039612</text:p>
          </table:table-cell>
          <table:table-cell table:style-name="ce1" office:value-type="float" office:value="1.54801988601685" calcext:value-type="float">
            <text:p>1.54801988601685</text:p>
          </table:table-cell>
          <table:table-cell table:style-name="ce1" office:value-type="float" office:value="1.54691553115845" calcext:value-type="float">
            <text:p>1.54691553115845</text:p>
          </table:table-cell>
          <table:table-cell table:style-name="ce1" office:value-type="float" office:value="4.94041395187378" calcext:value-type="float">
            <text:p>4.94041395187378</text:p>
          </table:table-cell>
          <table:table-cell table:style-name="ce1" office:value-type="float" office:value="1.50990033149719" calcext:value-type="float">
            <text:p>1.50990033149719</text:p>
          </table:table-cell>
          <table:table-cell table:style-name="ce1" office:value-type="float" office:value="1.60163736343384" calcext:value-type="float">
            <text:p>1.60163736343384</text:p>
          </table:table-cell>
          <table:table-cell table:style-name="ce1" office:value-type="float" office:value="1.56403064727783" calcext:value-type="float">
            <text:p>1.56403064727783</text:p>
          </table:table-cell>
          <table:table-cell table:style-name="ce1" office:value-type="float" office:value="1.5470495223999" calcext:value-type="float">
            <text:p>1.5470495223999</text:p>
          </table:table-cell>
          <table:table-cell table:style-name="ce1" office:value-type="float" office:value="1.55462312698364" calcext:value-type="float">
            <text:p>1.55462312698364</text:p>
          </table:table-cell>
          <table:table-cell table:style-name="ce1" office:value-type="float" office:value="1.56263852119446" calcext:value-type="float">
            <text:p>1.56263852119446</text:p>
          </table:table-cell>
          <table:table-cell table:style-name="ce1" office:value-type="float" office:value="1.55898642539978" calcext:value-type="float">
            <text:p>1.55898642539978</text:p>
          </table:table-cell>
          <table:table-cell table:style-name="ce1" office:value-type="float" office:value="1.55716753005981" calcext:value-type="float">
            <text:p>1.55716753005981</text:p>
          </table:table-cell>
          <table:table-cell table:style-name="ce1" office:value-type="float" office:value="1.53212952613831" calcext:value-type="float">
            <text:p>1.53212952613831</text:p>
          </table:table-cell>
          <table:table-cell table:style-name="ce1" office:value-type="float" office:value="1.56514358520508" calcext:value-type="float">
            <text:p>1.56514358520508</text:p>
          </table:table-cell>
          <table:table-cell table:style-name="ce1" office:value-type="float" office:value="1.55309081077576" calcext:value-type="float">
            <text:p>1.55309081077576</text:p>
          </table:table-cell>
          <table:table-cell table:style-name="ce1" office:value-type="float" office:value="1.56323146820068" calcext:value-type="float">
            <text:p>1.56323146820068</text:p>
          </table:table-cell>
          <table:table-cell table:style-name="ce1" office:value-type="float" office:value="1.55906200408936" calcext:value-type="float">
            <text:p>1.55906200408936</text:p>
          </table:table-cell>
          <table:table-cell table:style-name="ce1" office:value-type="float" office:value="1.51945090293884" calcext:value-type="float">
            <text:p>1.51945090293884</text:p>
          </table:table-cell>
          <table:table-cell table:style-name="ce1" office:value-type="float" office:value="1.55876851081848" calcext:value-type="float">
            <text:p>1.55876851081848</text:p>
          </table:table-cell>
          <table:table-cell table:style-name="ce1" office:value-type="float" office:value="1.55008316040039" calcext:value-type="float">
            <text:p>1.55008316040039</text:p>
          </table:table-cell>
          <table:table-cell table:style-name="ce1" office:value-type="float" office:value="1.58514189720154" calcext:value-type="float">
            <text:p>1.58514189720154</text:p>
          </table:table-cell>
          <table:table-cell table:style-name="ce1" office:value-type="float" office:value="1.55529475212097" calcext:value-type="float">
            <text:p>1.55529475212097</text:p>
          </table:table-cell>
          <table:table-cell table:style-name="ce1" office:value-type="float" office:value="1.5558865070343" calcext:value-type="float">
            <text:p>1.5558865070343</text:p>
          </table:table-cell>
          <table:table-cell table:style-name="ce1" office:value-type="float" office:value="1.54643201828003" calcext:value-type="float">
            <text:p>1.54643201828003</text:p>
          </table:table-cell>
          <table:table-cell table:style-name="ce1" office:value-type="float" office:value="4.94592261314392" calcext:value-type="float">
            <text:p>4.94592261314392</text:p>
          </table:table-cell>
          <table:table-cell table:style-name="ce1" office:value-type="float" office:value="1.5420286655426" calcext:value-type="float">
            <text:p>1.5420286655426</text:p>
          </table:table-cell>
          <table:table-cell table:style-name="ce1" office:value-type="float" office:value="1.55888032913208" calcext:value-type="float">
            <text:p>1.55888032913208</text:p>
          </table:table-cell>
          <table:table-cell table:style-name="ce1" office:value-type="float" office:value="1.56436371803284" calcext:value-type="float">
            <text:p>1.56436371803284</text:p>
          </table:table-cell>
          <table:table-cell table:style-name="ce1" office:value-type="float" office:value="1.58201289176941" calcext:value-type="float">
            <text:p>1.58201289176941</text:p>
          </table:table-cell>
          <table:table-cell table:style-name="ce1" office:value-type="float" office:value="1.55041527748108" calcext:value-type="float">
            <text:p>1.55041527748108</text:p>
          </table:table-cell>
          <table:table-cell table:style-name="ce1" office:value-type="float" office:value="1.57561087608337" calcext:value-type="float">
            <text:p>1.57561087608337</text:p>
          </table:table-cell>
          <table:table-cell table:style-name="ce1" office:value-type="float" office:value="1.57574009895325" calcext:value-type="float">
            <text:p>1.57574009895325</text:p>
          </table:table-cell>
          <table:table-cell table:style-name="ce1" office:value-type="float" office:value="1.52317023277283" calcext:value-type="float">
            <text:p>1.52317023277283</text:p>
          </table:table-cell>
          <table:table-cell table:style-name="ce1" office:value-type="float" office:value="1.5719780921936" calcext:value-type="float">
            <text:p>1.5719780921936</text:p>
          </table:table-cell>
          <table:table-cell table:style-name="ce1" office:value-type="float" office:value="1.56350946426392" calcext:value-type="float">
            <text:p>1.56350946426392</text:p>
          </table:table-cell>
          <table:table-cell table:style-name="ce1" office:value-type="float" office:value="1.53310966491699" calcext:value-type="float">
            <text:p>1.53310966491699</text:p>
          </table:table-cell>
          <table:table-cell table:style-name="ce1" office:value-type="float" office:value="1.56406807899475" calcext:value-type="float">
            <text:p>1.56406807899475</text:p>
          </table:table-cell>
          <table:table-cell table:style-name="ce1" office:value-type="float" office:value="1.559889793396" calcext:value-type="float">
            <text:p>1.559889793396</text:p>
          </table:table-cell>
          <table:table-cell table:style-name="ce1" office:value-type="float" office:value="1.552006483078" calcext:value-type="float">
            <text:p>1.552006483078</text:p>
          </table:table-cell>
          <table:table-cell table:style-name="ce1" office:value-type="float" office:value="1.56477522850037" calcext:value-type="float">
            <text:p>1.56477522850037</text:p>
          </table:table-cell>
          <table:table-cell table:style-name="ce1" office:value-type="float" office:value="1.55907797813416" calcext:value-type="float">
            <text:p>1.55907797813416</text:p>
          </table:table-cell>
          <table:table-cell table:style-name="ce1" office:value-type="float" office:value="1.56172037124634" calcext:value-type="float">
            <text:p>1.56172037124634</text:p>
          </table:table-cell>
          <table:table-cell table:style-name="ce1" office:value-type="float" office:value="1.54824924468994" calcext:value-type="float">
            <text:p>1.54824924468994</text:p>
          </table:table-cell>
          <table:table-cell table:style-name="ce1" office:value-type="float" office:value="1.52806615829468" calcext:value-type="float">
            <text:p>1.52806615829468</text:p>
          </table:table-cell>
          <table:table-cell table:style-name="ce1" office:value-type="float" office:value="1.56680274009705" calcext:value-type="float">
            <text:p>1.56680274009705</text:p>
          </table:table-cell>
          <table:table-cell table:style-name="ce1" office:value-type="float" office:value="4.90841913223267" calcext:value-type="float">
            <text:p>4.90841913223267</text:p>
          </table:table-cell>
          <table:table-cell table:style-name="ce1" office:value-type="float" office:value="1.51624250411987" calcext:value-type="float">
            <text:p>1.51624250411987</text:p>
          </table:table-cell>
          <table:table-cell table:style-name="ce1" office:value-type="float" office:value="1.55862140655518" calcext:value-type="float">
            <text:p>1.55862140655518</text:p>
          </table:table-cell>
          <table:table-cell table:style-name="ce1" office:value-type="float" office:value="1.55944323539734" calcext:value-type="float">
            <text:p>1.55944323539734</text:p>
          </table:table-cell>
          <table:table-cell table:style-name="ce1" office:value-type="float" office:value="1.589280128479" calcext:value-type="float">
            <text:p>1.589280128479</text:p>
          </table:table-cell>
          <table:table-cell table:style-name="ce1" office:value-type="float" office:value="1.54194402694702" calcext:value-type="float">
            <text:p>1.54194402694702</text:p>
          </table:table-cell>
          <table:table-cell table:style-name="ce1" office:value-type="float" office:value="1.57305121421814" calcext:value-type="float">
            <text:p>1.57305121421814</text:p>
          </table:table-cell>
          <table:table-cell table:style-name="ce1" office:value-type="float" office:value="1.56006193161011" calcext:value-type="float">
            <text:p>1.56006193161011</text:p>
          </table:table-cell>
          <table:table-cell table:style-name="ce1" office:value-type="float" office:value="1.56669998168945" calcext:value-type="float">
            <text:p>1.56669998168945</text:p>
          </table:table-cell>
          <table:table-cell table:style-name="ce1" office:value-type="float" office:value="1.51460075378418" calcext:value-type="float">
            <text:p>1.51460075378418</text:p>
          </table:table-cell>
          <table:table-cell table:style-name="ce1" office:value-type="float" office:value="1.53054332733154" calcext:value-type="float">
            <text:p>1.53054332733154</text:p>
          </table:table-cell>
          <table:table-cell table:style-name="ce1" office:value-type="float" office:value="1.53830885887146" calcext:value-type="float">
            <text:p>1.53830885887146</text:p>
          </table:table-cell>
          <table:table-cell table:style-name="ce1" office:value-type="float" office:value="1.52329134941101" calcext:value-type="float">
            <text:p>1.52329134941101</text:p>
          </table:table-cell>
          <table:table-cell table:style-name="ce1" office:value-type="float" office:value="1.56553649902344" calcext:value-type="float">
            <text:p>1.56553649902344</text:p>
          </table:table-cell>
          <table:table-cell table:style-name="ce1" office:value-type="float" office:value="1.54655337333679" calcext:value-type="float">
            <text:p>1.54655337333679</text:p>
          </table:table-cell>
          <table:table-cell table:style-name="ce1" office:value-type="float" office:value="1.55371880531311" calcext:value-type="float">
            <text:p>1.55371880531311</text:p>
          </table:table-cell>
          <table:table-cell table:style-name="ce1" office:value-type="float" office:value="1.56111407279968" calcext:value-type="float">
            <text:p>1.56111407279968</text:p>
          </table:table-cell>
          <table:table-cell table:style-name="ce1" office:value-type="float" office:value="1.53633856773376" calcext:value-type="float">
            <text:p>1.53633856773376</text:p>
          </table:table-cell>
          <table:table-cell table:style-name="ce1" office:value-type="float" office:value="1.54052257537842" calcext:value-type="float">
            <text:p>1.54052257537842</text:p>
          </table:table-cell>
          <table:table-cell table:style-name="ce1" office:value-type="float" office:value="1.53957486152649" calcext:value-type="float">
            <text:p>1.53957486152649</text:p>
          </table:table-cell>
          <table:table-cell table:style-name="ce1" office:value-type="float" office:value="1.55830264091492" calcext:value-type="float">
            <text:p>1.55830264091492</text:p>
          </table:table-cell>
          <table:table-cell table:style-name="ce1" office:value-type="float" office:value="4.99265694618225" calcext:value-type="float">
            <text:p>4.99265694618225</text:p>
          </table:table-cell>
          <table:table-cell table:style-name="ce1" office:value-type="float" office:value="1.54063057899475" calcext:value-type="float">
            <text:p>1.54063057899475</text:p>
          </table:table-cell>
          <table:table-cell table:style-name="ce1" office:value-type="float" office:value="1.54609417915344" calcext:value-type="float">
            <text:p>1.54609417915344</text:p>
          </table:table-cell>
          <table:table-cell table:style-name="ce1" office:value-type="float" office:value="1.56947827339172" calcext:value-type="float">
            <text:p>1.56947827339172</text:p>
          </table:table-cell>
          <table:table-cell table:style-name="ce1" office:value-type="float" office:value="1.57804346084595" calcext:value-type="float">
            <text:p>1.57804346084595</text:p>
          </table:table-cell>
          <table:table-cell table:style-name="ce1" office:value-type="float" office:value="1.55749177932739" calcext:value-type="float">
            <text:p>1.55749177932739</text:p>
          </table:table-cell>
          <table:table-cell table:style-name="ce1" office:value-type="float" office:value="1.54707741737366" calcext:value-type="float">
            <text:p>1.54707741737366</text:p>
          </table:table-cell>
          <table:table-cell table:style-name="ce1" office:value-type="float" office:value="1.56911396980286" calcext:value-type="float">
            <text:p>1.56911396980286</text:p>
          </table:table-cell>
          <table:table-cell table:style-name="ce1" office:value-type="float" office:value="1.55280995368958" calcext:value-type="float">
            <text:p>1.55280995368958</text:p>
          </table:table-cell>
          <table:table-cell table:style-name="ce1" office:value-type="float" office:value="1.56589317321777" calcext:value-type="float">
            <text:p>1.56589317321777</text:p>
          </table:table-cell>
          <table:table-cell table:style-name="ce1" office:value-type="float" office:value="1.55901575088501" calcext:value-type="float">
            <text:p>1.55901575088501</text:p>
          </table:table-cell>
          <table:table-cell table:style-name="ce1" office:value-type="float" office:value="1.56811213493347" calcext:value-type="float">
            <text:p>1.56811213493347</text:p>
          </table:table-cell>
          <table:table-cell table:style-name="ce1" office:value-type="float" office:value="1.56410813331604" calcext:value-type="float">
            <text:p>1.56410813331604</text:p>
          </table:table-cell>
          <table:table-cell table:style-name="ce1" office:value-type="float" office:value="1.54830360412598" calcext:value-type="float">
            <text:p>1.54830360412598</text:p>
          </table:table-cell>
          <table:table-cell table:style-name="ce1" office:value-type="float" office:value="1.55568218231201" calcext:value-type="float">
            <text:p>1.55568218231201</text:p>
          </table:table-cell>
          <table:table-cell table:style-name="ce1" office:value-type="float" office:value="1.56483602523804" calcext:value-type="float">
            <text:p>1.56483602523804</text:p>
          </table:table-cell>
          <table:table-cell table:style-name="ce1" office:value-type="float" office:value="1.56503105163574" calcext:value-type="float">
            <text:p>1.56503105163574</text:p>
          </table:table-cell>
          <table:table-cell table:style-name="ce1" office:value-type="float" office:value="1.54936027526855" calcext:value-type="float">
            <text:p>1.54936027526855</text:p>
          </table:table-cell>
          <table:table-cell table:style-name="ce1" office:value-type="float" office:value="1.55491805076599" calcext:value-type="float">
            <text:p>1.55491805076599</text:p>
          </table:table-cell>
          <table:table-cell table:style-name="ce1" office:value-type="float" office:value="1.5696439743042" calcext:value-type="float">
            <text:p>1.5696439743042</text:p>
          </table:table-cell>
          <table:table-cell table:style-name="ce1" office:value-type="float" office:value="1.54087257385254" calcext:value-type="float">
            <text:p>1.54087257385254</text:p>
          </table:table-cell>
          <table:table-cell table:style-name="ce1" office:value-type="float" office:value="1.686491892888" calcext:value-type="float">
            <text:p>1.686491892888</text:p>
          </table:table-cell>
          <table:table-cell table:style-name="ce1" office:value-type="float" office:value="1.50990033149719" calcext:value-type="float">
            <text:p>1.50990033149719</text:p>
          </table:table-cell>
          <table:table-cell table:style-name="ce1" office:value-type="float" office:value="4.99265694618225" calcext:value-type="float">
            <text:p>4.99265694618225</text:p>
          </table:table-cell>
          <table:table-cell table:style-name="ce1" office:value-type="float" office:value="175.395156860352" calcext:value-type="float">
            <text:p>175.395156860352</text:p>
          </table:table-cell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03950500488281" calcext:value-type="float">
            <text:p>0.000103950500488</text:p>
          </table:table-cell>
          <table:table-cell table:style-name="ce1" office:value-type="float" office:value="1.43348932266235" calcext:value-type="float">
            <text:p>1.4334893226623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1.43494319915771" calcext:value-type="float">
            <text:p>1.43494319915771</text:p>
          </table:table-cell>
          <table:table-cell table:style-name="ce1" office:value-type="float" office:value="0.0000922679901123047" calcext:value-type="float">
            <text:p>9.22679901123047E-05</text:p>
          </table:table-cell>
          <table:table-cell table:style-name="ce1" office:value-type="float" office:value="1.41916489601135" calcext:value-type="float">
            <text:p>1.4191648960113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1.42422270774841" calcext:value-type="float">
            <text:p>1.42422270774841</text:p>
          </table:table-cell>
          <table:table-cell table:style-name="ce1" office:value-type="float" office:value="0.0000720024108886719" calcext:value-type="float">
            <text:p>7.20024108886719E-05</text:p>
          </table:table-cell>
          <table:table-cell table:style-name="ce1" office:value-type="float" office:value="1.39420819282532" calcext:value-type="float">
            <text:p>1.39420819282532</text:p>
          </table:table-cell>
          <table:table-cell table:style-name="ce1" office:value-type="float" office:value="0.0000748634338378906" calcext:value-type="float">
            <text:p>7.48634338378906E-05</text:p>
          </table:table-cell>
          <table:table-cell table:style-name="ce1" office:value-type="float" office:value="1.42834830284119" calcext:value-type="float">
            <text:p>1.42834830284119</text:p>
          </table:table-cell>
          <table:table-cell table:style-name="ce1" office:value-type="float" office:value="0.000312089920043945" calcext:value-type="float">
            <text:p>0.000312089920044</text:p>
          </table:table-cell>
          <table:table-cell table:style-name="ce1" office:value-type="float" office:value="1.41759705543518" calcext:value-type="float">
            <text:p>1.41759705543518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1.3990318775177" calcext:value-type="float">
            <text:p>1.3990318775177</text:p>
          </table:table-cell>
          <table:table-cell table:style-name="ce1" office:value-type="float" office:value="0.0000720024108886719" calcext:value-type="float">
            <text:p>7.20024108886719E-05</text:p>
          </table:table-cell>
          <table:table-cell table:style-name="ce1" office:value-type="float" office:value="1.41616940498352" calcext:value-type="float">
            <text:p>1.41616940498352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1.4329936504364" calcext:value-type="float">
            <text:p>1.4329936504364</text:p>
          </table:table-cell>
          <table:table-cell table:style-name="ce1" office:value-type="float" office:value="4.96790933609009" calcext:value-type="float">
            <text:p>4.96790933609009</text:p>
          </table:table-cell>
          <table:table-cell table:style-name="ce1" office:value-type="float" office:value="0.0000898838043212891" calcext:value-type="float">
            <text:p>8.98838043212891E-05</text:p>
          </table:table-cell>
          <table:table-cell table:style-name="ce1" office:value-type="float" office:value="1.38792943954468" calcext:value-type="float">
            <text:p>1.38792943954468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1.44865536689758" calcext:value-type="float">
            <text:p>1.44865536689758</text:p>
          </table:table-cell>
          <table:table-cell table:style-name="ce1" office:value-type="float" office:value="0.000109434127807617" calcext:value-type="float">
            <text:p>0.000109434127808</text:p>
          </table:table-cell>
          <table:table-cell table:style-name="ce1" office:value-type="float" office:value="1.41427087783813" calcext:value-type="float">
            <text:p>1.41427087783813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1.42649626731873" calcext:value-type="float">
            <text:p>1.42649626731873</text:p>
          </table:table-cell>
          <table:table-cell table:style-name="ce1" office:value-type="float" office:value="0.0168113708496094" calcext:value-type="float">
            <text:p>0.016811370849609</text:p>
          </table:table-cell>
          <table:table-cell table:style-name="ce1" office:value-type="float" office:value="1.43559837341309" calcext:value-type="float">
            <text:p>1.43559837341309</text:p>
          </table:table-cell>
          <table:table-cell table:style-name="ce1" office:value-type="float" office:value="0.0150525569915771" calcext:value-type="float">
            <text:p>0.015052556991577</text:p>
          </table:table-cell>
          <table:table-cell table:style-name="ce1" office:value-type="float" office:value="1.45137333869934" calcext:value-type="float">
            <text:p>1.45137333869934</text:p>
          </table:table-cell>
          <table:table-cell table:style-name="ce1" office:value-type="float" office:value="0.000087738037109375" calcext:value-type="float">
            <text:p>8.7738037109375E-05</text:p>
          </table:table-cell>
          <table:table-cell table:style-name="ce1" office:value-type="float" office:value="1.42516303062439" calcext:value-type="float">
            <text:p>1.42516303062439</text:p>
          </table:table-cell>
          <table:table-cell table:style-name="ce1" office:value-type="float" office:value="0.000105857849121094" calcext:value-type="float">
            <text:p>0.000105857849121</text:p>
          </table:table-cell>
          <table:table-cell table:style-name="ce1" office:value-type="float" office:value="1.41888070106506" calcext:value-type="float">
            <text:p>1.41888070106506</text:p>
          </table:table-cell>
          <table:table-cell table:style-name="ce1" office:value-type="float" office:value="0.0000851154327392578" calcext:value-type="float">
            <text:p>8.51154327392578E-05</text:p>
          </table:table-cell>
          <table:table-cell table:style-name="ce1" office:value-type="float" office:value="1.43556332588196" calcext:value-type="float">
            <text:p>1.43556332588196</text:p>
          </table:table-cell>
          <table:table-cell table:style-name="ce1" office:value-type="float" office:value="0.0000813007354736328" calcext:value-type="float">
            <text:p>8.13007354736328E-05</text:p>
          </table:table-cell>
          <table:table-cell table:style-name="ce1" office:value-type="float" office:value="1.40823578834534" calcext:value-type="float">
            <text:p>1.40823578834534</text:p>
          </table:table-cell>
          <table:table-cell table:style-name="ce1" office:value-type="float" office:value="4.82713103294373" calcext:value-type="float">
            <text:p>4.82713103294373</text:p>
          </table:table-cell>
          <table:table-cell table:style-name="ce1" office:value-type="float" office:value="0.0000922679901123047" calcext:value-type="float">
            <text:p>9.22679901123047E-05</text:p>
          </table:table-cell>
          <table:table-cell table:style-name="ce1" office:value-type="float" office:value="1.38983559608459" calcext:value-type="float">
            <text:p>1.38983559608459</text:p>
          </table:table-cell>
          <table:table-cell table:style-name="ce1" office:value-type="float" office:value="0.017596960067749" calcext:value-type="float">
            <text:p>0.017596960067749</text:p>
          </table:table-cell>
          <table:table-cell table:style-name="ce1" office:value-type="float" office:value="1.43704581260681" calcext:value-type="float">
            <text:p>1.43704581260681</text:p>
          </table:table-cell>
          <table:table-cell table:style-name="ce1" office:value-type="float" office:value="0.0000891685485839844" calcext:value-type="float">
            <text:p>8.91685485839844E-05</text:p>
          </table:table-cell>
          <table:table-cell table:style-name="ce1" office:value-type="float" office:value="1.47190403938293" calcext:value-type="float">
            <text:p>1.47190403938293</text:p>
          </table:table-cell>
          <table:table-cell table:style-name="ce1" office:value-type="float" office:value="0.0000965595245361328" calcext:value-type="float">
            <text:p>9.65595245361328E-05</text:p>
          </table:table-cell>
          <table:table-cell table:style-name="ce1" office:value-type="float" office:value="1.43950438499451" calcext:value-type="float">
            <text:p>1.43950438499451</text:p>
          </table:table-cell>
          <table:table-cell table:style-name="ce1" office:value-type="float" office:value="0.000128984451293945" calcext:value-type="float">
            <text:p>0.000128984451294</text:p>
          </table:table-cell>
          <table:table-cell table:style-name="ce1" office:value-type="float" office:value="1.43920850753784" calcext:value-type="float">
            <text:p>1.43920850753784</text:p>
          </table:table-cell>
          <table:table-cell table:style-name="ce1" office:value-type="float" office:value="0.0000765323638916016" calcext:value-type="float">
            <text:p>7.65323638916016E-05</text:p>
          </table:table-cell>
          <table:table-cell table:style-name="ce1" office:value-type="float" office:value="1.42748880386353" calcext:value-type="float">
            <text:p>1.42748880386353</text:p>
          </table:table-cell>
          <table:table-cell table:style-name="ce1" office:value-type="float" office:value="0.0000739097595214844" calcext:value-type="float">
            <text:p>7.39097595214844E-05</text:p>
          </table:table-cell>
          <table:table-cell table:style-name="ce1" office:value-type="float" office:value="1.41945695877075" calcext:value-type="float">
            <text:p>1.41945695877075</text:p>
          </table:table-cell>
          <table:table-cell table:style-name="ce1" office:value-type="float" office:value="0.000128746032714844" calcext:value-type="float">
            <text:p>0.000128746032715</text:p>
          </table:table-cell>
          <table:table-cell table:style-name="ce1" office:value-type="float" office:value="1.45696496963501" calcext:value-type="float">
            <text:p>1.45696496963501</text:p>
          </table:table-cell>
          <table:table-cell table:style-name="ce1" office:value-type="float" office:value="0.0000979900360107422" calcext:value-type="float">
            <text:p>9.79900360107422E-05</text:p>
          </table:table-cell>
          <table:table-cell table:style-name="ce1" office:value-type="float" office:value="1.40900039672852" calcext:value-type="float">
            <text:p>1.40900039672852</text:p>
          </table:table-cell>
          <table:table-cell table:style-name="ce1" office:value-type="float" office:value="0.0000772476196289062" calcext:value-type="float">
            <text:p>7.72476196289062E-05</text:p>
          </table:table-cell>
          <table:table-cell table:style-name="ce1" office:value-type="float" office:value="1.42715501785278" calcext:value-type="float">
            <text:p>1.42715501785278</text:p>
          </table:table-cell>
          <table:table-cell table:style-name="ce1" office:value-type="float" office:value="4.96764779090881" calcext:value-type="float">
            <text:p>4.96764779090881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1.39090943336487" calcext:value-type="float">
            <text:p>1.39090943336487</text:p>
          </table:table-cell>
          <table:table-cell table:style-name="ce1" office:value-type="float" office:value="0.0000908374786376953" calcext:value-type="float">
            <text:p>9.08374786376953E-05</text:p>
          </table:table-cell>
          <table:table-cell table:style-name="ce1" office:value-type="float" office:value="1.40993285179138" calcext:value-type="float">
            <text:p>1.40993285179138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1.42126846313477" calcext:value-type="float">
            <text:p>1.42126846313477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1.44795775413513" calcext:value-type="float">
            <text:p>1.44795775413513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1.45277833938599" calcext:value-type="float">
            <text:p>1.45277833938599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1.34991908073425" calcext:value-type="float">
            <text:p>1.34991908073425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1.40909504890442" calcext:value-type="float">
            <text:p>1.40909504890442</text:p>
          </table:table-cell>
          <table:table-cell table:style-name="ce1" office:value-type="float" office:value="0.000103235244750977" calcext:value-type="float">
            <text:p>0.000103235244751</text:p>
          </table:table-cell>
          <table:table-cell table:style-name="ce1" office:value-type="float" office:value="1.4009428024292" calcext:value-type="float">
            <text:p>1.4009428024292</text:p>
          </table:table-cell>
          <table:table-cell table:style-name="ce1" office:value-type="float" office:value="0.000104427337646484" calcext:value-type="float">
            <text:p>0.000104427337646</text:p>
          </table:table-cell>
          <table:table-cell table:style-name="ce1" office:value-type="float" office:value="1.39351725578308" calcext:value-type="float">
            <text:p>1.39351725578308</text:p>
          </table:table-cell>
          <table:table-cell table:style-name="ce1" office:value-type="float" office:value="0.00689840316772461" calcext:value-type="float">
            <text:p>0.006898403167725</text:p>
          </table:table-cell>
          <table:table-cell table:style-name="ce1" office:value-type="float" office:value="1.41312623023987" calcext:value-type="float">
            <text:p>1.41312623023987</text:p>
          </table:table-cell>
          <table:table-cell table:style-name="ce1" office:value-type="float" office:value="4.82837843894959" calcext:value-type="float">
            <text:p>4.82837843894959</text:p>
          </table:table-cell>
          <table:table-cell table:style-name="ce1" office:value-type="float" office:value="0.0497977733612061" calcext:value-type="float">
            <text:p>0.049797773361206</text:p>
          </table:table-cell>
          <table:table-cell table:style-name="ce1" office:value-type="float" office:value="1.35449242591858" calcext:value-type="float">
            <text:p>1.35449242591858</text:p>
          </table:table-cell>
          <table:table-cell table:style-name="ce1" office:value-type="float" office:value="0.115538358688355" calcext:value-type="float">
            <text:p>0.115538358688355</text:p>
          </table:table-cell>
          <table:table-cell table:style-name="ce1" office:value-type="float" office:value="1.39943361282349" calcext:value-type="float">
            <text:p>1.39943361282349</text:p>
          </table:table-cell>
          <table:table-cell table:style-name="ce1" office:value-type="float" office:value="0.136055946350098" calcext:value-type="float">
            <text:p>0.136055946350098</text:p>
          </table:table-cell>
          <table:table-cell table:style-name="ce1" office:value-type="float" office:value="1.41451930999756" calcext:value-type="float">
            <text:p>1.41451930999756</text:p>
          </table:table-cell>
          <table:table-cell table:style-name="ce1" office:value-type="float" office:value="0.130839109420776" calcext:value-type="float">
            <text:p>0.130839109420776</text:p>
          </table:table-cell>
          <table:table-cell table:style-name="ce1" office:value-type="float" office:value="1.42739915847778" calcext:value-type="float">
            <text:p>1.42739915847778</text:p>
          </table:table-cell>
          <table:table-cell table:style-name="ce1" office:value-type="float" office:value="0.0747473239898682" calcext:value-type="float">
            <text:p>0.074747323989868</text:p>
          </table:table-cell>
          <table:table-cell table:style-name="ce1" office:value-type="float" office:value="1.41146421432495" calcext:value-type="float">
            <text:p>1.41146421432495</text:p>
          </table:table-cell>
          <table:table-cell table:style-name="ce1" office:value-type="float" office:value="0.0985960960388184" calcext:value-type="float">
            <text:p>0.098596096038818</text:p>
          </table:table-cell>
          <table:table-cell table:style-name="ce1" office:value-type="float" office:value="1.38273406028748" calcext:value-type="float">
            <text:p>1.38273406028748</text:p>
          </table:table-cell>
          <table:table-cell table:style-name="ce1" office:value-type="float" office:value="0.183627605438232" calcext:value-type="float">
            <text:p>0.183627605438232</text:p>
          </table:table-cell>
          <table:table-cell table:style-name="ce1" office:value-type="float" office:value="1.35886120796204" calcext:value-type="float">
            <text:p>1.35886120796204</text:p>
          </table:table-cell>
          <table:table-cell table:style-name="ce1" office:value-type="float" office:value="0.21026349067688" calcext:value-type="float">
            <text:p>0.21026349067688</text:p>
          </table:table-cell>
          <table:table-cell table:style-name="ce1" office:value-type="float" office:value="1.34081244468689" calcext:value-type="float">
            <text:p>1.34081244468689</text:p>
          </table:table-cell>
          <table:table-cell table:style-name="ce1" office:value-type="float" office:value="0.233963251113892" calcext:value-type="float">
            <text:p>0.233963251113892</text:p>
          </table:table-cell>
          <table:table-cell table:style-name="ce1" office:value-type="float" office:value="1.29438233375549" calcext:value-type="float">
            <text:p>1.29438233375549</text:p>
          </table:table-cell>
          <table:table-cell table:style-name="ce1" office:value-type="float" office:value="0.280835151672363" calcext:value-type="float">
            <text:p>0.280835151672363</text:p>
          </table:table-cell>
          <table:table-cell table:style-name="ce1" office:value-type="float" office:value="1.27050805091858" calcext:value-type="float">
            <text:p>1.27050805091858</text:p>
          </table:table-cell>
          <table:table-cell table:style-name="ce1" office:value-type="float" office:value="0.881528505912194" calcext:value-type="float">
            <text:p>0.881528505912194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4.96790933609009" calcext:value-type="float">
            <text:p>4.96790933609009</text:p>
          </table:table-cell>
          <table:table-cell table:style-name="ce1" office:value-type="float" office:value="91.6789646148682" calcext:value-type="float">
            <text:p>91.6789646148682</text:p>
          </table:table-cell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894069671630859" calcext:value-type="float">
            <text:p>8.94069671630859E-05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1.16829991340637" calcext:value-type="float">
            <text:p>1.16829991340637</text:p>
          </table:table-cell>
          <table:table-cell table:style-name="ce1" office:value-type="float" office:value="0.000191688537597656" calcext:value-type="float">
            <text:p>0.000191688537598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1.31890344619751" calcext:value-type="float">
            <text:p>1.31890344619751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0.0000631809234619141" calcext:value-type="float">
            <text:p>6.31809234619141E-05</text:p>
          </table:table-cell>
          <table:table-cell table:style-name="ce1" office:value-type="float" office:value="1.17513132095337" calcext:value-type="float">
            <text:p>1.17513132095337</text:p>
          </table:table-cell>
          <table:table-cell table:style-name="ce1" office:value-type="float" office:value="0.0000872611999511719" calcext:value-type="float">
            <text:p>8.72611999511719E-05</text:p>
          </table:table-cell>
          <table:table-cell table:style-name="ce1" office:value-type="float" office:value="0.000106573104858398" calcext:value-type="float">
            <text:p>0.000106573104858</text:p>
          </table:table-cell>
          <table:table-cell table:style-name="ce1" office:value-type="float" office:value="1.22724890708923" calcext:value-type="float">
            <text:p>1.22724890708923</text:p>
          </table:table-cell>
          <table:table-cell table:style-name="ce1" office:value-type="float" office:value="0.040912389755249" calcext:value-type="float">
            <text:p>0.040912389755249</text:p>
          </table:table-cell>
          <table:table-cell table:style-name="ce1" office:value-type="float" office:value="0.000109195709228516" calcext:value-type="float">
            <text:p>0.000109195709229</text:p>
          </table:table-cell>
          <table:table-cell table:style-name="ce1" office:value-type="float" office:value="1.23782658576965" calcext:value-type="float">
            <text:p>1.23782658576965</text:p>
          </table:table-cell>
          <table:table-cell table:style-name="ce1" office:value-type="float" office:value="0.0969779491424561" calcext:value-type="float">
            <text:p>0.096977949142456</text:p>
          </table:table-cell>
          <table:table-cell table:style-name="ce1" office:value-type="float" office:value="0.000091552734375" calcext:value-type="float">
            <text:p>9.1552734375E-05</text:p>
          </table:table-cell>
          <table:table-cell table:style-name="ce1" office:value-type="float" office:value="1.26388096809387" calcext:value-type="float">
            <text:p>1.26388096809387</text:p>
          </table:table-cell>
          <table:table-cell table:style-name="ce1" office:value-type="float" office:value="0.0887949466705322" calcext:value-type="float">
            <text:p>0.088794946670532</text:p>
          </table:table-cell>
          <table:table-cell table:style-name="ce1" office:value-type="float" office:value="0.000100851058959961" calcext:value-type="float">
            <text:p>0.00010085105896</text:p>
          </table:table-cell>
          <table:table-cell table:style-name="ce1" office:value-type="float" office:value="3.733229637146" calcext:value-type="float">
            <text:p>3.733229637146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1.19523334503174" calcext:value-type="float">
            <text:p>1.19523334503174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908374786376953" calcext:value-type="float">
            <text:p>9.08374786376953E-05</text:p>
          </table:table-cell>
          <table:table-cell table:style-name="ce1" office:value-type="float" office:value="1.33239817619324" calcext:value-type="float">
            <text:p>1.33239817619324</text:p>
          </table:table-cell>
          <table:table-cell table:style-name="ce1" office:value-type="float" office:value="0.00011754035949707" calcext:value-type="float">
            <text:p>0.000117540359497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1.29327321052551" calcext:value-type="float">
            <text:p>1.29327321052551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1.2352123260498" calcext:value-type="float">
            <text:p>1.2352123260498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1.2539050579071" calcext:value-type="float">
            <text:p>1.2539050579071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922679901123047" calcext:value-type="float">
            <text:p>9.22679901123047E-05</text:p>
          </table:table-cell>
          <table:table-cell table:style-name="ce1" office:value-type="float" office:value="1.27225661277771" calcext:value-type="float">
            <text:p>1.27225661277771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3.35087728500366" calcext:value-type="float">
            <text:p>3.35087728500366</text:p>
          </table:table-cell>
          <table:table-cell table:style-name="ce1" office:value-type="float" office:value="0.000137090682983398" calcext:value-type="float">
            <text:p>0.000137090682983</text:p>
          </table:table-cell>
          <table:table-cell table:style-name="ce1" office:value-type="float" office:value="0.000148296356201172" calcext:value-type="float">
            <text:p>0.000148296356201</text:p>
          </table:table-cell>
          <table:table-cell table:style-name="ce1" office:value-type="float" office:value="1.21274828910828" calcext:value-type="float">
            <text:p>1.21274828910828</text:p>
          </table:table-cell>
          <table:table-cell table:style-name="ce1" office:value-type="float" office:value="0.0123703479766846" calcext:value-type="float">
            <text:p>0.01237034797668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1.27088761329651" calcext:value-type="float">
            <text:p>1.27088761329651</text:p>
          </table:table-cell>
          <table:table-cell table:style-name="ce1" office:value-type="float" office:value="0.0431277751922607" calcext:value-type="float">
            <text:p>0.043127775192261</text:p>
          </table:table-cell>
          <table:table-cell table:style-name="ce1" office:value-type="float" office:value="0.000139236450195313" calcext:value-type="float">
            <text:p>0.000139236450195</text:p>
          </table:table-cell>
          <table:table-cell table:style-name="ce1" office:value-type="float" office:value="1.22084546089172" calcext:value-type="float">
            <text:p>1.22084546089172</text:p>
          </table:table-cell>
          <table:table-cell table:style-name="ce1" office:value-type="float" office:value="0.113109350204468" calcext:value-type="float">
            <text:p>0.113109350204468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1.26958775520325" calcext:value-type="float">
            <text:p>1.26958775520325</text:p>
          </table:table-cell>
          <table:table-cell table:style-name="ce1" office:value-type="float" office:value="0.120541095733643" calcext:value-type="float">
            <text:p>0.120541095733643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1.28453397750855" calcext:value-type="float">
            <text:p>1.28453397750855</text:p>
          </table:table-cell>
          <table:table-cell table:style-name="ce1" office:value-type="float" office:value="0.097599983215332" calcext:value-type="float">
            <text:p>0.097599983215332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1.25465893745422" calcext:value-type="float">
            <text:p>1.25465893745422</text:p>
          </table:table-cell>
          <table:table-cell table:style-name="ce1" office:value-type="float" office:value="0.133628845214844" calcext:value-type="float">
            <text:p>0.133628845214844</text:p>
          </table:table-cell>
          <table:table-cell table:style-name="ce1" office:value-type="float" office:value="0.000108003616333008" calcext:value-type="float">
            <text:p>0.000108003616333</text:p>
          </table:table-cell>
          <table:table-cell table:style-name="ce1" office:value-type="float" office:value="3.59447050094604" calcext:value-type="float">
            <text:p>3.59447050094604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0.0000874996185302734" calcext:value-type="float">
            <text:p>8.74996185302734E-05</text:p>
          </table:table-cell>
          <table:table-cell table:style-name="ce1" office:value-type="float" office:value="1.28927135467529" calcext:value-type="float">
            <text:p>1.28927135467529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1.26625370979309" calcext:value-type="float">
            <text:p>1.26625370979309</text:p>
          </table:table-cell>
          <table:table-cell table:style-name="ce1" office:value-type="float" office:value="0.0000720024108886719" calcext:value-type="float">
            <text:p>7.20024108886719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1.25656270980835" calcext:value-type="float">
            <text:p>1.25656270980835</text:p>
          </table:table-cell>
          <table:table-cell table:style-name="ce1" office:value-type="float" office:value="0.0000858306884765625" calcext:value-type="float">
            <text:p>8.58306884765625E-05</text:p>
          </table:table-cell>
          <table:table-cell table:style-name="ce1" office:value-type="float" office:value="0.000100374221801758" calcext:value-type="float">
            <text:p>0.000100374221802</text:p>
          </table:table-cell>
          <table:table-cell table:style-name="ce1" office:value-type="float" office:value="1.24644684791565" calcext:value-type="float">
            <text:p>1.2464468479156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977516174316406" calcext:value-type="float">
            <text:p>9.77516174316406E-05</text:p>
          </table:table-cell>
          <table:table-cell table:style-name="ce1" office:value-type="float" office:value="1.28938627243042" calcext:value-type="float">
            <text:p>1.28938627243042</text:p>
          </table:table-cell>
          <table:table-cell table:style-name="ce1" office:value-type="float" office:value="0.0000846385955810547" calcext:value-type="float">
            <text:p>8.46385955810547E-05</text:p>
          </table:table-cell>
          <table:table-cell table:style-name="ce1" office:value-type="float" office:value="0.0000886917114257813" calcext:value-type="float">
            <text:p>8.86917114257813E-05</text:p>
          </table:table-cell>
          <table:table-cell table:style-name="ce1" office:value-type="float" office:value="1.24871730804443" calcext:value-type="float">
            <text:p>1.24871730804443</text:p>
          </table:table-cell>
          <table:table-cell table:style-name="ce1" office:value-type="float" office:value="0.0000762939453125" calcext:value-type="float">
            <text:p>7.62939453125E-05</text:p>
          </table:table-cell>
          <table:table-cell table:style-name="ce1" office:value-type="float" office:value="0.0000865459442138672" calcext:value-type="float">
            <text:p>8.65459442138672E-05</text:p>
          </table:table-cell>
          <table:table-cell table:style-name="ce1" office:value-type="float" office:value="3.48994612693787" calcext:value-type="float">
            <text:p>3.48994612693787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0927448272705078" calcext:value-type="float">
            <text:p>9.27448272705078E-05</text:p>
          </table:table-cell>
          <table:table-cell table:style-name="ce1" office:value-type="float" office:value="1.22699570655823" calcext:value-type="float">
            <text:p>1.22699570655823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0748634338378906" calcext:value-type="float">
            <text:p>7.48634338378906E-05</text:p>
          </table:table-cell>
          <table:table-cell table:style-name="ce1" office:value-type="float" office:value="1.27412581443787" calcext:value-type="float">
            <text:p>1.27412581443787</text:p>
          </table:table-cell>
          <table:table-cell table:style-name="ce1" office:value-type="float" office:value="0.00019526481628418" calcext:value-type="float">
            <text:p>0.000195264816284</text:p>
          </table:table-cell>
          <table:table-cell table:style-name="ce1" office:value-type="float" office:value="0.000114917755126953" calcext:value-type="float">
            <text:p>0.000114917755127</text:p>
          </table:table-cell>
          <table:table-cell table:style-name="ce1" office:value-type="float" office:value="1.32037901878357" calcext:value-type="float">
            <text:p>1.32037901878357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1.40293431282043" calcext:value-type="float">
            <text:p>1.40293431282043</text:p>
          </table:table-cell>
          <table:table-cell table:style-name="ce1" office:value-type="float" office:value="0.00178003311157227" calcext:value-type="float">
            <text:p>0.001780033111572</text:p>
          </table:table-cell>
          <table:table-cell table:style-name="ce1" office:value-type="float" office:value="0.000367641448974609" calcext:value-type="float">
            <text:p>0.000367641448975</text:p>
          </table:table-cell>
          <table:table-cell table:style-name="ce1" office:value-type="float" office:value="1.25658416748047" calcext:value-type="float">
            <text:p>1.25658416748047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1.21317982673645" calcext:value-type="float">
            <text:p>1.2131798267364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889301300048828" calcext:value-type="float">
            <text:p>8.89301300048828E-05</text:p>
          </table:table-cell>
          <table:table-cell table:style-name="ce1" office:value-type="float" office:value="0.506735895688717" calcext:value-type="float">
            <text:p>0.506735895688717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3.733229637146" calcext:value-type="float">
            <text:p>3.733229637146</text:p>
          </table:table-cell>
          <table:table-cell table:style-name="ce1" office:value-type="float" office:value="52.7005331516266" calcext:value-type="float">
            <text:p>52.7005331516266</text:p>
          </table:table-cell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737087726593018" calcext:value-type="float">
            <text:p>0.073708772659302</text:p>
          </table:table-cell>
          <table:table-cell table:style-name="ce1" office:value-type="float" office:value="0.000113964080810547" calcext:value-type="float">
            <text:p>0.000113964080811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1.13169407844543" calcext:value-type="float">
            <text:p>1.13169407844543</text:p>
          </table:table-cell>
          <table:table-cell table:style-name="ce1" office:value-type="float" office:value="0.156261920928955" calcext:value-type="float">
            <text:p>0.156261920928955</text:p>
          </table:table-cell>
          <table:table-cell table:style-name="ce1" office:value-type="float" office:value="0.235028743743896" calcext:value-type="float">
            <text:p>0.235028743743896</text:p>
          </table:table-cell>
          <table:table-cell table:style-name="ce1" office:value-type="float" office:value="0.0000865459442138672" calcext:value-type="float">
            <text:p>8.65459442138672E-05</text:p>
          </table:table-cell>
          <table:table-cell table:style-name="ce1" office:value-type="float" office:value="0.970231771469116" calcext:value-type="float">
            <text:p>0.970231771469116</text:p>
          </table:table-cell>
          <table:table-cell table:style-name="ce1" office:value-type="float" office:value="0.0851969718933106" calcext:value-type="float">
            <text:p>0.085196971893311</text:p>
          </table:table-cell>
          <table:table-cell table:style-name="ce1" office:value-type="float" office:value="0.556729078292847" calcext:value-type="float">
            <text:p>0.556729078292847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605087280273438" calcext:value-type="float">
            <text:p>0.605087280273438</text:p>
          </table:table-cell>
          <table:table-cell table:style-name="ce1" office:value-type="float" office:value="0.134607791900635" calcext:value-type="float">
            <text:p>0.134607791900635</text:p>
          </table:table-cell>
          <table:table-cell table:style-name="ce1" office:value-type="float" office:value="0.587654113769531" calcext:value-type="float">
            <text:p>0.587654113769531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740591287612915" calcext:value-type="float">
            <text:p>0.740591287612915</text:p>
          </table:table-cell>
          <table:table-cell table:style-name="ce1" office:value-type="float" office:value="0.162826061248779" calcext:value-type="float">
            <text:p>0.162826061248779</text:p>
          </table:table-cell>
          <table:table-cell table:style-name="ce1" office:value-type="float" office:value="0.542633056640625" calcext:value-type="float">
            <text:p>0.542633056640625</text:p>
          </table:table-cell>
          <table:table-cell table:style-name="ce1" office:value-type="float" office:value="0.000150918960571289" calcext:value-type="float">
            <text:p>0.000150918960571</text:p>
          </table:table-cell>
          <table:table-cell table:style-name="ce1" office:value-type="float" office:value="0.762309074401856" calcext:value-type="float">
            <text:p>0.762309074401856</text:p>
          </table:table-cell>
          <table:table-cell table:style-name="ce1" office:value-type="float" office:value="4.80552840232849" calcext:value-type="float">
            <text:p>4.80552840232849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0.0000605583190917969" calcext:value-type="float">
            <text:p>6.05583190917969E-05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1.07930493354797" calcext:value-type="float">
            <text:p>1.07930493354797</text:p>
          </table:table-cell>
          <table:table-cell table:style-name="ce1" office:value-type="float" office:value="0.000109434127807617" calcext:value-type="float">
            <text:p>0.000109434127808</text:p>
          </table:table-cell>
          <table:table-cell table:style-name="ce1" office:value-type="float" office:value="0.00011444091796875" calcext:value-type="float">
            <text:p>0.000114440917969</text:p>
          </table:table-cell>
          <table:table-cell table:style-name="ce1" office:value-type="float" office:value="0.0000841617584228516" calcext:value-type="float">
            <text:p>8.41617584228516E-05</text:p>
          </table:table-cell>
          <table:table-cell table:style-name="ce1" office:value-type="float" office:value="1.23439979553223" calcext:value-type="float">
            <text:p>1.23439979553223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965595245361328" calcext:value-type="float">
            <text:p>9.65595245361328E-05</text:p>
          </table:table-cell>
          <table:table-cell table:style-name="ce1" office:value-type="float" office:value="1.14469933509827" calcext:value-type="float">
            <text:p>1.14469933509827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0.000135898590087891" calcext:value-type="float">
            <text:p>0.000135898590088</text:p>
          </table:table-cell>
          <table:table-cell table:style-name="ce1" office:value-type="float" office:value="1.11656761169434" calcext:value-type="float">
            <text:p>1.11656761169434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977516174316406" calcext:value-type="float">
            <text:p>9.77516174316406E-05</text:p>
          </table:table-cell>
          <table:table-cell table:style-name="ce1" office:value-type="float" office:value="1.02530360221863" calcext:value-type="float">
            <text:p>1.02530360221863</text:p>
          </table:table-cell>
          <table:table-cell table:style-name="ce1" office:value-type="float" office:value="4.90193724632263" calcext:value-type="float">
            <text:p>4.90193724632263</text:p>
          </table:table-cell>
          <table:table-cell table:style-name="ce1" office:value-type="float" office:value="0.0000927448272705078" calcext:value-type="float">
            <text:p>9.27448272705078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1.04313492774963" calcext:value-type="float">
            <text:p>1.04313492774963</text:p>
          </table:table-cell>
          <table:table-cell table:style-name="ce1" office:value-type="float" office:value="0.000087738037109375" calcext:value-type="float">
            <text:p>8.7738037109375E-05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1.1501886844635" calcext:value-type="float">
            <text:p>1.1501886844635</text:p>
          </table:table-cell>
          <table:table-cell table:style-name="ce1" office:value-type="float" office:value="0.000104904174804688" calcext:value-type="float">
            <text:p>0.000104904174805</text:p>
          </table:table-cell>
          <table:table-cell table:style-name="ce1" office:value-type="float" office:value="0.0000810623168945313" calcext:value-type="float">
            <text:p>8.10623168945313E-05</text:p>
          </table:table-cell>
          <table:table-cell table:style-name="ce1" office:value-type="float" office:value="0.000112056732177734" calcext:value-type="float">
            <text:p>0.000112056732178</text:p>
          </table:table-cell>
          <table:table-cell table:style-name="ce1" office:value-type="float" office:value="1.14783430099487" calcext:value-type="float">
            <text:p>1.14783430099487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123023986816406" calcext:value-type="float">
            <text:p>0.000123023986816</text:p>
          </table:table-cell>
          <table:table-cell table:style-name="ce1" office:value-type="float" office:value="1.10705828666687" calcext:value-type="float">
            <text:p>1.10705828666687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style-name="ce1" office:value-type="float" office:value="0.000112771987915039" calcext:value-type="float">
            <text:p>0.000112771987915</text:p>
          </table:table-cell>
          <table:table-cell table:style-name="ce1" office:value-type="float" office:value="0.00011134147644043" calcext:value-type="float">
            <text:p>0.00011134147644</text:p>
          </table:table-cell>
          <table:table-cell table:style-name="ce1" office:value-type="float" office:value="1.27186226844788" calcext:value-type="float">
            <text:p>1.27186226844788</text:p>
          </table:table-cell>
          <table:table-cell table:style-name="ce1" office:value-type="float" office:value="5.01711368560791" calcext:value-type="float">
            <text:p>5.01711368560791</text:p>
          </table:table-cell>
          <table:table-cell table:style-name="ce1" office:value-type="float" office:value="0.000147342681884766" calcext:value-type="float">
            <text:p>0.000147342681885</text:p>
          </table:table-cell>
          <table:table-cell table:style-name="ce1" office:value-type="float" office:value="0.0000851154327392578" calcext:value-type="float">
            <text:p>8.51154327392578E-05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1.07527351379395" calcext:value-type="float">
            <text:p>1.07527351379395</text:p>
          </table:table-cell>
          <table:table-cell table:style-name="ce1" office:value-type="float" office:value="0.0250000953674316" calcext:value-type="float">
            <text:p>0.025000095367432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1.11207556724548" calcext:value-type="float">
            <text:p>1.11207556724548</text:p>
          </table:table-cell>
          <table:table-cell table:style-name="ce1" office:value-type="float" office:value="0.0373973846435547" calcext:value-type="float">
            <text:p>0.037397384643555</text:p>
          </table:table-cell>
          <table:table-cell table:style-name="ce1" office:value-type="float" office:value="0.147352695465088" calcext:value-type="float">
            <text:p>0.147352695465088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1.06748628616333" calcext:value-type="float">
            <text:p>1.06748628616333</text:p>
          </table:table-cell>
          <table:table-cell table:style-name="ce1" office:value-type="float" office:value="0.0377192497253418" calcext:value-type="float">
            <text:p>0.037719249725342</text:p>
          </table:table-cell>
          <table:table-cell table:style-name="ce1" office:value-type="float" office:value="0.20266580581665" calcext:value-type="float">
            <text:p>0.20266580581665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1.08296656608582" calcext:value-type="float">
            <text:p>1.08296656608582</text:p>
          </table:table-cell>
          <table:table-cell table:style-name="ce1" office:value-type="float" office:value="0.0000994205474853516" calcext:value-type="float">
            <text:p>9.94205474853516E-05</text:p>
          </table:table-cell>
          <table:table-cell table:style-name="ce1" office:value-type="float" office:value="0.10284423828125" calcext:value-type="float">
            <text:p>0.10284423828125</text:p>
          </table:table-cell>
          <table:table-cell table:style-name="ce1" office:value-type="float" office:value="0.000137090682983398" calcext:value-type="float">
            <text:p>0.000137090682983</text:p>
          </table:table-cell>
          <table:table-cell table:style-name="ce1" office:value-type="float" office:value="1.04569363594055" calcext:value-type="float">
            <text:p>1.04569363594055</text:p>
          </table:table-cell>
          <table:table-cell table:style-name="ce1" office:value-type="float" office:value="4.95376014709473" calcext:value-type="float">
            <text:p>4.95376014709473</text:p>
          </table:table-cell>
          <table:table-cell table:style-name="ce1" office:value-type="float" office:value="0.0000696182250976562" calcext:value-type="float">
            <text:p>6.96182250976562E-05</text:p>
          </table:table-cell>
          <table:table-cell table:style-name="ce1" office:value-type="float" office:value="0.000119686126708984" calcext:value-type="float">
            <text:p>0.000119686126709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0.97418737411499" calcext:value-type="float">
            <text:p>0.97418737411499</text:p>
          </table:table-cell>
          <table:table-cell table:style-name="ce1" office:value-type="float" office:value="0.000106334686279297" calcext:value-type="float">
            <text:p>0.000106334686279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1.13853073120117" calcext:value-type="float">
            <text:p>1.13853073120117</text:p>
          </table:table-cell>
          <table:table-cell table:style-name="ce1" office:value-type="float" office:value="0.000111103057861328" calcext:value-type="float">
            <text:p>0.000111103057861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1.05160522460938" calcext:value-type="float">
            <text:p>1.05160522460938</text:p>
          </table:table-cell>
          <table:table-cell table:style-name="ce1" office:value-type="float" office:value="0.0496902465820313" calcext:value-type="float">
            <text:p>0.049690246582031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817775726318359" calcext:value-type="float">
            <text:p>8.17775726318359E-05</text:p>
          </table:table-cell>
          <table:table-cell table:style-name="ce1" office:value-type="float" office:value="1.06587696075439" calcext:value-type="float">
            <text:p>1.06587696075439</text:p>
          </table:table-cell>
          <table:table-cell table:style-name="ce1" office:value-type="float" office:value="0.206488847732544" calcext:value-type="float">
            <text:p>0.206488847732544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946521759033203" calcext:value-type="float">
            <text:p>9.46521759033203E-05</text:p>
          </table:table-cell>
          <table:table-cell table:style-name="ce1" office:value-type="float" office:value="0.988157749176025" calcext:value-type="float">
            <text:p>0.988157749176025</text:p>
          </table:table-cell>
          <table:table-cell table:style-name="ce1" office:value-type="float" office:value="0.472685981255311" calcext:value-type="float">
            <text:p>0.472685981255311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5.01711368560791" calcext:value-type="float">
            <text:p>5.01711368560791</text:p>
          </table:table-cell>
          <table:table-cell table:style-name="ce1" office:value-type="float" office:value="49.1593420505524" calcext:value-type="float">
            <text:p>49.1593420505524</text:p>
          </table:table-cell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115871429443359" calcext:value-type="float">
            <text:p>0.000115871429443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175952911376953" calcext:value-type="float">
            <text:p>0.000175952911377</text:p>
          </table:table-cell>
          <table:table-cell table:style-name="ce1" office:value-type="float" office:value="1.20822381973267" calcext:value-type="float">
            <text:p>1.20822381973267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0.0000770092010498047" calcext:value-type="float">
            <text:p>7.70092010498047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1.10994553565979" calcext:value-type="float">
            <text:p>1.10994553565979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1.13691782951355" calcext:value-type="float">
            <text:p>1.13691782951355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style-name="ce1" office:value-type="float" office:value="0.000107526779174805" calcext:value-type="float">
            <text:p>0.00010752677917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1.06421518325806" calcext:value-type="float">
            <text:p>1.06421518325806</text:p>
          </table:table-cell>
          <table:table-cell table:style-name="ce1" office:value-type="float" office:value="4.88797855377197" calcext:value-type="float">
            <text:p>4.88797855377197</text:p>
          </table:table-cell>
          <table:table-cell table:style-name="ce1" office:value-type="float" office:value="0.0777621269226074" calcext:value-type="float">
            <text:p>0.077762126922608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867843627929688" calcext:value-type="float">
            <text:p>8.67843627929688E-05</text:p>
          </table:table-cell>
          <table:table-cell table:style-name="ce1" office:value-type="float" office:value="1.08958697319031" calcext:value-type="float">
            <text:p>1.08958697319031</text:p>
          </table:table-cell>
          <table:table-cell table:style-name="ce1" office:value-type="float" office:value="0.101948261260986" calcext:value-type="float">
            <text:p>0.101948261260986</text:p>
          </table:table-cell>
          <table:table-cell table:style-name="ce1" office:value-type="float" office:value="0.0000896453857421875" calcext:value-type="float">
            <text:p>8.96453857421875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528430938720703" calcext:value-type="float">
            <text:p>0.005284309387207</text:p>
          </table:table-cell>
          <table:table-cell table:style-name="ce1" office:value-type="float" office:value="1.05668783187866" calcext:value-type="float">
            <text:p>1.05668783187866</text:p>
          </table:table-cell>
          <table:table-cell table:style-name="ce1" office:value-type="float" office:value="0.195650339126587" calcext:value-type="float">
            <text:p>0.195650339126587</text:p>
          </table:table-cell>
          <table:table-cell table:style-name="ce1" office:value-type="float" office:value="0.000091552734375" calcext:value-type="float">
            <text:p>9.1552734375E-05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215768814086914" calcext:value-type="float">
            <text:p>0.000215768814087</text:p>
          </table:table-cell>
          <table:table-cell table:style-name="ce1" office:value-type="float" office:value="1.15216422080994" calcext:value-type="float">
            <text:p>1.15216422080994</text:p>
          </table:table-cell>
          <table:table-cell table:style-name="ce1" office:value-type="float" office:value="0.154984712600708" calcext:value-type="float">
            <text:p>0.154984712600708</text:p>
          </table:table-cell>
          <table:table-cell table:style-name="ce1" office:value-type="float" office:value="0.0000977516174316406" calcext:value-type="float">
            <text:p>9.77516174316406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825518846511841" calcext:value-type="float">
            <text:p>0.825518846511841</text:p>
          </table:table-cell>
          <table:table-cell table:style-name="ce1" office:value-type="float" office:value="4.74132084846497" calcext:value-type="float">
            <text:p>4.74132084846497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0206708908081055" calcext:value-type="float">
            <text:p>0.000206708908081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1.13946390151978" calcext:value-type="float">
            <text:p>1.13946390151978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882148742675781" calcext:value-type="float">
            <text:p>8.82148742675781E-05</text:p>
          </table:table-cell>
          <table:table-cell table:style-name="ce1" office:value-type="float" office:value="0.000091552734375" calcext:value-type="float">
            <text:p>9.1552734375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1.20466089248657" calcext:value-type="float">
            <text:p>1.20466089248657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528764724731445" calcext:value-type="float">
            <text:p>0.005287647247314</text:p>
          </table:table-cell>
          <table:table-cell table:style-name="ce1" office:value-type="float" office:value="0.00012969970703125" calcext:value-type="float">
            <text:p>0.000129699707031</text:p>
          </table:table-cell>
          <table:table-cell table:style-name="ce1" office:value-type="float" office:value="0.0000655651092529297" calcext:value-type="float">
            <text:p>6.55651092529297E-05</text:p>
          </table:table-cell>
          <table:table-cell table:style-name="ce1" office:value-type="float" office:value="1.26797771453857" calcext:value-type="float">
            <text:p>1.26797771453857</text:p>
          </table:table-cell>
          <table:table-cell table:style-name="ce1" office:value-type="float" office:value="0.00517845153808594" calcext:value-type="float">
            <text:p>0.005178451538086</text:p>
          </table:table-cell>
          <table:table-cell table:style-name="ce1" office:value-type="float" office:value="0.000108242034912109" calcext:value-type="float">
            <text:p>0.000108242034912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90991735458374" calcext:value-type="float">
            <text:p>0.90991735458374</text:p>
          </table:table-cell>
          <table:table-cell table:style-name="ce1" office:value-type="float" office:value="4.76468348503113" calcext:value-type="float">
            <text:p>4.76468348503113</text:p>
          </table:table-cell>
          <table:table-cell table:style-name="ce1" office:value-type="float" office:value="0.083113431930542" calcext:value-type="float">
            <text:p>0.083113431930542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636577606201172" calcext:value-type="float">
            <text:p>6.36577606201172E-05</text:p>
          </table:table-cell>
          <table:table-cell table:style-name="ce1" office:value-type="float" office:value="0.747298240661621" calcext:value-type="float">
            <text:p>0.747298240661621</text:p>
          </table:table-cell>
          <table:table-cell table:style-name="ce1" office:value-type="float" office:value="0.482221126556397" calcext:value-type="float">
            <text:p>0.482221126556397</text:p>
          </table:table-cell>
          <table:table-cell table:style-name="ce1" office:value-type="float" office:value="0.000158786773681641" calcext:value-type="float">
            <text:p>0.000158786773682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865459442138672" calcext:value-type="float">
            <text:p>8.65459442138672E-05</text:p>
          </table:table-cell>
          <table:table-cell table:style-name="ce1" office:value-type="float" office:value="0.683722257614136" calcext:value-type="float">
            <text:p>0.683722257614136</text:p>
          </table:table-cell>
          <table:table-cell table:style-name="ce1" office:value-type="float" office:value="0.545819997787476" calcext:value-type="float">
            <text:p>0.545819997787476</text:p>
          </table:table-cell>
          <table:table-cell table:style-name="ce1" office:value-type="float" office:value="0.0445065498352051" calcext:value-type="float">
            <text:p>0.0445065498352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0.725314617156982" calcext:value-type="float">
            <text:p>0.725314617156982</text:p>
          </table:table-cell>
          <table:table-cell table:style-name="ce1" office:value-type="float" office:value="0.57555103302002" calcext:value-type="float">
            <text:p>0.57555103302002</text:p>
          </table:table-cell>
          <table:table-cell table:style-name="ce1" office:value-type="float" office:value="0.0704860687255859" calcext:value-type="float">
            <text:p>0.070486068725586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475679159164429" calcext:value-type="float">
            <text:p>0.475679159164429</text:p>
          </table:table-cell>
          <table:table-cell table:style-name="ce1" office:value-type="float" office:value="4.64207768440247" calcext:value-type="float">
            <text:p>4.64207768440247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0813007354736328" calcext:value-type="float">
            <text:p>8.13007354736328E-05</text:p>
          </table:table-cell>
          <table:table-cell table:style-name="ce1" office:value-type="float" office:value="0.984123229980469" calcext:value-type="float">
            <text:p>0.984123229980469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0.0000655651092529297" calcext:value-type="float">
            <text:p>6.55651092529297E-05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0.748972177505493" calcext:value-type="float">
            <text:p>0.748972177505493</text:p>
          </table:table-cell>
          <table:table-cell table:style-name="ce1" office:value-type="float" office:value="0.210681200027466" calcext:value-type="float">
            <text:p>0.210681200027466</text:p>
          </table:table-cell>
          <table:table-cell table:style-name="ce1" office:value-type="float" office:value="0.519189596176147" calcext:value-type="float">
            <text:p>0.519189596176147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14495849609375" calcext:value-type="float">
            <text:p>0.000144958496094</text:p>
          </table:table-cell>
          <table:table-cell table:style-name="ce1" office:value-type="float" office:value="0.600239276885986" calcext:value-type="float">
            <text:p>0.600239276885986</text:p>
          </table:table-cell>
          <table:table-cell table:style-name="ce1" office:value-type="float" office:value="0.167787313461304" calcext:value-type="float">
            <text:p>0.167787313461304</text:p>
          </table:table-cell>
          <table:table-cell table:style-name="ce1" office:value-type="float" office:value="0.85555911064148" calcext:value-type="float">
            <text:p>0.85555911064148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184785604476929" calcext:value-type="float">
            <text:p>0.184785604476929</text:p>
          </table:table-cell>
          <table:table-cell table:style-name="ce1" office:value-type="float" office:value="0.398629296284456" calcext:value-type="float">
            <text:p>0.398629296284456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4.88797855377197" calcext:value-type="float">
            <text:p>4.88797855377197</text:p>
          </table:table-cell>
          <table:table-cell table:style-name="ce1" office:value-type="float" office:value="41.4574468135834" calcext:value-type="float">
            <text:p>41.4574468135834</text:p>
          </table:table-cell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308456420898437" calcext:value-type="float">
            <text:p>0.030845642089844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1.40475821495056" calcext:value-type="float">
            <text:p>1.40475821495056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091552734375" calcext:value-type="float">
            <text:p>9.1552734375E-05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0.0000927448272705078" calcext:value-type="float">
            <text:p>9.27448272705078E-05</text:p>
          </table:table-cell>
          <table:table-cell table:style-name="ce1" office:value-type="float" office:value="1.58287286758423" calcext:value-type="float">
            <text:p>1.58287286758423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519871711730957" calcext:value-type="float">
            <text:p>0.00519871711731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1.31391215324402" calcext:value-type="float">
            <text:p>1.31391215324402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4.18094038963318" calcext:value-type="float">
            <text:p>4.18094038963318</text:p>
          </table:table-cell>
          <table:table-cell table:style-name="ce1" office:value-type="float" office:value="0.000111818313598633" calcext:value-type="float">
            <text:p>0.000111818313599</text:p>
          </table:table-cell>
          <table:table-cell table:style-name="ce1" office:value-type="float" office:value="0.0000848770141601563" calcext:value-type="float">
            <text:p>8.48770141601563E-05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113964080810547" calcext:value-type="float">
            <text:p>0.000113964080811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1.19244289398193" calcext:value-type="float">
            <text:p>1.19244289398193</text:p>
          </table:table-cell>
          <table:table-cell table:style-name="ce1" office:value-type="float" office:value="0.000080108642578125" calcext:value-type="float">
            <text:p>8.0108642578125E-05</text:p>
          </table:table-cell>
          <table:table-cell table:style-name="ce1" office:value-type="float" office:value="0.000087738037109375" calcext:value-type="float">
            <text:p>8.7738037109375E-05</text:p>
          </table:table-cell>
          <table:table-cell table:style-name="ce1" office:value-type="float" office:value="0.0952465534210205" calcext:value-type="float">
            <text:p>0.095246553421021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684736967086792" calcext:value-type="float">
            <text:p>0.684736967086792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1.12188839912415" calcext:value-type="float">
            <text:p>1.1218883991241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555578947067261" calcext:value-type="float">
            <text:p>0.555578947067261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4.6579761505127" calcext:value-type="float">
            <text:p>4.6579761505127</text:p>
          </table:table-cell>
          <table:table-cell table:style-name="ce1" office:value-type="float" office:value="0.000145196914672852" calcext:value-type="float">
            <text:p>0.000145196914673</text:p>
          </table:table-cell>
          <table:table-cell table:style-name="ce1" office:value-type="float" office:value="0.0000865459442138672" calcext:value-type="float">
            <text:p>8.65459442138672E-05</text:p>
          </table:table-cell>
          <table:table-cell table:style-name="ce1" office:value-type="float" office:value="0.000124692916870117" calcext:value-type="float">
            <text:p>0.00012469291687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803470611572266" calcext:value-type="float">
            <text:p>8.03470611572266E-05</text:p>
          </table:table-cell>
          <table:table-cell table:style-name="ce1" office:value-type="float" office:value="1.62396216392517" calcext:value-type="float">
            <text:p>1.62396216392517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296688318252563" calcext:value-type="float">
            <text:p>0.296688318252563</text:p>
          </table:table-cell>
          <table:table-cell table:style-name="ce1" office:value-type="float" office:value="0.325352430343628" calcext:value-type="float">
            <text:p>0.325352430343628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0.000116586685180664" calcext:value-type="float">
            <text:p>0.000116586685181</text:p>
          </table:table-cell>
          <table:table-cell table:style-name="ce1" office:value-type="float" office:value="1.21453666687012" calcext:value-type="float">
            <text:p>1.21453666687012</text:p>
          </table:table-cell>
          <table:table-cell table:style-name="ce1" office:value-type="float" office:value="0.0000867843627929688" calcext:value-type="float">
            <text:p>8.67843627929688E-05</text:p>
          </table:table-cell>
          <table:table-cell table:style-name="ce1" office:value-type="float" office:value="0.419743776321411" calcext:value-type="float">
            <text:p>0.419743776321411</text:p>
          </table:table-cell>
          <table:table-cell table:style-name="ce1" office:value-type="float" office:value="0.724545478820801" calcext:value-type="float">
            <text:p>0.724545478820801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592774629592896" calcext:value-type="float">
            <text:p>0.592774629592896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554502487182617" calcext:value-type="float">
            <text:p>0.554502487182617</text:p>
          </table:table-cell>
          <table:table-cell table:style-name="ce1" office:value-type="float" office:value="5.65853261947632" calcext:value-type="float">
            <text:p>5.65853261947632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729560852050781" calcext:value-type="float">
            <text:p>7.29560852050781E-05</text:p>
          </table:table-cell>
          <table:table-cell table:style-name="ce1" office:value-type="float" office:value="0.000129461288452148" calcext:value-type="float">
            <text:p>0.000129461288452</text:p>
          </table:table-cell>
          <table:table-cell table:style-name="ce1" office:value-type="float" office:value="0.000188112258911133" calcext:value-type="float">
            <text:p>0.000188112258911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1.71311283111572" calcext:value-type="float">
            <text:p>1.71311283111572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00841617584228516" calcext:value-type="float">
            <text:p>8.41617584228516E-05</text:p>
          </table:table-cell>
          <table:table-cell table:style-name="ce1" office:value-type="float" office:value="0.0000925064086914063" calcext:value-type="float">
            <text:p>9.25064086914063E-05</text:p>
          </table:table-cell>
          <table:table-cell table:style-name="ce1" office:value-type="float" office:value="0.0000889301300048828" calcext:value-type="float">
            <text:p>8.89301300048828E-05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1.93618822097778" calcext:value-type="float">
            <text:p>1.93618822097778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0.000799417495727539" calcext:value-type="float">
            <text:p>0.000799417495728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1.0397162437439" calcext:value-type="float">
            <text:p>1.0397162437439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238054037094116" calcext:value-type="float">
            <text:p>0.238054037094116</text:p>
          </table:table-cell>
          <table:table-cell table:style-name="ce1" office:value-type="float" office:value="5.05700922012329" calcext:value-type="float">
            <text:p>5.05700922012329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891685485839844" calcext:value-type="float">
            <text:p>8.91685485839844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824928283691406" calcext:value-type="float">
            <text:p>8.24928283691406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1.49873661994934" calcext:value-type="float">
            <text:p>1.49873661994934</text:p>
          </table:table-cell>
          <table:table-cell table:style-name="ce1" office:value-type="float" office:value="0.0013885498046875" calcext:value-type="float">
            <text:p>0.001388549804688</text:p>
          </table:table-cell>
          <table:table-cell table:style-name="ce1" office:value-type="float" office:value="0.000122785568237305" calcext:value-type="float">
            <text:p>0.000122785568237</text:p>
          </table:table-cell>
          <table:table-cell table:style-name="ce1" office:value-type="float" office:value="0.000145912170410156" calcext:value-type="float">
            <text:p>0.00014591217041</text:p>
          </table:table-cell>
          <table:table-cell table:style-name="ce1" office:value-type="float" office:value="0.0000731945037841797" calcext:value-type="float">
            <text:p>7.31945037841797E-05</text:p>
          </table:table-cell>
          <table:table-cell table:style-name="ce1" office:value-type="float" office:value="0.0000905990600585938" calcext:value-type="float">
            <text:p>9.05990600585938E-05</text:p>
          </table:table-cell>
          <table:table-cell table:style-name="ce1" office:value-type="float" office:value="1.36903691291809" calcext:value-type="float">
            <text:p>1.36903691291809</text:p>
          </table:table-cell>
          <table:table-cell table:style-name="ce1" office:value-type="float" office:value="0.00159025192260742" calcext:value-type="float">
            <text:p>0.001590251922607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120401382446289" calcext:value-type="float">
            <text:p>0.000120401382446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1.44581723213196" calcext:value-type="float">
            <text:p>1.44581723213196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409075017158802" calcext:value-type="float">
            <text:p>0.409075017158802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5.65853261947632" calcext:value-type="float">
            <text:p>5.65853261947632</text:p>
          </table:table-cell>
          <table:table-cell table:style-name="ce1" office:value-type="float" office:value="42.5438017845154" calcext:value-type="float">
            <text:p>42.5438017845154</text:p>
          </table:table-cell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963211059570313" calcext:value-type="float">
            <text:p>9.63211059570313E-05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820159912109375" calcext:value-type="float">
            <text:p>8.20159912109375E-05</text:p>
          </table:table-cell>
          <table:table-cell table:style-name="ce1" office:value-type="float" office:value="0.000100374221801758" calcext:value-type="float">
            <text:p>0.000100374221802</text:p>
          </table:table-cell>
          <table:table-cell table:style-name="ce1" office:value-type="float" office:value="2.44641137123108" calcext:value-type="float">
            <text:p>2.44641137123108</text:p>
          </table:table-cell>
          <table:table-cell table:style-name="ce1" office:value-type="float" office:value="0.0000751018524169922" calcext:value-type="float">
            <text:p>7.51018524169922E-05</text:p>
          </table:table-cell>
          <table:table-cell table:style-name="ce1" office:value-type="float" office:value="0.0000669956207275391" calcext:value-type="float">
            <text:p>6.69956207275391E-05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0000853538513183594" calcext:value-type="float">
            <text:p>8.53538513183594E-05</text:p>
          </table:table-cell>
          <table:table-cell table:style-name="ce1" office:value-type="float" office:value="0.0000948905944824219" calcext:value-type="float">
            <text:p>9.48905944824219E-05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1.19539022445679" calcext:value-type="float">
            <text:p>1.19539022445679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4.33776783943176" calcext:value-type="float">
            <text:p>4.33776783943176</text:p>
          </table:table-cell>
          <table:table-cell table:style-name="ce1" office:value-type="float" office:value="0.210994005203247" calcext:value-type="float">
            <text:p>0.210994005203247</text:p>
          </table:table-cell>
          <table:table-cell table:style-name="ce1" office:value-type="float" office:value="0.100171804428101" calcext:value-type="float">
            <text:p>0.100171804428101</text:p>
          </table:table-cell>
          <table:table-cell table:style-name="ce1" office:value-type="float" office:value="0.0909423828125" calcext:value-type="float">
            <text:p>0.090942382812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124216079711914" calcext:value-type="float">
            <text:p>0.000124216079712</text:p>
          </table:table-cell>
          <table:table-cell table:style-name="ce1" office:value-type="float" office:value="0.000091552734375" calcext:value-type="float">
            <text:p>9.1552734375E-05</text:p>
          </table:table-cell>
          <table:table-cell table:style-name="ce1" office:value-type="float" office:value="1.39159154891968" calcext:value-type="float">
            <text:p>1.39159154891968</text:p>
          </table:table-cell>
          <table:table-cell table:style-name="ce1" office:value-type="float" office:value="0.0000696182250976562" calcext:value-type="float">
            <text:p>6.96182250976562E-05</text:p>
          </table:table-cell>
          <table:table-cell table:style-name="ce1" office:value-type="float" office:value="0.581674337387085" calcext:value-type="float">
            <text:p>0.58167433738708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0.000118732452392578" calcext:value-type="float">
            <text:p>0.000118732452393</text:p>
          </table:table-cell>
          <table:table-cell table:style-name="ce1" office:value-type="float" office:value="2.11643290519714" calcext:value-type="float">
            <text:p>2.11643290519714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351446866989136" calcext:value-type="float">
            <text:p>0.351446866989136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3.91885280609131" calcext:value-type="float">
            <text:p>3.91885280609131</text:p>
          </table:table-cell>
          <table:table-cell table:style-name="ce1" office:value-type="float" office:value="0.0000720024108886719" calcext:value-type="float">
            <text:p>7.20024108886719E-05</text:p>
          </table:table-cell>
          <table:table-cell table:style-name="ce1" office:value-type="float" office:value="0.573613882064819" calcext:value-type="float">
            <text:p>0.573613882064819</text:p>
          </table:table-cell>
          <table:table-cell table:style-name="ce1" office:value-type="float" office:value="0.205438137054443" calcext:value-type="float">
            <text:p>0.205438137054443</text:p>
          </table:table-cell>
          <table:table-cell table:number-columns-repeated="2" table:style-name="ce1" office:value-type="float" office:value="0.000106334686279297" calcext:value-type="float">
            <text:p>0.000106334686279</text:p>
          </table:table-cell>
          <table:table-cell table:style-name="ce1" office:value-type="float" office:value="0.0000948905944824219" calcext:value-type="float">
            <text:p>9.48905944824219E-05</text:p>
          </table:table-cell>
          <table:table-cell table:style-name="ce1" office:value-type="float" office:value="0.036613941192627" calcext:value-type="float">
            <text:p>0.036613941192627</text:p>
          </table:table-cell>
          <table:table-cell table:style-name="ce1" office:value-type="float" office:value="1.21195530891418" calcext:value-type="float">
            <text:p>1.21195530891418</text:p>
          </table:table-cell>
          <table:table-cell table:style-name="ce1" office:value-type="float" office:value="0.85906457901001" calcext:value-type="float">
            <text:p>0.85906457901001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820159912109375" calcext:value-type="float">
            <text:p>8.20159912109375E-05</text:p>
          </table:table-cell>
          <table:table-cell table:style-name="ce1" office:value-type="float" office:value="0.000122785568237305" calcext:value-type="float">
            <text:p>0.000122785568237</text:p>
          </table:table-cell>
          <table:table-cell table:style-name="ce1" office:value-type="float" office:value="0.000106096267700195" calcext:value-type="float">
            <text:p>0.0001060962677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913143157958984" calcext:value-type="float">
            <text:p>9.13143157958984E-05</text:p>
          </table:table-cell>
          <table:table-cell table:style-name="ce1" office:value-type="float" office:value="2.04511833190918" calcext:value-type="float">
            <text:p>2.04511833190918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498294830322266" calcext:value-type="float">
            <text:p>4.98294830322266E-05</text:p>
          </table:table-cell>
          <table:table-cell table:style-name="ce1" office:value-type="float" office:value="0.0000782012939453125" calcext:value-type="float">
            <text:p>7.82012939453125E-05</text:p>
          </table:table-cell>
          <table:table-cell table:style-name="ce1" office:value-type="float" office:value="5.24623274803162" calcext:value-type="float">
            <text:p>5.24623274803162</text:p>
          </table:table-cell>
          <table:table-cell table:style-name="ce1" office:value-type="float" office:value="0.0000874996185302734" calcext:value-type="float">
            <text:p>8.74996185302734E-05</text:p>
          </table:table-cell>
          <table:table-cell table:style-name="ce1" office:value-type="float" office:value="0.0000789165496826172" calcext:value-type="float">
            <text:p>7.89165496826172E-05</text:p>
          </table:table-cell>
          <table:table-cell table:style-name="ce1" office:value-type="float" office:value="0.0000560283660888672" calcext:value-type="float">
            <text:p>5.60283660888672E-05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11897087097168" calcext:value-type="float">
            <text:p>0.000118970870972</text:p>
          </table:table-cell>
          <table:table-cell table:style-name="ce1" office:value-type="float" office:value="0.000164270401000977" calcext:value-type="float">
            <text:p>0.000164270401001</text:p>
          </table:table-cell>
          <table:table-cell table:style-name="ce1" office:value-type="float" office:value="1.97620129585266" calcext:value-type="float">
            <text:p>1.97620129585266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119209289550781" calcext:value-type="float">
            <text:p>0.000119209289551</text:p>
          </table:table-cell>
          <table:table-cell table:number-columns-repeated="2" table:style-name="ce1" office:value-type="float" office:value="0.0000696182250976562" calcext:value-type="float">
            <text:p>6.96182250976562E-05</text:p>
          </table:table-cell>
          <table:table-cell table:style-name="ce1" office:value-type="float" office:value="0.000102996826171875" calcext:value-type="float">
            <text:p>0.000102996826172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1.39804363250732" calcext:value-type="float">
            <text:p>1.39804363250732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3.29179859161377" calcext:value-type="float">
            <text:p>3.29179859161377</text:p>
          </table:table-cell>
          <table:table-cell table:style-name="ce1" office:value-type="float" office:value="0.000102996826171875" calcext:value-type="float">
            <text:p>0.000102996826172</text:p>
          </table:table-cell>
          <table:table-cell table:style-name="ce1" office:value-type="float" office:value="0.0000975131988525391" calcext:value-type="float">
            <text:p>9.75131988525391E-05</text:p>
          </table:table-cell>
          <table:table-cell table:style-name="ce1" office:value-type="float" office:value="0.616266012191772" calcext:value-type="float">
            <text:p>0.616266012191772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851154327392578" calcext:value-type="float">
            <text:p>8.51154327392578E-05</text:p>
          </table:table-cell>
          <table:table-cell table:style-name="ce1" office:value-type="float" office:value="1.25654077529907" calcext:value-type="float">
            <text:p>1.25654077529907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339210987091064" calcext:value-type="float">
            <text:p>0.339210987091064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0.0000829696655273438" calcext:value-type="float">
            <text:p>8.29696655273438E-05</text:p>
          </table:table-cell>
          <table:table-cell table:style-name="ce1" office:value-type="float" office:value="0.849087715148926" calcext:value-type="float">
            <text:p>0.849087715148926</text:p>
          </table:table-cell>
          <table:table-cell table:style-name="ce1" office:value-type="float" office:value="0.620421409606934" calcext:value-type="float">
            <text:p>0.620421409606934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760314464569092" calcext:value-type="float">
            <text:p>0.760314464569092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642323017120361" calcext:value-type="float">
            <text:p>0.642323017120361</text:p>
          </table:table-cell>
          <table:table-cell table:style-name="ce1" office:value-type="float" office:value="0.371876354400928" calcext:value-type="float">
            <text:p>0.371876354400928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5.24623274803162" calcext:value-type="float">
            <text:p>5.24623274803162</text:p>
          </table:table-cell>
          <table:table-cell table:style-name="ce1" office:value-type="float" office:value="38.6751408576965" calcext:value-type="float">
            <text:p>38.6751408576965</text:p>
          </table:table-cell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100374221801758" calcext:value-type="float">
            <text:p>0.000100374221802</text:p>
          </table:table-cell>
          <table:table-cell table:style-name="ce1" office:value-type="float" office:value="0.543303728103638" calcext:value-type="float">
            <text:p>0.543303728103638</text:p>
          </table:table-cell>
          <table:table-cell table:style-name="ce1" office:value-type="float" office:value="0.199565649032593" calcext:value-type="float">
            <text:p>0.199565649032593</text:p>
          </table:table-cell>
          <table:table-cell table:style-name="ce1" office:value-type="float" office:value="0.000194549560546875" calcext:value-type="float">
            <text:p>0.000194549560547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125885009765625" calcext:value-type="float">
            <text:p>0.000125885009766</text:p>
          </table:table-cell>
          <table:table-cell table:style-name="ce1" office:value-type="float" office:value="0.000103950500488281" calcext:value-type="float">
            <text:p>0.000103950500488</text:p>
          </table:table-cell>
          <table:table-cell table:style-name="ce1" office:value-type="float" office:value="0.599179744720459" calcext:value-type="float">
            <text:p>0.599179744720459</text:p>
          </table:table-cell>
          <table:table-cell table:style-name="ce1" office:value-type="float" office:value="0.000101089477539063" calcext:value-type="float">
            <text:p>0.000101089477539</text:p>
          </table:table-cell>
          <table:table-cell table:style-name="ce1" office:value-type="float" office:value="0.900795936584473" calcext:value-type="float">
            <text:p>0.900795936584473</text:p>
          </table:table-cell>
          <table:table-cell table:style-name="ce1" office:value-type="float" office:value="0.986035346984863" calcext:value-type="float">
            <text:p>0.986035346984863</text:p>
          </table:table-cell>
          <table:table-cell table:style-name="ce1" office:value-type="float" office:value="0.000138998031616211" calcext:value-type="float">
            <text:p>0.000138998031616</text:p>
          </table:table-cell>
          <table:table-cell table:style-name="ce1" office:value-type="float" office:value="0.0000793933868408203" calcext:value-type="float">
            <text:p>7.93933868408203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631809234619141" calcext:value-type="float">
            <text:p>6.31809234619141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1.15449023246765" calcext:value-type="float">
            <text:p>1.15449023246765</text:p>
          </table:table-cell>
          <table:table-cell table:style-name="ce1" office:value-type="float" office:value="4.70449018478394" calcext:value-type="float">
            <text:p>4.70449018478394</text:p>
          </table:table-cell>
          <table:table-cell table:style-name="ce1" office:value-type="float" office:value="1.02857661247253" calcext:value-type="float">
            <text:p>1.02857661247253</text:p>
          </table:table-cell>
          <table:table-cell table:style-name="ce1" office:value-type="float" office:value="0.0000696182250976562" calcext:value-type="float">
            <text:p>6.96182250976562E-05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141668319702148" calcext:value-type="float">
            <text:p>0.001416683197021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1.51309442520142" calcext:value-type="float">
            <text:p>1.51309442520142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874996185302734" calcext:value-type="float">
            <text:p>8.74996185302734E-05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292276620864868" calcext:value-type="float">
            <text:p>0.292276620864868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607967376708984" calcext:value-type="float">
            <text:p>6.07967376708984E-05</text:p>
          </table:table-cell>
          <table:table-cell table:style-name="ce1" office:value-type="float" office:value="1.64595723152161" calcext:value-type="float">
            <text:p>1.64595723152161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4.84283971786499" calcext:value-type="float">
            <text:p>4.84283971786499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174045562744141" calcext:value-type="float">
            <text:p>0.000174045562744</text:p>
          </table:table-cell>
          <table:table-cell table:style-name="ce1" office:value-type="float" office:value="0.0000746250152587891" calcext:value-type="float">
            <text:p>7.46250152587891E-05</text:p>
          </table:table-cell>
          <table:table-cell table:style-name="ce1" office:value-type="float" office:value="0.0000824928283691406" calcext:value-type="float">
            <text:p>8.24928283691406E-05</text:p>
          </table:table-cell>
          <table:table-cell table:style-name="ce1" office:value-type="float" office:value="0.000104665756225586" calcext:value-type="float">
            <text:p>0.000104665756226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0000925064086914063" calcext:value-type="float">
            <text:p>9.25064086914063E-05</text:p>
          </table:table-cell>
          <table:table-cell table:style-name="ce1" office:value-type="float" office:value="1.24889039993286" calcext:value-type="float">
            <text:p>1.24889039993286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603909015655518" calcext:value-type="float">
            <text:p>0.603909015655518</text:p>
          </table:table-cell>
          <table:table-cell table:style-name="ce1" office:value-type="float" office:value="0.000101089477539063" calcext:value-type="float">
            <text:p>0.000101089477539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0.403415679931641" calcext:value-type="float">
            <text:p>0.403415679931641</text:p>
          </table:table-cell>
          <table:table-cell table:style-name="ce1" office:value-type="float" office:value="1.31435608863831" calcext:value-type="float">
            <text:p>1.31435608863831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698599815368652" calcext:value-type="float">
            <text:p>0.06985998153686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4.44279408454895" calcext:value-type="float">
            <text:p>4.44279408454895</text:p>
          </table:table-cell>
          <table:table-cell table:style-name="ce1" office:value-type="float" office:value="1.1388099193573" calcext:value-type="float">
            <text:p>1.1388099193573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0.000149250030517578" calcext:value-type="float">
            <text:p>0.000149250030518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106334686279297" calcext:value-type="float">
            <text:p>0.000106334686279</text:p>
          </table:table-cell>
          <table:table-cell table:style-name="ce1" office:value-type="float" office:value="0.0000910758972167969" calcext:value-type="float">
            <text:p>9.10758972167969E-05</text:p>
          </table:table-cell>
          <table:table-cell table:style-name="ce1" office:value-type="float" office:value="0.0000746250152587891" calcext:value-type="float">
            <text:p>7.46250152587891E-05</text:p>
          </table:table-cell>
          <table:table-cell table:style-name="ce1" office:value-type="float" office:value="0.000182151794433594" calcext:value-type="float">
            <text:p>0.000182151794434</text:p>
          </table:table-cell>
          <table:table-cell table:style-name="ce1" office:value-type="float" office:value="1.50505876541138" calcext:value-type="float">
            <text:p>1.50505876541138</text:p>
          </table:table-cell>
          <table:table-cell table:style-name="ce1" office:value-type="float" office:value="0.000114917755126953" calcext:value-type="float">
            <text:p>0.000114917755127</text:p>
          </table:table-cell>
          <table:table-cell table:style-name="ce1" office:value-type="float" office:value="0.000104427337646484" calcext:value-type="float">
            <text:p>0.000104427337646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765203952789307" calcext:value-type="float">
            <text:p>0.765203952789307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113248825073242" calcext:value-type="float">
            <text:p>0.000113248825073</text:p>
          </table:table-cell>
          <table:table-cell table:style-name="ce1" office:value-type="float" office:value="0.853508234024048" calcext:value-type="float">
            <text:p>0.853508234024048</text:p>
          </table:table-cell>
          <table:table-cell table:style-name="ce1" office:value-type="float" office:value="5.27728748321533" calcext:value-type="float">
            <text:p>5.27728748321533</text:p>
          </table:table-cell>
          <table:table-cell table:style-name="ce1" office:value-type="float" office:value="0.0000789165496826172" calcext:value-type="float">
            <text:p>7.89165496826172E-05</text:p>
          </table:table-cell>
          <table:table-cell table:style-name="ce1" office:value-type="float" office:value="0.0000777244567871094" calcext:value-type="float">
            <text:p>7.77244567871094E-05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115871429443359" calcext:value-type="float">
            <text:p>0.000115871429443</text:p>
          </table:table-cell>
          <table:table-cell table:style-name="ce1" office:value-type="float" office:value="0.000138759613037109" calcext:value-type="float">
            <text:p>0.000138759613037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655651092529297" calcext:value-type="float">
            <text:p>6.55651092529297E-05</text:p>
          </table:table-cell>
          <table:table-cell table:style-name="ce1" office:value-type="float" office:value="1.32261991500855" calcext:value-type="float">
            <text:p>1.32261991500855</text:p>
          </table:table-cell>
          <table:table-cell table:style-name="ce1" office:value-type="float" office:value="0.47793173789978" calcext:value-type="float">
            <text:p>0.47793173789978</text:p>
          </table:table-cell>
          <table:table-cell table:style-name="ce1" office:value-type="float" office:value="0.0000624656677246094" calcext:value-type="float">
            <text:p>6.24656677246094E-05</text:p>
          </table:table-cell>
          <table:table-cell table:style-name="ce1" office:value-type="float" office:value="0.0000910758972167969" calcext:value-type="float">
            <text:p>9.10758972167969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927448272705078" calcext:value-type="float">
            <text:p>9.27448272705078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354770183563232" calcext:value-type="float">
            <text:p>0.354770183563232</text:p>
          </table:table-cell>
          <table:table-cell table:style-name="ce1" office:value-type="float" office:value="1.39930200576782" calcext:value-type="float">
            <text:p>1.39930200576782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380725594667288" calcext:value-type="float">
            <text:p>0.380725594667288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5.27728748321533" calcext:value-type="float">
            <text:p>5.27728748321533</text:p>
          </table:table-cell>
          <table:table-cell table:style-name="ce1" office:value-type="float" office:value="39.5954618453979" calcext:value-type="float">
            <text:p>39.5954618453979</text:p>
          </table:table-cell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39636206626892" calcext:value-type="float">
            <text:p>1.39636206626892</text:p>
          </table:table-cell>
          <table:table-cell table:style-name="ce1" office:value-type="float" office:value="0.000451803207397461" calcext:value-type="float">
            <text:p>0.000451803207397</text:p>
          </table:table-cell>
          <table:table-cell table:style-name="ce1" office:value-type="float" office:value="0.00018310546875" calcext:value-type="float">
            <text:p>0.00018310546875</text:p>
          </table:table-cell>
          <table:table-cell table:style-name="ce1" office:value-type="float" office:value="0.0000946521759033203" calcext:value-type="float">
            <text:p>9.46521759033203E-05</text:p>
          </table:table-cell>
          <table:table-cell table:style-name="ce1" office:value-type="float" office:value="0.000181198120117188" calcext:value-type="float">
            <text:p>0.000181198120117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0722408294677734" calcext:value-type="float">
            <text:p>7.22408294677734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1.35183691978455" calcext:value-type="float">
            <text:p>1.35183691978455</text:p>
          </table:table-cell>
          <table:table-cell table:style-name="ce1" office:value-type="float" office:value="1.14158463478088" calcext:value-type="float">
            <text:p>1.14158463478088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729560852050781" calcext:value-type="float">
            <text:p>7.29560852050781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442039251327515" calcext:value-type="float">
            <text:p>0.442039251327515</text:p>
          </table:table-cell>
          <table:table-cell table:style-name="ce1" office:value-type="float" office:value="0.254034042358398" calcext:value-type="float">
            <text:p>0.254034042358398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3.7302508354187" calcext:value-type="float">
            <text:p>3.7302508354187</text:p>
          </table:table-cell>
          <table:table-cell table:style-name="ce1" office:value-type="float" office:value="0.499738216400147" calcext:value-type="float">
            <text:p>0.499738216400147</text:p>
          </table:table-cell>
          <table:table-cell table:style-name="ce1" office:value-type="float" office:value="1.09675359725952" calcext:value-type="float">
            <text:p>1.09675359725952</text:p>
          </table:table-cell>
          <table:table-cell table:style-name="ce1" office:value-type="float" office:value="0.00184202194213867" calcext:value-type="float">
            <text:p>0.001842021942139</text:p>
          </table:table-cell>
          <table:table-cell table:style-name="ce1" office:value-type="float" office:value="0.0000844001770019531" calcext:value-type="float">
            <text:p>8.44001770019531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813007354736328" calcext:value-type="float">
            <text:p>8.13007354736328E-05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148296356201172" calcext:value-type="float">
            <text:p>0.000148296356201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2.29782056808472" calcext:value-type="float">
            <text:p>2.29782056808472</text:p>
          </table:table-cell>
          <table:table-cell table:style-name="ce1" office:value-type="float" office:value="0.282707452774048" calcext:value-type="float">
            <text:p>0.282707452774048</text:p>
          </table:table-cell>
          <table:table-cell table:style-name="ce1" office:value-type="float" office:value="0.0113024711608887" calcext:value-type="float">
            <text:p>0.011302471160889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413195610046387" calcext:value-type="float">
            <text:p>0.413195610046387</text:p>
          </table:table-cell>
          <table:table-cell table:style-name="ce1" office:value-type="float" office:value="5.01383256912231" calcext:value-type="float">
            <text:p>5.01383256912231</text:p>
          </table:table-cell>
          <table:table-cell table:style-name="ce1" office:value-type="float" office:value="0.0000874996185302734" calcext:value-type="float">
            <text:p>8.74996185302734E-05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358247756958008" calcext:value-type="float">
            <text:p>0.00358247756958</text:p>
          </table:table-cell>
          <table:table-cell table:style-name="ce1" office:value-type="float" office:value="0.0310616493225098" calcext:value-type="float">
            <text:p>0.03106164932251</text:p>
          </table:table-cell>
          <table:table-cell table:style-name="ce1" office:value-type="float" office:value="0.0000631809234619141" calcext:value-type="float">
            <text:p>6.31809234619141E-05</text:p>
          </table:table-cell>
          <table:table-cell table:style-name="ce1" office:value-type="float" office:value="0.00008392333984375" calcext:value-type="float">
            <text:p>8.392333984375E-05</text:p>
          </table:table-cell>
          <table:table-cell table:style-name="ce1" office:value-type="float" office:value="0.0000739097595214844" calcext:value-type="float">
            <text:p>7.39097595214844E-05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746991395950317" calcext:value-type="float">
            <text:p>0.746991395950317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1.27070260047913" calcext:value-type="float">
            <text:p>1.27070260047913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484312772750855" calcext:value-type="float">
            <text:p>0.48431277275085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963211059570313" calcext:value-type="float">
            <text:p>9.63211059570313E-05</text:p>
          </table:table-cell>
          <table:table-cell table:style-name="ce1" office:value-type="float" office:value="0.580683469772339" calcext:value-type="float">
            <text:p>0.580683469772339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4.45269894599915" calcext:value-type="float">
            <text:p>4.45269894599915</text:p>
          </table:table-cell>
          <table:table-cell table:style-name="ce1" office:value-type="float" office:value="1.00098443031311" calcext:value-type="float">
            <text:p>1.00098443031311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118494033813477" calcext:value-type="float">
            <text:p>0.000118494033813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113010406494141" calcext:value-type="float">
            <text:p>0.000113010406494</text:p>
          </table:table-cell>
          <table:table-cell table:style-name="ce1" office:value-type="float" office:value="0.000119686126708984" calcext:value-type="float">
            <text:p>0.000119686126709</text:p>
          </table:table-cell>
          <table:table-cell table:style-name="ce1" office:value-type="float" office:value="0.827204704284668" calcext:value-type="float">
            <text:p>0.827204704284668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1.61988592147827" calcext:value-type="float">
            <text:p>1.61988592147827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516748428344727" calcext:value-type="float">
            <text:p>0.005167484283447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5.03886961936951" calcext:value-type="float">
            <text:p>5.03886961936951</text:p>
          </table:table-cell>
          <table:table-cell table:style-name="ce1" office:value-type="float" office:value="0.87528920173645" calcext:value-type="float">
            <text:p>0.8752892017364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922679901123047" calcext:value-type="float">
            <text:p>9.22679901123047E-05</text:p>
          </table:table-cell>
          <table:table-cell table:style-name="ce1" office:value-type="float" office:value="0.00010371208190918" calcext:value-type="float">
            <text:p>0.000103712081909</text:p>
          </table:table-cell>
          <table:table-cell table:style-name="ce1" office:value-type="float" office:value="0.0000703334808349609" calcext:value-type="float">
            <text:p>7.03334808349609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684261322021484" calcext:value-type="float">
            <text:p>6.84261322021484E-05</text:p>
          </table:table-cell>
          <table:table-cell table:style-name="ce1" office:value-type="float" office:value="0.0000808238983154297" calcext:value-type="float">
            <text:p>8.08238983154297E-05</text:p>
          </table:table-cell>
          <table:table-cell table:style-name="ce1" office:value-type="float" office:value="2.13151264190674" calcext:value-type="float">
            <text:p>2.13151264190674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276862382888794" calcext:value-type="float">
            <text:p>0.276862382888794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1.02959418296814" calcext:value-type="float">
            <text:p>1.02959418296814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368399159266398" calcext:value-type="float">
            <text:p>0.368399159266398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5.03886961936951" calcext:value-type="float">
            <text:p>5.03886961936951</text:p>
          </table:table-cell>
          <table:table-cell table:style-name="ce1" office:value-type="float" office:value="38.3135125637054" calcext:value-type="float">
            <text:p>38.3135125637054</text:p>
          </table:table-cell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52695369720459" calcext:value-type="float">
            <text:p>0.52695369720459</text:p>
          </table:table-cell>
          <table:table-cell table:style-name="ce1" office:value-type="float" office:value="0.00009918212890625" calcext:value-type="float">
            <text:p>9.918212890625E-05</text:p>
          </table:table-cell>
          <table:table-cell table:style-name="ce1" office:value-type="float" office:value="0.0000834465026855469" calcext:value-type="float">
            <text:p>8.34465026855469E-05</text:p>
          </table:table-cell>
          <table:table-cell table:style-name="ce1" office:value-type="float" office:value="0.00524020195007324" calcext:value-type="float">
            <text:p>0.005240201950073</text:p>
          </table:table-cell>
          <table:table-cell table:style-name="ce1" office:value-type="float" office:value="0.0000948905944824219" calcext:value-type="float">
            <text:p>9.48905944824219E-05</text:p>
          </table:table-cell>
          <table:table-cell table:style-name="ce1" office:value-type="float" office:value="0.0000927448272705078" calcext:value-type="float">
            <text:p>9.27448272705078E-05</text:p>
          </table:table-cell>
          <table:table-cell table:style-name="ce1" office:value-type="float" office:value="0.00222468376159668" calcext:value-type="float">
            <text:p>0.002224683761597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1.99672079086304" calcext:value-type="float">
            <text:p>1.99672079086304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972747802734375" calcext:value-type="float">
            <text:p>9.72747802734375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398980855941772" calcext:value-type="float">
            <text:p>0.398980855941772</text:p>
          </table:table-cell>
          <table:table-cell table:style-name="ce1" office:value-type="float" office:value="5.97420144081116" calcext:value-type="float">
            <text:p>5.97420144081116</text:p>
          </table:table-cell>
          <table:table-cell table:style-name="ce1" office:value-type="float" office:value="0.00400924682617188" calcext:value-type="float">
            <text:p>0.004009246826172</text:p>
          </table:table-cell>
          <table:table-cell table:style-name="ce1" office:value-type="float" office:value="0.0000934600830078125" calcext:value-type="float">
            <text:p>9.34600830078125E-05</text:p>
          </table:table-cell>
          <table:table-cell table:style-name="ce1" office:value-type="float" office:value="0.0000710487365722656" calcext:value-type="float">
            <text:p>7.10487365722656E-05</text:p>
          </table:table-cell>
          <table:table-cell table:style-name="ce1" office:value-type="float" office:value="0.0000770092010498047" calcext:value-type="float">
            <text:p>7.70092010498047E-05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118494033813477" calcext:value-type="float">
            <text:p>0.000118494033813</text:p>
          </table:table-cell>
          <table:table-cell table:style-name="ce1" office:value-type="float" office:value="0.0000972747802734375" calcext:value-type="float">
            <text:p>9.72747802734375E-05</text:p>
          </table:table-cell>
          <table:table-cell table:style-name="ce1" office:value-type="float" office:value="0.0000748634338378906" calcext:value-type="float">
            <text:p>7.48634338378906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2.02971053123474" calcext:value-type="float">
            <text:p>2.02971053123474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594799518585205" calcext:value-type="float">
            <text:p>0.059479951858521</text:p>
          </table:table-cell>
          <table:table-cell table:style-name="ce1" office:value-type="float" office:value="5.86611175537109" calcext:value-type="float">
            <text:p>5.86611175537109</text:p>
          </table:table-cell>
          <table:table-cell table:style-name="ce1" office:value-type="float" office:value="0.0000865459442138672" calcext:value-type="float">
            <text:p>8.65459442138672E-05</text:p>
          </table:table-cell>
          <table:table-cell table:style-name="ce1" office:value-type="float" office:value="0.000131845474243164" calcext:value-type="float">
            <text:p>0.000131845474243</text:p>
          </table:table-cell>
          <table:table-cell table:style-name="ce1" office:value-type="float" office:value="0.000104665756225586" calcext:value-type="float">
            <text:p>0.000104665756226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12660026550293" calcext:value-type="float">
            <text:p>0.000126600265503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215649604797363" calcext:value-type="float">
            <text:p>0.002156496047974</text:p>
          </table:table-cell>
          <table:table-cell table:style-name="ce1" office:value-type="float" office:value="2.40087366104126" calcext:value-type="float">
            <text:p>2.40087366104126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121593475341797" calcext:value-type="float">
            <text:p>0.000121593475342</text:p>
          </table:table-cell>
          <table:table-cell table:style-name="ce1" office:value-type="float" office:value="2.32690739631653" calcext:value-type="float">
            <text:p>2.32690739631653</text:p>
          </table:table-cell>
          <table:table-cell table:style-name="ce1" office:value-type="float" office:value="3.8412184715271" calcext:value-type="float">
            <text:p>3.8412184715271</text:p>
          </table:table-cell>
          <table:table-cell table:style-name="ce1" office:value-type="float" office:value="0.0000808238983154297" calcext:value-type="float">
            <text:p>8.08238983154297E-05</text:p>
          </table:table-cell>
          <table:table-cell table:style-name="ce1" office:value-type="float" office:value="0.000128746032714844" calcext:value-type="float">
            <text:p>0.00012874603271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594139099121094" calcext:value-type="float">
            <text:p>0.000594139099121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1.84615015983582" calcext:value-type="float">
            <text:p>1.84615015983582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5.55612754821777" calcext:value-type="float">
            <text:p>5.55612754821777</text:p>
          </table:table-cell>
          <table:table-cell table:style-name="ce1" office:value-type="float" office:value="0.00524640083312988" calcext:value-type="float">
            <text:p>0.00524640083313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275301933288574" calcext:value-type="float">
            <text:p>0.002753019332886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0.0000817775726318359" calcext:value-type="float">
            <text:p>8.17775726318359E-05</text:p>
          </table:table-cell>
          <table:table-cell table:style-name="ce1" office:value-type="float" office:value="0.0000908374786376953" calcext:value-type="float">
            <text:p>9.08374786376953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645406723022461" calcext:value-type="float">
            <text:p>0.645406723022461</text:p>
          </table:table-cell>
          <table:table-cell table:style-name="ce1" office:value-type="float" office:value="1.6738703250885" calcext:value-type="float">
            <text:p>1.673870325088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33817147062375" calcext:value-type="float">
            <text:p>0.3381714706237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5.97420144081116" calcext:value-type="float">
            <text:p>5.97420144081116</text:p>
          </table:table-cell>
          <table:table-cell table:style-name="ce1" office:value-type="float" office:value="35.16983294487" calcext:value-type="float">
            <text:p>35.16983294487</text:p>
          </table:table-cell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3.89348220825195" calcext:value-type="float">
            <text:p>3.89348220825195</text:p>
          </table:table-cell>
          <table:table-cell table:style-name="ce1" office:value-type="float" office:value="0.00016021728515625" calcext:value-type="float">
            <text:p>0.000160217285156</text:p>
          </table:table-cell>
          <table:table-cell table:style-name="ce1" office:value-type="float" office:value="0.000152826309204102" calcext:value-type="float">
            <text:p>0.000152826309204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0779628753662109" calcext:value-type="float">
            <text:p>7.79628753662109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0.0000820159912109375" calcext:value-type="float">
            <text:p>8.20159912109375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2.17808318138123" calcext:value-type="float">
            <text:p>2.17808318138123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452995300292969" calcext:value-type="float">
            <text:p>4.52995300292969E-05</text:p>
          </table:table-cell>
          <table:table-cell table:style-name="ce1" office:value-type="float" office:value="4.07836008071899" calcext:value-type="float">
            <text:p>4.07836008071899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0.00518321990966797" calcext:value-type="float">
            <text:p>0.005183219909668</text:p>
          </table:table-cell>
          <table:table-cell table:style-name="ce1" office:value-type="float" office:value="1.40803170204163" calcext:value-type="float">
            <text:p>1.40803170204163</text:p>
          </table:table-cell>
          <table:table-cell table:style-name="ce1" office:value-type="float" office:value="0.000109434127807617" calcext:value-type="float">
            <text:p>0.000109434127808</text:p>
          </table:table-cell>
          <table:table-cell table:style-name="ce1" office:value-type="float" office:value="0.287273168563843" calcext:value-type="float">
            <text:p>0.287273168563843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498294830322266" calcext:value-type="float">
            <text:p>4.98294830322266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624804019927979" calcext:value-type="float">
            <text:p>0.624804019927979</text:p>
          </table:table-cell>
          <table:table-cell table:style-name="ce1" office:value-type="float" office:value="1.21112990379334" calcext:value-type="float">
            <text:p>1.21112990379334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6.95378136634827" calcext:value-type="float">
            <text:p>6.95378136634827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879764556884766" calcext:value-type="float">
            <text:p>8.79764556884766E-05</text:p>
          </table:table-cell>
          <table:table-cell table:style-name="ce1" office:value-type="float" office:value="0.00522255897521973" calcext:value-type="float">
            <text:p>0.00522255897522</text:p>
          </table:table-cell>
          <table:table-cell table:style-name="ce1" office:value-type="float" office:value="0.000120878219604492" calcext:value-type="float">
            <text:p>0.000120878219604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1.43946504592896" calcext:value-type="float">
            <text:p>1.43946504592896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5.76263880729675" calcext:value-type="float">
            <text:p>5.76263880729675</text:p>
          </table:table-cell>
          <table:table-cell table:style-name="ce1" office:value-type="float" office:value="0.0000805854797363281" calcext:value-type="float">
            <text:p>8.05854797363281E-05</text:p>
          </table:table-cell>
          <table:table-cell table:style-name="ce1" office:value-type="float" office:value="0.356743097305298" calcext:value-type="float">
            <text:p>0.356743097305298</text:p>
          </table:table-cell>
          <table:table-cell table:style-name="ce1" office:value-type="float" office:value="0.0000708103179931641" calcext:value-type="float">
            <text:p>7.08103179931641E-05</text:p>
          </table:table-cell>
          <table:table-cell table:style-name="ce1" office:value-type="float" office:value="0.000105381011962891" calcext:value-type="float">
            <text:p>0.000105381011963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0553131103515625" calcext:value-type="float">
            <text:p>5.53131103515625E-05</text:p>
          </table:table-cell>
          <table:table-cell table:style-name="ce1" office:value-type="float" office:value="0.0000879764556884766" calcext:value-type="float">
            <text:p>8.79764556884766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983206272125244" calcext:value-type="float">
            <text:p>0.983206272125244</text:p>
          </table:table-cell>
          <table:table-cell table:style-name="ce1" office:value-type="float" office:value="0.887696027755737" calcext:value-type="float">
            <text:p>0.887696027755737</text:p>
          </table:table-cell>
          <table:table-cell table:style-name="ce1" office:value-type="float" office:value="0.0000863075256347656" calcext:value-type="float">
            <text:p>8.63075256347656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number-columns-repeated="2"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5.31820011138916" calcext:value-type="float">
            <text:p>5.31820011138916</text:p>
          </table:table-cell>
          <table:table-cell table:style-name="ce1" office:value-type="float" office:value="0.298043489456177" calcext:value-type="float">
            <text:p>0.298043489456177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120639801025391" calcext:value-type="float">
            <text:p>0.000120639801025</text:p>
          </table:table-cell>
          <table:table-cell table:style-name="ce1" office:value-type="float" office:value="0.00010991096496582" calcext:value-type="float">
            <text:p>0.000109910964966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1.7971830368042" calcext:value-type="float">
            <text:p>1.7971830368042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256356716156006" calcext:value-type="float">
            <text:p>0.256356716156006</text:p>
          </table:table-cell>
          <table:table-cell table:style-name="ce1" office:value-type="float" office:value="0.138874530792236" calcext:value-type="float">
            <text:p>0.138874530792236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364309718975654" calcext:value-type="float">
            <text:p>0.364309718975654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6.95378136634827" calcext:value-type="float">
            <text:p>6.95378136634827</text:p>
          </table:table-cell>
          <table:table-cell table:style-name="ce1" office:value-type="float" office:value="37.888210773468" calcext:value-type="float">
            <text:p>37.888210773468</text:p>
          </table:table-cell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345087051391602" calcext:value-type="float">
            <text:p>0.003450870513916</text:p>
          </table:table-cell>
          <table:table-cell table:style-name="ce1" office:value-type="float" office:value="0.168581008911133" calcext:value-type="float">
            <text:p>0.168581008911133</text:p>
          </table:table-cell>
          <table:table-cell table:style-name="ce1" office:value-type="float" office:value="1.76194643974304" calcext:value-type="float">
            <text:p>1.76194643974304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68909764289856" calcext:value-type="float">
            <text:p>0.68909764289856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557600259780884" calcext:value-type="float">
            <text:p>0.557600259780884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94735050201416" calcext:value-type="float">
            <text:p>0.94735050201416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2.92553329467773" calcext:value-type="float">
            <text:p>2.92553329467773</text:p>
          </table:table-cell>
          <table:table-cell table:style-name="ce1" office:value-type="float" office:value="3.82001996040344" calcext:value-type="float">
            <text:p>3.82001996040344</text:p>
          </table:table-cell>
          <table:table-cell table:style-name="ce1" office:value-type="float" office:value="0.0000939369201660156" calcext:value-type="float">
            <text:p>9.39369201660156E-05</text:p>
          </table:table-cell>
          <table:table-cell table:style-name="ce1" office:value-type="float" office:value="0.000240325927734375" calcext:value-type="float">
            <text:p>0.000240325927734</text:p>
          </table:table-cell>
          <table:table-cell table:style-name="ce1" office:value-type="float" office:value="0.0000970363616943359" calcext:value-type="float">
            <text:p>9.70363616943359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151157379150391" calcext:value-type="float">
            <text:p>0.0001511573791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832080841064453" calcext:value-type="float">
            <text:p>8.32080841064453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597737550735474" calcext:value-type="float">
            <text:p>0.597737550735474</text:p>
          </table:table-cell>
          <table:table-cell table:style-name="ce1" office:value-type="float" office:value="0.408376216888428" calcext:value-type="float">
            <text:p>0.408376216888428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679492950439453" calcext:value-type="float">
            <text:p>6.79492950439453E-05</text:p>
          </table:table-cell>
          <table:table-cell table:style-name="ce1" office:value-type="float" office:value="0.0989565849304199" calcext:value-type="float">
            <text:p>0.09895658493042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6.55086135864258" calcext:value-type="float">
            <text:p>6.55086135864258</text:p>
          </table:table-cell>
          <table:table-cell table:style-name="ce1" office:value-type="float" office:value="0.000115633010864258" calcext:value-type="float">
            <text:p>0.000115633010864</text:p>
          </table:table-cell>
          <table:table-cell table:style-name="ce1" office:value-type="float" office:value="0.0000905990600585938" calcext:value-type="float">
            <text:p>9.05990600585938E-05</text:p>
          </table:table-cell>
          <table:table-cell table:style-name="ce1" office:value-type="float" office:value="0.000116348266601563" calcext:value-type="float">
            <text:p>0.000116348266602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703334808349609" calcext:value-type="float">
            <text:p>7.03334808349609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103235244750977" calcext:value-type="float">
            <text:p>0.000103235244751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538973093032837" calcext:value-type="float">
            <text:p>0.538973093032837</text:p>
          </table:table-cell>
          <table:table-cell table:style-name="ce1" office:value-type="float" office:value="0.563637495040894" calcext:value-type="float">
            <text:p>0.563637495040894</text:p>
          </table:table-cell>
          <table:table-cell table:style-name="ce1" office:value-type="float" office:value="0.113743305206299" calcext:value-type="float">
            <text:p>0.113743305206299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7.22505784034729" calcext:value-type="float">
            <text:p>7.22505784034729</text:p>
          </table:table-cell>
          <table:table-cell table:style-name="ce1" office:value-type="float" office:value="0.0000817775726318359" calcext:value-type="float">
            <text:p>8.17775726318359E-05</text:p>
          </table:table-cell>
          <table:table-cell table:style-name="ce1" office:value-type="float" office:value="0.00397324562072754" calcext:value-type="float">
            <text:p>0.003973245620728</text:p>
          </table:table-cell>
          <table:table-cell table:style-name="ce1" office:value-type="float" office:value="0.0000903606414794922" calcext:value-type="float">
            <text:p>9.03606414794922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829696655273438" calcext:value-type="float">
            <text:p>8.29696655273438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624656677246094" calcext:value-type="float">
            <text:p>6.24656677246094E-05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22307300567627" calcext:value-type="float">
            <text:p>0.22307300567627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562667846679687" calcext:value-type="float">
            <text:p>5.62667846679687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79897952079773" calcext:value-type="float">
            <text:p>0.79897952079773</text:p>
          </table:table-cell>
          <table:table-cell table:style-name="ce1" office:value-type="float" office:value="0.00218033790588379" calcext:value-type="float">
            <text:p>0.002180337905884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6.4284679889679" calcext:value-type="float">
            <text:p>6.4284679889679</text:p>
          </table:table-cell>
          <table:table-cell table:style-name="ce1" office:value-type="float" office:value="0.0463151931762695" calcext:value-type="float">
            <text:p>0.04631519317627</text:p>
          </table:table-cell>
          <table:table-cell table:style-name="ce1" office:value-type="float" office:value="0.0000774860382080078" calcext:value-type="float">
            <text:p>7.74860382080078E-05</text:p>
          </table:table-cell>
          <table:table-cell table:style-name="ce1" office:value-type="float" office:value="0.000101089477539063" calcext:value-type="float">
            <text:p>0.000101089477539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774860382080078" calcext:value-type="float">
            <text:p>7.74860382080078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1.51505303382874" calcext:value-type="float">
            <text:p>1.51505303382874</text:p>
          </table:table-cell>
          <table:table-cell table:style-name="ce1" office:value-type="float" office:value="0.191597938537598" calcext:value-type="float">
            <text:p>0.191597938537598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347931034289873" calcext:value-type="float">
            <text:p>0.347931034289873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7.22505784034729" calcext:value-type="float">
            <text:p>7.22505784034729</text:p>
          </table:table-cell>
          <table:table-cell table:style-name="ce1" office:value-type="float" office:value="36.1848275661468" calcext:value-type="float">
            <text:p>36.1848275661468</text:p>
          </table:table-cell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982284545898438" calcext:value-type="float">
            <text:p>9.82284545898438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72479248046875" calcext:value-type="float">
            <text:p>7.2479248046875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1.36941719055176" calcext:value-type="float">
            <text:p>1.36941719055176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6.01577425003052" calcext:value-type="float">
            <text:p>6.01577425003052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0.0000929832458496094" calcext:value-type="float">
            <text:p>9.29832458496094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135898590087891" calcext:value-type="float">
            <text:p>0.000135898590088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350754499435425" calcext:value-type="float">
            <text:p>0.350754499435425</text:p>
          </table:table-cell>
          <table:table-cell table:style-name="ce1" office:value-type="float" office:value="0.337403535842895" calcext:value-type="float">
            <text:p>0.33740353584289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1.58458638191223" calcext:value-type="float">
            <text:p>1.58458638191223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774860382080078" calcext:value-type="float">
            <text:p>7.74860382080078E-05</text:p>
          </table:table-cell>
          <table:table-cell table:style-name="ce1" office:value-type="float" office:value="6.88517427444458" calcext:value-type="float">
            <text:p>6.88517427444458</text:p>
          </table:table-cell>
          <table:table-cell table:style-name="ce1" office:value-type="float" office:value="0.588213443756104" calcext:value-type="float">
            <text:p>0.588213443756104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765323638916016" calcext:value-type="float">
            <text:p>7.65323638916016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943265676498413" calcext:value-type="float">
            <text:p>0.943265676498413</text:p>
          </table:table-cell>
          <table:table-cell table:style-name="ce1" office:value-type="float" office:value="0.203267574310303" calcext:value-type="float">
            <text:p>0.203267574310303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696182250976562" calcext:value-type="float">
            <text:p>6.96182250976562E-05</text:p>
          </table:table-cell>
          <table:table-cell table:style-name="ce1" office:value-type="float" office:value="6.51583361625671" calcext:value-type="float">
            <text:p>6.51583361625671</text:p>
          </table:table-cell>
          <table:table-cell table:style-name="ce1" office:value-type="float" office:value="0.000095367431640625" calcext:value-type="float">
            <text:p>9.5367431640625E-05</text:p>
          </table:table-cell>
          <table:table-cell table:style-name="ce1" office:value-type="float" office:value="0.258228063583374" calcext:value-type="float">
            <text:p>0.258228063583374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145329713821411" calcext:value-type="float">
            <text:p>0.145329713821411</text:p>
          </table:table-cell>
          <table:table-cell table:style-name="ce1" office:value-type="float" office:value="0.453525304794312" calcext:value-type="float">
            <text:p>0.453525304794312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498327970504761" calcext:value-type="float">
            <text:p>0.498327970504761</text:p>
          </table:table-cell>
          <table:table-cell table:style-name="ce1" office:value-type="float" office:value="1.37167978286743" calcext:value-type="float">
            <text:p>1.37167978286743</text:p>
          </table:table-cell>
          <table:table-cell table:style-name="ce1" office:value-type="float" office:value="0.214751243591309" calcext:value-type="float">
            <text:p>0.214751243591309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7.34287858009338" calcext:value-type="float">
            <text:p>7.34287858009338</text:p>
          </table:table-cell>
          <table:table-cell table:style-name="ce1" office:value-type="float" office:value="0.0000982284545898438" calcext:value-type="float">
            <text:p>9.82284545898438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829696655273438" calcext:value-type="float">
            <text:p>8.29696655273438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463998317718506" calcext:value-type="float">
            <text:p>0.046399831771851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707460641860962" calcext:value-type="float">
            <text:p>0.707460641860962</text:p>
          </table:table-cell>
          <table:table-cell table:style-name="ce1" office:value-type="float" office:value="0.578757524490356" calcext:value-type="float">
            <text:p>0.578757524490356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350141135545877" calcext:value-type="float">
            <text:p>0.350141135545877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7.34287858009338" calcext:value-type="float">
            <text:p>7.34287858009338</text:p>
          </table:table-cell>
          <table:table-cell table:style-name="ce1" office:value-type="float" office:value="36.4146780967712" calcext:value-type="float">
            <text:p>36.4146780967712</text:p>
          </table:table-cell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788096189498901" calcext:value-type="float">
            <text:p>0.788096189498901</text:p>
          </table:table-cell>
          <table:table-cell table:style-name="ce1" office:value-type="float" office:value="0.0000660419464111328" calcext:value-type="float">
            <text:p>6.60419464111328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746250152587891" calcext:value-type="float">
            <text:p>7.46250152587891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1.51556038856506" calcext:value-type="float">
            <text:p>1.51556038856506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111818313598633" calcext:value-type="float">
            <text:p>0.000111818313599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8.52655863761902" calcext:value-type="float">
            <text:p>8.52655863761902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306963920593262" calcext:value-type="float">
            <text:p>0.003069639205933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933722496032715" calcext:value-type="float">
            <text:p>0.93372249603271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3.47123003005981" calcext:value-type="float">
            <text:p>3.47123003005981</text:p>
          </table:table-cell>
          <table:table-cell table:style-name="ce1" office:value-type="float" office:value="4.30917143821716" calcext:value-type="float">
            <text:p>4.30917143821716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615119934082031" calcext:value-type="float">
            <text:p>6.15119934082031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820159912109375" calcext:value-type="float">
            <text:p>8.20159912109375E-05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0.0000784397125244141" calcext:value-type="float">
            <text:p>7.84397125244141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0.263144969940186" calcext:value-type="float">
            <text:p>0.263144969940186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4.75555062294006" calcext:value-type="float">
            <text:p>4.75555062294006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2.18380379676819" calcext:value-type="float">
            <text:p>2.18380379676819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286672115325928" calcext:value-type="float">
            <text:p>0.286672115325928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0.000101804733276367" calcext:value-type="float">
            <text:p>0.000101804733276</text:p>
          </table:table-cell>
          <table:table-cell table:style-name="ce1" office:value-type="float" office:value="0.0000498294830322266" calcext:value-type="float">
            <text:p>4.98294830322266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796318054199219" calcext:value-type="float">
            <text:p>7.96318054199219E-05</text:p>
          </table:table-cell>
          <table:table-cell table:number-columns-repeated="2"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1.14525890350342" calcext:value-type="float">
            <text:p>1.14525890350342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4.33918976783752" calcext:value-type="float">
            <text:p>4.33918976783752</text:p>
          </table:table-cell>
          <table:table-cell table:style-name="ce1" office:value-type="float" office:value="1.30137372016907" calcext:value-type="float">
            <text:p>1.30137372016907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2.19192433357239" calcext:value-type="float">
            <text:p>2.19192433357239</text:p>
          </table:table-cell>
          <table:table-cell table:style-name="ce1" office:value-type="float" office:value="0.110087156295776" calcext:value-type="float">
            <text:p>0.110087156295776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870227813720703" calcext:value-type="float">
            <text:p>8.70227813720703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643848419189453" calcext:value-type="float">
            <text:p>0.643848419189453</text:p>
          </table:table-cell>
          <table:table-cell table:style-name="ce1" office:value-type="float" office:value="0.266183853149414" calcext:value-type="float">
            <text:p>0.266183853149414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356135045106594" calcext:value-type="float">
            <text:p>0.356135045106594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8.52655863761902" calcext:value-type="float">
            <text:p>8.52655863761902</text:p>
          </table:table-cell>
          <table:table-cell table:style-name="ce1" office:value-type="float" office:value="37.0380446910858" calcext:value-type="float">
            <text:p>37.0380446910858</text:p>
          </table:table-cell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735246181488037" calcext:value-type="float">
            <text:p>0.735246181488037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8.06000471115112" calcext:value-type="float">
            <text:p>8.06000471115112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144265413284302" calcext:value-type="float">
            <text:p>0.144265413284302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712871551513672" calcext:value-type="float">
            <text:p>7.12871551513672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700062990188599" calcext:value-type="float">
            <text:p>0.700062990188599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593662261962891" calcext:value-type="float">
            <text:p>5.93662261962891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2.3544909954071" calcext:value-type="float">
            <text:p>2.3544909954071</text:p>
          </table:table-cell>
          <table:table-cell table:style-name="ce1" office:value-type="float" office:value="6.20809412002564" calcext:value-type="float">
            <text:p>6.20809412002564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495732307434082" calcext:value-type="float">
            <text:p>0.495732307434082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7.77302503585815" calcext:value-type="float">
            <text:p>7.77302503585815</text:p>
          </table:table-cell>
          <table:table-cell table:style-name="ce1" office:value-type="float" office:value="0.189711570739746" calcext:value-type="float">
            <text:p>0.189711570739746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588893890380859" calcext:value-type="float">
            <text:p>5.88893890380859E-05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104904174804688" calcext:value-type="float">
            <text:p>0.0001049041748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706295490264893" calcext:value-type="float">
            <text:p>0.706295490264893</text:p>
          </table:table-cell>
          <table:table-cell table:style-name="ce1" office:value-type="float" office:value="0.00000977516174316406" calcext:value-type="float">
            <text:p>9.77516174316406E-06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7.18677496910095" calcext:value-type="float">
            <text:p>7.18677496910095</text:p>
          </table:table-cell>
          <table:table-cell table:style-name="ce1" office:value-type="float" office:value="0.641494274139404" calcext:value-type="float">
            <text:p>0.641494274139404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785882711410522" calcext:value-type="float">
            <text:p>0.785882711410522</text:p>
          </table:table-cell>
          <table:table-cell table:style-name="ce1" office:value-type="float" office:value="0.198815584182739" calcext:value-type="float">
            <text:p>0.198815584182739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347917029490838" calcext:value-type="float">
            <text:p>0.347917029490838</text:p>
          </table:table-cell>
          <table:table-cell table:style-name="ce1" office:value-type="float" office:value="0.00000977516174316406" calcext:value-type="float">
            <text:p>9.77516174316406E-06</text:p>
          </table:table-cell>
          <table:table-cell table:style-name="ce1" office:value-type="float" office:value="8.06000471115112" calcext:value-type="float">
            <text:p>8.06000471115112</text:p>
          </table:table-cell>
          <table:table-cell table:style-name="ce1" office:value-type="float" office:value="36.1833710670471" calcext:value-type="float">
            <text:p>36.1833710670471</text:p>
          </table:table-cell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2.63377261161804" calcext:value-type="float">
            <text:p>2.63377261161804</text:p>
          </table:table-cell>
          <table:table-cell table:style-name="ce1" office:value-type="float" office:value="0.00762438774108887" calcext:value-type="float">
            <text:p>0.007624387741089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0.0000827312469482422" calcext:value-type="float">
            <text:p>8.27312469482422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6103515625" calcext:value-type="float">
            <text:p>6.103515625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354034900665283" calcext:value-type="float">
            <text:p>0.035403490066528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9.02079010009766" calcext:value-type="float">
            <text:p>9.02079010009766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824928283691406" calcext:value-type="float">
            <text:p>8.24928283691406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8.58386492729187" calcext:value-type="float">
            <text:p>8.58386492729187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135183334350586" calcext:value-type="float">
            <text:p>0.000135183334351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624656677246094" calcext:value-type="float">
            <text:p>6.24656677246094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256313800811768" calcext:value-type="float">
            <text:p>0.256313800811768</text:p>
          </table:table-cell>
          <table:table-cell table:style-name="ce1" office:value-type="float" office:value="0.0189850330352783" calcext:value-type="float">
            <text:p>0.018985033035278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2.44834899902344" calcext:value-type="float">
            <text:p>2.44834899902344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4.56443214416504" calcext:value-type="float">
            <text:p>4.56443214416504</text:p>
          </table:table-cell>
          <table:table-cell table:style-name="ce1" office:value-type="float" office:value="0.468029022216797" calcext:value-type="float">
            <text:p>0.468029022216797</text:p>
          </table:table-cell>
          <table:table-cell table:style-name="ce1" office:value-type="float" office:value="0.866592168807983" calcext:value-type="float">
            <text:p>0.866592168807983</text:p>
          </table:table-cell>
          <table:table-cell table:style-name="ce1" office:value-type="float" office:value="0.168853521347046" calcext:value-type="float">
            <text:p>0.168853521347046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751018524169922" calcext:value-type="float">
            <text:p>7.51018524169922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908374786376953" calcext:value-type="float">
            <text:p>9.08374786376953E-05</text:p>
          </table:table-cell>
          <table:table-cell table:style-name="ce1" office:value-type="float" office:value="5.95532321929932" calcext:value-type="float">
            <text:p>5.95532321929932</text:p>
          </table:table-cell>
          <table:table-cell table:style-name="ce1" office:value-type="float" office:value="2.83115315437317" calcext:value-type="float">
            <text:p>2.83115315437317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691413879394531" calcext:value-type="float">
            <text:p>6.91413879394531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958442687988281" calcext:value-type="float">
            <text:p>9.58442687988281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364071864348191" calcext:value-type="float">
            <text:p>0.364071864348191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9.02079010009766" calcext:value-type="float">
            <text:p>9.02079010009766</text:p>
          </table:table-cell>
          <table:table-cell table:style-name="ce1" office:value-type="float" office:value="37.8634738922119" calcext:value-type="float">
            <text:p>37.8634738922119</text:p>
          </table:table-cell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975446224212647" calcext:value-type="float">
            <text:p>0.975446224212647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762939453125" calcext:value-type="float">
            <text:p>7.62939453125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8.58492517471314" calcext:value-type="float">
            <text:p>8.58492517471314</text:p>
          </table:table-cell>
          <table:table-cell table:style-name="ce1" office:value-type="float" office:value="0.0473406314849854" calcext:value-type="float">
            <text:p>0.047340631484985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11134147644043" calcext:value-type="float">
            <text:p>0.00011134147644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199985027313232" calcext:value-type="float">
            <text:p>0.199985027313232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6.96367883682251" calcext:value-type="float">
            <text:p>6.96367883682251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1.55495142936707" calcext:value-type="float">
            <text:p>1.55495142936707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102758407592773" calcext:value-type="float">
            <text:p>0.000102758407593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120878219604492" calcext:value-type="float">
            <text:p>0.000120878219604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917911529541016" calcext:value-type="float">
            <text:p>9.17911529541016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7.22264003753662" calcext:value-type="float">
            <text:p>7.22264003753662</text:p>
          </table:table-cell>
          <table:table-cell table:style-name="ce1" office:value-type="float" office:value="2.02946710586548" calcext:value-type="float">
            <text:p>2.02946710586548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803470611572266" calcext:value-type="float">
            <text:p>8.03470611572266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8.36582517623901" calcext:value-type="float">
            <text:p>8.36582517623901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289847612380981" calcext:value-type="float">
            <text:p>0.289847612380981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874996185302734" calcext:value-type="float">
            <text:p>8.74996185302734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865459442138672" calcext:value-type="float">
            <text:p>8.65459442138672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348442286252975" calcext:value-type="float">
            <text:p>0.34844228625297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8.58492517471314" calcext:value-type="float">
            <text:p>8.58492517471314</text:p>
          </table:table-cell>
          <table:table-cell table:style-name="ce1" office:value-type="float" office:value="36.2379977703094" calcext:value-type="float">
            <text:p>36.2379977703094</text:p>
          </table:table-cell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0.0000793933868408203" calcext:value-type="float">
            <text:p>7.93933868408203E-05</text:p>
          </table:table-cell>
          <table:table-cell table:style-name="ce1" office:value-type="float" office:value="0.0000126361846923828" calcext:value-type="float">
            <text:p>1.26361846923828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2.45641136169434" calcext:value-type="float">
            <text:p>2.45641136169434</text:p>
          </table:table-cell>
          <table:table-cell table:style-name="ce1" office:value-type="float" office:value="7.05307340621948" calcext:value-type="float">
            <text:p>7.05307340621948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813007354736328" calcext:value-type="float">
            <text:p>8.13007354736328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101327896118164" calcext:value-type="float">
            <text:p>0.000101327896118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113725662231445" calcext:value-type="float">
            <text:p>0.000113725662231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791549682617187" calcext:value-type="float">
            <text:p>7.91549682617187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4.39595365524292" calcext:value-type="float">
            <text:p>4.39595365524292</text:p>
          </table:table-cell>
          <table:table-cell table:style-name="ce1" office:value-type="float" office:value="3.97543168067932" calcext:value-type="float">
            <text:p>3.97543168067932</text:p>
          </table:table-cell>
          <table:table-cell table:style-name="ce1" office:value-type="float" office:value="0.540360689163208" calcext:value-type="float">
            <text:p>0.540360689163208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989437103271484" calcext:value-type="float">
            <text:p>9.89437103271484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517368316650391" calcext:value-type="float">
            <text:p>5.17368316650391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815391540527344" calcext:value-type="float">
            <text:p>8.15391540527344E-05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662803649902344" calcext:value-type="float">
            <text:p>6.62803649902344E-05</text:p>
          </table:table-cell>
          <table:table-cell table:style-name="ce1" office:value-type="float" office:value="0.0000720024108886719" calcext:value-type="float">
            <text:p>7.20024108886719E-05</text:p>
          </table:table-cell>
          <table:table-cell table:style-name="ce1" office:value-type="float" office:value="9.5353410243988" calcext:value-type="float">
            <text:p>9.5353410243988</text:p>
          </table:table-cell>
          <table:table-cell table:style-name="ce1" office:value-type="float" office:value="0.144150257110596" calcext:value-type="float">
            <text:p>0.144150257110596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12969970703125" calcext:value-type="float">
            <text:p>0.000129699707031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591278076171875" calcext:value-type="float">
            <text:p>5.91278076171875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7.46087789535522" calcext:value-type="float">
            <text:p>7.46087789535522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1.26323390007019" calcext:value-type="float">
            <text:p>1.26323390007019</text:p>
          </table:table-cell>
          <table:table-cell table:style-name="ce1" office:value-type="float" office:value="0.0000736713409423828" calcext:value-type="float">
            <text:p>7.36713409423828E-05</text:p>
          </table:table-cell>
          <table:table-cell table:style-name="ce1" office:value-type="float" office:value="0.000137805938720703" calcext:value-type="float">
            <text:p>0.000137805938721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720024108886719" calcext:value-type="float">
            <text:p>7.20024108886719E-05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104665756225586" calcext:value-type="float">
            <text:p>0.000104665756226</text:p>
          </table:table-cell>
          <table:table-cell table:style-name="ce1" office:value-type="float" office:value="0.0000503063201904297" calcext:value-type="float">
            <text:p>5.03063201904297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927448272705078" calcext:value-type="float">
            <text:p>9.27448272705078E-05</text:p>
          </table:table-cell>
          <table:table-cell table:style-name="ce1" office:value-type="float" office:value="0.0000774860382080078" calcext:value-type="float">
            <text:p>7.74860382080078E-05</text:p>
          </table:table-cell>
          <table:table-cell table:style-name="ce1" office:value-type="float" office:value="0.0000865459442138672" calcext:value-type="float">
            <text:p>8.65459442138672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354126274585724" calcext:value-type="float">
            <text:p>0.354126274585724</text:p>
          </table:table-cell>
          <table:table-cell table:style-name="ce1" office:value-type="float" office:value="0.0000126361846923828" calcext:value-type="float">
            <text:p>1.26361846923828E-05</text:p>
          </table:table-cell>
          <table:table-cell table:style-name="ce1" office:value-type="float" office:value="9.5353410243988" calcext:value-type="float">
            <text:p>9.5353410243988</text:p>
          </table:table-cell>
          <table:table-cell table:style-name="ce1" office:value-type="float" office:value="36.8291325569153" calcext:value-type="float">
            <text:p>36.8291325569153</text:p>
          </table:table-cell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1.06341600418091" calcext:value-type="float">
            <text:p>1.06341600418091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0.0000615119934082031" calcext:value-type="float">
            <text:p>6.15119934082031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57220458984375" calcext:value-type="float">
            <text:p>5.7220458984375E-05</text:p>
          </table:table-cell>
          <table:table-cell table:style-name="ce1" office:value-type="float" office:value="9.50322079658508" calcext:value-type="float">
            <text:p>9.50322079658508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279041767120361" calcext:value-type="float">
            <text:p>0.279041767120361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number-columns-repeated="2"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424385070800781" calcext:value-type="float">
            <text:p>4.24385070800781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0.0000607967376708984" calcext:value-type="float">
            <text:p>6.07967376708984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8.98438668251038" calcext:value-type="float">
            <text:p>8.98438668251038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739097595214844" calcext:value-type="float">
            <text:p>7.39097595214844E-05</text:p>
          </table:table-cell>
          <table:table-cell table:style-name="ce1" office:value-type="float" office:value="0.0971100330352783" calcext:value-type="float">
            <text:p>0.097110033035278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982284545898438" calcext:value-type="float">
            <text:p>9.82284545898438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2.86929273605347" calcext:value-type="float">
            <text:p>2.86929273605347</text:p>
          </table:table-cell>
          <table:table-cell table:style-name="ce1" office:value-type="float" office:value="1.61345434188843" calcext:value-type="float">
            <text:p>1.61345434188843</text:p>
          </table:table-cell>
          <table:table-cell table:style-name="ce1" office:value-type="float" office:value="1.60207629203796" calcext:value-type="float">
            <text:p>1.60207629203796</text:p>
          </table:table-cell>
          <table:table-cell table:style-name="ce1" office:value-type="float" office:value="2.59287357330322" calcext:value-type="float">
            <text:p>2.59287357330322</text:p>
          </table:table-cell>
          <table:table-cell table:style-name="ce1" office:value-type="float" office:value="0.317342519760132" calcext:value-type="float">
            <text:p>0.317342519760132</text:p>
          </table:table-cell>
          <table:table-cell table:style-name="ce1" office:value-type="float" office:value="0.189314126968384" calcext:value-type="float">
            <text:p>0.189314126968384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0.0000646114349365234" calcext:value-type="float">
            <text:p>6.46114349365234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553131103515625" calcext:value-type="float">
            <text:p>5.53131103515625E-05</text:p>
          </table:table-cell>
          <table:table-cell table:style-name="ce1" office:value-type="float" office:value="0.0000672340393066406" calcext:value-type="float">
            <text:p>6.72340393066406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7.0715389251709" calcext:value-type="float">
            <text:p>7.0715389251709</text:p>
          </table:table-cell>
          <table:table-cell table:style-name="ce1" office:value-type="float" office:value="0.710245609283447" calcext:value-type="float">
            <text:p>0.710245609283447</text:p>
          </table:table-cell>
          <table:table-cell table:style-name="ce1" office:value-type="float" office:value="1.55525135993958" calcext:value-type="float">
            <text:p>1.55525135993958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889301300048828" calcext:value-type="float">
            <text:p>8.89301300048828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100612640380859" calcext:value-type="float">
            <text:p>0.000100612640381</text:p>
          </table:table-cell>
          <table:table-cell table:style-name="ce1" office:value-type="float" office:value="0.369732425763057" calcext:value-type="float">
            <text:p>0.369732425763057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9.50322079658508" calcext:value-type="float">
            <text:p>9.50322079658508</text:p>
          </table:table-cell>
          <table:table-cell table:style-name="ce1" office:value-type="float" office:value="38.4521722793579" calcext:value-type="float">
            <text:p>38.4521722793579</text:p>
          </table:table-cell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4.63734412193298" calcext:value-type="float">
            <text:p>4.63734412193298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3.13185572624207" calcext:value-type="float">
            <text:p>3.13185572624207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717639923095703" calcext:value-type="float">
            <text:p>7.17639923095703E-05</text:p>
          </table:table-cell>
          <table:table-cell table:style-name="ce1" office:value-type="float" office:value="0.000120162963867188" calcext:value-type="float">
            <text:p>0.000120162963867</text:p>
          </table:table-cell>
          <table:table-cell table:style-name="ce1" office:value-type="float" office:value="0.0000927448272705078" calcext:value-type="float">
            <text:p>9.27448272705078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922679901123047" calcext:value-type="float">
            <text:p>9.22679901123047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6.31256318092346" calcext:value-type="float">
            <text:p>6.31256318092346</text:p>
          </table:table-cell>
          <table:table-cell table:style-name="ce1" office:value-type="float" office:value="3.50517535209656" calcext:value-type="float">
            <text:p>3.50517535209656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925064086914063" calcext:value-type="float">
            <text:p>9.25064086914063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2.71303749084473" calcext:value-type="float">
            <text:p>2.71303749084473</text:p>
          </table:table-cell>
          <table:table-cell table:style-name="ce1" office:value-type="float" office:value="5.04947996139526" calcext:value-type="float">
            <text:p>5.04947996139526</text:p>
          </table:table-cell>
          <table:table-cell table:style-name="ce1" office:value-type="float" office:value="2.68400406837463" calcext:value-type="float">
            <text:p>2.68400406837463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number-columns-repeated="2"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5.143967628479" calcext:value-type="float">
            <text:p>5.143967628479</text:p>
          </table:table-cell>
          <table:table-cell table:style-name="ce1" office:value-type="float" office:value="3.70133924484253" calcext:value-type="float">
            <text:p>3.70133924484253</text:p>
          </table:table-cell>
          <table:table-cell table:style-name="ce1" office:value-type="float" office:value="0.311781883239746" calcext:value-type="float">
            <text:p>0.311781883239746</text:p>
          </table:table-cell>
          <table:table-cell table:style-name="ce1" office:value-type="float" office:value="0.0000665187835693359" calcext:value-type="float">
            <text:p>6.65187835693359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120162963867188" calcext:value-type="float">
            <text:p>0.000120162963867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555515289306641" calcext:value-type="float">
            <text:p>5.55515289306641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10.0116565227509" calcext:value-type="float">
            <text:p>10.0116565227509</text:p>
          </table:table-cell>
          <table:table-cell table:style-name="ce1" office:value-type="float" office:value="0.0696399211883545" calcext:value-type="float">
            <text:p>0.069639921188355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667572021484375" calcext:value-type="float">
            <text:p>6.67572021484375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number-columns-repeated="2"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560283660888672" calcext:value-type="float">
            <text:p>5.60283660888672E-05</text:p>
          </table:table-cell>
          <table:table-cell table:style-name="ce1" office:value-type="float" office:value="0.454571737692906" calcext:value-type="float">
            <text:p>0.454571737692906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10.0116565227509" calcext:value-type="float">
            <text:p>10.0116565227509</text:p>
          </table:table-cell>
          <table:table-cell table:style-name="ce1" office:value-type="float" office:value="47.2754607200623" calcext:value-type="float">
            <text:p>47.2754607200623</text:p>
          </table:table-cell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727176666259766" calcext:value-type="float">
            <text:p>7.27176666259766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131130218505859" calcext:value-type="float">
            <text:p>1.31130218505859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169277191162109" calcext:value-type="float">
            <text:p>1.69277191162109E-05</text:p>
          </table:table-cell>
          <table:table-cell table:style-name="ce1" office:value-type="float" office:value="0.0000140666961669922" calcext:value-type="float">
            <text:p>1.40666961669922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135898590087891" calcext:value-type="float">
            <text:p>1.35898590087891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11.0026190280914" calcext:value-type="float">
            <text:p>11.0026190280914</text:p>
          </table:table-cell>
          <table:table-cell table:style-name="ce1" office:value-type="float" office:value="0.0881283283233643" calcext:value-type="float">
            <text:p>0.088128328323364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number-columns-repeated="2"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10.4318392276764" calcext:value-type="float">
            <text:p>10.4318392276764</text:p>
          </table:table-cell>
          <table:table-cell table:style-name="ce1" office:value-type="float" office:value="0.0924830436706543" calcext:value-type="float">
            <text:p>0.092483043670654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703334808349609" calcext:value-type="float">
            <text:p>7.03334808349609E-05</text:p>
          </table:table-cell>
          <table:table-cell table:style-name="ce1" office:value-type="float" office:value="0.0000829696655273438" calcext:value-type="float">
            <text:p>8.29696655273438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140666961669922" calcext:value-type="float">
            <text:p>1.40666961669922E-05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11.3260085582733" calcext:value-type="float">
            <text:p>11.3260085582733</text:p>
          </table:table-cell>
          <table:table-cell table:style-name="ce1" office:value-type="float" office:value="0.0000522136688232422" calcext:value-type="float">
            <text:p>5.22136688232422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number-columns-repeated="2"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469684600830078" calcext:value-type="float">
            <text:p>4.69684600830078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586509704589844" calcext:value-type="float">
            <text:p>5.86509704589844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11.0289008617401" calcext:value-type="float">
            <text:p>11.0289008617401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number-columns-repeated="2"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422820205871876" calcext:value-type="float">
            <text:p>0.422820205871876</text:p>
          </table:table-cell>
          <table:table-cell table:style-name="ce1" office:value-type="float" office:value="0.0000131130218505859" calcext:value-type="float">
            <text:p>1.31130218505859E-05</text:p>
          </table:table-cell>
          <table:table-cell table:style-name="ce1" office:value-type="float" office:value="11.3260085582733" calcext:value-type="float">
            <text:p>11.3260085582733</text:p>
          </table:table-cell>
          <table:table-cell table:style-name="ce1" office:value-type="float" office:value="43.973301410675" calcext:value-type="float">
            <text:p>43.973301410675</text:p>
          </table:table-cell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104665756225586" calcext:value-type="float">
            <text:p>0.000104665756226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115394592285156" calcext:value-type="float">
            <text:p>0.00011539459228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6.04071378707886" calcext:value-type="float">
            <text:p>6.04071378707886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4.48349738121033" calcext:value-type="float">
            <text:p>4.48349738121033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565052032470703" calcext:value-type="float">
            <text:p>5.65052032470703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705718994140625" calcext:value-type="float">
            <text:p>7.05718994140625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181198120117187" calcext:value-type="float">
            <text:p>1.81198120117187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number-columns-repeated="2"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10.54993891716" calcext:value-type="float">
            <text:p>10.54993891716</text:p>
          </table:table-cell>
          <table:table-cell table:style-name="ce1" office:value-type="float" office:value="0.0000443458557128906" calcext:value-type="float">
            <text:p>4.43458557128906E-05</text:p>
          </table:table-cell>
          <table:table-cell table:style-name="ce1" office:value-type="float" office:value="0.0000514984130859375" calcext:value-type="float">
            <text:p>5.14984130859375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743865966796875" calcext:value-type="float">
            <text:p>7.43865966796875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4.9763331413269" calcext:value-type="float">
            <text:p>4.9763331413269</text:p>
          </table:table-cell>
          <table:table-cell table:style-name="ce1" office:value-type="float" office:value="5.46982312202454" calcext:value-type="float">
            <text:p>5.46982312202454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741481781005859" calcext:value-type="float">
            <text:p>7.41481781005859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152587890625" calcext:value-type="float">
            <text:p>1.52587890625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10.1177444458008" calcext:value-type="float">
            <text:p>10.1177444458008</text:p>
          </table:table-cell>
          <table:table-cell table:style-name="ce1" office:value-type="float" office:value="0.0000579357147216797" calcext:value-type="float">
            <text:p>5.79357147216797E-05</text:p>
          </table:table-cell>
          <table:table-cell table:style-name="ce1" office:value-type="float" office:value="0.0000550746917724609" calcext:value-type="float">
            <text:p>5.50746917724609E-05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438690185546875" calcext:value-type="float">
            <text:p>4.38690185546875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169277191162109" calcext:value-type="float">
            <text:p>1.69277191162109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400400984745759" calcext:value-type="float">
            <text:p>0.400400984745759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10.54993891716" calcext:value-type="float">
            <text:p>10.54993891716</text:p>
          </table:table-cell>
          <table:table-cell table:style-name="ce1" office:value-type="float" office:value="41.641702413559" calcext:value-type="float">
            <text:p>41.641702413559</text:p>
          </table:table-cell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5.6007571220398" calcext:value-type="float">
            <text:p>5.6007571220398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142812728881836" calcext:value-type="float">
            <text:p>0.000142812728882</text:p>
          </table:table-cell>
          <table:table-cell table:style-name="ce1" office:value-type="float" office:value="0.000108242034912109" calcext:value-type="float">
            <text:p>0.000108242034912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145435333251953" calcext:value-type="float">
            <text:p>1.45435333251953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176429748535156" calcext:value-type="float">
            <text:p>1.76429748535156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10.6076679229736" calcext:value-type="float">
            <text:p>10.6076679229736</text:p>
          </table:table-cell>
          <table:table-cell table:style-name="ce1" office:value-type="float" office:value="0.0000627040863037109" calcext:value-type="float">
            <text:p>6.27040863037109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362396240234375" calcext:value-type="float">
            <text:p>3.62396240234375E-05</text:p>
          </table:table-cell>
          <table:table-cell table:style-name="ce1" office:value-type="float" office:value="0.0000951290130615234" calcext:value-type="float">
            <text:p>9.51290130615234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545978546142578" calcext:value-type="float">
            <text:p>5.45978546142578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3.17676520347595" calcext:value-type="float">
            <text:p>3.17676520347595</text:p>
          </table:table-cell>
          <table:table-cell table:style-name="ce1" office:value-type="float" office:value="6.77769351005554" calcext:value-type="float">
            <text:p>6.77769351005554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223793268203735" calcext:value-type="float">
            <text:p>0.223793268203735</text:p>
          </table:table-cell>
          <table:table-cell table:style-name="ce1" office:value-type="float" office:value="0.0000641345977783203" calcext:value-type="float">
            <text:p>6.41345977783203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700950622558594" calcext:value-type="float">
            <text:p>7.00950622558594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512599945068359" calcext:value-type="float">
            <text:p>5.12599945068359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562667846679687" calcext:value-type="float">
            <text:p>5.62667846679687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133514404296875" calcext:value-type="float">
            <text:p>1.33514404296875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3.67940068244934" calcext:value-type="float">
            <text:p>3.67940068244934</text:p>
          </table:table-cell>
          <table:table-cell table:style-name="ce1" office:value-type="float" office:value="7.04848837852478" calcext:value-type="float">
            <text:p>7.04848837852478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734329223632812" calcext:value-type="float">
            <text:p>7.34329223632812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755786895751953" calcext:value-type="float">
            <text:p>7.55786895751953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169277191162109" calcext:value-type="float">
            <text:p>1.69277191162109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5.03938412666321" calcext:value-type="float">
            <text:p>5.03938412666321</text:p>
          </table:table-cell>
          <table:table-cell table:style-name="ce1" office:value-type="float" office:value="3.77372121810913" calcext:value-type="float">
            <text:p>3.77372121810913</text:p>
          </table:table-cell>
          <table:table-cell table:style-name="ce1" office:value-type="float" office:value="2.12836146354675" calcext:value-type="float">
            <text:p>2.1283614635467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622272491455078" calcext:value-type="float">
            <text:p>6.22272491455078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896453857421875" calcext:value-type="float">
            <text:p>8.96453857421875E-05</text:p>
          </table:table-cell>
          <table:table-cell table:style-name="ce1" office:value-type="float" office:value="0.0000457763671875" calcext:value-type="float">
            <text:p>4.57763671875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176429748535156" calcext:value-type="float">
            <text:p>1.76429748535156E-05</text:p>
          </table:table-cell>
          <table:table-cell table:number-columns-repeated="2"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169277191162109" calcext:value-type="float">
            <text:p>1.69277191162109E-05</text:p>
          </table:table-cell>
          <table:table-cell table:style-name="ce1" office:value-type="float" office:value="0.462112749998386" calcext:value-type="float">
            <text:p>0.462112749998386</text:p>
          </table:table-cell>
          <table:table-cell table:style-name="ce1" office:value-type="float" office:value="0.0000133514404296875" calcext:value-type="float">
            <text:p>1.33514404296875E-05</text:p>
          </table:table-cell>
          <table:table-cell table:style-name="ce1" office:value-type="float" office:value="10.6076679229736" calcext:value-type="float">
            <text:p>10.6076679229736</text:p>
          </table:table-cell>
          <table:table-cell table:style-name="ce1" office:value-type="float" office:value="48.0597259998322" calcext:value-type="float">
            <text:p>48.0597259998322</text:p>
          </table:table-cell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4.24888849258423" calcext:value-type="float">
            <text:p>4.24888849258423</text:p>
          </table:table-cell>
          <table:table-cell table:style-name="ce1" office:value-type="float" office:value="0.407693147659302" calcext:value-type="float">
            <text:p>0.407693147659302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822544097900391" calcext:value-type="float">
            <text:p>8.22544097900391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178813934326172" calcext:value-type="float">
            <text:p>1.78813934326172E-05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481605529785156" calcext:value-type="float">
            <text:p>4.81605529785156E-05</text:p>
          </table:table-cell>
          <table:table-cell table:style-name="ce1" office:value-type="float" office:value="9.88228535652161" calcext:value-type="float">
            <text:p>9.88228535652161</text:p>
          </table:table-cell>
          <table:table-cell table:style-name="ce1" office:value-type="float" office:value="0.0000352859497070312" calcext:value-type="float">
            <text:p>3.52859497070312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981435060501099" calcext:value-type="float">
            <text:p>0.981435060501099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417232513427734" calcext:value-type="float">
            <text:p>4.17232513427734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135898590087891" calcext:value-type="float">
            <text:p>1.35898590087891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10.8272514343262" calcext:value-type="float">
            <text:p>10.8272514343262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169277191162109" calcext:value-type="float">
            <text:p>1.69277191162109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10.7972006797791" calcext:value-type="float">
            <text:p>10.7972006797791</text:p>
          </table:table-cell>
          <table:table-cell table:style-name="ce1" office:value-type="float" office:value="0.295625448226929" calcext:value-type="float">
            <text:p>0.295625448226929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0517578125" calcext:value-type="float">
            <text:p>3.0517578125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10.4840040206909" calcext:value-type="float">
            <text:p>10.4840040206909</text:p>
          </table:table-cell>
          <table:table-cell table:style-name="ce1" office:value-type="float" office:value="0.045241117477417" calcext:value-type="float">
            <text:p>0.045241117477417</text:p>
          </table:table-cell>
          <table:table-cell table:style-name="ce1" office:value-type="float" office:value="0.0000433921813964844" calcext:value-type="float">
            <text:p>4.33921813964844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753402709960937" calcext:value-type="float">
            <text:p>7.53402709960937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402927398681641" calcext:value-type="float">
            <text:p>4.02927398681641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476837158203125" calcext:value-type="float">
            <text:p>4.76837158203125E-05</text:p>
          </table:table-cell>
          <table:table-cell table:style-name="ce1" office:value-type="float" office:value="0.0000181198120117187" calcext:value-type="float">
            <text:p>1.81198120117187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46127476142003" calcext:value-type="float">
            <text:p>0.46127476142003</text:p>
          </table:table-cell>
          <table:table-cell table:style-name="ce1" office:value-type="float" office:value="0.0000135898590087891" calcext:value-type="float">
            <text:p>1.35898590087891E-05</text:p>
          </table:table-cell>
          <table:table-cell table:style-name="ce1" office:value-type="float" office:value="10.8272514343262" calcext:value-type="float">
            <text:p>10.8272514343262</text:p>
          </table:table-cell>
          <table:table-cell table:style-name="ce1" office:value-type="float" office:value="47.9725751876831" calcext:value-type="float">
            <text:p>47.9725751876831</text:p>
          </table:table-cell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438656568527222" calcext:value-type="float">
            <text:p>0.438656568527222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6866455078125" calcext:value-type="float">
            <text:p>6.866455078125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138282775878906" calcext:value-type="float">
            <text:p>1.38282775878906E-05</text:p>
          </table:table-cell>
          <table:table-cell table:style-name="ce1" office:value-type="float" office:value="0.0000376701354980469" calcext:value-type="float">
            <text:p>3.76701354980469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10.1148409843445" calcext:value-type="float">
            <text:p>10.114840984344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948498487472534" calcext:value-type="float">
            <text:p>0.948498487472534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10.5382194519043" calcext:value-type="float">
            <text:p>10.5382194519043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334187507629395" calcext:value-type="float">
            <text:p>0.334187507629395</text:p>
          </table:table-cell>
          <table:table-cell table:style-name="ce1" office:value-type="float" office:value="0.0000462532043457031" calcext:value-type="float">
            <text:p>4.62532043457031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581741333007812" calcext:value-type="float">
            <text:p>5.81741333007812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10.6875603199005" calcext:value-type="float">
            <text:p>10.6875603199005</text:p>
          </table:table-cell>
          <table:table-cell table:style-name="ce1" office:value-type="float" office:value="0.159359216690063" calcext:value-type="float">
            <text:p>0.159359216690063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379085540771484" calcext:value-type="float">
            <text:p>3.79085540771484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715255737304687" calcext:value-type="float">
            <text:p>7.15255737304687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11.0377871990204" calcext:value-type="float">
            <text:p>11.0377871990204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507831573486328" calcext:value-type="float">
            <text:p>5.07831573486328E-05</text:p>
          </table:table-cell>
          <table:table-cell table:style-name="ce1" office:value-type="float" office:value="0.0000612735748291016" calcext:value-type="float">
            <text:p>6.12735748291016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178813934326172" calcext:value-type="float">
            <text:p>1.78813934326172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460147857666016" calcext:value-type="float">
            <text:p>4.60147857666016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425597339868546" calcext:value-type="float">
            <text:p>0.425597339868546</text:p>
          </table:table-cell>
          <table:table-cell table:style-name="ce1" office:value-type="float" office:value="0.0000138282775878906" calcext:value-type="float">
            <text:p>1.38282775878906E-05</text:p>
          </table:table-cell>
          <table:table-cell table:style-name="ce1" office:value-type="float" office:value="11.0377871990204" calcext:value-type="float">
            <text:p>11.0377871990204</text:p>
          </table:table-cell>
          <table:table-cell table:style-name="ce1" office:value-type="float" office:value="44.2621233463287" calcext:value-type="float">
            <text:p>44.2621233463287</text:p>
          </table:table-cell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653266906738281" calcext:value-type="float">
            <text:p>6.53266906738281E-05</text:p>
          </table:table-cell>
          <table:table-cell table:style-name="ce1" office:value-type="float" office:value="0.0000703334808349609" calcext:value-type="float">
            <text:p>7.03334808349609E-05</text:p>
          </table:table-cell>
          <table:table-cell table:style-name="ce1" office:value-type="float" office:value="0.296968936920166" calcext:value-type="float">
            <text:p>0.296968936920166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615119934082031" calcext:value-type="float">
            <text:p>6.15119934082031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181198120117187" calcext:value-type="float">
            <text:p>1.81198120117187E-05</text:p>
          </table:table-cell>
          <table:table-cell table:style-name="ce1" office:value-type="float" office:value="0.0000884532928466797" calcext:value-type="float">
            <text:p>8.84532928466797E-05</text:p>
          </table:table-cell>
          <table:table-cell table:style-name="ce1" office:value-type="float" office:value="0.0000526905059814453" calcext:value-type="float">
            <text:p>5.26905059814453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11.7699873447418" calcext:value-type="float">
            <text:p>11.7699873447418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410079956054688" calcext:value-type="float">
            <text:p>4.10079956054688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493526458740234" calcext:value-type="float">
            <text:p>4.93526458740234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5.46355819702148" calcext:value-type="float">
            <text:p>5.46355819702148</text:p>
          </table:table-cell>
          <table:table-cell table:style-name="ce1" office:value-type="float" office:value="4.08533549308777" calcext:value-type="float">
            <text:p>4.08533549308777</text:p>
          </table:table-cell>
          <table:table-cell table:style-name="ce1" office:value-type="float" office:value="2.21288752555847" calcext:value-type="float">
            <text:p>2.21288752555847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101089477539063" calcext:value-type="float">
            <text:p>0.000101089477539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181198120117187" calcext:value-type="float">
            <text:p>1.81198120117187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431537628173828" calcext:value-type="float">
            <text:p>4.31537628173828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429153442382813" calcext:value-type="float">
            <text:p>4.29153442382813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5.96746850013733" calcext:value-type="float">
            <text:p>5.96746850013733</text:p>
          </table:table-cell>
          <table:table-cell table:style-name="ce1" office:value-type="float" office:value="4.02216696739197" calcext:value-type="float">
            <text:p>4.02216696739197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1.59281754493713" calcext:value-type="float">
            <text:p>1.59281754493713</text:p>
          </table:table-cell>
          <table:table-cell table:style-name="ce1" office:value-type="float" office:value="0.0817501544952393" calcext:value-type="float">
            <text:p>0.081750154495239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145435333251953" calcext:value-type="float">
            <text:p>1.45435333251953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50475311279297" calcext:value-type="float">
            <text:p>3.50475311279297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8.71469044685364" calcext:value-type="float">
            <text:p>8.71469044685364</text:p>
          </table:table-cell>
          <table:table-cell table:style-name="ce1" office:value-type="float" office:value="1.7263514995575" calcext:value-type="float">
            <text:p>1.726351499557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1.45094728469849" calcext:value-type="float">
            <text:p>1.45094728469849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24249267578125" calcext:value-type="float">
            <text:p>3.24249267578125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677108764648437" calcext:value-type="float">
            <text:p>6.77108764648437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450611114501953" calcext:value-type="float">
            <text:p>4.50611114501953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178813934326172" calcext:value-type="float">
            <text:p>1.78813934326172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455654096144896" calcext:value-type="float">
            <text:p>0.455654096144896</text:p>
          </table:table-cell>
          <table:table-cell table:style-name="ce1" office:value-type="float" office:value="0.0000145435333251953" calcext:value-type="float">
            <text:p>1.45435333251953E-05</text:p>
          </table:table-cell>
          <table:table-cell table:style-name="ce1" office:value-type="float" office:value="11.7699873447418" calcext:value-type="float">
            <text:p>11.7699873447418</text:p>
          </table:table-cell>
          <table:table-cell table:style-name="ce1" office:value-type="float" office:value="47.3880259990692" calcext:value-type="float">
            <text:p>47.3880259990692</text:p>
          </table:table-cell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8.42110586166382" calcext:value-type="float">
            <text:p>8.42110586166382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760555267333984" calcext:value-type="float">
            <text:p>7.60555267333984E-05</text:p>
          </table:table-cell>
          <table:table-cell table:style-name="ce1" office:value-type="float" office:value="0.15034008026123" calcext:value-type="float">
            <text:p>0.15034008026123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650882720947266" calcext:value-type="float">
            <text:p>6.50882720947266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326633453369141" calcext:value-type="float">
            <text:p>3.26633453369141E-05</text:p>
          </table:table-cell>
          <table:table-cell table:style-name="ce1" office:value-type="float" office:value="0.0000169277191162109" calcext:value-type="float">
            <text:p>1.69277191162109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9.49516987800598" calcext:value-type="float">
            <text:p>9.49516987800598</text:p>
          </table:table-cell>
          <table:table-cell table:style-name="ce1" office:value-type="float" office:value="1.12664771080017" calcext:value-type="float">
            <text:p>1.12664771080017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0000531673431396484" calcext:value-type="float">
            <text:p>5.31673431396484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64849853515625" calcext:value-type="float">
            <text:p>6.4849853515625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0.0000693798065185547" calcext:value-type="float">
            <text:p>6.93798065185547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941753387451172" calcext:value-type="float">
            <text:p>9.41753387451172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2.83422517776489" calcext:value-type="float">
            <text:p>2.83422517776489</text:p>
          </table:table-cell>
          <table:table-cell table:style-name="ce1" office:value-type="float" office:value="5.4700083732605" calcext:value-type="float">
            <text:p>5.47000837326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1.08587741851807" calcext:value-type="float">
            <text:p>1.08587741851807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2.06314325332642" calcext:value-type="float">
            <text:p>2.06314325332642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140666961669922" calcext:value-type="float">
            <text:p>1.40666961669922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140666961669922" calcext:value-type="float">
            <text:p>1.40666961669922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0000140666961669922" calcext:value-type="float">
            <text:p>1.40666961669922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11.7814104557037" calcext:value-type="float">
            <text:p>11.7814104557037</text:p>
          </table:table-cell>
          <table:table-cell table:style-name="ce1" office:value-type="float" office:value="0.0000786781311035156" calcext:value-type="float">
            <text:p>7.86781311035156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34332275390625" calcext:value-type="float">
            <text:p>3.4332275390625E-05</text:p>
          </table:table-cell>
          <table:table-cell table:style-name="ce1" office:value-type="float" office:value="0.0000355243682861328" calcext:value-type="float">
            <text:p>3.55243682861328E-05</text:p>
          </table:table-cell>
          <table:table-cell table:style-name="ce1" office:value-type="float" office:value="0.0000400543212890625" calcext:value-type="float">
            <text:p>4.00543212890625E-05</text:p>
          </table:table-cell>
          <table:table-cell table:style-name="ce1" office:value-type="float" office:value="0.0000486373901367188" calcext:value-type="float">
            <text:p>4.86373901367188E-05</text:p>
          </table:table-cell>
          <table:table-cell table:style-name="ce1" office:value-type="float" office:value="0.0000152587890625" calcext:value-type="float">
            <text:p>1.52587890625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488758087158203" calcext:value-type="float">
            <text:p>4.88758087158203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11.4672243595123" calcext:value-type="float">
            <text:p>11.4672243595123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91006469726562" calcext:value-type="float">
            <text:p>3.91006469726562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0.0000138282775878906" calcext:value-type="float">
            <text:p>1.38282775878906E-05</text:p>
          </table:table-cell>
          <table:table-cell table:number-columns-repeated="2"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138282775878906" calcext:value-type="float">
            <text:p>1.38282775878906E-05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518249440651674" calcext:value-type="float">
            <text:p>0.518249440651674</text:p>
          </table:table-cell>
          <table:table-cell table:style-name="ce1" office:value-type="float" office:value="0.0000138282775878906" calcext:value-type="float">
            <text:p>1.38282775878906E-05</text:p>
          </table:table-cell>
          <table:table-cell table:style-name="ce1" office:value-type="float" office:value="11.7814104557037" calcext:value-type="float">
            <text:p>11.7814104557037</text:p>
          </table:table-cell>
          <table:table-cell table:style-name="ce1" office:value-type="float" office:value="53.8979418277741" calcext:value-type="float">
            <text:p>53.8979418277741</text:p>
          </table:table-cell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798702239990234" calcext:value-type="float">
            <text:p>7.98702239990234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number-columns-repeated="2"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510215759277344" calcext:value-type="float">
            <text:p>5.10215759277344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number-columns-repeated="2"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2.89512252807617" calcext:value-type="float">
            <text:p>2.89512252807617</text:p>
          </table:table-cell>
          <table:table-cell table:style-name="ce1" office:value-type="float" office:value="8.63153076171875" calcext:value-type="float">
            <text:p>8.63153076171875</text:p>
          </table:table-cell>
          <table:table-cell table:style-name="ce1" office:value-type="float" office:value="0.0274274349212646" calcext:value-type="float">
            <text:p>0.027427434921265</text:p>
          </table:table-cell>
          <table:table-cell table:style-name="ce1" office:value-type="float" office:value="0.000107049942016602" calcext:value-type="float">
            <text:p>0.000107049942017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321865081787109" calcext:value-type="float">
            <text:p>3.21865081787109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181198120117187" calcext:value-type="float">
            <text:p>1.81198120117187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548362731933594" calcext:value-type="float">
            <text:p>5.48362731933594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0.0000436305999755859" calcext:value-type="float">
            <text:p>4.36305999755859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11.7931778430939" calcext:value-type="float">
            <text:p>11.7931778430939</text:p>
          </table:table-cell>
          <table:table-cell table:style-name="ce1" office:value-type="float" office:value="0.0000584125518798828" calcext:value-type="float">
            <text:p>5.84125518798828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67164611816406" calcext:value-type="float">
            <text:p>3.67164611816406E-05</text:p>
          </table:table-cell>
          <table:table-cell table:style-name="ce1" office:value-type="float" office:value="0.00005340576171875" calcext:value-type="float">
            <text:p>5.340576171875E-05</text:p>
          </table:table-cell>
          <table:table-cell table:style-name="ce1" office:value-type="float" office:value="0.0000698566436767578" calcext:value-type="float">
            <text:p>6.98566436767578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603199005126953" calcext:value-type="float">
            <text:p>6.03199005126953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398159027099609" calcext:value-type="float">
            <text:p>3.98159027099609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3.64019155502319" calcext:value-type="float">
            <text:p>3.64019155502319</text:p>
          </table:table-cell>
          <table:table-cell table:style-name="ce1" office:value-type="float" office:value="7.27085661888123" calcext:value-type="float">
            <text:p>7.27085661888123</text:p>
          </table:table-cell>
          <table:table-cell table:style-name="ce1" office:value-type="float" office:value="0.0000474452972412109" calcext:value-type="float">
            <text:p>4.74452972412109E-05</text:p>
          </table:table-cell>
          <table:table-cell table:style-name="ce1" office:value-type="float" office:value="0.413509130477905" calcext:value-type="float">
            <text:p>0.413509130477905</text:p>
          </table:table-cell>
          <table:table-cell table:style-name="ce1" office:value-type="float" office:value="0.0000967979431152344" calcext:value-type="float">
            <text:p>9.67979431152344E-05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643730163574219" calcext:value-type="float">
            <text:p>6.43730163574219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7.3659827709198" calcext:value-type="float">
            <text:p>7.3659827709198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4.04213166236877" calcext:value-type="float">
            <text:p>4.04213166236877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576972961425781" calcext:value-type="float">
            <text:p>5.76972961425781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60012054443359" calcext:value-type="float">
            <text:p>3.60012054443359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3814697265625" calcext:value-type="float">
            <text:p>3.814697265625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674724578857422" calcext:value-type="float">
            <text:p>6.74724578857422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443106318895633" calcext:value-type="float">
            <text:p>0.443106318895633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11.7931778430939" calcext:value-type="float">
            <text:p>11.7931778430939</text:p>
          </table:table-cell>
          <table:table-cell table:style-name="ce1" office:value-type="float" office:value="46.0830571651459" calcext:value-type="float">
            <text:p>46.0830571651459</text:p>
          </table:table-cell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2.03737616539001" calcext:value-type="float">
            <text:p>2.03737616539001</text:p>
          </table:table-cell>
          <table:table-cell table:style-name="ce1" office:value-type="float" office:value="0.0000383853912353516" calcext:value-type="float">
            <text:p>3.83853912353516E-05</text:p>
          </table:table-cell>
          <table:table-cell table:style-name="ce1" office:value-type="float" office:value="0.0000340938568115234" calcext:value-type="float">
            <text:p>3.40938568115234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598430633544922" calcext:value-type="float">
            <text:p>5.98430633544922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number-columns-repeated="2"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number-columns-repeated="2"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314712524414062" calcext:value-type="float">
            <text:p>3.14712524414062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11.0509371757507" calcext:value-type="float">
            <text:p>11.0509371757507</text:p>
          </table:table-cell>
          <table:table-cell table:style-name="ce1" office:value-type="float" office:value="0.65705132484436" calcext:value-type="float">
            <text:p>0.65705132484436</text:p>
          </table:table-cell>
          <table:table-cell table:style-name="ce1" office:value-type="float" office:value="0.0000371932983398437" calcext:value-type="float">
            <text:p>3.71932983398437E-05</text:p>
          </table:table-cell>
          <table:table-cell table:style-name="ce1" office:value-type="float" office:value="0.0000271797180175781" calcext:value-type="float">
            <text:p>2.71797180175781E-05</text:p>
          </table:table-cell>
          <table:table-cell table:style-name="ce1" office:value-type="float" office:value="0.0000257492065429687" calcext:value-type="float">
            <text:p>2.57492065429687E-05</text:p>
          </table:table-cell>
          <table:table-cell table:number-columns-repeated="2"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181198120117187" calcext:value-type="float">
            <text:p>1.81198120117187E-05</text:p>
          </table:table-cell>
          <table:table-cell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422000885009766" calcext:value-type="float">
            <text:p>4.22000885009766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11.5080509185791" calcext:value-type="float">
            <text:p>11.5080509185791</text:p>
          </table:table-cell>
          <table:table-cell table:style-name="ce1" office:value-type="float" office:value="0.195546388626099" calcext:value-type="float">
            <text:p>0.195546388626099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000108480453491211" calcext:value-type="float">
            <text:p>0.000108480453491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286102294921875" calcext:value-type="float">
            <text:p>2.86102294921875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388622283935547" calcext:value-type="float">
            <text:p>3.88622283935547E-05</text:p>
          </table:table-cell>
          <table:table-cell table:style-name="ce1" office:value-type="float" office:value="0.0000374317169189453" calcext:value-type="float">
            <text:p>3.74317169189453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0.000049591064453125" calcext:value-type="float">
            <text:p>4.9591064453125E-05</text:p>
          </table:table-cell>
          <table:table-cell table:style-name="ce1" office:value-type="float" office:value="0.0000331401824951172" calcext:value-type="float">
            <text:p>3.31401824951172E-05</text:p>
          </table:table-cell>
          <table:table-cell table:style-name="ce1" office:value-type="float" office:value="12.5783185958862" calcext:value-type="float">
            <text:p>12.5783185958862</text:p>
          </table:table-cell>
          <table:table-cell table:style-name="ce1" office:value-type="float" office:value="0.576972007751465" calcext:value-type="float">
            <text:p>0.576972007751465</text:p>
          </table:table-cell>
          <table:table-cell table:style-name="ce1" office:value-type="float" office:value="0.0000505447387695313" calcext:value-type="float">
            <text:p>5.05447387695313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140666961669922" calcext:value-type="float">
            <text:p>1.40666961669922E-05</text:p>
          </table:table-cell>
          <table:table-cell table:style-name="ce1" office:value-type="float" office:value="0.0000557899475097656" calcext:value-type="float">
            <text:p>5.57899475097656E-05</text:p>
          </table:table-cell>
          <table:table-cell table:style-name="ce1" office:value-type="float" office:value="0.0000107288360595703" calcext:value-type="float">
            <text:p>1.07288360595703E-05</text:p>
          </table:table-cell>
          <table:table-cell table:style-name="ce1" office:value-type="float" office:value="0.0000133514404296875" calcext:value-type="float">
            <text:p>1.33514404296875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152587890625" calcext:value-type="float">
            <text:p>1.52587890625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281333923339844" calcext:value-type="float">
            <text:p>2.81333923339844E-05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11.310619354248" calcext:value-type="float">
            <text:p>11.310619354248</text:p>
          </table:table-cell>
          <table:table-cell table:style-name="ce1" office:value-type="float" office:value="0.858035802841187" calcext:value-type="float">
            <text:p>0.858035802841187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278949737548828" calcext:value-type="float">
            <text:p>2.78949737548828E-05</text:p>
          </table:table-cell>
          <table:table-cell table:style-name="ce1" office:value-type="float" office:value="0.0000293254852294922" calcext:value-type="float">
            <text:p>2.93254852294922E-05</text:p>
          </table:table-cell>
          <table:table-cell table:style-name="ce1" office:value-type="float" office:value="0.0000283718109130859" calcext:value-type="float">
            <text:p>2.83718109130859E-05</text:p>
          </table:table-cell>
          <table:table-cell table:style-name="ce1" office:value-type="float" office:value="0.0000483989715576172" calcext:value-type="float">
            <text:p>4.83989715576172E-05</text:p>
          </table:table-cell>
          <table:table-cell table:style-name="ce1" office:value-type="float" office:value="0.0000369548797607422" calcext:value-type="float">
            <text:p>3.69548797607422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333786010742187" calcext:value-type="float">
            <text:p>3.33786010742187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629425048828125" calcext:value-type="float">
            <text:p>6.29425048828125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488226755307271" calcext:value-type="float">
            <text:p>0.488226755307271</text:p>
          </table:table-cell>
          <table:table-cell table:style-name="ce1" office:value-type="float" office:value="0.0000107288360595703" calcext:value-type="float">
            <text:p>1.07288360595703E-05</text:p>
          </table:table-cell>
          <table:table-cell table:style-name="ce1" office:value-type="float" office:value="12.5783185958862" calcext:value-type="float">
            <text:p>12.5783185958862</text:p>
          </table:table-cell>
          <table:table-cell table:style-name="ce1" office:value-type="float" office:value="50.7755825519562" calcext:value-type="float">
            <text:p>50.7755825519562</text:p>
          </table:table-cell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2.85769939422607" calcext:value-type="float">
            <text:p>2.85769939422607</text:p>
          </table:table-cell>
          <table:table-cell table:style-name="ce1" office:value-type="float" office:value="0.0000405311584472656" calcext:value-type="float">
            <text:p>4.05311584472656E-05</text:p>
          </table:table-cell>
          <table:table-cell table:style-name="ce1" office:value-type="float" office:value="0.0221114158630371" calcext:value-type="float">
            <text:p>0.022111415863037</text:p>
          </table:table-cell>
          <table:table-cell table:style-name="ce1" office:value-type="float" office:value="0.606940507888794" calcext:value-type="float">
            <text:p>0.606940507888794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329017639160156" calcext:value-type="float">
            <text:p>3.29017639160156E-05</text:p>
          </table:table-cell>
          <table:table-cell table:style-name="ce1" office:value-type="float" office:value="0.200042009353638" calcext:value-type="float">
            <text:p>0.200042009353638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0.0000300407409667969" calcext:value-type="float">
            <text:p>3.00407409667969E-05</text:p>
          </table:table-cell>
          <table:table-cell table:style-name="ce1" office:value-type="float" office:value="0.0000312328338623047" calcext:value-type="float">
            <text:p>3.12328338623047E-05</text:p>
          </table:table-cell>
          <table:table-cell table:style-name="ce1" office:value-type="float" office:value="3.86579203605652" calcext:value-type="float">
            <text:p>3.86579203605652</text:p>
          </table:table-cell>
          <table:table-cell table:style-name="ce1" office:value-type="float" office:value="7.54562115669251" calcext:value-type="float">
            <text:p>7.54562115669251</text:p>
          </table:table-cell>
          <table:table-cell table:style-name="ce1" office:value-type="float" office:value="0.24138069152832" calcext:value-type="float">
            <text:p>0.24138069152832</text:p>
          </table:table-cell>
          <table:table-cell table:style-name="ce1" office:value-type="float" office:value="0.0000560283660888672" calcext:value-type="float">
            <text:p>5.60283660888672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238418579101562" calcext:value-type="float">
            <text:p>2.38418579101562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169277191162109" calcext:value-type="float">
            <text:p>1.69277191162109E-05</text:p>
          </table:table-cell>
          <table:table-cell table:style-name="ce1" office:value-type="float" office:value="0.0000274181365966797" calcext:value-type="float">
            <text:p>2.74181365966797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0.0000479221343994141" calcext:value-type="float">
            <text:p>4.79221343994141E-0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0.0000140666961669922" calcext:value-type="float">
            <text:p>1.40666961669922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2.84711217880249" calcext:value-type="float">
            <text:p>2.84711217880249</text:p>
          </table:table-cell>
          <table:table-cell table:style-name="ce1" office:value-type="float" office:value="1.50142073631287" calcext:value-type="float">
            <text:p>1.50142073631287</text:p>
          </table:table-cell>
          <table:table-cell table:style-name="ce1" office:value-type="float" office:value="2.57448554039001" calcext:value-type="float">
            <text:p>2.57448554039001</text:p>
          </table:table-cell>
          <table:table-cell table:style-name="ce1" office:value-type="float" office:value="4.68295788764954" calcext:value-type="float">
            <text:p>4.68295788764954</text:p>
          </table:table-cell>
          <table:table-cell table:style-name="ce1" office:value-type="float" office:value="0.0000364780426025391" calcext:value-type="float">
            <text:p>3.64780426025391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116825103759766" calcext:value-type="float">
            <text:p>1.16825103759766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10.9364490509033" calcext:value-type="float">
            <text:p>10.9364490509033</text:p>
          </table:table-cell>
          <table:table-cell table:style-name="ce1" office:value-type="float" office:value="0.0000617504119873047" calcext:value-type="float">
            <text:p>6.17504119873047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414848327636719" calcext:value-type="float">
            <text:p>4.14848327636719E-05</text:p>
          </table:table-cell>
          <table:table-cell table:style-name="ce1" office:value-type="float" office:value="0.0000407695770263672" calcext:value-type="float">
            <text:p>4.07695770263672E-05</text:p>
          </table:table-cell>
          <table:table-cell table:style-name="ce1" office:value-type="float" office:value="0.0000689029693603516" calcext:value-type="float">
            <text:p>6.89029693603516E-05</text:p>
          </table:table-cell>
          <table:table-cell table:style-name="ce1" office:value-type="float" office:value="0.0000538825988769531" calcext:value-type="float">
            <text:p>5.38825988769531E-05</text:p>
          </table:table-cell>
          <table:table-cell table:style-name="ce1" office:value-type="float" office:value="0.0000169277191162109" calcext:value-type="float">
            <text:p>1.69277191162109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152587890625" calcext:value-type="float">
            <text:p>1.52587890625E-05</text:p>
          </table:table-cell>
          <table:table-cell table:style-name="ce1" office:value-type="float" office:value="0.0000658035278320312" calcext:value-type="float">
            <text:p>6.58035278320312E-05</text:p>
          </table:table-cell>
          <table:table-cell table:style-name="ce1" office:value-type="float" office:value="0.0000302791595458984" calcext:value-type="float">
            <text:p>3.02791595458984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0.0000567436218261719" calcext:value-type="float">
            <text:p>5.67436218261719E-05</text:p>
          </table:table-cell>
          <table:table-cell table:style-name="ce1" office:value-type="float" office:value="0.0000133514404296875" calcext:value-type="float">
            <text:p>1.33514404296875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140666961669922" calcext:value-type="float">
            <text:p>1.40666961669922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5.42703652381897" calcext:value-type="float">
            <text:p>5.42703652381897</text:p>
          </table:table-cell>
          <table:table-cell table:style-name="ce1" office:value-type="float" office:value="1.72604441642761" calcext:value-type="float">
            <text:p>1.72604441642761</text:p>
          </table:table-cell>
          <table:table-cell table:style-name="ce1" office:value-type="float" office:value="4.53785586357117" calcext:value-type="float">
            <text:p>4.53785586357117</text:p>
          </table:table-cell>
          <table:table-cell table:style-name="ce1" office:value-type="float" office:value="0.0000357627868652344" calcext:value-type="float">
            <text:p>3.57627868652344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176429748535156" calcext:value-type="float">
            <text:p>1.76429748535156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298023223876953" calcext:value-type="float">
            <text:p>2.98023223876953E-05</text:p>
          </table:table-cell>
          <table:table-cell table:style-name="ce1" office:value-type="float" office:value="0.0000455379486083984" calcext:value-type="float">
            <text:p>4.55379486083984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543594360351562" calcext:value-type="float">
            <text:p>5.43594360351562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178813934326172" calcext:value-type="float">
            <text:p>1.78813934326172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476685799085177" calcext:value-type="float">
            <text:p>0.476685799085177</text:p>
          </table:table-cell>
          <table:table-cell table:style-name="ce1" office:value-type="float" office:value="0.0000116825103759766" calcext:value-type="float">
            <text:p>1.16825103759766E-05</text:p>
          </table:table-cell>
          <table:table-cell table:style-name="ce1" office:value-type="float" office:value="10.9364490509033" calcext:value-type="float">
            <text:p>10.9364490509033</text:p>
          </table:table-cell>
          <table:table-cell table:style-name="ce1" office:value-type="float" office:value="49.5753231048584" calcext:value-type="float">
            <text:p>49.5753231048584</text:p>
          </table:table-cell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2.34223651885986" calcext:value-type="float">
            <text:p>2.34223651885986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252723693847656" calcext:value-type="float">
            <text:p>2.52723693847656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250339508056641" calcext:value-type="float">
            <text:p>2.50339508056641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426769256591797" calcext:value-type="float">
            <text:p>4.26769256591797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166893005371094" calcext:value-type="float">
            <text:p>1.66893005371094E-05</text:p>
          </table:table-cell>
          <table:table-cell table:style-name="ce1" office:value-type="float" office:value="7.25049829483032" calcext:value-type="float">
            <text:p>7.25049829483032</text:p>
          </table:table-cell>
          <table:table-cell table:style-name="ce1" office:value-type="float" office:value="2.15970134735107" calcext:value-type="float">
            <text:p>2.15970134735107</text:p>
          </table:table-cell>
          <table:table-cell table:style-name="ce1" office:value-type="float" office:value="0.641376495361328" calcext:value-type="float">
            <text:p>0.641376495361328</text:p>
          </table:table-cell>
          <table:table-cell table:style-name="ce1" office:value-type="float" office:value="0.0000395774841308594" calcext:value-type="float">
            <text:p>3.95774841308594E-05</text:p>
          </table:table-cell>
          <table:table-cell table:style-name="ce1" office:value-type="float" office:value="0.0000836849212646484" calcext:value-type="float">
            <text:p>8.36849212646484E-05</text:p>
          </table:table-cell>
          <table:table-cell table:style-name="ce1" office:value-type="float" office:value="0.0000348091125488281" calcext:value-type="float">
            <text:p>3.48091125488281E-05</text:p>
          </table:table-cell>
          <table:table-cell table:style-name="ce1" office:value-type="float" office:value="0.886382818222046" calcext:value-type="float">
            <text:p>0.886382818222046</text:p>
          </table:table-cell>
          <table:table-cell table:style-name="ce1" office:value-type="float" office:value="0.0000619888305664062" calcext:value-type="float">
            <text:p>6.19888305664062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498294830322266" calcext:value-type="float">
            <text:p>4.98294830322266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541210174560547" calcext:value-type="float">
            <text:p>5.41210174560547E-05</text:p>
          </table:table-cell>
          <table:table-cell table:style-name="ce1" office:value-type="float" office:value="0.000011444091796875" calcext:value-type="float">
            <text:p>1.1444091796875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0.0000224113464355469" calcext:value-type="float">
            <text:p>2.24113464355469E-05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7.80684304237366" calcext:value-type="float">
            <text:p>7.80684304237366</text:p>
          </table:table-cell>
          <table:table-cell table:style-name="ce1" office:value-type="float" office:value="3.8374388217926" calcext:value-type="float">
            <text:p>3.8374388217926</text:p>
          </table:table-cell>
          <table:table-cell table:style-name="ce1" office:value-type="float" office:value="0.0000593662261962891" calcext:value-type="float">
            <text:p>5.93662261962891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145435333251953" calcext:value-type="float">
            <text:p>1.45435333251953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0.0000393390655517578" calcext:value-type="float">
            <text:p>3.93390655517578E-05</text:p>
          </table:table-cell>
          <table:table-cell table:style-name="ce1" office:value-type="float" office:value="0.0000140666961669922" calcext:value-type="float">
            <text:p>1.40666961669922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169277191162109" calcext:value-type="float">
            <text:p>1.69277191162109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0.0000145435333251953" calcext:value-type="float">
            <text:p>1.45435333251953E-05</text:p>
          </table:table-cell>
          <table:table-cell table:style-name="ce1" office:value-type="float" office:value="0.0000317096710205078" calcext:value-type="float">
            <text:p>3.17096710205078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500679016113281" calcext:value-type="float">
            <text:p>5.00679016113281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11.6544122695923" calcext:value-type="float">
            <text:p>11.6544122695923</text:p>
          </table:table-cell>
          <table:table-cell table:style-name="ce1" office:value-type="float" office:value="0.104351997375488" calcext:value-type="float">
            <text:p>0.104351997375488</text:p>
          </table:table-cell>
          <table:table-cell table:style-name="ce1" office:value-type="float" office:value="0.0000569820404052734" calcext:value-type="float">
            <text:p>5.69820404052734E-05</text:p>
          </table:table-cell>
          <table:table-cell table:style-name="ce1" office:value-type="float" office:value="0.0000162124633789062" calcext:value-type="float">
            <text:p>1.62124633789062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133514404296875" calcext:value-type="float">
            <text:p>1.33514404296875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0.0000386238098144531" calcext:value-type="float">
            <text:p>3.86238098144531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145435333251953" calcext:value-type="float">
            <text:p>1.45435333251953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number-columns-repeated="2"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0.0000345706939697266" calcext:value-type="float">
            <text:p>3.45706939697266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147819519042969" calcext:value-type="float">
            <text:p>1.47819519042969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9.46277356147766" calcext:value-type="float">
            <text:p>9.46277356147766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1.63317680358887" calcext:value-type="float">
            <text:p>1.63317680358887</text:p>
          </table:table-cell>
          <table:table-cell table:style-name="ce1" office:value-type="float" office:value="0.136805534362793" calcext:value-type="float">
            <text:p>0.136805534362793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758171081542969" calcext:value-type="float">
            <text:p>7.58171081542969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681877136230469" calcext:value-type="float">
            <text:p>6.81877136230469E-05</text:p>
          </table:table-cell>
          <table:table-cell table:style-name="ce1" office:value-type="float" office:value="0.0000336170196533203" calcext:value-type="float">
            <text:p>3.36170196533203E-05</text:p>
          </table:table-cell>
          <table:table-cell table:style-name="ce1" office:value-type="float" office:value="0.0000216960906982422" calcext:value-type="float">
            <text:p>2.16960906982422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178813934326172" calcext:value-type="float">
            <text:p>1.78813934326172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169277191162109" calcext:value-type="float">
            <text:p>1.69277191162109E-05</text:p>
          </table:table-cell>
          <table:table-cell table:style-name="ce1" office:value-type="float" office:value="0.0000176429748535156" calcext:value-type="float">
            <text:p>1.76429748535156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338554382324219" calcext:value-type="float">
            <text:p>3.38554382324219E-05</text:p>
          </table:table-cell>
          <table:table-cell table:style-name="ce1" office:value-type="float" office:value="0.46075402544095" calcext:value-type="float">
            <text:p>0.46075402544095</text:p>
          </table:table-cell>
          <table:table-cell table:style-name="ce1" office:value-type="float" office:value="0.000011444091796875" calcext:value-type="float">
            <text:p>1.1444091796875E-05</text:p>
          </table:table-cell>
          <table:table-cell table:style-name="ce1" office:value-type="float" office:value="11.6544122695923" calcext:value-type="float">
            <text:p>11.6544122695923</text:p>
          </table:table-cell>
          <table:table-cell table:style-name="ce1" office:value-type="float" office:value="47.9184186458588" calcext:value-type="float">
            <text:p>47.9184186458588</text:p>
          </table:table-cell>
        </table:table-row>
        <table:table-row table:style-name="ro1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2_3s</text:p>
          </table:table-cell>
          <table:table-cell table:style-name="ce1" office:value-type="float" office:value="0.0000319480895996094" calcext:value-type="float">
            <text:p>3.19480895996094E-05</text:p>
          </table:table-cell>
          <table:table-cell table:style-name="ce1" office:value-type="float" office:value="0.0000441074371337891" calcext:value-type="float">
            <text:p>4.41074371337891E-05</text:p>
          </table:table-cell>
          <table:table-cell table:style-name="ce1" office:value-type="float" office:value="1.38402271270752" calcext:value-type="float">
            <text:p>1.38402271270752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276565551757812" calcext:value-type="float">
            <text:p>2.76565551757812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195503234863281" calcext:value-type="float">
            <text:p>1.95503234863281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290870666503906" calcext:value-type="float">
            <text:p>2.90870666503906E-05</text:p>
          </table:table-cell>
          <table:table-cell table:style-name="ce1" office:value-type="float" office:value="0.0000472068786621094" calcext:value-type="float">
            <text:p>4.72068786621094E-05</text:p>
          </table:table-cell>
          <table:table-cell table:style-name="ce1" office:value-type="float" office:value="0.0000205039978027344" calcext:value-type="float">
            <text:p>2.05039978027344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524520874023438" calcext:value-type="float">
            <text:p>5.24520874023438E-05</text:p>
          </table:table-cell>
          <table:table-cell table:style-name="ce1" office:value-type="float" office:value="0.0000219345092773437" calcext:value-type="float">
            <text:p>2.19345092773437E-05</text:p>
          </table:table-cell>
          <table:table-cell table:style-name="ce1" office:value-type="float" office:value="0.0000236034393310547" calcext:value-type="float">
            <text:p>2.36034393310547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11.8170776367188" calcext:value-type="float">
            <text:p>11.8170776367188</text:p>
          </table:table-cell>
          <table:table-cell table:style-name="ce1" office:value-type="float" office:value="0.0000536441802978516" calcext:value-type="float">
            <text:p>5.36441802978516E-05</text:p>
          </table:table-cell>
          <table:table-cell table:style-name="ce1" office:value-type="float" office:value="0.0000445842742919922" calcext:value-type="float">
            <text:p>4.45842742919922E-05</text:p>
          </table:table-cell>
          <table:table-cell table:style-name="ce1" office:value-type="float" office:value="0.0000159740447998047" calcext:value-type="float">
            <text:p>1.59740447998047E-05</text:p>
          </table:table-cell>
          <table:table-cell table:style-name="ce1" office:value-type="float" office:value="0.0000152587890625" calcext:value-type="float">
            <text:p>1.52587890625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212192535400391" calcext:value-type="float">
            <text:p>2.12192535400391E-05</text:p>
          </table:table-cell>
          <table:table-cell table:style-name="ce1" office:value-type="float" office:value="0.0000154972076416016" calcext:value-type="float">
            <text:p>1.54972076416016E-05</text:p>
          </table:table-cell>
          <table:table-cell table:style-name="ce1" office:value-type="float" office:value="0.0000243186950683594" calcext:value-type="float">
            <text:p>2.43186950683594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164508819580078" calcext:value-type="float">
            <text:p>1.64508819580078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41961669921875" calcext:value-type="float">
            <text:p>4.1961669921875E-05</text:p>
          </table:table-cell>
          <table:table-cell table:style-name="ce1" office:value-type="float" office:value="0.00002288818359375" calcext:value-type="float">
            <text:p>2.288818359375E-05</text:p>
          </table:table-cell>
          <table:table-cell table:style-name="ce1" office:value-type="float" office:value="0.0000264644622802734" calcext:value-type="float">
            <text:p>2.64644622802734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0.0000181198120117187" calcext:value-type="float">
            <text:p>1.81198120117187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174045562744141" calcext:value-type="float">
            <text:p>1.74045562744141E-05</text:p>
          </table:table-cell>
          <table:table-cell table:style-name="ce1" office:value-type="float" office:value="0.0000214576721191406" calcext:value-type="float">
            <text:p>2.14576721191406E-05</text:p>
          </table:table-cell>
          <table:table-cell table:style-name="ce1" office:value-type="float" office:value="0.0000255107879638672" calcext:value-type="float">
            <text:p>2.55107879638672E-05</text:p>
          </table:table-cell>
          <table:table-cell table:style-name="ce1" office:value-type="float" office:value="7.24739050865173" calcext:value-type="float">
            <text:p>7.24739050865173</text:p>
          </table:table-cell>
          <table:table-cell table:style-name="ce1" office:value-type="float" office:value="4.35317325592041" calcext:value-type="float">
            <text:p>4.35317325592041</text:p>
          </table:table-cell>
          <table:table-cell table:style-name="ce1" office:value-type="float" office:value="0.0000600814819335937" calcext:value-type="float">
            <text:p>6.00814819335937E-05</text:p>
          </table:table-cell>
          <table:table-cell table:style-name="ce1" office:value-type="float" office:value="0.0000262260437011719" calcext:value-type="float">
            <text:p>2.62260437011719E-05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145435333251953" calcext:value-type="float">
            <text:p>1.45435333251953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240802764892578" calcext:value-type="float">
            <text:p>2.40802764892578E-05</text:p>
          </table:table-cell>
          <table:table-cell table:style-name="ce1" office:value-type="float" office:value="0.0000307559967041016" calcext:value-type="float">
            <text:p>3.07559967041016E-05</text:p>
          </table:table-cell>
          <table:table-cell table:style-name="ce1" office:value-type="float" office:value="0.0000152587890625" calcext:value-type="float">
            <text:p>1.52587890625E-05</text:p>
          </table:table-cell>
          <table:table-cell table:style-name="ce1" office:value-type="float" office:value="0.0000178813934326172" calcext:value-type="float">
            <text:p>1.78813934326172E-05</text:p>
          </table:table-cell>
          <table:table-cell table:style-name="ce1" office:value-type="float" office:value="0.0000288486480712891" calcext:value-type="float">
            <text:p>2.88486480712891E-05</text:p>
          </table:table-cell>
          <table:table-cell table:style-name="ce1" office:value-type="float" office:value="0.0000491142272949219" calcext:value-type="float">
            <text:p>4.91142272949219E-05</text:p>
          </table:table-cell>
          <table:table-cell table:style-name="ce1" office:value-type="float" office:value="0.0000233650207519531" calcext:value-type="float">
            <text:p>2.33650207519531E-05</text:p>
          </table:table-cell>
          <table:table-cell table:style-name="ce1" office:value-type="float" office:value="0.0000183582305908203" calcext:value-type="float">
            <text:p>1.83582305908203E-05</text:p>
          </table:table-cell>
          <table:table-cell table:style-name="ce1" office:value-type="float" office:value="0.0000171661376953125" calcext:value-type="float">
            <text:p>1.71661376953125E-05</text:p>
          </table:table-cell>
          <table:table-cell table:style-name="ce1" office:value-type="float" office:value="0.0000169277191162109" calcext:value-type="float">
            <text:p>1.69277191162109E-05</text:p>
          </table:table-cell>
          <table:table-cell table:style-name="ce1" office:value-type="float" office:value="0.0000226497650146484" calcext:value-type="float">
            <text:p>2.26497650146484E-05</text:p>
          </table:table-cell>
          <table:table-cell table:style-name="ce1" office:value-type="float" office:value="0.0000185966491699219" calcext:value-type="float">
            <text:p>1.85966491699219E-05</text:p>
          </table:table-cell>
          <table:table-cell table:style-name="ce1" office:value-type="float" office:value="0.0000245571136474609" calcext:value-type="float">
            <text:p>2.45571136474609E-05</text:p>
          </table:table-cell>
          <table:table-cell table:style-name="ce1" office:value-type="float" office:value="0.0000188350677490234" calcext:value-type="float">
            <text:p>1.88350677490234E-05</text:p>
          </table:table-cell>
          <table:table-cell table:style-name="ce1" office:value-type="float" office:value="3.82633280754089" calcext:value-type="float">
            <text:p>3.82633280754089</text:p>
          </table:table-cell>
          <table:table-cell table:style-name="ce1" office:value-type="float" office:value="0.0000634193420410156" calcext:value-type="float">
            <text:p>6.34193420410156E-05</text:p>
          </table:table-cell>
          <table:table-cell table:style-name="ce1" office:value-type="float" office:value="7.5968337059021" calcext:value-type="float">
            <text:p>7.5968337059021</text:p>
          </table:table-cell>
          <table:table-cell table:style-name="ce1" office:value-type="float" office:value="0.0000574588775634766" calcext:value-type="float">
            <text:p>5.74588775634766E-05</text:p>
          </table:table-cell>
          <table:table-cell table:style-name="ce1" office:value-type="float" office:value="0.000026702880859375" calcext:value-type="float">
            <text:p>2.6702880859375E-05</text:p>
          </table:table-cell>
          <table:table-cell table:style-name="ce1" office:value-type="float" office:value="0.0000152587890625" calcext:value-type="float">
            <text:p>1.52587890625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150203704833984" calcext:value-type="float">
            <text:p>1.50203704833984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529289245605469" calcext:value-type="float">
            <text:p>5.29289245605469E-05</text:p>
          </table:table-cell>
          <table:table-cell table:style-name="ce1" office:value-type="float" office:value="0.0000202655792236328" calcext:value-type="float">
            <text:p>2.02655792236328E-05</text:p>
          </table:table-cell>
          <table:table-cell table:style-name="ce1" office:value-type="float" office:value="0.0000309944152832031" calcext:value-type="float">
            <text:p>3.09944152832031E-05</text:p>
          </table:table-cell>
          <table:table-cell table:style-name="ce1" office:value-type="float" office:value="0.0000100135803222656" calcext:value-type="float">
            <text:p>1.00135803222656E-05</text:p>
          </table:table-cell>
          <table:table-cell table:style-name="ce1" office:value-type="float" office:value="0.0000200271606445312" calcext:value-type="float">
            <text:p>2.00271606445312E-05</text:p>
          </table:table-cell>
          <table:table-cell table:style-name="ce1" office:value-type="float" office:value="0.0000207424163818359" calcext:value-type="float">
            <text:p>2.07424163818359E-05</text:p>
          </table:table-cell>
          <table:table-cell table:style-name="ce1" office:value-type="float" office:value="0.000019073486328125" calcext:value-type="float">
            <text:p>1.9073486328125E-05</text:p>
          </table:table-cell>
          <table:table-cell table:style-name="ce1" office:value-type="float" office:value="0.0000209808349609375" calcext:value-type="float">
            <text:p>2.09808349609375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295639038085937" calcext:value-type="float">
            <text:p>2.95639038085937E-05</text:p>
          </table:table-cell>
          <table:table-cell table:style-name="ce1" office:value-type="float" office:value="11.7871367931366" calcext:value-type="float">
            <text:p>11.7871367931366</text:p>
          </table:table-cell>
          <table:table-cell table:style-name="ce1" office:value-type="float" office:value="0.0000464916229248047" calcext:value-type="float">
            <text:p>4.64916229248047E-05</text:p>
          </table:table-cell>
          <table:table-cell table:style-name="ce1" office:value-type="float" office:value="0.0000259876251220703" calcext:value-type="float">
            <text:p>2.59876251220703E-05</text:p>
          </table:table-cell>
          <table:table-cell table:style-name="ce1" office:value-type="float" office:value="0.0000247955322265625" calcext:value-type="float">
            <text:p>2.47955322265625E-05</text:p>
          </table:table-cell>
          <table:table-cell table:style-name="ce1" office:value-type="float" office:value="0.0000448226928710938" calcext:value-type="float">
            <text:p>4.48226928710938E-05</text:p>
          </table:table-cell>
          <table:table-cell table:style-name="ce1" office:value-type="float" office:value="0.0000221729278564453" calcext:value-type="float">
            <text:p>2.21729278564453E-05</text:p>
          </table:table-cell>
          <table:table-cell table:style-name="ce1" office:value-type="float" office:value="0.0000133514404296875" calcext:value-type="float">
            <text:p>1.33514404296875E-05</text:p>
          </table:table-cell>
          <table:table-cell table:style-name="ce1" office:value-type="float" office:value="0.0000138282775878906" calcext:value-type="float">
            <text:p>1.38282775878906E-05</text:p>
          </table:table-cell>
          <table:table-cell table:style-name="ce1" office:value-type="float" office:value="0.0000193119049072266" calcext:value-type="float">
            <text:p>1.93119049072266E-05</text:p>
          </table:table-cell>
          <table:table-cell table:style-name="ce1" office:value-type="float" office:value="0.0000157356262207031" calcext:value-type="float">
            <text:p>1.57356262207031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style-name="ce1" office:value-type="float" office:value="0.0000145435333251953" calcext:value-type="float">
            <text:p>1.45435333251953E-05</text:p>
          </table:table-cell>
          <table:table-cell table:style-name="ce1" office:value-type="float" office:value="0.0000197887420654297" calcext:value-type="float">
            <text:p>1.97887420654297E-05</text:p>
          </table:table-cell>
          <table:table-cell table:style-name="ce1" office:value-type="float" office:value="0.0000145435333251953" calcext:value-type="float">
            <text:p>1.45435333251953E-05</text:p>
          </table:table-cell>
          <table:table-cell table:style-name="ce1" office:value-type="float" office:value="0.0000231266021728516" calcext:value-type="float">
            <text:p>2.31266021728516E-05</text:p>
          </table:table-cell>
          <table:table-cell table:style-name="ce1" office:value-type="float" office:value="0.0000467300415039063" calcext:value-type="float">
            <text:p>4.67300415039063E-05</text:p>
          </table:table-cell>
          <table:table-cell table:style-name="ce1" office:value-type="float" office:value="0.0000143051147460937" calcext:value-type="float">
            <text:p>1.43051147460937E-05</text:p>
          </table:table-cell>
          <table:table-cell table:style-name="ce1" office:value-type="float" office:value="0.0000412464141845703" calcext:value-type="float">
            <text:p>4.12464141845703E-05</text:p>
          </table:table-cell>
          <table:table-cell table:style-name="ce1" office:value-type="float" office:value="0.0000095367431640625" calcext:value-type="float">
            <text:p>9.5367431640625E-06</text:p>
          </table:table-cell>
          <table:table-cell table:style-name="ce1" office:value-type="float" office:value="0.0000178813934326172" calcext:value-type="float">
            <text:p>1.78813934326172E-05</text:p>
          </table:table-cell>
          <table:table-cell table:style-name="ce1" office:value-type="float" office:value="0.0000269412994384766" calcext:value-type="float">
            <text:p>2.69412994384766E-05</text:p>
          </table:table-cell>
          <table:table-cell table:number-columns-repeated="3"/>
          <table:table-cell table:formula="of:=SUM([.C102:.DB102])" office:value-type="float" office:value="48.0144410133362" calcext:value-type="float">
            <text:p>48.0144410133362</text:p>
          </table:table-cell>
        </table:table-row>
        <table:table-row table:style-name="ro1">
          <table:table-cell table:style-name="ce1" table:number-columns-repeated="102"/>
          <table:table-cell table:style-name="ce1" office:value-type="string" calcext:value-type="string">
            <text:p>均值</text:p>
          </table:table-cell>
          <table:table-cell table:style-name="ce1" office:value-type="string" calcext:value-type="string">
            <text:p>最小值</text:p>
          </table:table-cell>
          <table:table-cell table:style-name="ce1" office:value-type="string" calcext:value-type="string">
            <text:p>最大值</text:p>
          </table:table-cell>
          <table:table-cell office:value-type="string" calcext:value-type="string">
            <text:p>求和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451337814331055" calcext:value-type="float">
            <text:p>0.451337814331055</text:p>
          </table:table-cell>
          <table:table-cell table:style-name="ce1" office:value-type="float" office:value="0.0919790267944336" calcext:value-type="float">
            <text:p>0.091979026794434</text:p>
          </table:table-cell>
          <table:table-cell table:style-name="ce1" office:value-type="float" office:value="0.0852539539337158" calcext:value-type="float">
            <text:p>0.085253953933716</text:p>
          </table:table-cell>
          <table:table-cell table:style-name="ce1" office:value-type="float" office:value="0.0853116512298584" calcext:value-type="float">
            <text:p>0.085311651229858</text:p>
          </table:table-cell>
          <table:table-cell table:style-name="ce1" office:value-type="float" office:value="0.0861728191375732" calcext:value-type="float">
            <text:p>0.086172819137573</text:p>
          </table:table-cell>
          <table:table-cell table:style-name="ce1" office:value-type="float" office:value="0.0938937664031982" calcext:value-type="float">
            <text:p>0.093893766403198</text:p>
          </table:table-cell>
          <table:table-cell table:style-name="ce1" office:value-type="float" office:value="0.086256742477417" calcext:value-type="float">
            <text:p>0.086256742477417</text:p>
          </table:table-cell>
          <table:table-cell table:style-name="ce1" office:value-type="float" office:value="0.0868418216705322" calcext:value-type="float">
            <text:p>0.086841821670532</text:p>
          </table:table-cell>
          <table:table-cell table:style-name="ce1" office:value-type="float" office:value="0.0852692127227783" calcext:value-type="float">
            <text:p>0.085269212722778</text:p>
          </table:table-cell>
          <table:table-cell table:style-name="ce1" office:value-type="float" office:value="0.0873439311981201" calcext:value-type="float">
            <text:p>0.08734393119812</text:p>
          </table:table-cell>
          <table:table-cell table:style-name="ce1" office:value-type="float" office:value="0.0862784385681152" calcext:value-type="float">
            <text:p>0.086278438568115</text:p>
          </table:table-cell>
          <table:table-cell table:style-name="ce1" office:value-type="float" office:value="0.0851089954376221" calcext:value-type="float">
            <text:p>0.085108995437622</text:p>
          </table:table-cell>
          <table:table-cell table:style-name="ce1" office:value-type="float" office:value="0.086519718170166" calcext:value-type="float">
            <text:p>0.086519718170166</text:p>
          </table:table-cell>
          <table:table-cell table:style-name="ce1" office:value-type="float" office:value="0.0939788818359375" calcext:value-type="float">
            <text:p>0.093978881835938</text:p>
          </table:table-cell>
          <table:table-cell table:style-name="ce1" office:value-type="float" office:value="0.0869808197021484" calcext:value-type="float">
            <text:p>0.086980819702149</text:p>
          </table:table-cell>
          <table:table-cell table:style-name="ce1" office:value-type="float" office:value="0.0855071544647217" calcext:value-type="float">
            <text:p>0.085507154464722</text:p>
          </table:table-cell>
          <table:table-cell table:style-name="ce1" office:value-type="float" office:value="0.0863213539123535" calcext:value-type="float">
            <text:p>0.086321353912354</text:p>
          </table:table-cell>
          <table:table-cell table:style-name="ce1" office:value-type="float" office:value="0.0865800380706787" calcext:value-type="float">
            <text:p>0.086580038070679</text:p>
          </table:table-cell>
          <table:table-cell table:style-name="ce1" office:value-type="float" office:value="0.0869119167327881" calcext:value-type="float">
            <text:p>0.086911916732788</text:p>
          </table:table-cell>
          <table:table-cell table:style-name="ce1" office:value-type="float" office:value="0.0883631706237793" calcext:value-type="float">
            <text:p>0.088363170623779</text:p>
          </table:table-cell>
          <table:table-cell table:style-name="ce1" office:value-type="float" office:value="0.11230206489563" calcext:value-type="float">
            <text:p>0.11230206489563</text:p>
          </table:table-cell>
          <table:table-cell table:style-name="ce1" office:value-type="float" office:value="0.0850574970245361" calcext:value-type="float">
            <text:p>0.085057497024536</text:p>
          </table:table-cell>
          <table:table-cell table:style-name="ce1" office:value-type="float" office:value="0.086681604385376" calcext:value-type="float">
            <text:p>0.086681604385376</text:p>
          </table:table-cell>
          <table:table-cell table:style-name="ce1" office:value-type="float" office:value="0.0867049694061279" calcext:value-type="float">
            <text:p>0.086704969406128</text:p>
          </table:table-cell>
          <table:table-cell table:style-name="ce1" office:value-type="float" office:value="0.0871069431304932" calcext:value-type="float">
            <text:p>0.087106943130493</text:p>
          </table:table-cell>
          <table:table-cell table:style-name="ce1" office:value-type="float" office:value="0.0868813991546631" calcext:value-type="float">
            <text:p>0.086881399154663</text:p>
          </table:table-cell>
          <table:table-cell table:style-name="ce1" office:value-type="float" office:value="0.0864150524139404" calcext:value-type="float">
            <text:p>0.086415052413941</text:p>
          </table:table-cell>
          <table:table-cell table:style-name="ce1" office:value-type="float" office:value="0.0874612331390381" calcext:value-type="float">
            <text:p>0.087461233139038</text:p>
          </table:table-cell>
          <table:table-cell table:style-name="ce1" office:value-type="float" office:value="0.0869178771972656" calcext:value-type="float">
            <text:p>0.086917877197266</text:p>
          </table:table-cell>
          <table:table-cell table:style-name="ce1" office:value-type="float" office:value="0.0890510082244873" calcext:value-type="float">
            <text:p>0.089051008224487</text:p>
          </table:table-cell>
          <table:table-cell table:style-name="ce1" office:value-type="float" office:value="0.0874335765838623" calcext:value-type="float">
            <text:p>0.087433576583862</text:p>
          </table:table-cell>
          <table:table-cell table:style-name="ce1" office:value-type="float" office:value="0.0863962173461914" calcext:value-type="float">
            <text:p>0.086396217346191</text:p>
          </table:table-cell>
          <table:table-cell table:style-name="ce1" office:value-type="float" office:value="0.0866374969482422" calcext:value-type="float">
            <text:p>0.086637496948242</text:p>
          </table:table-cell>
          <table:table-cell table:style-name="ce1" office:value-type="float" office:value="0.0884208679199219" calcext:value-type="float">
            <text:p>0.088420867919922</text:p>
          </table:table-cell>
          <table:table-cell table:style-name="ce1" office:value-type="float" office:value="0.0878064632415772" calcext:value-type="float">
            <text:p>0.087806463241577</text:p>
          </table:table-cell>
          <table:table-cell table:style-name="ce1" office:value-type="float" office:value="0.0874927043914795" calcext:value-type="float">
            <text:p>0.08749270439148</text:p>
          </table:table-cell>
          <table:table-cell table:style-name="ce1" office:value-type="float" office:value="0.0863065719604492" calcext:value-type="float">
            <text:p>0.086306571960449</text:p>
          </table:table-cell>
          <table:table-cell table:style-name="ce1" office:value-type="float" office:value="0.087357759475708" calcext:value-type="float">
            <text:p>0.087357759475708</text:p>
          </table:table-cell>
          <table:table-cell table:style-name="ce1" office:value-type="float" office:value="0.0882248878479004" calcext:value-type="float">
            <text:p>0.0882248878479</text:p>
          </table:table-cell>
          <table:table-cell table:style-name="ce1" office:value-type="float" office:value="0.0879731178283691" calcext:value-type="float">
            <text:p>0.087973117828369</text:p>
          </table:table-cell>
          <table:table-cell table:style-name="ce1" office:value-type="float" office:value="0.104383230209351" calcext:value-type="float">
            <text:p>0.104383230209351</text:p>
          </table:table-cell>
          <table:table-cell table:style-name="ce1" office:value-type="float" office:value="0.0868997573852539" calcext:value-type="float">
            <text:p>0.086899757385254</text:p>
          </table:table-cell>
          <table:table-cell table:style-name="ce1" office:value-type="float" office:value="0.0871138572692871" calcext:value-type="float">
            <text:p>0.087113857269287</text:p>
          </table:table-cell>
          <table:table-cell table:style-name="ce1" office:value-type="float" office:value="0.0867764949798584" calcext:value-type="float">
            <text:p>0.086776494979858</text:p>
          </table:table-cell>
          <table:table-cell table:style-name="ce1" office:value-type="float" office:value="0.086151123046875" calcext:value-type="float">
            <text:p>0.086151123046875</text:p>
          </table:table-cell>
          <table:table-cell table:style-name="ce1" office:value-type="float" office:value="0.0868101119995117" calcext:value-type="float">
            <text:p>0.086810111999512</text:p>
          </table:table-cell>
          <table:table-cell table:style-name="ce1" office:value-type="float" office:value="0.0879206657409668" calcext:value-type="float">
            <text:p>0.087920665740967</text:p>
          </table:table-cell>
          <table:table-cell table:style-name="ce1" office:value-type="float" office:value="0.0865061283111572" calcext:value-type="float">
            <text:p>0.086506128311157</text:p>
          </table:table-cell>
          <table:table-cell table:style-name="ce1" office:value-type="float" office:value="0.086132287979126" calcext:value-type="float">
            <text:p>0.086132287979126</text:p>
          </table:table-cell>
          <table:table-cell table:style-name="ce1" office:value-type="float" office:value="0.0879297256469727" calcext:value-type="float">
            <text:p>0.087929725646973</text:p>
          </table:table-cell>
          <table:table-cell table:style-name="ce1" office:value-type="float" office:value="0.088275671005249" calcext:value-type="float">
            <text:p>0.088275671005249</text:p>
          </table:table-cell>
          <table:table-cell table:style-name="ce1" office:value-type="float" office:value="0.0869028568267822" calcext:value-type="float">
            <text:p>0.086902856826782</text:p>
          </table:table-cell>
          <table:table-cell table:style-name="ce1" office:value-type="float" office:value="0.0870585441589356" calcext:value-type="float">
            <text:p>0.087058544158936</text:p>
          </table:table-cell>
          <table:table-cell table:style-name="ce1" office:value-type="float" office:value="0.0867502689361572" calcext:value-type="float">
            <text:p>0.086750268936157</text:p>
          </table:table-cell>
          <table:table-cell table:style-name="ce1" office:value-type="float" office:value="0.0879051685333252" calcext:value-type="float">
            <text:p>0.087905168533325</text:p>
          </table:table-cell>
          <table:table-cell table:style-name="ce1" office:value-type="float" office:value="0.085554838180542" calcext:value-type="float">
            <text:p>0.085554838180542</text:p>
          </table:table-cell>
          <table:table-cell table:style-name="ce1" office:value-type="float" office:value="0.0868675708770752" calcext:value-type="float">
            <text:p>0.086867570877075</text:p>
          </table:table-cell>
          <table:table-cell table:style-name="ce1" office:value-type="float" office:value="0.0876548290252686" calcext:value-type="float">
            <text:p>0.087654829025269</text:p>
          </table:table-cell>
          <table:table-cell table:style-name="ce1" office:value-type="float" office:value="0.0891311168670654" calcext:value-type="float">
            <text:p>0.089131116867066</text:p>
          </table:table-cell>
          <table:table-cell table:style-name="ce1" office:value-type="float" office:value="0.0874705314636231" calcext:value-type="float">
            <text:p>0.087470531463623</text:p>
          </table:table-cell>
          <table:table-cell table:style-name="ce1" office:value-type="float" office:value="0.103910207748413" calcext:value-type="float">
            <text:p>0.103910207748413</text:p>
          </table:table-cell>
          <table:table-cell table:style-name="ce1" office:value-type="float" office:value="0.0872848033905029" calcext:value-type="float">
            <text:p>0.087284803390503</text:p>
          </table:table-cell>
          <table:table-cell table:style-name="ce1" office:value-type="float" office:value="0.0923185348510742" calcext:value-type="float">
            <text:p>0.092318534851074</text:p>
          </table:table-cell>
          <table:table-cell table:style-name="ce1" office:value-type="float" office:value="0.0891861915588379" calcext:value-type="float">
            <text:p>0.089186191558838</text:p>
          </table:table-cell>
          <table:table-cell table:style-name="ce1" office:value-type="float" office:value="0.0882091522216797" calcext:value-type="float">
            <text:p>0.08820915222168</text:p>
          </table:table-cell>
          <table:table-cell table:style-name="ce1" office:value-type="float" office:value="0.0864386558532715" calcext:value-type="float">
            <text:p>0.086438655853272</text:p>
          </table:table-cell>
          <table:table-cell table:style-name="ce1" office:value-type="float" office:value="0.0865035057067871" calcext:value-type="float">
            <text:p>0.086503505706787</text:p>
          </table:table-cell>
          <table:table-cell table:style-name="ce1" office:value-type="float" office:value="0.0863876342773438" calcext:value-type="float">
            <text:p>0.086387634277344</text:p>
          </table:table-cell>
          <table:table-cell table:style-name="ce1" office:value-type="float" office:value="0.0867516994476318" calcext:value-type="float">
            <text:p>0.086751699447632</text:p>
          </table:table-cell>
          <table:table-cell table:style-name="ce1" office:value-type="float" office:value="0.0861954689025879" calcext:value-type="float">
            <text:p>0.086195468902588</text:p>
          </table:table-cell>
          <table:table-cell table:style-name="ce1" office:value-type="float" office:value="0.0869817733764648" calcext:value-type="float">
            <text:p>0.086981773376465</text:p>
          </table:table-cell>
          <table:table-cell table:style-name="ce1" office:value-type="float" office:value="0.0880823135375977" calcext:value-type="float">
            <text:p>0.088082313537598</text:p>
          </table:table-cell>
          <table:table-cell table:style-name="ce1" office:value-type="float" office:value="0.0868706703186035" calcext:value-type="float">
            <text:p>0.086870670318604</text:p>
          </table:table-cell>
          <table:table-cell table:style-name="ce1" office:value-type="float" office:value="0.0871214866638184" calcext:value-type="float">
            <text:p>0.087121486663818</text:p>
          </table:table-cell>
          <table:table-cell table:style-name="ce1" office:value-type="float" office:value="0.0884356498718262" calcext:value-type="float">
            <text:p>0.088435649871826</text:p>
          </table:table-cell>
          <table:table-cell table:style-name="ce1" office:value-type="float" office:value="0.0871536731719971" calcext:value-type="float">
            <text:p>0.087153673171997</text:p>
          </table:table-cell>
          <table:table-cell table:style-name="ce1" office:value-type="float" office:value="0.0898487567901611" calcext:value-type="float">
            <text:p>0.089848756790161</text:p>
          </table:table-cell>
          <table:table-cell table:style-name="ce1" office:value-type="float" office:value="0.0876278877258301" calcext:value-type="float">
            <text:p>0.08762788772583</text:p>
          </table:table-cell>
          <table:table-cell table:style-name="ce1" office:value-type="float" office:value="0.0867433547973633" calcext:value-type="float">
            <text:p>0.086743354797363</text:p>
          </table:table-cell>
          <table:table-cell table:style-name="ce1" office:value-type="float" office:value="0.0874505043029785" calcext:value-type="float">
            <text:p>0.087450504302979</text:p>
          </table:table-cell>
          <table:table-cell table:style-name="ce1" office:value-type="float" office:value="0.105124235153198" calcext:value-type="float">
            <text:p>0.105124235153198</text:p>
          </table:table-cell>
          <table:table-cell table:style-name="ce1" office:value-type="float" office:value="0.0869729518890381" calcext:value-type="float">
            <text:p>0.086972951889038</text:p>
          </table:table-cell>
          <table:table-cell table:style-name="ce1" office:value-type="float" office:value="0.0894825458526611" calcext:value-type="float">
            <text:p>0.089482545852661</text:p>
          </table:table-cell>
          <table:table-cell table:style-name="ce1" office:value-type="float" office:value="0.0864531993865967" calcext:value-type="float">
            <text:p>0.086453199386597</text:p>
          </table:table-cell>
          <table:table-cell table:style-name="ce1" office:value-type="float" office:value="0.0871331691741943" calcext:value-type="float">
            <text:p>0.087133169174194</text:p>
          </table:table-cell>
          <table:table-cell table:style-name="ce1" office:value-type="float" office:value="0.0855884552001953" calcext:value-type="float">
            <text:p>0.085588455200195</text:p>
          </table:table-cell>
          <table:table-cell table:style-name="ce1" office:value-type="float" office:value="0.0858566761016846" calcext:value-type="float">
            <text:p>0.085856676101685</text:p>
          </table:table-cell>
          <table:table-cell table:style-name="ce1" office:value-type="float" office:value="0.0930831432342529" calcext:value-type="float">
            <text:p>0.093083143234253</text:p>
          </table:table-cell>
          <table:table-cell table:style-name="ce1" office:value-type="float" office:value="0.0946886539459229" calcext:value-type="float">
            <text:p>0.094688653945923</text:p>
          </table:table-cell>
          <table:table-cell table:style-name="ce1" office:value-type="float" office:value="0.088794469833374" calcext:value-type="float">
            <text:p>0.088794469833374</text:p>
          </table:table-cell>
          <table:table-cell table:style-name="ce1" office:value-type="float" office:value="0.0877358913421631" calcext:value-type="float">
            <text:p>0.087735891342163</text:p>
          </table:table-cell>
          <table:table-cell table:style-name="ce1" office:value-type="float" office:value="0.0874392986297607" calcext:value-type="float">
            <text:p>0.087439298629761</text:p>
          </table:table-cell>
          <table:table-cell table:style-name="ce1" office:value-type="float" office:value="0.0884442329406738" calcext:value-type="float">
            <text:p>0.088444232940674</text:p>
          </table:table-cell>
          <table:table-cell table:style-name="ce1" office:value-type="float" office:value="0.0873289108276367" calcext:value-type="float">
            <text:p>0.087328910827637</text:p>
          </table:table-cell>
          <table:table-cell table:style-name="ce1" office:value-type="float" office:value="0.0870745182037354" calcext:value-type="float">
            <text:p>0.087074518203735</text:p>
          </table:table-cell>
          <table:table-cell table:style-name="ce1" office:value-type="float" office:value="0.0871503353118897" calcext:value-type="float">
            <text:p>0.08715033531189</text:p>
          </table:table-cell>
          <table:table-cell table:style-name="ce1" office:value-type="float" office:value="0.0875189304351807" calcext:value-type="float">
            <text:p>0.087518930435181</text:p>
          </table:table-cell>
          <table:table-cell table:style-name="ce1" office:value-type="float" office:value="0.0868604183197022" calcext:value-type="float">
            <text:p>0.086860418319702</text:p>
          </table:table-cell>
          <table:table-cell table:style-name="ce1" office:value-type="float" office:value="0.089127779006958" calcext:value-type="float">
            <text:p>0.089127779006958</text:p>
          </table:table-cell>
          <table:table-cell table:style-name="ce1" office:value-type="float" office:value="0.0888323783874512" calcext:value-type="float">
            <text:p>0.088832378387451</text:p>
          </table:table-cell>
          <table:table-cell table:style-name="ce1" office:value-type="float" office:value="0.0919122743606567" calcext:value-type="float">
            <text:p>0.091912274360657</text:p>
          </table:table-cell>
          <table:table-cell table:style-name="ce1" office:value-type="float" office:value="0.0850574970245361" calcext:value-type="float">
            <text:p>0.085057497024536</text:p>
          </table:table-cell>
          <table:table-cell table:style-name="ce1" office:value-type="float" office:value="0.451337814331055" calcext:value-type="float">
            <text:p>0.451337814331055</text:p>
          </table:table-cell>
          <table:table-cell table:style-name="ce1" office:value-type="float" office:value="9.19122743606567" calcext:value-type="float">
            <text:p>9.1912274360656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5728149414063" calcext:value-type="float">
            <text:p>0.105728149414063</text:p>
          </table:table-cell>
          <table:table-cell table:style-name="ce1" office:value-type="float" office:value="0.0907440185546875" calcext:value-type="float">
            <text:p>0.090744018554688</text:p>
          </table:table-cell>
          <table:table-cell table:style-name="ce1" office:value-type="float" office:value="0.0899457931518555" calcext:value-type="float">
            <text:p>0.089945793151856</text:p>
          </table:table-cell>
          <table:table-cell table:style-name="ce1" office:value-type="float" office:value="0.0876388549804688" calcext:value-type="float">
            <text:p>0.087638854980469</text:p>
          </table:table-cell>
          <table:table-cell table:style-name="ce1" office:value-type="float" office:value="0.0880966186523438" calcext:value-type="float">
            <text:p>0.088096618652344</text:p>
          </table:table-cell>
          <table:table-cell table:style-name="ce1" office:value-type="float" office:value="0.0902063846588135" calcext:value-type="float">
            <text:p>0.090206384658814</text:p>
          </table:table-cell>
          <table:table-cell table:style-name="ce1" office:value-type="float" office:value="0.0876419544219971" calcext:value-type="float">
            <text:p>0.087641954421997</text:p>
          </table:table-cell>
          <table:table-cell table:style-name="ce1" office:value-type="float" office:value="0.0885975360870361" calcext:value-type="float">
            <text:p>0.088597536087036</text:p>
          </table:table-cell>
          <table:table-cell table:style-name="ce1" office:value-type="float" office:value="0.0880935192108154" calcext:value-type="float">
            <text:p>0.088093519210816</text:p>
          </table:table-cell>
          <table:table-cell table:style-name="ce1" office:value-type="float" office:value="0.0898025035858154" calcext:value-type="float">
            <text:p>0.089802503585816</text:p>
          </table:table-cell>
          <table:table-cell table:style-name="ce1" office:value-type="float" office:value="0.0866451263427734" calcext:value-type="float">
            <text:p>0.086645126342774</text:p>
          </table:table-cell>
          <table:table-cell table:style-name="ce1" office:value-type="float" office:value="0.0901393890380859" calcext:value-type="float">
            <text:p>0.090139389038086</text:p>
          </table:table-cell>
          <table:table-cell table:style-name="ce1" office:value-type="float" office:value="0.0866522789001465" calcext:value-type="float">
            <text:p>0.086652278900147</text:p>
          </table:table-cell>
          <table:table-cell table:style-name="ce1" office:value-type="float" office:value="0.0883016586303711" calcext:value-type="float">
            <text:p>0.088301658630371</text:p>
          </table:table-cell>
          <table:table-cell table:style-name="ce1" office:value-type="float" office:value="0.0881378650665283" calcext:value-type="float">
            <text:p>0.088137865066528</text:p>
          </table:table-cell>
          <table:table-cell table:style-name="ce1" office:value-type="float" office:value="0.0864646434783936" calcext:value-type="float">
            <text:p>0.086464643478394</text:p>
          </table:table-cell>
          <table:table-cell table:style-name="ce1" office:value-type="float" office:value="0.0866894721984863" calcext:value-type="float">
            <text:p>0.086689472198486</text:p>
          </table:table-cell>
          <table:table-cell table:style-name="ce1" office:value-type="float" office:value="0.0880799293518066" calcext:value-type="float">
            <text:p>0.088079929351807</text:p>
          </table:table-cell>
          <table:table-cell table:style-name="ce1" office:value-type="float" office:value="0.0871236324310303" calcext:value-type="float">
            <text:p>0.08712363243103</text:p>
          </table:table-cell>
          <table:table-cell table:style-name="ce1" office:value-type="float" office:value="0.0884759426116943" calcext:value-type="float">
            <text:p>0.088475942611694</text:p>
          </table:table-cell>
          <table:table-cell table:style-name="ce1" office:value-type="float" office:value="0.108288049697876" calcext:value-type="float">
            <text:p>0.108288049697876</text:p>
          </table:table-cell>
          <table:table-cell table:style-name="ce1" office:value-type="float" office:value="0.0866672992706299" calcext:value-type="float">
            <text:p>0.08666729927063</text:p>
          </table:table-cell>
          <table:table-cell table:style-name="ce1" office:value-type="float" office:value="0.0879206657409668" calcext:value-type="float">
            <text:p>0.087920665740967</text:p>
          </table:table-cell>
          <table:table-cell table:style-name="ce1" office:value-type="float" office:value="0.0866432189941406" calcext:value-type="float">
            <text:p>0.086643218994141</text:p>
          </table:table-cell>
          <table:table-cell table:style-name="ce1" office:value-type="float" office:value="0.0872836112976074" calcext:value-type="float">
            <text:p>0.087283611297608</text:p>
          </table:table-cell>
          <table:table-cell table:style-name="ce1" office:value-type="float" office:value="0.0879552364349365" calcext:value-type="float">
            <text:p>0.087955236434937</text:p>
          </table:table-cell>
          <table:table-cell table:style-name="ce1" office:value-type="float" office:value="0.0880260467529297" calcext:value-type="float">
            <text:p>0.08802604675293</text:p>
          </table:table-cell>
          <table:table-cell table:style-name="ce1" office:value-type="float" office:value="0.0884008407592773" calcext:value-type="float">
            <text:p>0.088400840759277</text:p>
          </table:table-cell>
          <table:table-cell table:style-name="ce1" office:value-type="float" office:value="0.0868892669677734" calcext:value-type="float">
            <text:p>0.086889266967774</text:p>
          </table:table-cell>
          <table:table-cell table:style-name="ce1" office:value-type="float" office:value="0.088956356048584" calcext:value-type="float">
            <text:p>0.088956356048584</text:p>
          </table:table-cell>
          <table:table-cell table:style-name="ce1" office:value-type="float" office:value="0.0871977806091309" calcext:value-type="float">
            <text:p>0.087197780609131</text:p>
          </table:table-cell>
          <table:table-cell table:style-name="ce1" office:value-type="float" office:value="0.0871703624725342" calcext:value-type="float">
            <text:p>0.087170362472534</text:p>
          </table:table-cell>
          <table:table-cell table:style-name="ce1" office:value-type="float" office:value="0.08791184425354" calcext:value-type="float">
            <text:p>0.08791184425354</text:p>
          </table:table-cell>
          <table:table-cell table:style-name="ce1" office:value-type="float" office:value="0.0904483795166016" calcext:value-type="float">
            <text:p>0.090448379516602</text:p>
          </table:table-cell>
          <table:table-cell table:style-name="ce1" office:value-type="float" office:value="0.0873386859893799" calcext:value-type="float">
            <text:p>0.08733868598938</text:p>
          </table:table-cell>
          <table:table-cell table:style-name="ce1" office:value-type="float" office:value="0.0877804756164551" calcext:value-type="float">
            <text:p>0.087780475616455</text:p>
          </table:table-cell>
          <table:table-cell table:style-name="ce1" office:value-type="float" office:value="0.0862078666687012" calcext:value-type="float">
            <text:p>0.086207866668701</text:p>
          </table:table-cell>
          <table:table-cell table:style-name="ce1" office:value-type="float" office:value="0.0863034725189209" calcext:value-type="float">
            <text:p>0.086303472518921</text:p>
          </table:table-cell>
          <table:table-cell table:style-name="ce1" office:value-type="float" office:value="0.0864396095275879" calcext:value-type="float">
            <text:p>0.086439609527588</text:p>
          </table:table-cell>
          <table:table-cell table:style-name="ce1" office:value-type="float" office:value="0.0880517959594727" calcext:value-type="float">
            <text:p>0.088051795959473</text:p>
          </table:table-cell>
          <table:table-cell table:style-name="ce1" office:value-type="float" office:value="0.106831073760986" calcext:value-type="float">
            <text:p>0.106831073760986</text:p>
          </table:table-cell>
          <table:table-cell table:style-name="ce1" office:value-type="float" office:value="0.0894005298614502" calcext:value-type="float">
            <text:p>0.08940052986145</text:p>
          </table:table-cell>
          <table:table-cell table:style-name="ce1" office:value-type="float" office:value="0.0916001796722412" calcext:value-type="float">
            <text:p>0.091600179672241</text:p>
          </table:table-cell>
          <table:table-cell table:style-name="ce1" office:value-type="float" office:value="0.0872418880462647" calcext:value-type="float">
            <text:p>0.087241888046265</text:p>
          </table:table-cell>
          <table:table-cell table:style-name="ce1" office:value-type="float" office:value="0.0881414413452148" calcext:value-type="float">
            <text:p>0.088141441345215</text:p>
          </table:table-cell>
          <table:table-cell table:style-name="ce1" office:value-type="float" office:value="0.0883097648620606" calcext:value-type="float">
            <text:p>0.088309764862061</text:p>
          </table:table-cell>
          <table:table-cell table:style-name="ce1" office:value-type="float" office:value="0.0894935131072998" calcext:value-type="float">
            <text:p>0.0894935131073</text:p>
          </table:table-cell>
          <table:table-cell table:style-name="ce1" office:value-type="float" office:value="0.0856189727783203" calcext:value-type="float">
            <text:p>0.08561897277832</text:p>
          </table:table-cell>
          <table:table-cell table:style-name="ce1" office:value-type="float" office:value="0.0852963924407959" calcext:value-type="float">
            <text:p>0.085296392440796</text:p>
          </table:table-cell>
          <table:table-cell table:style-name="ce1" office:value-type="float" office:value="0.087090015411377" calcext:value-type="float">
            <text:p>0.087090015411377</text:p>
          </table:table-cell>
          <table:table-cell table:style-name="ce1" office:value-type="float" office:value="0.0916099548339844" calcext:value-type="float">
            <text:p>0.091609954833984</text:p>
          </table:table-cell>
          <table:table-cell table:style-name="ce1" office:value-type="float" office:value="0.084007740020752" calcext:value-type="float">
            <text:p>0.084007740020752</text:p>
          </table:table-cell>
          <table:table-cell table:style-name="ce1" office:value-type="float" office:value="0.0838327407836914" calcext:value-type="float">
            <text:p>0.083832740783691</text:p>
          </table:table-cell>
          <table:table-cell table:style-name="ce1" office:value-type="float" office:value="0.0843968391418457" calcext:value-type="float">
            <text:p>0.084396839141846</text:p>
          </table:table-cell>
          <table:table-cell table:style-name="ce1" office:value-type="float" office:value="0.0862107276916504" calcext:value-type="float">
            <text:p>0.08621072769165</text:p>
          </table:table-cell>
          <table:table-cell table:style-name="ce1" office:value-type="float" office:value="0.0848801136016846" calcext:value-type="float">
            <text:p>0.084880113601685</text:p>
          </table:table-cell>
          <table:table-cell table:style-name="ce1" office:value-type="float" office:value="0.0850098133087158" calcext:value-type="float">
            <text:p>0.085009813308716</text:p>
          </table:table-cell>
          <table:table-cell table:style-name="ce1" office:value-type="float" office:value="0.0841858386993408" calcext:value-type="float">
            <text:p>0.084185838699341</text:p>
          </table:table-cell>
          <table:table-cell table:style-name="ce1" office:value-type="float" office:value="0.0822443962097168" calcext:value-type="float">
            <text:p>0.082244396209717</text:p>
          </table:table-cell>
          <table:table-cell table:style-name="ce1" office:value-type="float" office:value="0.0857462882995606" calcext:value-type="float">
            <text:p>0.085746288299561</text:p>
          </table:table-cell>
          <table:table-cell table:style-name="ce1" office:value-type="float" office:value="0.100613594055176" calcext:value-type="float">
            <text:p>0.100613594055176</text:p>
          </table:table-cell>
          <table:table-cell table:style-name="ce1" office:value-type="float" office:value="0.0861160755157471" calcext:value-type="float">
            <text:p>0.086116075515747</text:p>
          </table:table-cell>
          <table:table-cell table:style-name="ce1" office:value-type="float" office:value="0.0837776660919189" calcext:value-type="float">
            <text:p>0.083777666091919</text:p>
          </table:table-cell>
          <table:table-cell table:style-name="ce1" office:value-type="float" office:value="0.0837230682373047" calcext:value-type="float">
            <text:p>0.083723068237305</text:p>
          </table:table-cell>
          <table:table-cell table:style-name="ce1" office:value-type="float" office:value="0.0851047039031982" calcext:value-type="float">
            <text:p>0.085104703903198</text:p>
          </table:table-cell>
          <table:table-cell table:style-name="ce1" office:value-type="float" office:value="0.085474967956543" calcext:value-type="float">
            <text:p>0.085474967956543</text:p>
          </table:table-cell>
          <table:table-cell table:style-name="ce1" office:value-type="float" office:value="0.0828502178192139" calcext:value-type="float">
            <text:p>0.082850217819214</text:p>
          </table:table-cell>
          <table:table-cell table:style-name="ce1" office:value-type="float" office:value="0.084122896194458" calcext:value-type="float">
            <text:p>0.084122896194458</text:p>
          </table:table-cell>
          <table:table-cell table:style-name="ce1" office:value-type="float" office:value="0.0838251113891602" calcext:value-type="float">
            <text:p>0.08382511138916</text:p>
          </table:table-cell>
          <table:table-cell table:style-name="ce1" office:value-type="float" office:value="0.0861701965332031" calcext:value-type="float">
            <text:p>0.086170196533203</text:p>
          </table:table-cell>
          <table:table-cell table:style-name="ce1" office:value-type="float" office:value="0.0847344398498535" calcext:value-type="float">
            <text:p>0.084734439849854</text:p>
          </table:table-cell>
          <table:table-cell table:style-name="ce1" office:value-type="float" office:value="0.0843563079833984" calcext:value-type="float">
            <text:p>0.084356307983399</text:p>
          </table:table-cell>
          <table:table-cell table:style-name="ce1" office:value-type="float" office:value="0.0842175483703613" calcext:value-type="float">
            <text:p>0.084217548370361</text:p>
          </table:table-cell>
          <table:table-cell table:style-name="ce1" office:value-type="float" office:value="0.083937406539917" calcext:value-type="float">
            <text:p>0.083937406539917</text:p>
          </table:table-cell>
          <table:table-cell table:style-name="ce1" office:value-type="float" office:value="0.0836982727050781" calcext:value-type="float">
            <text:p>0.083698272705078</text:p>
          </table:table-cell>
          <table:table-cell table:style-name="ce1" office:value-type="float" office:value="0.0835752487182617" calcext:value-type="float">
            <text:p>0.083575248718262</text:p>
          </table:table-cell>
          <table:table-cell table:style-name="ce1" office:value-type="float" office:value="0.084148645401001" calcext:value-type="float">
            <text:p>0.084148645401001</text:p>
          </table:table-cell>
          <table:table-cell table:style-name="ce1" office:value-type="float" office:value="0.0855820178985596" calcext:value-type="float">
            <text:p>0.08558201789856</text:p>
          </table:table-cell>
          <table:table-cell table:style-name="ce1" office:value-type="float" office:value="0.0838644504547119" calcext:value-type="float">
            <text:p>0.083864450454712</text:p>
          </table:table-cell>
          <table:table-cell table:style-name="ce1" office:value-type="float" office:value="0.084552526473999" calcext:value-type="float">
            <text:p>0.084552526473999</text:p>
          </table:table-cell>
          <table:table-cell table:style-name="ce1" office:value-type="float" office:value="0.10091495513916" calcext:value-type="float">
            <text:p>0.10091495513916</text:p>
          </table:table-cell>
          <table:table-cell table:style-name="ce1" office:value-type="float" office:value="0.0838935375213623" calcext:value-type="float">
            <text:p>0.083893537521362</text:p>
          </table:table-cell>
          <table:table-cell table:style-name="ce1" office:value-type="float" office:value="0.0833766460418701" calcext:value-type="float">
            <text:p>0.08337664604187</text:p>
          </table:table-cell>
          <table:table-cell table:style-name="ce1" office:value-type="float" office:value="0.0840404033660889" calcext:value-type="float">
            <text:p>0.084040403366089</text:p>
          </table:table-cell>
          <table:table-cell table:style-name="ce1" office:value-type="float" office:value="0.0837092399597168" calcext:value-type="float">
            <text:p>0.083709239959717</text:p>
          </table:table-cell>
          <table:table-cell table:style-name="ce1" office:value-type="float" office:value="0.085385799407959" calcext:value-type="float">
            <text:p>0.085385799407959</text:p>
          </table:table-cell>
          <table:table-cell table:style-name="ce1" office:value-type="float" office:value="0.0837903022766113" calcext:value-type="float">
            <text:p>0.083790302276611</text:p>
          </table:table-cell>
          <table:table-cell table:style-name="ce1" office:value-type="float" office:value="0.0838501453399658" calcext:value-type="float">
            <text:p>0.083850145339966</text:p>
          </table:table-cell>
          <table:table-cell table:style-name="ce1" office:value-type="float" office:value="0.0841009616851807" calcext:value-type="float">
            <text:p>0.084100961685181</text:p>
          </table:table-cell>
          <table:table-cell table:style-name="ce1" office:value-type="float" office:value="0.0843567848205566" calcext:value-type="float">
            <text:p>0.084356784820557</text:p>
          </table:table-cell>
          <table:table-cell table:style-name="ce1" office:value-type="float" office:value="0.0843324661254883" calcext:value-type="float">
            <text:p>0.084332466125488</text:p>
          </table:table-cell>
          <table:table-cell table:style-name="ce1" office:value-type="float" office:value="0.08365797996521" calcext:value-type="float">
            <text:p>0.08365797996521</text:p>
          </table:table-cell>
          <table:table-cell table:style-name="ce1" office:value-type="float" office:value="0.0836355686187744" calcext:value-type="float">
            <text:p>0.083635568618775</text:p>
          </table:table-cell>
          <table:table-cell table:style-name="ce1" office:value-type="float" office:value="0.0838103294372559" calcext:value-type="float">
            <text:p>0.083810329437256</text:p>
          </table:table-cell>
          <table:table-cell table:style-name="ce1" office:value-type="float" office:value="0.0839312076568604" calcext:value-type="float">
            <text:p>0.08393120765686</text:p>
          </table:table-cell>
          <table:table-cell table:style-name="ce1" office:value-type="float" office:value="0.0835525989532471" calcext:value-type="float">
            <text:p>0.083552598953247</text:p>
          </table:table-cell>
          <table:table-cell table:style-name="ce1" office:value-type="float" office:value="0.0841910839080811" calcext:value-type="float">
            <text:p>0.084191083908081</text:p>
          </table:table-cell>
          <table:table-cell table:style-name="ce1" office:value-type="float" office:value="0.0837652683258057" calcext:value-type="float">
            <text:p>0.083765268325806</text:p>
          </table:table-cell>
          <table:table-cell table:style-name="ce1" office:value-type="float" office:value="0.0844290256500244" calcext:value-type="float">
            <text:p>0.084429025650025</text:p>
          </table:table-cell>
          <table:table-cell table:style-name="ce1" office:value-type="float" office:value="0.0854892730712891" calcext:value-type="float">
            <text:p>0.085489273071289</text:p>
          </table:table-cell>
          <table:table-cell table:style-name="ce1" office:value-type="float" office:value="0.0870889329910278" calcext:value-type="float">
            <text:p>0.087088932991028</text:p>
          </table:table-cell>
          <table:table-cell table:style-name="ce1" office:value-type="float" office:value="0.0822443962097168" calcext:value-type="float">
            <text:p>0.082244396209717</text:p>
          </table:table-cell>
          <table:table-cell table:style-name="ce1" office:value-type="float" office:value="0.108288049697876" calcext:value-type="float">
            <text:p>0.108288049697876</text:p>
          </table:table-cell>
          <table:table-cell table:style-name="ce1" office:value-type="float" office:value="8.70889329910278" calcext:value-type="float">
            <text:p>8.7088932991027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1669311523438" calcext:value-type="float">
            <text:p>0.101669311523438</text:p>
          </table:table-cell>
          <table:table-cell table:style-name="ce1" office:value-type="float" office:value="0.237225532531738" calcext:value-type="float">
            <text:p>0.237225532531738</text:p>
          </table:table-cell>
          <table:table-cell table:style-name="ce1" office:value-type="float" office:value="0.0836870670318604" calcext:value-type="float">
            <text:p>0.08368706703186</text:p>
          </table:table-cell>
          <table:table-cell table:style-name="ce1" office:value-type="float" office:value="0.216302394866943" calcext:value-type="float">
            <text:p>0.216302394866943</text:p>
          </table:table-cell>
          <table:table-cell table:style-name="ce1" office:value-type="float" office:value="0.084155797958374" calcext:value-type="float">
            <text:p>0.084155797958374</text:p>
          </table:table-cell>
          <table:table-cell table:style-name="ce1" office:value-type="float" office:value="0.215609550476074" calcext:value-type="float">
            <text:p>0.215609550476074</text:p>
          </table:table-cell>
          <table:table-cell table:style-name="ce1" office:value-type="float" office:value="0.0828876495361328" calcext:value-type="float">
            <text:p>0.082887649536133</text:p>
          </table:table-cell>
          <table:table-cell table:style-name="ce1" office:value-type="float" office:value="0.219854593276978" calcext:value-type="float">
            <text:p>0.219854593276978</text:p>
          </table:table-cell>
          <table:table-cell table:style-name="ce1" office:value-type="float" office:value="0.0836539268493652" calcext:value-type="float">
            <text:p>0.083653926849365</text:p>
          </table:table-cell>
          <table:table-cell table:style-name="ce1" office:value-type="float" office:value="0.215750455856323" calcext:value-type="float">
            <text:p>0.215750455856323</text:p>
          </table:table-cell>
          <table:table-cell table:style-name="ce1" office:value-type="float" office:value="0.0840108394622803" calcext:value-type="float">
            <text:p>0.08401083946228</text:p>
          </table:table-cell>
          <table:table-cell table:style-name="ce1" office:value-type="float" office:value="0.214006185531616" calcext:value-type="float">
            <text:p>0.214006185531616</text:p>
          </table:table-cell>
          <table:table-cell table:style-name="ce1" office:value-type="float" office:value="0.0863244533538818" calcext:value-type="float">
            <text:p>0.086324453353882</text:p>
          </table:table-cell>
          <table:table-cell table:style-name="ce1" office:value-type="float" office:value="0.214153289794922" calcext:value-type="float">
            <text:p>0.214153289794922</text:p>
          </table:table-cell>
          <table:table-cell table:style-name="ce1" office:value-type="float" office:value="0.0850234031677246" calcext:value-type="float">
            <text:p>0.085023403167725</text:p>
          </table:table-cell>
          <table:table-cell table:style-name="ce1" office:value-type="float" office:value="0.218985795974731" calcext:value-type="float">
            <text:p>0.218985795974731</text:p>
          </table:table-cell>
          <table:table-cell table:style-name="ce1" office:value-type="float" office:value="0.0851676464080811" calcext:value-type="float">
            <text:p>0.085167646408081</text:p>
          </table:table-cell>
          <table:table-cell table:style-name="ce1" office:value-type="float" office:value="0.213932037353516" calcext:value-type="float">
            <text:p>0.213932037353516</text:p>
          </table:table-cell>
          <table:table-cell table:style-name="ce1" office:value-type="float" office:value="0.0842063426971436" calcext:value-type="float">
            <text:p>0.084206342697144</text:p>
          </table:table-cell>
          <table:table-cell table:style-name="ce1" office:value-type="float" office:value="0.216768026351929" calcext:value-type="float">
            <text:p>0.216768026351929</text:p>
          </table:table-cell>
          <table:table-cell table:style-name="ce1" office:value-type="float" office:value="0.101825952529907" calcext:value-type="float">
            <text:p>0.101825952529907</text:p>
          </table:table-cell>
          <table:table-cell table:style-name="ce1" office:value-type="float" office:value="0.228974103927612" calcext:value-type="float">
            <text:p>0.228974103927612</text:p>
          </table:table-cell>
          <table:table-cell table:style-name="ce1" office:value-type="float" office:value="0.0832564830780029" calcext:value-type="float">
            <text:p>0.083256483078003</text:p>
          </table:table-cell>
          <table:table-cell table:style-name="ce1" office:value-type="float" office:value="0.214953660964966" calcext:value-type="float">
            <text:p>0.214953660964966</text:p>
          </table:table-cell>
          <table:table-cell table:style-name="ce1" office:value-type="float" office:value="0.0892930030822754" calcext:value-type="float">
            <text:p>0.089293003082275</text:p>
          </table:table-cell>
          <table:table-cell table:style-name="ce1" office:value-type="float" office:value="0.217142343521118" calcext:value-type="float">
            <text:p>0.217142343521118</text:p>
          </table:table-cell>
          <table:table-cell table:style-name="ce1" office:value-type="float" office:value="0.0874052047729492" calcext:value-type="float">
            <text:p>0.087405204772949</text:p>
          </table:table-cell>
          <table:table-cell table:style-name="ce1" office:value-type="float" office:value="0.216890811920166" calcext:value-type="float">
            <text:p>0.216890811920166</text:p>
          </table:table-cell>
          <table:table-cell table:style-name="ce1" office:value-type="float" office:value="0.0870199203491211" calcext:value-type="float">
            <text:p>0.087019920349121</text:p>
          </table:table-cell>
          <table:table-cell table:style-name="ce1" office:value-type="float" office:value="0.198775053024292" calcext:value-type="float">
            <text:p>0.198775053024292</text:p>
          </table:table-cell>
          <table:table-cell table:style-name="ce1" office:value-type="float" office:value="0.0886058807373047" calcext:value-type="float">
            <text:p>0.088605880737305</text:p>
          </table:table-cell>
          <table:table-cell table:style-name="ce1" office:value-type="float" office:value="0.197442293167114" calcext:value-type="float">
            <text:p>0.197442293167114</text:p>
          </table:table-cell>
          <table:table-cell table:style-name="ce1" office:value-type="float" office:value="0.0835154056549072" calcext:value-type="float">
            <text:p>0.083515405654907</text:p>
          </table:table-cell>
          <table:table-cell table:style-name="ce1" office:value-type="float" office:value="0.216128349304199" calcext:value-type="float">
            <text:p>0.216128349304199</text:p>
          </table:table-cell>
          <table:table-cell table:style-name="ce1" office:value-type="float" office:value="0.0845482349395752" calcext:value-type="float">
            <text:p>0.084548234939575</text:p>
          </table:table-cell>
          <table:table-cell table:style-name="ce1" office:value-type="float" office:value="0.213762760162354" calcext:value-type="float">
            <text:p>0.213762760162354</text:p>
          </table:table-cell>
          <table:table-cell table:style-name="ce1" office:value-type="float" office:value="0.0835933685302734" calcext:value-type="float">
            <text:p>0.083593368530274</text:p>
          </table:table-cell>
          <table:table-cell table:style-name="ce1" office:value-type="float" office:value="0.216830730438232" calcext:value-type="float">
            <text:p>0.216830730438232</text:p>
          </table:table-cell>
          <table:table-cell table:style-name="ce1" office:value-type="float" office:value="0.0858876705169678" calcext:value-type="float">
            <text:p>0.085887670516968</text:p>
          </table:table-cell>
          <table:table-cell table:style-name="ce1" office:value-type="float" office:value="0.216326236724854" calcext:value-type="float">
            <text:p>0.216326236724854</text:p>
          </table:table-cell>
          <table:table-cell table:style-name="ce1" office:value-type="float" office:value="0.106409311294556" calcext:value-type="float">
            <text:p>0.106409311294556</text:p>
          </table:table-cell>
          <table:table-cell table:style-name="ce1" office:value-type="float" office:value="0.231401205062866" calcext:value-type="float">
            <text:p>0.231401205062866</text:p>
          </table:table-cell>
          <table:table-cell table:style-name="ce1" office:value-type="float" office:value="0.087376594543457" calcext:value-type="float">
            <text:p>0.087376594543457</text:p>
          </table:table-cell>
          <table:table-cell table:style-name="ce1" office:value-type="float" office:value="0.194466352462769" calcext:value-type="float">
            <text:p>0.194466352462769</text:p>
          </table:table-cell>
          <table:table-cell table:style-name="ce1" office:value-type="float" office:value="0.0837306976318359" calcext:value-type="float">
            <text:p>0.083730697631836</text:p>
          </table:table-cell>
          <table:table-cell table:style-name="ce1" office:value-type="float" office:value="0.21503734588623" calcext:value-type="float">
            <text:p>0.21503734588623</text:p>
          </table:table-cell>
          <table:table-cell table:style-name="ce1" office:value-type="float" office:value="0.084627628326416" calcext:value-type="float">
            <text:p>0.084627628326416</text:p>
          </table:table-cell>
          <table:table-cell table:style-name="ce1" office:value-type="float" office:value="0.216030120849609" calcext:value-type="float">
            <text:p>0.216030120849609</text:p>
          </table:table-cell>
          <table:table-cell table:style-name="ce1" office:value-type="float" office:value="0.0837957859039307" calcext:value-type="float">
            <text:p>0.083795785903931</text:p>
          </table:table-cell>
          <table:table-cell table:style-name="ce1" office:value-type="float" office:value="0.215974807739258" calcext:value-type="float">
            <text:p>0.215974807739258</text:p>
          </table:table-cell>
          <table:table-cell table:style-name="ce1" office:value-type="float" office:value="0.0846278667449951" calcext:value-type="float">
            <text:p>0.084627866744995</text:p>
          </table:table-cell>
          <table:table-cell table:style-name="ce1" office:value-type="float" office:value="0.215007066726685" calcext:value-type="float">
            <text:p>0.215007066726685</text:p>
          </table:table-cell>
          <table:table-cell table:style-name="ce1" office:value-type="float" office:value="0.0832436084747314" calcext:value-type="float">
            <text:p>0.083243608474732</text:p>
          </table:table-cell>
          <table:table-cell table:style-name="ce1" office:value-type="float" office:value="0.216329097747803" calcext:value-type="float">
            <text:p>0.216329097747803</text:p>
          </table:table-cell>
          <table:table-cell table:style-name="ce1" office:value-type="float" office:value="0.0845761299133301" calcext:value-type="float">
            <text:p>0.08457612991333</text:p>
          </table:table-cell>
          <table:table-cell table:style-name="ce1" office:value-type="float" office:value="0.215728998184204" calcext:value-type="float">
            <text:p>0.215728998184204</text:p>
          </table:table-cell>
          <table:table-cell table:style-name="ce1" office:value-type="float" office:value="0.0882852077484131" calcext:value-type="float">
            <text:p>0.088285207748413</text:p>
          </table:table-cell>
          <table:table-cell table:style-name="ce1" office:value-type="float" office:value="0.220002889633179" calcext:value-type="float">
            <text:p>0.220002889633179</text:p>
          </table:table-cell>
          <table:table-cell table:style-name="ce1" office:value-type="float" office:value="0.0893795490264893" calcext:value-type="float">
            <text:p>0.089379549026489</text:p>
          </table:table-cell>
          <table:table-cell table:style-name="ce1" office:value-type="float" office:value="0.216185092926025" calcext:value-type="float">
            <text:p>0.216185092926025</text:p>
          </table:table-cell>
          <table:table-cell table:style-name="ce1" office:value-type="float" office:value="0.11457633972168" calcext:value-type="float">
            <text:p>0.11457633972168</text:p>
          </table:table-cell>
          <table:table-cell table:style-name="ce1" office:value-type="float" office:value="0.235806941986084" calcext:value-type="float">
            <text:p>0.235806941986084</text:p>
          </table:table-cell>
          <table:table-cell table:style-name="ce1" office:value-type="float" office:value="0.0842175483703613" calcext:value-type="float">
            <text:p>0.084217548370361</text:p>
          </table:table-cell>
          <table:table-cell table:style-name="ce1" office:value-type="float" office:value="0.221300840377808" calcext:value-type="float">
            <text:p>0.221300840377808</text:p>
          </table:table-cell>
          <table:table-cell table:style-name="ce1" office:value-type="float" office:value="0.0837709903717041" calcext:value-type="float">
            <text:p>0.083770990371704</text:p>
          </table:table-cell>
          <table:table-cell table:style-name="ce1" office:value-type="float" office:value="0.225268840789795" calcext:value-type="float">
            <text:p>0.225268840789795</text:p>
          </table:table-cell>
          <table:table-cell table:style-name="ce1" office:value-type="float" office:value="0.0826220512390137" calcext:value-type="float">
            <text:p>0.082622051239014</text:p>
          </table:table-cell>
          <table:table-cell table:style-name="ce1" office:value-type="float" office:value="0.215507984161377" calcext:value-type="float">
            <text:p>0.215507984161377</text:p>
          </table:table-cell>
          <table:table-cell table:style-name="ce1" office:value-type="float" office:value="0.0843784809112549" calcext:value-type="float">
            <text:p>0.084378480911255</text:p>
          </table:table-cell>
          <table:table-cell table:style-name="ce1" office:value-type="float" office:value="0.23608136177063" calcext:value-type="float">
            <text:p>0.23608136177063</text:p>
          </table:table-cell>
          <table:table-cell table:style-name="ce1" office:value-type="float" office:value="0.0847327709197998" calcext:value-type="float">
            <text:p>0.0847327709198</text:p>
          </table:table-cell>
          <table:table-cell table:style-name="ce1" office:value-type="float" office:value="0.215161800384521" calcext:value-type="float">
            <text:p>0.215161800384521</text:p>
          </table:table-cell>
          <table:table-cell table:style-name="ce1" office:value-type="float" office:value="0.0830624103546143" calcext:value-type="float">
            <text:p>0.083062410354614</text:p>
          </table:table-cell>
          <table:table-cell table:style-name="ce1" office:value-type="float" office:value="0.217408180236816" calcext:value-type="float">
            <text:p>0.217408180236816</text:p>
          </table:table-cell>
          <table:table-cell table:style-name="ce1" office:value-type="float" office:value="0.0843284130096436" calcext:value-type="float">
            <text:p>0.084328413009644</text:p>
          </table:table-cell>
          <table:table-cell table:style-name="ce1" office:value-type="float" office:value="0.215060949325562" calcext:value-type="float">
            <text:p>0.215060949325562</text:p>
          </table:table-cell>
          <table:table-cell table:style-name="ce1" office:value-type="float" office:value="0.0873253345489502" calcext:value-type="float">
            <text:p>0.08732533454895</text:p>
          </table:table-cell>
          <table:table-cell table:style-name="ce1" office:value-type="float" office:value="0.216286420822144" calcext:value-type="float">
            <text:p>0.216286420822144</text:p>
          </table:table-cell>
          <table:table-cell table:style-name="ce1" office:value-type="float" office:value="0.0843427181243897" calcext:value-type="float">
            <text:p>0.08434271812439</text:p>
          </table:table-cell>
          <table:table-cell table:style-name="ce1" office:value-type="float" office:value="0.20960521697998" calcext:value-type="float">
            <text:p>0.20960521697998</text:p>
          </table:table-cell>
          <table:table-cell table:style-name="ce1" office:value-type="float" office:value="0.10065746307373" calcext:value-type="float">
            <text:p>0.10065746307373</text:p>
          </table:table-cell>
          <table:table-cell table:style-name="ce1" office:value-type="float" office:value="0.183436155319214" calcext:value-type="float">
            <text:p>0.183436155319214</text:p>
          </table:table-cell>
          <table:table-cell table:style-name="ce1" office:value-type="float" office:value="0.0845575332641602" calcext:value-type="float">
            <text:p>0.08455753326416</text:p>
          </table:table-cell>
          <table:table-cell table:style-name="ce1" office:value-type="float" office:value="0.102616786956787" calcext:value-type="float">
            <text:p>0.102616786956787</text:p>
          </table:table-cell>
          <table:table-cell table:style-name="ce1" office:value-type="float" office:value="0.0854654312133789" calcext:value-type="float">
            <text:p>0.085465431213379</text:p>
          </table:table-cell>
          <table:table-cell table:style-name="ce1" office:value-type="float" office:value="0.0866589546203613" calcext:value-type="float">
            <text:p>0.086658954620361</text:p>
          </table:table-cell>
          <table:table-cell table:style-name="ce1" office:value-type="float" office:value="0.0865669250488281" calcext:value-type="float">
            <text:p>0.086566925048828</text:p>
          </table:table-cell>
          <table:table-cell table:style-name="ce1" office:value-type="float" office:value="0.08575439453125" calcext:value-type="float">
            <text:p>0.08575439453125</text:p>
          </table:table-cell>
          <table:table-cell table:style-name="ce1" office:value-type="float" office:value="0.0836255550384522" calcext:value-type="float">
            <text:p>0.083625555038452</text:p>
          </table:table-cell>
          <table:table-cell table:style-name="ce1" office:value-type="float" office:value="0.141586065292358" calcext:value-type="float">
            <text:p>0.141586065292358</text:p>
          </table:table-cell>
          <table:table-cell table:style-name="ce1" office:value-type="float" office:value="0.0848507881164551" calcext:value-type="float">
            <text:p>0.084850788116455</text:p>
          </table:table-cell>
          <table:table-cell table:style-name="ce1" office:value-type="float" office:value="0.116997241973877" calcext:value-type="float">
            <text:p>0.116997241973877</text:p>
          </table:table-cell>
          <table:table-cell table:style-name="ce1" office:value-type="float" office:value="0.0851495265960693" calcext:value-type="float">
            <text:p>0.085149526596069</text:p>
          </table:table-cell>
          <table:table-cell table:style-name="ce1" office:value-type="float" office:value="0.0860157012939453" calcext:value-type="float">
            <text:p>0.086015701293945</text:p>
          </table:table-cell>
          <table:table-cell table:style-name="ce1" office:value-type="float" office:value="0.0862693786621094" calcext:value-type="float">
            <text:p>0.086269378662109</text:p>
          </table:table-cell>
          <table:table-cell table:style-name="ce1" office:value-type="float" office:value="0.0859596729278564" calcext:value-type="float">
            <text:p>0.085959672927857</text:p>
          </table:table-cell>
          <table:table-cell table:style-name="ce1" office:value-type="float" office:value="0.085817813873291" calcext:value-type="float">
            <text:p>0.085817813873291</text:p>
          </table:table-cell>
          <table:table-cell table:style-name="ce1" office:value-type="float" office:value="0.0869212150573731" calcext:value-type="float">
            <text:p>0.086921215057373</text:p>
          </table:table-cell>
          <table:table-cell table:style-name="ce1" office:value-type="float" office:value="0.0864527225494385" calcext:value-type="float">
            <text:p>0.086452722549439</text:p>
          </table:table-cell>
          <table:table-cell table:style-name="ce1" office:value-type="float" office:value="0.0882830619812012" calcext:value-type="float">
            <text:p>0.088283061981201</text:p>
          </table:table-cell>
          <table:table-cell table:style-name="ce1" office:value-type="float" office:value="0.141022551059723" calcext:value-type="float">
            <text:p>0.141022551059723</text:p>
          </table:table-cell>
          <table:table-cell table:style-name="ce1" office:value-type="float" office:value="0.0826220512390137" calcext:value-type="float">
            <text:p>0.082622051239014</text:p>
          </table:table-cell>
          <table:table-cell table:style-name="ce1" office:value-type="float" office:value="0.237225532531738" calcext:value-type="float">
            <text:p>0.237225532531738</text:p>
          </table:table-cell>
          <table:table-cell table:style-name="ce1" office:value-type="float" office:value="14.1022551059723" calcext:value-type="float">
            <text:p>14.10225510597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4316473007202" calcext:value-type="float">
            <text:p>0.104316473007202</text:p>
          </table:table-cell>
          <table:table-cell table:style-name="ce1" office:value-type="float" office:value="0.24425745010376" calcext:value-type="float">
            <text:p>0.24425745010376</text:p>
          </table:table-cell>
          <table:table-cell table:style-name="ce1" office:value-type="float" office:value="0.215056896209717" calcext:value-type="float">
            <text:p>0.215056896209717</text:p>
          </table:table-cell>
          <table:table-cell table:style-name="ce1" office:value-type="float" office:value="0.0860648155212402" calcext:value-type="float">
            <text:p>0.08606481552124</text:p>
          </table:table-cell>
          <table:table-cell table:style-name="ce1" office:value-type="float" office:value="0.215828895568848" calcext:value-type="float">
            <text:p>0.215828895568848</text:p>
          </table:table-cell>
          <table:table-cell table:style-name="ce1" office:value-type="float" office:value="0.218717813491821" calcext:value-type="float">
            <text:p>0.218717813491821</text:p>
          </table:table-cell>
          <table:table-cell table:style-name="ce1" office:value-type="float" office:value="0.0949199199676514" calcext:value-type="float">
            <text:p>0.094919919967651</text:p>
          </table:table-cell>
          <table:table-cell table:style-name="ce1" office:value-type="float" office:value="0.236062526702881" calcext:value-type="float">
            <text:p>0.236062526702881</text:p>
          </table:table-cell>
          <table:table-cell table:style-name="ce1" office:value-type="float" office:value="0.232431411743164" calcext:value-type="float">
            <text:p>0.232431411743164</text:p>
          </table:table-cell>
          <table:table-cell table:style-name="ce1" office:value-type="float" office:value="0.0843861103057861" calcext:value-type="float">
            <text:p>0.084386110305786</text:p>
          </table:table-cell>
          <table:table-cell table:style-name="ce1" office:value-type="float" office:value="0.224252939224243" calcext:value-type="float">
            <text:p>0.224252939224243</text:p>
          </table:table-cell>
          <table:table-cell table:style-name="ce1" office:value-type="float" office:value="0.218569755554199" calcext:value-type="float">
            <text:p>0.218569755554199</text:p>
          </table:table-cell>
          <table:table-cell table:style-name="ce1" office:value-type="float" office:value="0.0843262672424316" calcext:value-type="float">
            <text:p>0.084326267242432</text:p>
          </table:table-cell>
          <table:table-cell table:style-name="ce1" office:value-type="float" office:value="0.200496673583984" calcext:value-type="float">
            <text:p>0.200496673583984</text:p>
          </table:table-cell>
          <table:table-cell table:style-name="ce1" office:value-type="float" office:value="0.216102361679077" calcext:value-type="float">
            <text:p>0.216102361679077</text:p>
          </table:table-cell>
          <table:table-cell table:style-name="ce1" office:value-type="float" office:value="0.0917210578918457" calcext:value-type="float">
            <text:p>0.091721057891846</text:p>
          </table:table-cell>
          <table:table-cell table:style-name="ce1" office:value-type="float" office:value="0.117640256881714" calcext:value-type="float">
            <text:p>0.117640256881714</text:p>
          </table:table-cell>
          <table:table-cell table:style-name="ce1" office:value-type="float" office:value="0.215410947799683" calcext:value-type="float">
            <text:p>0.215410947799683</text:p>
          </table:table-cell>
          <table:table-cell table:style-name="ce1" office:value-type="float" office:value="0.0887472629547119" calcext:value-type="float">
            <text:p>0.088747262954712</text:p>
          </table:table-cell>
          <table:table-cell table:style-name="ce1" office:value-type="float" office:value="0.126696348190308" calcext:value-type="float">
            <text:p>0.126696348190308</text:p>
          </table:table-cell>
          <table:table-cell table:style-name="ce1" office:value-type="float" office:value="0.0992248058319092" calcext:value-type="float">
            <text:p>0.099224805831909</text:p>
          </table:table-cell>
          <table:table-cell table:style-name="ce1" office:value-type="float" office:value="0.266705274581909" calcext:value-type="float">
            <text:p>0.266705274581909</text:p>
          </table:table-cell>
          <table:table-cell table:style-name="ce1" office:value-type="float" office:value="0.22392725944519" calcext:value-type="float">
            <text:p>0.22392725944519</text:p>
          </table:table-cell>
          <table:table-cell table:style-name="ce1" office:value-type="float" office:value="0.0871620178222656" calcext:value-type="float">
            <text:p>0.087162017822266</text:p>
          </table:table-cell>
          <table:table-cell table:style-name="ce1" office:value-type="float" office:value="0.228293418884277" calcext:value-type="float">
            <text:p>0.228293418884277</text:p>
          </table:table-cell>
          <table:table-cell table:style-name="ce1" office:value-type="float" office:value="0.22113299369812" calcext:value-type="float">
            <text:p>0.22113299369812</text:p>
          </table:table-cell>
          <table:table-cell table:style-name="ce1" office:value-type="float" office:value="0.0841925144195557" calcext:value-type="float">
            <text:p>0.084192514419556</text:p>
          </table:table-cell>
          <table:table-cell table:style-name="ce1" office:value-type="float" office:value="0.217909574508667" calcext:value-type="float">
            <text:p>0.217909574508667</text:p>
          </table:table-cell>
          <table:table-cell table:style-name="ce1" office:value-type="float" office:value="0.219013690948486" calcext:value-type="float">
            <text:p>0.219013690948486</text:p>
          </table:table-cell>
          <table:table-cell table:style-name="ce1" office:value-type="float" office:value="0.0862624645233154" calcext:value-type="float">
            <text:p>0.086262464523316</text:p>
          </table:table-cell>
          <table:table-cell table:style-name="ce1" office:value-type="float" office:value="0.223681926727295" calcext:value-type="float">
            <text:p>0.223681926727295</text:p>
          </table:table-cell>
          <table:table-cell table:style-name="ce1" office:value-type="float" office:value="0.216084480285645" calcext:value-type="float">
            <text:p>0.216084480285645</text:p>
          </table:table-cell>
          <table:table-cell table:style-name="ce1" office:value-type="float" office:value="0.0847601890563965" calcext:value-type="float">
            <text:p>0.084760189056397</text:p>
          </table:table-cell>
          <table:table-cell table:style-name="ce1" office:value-type="float" office:value="0.214482069015503" calcext:value-type="float">
            <text:p>0.214482069015503</text:p>
          </table:table-cell>
          <table:table-cell table:style-name="ce1" office:value-type="float" office:value="0.216747522354126" calcext:value-type="float">
            <text:p>0.216747522354126</text:p>
          </table:table-cell>
          <table:table-cell table:style-name="ce1" office:value-type="float" office:value="0.0881040096282959" calcext:value-type="float">
            <text:p>0.088104009628296</text:p>
          </table:table-cell>
          <table:table-cell table:style-name="ce1" office:value-type="float" office:value="0.214648962020874" calcext:value-type="float">
            <text:p>0.214648962020874</text:p>
          </table:table-cell>
          <table:table-cell table:style-name="ce1" office:value-type="float" office:value="0.215438842773437" calcext:value-type="float">
            <text:p>0.215438842773437</text:p>
          </table:table-cell>
          <table:table-cell table:style-name="ce1" office:value-type="float" office:value="0.0871043205261231" calcext:value-type="float">
            <text:p>0.087104320526123</text:p>
          </table:table-cell>
          <table:table-cell table:style-name="ce1" office:value-type="float" office:value="0.219205617904663" calcext:value-type="float">
            <text:p>0.219205617904663</text:p>
          </table:table-cell>
          <table:table-cell table:style-name="ce1" office:value-type="float" office:value="0.103217363357544" calcext:value-type="float">
            <text:p>0.103217363357544</text:p>
          </table:table-cell>
          <table:table-cell table:style-name="ce1" office:value-type="float" office:value="0.232094287872314" calcext:value-type="float">
            <text:p>0.232094287872314</text:p>
          </table:table-cell>
          <table:table-cell table:style-name="ce1" office:value-type="float" office:value="0.212713241577148" calcext:value-type="float">
            <text:p>0.212713241577148</text:p>
          </table:table-cell>
          <table:table-cell table:style-name="ce1" office:value-type="float" office:value="0.0871191024780273" calcext:value-type="float">
            <text:p>0.087119102478027</text:p>
          </table:table-cell>
          <table:table-cell table:style-name="ce1" office:value-type="float" office:value="0.203079462051392" calcext:value-type="float">
            <text:p>0.203079462051392</text:p>
          </table:table-cell>
          <table:table-cell table:style-name="ce1" office:value-type="float" office:value="0.213919878005981" calcext:value-type="float">
            <text:p>0.213919878005981</text:p>
          </table:table-cell>
          <table:table-cell table:style-name="ce1" office:value-type="float" office:value="0.0913667678833008" calcext:value-type="float">
            <text:p>0.091366767883301</text:p>
          </table:table-cell>
          <table:table-cell table:style-name="ce1" office:value-type="float" office:value="0.175080537796021" calcext:value-type="float">
            <text:p>0.175080537796021</text:p>
          </table:table-cell>
          <table:table-cell table:style-name="ce1" office:value-type="float" office:value="0.212060689926147" calcext:value-type="float">
            <text:p>0.212060689926147</text:p>
          </table:table-cell>
          <table:table-cell table:style-name="ce1" office:value-type="float" office:value="0.0852742195129395" calcext:value-type="float">
            <text:p>0.08527421951294</text:p>
          </table:table-cell>
          <table:table-cell table:style-name="ce1" office:value-type="float" office:value="0.116988897323608" calcext:value-type="float">
            <text:p>0.116988897323608</text:p>
          </table:table-cell>
          <table:table-cell table:style-name="ce1" office:value-type="float" office:value="0.219824552536011" calcext:value-type="float">
            <text:p>0.219824552536011</text:p>
          </table:table-cell>
          <table:table-cell table:style-name="ce1" office:value-type="float" office:value="0.087632417678833" calcext:value-type="float">
            <text:p>0.087632417678833</text:p>
          </table:table-cell>
          <table:table-cell table:style-name="ce1" office:value-type="float" office:value="0.0936198234558106" calcext:value-type="float">
            <text:p>0.093619823455811</text:p>
          </table:table-cell>
          <table:table-cell table:style-name="ce1" office:value-type="float" office:value="0.218327283859253" calcext:value-type="float">
            <text:p>0.218327283859253</text:p>
          </table:table-cell>
          <table:table-cell table:style-name="ce1" office:value-type="float" office:value="0.0876739025115967" calcext:value-type="float">
            <text:p>0.087673902511597</text:p>
          </table:table-cell>
          <table:table-cell table:style-name="ce1" office:value-type="float" office:value="0.118048667907715" calcext:value-type="float">
            <text:p>0.118048667907715</text:p>
          </table:table-cell>
          <table:table-cell table:style-name="ce1" office:value-type="float" office:value="0.215279817581177" calcext:value-type="float">
            <text:p>0.215279817581177</text:p>
          </table:table-cell>
          <table:table-cell table:style-name="ce1" office:value-type="float" office:value="0.0886619091033936" calcext:value-type="float">
            <text:p>0.088661909103394</text:p>
          </table:table-cell>
          <table:table-cell table:style-name="ce1" office:value-type="float" office:value="0.0861213207244873" calcext:value-type="float">
            <text:p>0.086121320724487</text:p>
          </table:table-cell>
          <table:table-cell table:style-name="ce1" office:value-type="float" office:value="0.101117849349976" calcext:value-type="float">
            <text:p>0.101117849349976</text:p>
          </table:table-cell>
          <table:table-cell table:style-name="ce1" office:value-type="float" office:value="0.234768867492676" calcext:value-type="float">
            <text:p>0.234768867492676</text:p>
          </table:table-cell>
          <table:table-cell table:style-name="ce1" office:value-type="float" office:value="0.217731237411499" calcext:value-type="float">
            <text:p>0.217731237411499</text:p>
          </table:table-cell>
          <table:table-cell table:style-name="ce1" office:value-type="float" office:value="0.084848165512085" calcext:value-type="float">
            <text:p>0.084848165512085</text:p>
          </table:table-cell>
          <table:table-cell table:style-name="ce1" office:value-type="float" office:value="0.216080665588379" calcext:value-type="float">
            <text:p>0.216080665588379</text:p>
          </table:table-cell>
          <table:table-cell table:style-name="ce1" office:value-type="float" office:value="0.217435359954834" calcext:value-type="float">
            <text:p>0.217435359954834</text:p>
          </table:table-cell>
          <table:table-cell table:style-name="ce1" office:value-type="float" office:value="0.0846402645111084" calcext:value-type="float">
            <text:p>0.084640264511108</text:p>
          </table:table-cell>
          <table:table-cell table:style-name="ce1" office:value-type="float" office:value="0.215498208999634" calcext:value-type="float">
            <text:p>0.215498208999634</text:p>
          </table:table-cell>
          <table:table-cell table:style-name="ce1" office:value-type="float" office:value="0.222363710403442" calcext:value-type="float">
            <text:p>0.222363710403442</text:p>
          </table:table-cell>
          <table:table-cell table:style-name="ce1" office:value-type="float" office:value="0.0876193046569824" calcext:value-type="float">
            <text:p>0.087619304656983</text:p>
          </table:table-cell>
          <table:table-cell table:style-name="ce1" office:value-type="float" office:value="0.225125074386597" calcext:value-type="float">
            <text:p>0.225125074386597</text:p>
          </table:table-cell>
          <table:table-cell table:style-name="ce1" office:value-type="float" office:value="0.219676971435547" calcext:value-type="float">
            <text:p>0.219676971435547</text:p>
          </table:table-cell>
          <table:table-cell table:style-name="ce1" office:value-type="float" office:value="0.0863964557647705" calcext:value-type="float">
            <text:p>0.086396455764771</text:p>
          </table:table-cell>
          <table:table-cell table:style-name="ce1" office:value-type="float" office:value="0.214319944381714" calcext:value-type="float">
            <text:p>0.214319944381714</text:p>
          </table:table-cell>
          <table:table-cell table:style-name="ce1" office:value-type="float" office:value="0.224441289901733" calcext:value-type="float">
            <text:p>0.224441289901733</text:p>
          </table:table-cell>
          <table:table-cell table:style-name="ce1" office:value-type="float" office:value="0.0875515937805176" calcext:value-type="float">
            <text:p>0.087551593780518</text:p>
          </table:table-cell>
          <table:table-cell table:style-name="ce1" office:value-type="float" office:value="0.216704845428467" calcext:value-type="float">
            <text:p>0.216704845428467</text:p>
          </table:table-cell>
          <table:table-cell table:style-name="ce1" office:value-type="float" office:value="0.218708038330078" calcext:value-type="float">
            <text:p>0.218708038330078</text:p>
          </table:table-cell>
          <table:table-cell table:style-name="ce1" office:value-type="float" office:value="0.0892429351806641" calcext:value-type="float">
            <text:p>0.089242935180664</text:p>
          </table:table-cell>
          <table:table-cell table:style-name="ce1" office:value-type="float" office:value="0.211225986480713" calcext:value-type="float">
            <text:p>0.211225986480713</text:p>
          </table:table-cell>
          <table:table-cell table:style-name="ce1" office:value-type="float" office:value="0.108784198760986" calcext:value-type="float">
            <text:p>0.108784198760986</text:p>
          </table:table-cell>
          <table:table-cell table:style-name="ce1" office:value-type="float" office:value="0.260331630706787" calcext:value-type="float">
            <text:p>0.260331630706787</text:p>
          </table:table-cell>
          <table:table-cell table:style-name="ce1" office:value-type="float" office:value="0.238666534423828" calcext:value-type="float">
            <text:p>0.238666534423828</text:p>
          </table:table-cell>
          <table:table-cell table:style-name="ce1" office:value-type="float" office:value="0.0934946537017822" calcext:value-type="float">
            <text:p>0.093494653701782</text:p>
          </table:table-cell>
          <table:table-cell table:style-name="ce1" office:value-type="float" office:value="0.238844156265259" calcext:value-type="float">
            <text:p>0.238844156265259</text:p>
          </table:table-cell>
          <table:table-cell table:style-name="ce1" office:value-type="float" office:value="0.245305061340332" calcext:value-type="float">
            <text:p>0.245305061340332</text:p>
          </table:table-cell>
          <table:table-cell table:style-name="ce1" office:value-type="float" office:value="0.0930526256561279" calcext:value-type="float">
            <text:p>0.093052625656128</text:p>
          </table:table-cell>
          <table:table-cell table:style-name="ce1" office:value-type="float" office:value="0.229867458343506" calcext:value-type="float">
            <text:p>0.229867458343506</text:p>
          </table:table-cell>
          <table:table-cell table:style-name="ce1" office:value-type="float" office:value="0.245480537414551" calcext:value-type="float">
            <text:p>0.245480537414551</text:p>
          </table:table-cell>
          <table:table-cell table:style-name="ce1" office:value-type="float" office:value="0.101111888885498" calcext:value-type="float">
            <text:p>0.101111888885498</text:p>
          </table:table-cell>
          <table:table-cell table:style-name="ce1" office:value-type="float" office:value="0.247741222381592" calcext:value-type="float">
            <text:p>0.247741222381592</text:p>
          </table:table-cell>
          <table:table-cell table:style-name="ce1" office:value-type="float" office:value="0.24172043800354" calcext:value-type="float">
            <text:p>0.24172043800354</text:p>
          </table:table-cell>
          <table:table-cell table:style-name="ce1" office:value-type="float" office:value="0.102597951889038" calcext:value-type="float">
            <text:p>0.102597951889038</text:p>
          </table:table-cell>
          <table:table-cell table:style-name="ce1" office:value-type="float" office:value="0.228403091430664" calcext:value-type="float">
            <text:p>0.228403091430664</text:p>
          </table:table-cell>
          <table:table-cell table:style-name="ce1" office:value-type="float" office:value="0.251902341842651" calcext:value-type="float">
            <text:p>0.251902341842651</text:p>
          </table:table-cell>
          <table:table-cell table:style-name="ce1" office:value-type="float" office:value="0.0968711376190186" calcext:value-type="float">
            <text:p>0.096871137619019</text:p>
          </table:table-cell>
          <table:table-cell table:style-name="ce1" office:value-type="float" office:value="0.230694055557251" calcext:value-type="float">
            <text:p>0.230694055557251</text:p>
          </table:table-cell>
          <table:table-cell table:style-name="ce1" office:value-type="float" office:value="0.244230508804321" calcext:value-type="float">
            <text:p>0.244230508804321</text:p>
          </table:table-cell>
          <table:table-cell table:style-name="ce1" office:value-type="float" office:value="0.0894372463226318" calcext:value-type="float">
            <text:p>0.089437246322632</text:p>
          </table:table-cell>
          <table:table-cell table:style-name="ce1" office:value-type="float" office:value="0.237496852874756" calcext:value-type="float">
            <text:p>0.237496852874756</text:p>
          </table:table-cell>
          <table:table-cell table:style-name="ce1" office:value-type="float" office:value="0.170797226428986" calcext:value-type="float">
            <text:p>0.170797226428986</text:p>
          </table:table-cell>
          <table:table-cell table:style-name="ce1" office:value-type="float" office:value="0.0841925144195557" calcext:value-type="float">
            <text:p>0.084192514419556</text:p>
          </table:table-cell>
          <table:table-cell table:style-name="ce1" office:value-type="float" office:value="0.266705274581909" calcext:value-type="float">
            <text:p>0.266705274581909</text:p>
          </table:table-cell>
          <table:table-cell table:style-name="ce1" office:value-type="float" office:value="17.0797226428986" calcext:value-type="float">
            <text:p>17.07972264289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4300012588501" calcext:value-type="float">
            <text:p>0.114300012588501</text:p>
          </table:table-cell>
          <table:table-cell table:style-name="ce1" office:value-type="float" office:value="0.187673091888428" calcext:value-type="float">
            <text:p>0.187673091888428</text:p>
          </table:table-cell>
          <table:table-cell table:style-name="ce1" office:value-type="float" office:value="0.236293792724609" calcext:value-type="float">
            <text:p>0.236293792724609</text:p>
          </table:table-cell>
          <table:table-cell table:style-name="ce1" office:value-type="float" office:value="0.251246213912964" calcext:value-type="float">
            <text:p>0.251246213912964</text:p>
          </table:table-cell>
          <table:table-cell table:style-name="ce1" office:value-type="float" office:value="0.0896139144897461" calcext:value-type="float">
            <text:p>0.089613914489746</text:p>
          </table:table-cell>
          <table:table-cell table:style-name="ce1" office:value-type="float" office:value="0.0958082675933838" calcext:value-type="float">
            <text:p>0.095808267593384</text:p>
          </table:table-cell>
          <table:table-cell table:style-name="ce1" office:value-type="float" office:value="0.0915803909301758" calcext:value-type="float">
            <text:p>0.091580390930176</text:p>
          </table:table-cell>
          <table:table-cell table:style-name="ce1" office:value-type="float" office:value="0.235130071640015" calcext:value-type="float">
            <text:p>0.235130071640015</text:p>
          </table:table-cell>
          <table:table-cell table:style-name="ce1" office:value-type="float" office:value="0.10448145866394" calcext:value-type="float">
            <text:p>0.10448145866394</text:p>
          </table:table-cell>
          <table:table-cell table:style-name="ce1" office:value-type="float" office:value="0.149235725402832" calcext:value-type="float">
            <text:p>0.149235725402832</text:p>
          </table:table-cell>
          <table:table-cell table:style-name="ce1" office:value-type="float" office:value="0.0905740261077881" calcext:value-type="float">
            <text:p>0.090574026107788</text:p>
          </table:table-cell>
          <table:table-cell table:style-name="ce1" office:value-type="float" office:value="0.235533237457275" calcext:value-type="float">
            <text:p>0.235533237457275</text:p>
          </table:table-cell>
          <table:table-cell table:style-name="ce1" office:value-type="float" office:value="0.0881552696228027" calcext:value-type="float">
            <text:p>0.088155269622803</text:p>
          </table:table-cell>
          <table:table-cell table:style-name="ce1" office:value-type="float" office:value="0.109927415847778" calcext:value-type="float">
            <text:p>0.109927415847778</text:p>
          </table:table-cell>
          <table:table-cell table:style-name="ce1" office:value-type="float" office:value="0.0886008739471436" calcext:value-type="float">
            <text:p>0.088600873947144</text:p>
          </table:table-cell>
          <table:table-cell table:style-name="ce1" office:value-type="float" office:value="0.232815027236938" calcext:value-type="float">
            <text:p>0.232815027236938</text:p>
          </table:table-cell>
          <table:table-cell table:style-name="ce1" office:value-type="float" office:value="0.0934338569641113" calcext:value-type="float">
            <text:p>0.093433856964111</text:p>
          </table:table-cell>
          <table:table-cell table:style-name="ce1" office:value-type="float" office:value="0.089874267578125" calcext:value-type="float">
            <text:p>0.089874267578125</text:p>
          </table:table-cell>
          <table:table-cell table:style-name="ce1" office:value-type="float" office:value="0.103795766830444" calcext:value-type="float">
            <text:p>0.103795766830444</text:p>
          </table:table-cell>
          <table:table-cell table:style-name="ce1" office:value-type="float" office:value="0.237680673599243" calcext:value-type="float">
            <text:p>0.237680673599243</text:p>
          </table:table-cell>
          <table:table-cell table:style-name="ce1" office:value-type="float" office:value="0.111300230026245" calcext:value-type="float">
            <text:p>0.111300230026245</text:p>
          </table:table-cell>
          <table:table-cell table:style-name="ce1" office:value-type="float" office:value="0.244945287704468" calcext:value-type="float">
            <text:p>0.244945287704468</text:p>
          </table:table-cell>
          <table:table-cell table:style-name="ce1" office:value-type="float" office:value="0.284495115280151" calcext:value-type="float">
            <text:p>0.284495115280151</text:p>
          </table:table-cell>
          <table:table-cell table:style-name="ce1" office:value-type="float" office:value="0.245742082595825" calcext:value-type="float">
            <text:p>0.245742082595825</text:p>
          </table:table-cell>
          <table:table-cell table:style-name="ce1" office:value-type="float" office:value="0.0937671661376953" calcext:value-type="float">
            <text:p>0.093767166137695</text:p>
          </table:table-cell>
          <table:table-cell table:style-name="ce1" office:value-type="float" office:value="0.230363368988037" calcext:value-type="float">
            <text:p>0.230363368988037</text:p>
          </table:table-cell>
          <table:table-cell table:style-name="ce1" office:value-type="float" office:value="0.243098258972168" calcext:value-type="float">
            <text:p>0.243098258972168</text:p>
          </table:table-cell>
          <table:table-cell table:style-name="ce1" office:value-type="float" office:value="0.229482889175415" calcext:value-type="float">
            <text:p>0.229482889175415</text:p>
          </table:table-cell>
          <table:table-cell table:style-name="ce1" office:value-type="float" office:value="0.0940659046173096" calcext:value-type="float">
            <text:p>0.09406590461731</text:p>
          </table:table-cell>
          <table:table-cell table:style-name="ce1" office:value-type="float" office:value="0.24702000617981" calcext:value-type="float">
            <text:p>0.24702000617981</text:p>
          </table:table-cell>
          <table:table-cell table:style-name="ce1" office:value-type="float" office:value="0.247399806976318" calcext:value-type="float">
            <text:p>0.247399806976318</text:p>
          </table:table-cell>
          <table:table-cell table:style-name="ce1" office:value-type="float" office:value="0.245335817337036" calcext:value-type="float">
            <text:p>0.245335817337036</text:p>
          </table:table-cell>
          <table:table-cell table:style-name="ce1" office:value-type="float" office:value="0.0933165550231934" calcext:value-type="float">
            <text:p>0.093316555023193</text:p>
          </table:table-cell>
          <table:table-cell table:style-name="ce1" office:value-type="float" office:value="0.243573188781738" calcext:value-type="float">
            <text:p>0.243573188781738</text:p>
          </table:table-cell>
          <table:table-cell table:style-name="ce1" office:value-type="float" office:value="0.252392530441284" calcext:value-type="float">
            <text:p>0.252392530441284</text:p>
          </table:table-cell>
          <table:table-cell table:style-name="ce1" office:value-type="float" office:value="0.243862152099609" calcext:value-type="float">
            <text:p>0.243862152099609</text:p>
          </table:table-cell>
          <table:table-cell table:style-name="ce1" office:value-type="float" office:value="0.0932722091674805" calcext:value-type="float">
            <text:p>0.093272209167481</text:p>
          </table:table-cell>
          <table:table-cell table:style-name="ce1" office:value-type="float" office:value="0.265415906906128" calcext:value-type="float">
            <text:p>0.265415906906128</text:p>
          </table:table-cell>
          <table:table-cell table:style-name="ce1" office:value-type="float" office:value="0.26308274269104" calcext:value-type="float">
            <text:p>0.26308274269104</text:p>
          </table:table-cell>
          <table:table-cell table:style-name="ce1" office:value-type="float" office:value="0.246820449829102" calcext:value-type="float">
            <text:p>0.246820449829102</text:p>
          </table:table-cell>
          <table:table-cell table:style-name="ce1" office:value-type="float" office:value="0.112430334091187" calcext:value-type="float">
            <text:p>0.112430334091187</text:p>
          </table:table-cell>
          <table:table-cell table:style-name="ce1" office:value-type="float" office:value="0.240541934967041" calcext:value-type="float">
            <text:p>0.240541934967041</text:p>
          </table:table-cell>
          <table:table-cell table:style-name="ce1" office:value-type="float" office:value="0.232917547225952" calcext:value-type="float">
            <text:p>0.232917547225952</text:p>
          </table:table-cell>
          <table:table-cell table:style-name="ce1" office:value-type="float" office:value="0.238584280014038" calcext:value-type="float">
            <text:p>0.238584280014038</text:p>
          </table:table-cell>
          <table:table-cell table:style-name="ce1" office:value-type="float" office:value="0.0919740200042725" calcext:value-type="float">
            <text:p>0.091974020004273</text:p>
          </table:table-cell>
          <table:table-cell table:style-name="ce1" office:value-type="float" office:value="0.243371725082397" calcext:value-type="float">
            <text:p>0.243371725082397</text:p>
          </table:table-cell>
          <table:table-cell table:style-name="ce1" office:value-type="float" office:value="0.256070613861084" calcext:value-type="float">
            <text:p>0.256070613861084</text:p>
          </table:table-cell>
          <table:table-cell table:style-name="ce1" office:value-type="float" office:value="0.243049144744873" calcext:value-type="float">
            <text:p>0.243049144744873</text:p>
          </table:table-cell>
          <table:table-cell table:style-name="ce1" office:value-type="float" office:value="0.12644624710083" calcext:value-type="float">
            <text:p>0.12644624710083</text:p>
          </table:table-cell>
          <table:table-cell table:style-name="ce1" office:value-type="float" office:value="0.224305152893066" calcext:value-type="float">
            <text:p>0.224305152893066</text:p>
          </table:table-cell>
          <table:table-cell table:style-name="ce1" office:value-type="float" office:value="0.248517274856567" calcext:value-type="float">
            <text:p>0.248517274856567</text:p>
          </table:table-cell>
          <table:table-cell table:style-name="ce1" office:value-type="float" office:value="0.235330581665039" calcext:value-type="float">
            <text:p>0.235330581665039</text:p>
          </table:table-cell>
          <table:table-cell table:style-name="ce1" office:value-type="float" office:value="0.0897092819213867" calcext:value-type="float">
            <text:p>0.089709281921387</text:p>
          </table:table-cell>
          <table:table-cell table:style-name="ce1" office:value-type="float" office:value="0.235190153121948" calcext:value-type="float">
            <text:p>0.235190153121948</text:p>
          </table:table-cell>
          <table:table-cell table:style-name="ce1" office:value-type="float" office:value="0.240854263305664" calcext:value-type="float">
            <text:p>0.240854263305664</text:p>
          </table:table-cell>
          <table:table-cell table:style-name="ce1" office:value-type="float" office:value="0.234894514083862" calcext:value-type="float">
            <text:p>0.234894514083862</text:p>
          </table:table-cell>
          <table:table-cell table:style-name="ce1" office:value-type="float" office:value="0.108502388000488" calcext:value-type="float">
            <text:p>0.108502388000488</text:p>
          </table:table-cell>
          <table:table-cell table:style-name="ce1" office:value-type="float" office:value="0.232702255249023" calcext:value-type="float">
            <text:p>0.232702255249023</text:p>
          </table:table-cell>
          <table:table-cell table:style-name="ce1" office:value-type="float" office:value="0.240151882171631" calcext:value-type="float">
            <text:p>0.240151882171631</text:p>
          </table:table-cell>
          <table:table-cell table:style-name="ce1" office:value-type="float" office:value="0.236181259155273" calcext:value-type="float">
            <text:p>0.236181259155273</text:p>
          </table:table-cell>
          <table:table-cell table:style-name="ce1" office:value-type="float" office:value="0.111408472061157" calcext:value-type="float">
            <text:p>0.111408472061157</text:p>
          </table:table-cell>
          <table:table-cell table:style-name="ce1" office:value-type="float" office:value="0.258963823318481" calcext:value-type="float">
            <text:p>0.258963823318481</text:p>
          </table:table-cell>
          <table:table-cell table:style-name="ce1" office:value-type="float" office:value="0.232138156890869" calcext:value-type="float">
            <text:p>0.232138156890869</text:p>
          </table:table-cell>
          <table:table-cell table:style-name="ce1" office:value-type="float" office:value="0.231569290161133" calcext:value-type="float">
            <text:p>0.231569290161133</text:p>
          </table:table-cell>
          <table:table-cell table:style-name="ce1" office:value-type="float" office:value="0.0948784351348877" calcext:value-type="float">
            <text:p>0.094878435134888</text:p>
          </table:table-cell>
          <table:table-cell table:style-name="ce1" office:value-type="float" office:value="0.20697808265686" calcext:value-type="float">
            <text:p>0.20697808265686</text:p>
          </table:table-cell>
          <table:table-cell table:style-name="ce1" office:value-type="float" office:value="0.229732275009155" calcext:value-type="float">
            <text:p>0.229732275009155</text:p>
          </table:table-cell>
          <table:table-cell table:style-name="ce1" office:value-type="float" office:value="0.232588529586792" calcext:value-type="float">
            <text:p>0.232588529586792</text:p>
          </table:table-cell>
          <table:table-cell table:style-name="ce1" office:value-type="float" office:value="0.0955731868743897" calcext:value-type="float">
            <text:p>0.09557318687439</text:p>
          </table:table-cell>
          <table:table-cell table:style-name="ce1" office:value-type="float" office:value="0.19602370262146" calcext:value-type="float">
            <text:p>0.19602370262146</text:p>
          </table:table-cell>
          <table:table-cell table:style-name="ce1" office:value-type="float" office:value="0.0927445888519287" calcext:value-type="float">
            <text:p>0.092744588851929</text:p>
          </table:table-cell>
          <table:table-cell table:style-name="ce1" office:value-type="float" office:value="0.23492169380188" calcext:value-type="float">
            <text:p>0.23492169380188</text:p>
          </table:table-cell>
          <table:table-cell table:style-name="ce1" office:value-type="float" office:value="0.0894031524658203" calcext:value-type="float">
            <text:p>0.08940315246582</text:p>
          </table:table-cell>
          <table:table-cell table:style-name="ce1" office:value-type="float" office:value="0.197068691253662" calcext:value-type="float">
            <text:p>0.197068691253662</text:p>
          </table:table-cell>
          <table:table-cell table:style-name="ce1" office:value-type="float" office:value="0.0897436141967773" calcext:value-type="float">
            <text:p>0.089743614196777</text:p>
          </table:table-cell>
          <table:table-cell table:style-name="ce1" office:value-type="float" office:value="0.237542152404785" calcext:value-type="float">
            <text:p>0.237542152404785</text:p>
          </table:table-cell>
          <table:table-cell table:style-name="ce1" office:value-type="float" office:value="0.0947589874267578" calcext:value-type="float">
            <text:p>0.094758987426758</text:p>
          </table:table-cell>
          <table:table-cell table:style-name="ce1" office:value-type="float" office:value="0.232518911361694" calcext:value-type="float">
            <text:p>0.232518911361694</text:p>
          </table:table-cell>
          <table:table-cell table:style-name="ce1" office:value-type="float" office:value="0.143995523452759" calcext:value-type="float">
            <text:p>0.143995523452759</text:p>
          </table:table-cell>
          <table:table-cell table:style-name="ce1" office:value-type="float" office:value="0.23162579536438" calcext:value-type="float">
            <text:p>0.23162579536438</text:p>
          </table:table-cell>
          <table:table-cell table:style-name="ce1" office:value-type="float" office:value="0.105783939361572" calcext:value-type="float">
            <text:p>0.105783939361572</text:p>
          </table:table-cell>
          <table:table-cell table:style-name="ce1" office:value-type="float" office:value="0.254003524780273" calcext:value-type="float">
            <text:p>0.254003524780273</text:p>
          </table:table-cell>
          <table:table-cell table:style-name="ce1" office:value-type="float" office:value="0.231667995452881" calcext:value-type="float">
            <text:p>0.231667995452881</text:p>
          </table:table-cell>
          <table:table-cell table:style-name="ce1" office:value-type="float" office:value="0.243394613265991" calcext:value-type="float">
            <text:p>0.243394613265991</text:p>
          </table:table-cell>
          <table:table-cell table:style-name="ce1" office:value-type="float" office:value="0.106330394744873" calcext:value-type="float">
            <text:p>0.106330394744873</text:p>
          </table:table-cell>
          <table:table-cell table:style-name="ce1" office:value-type="float" office:value="0.232027769088745" calcext:value-type="float">
            <text:p>0.232027769088745</text:p>
          </table:table-cell>
          <table:table-cell table:style-name="ce1" office:value-type="float" office:value="0.232485771179199" calcext:value-type="float">
            <text:p>0.232485771179199</text:p>
          </table:table-cell>
          <table:table-cell table:style-name="ce1" office:value-type="float" office:value="0.233222484588623" calcext:value-type="float">
            <text:p>0.233222484588623</text:p>
          </table:table-cell>
          <table:table-cell table:style-name="ce1" office:value-type="float" office:value="0.09029221534729" calcext:value-type="float">
            <text:p>0.09029221534729</text:p>
          </table:table-cell>
          <table:table-cell table:style-name="ce1" office:value-type="float" office:value="0.233065605163574" calcext:value-type="float">
            <text:p>0.233065605163574</text:p>
          </table:table-cell>
          <table:table-cell table:style-name="ce1" office:value-type="float" office:value="0.247934103012085" calcext:value-type="float">
            <text:p>0.247934103012085</text:p>
          </table:table-cell>
          <table:table-cell table:style-name="ce1" office:value-type="float" office:value="0.234077453613281" calcext:value-type="float">
            <text:p>0.234077453613281</text:p>
          </table:table-cell>
          <table:table-cell table:style-name="ce1" office:value-type="float" office:value="0.0906991958618164" calcext:value-type="float">
            <text:p>0.090699195861816</text:p>
          </table:table-cell>
          <table:table-cell table:style-name="ce1" office:value-type="float" office:value="0.183110237121582" calcext:value-type="float">
            <text:p>0.183110237121582</text:p>
          </table:table-cell>
          <table:table-cell table:style-name="ce1" office:value-type="float" office:value="0.240888118743896" calcext:value-type="float">
            <text:p>0.240888118743896</text:p>
          </table:table-cell>
          <table:table-cell table:style-name="ce1" office:value-type="float" office:value="0.233798027038574" calcext:value-type="float">
            <text:p>0.233798027038574</text:p>
          </table:table-cell>
          <table:table-cell table:style-name="ce1" office:value-type="float" office:value="0.0916907787322998" calcext:value-type="float">
            <text:p>0.0916907787323</text:p>
          </table:table-cell>
          <table:table-cell table:style-name="ce1" office:value-type="float" office:value="0.0914366245269775" calcext:value-type="float">
            <text:p>0.091436624526978</text:p>
          </table:table-cell>
          <table:table-cell table:style-name="ce1" office:value-type="float" office:value="0.226482391357422" calcext:value-type="float">
            <text:p>0.226482391357422</text:p>
          </table:table-cell>
          <table:table-cell table:style-name="ce1" office:value-type="float" office:value="0.234635353088379" calcext:value-type="float">
            <text:p>0.234635353088379</text:p>
          </table:table-cell>
          <table:table-cell table:style-name="ce1" office:value-type="float" office:value="0.186274335384369" calcext:value-type="float">
            <text:p>0.186274335384369</text:p>
          </table:table-cell>
          <table:table-cell table:style-name="ce1" office:value-type="float" office:value="0.0881552696228027" calcext:value-type="float">
            <text:p>0.088155269622803</text:p>
          </table:table-cell>
          <table:table-cell table:style-name="ce1" office:value-type="float" office:value="0.284495115280151" calcext:value-type="float">
            <text:p>0.284495115280151</text:p>
          </table:table-cell>
          <table:table-cell table:style-name="ce1" office:value-type="float" office:value="18.6274335384369" calcext:value-type="float">
            <text:p>18.627433538436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36358737945557" calcext:value-type="float">
            <text:p>0.136358737945557</text:p>
          </table:table-cell>
          <table:table-cell table:style-name="ce1" office:value-type="float" office:value="0.252241373062134" calcext:value-type="float">
            <text:p>0.252241373062134</text:p>
          </table:table-cell>
          <table:table-cell table:style-name="ce1" office:value-type="float" office:value="0.247050523757935" calcext:value-type="float">
            <text:p>0.247050523757935</text:p>
          </table:table-cell>
          <table:table-cell table:style-name="ce1" office:value-type="float" office:value="0.244781970977783" calcext:value-type="float">
            <text:p>0.244781970977783</text:p>
          </table:table-cell>
          <table:table-cell table:style-name="ce1" office:value-type="float" office:value="0.234962224960327" calcext:value-type="float">
            <text:p>0.234962224960327</text:p>
          </table:table-cell>
          <table:table-cell table:style-name="ce1" office:value-type="float" office:value="0.0901329517364502" calcext:value-type="float">
            <text:p>0.09013295173645</text:p>
          </table:table-cell>
          <table:table-cell table:style-name="ce1" office:value-type="float" office:value="0.234085559844971" calcext:value-type="float">
            <text:p>0.234085559844971</text:p>
          </table:table-cell>
          <table:table-cell table:style-name="ce1" office:value-type="float" office:value="0.23630690574646" calcext:value-type="float">
            <text:p>0.23630690574646</text:p>
          </table:table-cell>
          <table:table-cell table:style-name="ce1" office:value-type="float" office:value="0.239320278167725" calcext:value-type="float">
            <text:p>0.239320278167725</text:p>
          </table:table-cell>
          <table:table-cell table:style-name="ce1" office:value-type="float" office:value="0.241208553314209" calcext:value-type="float">
            <text:p>0.241208553314209</text:p>
          </table:table-cell>
          <table:table-cell table:style-name="ce1" office:value-type="float" office:value="0.101122140884399" calcext:value-type="float">
            <text:p>0.101122140884399</text:p>
          </table:table-cell>
          <table:table-cell table:style-name="ce1" office:value-type="float" office:value="0.225820302963257" calcext:value-type="float">
            <text:p>0.225820302963257</text:p>
          </table:table-cell>
          <table:table-cell table:style-name="ce1" office:value-type="float" office:value="0.242686033248901" calcext:value-type="float">
            <text:p>0.242686033248901</text:p>
          </table:table-cell>
          <table:table-cell table:style-name="ce1" office:value-type="float" office:value="0.244399309158325" calcext:value-type="float">
            <text:p>0.244399309158325</text:p>
          </table:table-cell>
          <table:table-cell table:style-name="ce1" office:value-type="float" office:value="0.231456518173218" calcext:value-type="float">
            <text:p>0.231456518173218</text:p>
          </table:table-cell>
          <table:table-cell table:style-name="ce1" office:value-type="float" office:value="0.0974910259246826" calcext:value-type="float">
            <text:p>0.097491025924683</text:p>
          </table:table-cell>
          <table:table-cell table:style-name="ce1" office:value-type="float" office:value="0.236854076385498" calcext:value-type="float">
            <text:p>0.236854076385498</text:p>
          </table:table-cell>
          <table:table-cell table:style-name="ce1" office:value-type="float" office:value="0.244171142578125" calcext:value-type="float">
            <text:p>0.244171142578125</text:p>
          </table:table-cell>
          <table:table-cell table:style-name="ce1" office:value-type="float" office:value="0.230116128921509" calcext:value-type="float">
            <text:p>0.230116128921509</text:p>
          </table:table-cell>
          <table:table-cell table:style-name="ce1" office:value-type="float" office:value="0.238272190093994" calcext:value-type="float">
            <text:p>0.238272190093994</text:p>
          </table:table-cell>
          <table:table-cell table:style-name="ce1" office:value-type="float" office:value="0.127784967422485" calcext:value-type="float">
            <text:p>0.127784967422485</text:p>
          </table:table-cell>
          <table:table-cell table:style-name="ce1" office:value-type="float" office:value="0.159568548202515" calcext:value-type="float">
            <text:p>0.159568548202515</text:p>
          </table:table-cell>
          <table:table-cell table:style-name="ce1" office:value-type="float" office:value="0.244850635528564" calcext:value-type="float">
            <text:p>0.244850635528564</text:p>
          </table:table-cell>
          <table:table-cell table:style-name="ce1" office:value-type="float" office:value="0.228969812393188" calcext:value-type="float">
            <text:p>0.228969812393188</text:p>
          </table:table-cell>
          <table:table-cell table:style-name="ce1" office:value-type="float" office:value="0.251156806945801" calcext:value-type="float">
            <text:p>0.251156806945801</text:p>
          </table:table-cell>
          <table:table-cell table:style-name="ce1" office:value-type="float" office:value="0.0959792137145996" calcext:value-type="float">
            <text:p>0.0959792137146</text:p>
          </table:table-cell>
          <table:table-cell table:style-name="ce1" office:value-type="float" office:value="0.134849309921265" calcext:value-type="float">
            <text:p>0.134849309921265</text:p>
          </table:table-cell>
          <table:table-cell table:style-name="ce1" office:value-type="float" office:value="0.242871284484863" calcext:value-type="float">
            <text:p>0.242871284484863</text:p>
          </table:table-cell>
          <table:table-cell table:style-name="ce1" office:value-type="float" office:value="0.239375352859497" calcext:value-type="float">
            <text:p>0.239375352859497</text:p>
          </table:table-cell>
          <table:table-cell table:style-name="ce1" office:value-type="float" office:value="0.23110556602478" calcext:value-type="float">
            <text:p>0.23110556602478</text:p>
          </table:table-cell>
          <table:table-cell table:style-name="ce1" office:value-type="float" office:value="0.0960402488708496" calcext:value-type="float">
            <text:p>0.09604024887085</text:p>
          </table:table-cell>
          <table:table-cell table:style-name="ce1" office:value-type="float" office:value="0.099550724029541" calcext:value-type="float">
            <text:p>0.099550724029541</text:p>
          </table:table-cell>
          <table:table-cell table:style-name="ce1" office:value-type="float" office:value="0.231870412826538" calcext:value-type="float">
            <text:p>0.231870412826538</text:p>
          </table:table-cell>
          <table:table-cell table:style-name="ce1" office:value-type="float" office:value="0.231320858001709" calcext:value-type="float">
            <text:p>0.231320858001709</text:p>
          </table:table-cell>
          <table:table-cell table:style-name="ce1" office:value-type="float" office:value="0.233690738677979" calcext:value-type="float">
            <text:p>0.233690738677979</text:p>
          </table:table-cell>
          <table:table-cell table:style-name="ce1" office:value-type="float" office:value="0.0894551277160645" calcext:value-type="float">
            <text:p>0.089455127716065</text:p>
          </table:table-cell>
          <table:table-cell table:style-name="ce1" office:value-type="float" office:value="0.101619720458984" calcext:value-type="float">
            <text:p>0.101619720458984</text:p>
          </table:table-cell>
          <table:table-cell table:style-name="ce1" office:value-type="float" office:value="0.235836982727051" calcext:value-type="float">
            <text:p>0.235836982727051</text:p>
          </table:table-cell>
          <table:table-cell table:style-name="ce1" office:value-type="float" office:value="0.24337100982666" calcext:value-type="float">
            <text:p>0.24337100982666</text:p>
          </table:table-cell>
          <table:table-cell table:style-name="ce1" office:value-type="float" office:value="0.223418474197388" calcext:value-type="float">
            <text:p>0.223418474197388</text:p>
          </table:table-cell>
          <table:table-cell table:style-name="ce1" office:value-type="float" office:value="0.126997947692871" calcext:value-type="float">
            <text:p>0.126997947692871</text:p>
          </table:table-cell>
          <table:table-cell table:style-name="ce1" office:value-type="float" office:value="0.225347280502319" calcext:value-type="float">
            <text:p>0.225347280502319</text:p>
          </table:table-cell>
          <table:table-cell table:style-name="ce1" office:value-type="float" office:value="0.244768619537354" calcext:value-type="float">
            <text:p>0.244768619537354</text:p>
          </table:table-cell>
          <table:table-cell table:style-name="ce1" office:value-type="float" office:value="0.240490913391113" calcext:value-type="float">
            <text:p>0.240490913391113</text:p>
          </table:table-cell>
          <table:table-cell table:style-name="ce1" office:value-type="float" office:value="0.232948541641235" calcext:value-type="float">
            <text:p>0.232948541641235</text:p>
          </table:table-cell>
          <table:table-cell table:style-name="ce1" office:value-type="float" office:value="0.0967090129852295" calcext:value-type="float">
            <text:p>0.09670901298523</text:p>
          </table:table-cell>
          <table:table-cell table:style-name="ce1" office:value-type="float" office:value="0.237055063247681" calcext:value-type="float">
            <text:p>0.237055063247681</text:p>
          </table:table-cell>
          <table:table-cell table:style-name="ce1" office:value-type="float" office:value="0.231147527694702" calcext:value-type="float">
            <text:p>0.231147527694702</text:p>
          </table:table-cell>
          <table:table-cell table:style-name="ce1" office:value-type="float" office:value="0.23351788520813" calcext:value-type="float">
            <text:p>0.23351788520813</text:p>
          </table:table-cell>
          <table:table-cell table:style-name="ce1" office:value-type="float" office:value="0.233445644378662" calcext:value-type="float">
            <text:p>0.233445644378662</text:p>
          </table:table-cell>
          <table:table-cell table:style-name="ce1" office:value-type="float" office:value="0.100151062011719" calcext:value-type="float">
            <text:p>0.100151062011719</text:p>
          </table:table-cell>
          <table:table-cell table:style-name="ce1" office:value-type="float" office:value="0.244808435440063" calcext:value-type="float">
            <text:p>0.244808435440063</text:p>
          </table:table-cell>
          <table:table-cell table:style-name="ce1" office:value-type="float" office:value="0.226778268814087" calcext:value-type="float">
            <text:p>0.226778268814087</text:p>
          </table:table-cell>
          <table:table-cell table:style-name="ce1" office:value-type="float" office:value="0.236360311508179" calcext:value-type="float">
            <text:p>0.236360311508179</text:p>
          </table:table-cell>
          <table:table-cell table:style-name="ce1" office:value-type="float" office:value="0.233647346496582" calcext:value-type="float">
            <text:p>0.233647346496582</text:p>
          </table:table-cell>
          <table:table-cell table:style-name="ce1" office:value-type="float" office:value="0.0933938026428223" calcext:value-type="float">
            <text:p>0.093393802642822</text:p>
          </table:table-cell>
          <table:table-cell table:style-name="ce1" office:value-type="float" office:value="0.246442317962646" calcext:value-type="float">
            <text:p>0.246442317962646</text:p>
          </table:table-cell>
          <table:table-cell table:style-name="ce1" office:value-type="float" office:value="0.236718893051147" calcext:value-type="float">
            <text:p>0.236718893051147</text:p>
          </table:table-cell>
          <table:table-cell table:style-name="ce1" office:value-type="float" office:value="0.235792636871338" calcext:value-type="float">
            <text:p>0.235792636871338</text:p>
          </table:table-cell>
          <table:table-cell table:style-name="ce1" office:value-type="float" office:value="0.241020202636719" calcext:value-type="float">
            <text:p>0.241020202636719</text:p>
          </table:table-cell>
          <table:table-cell table:style-name="ce1" office:value-type="float" office:value="0.127517223358154" calcext:value-type="float">
            <text:p>0.127517223358154</text:p>
          </table:table-cell>
          <table:table-cell table:style-name="ce1" office:value-type="float" office:value="0.167318820953369" calcext:value-type="float">
            <text:p>0.167318820953369</text:p>
          </table:table-cell>
          <table:table-cell table:style-name="ce1" office:value-type="float" office:value="0.23009991645813" calcext:value-type="float">
            <text:p>0.23009991645813</text:p>
          </table:table-cell>
          <table:table-cell table:style-name="ce1" office:value-type="float" office:value="0.23426342010498" calcext:value-type="float">
            <text:p>0.23426342010498</text:p>
          </table:table-cell>
          <table:table-cell table:style-name="ce1" office:value-type="float" office:value="0.235244512557983" calcext:value-type="float">
            <text:p>0.235244512557983</text:p>
          </table:table-cell>
          <table:table-cell table:style-name="ce1" office:value-type="float" office:value="0.101957321166992" calcext:value-type="float">
            <text:p>0.101957321166992</text:p>
          </table:table-cell>
          <table:table-cell table:style-name="ce1" office:value-type="float" office:value="0.108851671218872" calcext:value-type="float">
            <text:p>0.108851671218872</text:p>
          </table:table-cell>
          <table:table-cell table:style-name="ce1" office:value-type="float" office:value="0.244639873504639" calcext:value-type="float">
            <text:p>0.244639873504639</text:p>
          </table:table-cell>
          <table:table-cell table:style-name="ce1" office:value-type="float" office:value="0.230268001556396" calcext:value-type="float">
            <text:p>0.230268001556396</text:p>
          </table:table-cell>
          <table:table-cell table:style-name="ce1" office:value-type="float" office:value="0.233886241912842" calcext:value-type="float">
            <text:p>0.233886241912842</text:p>
          </table:table-cell>
          <table:table-cell table:style-name="ce1" office:value-type="float" office:value="0.0914294719696045" calcext:value-type="float">
            <text:p>0.091429471969605</text:p>
          </table:table-cell>
          <table:table-cell table:style-name="ce1" office:value-type="float" office:value="0.0912423133850098" calcext:value-type="float">
            <text:p>0.09124231338501</text:p>
          </table:table-cell>
          <table:table-cell table:style-name="ce1" office:value-type="float" office:value="0.205615997314453" calcext:value-type="float">
            <text:p>0.205615997314453</text:p>
          </table:table-cell>
          <table:table-cell table:style-name="ce1" office:value-type="float" office:value="0.234620571136475" calcext:value-type="float">
            <text:p>0.234620571136475</text:p>
          </table:table-cell>
          <table:table-cell table:style-name="ce1" office:value-type="float" office:value="0.232497692108154" calcext:value-type="float">
            <text:p>0.232497692108154</text:p>
          </table:table-cell>
          <table:table-cell table:style-name="ce1" office:value-type="float" office:value="0.108474016189575" calcext:value-type="float">
            <text:p>0.108474016189575</text:p>
          </table:table-cell>
          <table:table-cell table:style-name="ce1" office:value-type="float" office:value="0.0931670665740967" calcext:value-type="float">
            <text:p>0.093167066574097</text:p>
          </table:table-cell>
          <table:table-cell table:style-name="ce1" office:value-type="float" office:value="0.167954921722412" calcext:value-type="float">
            <text:p>0.167954921722412</text:p>
          </table:table-cell>
          <table:table-cell table:style-name="ce1" office:value-type="float" office:value="0.244854688644409" calcext:value-type="float">
            <text:p>0.244854688644409</text:p>
          </table:table-cell>
          <table:table-cell table:style-name="ce1" office:value-type="float" office:value="0.240556716918945" calcext:value-type="float">
            <text:p>0.240556716918945</text:p>
          </table:table-cell>
          <table:table-cell table:style-name="ce1" office:value-type="float" office:value="0.109122753143311" calcext:value-type="float">
            <text:p>0.109122753143311</text:p>
          </table:table-cell>
          <table:table-cell table:style-name="ce1" office:value-type="float" office:value="0.255409955978394" calcext:value-type="float">
            <text:p>0.255409955978394</text:p>
          </table:table-cell>
          <table:table-cell table:style-name="ce1" office:value-type="float" office:value="0.219932317733765" calcext:value-type="float">
            <text:p>0.219932317733765</text:p>
          </table:table-cell>
          <table:table-cell table:style-name="ce1" office:value-type="float" office:value="0.24475884437561" calcext:value-type="float">
            <text:p>0.24475884437561</text:p>
          </table:table-cell>
          <table:table-cell table:style-name="ce1" office:value-type="float" office:value="0.233292818069458" calcext:value-type="float">
            <text:p>0.233292818069458</text:p>
          </table:table-cell>
          <table:table-cell table:style-name="ce1" office:value-type="float" office:value="0.0932888984680176" calcext:value-type="float">
            <text:p>0.093288898468018</text:p>
          </table:table-cell>
          <table:table-cell table:style-name="ce1" office:value-type="float" office:value="0.257678985595703" calcext:value-type="float">
            <text:p>0.257678985595703</text:p>
          </table:table-cell>
          <table:table-cell table:style-name="ce1" office:value-type="float" office:value="0.244926452636719" calcext:value-type="float">
            <text:p>0.244926452636719</text:p>
          </table:table-cell>
          <table:table-cell table:style-name="ce1" office:value-type="float" office:value="0.237875938415527" calcext:value-type="float">
            <text:p>0.237875938415527</text:p>
          </table:table-cell>
          <table:table-cell table:style-name="ce1" office:value-type="float" office:value="0.252936363220215" calcext:value-type="float">
            <text:p>0.252936363220215</text:p>
          </table:table-cell>
          <table:table-cell table:style-name="ce1" office:value-type="float" office:value="0.0999016761779785" calcext:value-type="float">
            <text:p>0.099901676177979</text:p>
          </table:table-cell>
          <table:table-cell table:style-name="ce1" office:value-type="float" office:value="0.0900943279266357" calcext:value-type="float">
            <text:p>0.090094327926636</text:p>
          </table:table-cell>
          <table:table-cell table:style-name="ce1" office:value-type="float" office:value="0.0896131992340088" calcext:value-type="float">
            <text:p>0.089613199234009</text:p>
          </table:table-cell>
          <table:table-cell table:style-name="ce1" office:value-type="float" office:value="0.235731363296509" calcext:value-type="float">
            <text:p>0.235731363296509</text:p>
          </table:table-cell>
          <table:table-cell table:style-name="ce1" office:value-type="float" office:value="0.23573637008667" calcext:value-type="float">
            <text:p>0.23573637008667</text:p>
          </table:table-cell>
          <table:table-cell table:style-name="ce1" office:value-type="float" office:value="0.0927894115447998" calcext:value-type="float">
            <text:p>0.0927894115448</text:p>
          </table:table-cell>
          <table:table-cell table:style-name="ce1" office:value-type="float" office:value="0.0930073261260986" calcext:value-type="float">
            <text:p>0.093007326126099</text:p>
          </table:table-cell>
          <table:table-cell table:style-name="ce1" office:value-type="float" office:value="0.102066278457642" calcext:value-type="float">
            <text:p>0.102066278457642</text:p>
          </table:table-cell>
          <table:table-cell table:style-name="ce1" office:value-type="float" office:value="0.255990743637085" calcext:value-type="float">
            <text:p>0.255990743637085</text:p>
          </table:table-cell>
          <table:table-cell table:style-name="ce1" office:value-type="float" office:value="0.231868267059326" calcext:value-type="float">
            <text:p>0.231868267059326</text:p>
          </table:table-cell>
          <table:table-cell table:style-name="ce1" office:value-type="float" office:value="0.194895482063293" calcext:value-type="float">
            <text:p>0.194895482063293</text:p>
          </table:table-cell>
          <table:table-cell table:style-name="ce1" office:value-type="float" office:value="0.0894551277160645" calcext:value-type="float">
            <text:p>0.089455127716065</text:p>
          </table:table-cell>
          <table:table-cell table:style-name="ce1" office:value-type="float" office:value="0.257678985595703" calcext:value-type="float">
            <text:p>0.257678985595703</text:p>
          </table:table-cell>
          <table:table-cell table:style-name="ce1" office:value-type="float" office:value="19.4895482063293" calcext:value-type="float">
            <text:p>19.489548206329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6816282272339" calcext:value-type="float">
            <text:p>0.116816282272339</text:p>
          </table:table-cell>
          <table:table-cell table:style-name="ce1" office:value-type="float" office:value="0.22042965888977" calcext:value-type="float">
            <text:p>0.22042965888977</text:p>
          </table:table-cell>
          <table:table-cell table:style-name="ce1" office:value-type="float" office:value="0.288632154464722" calcext:value-type="float">
            <text:p>0.288632154464722</text:p>
          </table:table-cell>
          <table:table-cell table:style-name="ce1" office:value-type="float" office:value="0.228548049926758" calcext:value-type="float">
            <text:p>0.228548049926758</text:p>
          </table:table-cell>
          <table:table-cell table:style-name="ce1" office:value-type="float" office:value="0.250358819961548" calcext:value-type="float">
            <text:p>0.250358819961548</text:p>
          </table:table-cell>
          <table:table-cell table:style-name="ce1" office:value-type="float" office:value="0.249497413635254" calcext:value-type="float">
            <text:p>0.249497413635254</text:p>
          </table:table-cell>
          <table:table-cell table:style-name="ce1" office:value-type="float" office:value="0.110210418701172" calcext:value-type="float">
            <text:p>0.110210418701172</text:p>
          </table:table-cell>
          <table:table-cell table:style-name="ce1" office:value-type="float" office:value="0.25360369682312" calcext:value-type="float">
            <text:p>0.25360369682312</text:p>
          </table:table-cell>
          <table:table-cell table:style-name="ce1" office:value-type="float" office:value="0.246461153030395" calcext:value-type="float">
            <text:p>0.246461153030395</text:p>
          </table:table-cell>
          <table:table-cell table:style-name="ce1" office:value-type="float" office:value="0.255476474761963" calcext:value-type="float">
            <text:p>0.255476474761963</text:p>
          </table:table-cell>
          <table:table-cell table:style-name="ce1" office:value-type="float" office:value="0.258697032928467" calcext:value-type="float">
            <text:p>0.258697032928467</text:p>
          </table:table-cell>
          <table:table-cell table:style-name="ce1" office:value-type="float" office:value="0.24186635017395" calcext:value-type="float">
            <text:p>0.24186635017395</text:p>
          </table:table-cell>
          <table:table-cell table:style-name="ce1" office:value-type="float" office:value="0.0929050445556641" calcext:value-type="float">
            <text:p>0.092905044555664</text:p>
          </table:table-cell>
          <table:table-cell table:style-name="ce1" office:value-type="float" office:value="0.242756128311157" calcext:value-type="float">
            <text:p>0.242756128311157</text:p>
          </table:table-cell>
          <table:table-cell table:style-name="ce1" office:value-type="float" office:value="0.244525194168091" calcext:value-type="float">
            <text:p>0.244525194168091</text:p>
          </table:table-cell>
          <table:table-cell table:style-name="ce1" office:value-type="float" office:value="0.258411645889282" calcext:value-type="float">
            <text:p>0.258411645889282</text:p>
          </table:table-cell>
          <table:table-cell table:style-name="ce1" office:value-type="float" office:value="0.23832106590271" calcext:value-type="float">
            <text:p>0.23832106590271</text:p>
          </table:table-cell>
          <table:table-cell table:style-name="ce1" office:value-type="float" office:value="0.257424831390381" calcext:value-type="float">
            <text:p>0.257424831390381</text:p>
          </table:table-cell>
          <table:table-cell table:style-name="ce1" office:value-type="float" office:value="0.0973720550537109" calcext:value-type="float">
            <text:p>0.097372055053711</text:p>
          </table:table-cell>
          <table:table-cell table:style-name="ce1" office:value-type="float" office:value="0.247591495513916" calcext:value-type="float">
            <text:p>0.247591495513916</text:p>
          </table:table-cell>
          <table:table-cell table:style-name="ce1" office:value-type="float" office:value="0.114629983901978" calcext:value-type="float">
            <text:p>0.114629983901978</text:p>
          </table:table-cell>
          <table:table-cell table:style-name="ce1" office:value-type="float" office:value="0.274345874786377" calcext:value-type="float">
            <text:p>0.274345874786377</text:p>
          </table:table-cell>
          <table:table-cell table:style-name="ce1" office:value-type="float" office:value="0.240065574645996" calcext:value-type="float">
            <text:p>0.240065574645996</text:p>
          </table:table-cell>
          <table:table-cell table:style-name="ce1" office:value-type="float" office:value="0.263752460479736" calcext:value-type="float">
            <text:p>0.263752460479736</text:p>
          </table:table-cell>
          <table:table-cell table:style-name="ce1" office:value-type="float" office:value="0.243011951446533" calcext:value-type="float">
            <text:p>0.243011951446533</text:p>
          </table:table-cell>
          <table:table-cell table:style-name="ce1" office:value-type="float" office:value="0.244441509246826" calcext:value-type="float">
            <text:p>0.244441509246826</text:p>
          </table:table-cell>
          <table:table-cell table:style-name="ce1" office:value-type="float" office:value="0.104522705078125" calcext:value-type="float">
            <text:p>0.104522705078125</text:p>
          </table:table-cell>
          <table:table-cell table:style-name="ce1" office:value-type="float" office:value="0.231030941009521" calcext:value-type="float">
            <text:p>0.231030941009521</text:p>
          </table:table-cell>
          <table:table-cell table:style-name="ce1" office:value-type="float" office:value="0.259668588638306" calcext:value-type="float">
            <text:p>0.259668588638306</text:p>
          </table:table-cell>
          <table:table-cell table:style-name="ce1" office:value-type="float" office:value="0.142866611480713" calcext:value-type="float">
            <text:p>0.142866611480713</text:p>
          </table:table-cell>
          <table:table-cell table:style-name="ce1" office:value-type="float" office:value="0.24445915222168" calcext:value-type="float">
            <text:p>0.24445915222168</text:p>
          </table:table-cell>
          <table:table-cell table:style-name="ce1" office:value-type="float" office:value="0.256917238235474" calcext:value-type="float">
            <text:p>0.256917238235474</text:p>
          </table:table-cell>
          <table:table-cell table:style-name="ce1" office:value-type="float" office:value="0.0993294715881348" calcext:value-type="float">
            <text:p>0.099329471588135</text:p>
          </table:table-cell>
          <table:table-cell table:style-name="ce1" office:value-type="float" office:value="0.235723495483398" calcext:value-type="float">
            <text:p>0.235723495483398</text:p>
          </table:table-cell>
          <table:table-cell table:style-name="ce1" office:value-type="float" office:value="0.235653638839722" calcext:value-type="float">
            <text:p>0.235653638839722</text:p>
          </table:table-cell>
          <table:table-cell table:style-name="ce1" office:value-type="float" office:value="0.0925171375274658" calcext:value-type="float">
            <text:p>0.092517137527466</text:p>
          </table:table-cell>
          <table:table-cell table:style-name="ce1" office:value-type="float" office:value="0.238464593887329" calcext:value-type="float">
            <text:p>0.238464593887329</text:p>
          </table:table-cell>
          <table:table-cell table:style-name="ce1" office:value-type="float" office:value="0.264711141586304" calcext:value-type="float">
            <text:p>0.264711141586304</text:p>
          </table:table-cell>
          <table:table-cell table:style-name="ce1" office:value-type="float" office:value="0.236162424087524" calcext:value-type="float">
            <text:p>0.236162424087524</text:p>
          </table:table-cell>
          <table:table-cell table:style-name="ce1" office:value-type="float" office:value="0.0947513580322266" calcext:value-type="float">
            <text:p>0.094751358032227</text:p>
          </table:table-cell>
          <table:table-cell table:style-name="ce1" office:value-type="float" office:value="0.12104344367981" calcext:value-type="float">
            <text:p>0.12104344367981</text:p>
          </table:table-cell>
          <table:table-cell table:style-name="ce1" office:value-type="float" office:value="0.241837739944458" calcext:value-type="float">
            <text:p>0.241837739944458</text:p>
          </table:table-cell>
          <table:table-cell table:style-name="ce1" office:value-type="float" office:value="0.244762897491455" calcext:value-type="float">
            <text:p>0.244762897491455</text:p>
          </table:table-cell>
          <table:table-cell table:style-name="ce1" office:value-type="float" office:value="0.253371715545654" calcext:value-type="float">
            <text:p>0.253371715545654</text:p>
          </table:table-cell>
          <table:table-cell table:style-name="ce1" office:value-type="float" office:value="0.254284381866455" calcext:value-type="float">
            <text:p>0.254284381866455</text:p>
          </table:table-cell>
          <table:table-cell table:style-name="ce1" office:value-type="float" office:value="0.247330665588379" calcext:value-type="float">
            <text:p>0.247330665588379</text:p>
          </table:table-cell>
          <table:table-cell table:style-name="ce1" office:value-type="float" office:value="0.0925829410552979" calcext:value-type="float">
            <text:p>0.092582941055298</text:p>
          </table:table-cell>
          <table:table-cell table:style-name="ce1" office:value-type="float" office:value="0.241467952728271" calcext:value-type="float">
            <text:p>0.241467952728271</text:p>
          </table:table-cell>
          <table:table-cell table:style-name="ce1" office:value-type="float" office:value="0.0976555347442627" calcext:value-type="float">
            <text:p>0.097655534744263</text:p>
          </table:table-cell>
          <table:table-cell table:style-name="ce1" office:value-type="float" office:value="0.105172634124756" calcext:value-type="float">
            <text:p>0.105172634124756</text:p>
          </table:table-cell>
          <table:table-cell table:style-name="ce1" office:value-type="float" office:value="0.264148950576782" calcext:value-type="float">
            <text:p>0.264148950576782</text:p>
          </table:table-cell>
          <table:table-cell table:style-name="ce1" office:value-type="float" office:value="0.280584096908569" calcext:value-type="float">
            <text:p>0.280584096908569</text:p>
          </table:table-cell>
          <table:table-cell table:style-name="ce1" office:value-type="float" office:value="0.097280740737915" calcext:value-type="float">
            <text:p>0.097280740737915</text:p>
          </table:table-cell>
          <table:table-cell table:style-name="ce1" office:value-type="float" office:value="0.254890918731689" calcext:value-type="float">
            <text:p>0.254890918731689</text:p>
          </table:table-cell>
          <table:table-cell table:style-name="ce1" office:value-type="float" office:value="0.0962362289428711" calcext:value-type="float">
            <text:p>0.096236228942871</text:p>
          </table:table-cell>
          <table:table-cell table:style-name="ce1" office:value-type="float" office:value="0.110095024108887" calcext:value-type="float">
            <text:p>0.110095024108887</text:p>
          </table:table-cell>
          <table:table-cell table:style-name="ce1" office:value-type="float" office:value="0.24877142906189" calcext:value-type="float">
            <text:p>0.24877142906189</text:p>
          </table:table-cell>
          <table:table-cell table:style-name="ce1" office:value-type="float" office:value="0.257539510726929" calcext:value-type="float">
            <text:p>0.257539510726929</text:p>
          </table:table-cell>
          <table:table-cell table:style-name="ce1" office:value-type="float" office:value="0.0958337783813477" calcext:value-type="float">
            <text:p>0.095833778381348</text:p>
          </table:table-cell>
          <table:table-cell table:style-name="ce1" office:value-type="float" office:value="0.2524573802948" calcext:value-type="float">
            <text:p>0.2524573802948</text:p>
          </table:table-cell>
          <table:table-cell table:style-name="ce1" office:value-type="float" office:value="0.117047548294067" calcext:value-type="float">
            <text:p>0.117047548294067</text:p>
          </table:table-cell>
          <table:table-cell table:style-name="ce1" office:value-type="float" office:value="0.260051250457764" calcext:value-type="float">
            <text:p>0.260051250457764</text:p>
          </table:table-cell>
          <table:table-cell table:style-name="ce1" office:value-type="float" office:value="0.277818918228149" calcext:value-type="float">
            <text:p>0.277818918228149</text:p>
          </table:table-cell>
          <table:table-cell table:style-name="ce1" office:value-type="float" office:value="0.230036735534668" calcext:value-type="float">
            <text:p>0.230036735534668</text:p>
          </table:table-cell>
          <table:table-cell table:style-name="ce1" office:value-type="float" office:value="0.264993190765381" calcext:value-type="float">
            <text:p>0.264993190765381</text:p>
          </table:table-cell>
          <table:table-cell table:style-name="ce1" office:value-type="float" office:value="0.237260580062866" calcext:value-type="float">
            <text:p>0.237260580062866</text:p>
          </table:table-cell>
          <table:table-cell table:style-name="ce1" office:value-type="float" office:value="0.114615440368652" calcext:value-type="float">
            <text:p>0.114615440368652</text:p>
          </table:table-cell>
          <table:table-cell table:style-name="ce1" office:value-type="float" office:value="0.265038251876831" calcext:value-type="float">
            <text:p>0.265038251876831</text:p>
          </table:table-cell>
          <table:table-cell table:style-name="ce1" office:value-type="float" office:value="0.256179332733154" calcext:value-type="float">
            <text:p>0.256179332733154</text:p>
          </table:table-cell>
          <table:table-cell table:style-name="ce1" office:value-type="float" office:value="0.251416206359863" calcext:value-type="float">
            <text:p>0.251416206359863</text:p>
          </table:table-cell>
          <table:table-cell table:style-name="ce1" office:value-type="float" office:value="0.244495153427124" calcext:value-type="float">
            <text:p>0.244495153427124</text:p>
          </table:table-cell>
          <table:table-cell table:style-name="ce1" office:value-type="float" office:value="0.267451047897339" calcext:value-type="float">
            <text:p>0.267451047897339</text:p>
          </table:table-cell>
          <table:table-cell table:style-name="ce1" office:value-type="float" office:value="0.12391996383667" calcext:value-type="float">
            <text:p>0.12391996383667</text:p>
          </table:table-cell>
          <table:table-cell table:style-name="ce1" office:value-type="float" office:value="0.255746126174927" calcext:value-type="float">
            <text:p>0.255746126174927</text:p>
          </table:table-cell>
          <table:table-cell table:style-name="ce1" office:value-type="float" office:value="0.245357513427734" calcext:value-type="float">
            <text:p>0.245357513427734</text:p>
          </table:table-cell>
          <table:table-cell table:style-name="ce1" office:value-type="float" office:value="0.242756843566895" calcext:value-type="float">
            <text:p>0.242756843566895</text:p>
          </table:table-cell>
          <table:table-cell table:style-name="ce1" office:value-type="float" office:value="0.250754356384277" calcext:value-type="float">
            <text:p>0.250754356384277</text:p>
          </table:table-cell>
          <table:table-cell table:style-name="ce1" office:value-type="float" office:value="0.248144149780273" calcext:value-type="float">
            <text:p>0.248144149780273</text:p>
          </table:table-cell>
          <table:table-cell table:style-name="ce1" office:value-type="float" office:value="0.0962808132171631" calcext:value-type="float">
            <text:p>0.096280813217163</text:p>
          </table:table-cell>
          <table:table-cell table:style-name="ce1" office:value-type="float" office:value="0.245290279388428" calcext:value-type="float">
            <text:p>0.245290279388428</text:p>
          </table:table-cell>
          <table:table-cell table:style-name="ce1" office:value-type="float" office:value="0.115614652633667" calcext:value-type="float">
            <text:p>0.115614652633667</text:p>
          </table:table-cell>
          <table:table-cell table:style-name="ce1" office:value-type="float" office:value="0.257988691329956" calcext:value-type="float">
            <text:p>0.257988691329956</text:p>
          </table:table-cell>
          <table:table-cell table:style-name="ce1" office:value-type="float" office:value="0.239987134933472" calcext:value-type="float">
            <text:p>0.239987134933472</text:p>
          </table:table-cell>
          <table:table-cell table:style-name="ce1" office:value-type="float" office:value="0.238132953643799" calcext:value-type="float">
            <text:p>0.238132953643799</text:p>
          </table:table-cell>
          <table:table-cell table:style-name="ce1" office:value-type="float" office:value="0.235216379165649" calcext:value-type="float">
            <text:p>0.235216379165649</text:p>
          </table:table-cell>
          <table:table-cell table:style-name="ce1" office:value-type="float" office:value="0.233696222305298" calcext:value-type="float">
            <text:p>0.233696222305298</text:p>
          </table:table-cell>
          <table:table-cell table:style-name="ce1" office:value-type="float" office:value="0.110647201538086" calcext:value-type="float">
            <text:p>0.110647201538086</text:p>
          </table:table-cell>
          <table:table-cell table:style-name="ce1" office:value-type="float" office:value="0.22732949256897" calcext:value-type="float">
            <text:p>0.22732949256897</text:p>
          </table:table-cell>
          <table:table-cell table:style-name="ce1" office:value-type="float" office:value="0.246591806411743" calcext:value-type="float">
            <text:p>0.246591806411743</text:p>
          </table:table-cell>
          <table:table-cell table:style-name="ce1" office:value-type="float" office:value="0.249104499816895" calcext:value-type="float">
            <text:p>0.249104499816895</text:p>
          </table:table-cell>
          <table:table-cell table:style-name="ce1" office:value-type="float" office:value="0.246934652328491" calcext:value-type="float">
            <text:p>0.246934652328491</text:p>
          </table:table-cell>
          <table:table-cell table:style-name="ce1" office:value-type="float" office:value="0.246389627456665" calcext:value-type="float">
            <text:p>0.246389627456665</text:p>
          </table:table-cell>
          <table:table-cell table:style-name="ce1" office:value-type="float" office:value="0.0937385559082031" calcext:value-type="float">
            <text:p>0.093738555908203</text:p>
          </table:table-cell>
          <table:table-cell table:style-name="ce1" office:value-type="float" office:value="0.234453916549683" calcext:value-type="float">
            <text:p>0.234453916549683</text:p>
          </table:table-cell>
          <table:table-cell table:style-name="ce1" office:value-type="float" office:value="0.240815877914429" calcext:value-type="float">
            <text:p>0.240815877914429</text:p>
          </table:table-cell>
          <table:table-cell table:style-name="ce1" office:value-type="float" office:value="0.235643625259399" calcext:value-type="float">
            <text:p>0.235643625259399</text:p>
          </table:table-cell>
          <table:table-cell table:style-name="ce1" office:value-type="float" office:value="0.250955820083618" calcext:value-type="float">
            <text:p>0.250955820083618</text:p>
          </table:table-cell>
          <table:table-cell table:style-name="ce1" office:value-type="float" office:value="0.260191917419434" calcext:value-type="float">
            <text:p>0.260191917419434</text:p>
          </table:table-cell>
          <table:table-cell table:style-name="ce1" office:value-type="float" office:value="0.116978168487549" calcext:value-type="float">
            <text:p>0.116978168487549</text:p>
          </table:table-cell>
          <table:table-cell table:style-name="ce1" office:value-type="float" office:value="0.235671043395996" calcext:value-type="float">
            <text:p>0.235671043395996</text:p>
          </table:table-cell>
          <table:table-cell table:style-name="ce1" office:value-type="float" office:value="0.211850147247314" calcext:value-type="float">
            <text:p>0.211850147247314</text:p>
          </table:table-cell>
          <table:table-cell table:style-name="ce1" office:value-type="float" office:value="0.0925171375274658" calcext:value-type="float">
            <text:p>0.092517137527466</text:p>
          </table:table-cell>
          <table:table-cell table:style-name="ce1" office:value-type="float" office:value="0.288632154464722" calcext:value-type="float">
            <text:p>0.288632154464722</text:p>
          </table:table-cell>
          <table:table-cell table:style-name="ce1" office:value-type="float" office:value="21.1850147247314" calcext:value-type="float">
            <text:p>21.18501472473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2194776535034" calcext:value-type="float">
            <text:p>0.112194776535034</text:p>
          </table:table-cell>
          <table:table-cell table:style-name="ce1" office:value-type="float" office:value="0.251137495040894" calcext:value-type="float">
            <text:p>0.251137495040894</text:p>
          </table:table-cell>
          <table:table-cell table:style-name="ce1" office:value-type="float" office:value="0.232721328735352" calcext:value-type="float">
            <text:p>0.232721328735352</text:p>
          </table:table-cell>
          <table:table-cell table:style-name="ce1" office:value-type="float" office:value="0.231423616409302" calcext:value-type="float">
            <text:p>0.231423616409302</text:p>
          </table:table-cell>
          <table:table-cell table:style-name="ce1" office:value-type="float" office:value="0.242097854614258" calcext:value-type="float">
            <text:p>0.242097854614258</text:p>
          </table:table-cell>
          <table:table-cell table:style-name="ce1" office:value-type="float" office:value="0.238424301147461" calcext:value-type="float">
            <text:p>0.238424301147461</text:p>
          </table:table-cell>
          <table:table-cell table:style-name="ce1" office:value-type="float" office:value="0.245923280715942" calcext:value-type="float">
            <text:p>0.245923280715942</text:p>
          </table:table-cell>
          <table:table-cell table:style-name="ce1" office:value-type="float" office:value="0.129376173019409" calcext:value-type="float">
            <text:p>0.129376173019409</text:p>
          </table:table-cell>
          <table:table-cell table:style-name="ce1" office:value-type="float" office:value="0.237236738204956" calcext:value-type="float">
            <text:p>0.237236738204956</text:p>
          </table:table-cell>
          <table:table-cell table:style-name="ce1" office:value-type="float" office:value="0.237463235855103" calcext:value-type="float">
            <text:p>0.237463235855103</text:p>
          </table:table-cell>
          <table:table-cell table:style-name="ce1" office:value-type="float" office:value="0.240945100784302" calcext:value-type="float">
            <text:p>0.240945100784302</text:p>
          </table:table-cell>
          <table:table-cell table:style-name="ce1" office:value-type="float" office:value="0.234156131744385" calcext:value-type="float">
            <text:p>0.234156131744385</text:p>
          </table:table-cell>
          <table:table-cell table:style-name="ce1" office:value-type="float" office:value="0.240910530090332" calcext:value-type="float">
            <text:p>0.240910530090332</text:p>
          </table:table-cell>
          <table:table-cell table:style-name="ce1" office:value-type="float" office:value="0.251557111740112" calcext:value-type="float">
            <text:p>0.251557111740112</text:p>
          </table:table-cell>
          <table:table-cell table:style-name="ce1" office:value-type="float" office:value="0.100327968597412" calcext:value-type="float">
            <text:p>0.100327968597412</text:p>
          </table:table-cell>
          <table:table-cell table:style-name="ce1" office:value-type="float" office:value="0.237032175064087" calcext:value-type="float">
            <text:p>0.237032175064087</text:p>
          </table:table-cell>
          <table:table-cell table:style-name="ce1" office:value-type="float" office:value="0.247793674468994" calcext:value-type="float">
            <text:p>0.247793674468994</text:p>
          </table:table-cell>
          <table:table-cell table:style-name="ce1" office:value-type="float" office:value="0.234739303588867" calcext:value-type="float">
            <text:p>0.234739303588867</text:p>
          </table:table-cell>
          <table:table-cell table:style-name="ce1" office:value-type="float" office:value="0.237670660018921" calcext:value-type="float">
            <text:p>0.237670660018921</text:p>
          </table:table-cell>
          <table:table-cell table:style-name="ce1" office:value-type="float" office:value="0.230934381484985" calcext:value-type="float">
            <text:p>0.230934381484985</text:p>
          </table:table-cell>
          <table:table-cell table:style-name="ce1" office:value-type="float" office:value="0.110987186431885" calcext:value-type="float">
            <text:p>0.110987186431885</text:p>
          </table:table-cell>
          <table:table-cell table:style-name="ce1" office:value-type="float" office:value="0.09938645362854" calcext:value-type="float">
            <text:p>0.09938645362854</text:p>
          </table:table-cell>
          <table:table-cell table:style-name="ce1" office:value-type="float" office:value="0.135318994522095" calcext:value-type="float">
            <text:p>0.135318994522095</text:p>
          </table:table-cell>
          <table:table-cell table:style-name="ce1" office:value-type="float" office:value="0.154029369354248" calcext:value-type="float">
            <text:p>0.154029369354248</text:p>
          </table:table-cell>
          <table:table-cell table:style-name="ce1" office:value-type="float" office:value="0.260449886322021" calcext:value-type="float">
            <text:p>0.260449886322021</text:p>
          </table:table-cell>
          <table:table-cell table:style-name="ce1" office:value-type="float" office:value="0.246473073959351" calcext:value-type="float">
            <text:p>0.246473073959351</text:p>
          </table:table-cell>
          <table:table-cell table:style-name="ce1" office:value-type="float" office:value="0.244070053100586" calcext:value-type="float">
            <text:p>0.244070053100586</text:p>
          </table:table-cell>
          <table:table-cell table:style-name="ce1" office:value-type="float" office:value="0.0962672233581543" calcext:value-type="float">
            <text:p>0.096267223358154</text:p>
          </table:table-cell>
          <table:table-cell table:style-name="ce1" office:value-type="float" office:value="0.240989923477173" calcext:value-type="float">
            <text:p>0.240989923477173</text:p>
          </table:table-cell>
          <table:table-cell table:style-name="ce1" office:value-type="float" office:value="0.10331392288208" calcext:value-type="float">
            <text:p>0.10331392288208</text:p>
          </table:table-cell>
          <table:table-cell table:style-name="ce1" office:value-type="float" office:value="0.259167432785034" calcext:value-type="float">
            <text:p>0.259167432785034</text:p>
          </table:table-cell>
          <table:table-cell table:style-name="ce1" office:value-type="float" office:value="0.238695383071899" calcext:value-type="float">
            <text:p>0.238695383071899</text:p>
          </table:table-cell>
          <table:table-cell table:style-name="ce1" office:value-type="float" office:value="0.24711012840271" calcext:value-type="float">
            <text:p>0.24711012840271</text:p>
          </table:table-cell>
          <table:table-cell table:style-name="ce1" office:value-type="float" office:value="0.233425378799438" calcext:value-type="float">
            <text:p>0.233425378799438</text:p>
          </table:table-cell>
          <table:table-cell table:style-name="ce1" office:value-type="float" office:value="0.115891933441162" calcext:value-type="float">
            <text:p>0.115891933441162</text:p>
          </table:table-cell>
          <table:table-cell table:style-name="ce1" office:value-type="float" office:value="0.256262063980103" calcext:value-type="float">
            <text:p>0.256262063980103</text:p>
          </table:table-cell>
          <table:table-cell table:style-name="ce1" office:value-type="float" office:value="0.0960195064544678" calcext:value-type="float">
            <text:p>0.096019506454468</text:p>
          </table:table-cell>
          <table:table-cell table:style-name="ce1" office:value-type="float" office:value="0.252214670181274" calcext:value-type="float">
            <text:p>0.252214670181274</text:p>
          </table:table-cell>
          <table:table-cell table:style-name="ce1" office:value-type="float" office:value="0.261198759078979" calcext:value-type="float">
            <text:p>0.261198759078979</text:p>
          </table:table-cell>
          <table:table-cell table:style-name="ce1" office:value-type="float" office:value="0.246356964111328" calcext:value-type="float">
            <text:p>0.246356964111328</text:p>
          </table:table-cell>
          <table:table-cell table:style-name="ce1" office:value-type="float" office:value="0.126338720321655" calcext:value-type="float">
            <text:p>0.126338720321655</text:p>
          </table:table-cell>
          <table:table-cell table:style-name="ce1" office:value-type="float" office:value="0.263153314590454" calcext:value-type="float">
            <text:p>0.263153314590454</text:p>
          </table:table-cell>
          <table:table-cell table:style-name="ce1" office:value-type="float" office:value="0.0899341106414795" calcext:value-type="float">
            <text:p>0.08993411064148</text:p>
          </table:table-cell>
          <table:table-cell table:style-name="ce1" office:value-type="float" office:value="0.102882862091064" calcext:value-type="float">
            <text:p>0.102882862091064</text:p>
          </table:table-cell>
          <table:table-cell table:style-name="ce1" office:value-type="float" office:value="0.262025356292725" calcext:value-type="float">
            <text:p>0.262025356292725</text:p>
          </table:table-cell>
          <table:table-cell table:style-name="ce1" office:value-type="float" office:value="0.261667013168335" calcext:value-type="float">
            <text:p>0.261667013168335</text:p>
          </table:table-cell>
          <table:table-cell table:style-name="ce1" office:value-type="float" office:value="0.240373849868774" calcext:value-type="float">
            <text:p>0.240373849868774</text:p>
          </table:table-cell>
          <table:table-cell table:style-name="ce1" office:value-type="float" office:value="0.20654559135437" calcext:value-type="float">
            <text:p>0.20654559135437</text:p>
          </table:table-cell>
          <table:table-cell table:style-name="ce1" office:value-type="float" office:value="0.0939645767211914" calcext:value-type="float">
            <text:p>0.093964576721191</text:p>
          </table:table-cell>
          <table:table-cell table:style-name="ce1" office:value-type="float" office:value="0.0907807350158691" calcext:value-type="float">
            <text:p>0.090780735015869</text:p>
          </table:table-cell>
          <table:table-cell table:style-name="ce1" office:value-type="float" office:value="0.237295866012573" calcext:value-type="float">
            <text:p>0.237295866012573</text:p>
          </table:table-cell>
          <table:table-cell table:style-name="ce1" office:value-type="float" office:value="0.234543085098267" calcext:value-type="float">
            <text:p>0.234543085098267</text:p>
          </table:table-cell>
          <table:table-cell table:style-name="ce1" office:value-type="float" office:value="0.235124826431274" calcext:value-type="float">
            <text:p>0.235124826431274</text:p>
          </table:table-cell>
          <table:table-cell table:style-name="ce1" office:value-type="float" office:value="0.23523736000061" calcext:value-type="float">
            <text:p>0.23523736000061</text:p>
          </table:table-cell>
          <table:table-cell table:style-name="ce1" office:value-type="float" office:value="0.237621784210205" calcext:value-type="float">
            <text:p>0.237621784210205</text:p>
          </table:table-cell>
          <table:table-cell table:style-name="ce1" office:value-type="float" office:value="0.236337423324585" calcext:value-type="float">
            <text:p>0.236337423324585</text:p>
          </table:table-cell>
          <table:table-cell table:style-name="ce1" office:value-type="float" office:value="0.11453914642334" calcext:value-type="float">
            <text:p>0.11453914642334</text:p>
          </table:table-cell>
          <table:table-cell table:style-name="ce1" office:value-type="float" office:value="0.244668245315552" calcext:value-type="float">
            <text:p>0.244668245315552</text:p>
          </table:table-cell>
          <table:table-cell table:style-name="ce1" office:value-type="float" office:value="0.235291481018066" calcext:value-type="float">
            <text:p>0.235291481018066</text:p>
          </table:table-cell>
          <table:table-cell table:style-name="ce1" office:value-type="float" office:value="0.254815578460693" calcext:value-type="float">
            <text:p>0.254815578460693</text:p>
          </table:table-cell>
          <table:table-cell table:style-name="ce1" office:value-type="float" office:value="0.103400707244873" calcext:value-type="float">
            <text:p>0.103400707244873</text:p>
          </table:table-cell>
          <table:table-cell table:style-name="ce1" office:value-type="float" office:value="0.24743127822876" calcext:value-type="float">
            <text:p>0.24743127822876</text:p>
          </table:table-cell>
          <table:table-cell table:style-name="ce1" office:value-type="float" office:value="0.221557378768921" calcext:value-type="float">
            <text:p>0.221557378768921</text:p>
          </table:table-cell>
          <table:table-cell table:style-name="ce1" office:value-type="float" office:value="0.215730428695679" calcext:value-type="float">
            <text:p>0.215730428695679</text:p>
          </table:table-cell>
          <table:table-cell table:style-name="ce1" office:value-type="float" office:value="0.227936267852783" calcext:value-type="float">
            <text:p>0.227936267852783</text:p>
          </table:table-cell>
          <table:table-cell table:style-name="ce1" office:value-type="float" office:value="0.231561660766602" calcext:value-type="float">
            <text:p>0.231561660766602</text:p>
          </table:table-cell>
          <table:table-cell table:style-name="ce1" office:value-type="float" office:value="0.221729278564453" calcext:value-type="float">
            <text:p>0.221729278564453</text:p>
          </table:table-cell>
          <table:table-cell table:style-name="ce1" office:value-type="float" office:value="0.100451707839966" calcext:value-type="float">
            <text:p>0.100451707839966</text:p>
          </table:table-cell>
          <table:table-cell table:style-name="ce1" office:value-type="float" office:value="0.272957563400269" calcext:value-type="float">
            <text:p>0.272957563400269</text:p>
          </table:table-cell>
          <table:table-cell table:style-name="ce1" office:value-type="float" office:value="0.218292474746704" calcext:value-type="float">
            <text:p>0.218292474746704</text:p>
          </table:table-cell>
          <table:table-cell table:style-name="ce1" office:value-type="float" office:value="0.246174335479736" calcext:value-type="float">
            <text:p>0.246174335479736</text:p>
          </table:table-cell>
          <table:table-cell table:style-name="ce1" office:value-type="float" office:value="0.22954273223877" calcext:value-type="float">
            <text:p>0.22954273223877</text:p>
          </table:table-cell>
          <table:table-cell table:style-name="ce1" office:value-type="float" office:value="0.244518518447876" calcext:value-type="float">
            <text:p>0.244518518447876</text:p>
          </table:table-cell>
          <table:table-cell table:style-name="ce1" office:value-type="float" office:value="0.236432313919067" calcext:value-type="float">
            <text:p>0.236432313919067</text:p>
          </table:table-cell>
          <table:table-cell table:style-name="ce1" office:value-type="float" office:value="0.0857436656951904" calcext:value-type="float">
            <text:p>0.085743665695191</text:p>
          </table:table-cell>
          <table:table-cell table:style-name="ce1" office:value-type="float" office:value="0.219394683837891" calcext:value-type="float">
            <text:p>0.219394683837891</text:p>
          </table:table-cell>
          <table:table-cell table:style-name="ce1" office:value-type="float" office:value="0.229065418243408" calcext:value-type="float">
            <text:p>0.229065418243408</text:p>
          </table:table-cell>
          <table:table-cell table:style-name="ce1" office:value-type="float" office:value="0.231467485427856" calcext:value-type="float">
            <text:p>0.231467485427856</text:p>
          </table:table-cell>
          <table:table-cell table:style-name="ce1" office:value-type="float" office:value="0.215763807296753" calcext:value-type="float">
            <text:p>0.215763807296753</text:p>
          </table:table-cell>
          <table:table-cell table:style-name="ce1" office:value-type="float" office:value="0.224715948104858" calcext:value-type="float">
            <text:p>0.224715948104858</text:p>
          </table:table-cell>
          <table:table-cell table:style-name="ce1" office:value-type="float" office:value="0.103271961212158" calcext:value-type="float">
            <text:p>0.103271961212158</text:p>
          </table:table-cell>
          <table:table-cell table:style-name="ce1" office:value-type="float" office:value="0.252755880355835" calcext:value-type="float">
            <text:p>0.252755880355835</text:p>
          </table:table-cell>
          <table:table-cell table:style-name="ce1" office:value-type="float" office:value="0.220204591751099" calcext:value-type="float">
            <text:p>0.220204591751099</text:p>
          </table:table-cell>
          <table:table-cell table:style-name="ce1" office:value-type="float" office:value="0.0877835750579834" calcext:value-type="float">
            <text:p>0.087783575057983</text:p>
          </table:table-cell>
          <table:table-cell table:style-name="ce1" office:value-type="float" office:value="0.219373941421509" calcext:value-type="float">
            <text:p>0.219373941421509</text:p>
          </table:table-cell>
          <table:table-cell table:style-name="ce1" office:value-type="float" office:value="0.230028867721558" calcext:value-type="float">
            <text:p>0.230028867721558</text:p>
          </table:table-cell>
          <table:table-cell table:style-name="ce1" office:value-type="float" office:value="0.237154006958008" calcext:value-type="float">
            <text:p>0.237154006958008</text:p>
          </table:table-cell>
          <table:table-cell table:style-name="ce1" office:value-type="float" office:value="0.0839195251464844" calcext:value-type="float">
            <text:p>0.083919525146484</text:p>
          </table:table-cell>
          <table:table-cell table:style-name="ce1" office:value-type="float" office:value="0.221197605133057" calcext:value-type="float">
            <text:p>0.221197605133057</text:p>
          </table:table-cell>
          <table:table-cell table:style-name="ce1" office:value-type="float" office:value="0.0971453189849854" calcext:value-type="float">
            <text:p>0.097145318984985</text:p>
          </table:table-cell>
          <table:table-cell table:style-name="ce1" office:value-type="float" office:value="0.233978033065796" calcext:value-type="float">
            <text:p>0.233978033065796</text:p>
          </table:table-cell>
          <table:table-cell table:style-name="ce1" office:value-type="float" office:value="0.235902547836304" calcext:value-type="float">
            <text:p>0.235902547836304</text:p>
          </table:table-cell>
          <table:table-cell table:style-name="ce1" office:value-type="float" office:value="0.232643365859985" calcext:value-type="float">
            <text:p>0.232643365859985</text:p>
          </table:table-cell>
          <table:table-cell table:style-name="ce1" office:value-type="float" office:value="0.0945451259613037" calcext:value-type="float">
            <text:p>0.094545125961304</text:p>
          </table:table-cell>
          <table:table-cell table:style-name="ce1" office:value-type="float" office:value="0.084446907043457" calcext:value-type="float">
            <text:p>0.084446907043457</text:p>
          </table:table-cell>
          <table:table-cell table:style-name="ce1" office:value-type="float" office:value="0.220869064331055" calcext:value-type="float">
            <text:p>0.220869064331055</text:p>
          </table:table-cell>
          <table:table-cell table:style-name="ce1" office:value-type="float" office:value="0.0904769897460938" calcext:value-type="float">
            <text:p>0.090476989746094</text:p>
          </table:table-cell>
          <table:table-cell table:style-name="ce1" office:value-type="float" office:value="0.209455966949463" calcext:value-type="float">
            <text:p>0.209455966949463</text:p>
          </table:table-cell>
          <table:table-cell table:style-name="ce1" office:value-type="float" office:value="0.219962120056152" calcext:value-type="float">
            <text:p>0.219962120056152</text:p>
          </table:table-cell>
          <table:table-cell table:style-name="ce1" office:value-type="float" office:value="0.223440408706665" calcext:value-type="float">
            <text:p>0.223440408706665</text:p>
          </table:table-cell>
          <table:table-cell table:style-name="ce1" office:value-type="float" office:value="0.201372585296631" calcext:value-type="float">
            <text:p>0.201372585296631</text:p>
          </table:table-cell>
          <table:table-cell table:style-name="ce1" office:value-type="float" office:value="0.0839195251464844" calcext:value-type="float">
            <text:p>0.083919525146484</text:p>
          </table:table-cell>
          <table:table-cell table:style-name="ce1" office:value-type="float" office:value="0.272957563400269" calcext:value-type="float">
            <text:p>0.272957563400269</text:p>
          </table:table-cell>
          <table:table-cell table:style-name="ce1" office:value-type="float" office:value="20.1372585296631" calcext:value-type="float">
            <text:p>20.13725852966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6708755493164" calcext:value-type="float">
            <text:p>0.116708755493164</text:p>
          </table:table-cell>
          <table:table-cell table:style-name="ce1" office:value-type="float" office:value="0.255300998687744" calcext:value-type="float">
            <text:p>0.255300998687744</text:p>
          </table:table-cell>
          <table:table-cell table:style-name="ce1" office:value-type="float" office:value="0.22437572479248" calcext:value-type="float">
            <text:p>0.22437572479248</text:p>
          </table:table-cell>
          <table:table-cell table:style-name="ce1" office:value-type="float" office:value="0.0914638042449951" calcext:value-type="float">
            <text:p>0.091463804244995</text:p>
          </table:table-cell>
          <table:table-cell table:style-name="ce1" office:value-type="float" office:value="0.0910491943359375" calcext:value-type="float">
            <text:p>0.091049194335938</text:p>
          </table:table-cell>
          <table:table-cell table:style-name="ce1" office:value-type="float" office:value="0.238398313522339" calcext:value-type="float">
            <text:p>0.238398313522339</text:p>
          </table:table-cell>
          <table:table-cell table:style-name="ce1" office:value-type="float" office:value="0.221293687820435" calcext:value-type="float">
            <text:p>0.221293687820435</text:p>
          </table:table-cell>
          <table:table-cell table:style-name="ce1" office:value-type="float" office:value="0.250556707382202" calcext:value-type="float">
            <text:p>0.250556707382202</text:p>
          </table:table-cell>
          <table:table-cell table:style-name="ce1" office:value-type="float" office:value="0.235369682312012" calcext:value-type="float">
            <text:p>0.235369682312012</text:p>
          </table:table-cell>
          <table:table-cell table:style-name="ce1" office:value-type="float" office:value="0.0857012271881104" calcext:value-type="float">
            <text:p>0.08570122718811</text:p>
          </table:table-cell>
          <table:table-cell table:style-name="ce1" office:value-type="float" office:value="0.225939989089966" calcext:value-type="float">
            <text:p>0.225939989089966</text:p>
          </table:table-cell>
          <table:table-cell table:style-name="ce1" office:value-type="float" office:value="0.084951639175415" calcext:value-type="float">
            <text:p>0.084951639175415</text:p>
          </table:table-cell>
          <table:table-cell table:style-name="ce1" office:value-type="float" office:value="0.118721961975098" calcext:value-type="float">
            <text:p>0.118721961975098</text:p>
          </table:table-cell>
          <table:table-cell table:style-name="ce1" office:value-type="float" office:value="0.199076414108276" calcext:value-type="float">
            <text:p>0.199076414108276</text:p>
          </table:table-cell>
          <table:table-cell table:style-name="ce1" office:value-type="float" office:value="0.23878002166748" calcext:value-type="float">
            <text:p>0.23878002166748</text:p>
          </table:table-cell>
          <table:table-cell table:style-name="ce1" office:value-type="float" office:value="0.237946510314941" calcext:value-type="float">
            <text:p>0.237946510314941</text:p>
          </table:table-cell>
          <table:table-cell table:style-name="ce1" office:value-type="float" office:value="0.235027074813843" calcext:value-type="float">
            <text:p>0.235027074813843</text:p>
          </table:table-cell>
          <table:table-cell table:style-name="ce1" office:value-type="float" office:value="0.228243589401245" calcext:value-type="float">
            <text:p>0.228243589401245</text:p>
          </table:table-cell>
          <table:table-cell table:style-name="ce1" office:value-type="float" office:value="0.262479305267334" calcext:value-type="float">
            <text:p>0.262479305267334</text:p>
          </table:table-cell>
          <table:table-cell table:style-name="ce1" office:value-type="float" office:value="0.226267099380493" calcext:value-type="float">
            <text:p>0.226267099380493</text:p>
          </table:table-cell>
          <table:table-cell table:style-name="ce1" office:value-type="float" office:value="0.10652494430542" calcext:value-type="float">
            <text:p>0.10652494430542</text:p>
          </table:table-cell>
          <table:table-cell table:style-name="ce1" office:value-type="float" office:value="0.0856039524078369" calcext:value-type="float">
            <text:p>0.085603952407837</text:p>
          </table:table-cell>
          <table:table-cell table:style-name="ce1" office:value-type="float" office:value="0.224384307861328" calcext:value-type="float">
            <text:p>0.224384307861328</text:p>
          </table:table-cell>
          <table:table-cell table:style-name="ce1" office:value-type="float" office:value="0.222976684570312" calcext:value-type="float">
            <text:p>0.222976684570312</text:p>
          </table:table-cell>
          <table:table-cell table:style-name="ce1" office:value-type="float" office:value="0.242368221282959" calcext:value-type="float">
            <text:p>0.242368221282959</text:p>
          </table:table-cell>
          <table:table-cell table:style-name="ce1" office:value-type="float" office:value="0.259566068649292" calcext:value-type="float">
            <text:p>0.259566068649292</text:p>
          </table:table-cell>
          <table:table-cell table:style-name="ce1" office:value-type="float" office:value="0.226094245910645" calcext:value-type="float">
            <text:p>0.226094245910645</text:p>
          </table:table-cell>
          <table:table-cell table:style-name="ce1" office:value-type="float" office:value="0.228283405303955" calcext:value-type="float">
            <text:p>0.228283405303955</text:p>
          </table:table-cell>
          <table:table-cell table:style-name="ce1" office:value-type="float" office:value="0.0871055126190186" calcext:value-type="float">
            <text:p>0.087105512619019</text:p>
          </table:table-cell>
          <table:table-cell table:style-name="ce1" office:value-type="float" office:value="0.239972829818726" calcext:value-type="float">
            <text:p>0.239972829818726</text:p>
          </table:table-cell>
          <table:table-cell table:style-name="ce1" office:value-type="float" office:value="0.237370491027832" calcext:value-type="float">
            <text:p>0.237370491027832</text:p>
          </table:table-cell>
          <table:table-cell table:style-name="ce1" office:value-type="float" office:value="0.232280015945435" calcext:value-type="float">
            <text:p>0.232280015945435</text:p>
          </table:table-cell>
          <table:table-cell table:style-name="ce1" office:value-type="float" office:value="0.245706081390381" calcext:value-type="float">
            <text:p>0.245706081390381</text:p>
          </table:table-cell>
          <table:table-cell table:style-name="ce1" office:value-type="float" office:value="0.0956616401672363" calcext:value-type="float">
            <text:p>0.095661640167236</text:p>
          </table:table-cell>
          <table:table-cell table:style-name="ce1" office:value-type="float" office:value="0.236675262451172" calcext:value-type="float">
            <text:p>0.236675262451172</text:p>
          </table:table-cell>
          <table:table-cell table:style-name="ce1" office:value-type="float" office:value="0.247451782226562" calcext:value-type="float">
            <text:p>0.247451782226562</text:p>
          </table:table-cell>
          <table:table-cell table:style-name="ce1" office:value-type="float" office:value="0.0981154441833496" calcext:value-type="float">
            <text:p>0.09811544418335</text:p>
          </table:table-cell>
          <table:table-cell table:style-name="ce1" office:value-type="float" office:value="0.251529693603516" calcext:value-type="float">
            <text:p>0.251529693603516</text:p>
          </table:table-cell>
          <table:table-cell table:style-name="ce1" office:value-type="float" office:value="0.23037838935852" calcext:value-type="float">
            <text:p>0.23037838935852</text:p>
          </table:table-cell>
          <table:table-cell table:style-name="ce1" office:value-type="float" office:value="0.234468936920166" calcext:value-type="float">
            <text:p>0.234468936920166</text:p>
          </table:table-cell>
          <table:table-cell table:style-name="ce1" office:value-type="float" office:value="0.116990566253662" calcext:value-type="float">
            <text:p>0.116990566253662</text:p>
          </table:table-cell>
          <table:table-cell table:style-name="ce1" office:value-type="float" office:value="0.267348289489746" calcext:value-type="float">
            <text:p>0.267348289489746</text:p>
          </table:table-cell>
          <table:table-cell table:style-name="ce1" office:value-type="float" office:value="0.236582040786743" calcext:value-type="float">
            <text:p>0.236582040786743</text:p>
          </table:table-cell>
          <table:table-cell table:style-name="ce1" office:value-type="float" office:value="0.256489753723145" calcext:value-type="float">
            <text:p>0.256489753723145</text:p>
          </table:table-cell>
          <table:table-cell table:style-name="ce1" office:value-type="float" office:value="0.299823522567749" calcext:value-type="float">
            <text:p>0.299823522567749</text:p>
          </table:table-cell>
          <table:table-cell table:style-name="ce1" office:value-type="float" office:value="0.251513004302979" calcext:value-type="float">
            <text:p>0.251513004302979</text:p>
          </table:table-cell>
          <table:table-cell table:style-name="ce1" office:value-type="float" office:value="0.239869356155395" calcext:value-type="float">
            <text:p>0.239869356155395</text:p>
          </table:table-cell>
          <table:table-cell table:style-name="ce1" office:value-type="float" office:value="0.234992265701294" calcext:value-type="float">
            <text:p>0.234992265701294</text:p>
          </table:table-cell>
          <table:table-cell table:style-name="ce1" office:value-type="float" office:value="0.0954215526580811" calcext:value-type="float">
            <text:p>0.095421552658081</text:p>
          </table:table-cell>
          <table:table-cell table:style-name="ce1" office:value-type="float" office:value="0.219206094741821" calcext:value-type="float">
            <text:p>0.219206094741821</text:p>
          </table:table-cell>
          <table:table-cell table:style-name="ce1" office:value-type="float" office:value="0.101429224014282" calcext:value-type="float">
            <text:p>0.101429224014282</text:p>
          </table:table-cell>
          <table:table-cell table:style-name="ce1" office:value-type="float" office:value="0.226835489273071" calcext:value-type="float">
            <text:p>0.226835489273071</text:p>
          </table:table-cell>
          <table:table-cell table:style-name="ce1" office:value-type="float" office:value="0.224415063858032" calcext:value-type="float">
            <text:p>0.224415063858032</text:p>
          </table:table-cell>
          <table:table-cell table:style-name="ce1" office:value-type="float" office:value="0.218117237091064" calcext:value-type="float">
            <text:p>0.218117237091064</text:p>
          </table:table-cell>
          <table:table-cell table:style-name="ce1" office:value-type="float" office:value="0.221909523010254" calcext:value-type="float">
            <text:p>0.221909523010254</text:p>
          </table:table-cell>
          <table:table-cell table:style-name="ce1" office:value-type="float" office:value="0.0888776779174805" calcext:value-type="float">
            <text:p>0.088877677917481</text:p>
          </table:table-cell>
          <table:table-cell table:style-name="ce1" office:value-type="float" office:value="0.0839331150054932" calcext:value-type="float">
            <text:p>0.083933115005493</text:p>
          </table:table-cell>
          <table:table-cell table:style-name="ce1" office:value-type="float" office:value="0.216587543487549" calcext:value-type="float">
            <text:p>0.216587543487549</text:p>
          </table:table-cell>
          <table:table-cell table:style-name="ce1" office:value-type="float" office:value="0.147567272186279" calcext:value-type="float">
            <text:p>0.147567272186279</text:p>
          </table:table-cell>
          <table:table-cell table:style-name="ce1" office:value-type="float" office:value="0.2197265625" calcext:value-type="float">
            <text:p>0.2197265625</text:p>
          </table:table-cell>
          <table:table-cell table:style-name="ce1" office:value-type="float" office:value="0.102587461471558" calcext:value-type="float">
            <text:p>0.102587461471558</text:p>
          </table:table-cell>
          <table:table-cell table:style-name="ce1" office:value-type="float" office:value="0.0870985984802246" calcext:value-type="float">
            <text:p>0.087098598480225</text:p>
          </table:table-cell>
          <table:table-cell table:style-name="ce1" office:value-type="float" office:value="0.232168912887573" calcext:value-type="float">
            <text:p>0.232168912887573</text:p>
          </table:table-cell>
          <table:table-cell table:style-name="ce1" office:value-type="float" office:value="0.219148874282837" calcext:value-type="float">
            <text:p>0.219148874282837</text:p>
          </table:table-cell>
          <table:table-cell table:style-name="ce1" office:value-type="float" office:value="0.236095428466797" calcext:value-type="float">
            <text:p>0.236095428466797</text:p>
          </table:table-cell>
          <table:table-cell table:style-name="ce1" office:value-type="float" office:value="0.240180253982544" calcext:value-type="float">
            <text:p>0.240180253982544</text:p>
          </table:table-cell>
          <table:table-cell table:style-name="ce1" office:value-type="float" office:value="0.231503486633301" calcext:value-type="float">
            <text:p>0.231503486633301</text:p>
          </table:table-cell>
          <table:table-cell table:style-name="ce1" office:value-type="float" office:value="0.243001461029053" calcext:value-type="float">
            <text:p>0.243001461029053</text:p>
          </table:table-cell>
          <table:table-cell table:style-name="ce1" office:value-type="float" office:value="0.221450567245483" calcext:value-type="float">
            <text:p>0.221450567245483</text:p>
          </table:table-cell>
          <table:table-cell table:style-name="ce1" office:value-type="float" office:value="0.0891697406768799" calcext:value-type="float">
            <text:p>0.08916974067688</text:p>
          </table:table-cell>
          <table:table-cell table:style-name="ce1" office:value-type="float" office:value="0.224402904510498" calcext:value-type="float">
            <text:p>0.224402904510498</text:p>
          </table:table-cell>
          <table:table-cell table:style-name="ce1" office:value-type="float" office:value="0.230963230133057" calcext:value-type="float">
            <text:p>0.230963230133057</text:p>
          </table:table-cell>
          <table:table-cell table:style-name="ce1" office:value-type="float" office:value="0.218999862670898" calcext:value-type="float">
            <text:p>0.218999862670898</text:p>
          </table:table-cell>
          <table:table-cell table:style-name="ce1" office:value-type="float" office:value="0.217759847640991" calcext:value-type="float">
            <text:p>0.217759847640991</text:p>
          </table:table-cell>
          <table:table-cell table:style-name="ce1" office:value-type="float" office:value="0.220681667327881" calcext:value-type="float">
            <text:p>0.220681667327881</text:p>
          </table:table-cell>
          <table:table-cell table:style-name="ce1" office:value-type="float" office:value="0.221465587615967" calcext:value-type="float">
            <text:p>0.221465587615967</text:p>
          </table:table-cell>
          <table:table-cell table:style-name="ce1" office:value-type="float" office:value="0.250349760055542" calcext:value-type="float">
            <text:p>0.250349760055542</text:p>
          </table:table-cell>
          <table:table-cell table:style-name="ce1" office:value-type="float" office:value="0.0831820964813232" calcext:value-type="float">
            <text:p>0.083182096481323</text:p>
          </table:table-cell>
          <table:table-cell table:style-name="ce1" office:value-type="float" office:value="0.220342636108398" calcext:value-type="float">
            <text:p>0.220342636108398</text:p>
          </table:table-cell>
          <table:table-cell table:style-name="ce1" office:value-type="float" office:value="0.228373765945435" calcext:value-type="float">
            <text:p>0.228373765945435</text:p>
          </table:table-cell>
          <table:table-cell table:style-name="ce1" office:value-type="float" office:value="0.126382112503052" calcext:value-type="float">
            <text:p>0.126382112503052</text:p>
          </table:table-cell>
          <table:table-cell table:style-name="ce1" office:value-type="float" office:value="0.23932147026062" calcext:value-type="float">
            <text:p>0.23932147026062</text:p>
          </table:table-cell>
          <table:table-cell table:style-name="ce1" office:value-type="float" office:value="0.236847877502441" calcext:value-type="float">
            <text:p>0.236847877502441</text:p>
          </table:table-cell>
          <table:table-cell table:style-name="ce1" office:value-type="float" office:value="0.251019954681396" calcext:value-type="float">
            <text:p>0.251019954681396</text:p>
          </table:table-cell>
          <table:table-cell table:style-name="ce1" office:value-type="float" office:value="0.243896961212158" calcext:value-type="float">
            <text:p>0.243896961212158</text:p>
          </table:table-cell>
          <table:table-cell table:style-name="ce1" office:value-type="float" office:value="0.228292226791382" calcext:value-type="float">
            <text:p>0.228292226791382</text:p>
          </table:table-cell>
          <table:table-cell table:style-name="ce1" office:value-type="float" office:value="0.247550964355469" calcext:value-type="float">
            <text:p>0.247550964355469</text:p>
          </table:table-cell>
          <table:table-cell table:style-name="ce1" office:value-type="float" office:value="0.239826679229736" calcext:value-type="float">
            <text:p>0.239826679229736</text:p>
          </table:table-cell>
          <table:table-cell table:style-name="ce1" office:value-type="float" office:value="0.0858111381530762" calcext:value-type="float">
            <text:p>0.085811138153076</text:p>
          </table:table-cell>
          <table:table-cell table:style-name="ce1" office:value-type="float" office:value="0.088733434677124" calcext:value-type="float">
            <text:p>0.088733434677124</text:p>
          </table:table-cell>
          <table:table-cell table:style-name="ce1" office:value-type="float" office:value="0.245020151138306" calcext:value-type="float">
            <text:p>0.245020151138306</text:p>
          </table:table-cell>
          <table:table-cell table:style-name="ce1" office:value-type="float" office:value="0.260188102722168" calcext:value-type="float">
            <text:p>0.260188102722168</text:p>
          </table:table-cell>
          <table:table-cell table:style-name="ce1" office:value-type="float" office:value="0.247621297836304" calcext:value-type="float">
            <text:p>0.247621297836304</text:p>
          </table:table-cell>
          <table:table-cell table:style-name="ce1" office:value-type="float" office:value="0.247786998748779" calcext:value-type="float">
            <text:p>0.247786998748779</text:p>
          </table:table-cell>
          <table:table-cell table:style-name="ce1" office:value-type="float" office:value="0.236327409744263" calcext:value-type="float">
            <text:p>0.236327409744263</text:p>
          </table:table-cell>
          <table:table-cell table:style-name="ce1" office:value-type="float" office:value="0.259320020675659" calcext:value-type="float">
            <text:p>0.259320020675659</text:p>
          </table:table-cell>
          <table:table-cell table:style-name="ce1" office:value-type="float" office:value="0.0854830741882324" calcext:value-type="float">
            <text:p>0.085483074188233</text:p>
          </table:table-cell>
          <table:table-cell table:style-name="ce1" office:value-type="float" office:value="0.0862257480621338" calcext:value-type="float">
            <text:p>0.086225748062134</text:p>
          </table:table-cell>
          <table:table-cell table:style-name="ce1" office:value-type="float" office:value="0.218621969223022" calcext:value-type="float">
            <text:p>0.218621969223022</text:p>
          </table:table-cell>
          <table:table-cell table:style-name="ce1" office:value-type="float" office:value="0.222597599029541" calcext:value-type="float">
            <text:p>0.222597599029541</text:p>
          </table:table-cell>
          <table:table-cell table:style-name="ce1" office:value-type="float" office:value="0.199836061000824" calcext:value-type="float">
            <text:p>0.199836061000824</text:p>
          </table:table-cell>
          <table:table-cell table:style-name="ce1" office:value-type="float" office:value="0.0831820964813232" calcext:value-type="float">
            <text:p>0.083182096481323</text:p>
          </table:table-cell>
          <table:table-cell table:style-name="ce1" office:value-type="float" office:value="0.299823522567749" calcext:value-type="float">
            <text:p>0.299823522567749</text:p>
          </table:table-cell>
          <table:table-cell table:style-name="ce1" office:value-type="float" office:value="19.9836061000824" calcext:value-type="float">
            <text:p>19.98360610008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787844657898" calcext:value-type="float">
            <text:p>0.10787844657898</text:p>
          </table:table-cell>
          <table:table-cell table:style-name="ce1" office:value-type="float" office:value="0.0875203609466553" calcext:value-type="float">
            <text:p>0.087520360946655</text:p>
          </table:table-cell>
          <table:table-cell table:style-name="ce1" office:value-type="float" office:value="0.238487005233765" calcext:value-type="float">
            <text:p>0.238487005233765</text:p>
          </table:table-cell>
          <table:table-cell table:style-name="ce1" office:value-type="float" office:value="0.213775157928467" calcext:value-type="float">
            <text:p>0.213775157928467</text:p>
          </table:table-cell>
          <table:table-cell table:style-name="ce1" office:value-type="float" office:value="0.239313840866089" calcext:value-type="float">
            <text:p>0.239313840866089</text:p>
          </table:table-cell>
          <table:table-cell table:style-name="ce1" office:value-type="float" office:value="0.250616073608398" calcext:value-type="float">
            <text:p>0.250616073608398</text:p>
          </table:table-cell>
          <table:table-cell table:style-name="ce1" office:value-type="float" office:value="0.232546091079712" calcext:value-type="float">
            <text:p>0.232546091079712</text:p>
          </table:table-cell>
          <table:table-cell table:style-name="ce1" office:value-type="float" office:value="0.243788957595825" calcext:value-type="float">
            <text:p>0.243788957595825</text:p>
          </table:table-cell>
          <table:table-cell table:style-name="ce1" office:value-type="float" office:value="0.225175142288208" calcext:value-type="float">
            <text:p>0.225175142288208</text:p>
          </table:table-cell>
          <table:table-cell table:style-name="ce1" office:value-type="float" office:value="0.085369348526001" calcext:value-type="float">
            <text:p>0.085369348526001</text:p>
          </table:table-cell>
          <table:table-cell table:style-name="ce1" office:value-type="float" office:value="0.0908594131469727" calcext:value-type="float">
            <text:p>0.090859413146973</text:p>
          </table:table-cell>
          <table:table-cell table:style-name="ce1" office:value-type="float" office:value="0.232882499694824" calcext:value-type="float">
            <text:p>0.232882499694824</text:p>
          </table:table-cell>
          <table:table-cell table:style-name="ce1" office:value-type="float" office:value="0.226392984390259" calcext:value-type="float">
            <text:p>0.226392984390259</text:p>
          </table:table-cell>
          <table:table-cell table:style-name="ce1" office:value-type="float" office:value="0.225269556045532" calcext:value-type="float">
            <text:p>0.225269556045532</text:p>
          </table:table-cell>
          <table:table-cell table:style-name="ce1" office:value-type="float" office:value="0.249418258666992" calcext:value-type="float">
            <text:p>0.249418258666992</text:p>
          </table:table-cell>
          <table:table-cell table:style-name="ce1" office:value-type="float" office:value="0.250922918319702" calcext:value-type="float">
            <text:p>0.250922918319702</text:p>
          </table:table-cell>
          <table:table-cell table:style-name="ce1" office:value-type="float" office:value="0.236640214920044" calcext:value-type="float">
            <text:p>0.236640214920044</text:p>
          </table:table-cell>
          <table:table-cell table:style-name="ce1" office:value-type="float" office:value="0.236783504486084" calcext:value-type="float">
            <text:p>0.236783504486084</text:p>
          </table:table-cell>
          <table:table-cell table:style-name="ce1" office:value-type="float" office:value="0.0878582000732422" calcext:value-type="float">
            <text:p>0.087858200073242</text:p>
          </table:table-cell>
          <table:table-cell table:style-name="ce1" office:value-type="float" office:value="0.0908217430114746" calcext:value-type="float">
            <text:p>0.090821743011475</text:p>
          </table:table-cell>
          <table:table-cell table:style-name="ce1" office:value-type="float" office:value="0.104055404663086" calcext:value-type="float">
            <text:p>0.104055404663086</text:p>
          </table:table-cell>
          <table:table-cell table:style-name="ce1" office:value-type="float" office:value="0.0974283218383789" calcext:value-type="float">
            <text:p>0.097428321838379</text:p>
          </table:table-cell>
          <table:table-cell table:style-name="ce1" office:value-type="float" office:value="0.111587285995483" calcext:value-type="float">
            <text:p>0.111587285995483</text:p>
          </table:table-cell>
          <table:table-cell table:style-name="ce1" office:value-type="float" office:value="0.206872224807739" calcext:value-type="float">
            <text:p>0.206872224807739</text:p>
          </table:table-cell>
          <table:table-cell table:style-name="ce1" office:value-type="float" office:value="0.217360734939575" calcext:value-type="float">
            <text:p>0.217360734939575</text:p>
          </table:table-cell>
          <table:table-cell table:style-name="ce1" office:value-type="float" office:value="0.237545967102051" calcext:value-type="float">
            <text:p>0.237545967102051</text:p>
          </table:table-cell>
          <table:table-cell table:style-name="ce1" office:value-type="float" office:value="0.317041635513306" calcext:value-type="float">
            <text:p>0.317041635513306</text:p>
          </table:table-cell>
          <table:table-cell table:style-name="ce1" office:value-type="float" office:value="0.212665557861328" calcext:value-type="float">
            <text:p>0.212665557861328</text:p>
          </table:table-cell>
          <table:table-cell table:style-name="ce1" office:value-type="float" office:value="0.222703695297241" calcext:value-type="float">
            <text:p>0.222703695297241</text:p>
          </table:table-cell>
          <table:table-cell table:style-name="ce1" office:value-type="float" office:value="0.240845918655395" calcext:value-type="float">
            <text:p>0.240845918655395</text:p>
          </table:table-cell>
          <table:table-cell table:style-name="ce1" office:value-type="float" office:value="0.260539531707764" calcext:value-type="float">
            <text:p>0.260539531707764</text:p>
          </table:table-cell>
          <table:table-cell table:style-name="ce1" office:value-type="float" office:value="0.108213663101196" calcext:value-type="float">
            <text:p>0.108213663101196</text:p>
          </table:table-cell>
          <table:table-cell table:style-name="ce1" office:value-type="float" office:value="0.084061861038208" calcext:value-type="float">
            <text:p>0.084061861038208</text:p>
          </table:table-cell>
          <table:table-cell table:style-name="ce1" office:value-type="float" office:value="0.204691648483276" calcext:value-type="float">
            <text:p>0.204691648483276</text:p>
          </table:table-cell>
          <table:table-cell table:style-name="ce1" office:value-type="float" office:value="0.216545343399048" calcext:value-type="float">
            <text:p>0.216545343399048</text:p>
          </table:table-cell>
          <table:table-cell table:style-name="ce1" office:value-type="float" office:value="0.224683523178101" calcext:value-type="float">
            <text:p>0.224683523178101</text:p>
          </table:table-cell>
          <table:table-cell table:style-name="ce1" office:value-type="float" office:value="0.219031572341919" calcext:value-type="float">
            <text:p>0.219031572341919</text:p>
          </table:table-cell>
          <table:table-cell table:style-name="ce1" office:value-type="float" office:value="0.219483613967895" calcext:value-type="float">
            <text:p>0.219483613967895</text:p>
          </table:table-cell>
          <table:table-cell table:style-name="ce1" office:value-type="float" office:value="0.217272520065308" calcext:value-type="float">
            <text:p>0.217272520065308</text:p>
          </table:table-cell>
          <table:table-cell table:style-name="ce1" office:value-type="float" office:value="0.220366716384888" calcext:value-type="float">
            <text:p>0.220366716384888</text:p>
          </table:table-cell>
          <table:table-cell table:style-name="ce1" office:value-type="float" office:value="0.130350112915039" calcext:value-type="float">
            <text:p>0.130350112915039</text:p>
          </table:table-cell>
          <table:table-cell table:style-name="ce1" office:value-type="float" office:value="0.259643793106079" calcext:value-type="float">
            <text:p>0.259643793106079</text:p>
          </table:table-cell>
          <table:table-cell table:style-name="ce1" office:value-type="float" office:value="0.222188711166382" calcext:value-type="float">
            <text:p>0.222188711166382</text:p>
          </table:table-cell>
          <table:table-cell table:style-name="ce1" office:value-type="float" office:value="0.234894752502441" calcext:value-type="float">
            <text:p>0.234894752502441</text:p>
          </table:table-cell>
          <table:table-cell table:style-name="ce1" office:value-type="float" office:value="0.202342987060547" calcext:value-type="float">
            <text:p>0.202342987060547</text:p>
          </table:table-cell>
          <table:table-cell table:style-name="ce1" office:value-type="float" office:value="0.245204925537109" calcext:value-type="float">
            <text:p>0.245204925537109</text:p>
          </table:table-cell>
          <table:table-cell table:style-name="ce1" office:value-type="float" office:value="0.232497453689575" calcext:value-type="float">
            <text:p>0.232497453689575</text:p>
          </table:table-cell>
          <table:table-cell table:style-name="ce1" office:value-type="float" office:value="0.223820924758911" calcext:value-type="float">
            <text:p>0.223820924758911</text:p>
          </table:table-cell>
          <table:table-cell table:style-name="ce1" office:value-type="float" office:value="0.21983528137207" calcext:value-type="float">
            <text:p>0.21983528137207</text:p>
          </table:table-cell>
          <table:table-cell table:style-name="ce1" office:value-type="float" office:value="0.0932888984680176" calcext:value-type="float">
            <text:p>0.093288898468018</text:p>
          </table:table-cell>
          <table:table-cell table:style-name="ce1" office:value-type="float" office:value="0.224124193191528" calcext:value-type="float">
            <text:p>0.224124193191528</text:p>
          </table:table-cell>
          <table:table-cell table:style-name="ce1" office:value-type="float" office:value="0.217650175094604" calcext:value-type="float">
            <text:p>0.217650175094604</text:p>
          </table:table-cell>
          <table:table-cell table:style-name="ce1" office:value-type="float" office:value="0.0906517505645752" calcext:value-type="float">
            <text:p>0.090651750564575</text:p>
          </table:table-cell>
          <table:table-cell table:style-name="ce1" office:value-type="float" office:value="0.226040363311768" calcext:value-type="float">
            <text:p>0.226040363311768</text:p>
          </table:table-cell>
          <table:table-cell table:style-name="ce1" office:value-type="float" office:value="0.0875890254974365" calcext:value-type="float">
            <text:p>0.087589025497437</text:p>
          </table:table-cell>
          <table:table-cell table:style-name="ce1" office:value-type="float" office:value="0.217754602432251" calcext:value-type="float">
            <text:p>0.217754602432251</text:p>
          </table:table-cell>
          <table:table-cell table:style-name="ce1" office:value-type="float" office:value="0.217851161956787" calcext:value-type="float">
            <text:p>0.217851161956787</text:p>
          </table:table-cell>
          <table:table-cell table:style-name="ce1" office:value-type="float" office:value="0.226351022720337" calcext:value-type="float">
            <text:p>0.226351022720337</text:p>
          </table:table-cell>
          <table:table-cell table:style-name="ce1" office:value-type="float" office:value="0.234732866287231" calcext:value-type="float">
            <text:p>0.234732866287231</text:p>
          </table:table-cell>
          <table:table-cell table:style-name="ce1" office:value-type="float" office:value="0.0857875347137451" calcext:value-type="float">
            <text:p>0.085787534713745</text:p>
          </table:table-cell>
          <table:table-cell table:style-name="ce1" office:value-type="float" office:value="0.110351800918579" calcext:value-type="float">
            <text:p>0.110351800918579</text:p>
          </table:table-cell>
          <table:table-cell table:style-name="ce1" office:value-type="float" office:value="0.0916643142700195" calcext:value-type="float">
            <text:p>0.09166431427002</text:p>
          </table:table-cell>
          <table:table-cell table:style-name="ce1" office:value-type="float" office:value="0.232150793075562" calcext:value-type="float">
            <text:p>0.232150793075562</text:p>
          </table:table-cell>
          <table:table-cell table:style-name="ce1" office:value-type="float" office:value="0.232443809509277" calcext:value-type="float">
            <text:p>0.232443809509277</text:p>
          </table:table-cell>
          <table:table-cell table:style-name="ce1" office:value-type="float" office:value="0.223570108413696" calcext:value-type="float">
            <text:p>0.223570108413696</text:p>
          </table:table-cell>
          <table:table-cell table:style-name="ce1" office:value-type="float" office:value="0.263017177581787" calcext:value-type="float">
            <text:p>0.263017177581787</text:p>
          </table:table-cell>
          <table:table-cell table:style-name="ce1" office:value-type="float" office:value="0.23606014251709" calcext:value-type="float">
            <text:p>0.23606014251709</text:p>
          </table:table-cell>
          <table:table-cell table:style-name="ce1" office:value-type="float" office:value="0.237827301025391" calcext:value-type="float">
            <text:p>0.237827301025391</text:p>
          </table:table-cell>
          <table:table-cell table:style-name="ce1" office:value-type="float" office:value="0.249346971511841" calcext:value-type="float">
            <text:p>0.249346971511841</text:p>
          </table:table-cell>
          <table:table-cell table:style-name="ce1" office:value-type="float" office:value="0.0891673564910889" calcext:value-type="float">
            <text:p>0.089167356491089</text:p>
          </table:table-cell>
          <table:table-cell table:style-name="ce1" office:value-type="float" office:value="0.23956823348999" calcext:value-type="float">
            <text:p>0.23956823348999</text:p>
          </table:table-cell>
          <table:table-cell table:style-name="ce1" office:value-type="float" office:value="0.235868692398071" calcext:value-type="float">
            <text:p>0.235868692398071</text:p>
          </table:table-cell>
          <table:table-cell table:style-name="ce1" office:value-type="float" office:value="0.0854251384735107" calcext:value-type="float">
            <text:p>0.085425138473511</text:p>
          </table:table-cell>
          <table:table-cell table:style-name="ce1" office:value-type="float" office:value="0.233104228973389" calcext:value-type="float">
            <text:p>0.233104228973389</text:p>
          </table:table-cell>
          <table:table-cell table:style-name="ce1" office:value-type="float" office:value="0.247452735900879" calcext:value-type="float">
            <text:p>0.247452735900879</text:p>
          </table:table-cell>
          <table:table-cell table:style-name="ce1" office:value-type="float" office:value="0.260775804519653" calcext:value-type="float">
            <text:p>0.260775804519653</text:p>
          </table:table-cell>
          <table:table-cell table:style-name="ce1" office:value-type="float" office:value="0.259109735488892" calcext:value-type="float">
            <text:p>0.259109735488892</text:p>
          </table:table-cell>
          <table:table-cell table:style-name="ce1" office:value-type="float" office:value="0.232314825057983" calcext:value-type="float">
            <text:p>0.232314825057983</text:p>
          </table:table-cell>
          <table:table-cell table:style-name="ce1" office:value-type="float" office:value="0.237564325332642" calcext:value-type="float">
            <text:p>0.237564325332642</text:p>
          </table:table-cell>
          <table:table-cell table:style-name="ce1" office:value-type="float" office:value="0.238836050033569" calcext:value-type="float">
            <text:p>0.238836050033569</text:p>
          </table:table-cell>
          <table:table-cell table:style-name="ce1" office:value-type="float" office:value="0.102408885955811" calcext:value-type="float">
            <text:p>0.102408885955811</text:p>
          </table:table-cell>
          <table:table-cell table:style-name="ce1" office:value-type="float" office:value="0.09671950340271" calcext:value-type="float">
            <text:p>0.09671950340271</text:p>
          </table:table-cell>
          <table:table-cell table:style-name="ce1" office:value-type="float" office:value="0.239570617675781" calcext:value-type="float">
            <text:p>0.239570617675781</text:p>
          </table:table-cell>
          <table:table-cell table:style-name="ce1" office:value-type="float" office:value="0.231405973434448" calcext:value-type="float">
            <text:p>0.231405973434448</text:p>
          </table:table-cell>
          <table:table-cell table:style-name="ce1" office:value-type="float" office:value="0.236035346984863" calcext:value-type="float">
            <text:p>0.236035346984863</text:p>
          </table:table-cell>
          <table:table-cell table:style-name="ce1" office:value-type="float" office:value="0.240018844604492" calcext:value-type="float">
            <text:p>0.240018844604492</text:p>
          </table:table-cell>
          <table:table-cell table:style-name="ce1" office:value-type="float" office:value="0.24685263633728" calcext:value-type="float">
            <text:p>0.24685263633728</text:p>
          </table:table-cell>
          <table:table-cell table:style-name="ce1" office:value-type="float" office:value="0.237875461578369" calcext:value-type="float">
            <text:p>0.237875461578369</text:p>
          </table:table-cell>
          <table:table-cell table:style-name="ce1" office:value-type="float" office:value="0.243016719818115" calcext:value-type="float">
            <text:p>0.243016719818115</text:p>
          </table:table-cell>
          <table:table-cell table:style-name="ce1" office:value-type="float" office:value="0.103052139282227" calcext:value-type="float">
            <text:p>0.103052139282227</text:p>
          </table:table-cell>
          <table:table-cell table:style-name="ce1" office:value-type="float" office:value="0.250001668930054" calcext:value-type="float">
            <text:p>0.250001668930054</text:p>
          </table:table-cell>
          <table:table-cell table:style-name="ce1" office:value-type="float" office:value="0.217503070831299" calcext:value-type="float">
            <text:p>0.217503070831299</text:p>
          </table:table-cell>
          <table:table-cell table:style-name="ce1" office:value-type="float" office:value="0.089907169342041" calcext:value-type="float">
            <text:p>0.089907169342041</text:p>
          </table:table-cell>
          <table:table-cell table:style-name="ce1" office:value-type="float" office:value="0.245571613311768" calcext:value-type="float">
            <text:p>0.245571613311768</text:p>
          </table:table-cell>
          <table:table-cell table:style-name="ce1" office:value-type="float" office:value="0.209264755249023" calcext:value-type="float">
            <text:p>0.209264755249023</text:p>
          </table:table-cell>
          <table:table-cell table:style-name="ce1" office:value-type="float" office:value="0.236279487609863" calcext:value-type="float">
            <text:p>0.236279487609863</text:p>
          </table:table-cell>
          <table:table-cell table:style-name="ce1" office:value-type="float" office:value="0.23776650428772" calcext:value-type="float">
            <text:p>0.23776650428772</text:p>
          </table:table-cell>
          <table:table-cell table:style-name="ce1" office:value-type="float" office:value="0.248320341110229" calcext:value-type="float">
            <text:p>0.248320341110229</text:p>
          </table:table-cell>
          <table:table-cell table:style-name="ce1" office:value-type="float" office:value="0.0868241786956787" calcext:value-type="float">
            <text:p>0.086824178695679</text:p>
          </table:table-cell>
          <table:table-cell table:style-name="ce1" office:value-type="float" office:value="0.219284534454346" calcext:value-type="float">
            <text:p>0.219284534454346</text:p>
          </table:table-cell>
          <table:table-cell table:style-name="ce1" office:value-type="float" office:value="0.199412159919739" calcext:value-type="float">
            <text:p>0.199412159919739</text:p>
          </table:table-cell>
          <table:table-cell table:style-name="ce1" office:value-type="float" office:value="0.084061861038208" calcext:value-type="float">
            <text:p>0.084061861038208</text:p>
          </table:table-cell>
          <table:table-cell table:style-name="ce1" office:value-type="float" office:value="0.317041635513306" calcext:value-type="float">
            <text:p>0.317041635513306</text:p>
          </table:table-cell>
          <table:table-cell table:style-name="ce1" office:value-type="float" office:value="19.9412159919739" calcext:value-type="float">
            <text:p>19.941215991973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9078168869019" calcext:value-type="float">
            <text:p>0.109078168869019</text:p>
          </table:table-cell>
          <table:table-cell table:style-name="ce1" office:value-type="float" office:value="0.0882277488708496" calcext:value-type="float">
            <text:p>0.08822774887085</text:p>
          </table:table-cell>
          <table:table-cell table:style-name="ce1" office:value-type="float" office:value="0.249605178833008" calcext:value-type="float">
            <text:p>0.249605178833008</text:p>
          </table:table-cell>
          <table:table-cell table:style-name="ce1" office:value-type="float" office:value="0.233000755310059" calcext:value-type="float">
            <text:p>0.233000755310059</text:p>
          </table:table-cell>
          <table:table-cell table:style-name="ce1" office:value-type="float" office:value="0.222071170806885" calcext:value-type="float">
            <text:p>0.222071170806885</text:p>
          </table:table-cell>
          <table:table-cell table:style-name="ce1" office:value-type="float" office:value="0.230687856674194" calcext:value-type="float">
            <text:p>0.230687856674194</text:p>
          </table:table-cell>
          <table:table-cell table:style-name="ce1" office:value-type="float" office:value="0.239559888839722" calcext:value-type="float">
            <text:p>0.239559888839722</text:p>
          </table:table-cell>
          <table:table-cell table:style-name="ce1" office:value-type="float" office:value="0.232967376708984" calcext:value-type="float">
            <text:p>0.232967376708984</text:p>
          </table:table-cell>
          <table:table-cell table:style-name="ce1" office:value-type="float" office:value="0.232633352279663" calcext:value-type="float">
            <text:p>0.232633352279663</text:p>
          </table:table-cell>
          <table:table-cell table:style-name="ce1" office:value-type="float" office:value="0.232393264770508" calcext:value-type="float">
            <text:p>0.232393264770508</text:p>
          </table:table-cell>
          <table:table-cell table:style-name="ce1" office:value-type="float" office:value="0.102658987045288" calcext:value-type="float">
            <text:p>0.102658987045288</text:p>
          </table:table-cell>
          <table:table-cell table:style-name="ce1" office:value-type="float" office:value="0.247572422027588" calcext:value-type="float">
            <text:p>0.247572422027588</text:p>
          </table:table-cell>
          <table:table-cell table:style-name="ce1" office:value-type="float" office:value="0.243871450424194" calcext:value-type="float">
            <text:p>0.243871450424194</text:p>
          </table:table-cell>
          <table:table-cell table:style-name="ce1" office:value-type="float" office:value="0.248126268386841" calcext:value-type="float">
            <text:p>0.248126268386841</text:p>
          </table:table-cell>
          <table:table-cell table:style-name="ce1" office:value-type="float" office:value="0.222803354263306" calcext:value-type="float">
            <text:p>0.222803354263306</text:p>
          </table:table-cell>
          <table:table-cell table:style-name="ce1" office:value-type="float" office:value="0.235172986984253" calcext:value-type="float">
            <text:p>0.235172986984253</text:p>
          </table:table-cell>
          <table:table-cell table:style-name="ce1" office:value-type="float" office:value="0.25202465057373" calcext:value-type="float">
            <text:p>0.25202465057373</text:p>
          </table:table-cell>
          <table:table-cell table:style-name="ce1" office:value-type="float" office:value="0.244162082672119" calcext:value-type="float">
            <text:p>0.244162082672119</text:p>
          </table:table-cell>
          <table:table-cell table:style-name="ce1" office:value-type="float" office:value="0.257297039031982" calcext:value-type="float">
            <text:p>0.257297039031982</text:p>
          </table:table-cell>
          <table:table-cell table:style-name="ce1" office:value-type="float" office:value="0.226819038391113" calcext:value-type="float">
            <text:p>0.226819038391113</text:p>
          </table:table-cell>
          <table:table-cell table:style-name="ce1" office:value-type="float" office:value="0.11318850517273" calcext:value-type="float">
            <text:p>0.11318850517273</text:p>
          </table:table-cell>
          <table:table-cell table:style-name="ce1" office:value-type="float" office:value="0.279535055160522" calcext:value-type="float">
            <text:p>0.279535055160522</text:p>
          </table:table-cell>
          <table:table-cell table:style-name="ce1" office:value-type="float" office:value="0.201781034469604" calcext:value-type="float">
            <text:p>0.201781034469604</text:p>
          </table:table-cell>
          <table:table-cell table:style-name="ce1" office:value-type="float" office:value="0.232893228530884" calcext:value-type="float">
            <text:p>0.232893228530884</text:p>
          </table:table-cell>
          <table:table-cell table:style-name="ce1" office:value-type="float" office:value="0.217801809310913" calcext:value-type="float">
            <text:p>0.217801809310913</text:p>
          </table:table-cell>
          <table:table-cell table:style-name="ce1" office:value-type="float" office:value="0.23359203338623" calcext:value-type="float">
            <text:p>0.23359203338623</text:p>
          </table:table-cell>
          <table:table-cell table:style-name="ce1" office:value-type="float" office:value="0.225289583206177" calcext:value-type="float">
            <text:p>0.225289583206177</text:p>
          </table:table-cell>
          <table:table-cell table:style-name="ce1" office:value-type="float" office:value="0.243364095687866" calcext:value-type="float">
            <text:p>0.243364095687866</text:p>
          </table:table-cell>
          <table:table-cell table:style-name="ce1" office:value-type="float" office:value="0.231287717819214" calcext:value-type="float">
            <text:p>0.231287717819214</text:p>
          </table:table-cell>
          <table:table-cell table:style-name="ce1" office:value-type="float" office:value="0.236941814422607" calcext:value-type="float">
            <text:p>0.236941814422607</text:p>
          </table:table-cell>
          <table:table-cell table:style-name="ce1" office:value-type="float" office:value="0.100151777267456" calcext:value-type="float">
            <text:p>0.100151777267456</text:p>
          </table:table-cell>
          <table:table-cell table:style-name="ce1" office:value-type="float" office:value="0.258630990982056" calcext:value-type="float">
            <text:p>0.258630990982056</text:p>
          </table:table-cell>
          <table:table-cell table:style-name="ce1" office:value-type="float" office:value="0.225807666778564" calcext:value-type="float">
            <text:p>0.225807666778564</text:p>
          </table:table-cell>
          <table:table-cell table:style-name="ce1" office:value-type="float" office:value="0.233305692672729" calcext:value-type="float">
            <text:p>0.233305692672729</text:p>
          </table:table-cell>
          <table:table-cell table:style-name="ce1" office:value-type="float" office:value="0.25641655921936" calcext:value-type="float">
            <text:p>0.25641655921936</text:p>
          </table:table-cell>
          <table:table-cell table:style-name="ce1" office:value-type="float" office:value="0.262691020965576" calcext:value-type="float">
            <text:p>0.262691020965576</text:p>
          </table:table-cell>
          <table:table-cell table:style-name="ce1" office:value-type="float" office:value="0.231592655181885" calcext:value-type="float">
            <text:p>0.231592655181885</text:p>
          </table:table-cell>
          <table:table-cell table:style-name="ce1" office:value-type="float" office:value="0.234681129455566" calcext:value-type="float">
            <text:p>0.234681129455566</text:p>
          </table:table-cell>
          <table:table-cell table:style-name="ce1" office:value-type="float" office:value="0.226604461669922" calcext:value-type="float">
            <text:p>0.226604461669922</text:p>
          </table:table-cell>
          <table:table-cell table:style-name="ce1" office:value-type="float" office:value="0.216632843017578" calcext:value-type="float">
            <text:p>0.216632843017578</text:p>
          </table:table-cell>
          <table:table-cell table:style-name="ce1" office:value-type="float" office:value="0.112324476242065" calcext:value-type="float">
            <text:p>0.112324476242065</text:p>
          </table:table-cell>
          <table:table-cell table:style-name="ce1" office:value-type="float" office:value="0.247858047485352" calcext:value-type="float">
            <text:p>0.247858047485352</text:p>
          </table:table-cell>
          <table:table-cell table:style-name="ce1" office:value-type="float" office:value="0.257596731185913" calcext:value-type="float">
            <text:p>0.257596731185913</text:p>
          </table:table-cell>
          <table:table-cell table:style-name="ce1" office:value-type="float" office:value="0.238544702529907" calcext:value-type="float">
            <text:p>0.238544702529907</text:p>
          </table:table-cell>
          <table:table-cell table:style-name="ce1" office:value-type="float" office:value="0.247585535049438" calcext:value-type="float">
            <text:p>0.247585535049438</text:p>
          </table:table-cell>
          <table:table-cell table:style-name="ce1" office:value-type="float" office:value="0.231587409973145" calcext:value-type="float">
            <text:p>0.231587409973145</text:p>
          </table:table-cell>
          <table:table-cell table:style-name="ce1" office:value-type="float" office:value="0.268267393112183" calcext:value-type="float">
            <text:p>0.268267393112183</text:p>
          </table:table-cell>
          <table:table-cell table:style-name="ce1" office:value-type="float" office:value="0.267554998397827" calcext:value-type="float">
            <text:p>0.267554998397827</text:p>
          </table:table-cell>
          <table:table-cell table:style-name="ce1" office:value-type="float" office:value="0.23716139793396" calcext:value-type="float">
            <text:p>0.23716139793396</text:p>
          </table:table-cell>
          <table:table-cell table:style-name="ce1" office:value-type="float" office:value="0.248889446258545" calcext:value-type="float">
            <text:p>0.248889446258545</text:p>
          </table:table-cell>
          <table:table-cell table:style-name="ce1" office:value-type="float" office:value="0.106734037399292" calcext:value-type="float">
            <text:p>0.106734037399292</text:p>
          </table:table-cell>
          <table:table-cell table:style-name="ce1" office:value-type="float" office:value="0.241503715515137" calcext:value-type="float">
            <text:p>0.241503715515137</text:p>
          </table:table-cell>
          <table:table-cell table:style-name="ce1" office:value-type="float" office:value="0.226536273956299" calcext:value-type="float">
            <text:p>0.226536273956299</text:p>
          </table:table-cell>
          <table:table-cell table:style-name="ce1" office:value-type="float" office:value="0.247238874435425" calcext:value-type="float">
            <text:p>0.247238874435425</text:p>
          </table:table-cell>
          <table:table-cell table:style-name="ce1" office:value-type="float" office:value="0.242746829986572" calcext:value-type="float">
            <text:p>0.242746829986572</text:p>
          </table:table-cell>
          <table:table-cell table:style-name="ce1" office:value-type="float" office:value="0.232518196105957" calcext:value-type="float">
            <text:p>0.232518196105957</text:p>
          </table:table-cell>
          <table:table-cell table:style-name="ce1" office:value-type="float" office:value="0.237952947616577" calcext:value-type="float">
            <text:p>0.237952947616577</text:p>
          </table:table-cell>
          <table:table-cell table:style-name="ce1" office:value-type="float" office:value="0.241355419158936" calcext:value-type="float">
            <text:p>0.241355419158936</text:p>
          </table:table-cell>
          <table:table-cell table:style-name="ce1" office:value-type="float" office:value="0.241941213607788" calcext:value-type="float">
            <text:p>0.241941213607788</text:p>
          </table:table-cell>
          <table:table-cell table:style-name="ce1" office:value-type="float" office:value="0.225913524627686" calcext:value-type="float">
            <text:p>0.225913524627686</text:p>
          </table:table-cell>
          <table:table-cell table:style-name="ce1" office:value-type="float" office:value="0.100170612335205" calcext:value-type="float">
            <text:p>0.100170612335205</text:p>
          </table:table-cell>
          <table:table-cell table:style-name="ce1" office:value-type="float" office:value="0.126170873641968" calcext:value-type="float">
            <text:p>0.126170873641968</text:p>
          </table:table-cell>
          <table:table-cell table:style-name="ce1" office:value-type="float" office:value="0.256780862808228" calcext:value-type="float">
            <text:p>0.256780862808228</text:p>
          </table:table-cell>
          <table:table-cell table:style-name="ce1" office:value-type="float" office:value="0.238959789276123" calcext:value-type="float">
            <text:p>0.238959789276123</text:p>
          </table:table-cell>
          <table:table-cell table:style-name="ce1" office:value-type="float" office:value="0.255072355270386" calcext:value-type="float">
            <text:p>0.255072355270386</text:p>
          </table:table-cell>
          <table:table-cell table:style-name="ce1" office:value-type="float" office:value="0.230386734008789" calcext:value-type="float">
            <text:p>0.230386734008789</text:p>
          </table:table-cell>
          <table:table-cell table:style-name="ce1" office:value-type="float" office:value="0.242111682891846" calcext:value-type="float">
            <text:p>0.242111682891846</text:p>
          </table:table-cell>
          <table:table-cell table:style-name="ce1" office:value-type="float" office:value="0.265133380889893" calcext:value-type="float">
            <text:p>0.265133380889893</text:p>
          </table:table-cell>
          <table:table-cell table:style-name="ce1" office:value-type="float" office:value="0.233958959579468" calcext:value-type="float">
            <text:p>0.233958959579468</text:p>
          </table:table-cell>
          <table:table-cell table:style-name="ce1" office:value-type="float" office:value="0.244592428207397" calcext:value-type="float">
            <text:p>0.244592428207397</text:p>
          </table:table-cell>
          <table:table-cell table:style-name="ce1" office:value-type="float" office:value="0.259235143661499" calcext:value-type="float">
            <text:p>0.259235143661499</text:p>
          </table:table-cell>
          <table:table-cell table:style-name="ce1" office:value-type="float" office:value="0.0855062007904053" calcext:value-type="float">
            <text:p>0.085506200790405</text:p>
          </table:table-cell>
          <table:table-cell table:style-name="ce1" office:value-type="float" office:value="0.217254877090454" calcext:value-type="float">
            <text:p>0.217254877090454</text:p>
          </table:table-cell>
          <table:table-cell table:style-name="ce1" office:value-type="float" office:value="0.220030784606934" calcext:value-type="float">
            <text:p>0.220030784606934</text:p>
          </table:table-cell>
          <table:table-cell table:style-name="ce1" office:value-type="float" office:value="0.218803882598877" calcext:value-type="float">
            <text:p>0.218803882598877</text:p>
          </table:table-cell>
          <table:table-cell table:style-name="ce1" office:value-type="float" office:value="0.220230340957642" calcext:value-type="float">
            <text:p>0.220230340957642</text:p>
          </table:table-cell>
          <table:table-cell table:style-name="ce1" office:value-type="float" office:value="0.218195676803589" calcext:value-type="float">
            <text:p>0.218195676803589</text:p>
          </table:table-cell>
          <table:table-cell table:style-name="ce1" office:value-type="float" office:value="0.219969272613525" calcext:value-type="float">
            <text:p>0.219969272613525</text:p>
          </table:table-cell>
          <table:table-cell table:style-name="ce1" office:value-type="float" office:value="0.219446659088135" calcext:value-type="float">
            <text:p>0.219446659088135</text:p>
          </table:table-cell>
          <table:table-cell table:style-name="ce1" office:value-type="float" office:value="0.219238519668579" calcext:value-type="float">
            <text:p>0.219238519668579</text:p>
          </table:table-cell>
          <table:table-cell table:style-name="ce1" office:value-type="float" office:value="0.108771800994873" calcext:value-type="float">
            <text:p>0.108771800994873</text:p>
          </table:table-cell>
          <table:table-cell table:style-name="ce1" office:value-type="float" office:value="0.264728307723999" calcext:value-type="float">
            <text:p>0.264728307723999</text:p>
          </table:table-cell>
          <table:table-cell table:style-name="ce1" office:value-type="float" office:value="0.236636638641357" calcext:value-type="float">
            <text:p>0.236636638641357</text:p>
          </table:table-cell>
          <table:table-cell table:style-name="ce1" office:value-type="float" office:value="0.242676019668579" calcext:value-type="float">
            <text:p>0.242676019668579</text:p>
          </table:table-cell>
          <table:table-cell table:style-name="ce1" office:value-type="float" office:value="0.222179174423218" calcext:value-type="float">
            <text:p>0.222179174423218</text:p>
          </table:table-cell>
          <table:table-cell table:style-name="ce1" office:value-type="float" office:value="0.236071348190308" calcext:value-type="float">
            <text:p>0.236071348190308</text:p>
          </table:table-cell>
          <table:table-cell table:style-name="ce1" office:value-type="float" office:value="0.236572742462158" calcext:value-type="float">
            <text:p>0.236572742462158</text:p>
          </table:table-cell>
          <table:table-cell table:style-name="ce1" office:value-type="float" office:value="0.241946458816528" calcext:value-type="float">
            <text:p>0.241946458816528</text:p>
          </table:table-cell>
          <table:table-cell table:style-name="ce1" office:value-type="float" office:value="0.229526042938232" calcext:value-type="float">
            <text:p>0.229526042938232</text:p>
          </table:table-cell>
          <table:table-cell table:style-name="ce1" office:value-type="float" office:value="0.237133264541626" calcext:value-type="float">
            <text:p>0.237133264541626</text:p>
          </table:table-cell>
          <table:table-cell table:style-name="ce1" office:value-type="float" office:value="0.094618558883667" calcext:value-type="float">
            <text:p>0.094618558883667</text:p>
          </table:table-cell>
          <table:table-cell table:style-name="ce1" office:value-type="float" office:value="0.0878546237945557" calcext:value-type="float">
            <text:p>0.087854623794556</text:p>
          </table:table-cell>
          <table:table-cell table:style-name="ce1" office:value-type="float" office:value="0.220122098922729" calcext:value-type="float">
            <text:p>0.220122098922729</text:p>
          </table:table-cell>
          <table:table-cell table:style-name="ce1" office:value-type="float" office:value="0.220797061920166" calcext:value-type="float">
            <text:p>0.220797061920166</text:p>
          </table:table-cell>
          <table:table-cell table:style-name="ce1" office:value-type="float" office:value="0.21786093711853" calcext:value-type="float">
            <text:p>0.21786093711853</text:p>
          </table:table-cell>
          <table:table-cell table:style-name="ce1" office:value-type="float" office:value="0.230254650115967" calcext:value-type="float">
            <text:p>0.230254650115967</text:p>
          </table:table-cell>
          <table:table-cell table:style-name="ce1" office:value-type="float" office:value="0.222617149353027" calcext:value-type="float">
            <text:p>0.222617149353027</text:p>
          </table:table-cell>
          <table:table-cell table:style-name="ce1" office:value-type="float" office:value="0.222727537155151" calcext:value-type="float">
            <text:p>0.222727537155151</text:p>
          </table:table-cell>
          <table:table-cell table:style-name="ce1" office:value-type="float" office:value="0.221712589263916" calcext:value-type="float">
            <text:p>0.221712589263916</text:p>
          </table:table-cell>
          <table:table-cell table:style-name="ce1" office:value-type="float" office:value="0.225229024887085" calcext:value-type="float">
            <text:p>0.225229024887085</text:p>
          </table:table-cell>
          <table:table-cell table:style-name="ce1" office:value-type="float" office:value="0.219260189533234" calcext:value-type="float">
            <text:p>0.219260189533234</text:p>
          </table:table-cell>
          <table:table-cell table:style-name="ce1" office:value-type="float" office:value="0.0855062007904053" calcext:value-type="float">
            <text:p>0.085506200790405</text:p>
          </table:table-cell>
          <table:table-cell table:style-name="ce1" office:value-type="float" office:value="0.279535055160522" calcext:value-type="float">
            <text:p>0.279535055160522</text:p>
          </table:table-cell>
          <table:table-cell table:style-name="ce1" office:value-type="float" office:value="21.9260189533234" calcext:value-type="float">
            <text:p>21.926018953323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474157333374" calcext:value-type="float">
            <text:p>0.10474157333374</text:p>
          </table:table-cell>
          <table:table-cell table:style-name="ce1" office:value-type="float" office:value="0.103163003921509" calcext:value-type="float">
            <text:p>0.103163003921509</text:p>
          </table:table-cell>
          <table:table-cell table:style-name="ce1" office:value-type="float" office:value="0.27167797088623" calcext:value-type="float">
            <text:p>0.27167797088623</text:p>
          </table:table-cell>
          <table:table-cell table:style-name="ce1" office:value-type="float" office:value="0.237627029418945" calcext:value-type="float">
            <text:p>0.237627029418945</text:p>
          </table:table-cell>
          <table:table-cell table:style-name="ce1" office:value-type="float" office:value="0.24889874458313" calcext:value-type="float">
            <text:p>0.24889874458313</text:p>
          </table:table-cell>
          <table:table-cell table:style-name="ce1" office:value-type="float" office:value="0.217808246612549" calcext:value-type="float">
            <text:p>0.217808246612549</text:p>
          </table:table-cell>
          <table:table-cell table:style-name="ce1" office:value-type="float" office:value="0.223451375961304" calcext:value-type="float">
            <text:p>0.223451375961304</text:p>
          </table:table-cell>
          <table:table-cell table:style-name="ce1" office:value-type="float" office:value="0.217546224594116" calcext:value-type="float">
            <text:p>0.217546224594116</text:p>
          </table:table-cell>
          <table:table-cell table:style-name="ce1" office:value-type="float" office:value="0.228492736816406" calcext:value-type="float">
            <text:p>0.228492736816406</text:p>
          </table:table-cell>
          <table:table-cell table:style-name="ce1" office:value-type="float" office:value="0.223302125930786" calcext:value-type="float">
            <text:p>0.223302125930786</text:p>
          </table:table-cell>
          <table:table-cell table:style-name="ce1" office:value-type="float" office:value="0.226058483123779" calcext:value-type="float">
            <text:p>0.226058483123779</text:p>
          </table:table-cell>
          <table:table-cell table:style-name="ce1" office:value-type="float" office:value="0.231140613555908" calcext:value-type="float">
            <text:p>0.231140613555908</text:p>
          </table:table-cell>
          <table:table-cell table:style-name="ce1" office:value-type="float" office:value="0.101125240325928" calcext:value-type="float">
            <text:p>0.101125240325928</text:p>
          </table:table-cell>
          <table:table-cell table:style-name="ce1" office:value-type="float" office:value="0.255619525909424" calcext:value-type="float">
            <text:p>0.255619525909424</text:p>
          </table:table-cell>
          <table:table-cell table:style-name="ce1" office:value-type="float" office:value="0.221834897994995" calcext:value-type="float">
            <text:p>0.221834897994995</text:p>
          </table:table-cell>
          <table:table-cell table:style-name="ce1" office:value-type="float" office:value="0.221687793731689" calcext:value-type="float">
            <text:p>0.221687793731689</text:p>
          </table:table-cell>
          <table:table-cell table:style-name="ce1" office:value-type="float" office:value="0.22061276435852" calcext:value-type="float">
            <text:p>0.22061276435852</text:p>
          </table:table-cell>
          <table:table-cell table:style-name="ce1" office:value-type="float" office:value="0.217450380325317" calcext:value-type="float">
            <text:p>0.217450380325317</text:p>
          </table:table-cell>
          <table:table-cell table:style-name="ce1" office:value-type="float" office:value="0.223279476165771" calcext:value-type="float">
            <text:p>0.223279476165771</text:p>
          </table:table-cell>
          <table:table-cell table:style-name="ce1" office:value-type="float" office:value="0.221139669418335" calcext:value-type="float">
            <text:p>0.221139669418335</text:p>
          </table:table-cell>
          <table:table-cell table:style-name="ce1" office:value-type="float" office:value="0.112321853637695" calcext:value-type="float">
            <text:p>0.112321853637695</text:p>
          </table:table-cell>
          <table:table-cell table:style-name="ce1" office:value-type="float" office:value="0.251913070678711" calcext:value-type="float">
            <text:p>0.251913070678711</text:p>
          </table:table-cell>
          <table:table-cell table:style-name="ce1" office:value-type="float" office:value="0.254812955856323" calcext:value-type="float">
            <text:p>0.254812955856323</text:p>
          </table:table-cell>
          <table:table-cell table:style-name="ce1" office:value-type="float" office:value="0.0897467136383057" calcext:value-type="float">
            <text:p>0.089746713638306</text:p>
          </table:table-cell>
          <table:table-cell table:style-name="ce1" office:value-type="float" office:value="0.230483770370483" calcext:value-type="float">
            <text:p>0.230483770370483</text:p>
          </table:table-cell>
          <table:table-cell table:style-name="ce1" office:value-type="float" office:value="0.092827320098877" calcext:value-type="float">
            <text:p>0.092827320098877</text:p>
          </table:table-cell>
          <table:table-cell table:style-name="ce1" office:value-type="float" office:value="0.231905460357666" calcext:value-type="float">
            <text:p>0.231905460357666</text:p>
          </table:table-cell>
          <table:table-cell table:style-name="ce1" office:value-type="float" office:value="0.231330871582031" calcext:value-type="float">
            <text:p>0.231330871582031</text:p>
          </table:table-cell>
          <table:table-cell table:style-name="ce1" office:value-type="float" office:value="0.268569231033325" calcext:value-type="float">
            <text:p>0.268569231033325</text:p>
          </table:table-cell>
          <table:table-cell table:style-name="ce1" office:value-type="float" office:value="0.22857928276062" calcext:value-type="float">
            <text:p>0.22857928276062</text:p>
          </table:table-cell>
          <table:table-cell table:style-name="ce1" office:value-type="float" office:value="0.249759435653687" calcext:value-type="float">
            <text:p>0.249759435653687</text:p>
          </table:table-cell>
          <table:table-cell table:style-name="ce1" office:value-type="float" office:value="0.229045867919922" calcext:value-type="float">
            <text:p>0.229045867919922</text:p>
          </table:table-cell>
          <table:table-cell table:style-name="ce1" office:value-type="float" office:value="0.25194239616394" calcext:value-type="float">
            <text:p>0.25194239616394</text:p>
          </table:table-cell>
          <table:table-cell table:style-name="ce1" office:value-type="float" office:value="0.235685110092163" calcext:value-type="float">
            <text:p>0.235685110092163</text:p>
          </table:table-cell>
          <table:table-cell table:style-name="ce1" office:value-type="float" office:value="0.0880270004272461" calcext:value-type="float">
            <text:p>0.088027000427246</text:p>
          </table:table-cell>
          <table:table-cell table:style-name="ce1" office:value-type="float" office:value="0.0884530544281006" calcext:value-type="float">
            <text:p>0.088453054428101</text:p>
          </table:table-cell>
          <table:table-cell table:style-name="ce1" office:value-type="float" office:value="0.21762752532959" calcext:value-type="float">
            <text:p>0.21762752532959</text:p>
          </table:table-cell>
          <table:table-cell table:style-name="ce1" office:value-type="float" office:value="0.218160152435303" calcext:value-type="float">
            <text:p>0.218160152435303</text:p>
          </table:table-cell>
          <table:table-cell table:style-name="ce1" office:value-type="float" office:value="0.221160173416138" calcext:value-type="float">
            <text:p>0.221160173416138</text:p>
          </table:table-cell>
          <table:table-cell table:style-name="ce1" office:value-type="float" office:value="0.227317094802856" calcext:value-type="float">
            <text:p>0.227317094802856</text:p>
          </table:table-cell>
          <table:table-cell table:style-name="ce1" office:value-type="float" office:value="0.134329080581665" calcext:value-type="float">
            <text:p>0.134329080581665</text:p>
          </table:table-cell>
          <table:table-cell table:style-name="ce1" office:value-type="float" office:value="0.243366479873657" calcext:value-type="float">
            <text:p>0.243366479873657</text:p>
          </table:table-cell>
          <table:table-cell table:style-name="ce1" office:value-type="float" office:value="0.227771282196045" calcext:value-type="float">
            <text:p>0.227771282196045</text:p>
          </table:table-cell>
          <table:table-cell table:style-name="ce1" office:value-type="float" office:value="0.232269763946533" calcext:value-type="float">
            <text:p>0.232269763946533</text:p>
          </table:table-cell>
          <table:table-cell table:style-name="ce1" office:value-type="float" office:value="0.242799758911133" calcext:value-type="float">
            <text:p>0.242799758911133</text:p>
          </table:table-cell>
          <table:table-cell table:style-name="ce1" office:value-type="float" office:value="0.219865798950195" calcext:value-type="float">
            <text:p>0.219865798950195</text:p>
          </table:table-cell>
          <table:table-cell table:style-name="ce1" office:value-type="float" office:value="0.227856159210205" calcext:value-type="float">
            <text:p>0.227856159210205</text:p>
          </table:table-cell>
          <table:table-cell table:style-name="ce1" office:value-type="float" office:value="0.231847286224365" calcext:value-type="float">
            <text:p>0.231847286224365</text:p>
          </table:table-cell>
          <table:table-cell table:style-name="ce1" office:value-type="float" office:value="0.233470678329468" calcext:value-type="float">
            <text:p>0.233470678329468</text:p>
          </table:table-cell>
          <table:table-cell table:style-name="ce1" office:value-type="float" office:value="0.239828109741211" calcext:value-type="float">
            <text:p>0.239828109741211</text:p>
          </table:table-cell>
          <table:table-cell table:style-name="ce1" office:value-type="float" office:value="0.250269651412964" calcext:value-type="float">
            <text:p>0.250269651412964</text:p>
          </table:table-cell>
          <table:table-cell table:style-name="ce1" office:value-type="float" office:value="0.0930612087249756" calcext:value-type="float">
            <text:p>0.093061208724976</text:p>
          </table:table-cell>
          <table:table-cell table:style-name="ce1" office:value-type="float" office:value="0.209552049636841" calcext:value-type="float">
            <text:p>0.209552049636841</text:p>
          </table:table-cell>
          <table:table-cell table:style-name="ce1" office:value-type="float" office:value="0.220840215682983" calcext:value-type="float">
            <text:p>0.220840215682983</text:p>
          </table:table-cell>
          <table:table-cell table:style-name="ce1" office:value-type="float" office:value="0.223324537277222" calcext:value-type="float">
            <text:p>0.223324537277222</text:p>
          </table:table-cell>
          <table:table-cell table:style-name="ce1" office:value-type="float" office:value="0.219604253768921" calcext:value-type="float">
            <text:p>0.219604253768921</text:p>
          </table:table-cell>
          <table:table-cell table:style-name="ce1" office:value-type="float" office:value="0.223352909088135" calcext:value-type="float">
            <text:p>0.223352909088135</text:p>
          </table:table-cell>
          <table:table-cell table:style-name="ce1" office:value-type="float" office:value="0.218042135238647" calcext:value-type="float">
            <text:p>0.218042135238647</text:p>
          </table:table-cell>
          <table:table-cell table:style-name="ce1" office:value-type="float" office:value="0.225137710571289" calcext:value-type="float">
            <text:p>0.225137710571289</text:p>
          </table:table-cell>
          <table:table-cell table:style-name="ce1" office:value-type="float" office:value="0.216823577880859" calcext:value-type="float">
            <text:p>0.216823577880859</text:p>
          </table:table-cell>
          <table:table-cell table:style-name="ce1" office:value-type="float" office:value="0.107119083404541" calcext:value-type="float">
            <text:p>0.107119083404541</text:p>
          </table:table-cell>
          <table:table-cell table:style-name="ce1" office:value-type="float" office:value="0.25711727142334" calcext:value-type="float">
            <text:p>0.25711727142334</text:p>
          </table:table-cell>
          <table:table-cell table:style-name="ce1" office:value-type="float" office:value="0.0860941410064697" calcext:value-type="float">
            <text:p>0.08609414100647</text:p>
          </table:table-cell>
          <table:table-cell table:style-name="ce1" office:value-type="float" office:value="0.216621875762939" calcext:value-type="float">
            <text:p>0.216621875762939</text:p>
          </table:table-cell>
          <table:table-cell table:style-name="ce1" office:value-type="float" office:value="0.218281984329224" calcext:value-type="float">
            <text:p>0.218281984329224</text:p>
          </table:table-cell>
          <table:table-cell table:style-name="ce1" office:value-type="float" office:value="0.221460342407227" calcext:value-type="float">
            <text:p>0.221460342407227</text:p>
          </table:table-cell>
          <table:table-cell table:style-name="ce1" office:value-type="float" office:value="0.21842885017395" calcext:value-type="float">
            <text:p>0.21842885017395</text:p>
          </table:table-cell>
          <table:table-cell table:style-name="ce1" office:value-type="float" office:value="0.218695402145386" calcext:value-type="float">
            <text:p>0.218695402145386</text:p>
          </table:table-cell>
          <table:table-cell table:style-name="ce1" office:value-type="float" office:value="0.259403705596924" calcext:value-type="float">
            <text:p>0.259403705596924</text:p>
          </table:table-cell>
          <table:table-cell table:style-name="ce1" office:value-type="float" office:value="0.229684114456177" calcext:value-type="float">
            <text:p>0.229684114456177</text:p>
          </table:table-cell>
          <table:table-cell table:style-name="ce1" office:value-type="float" office:value="0.249918460845947" calcext:value-type="float">
            <text:p>0.249918460845947</text:p>
          </table:table-cell>
          <table:table-cell table:style-name="ce1" office:value-type="float" office:value="0.0854687690734863" calcext:value-type="float">
            <text:p>0.085468769073486</text:p>
          </table:table-cell>
          <table:table-cell table:style-name="ce1" office:value-type="float" office:value="0.0873737335205078" calcext:value-type="float">
            <text:p>0.087373733520508</text:p>
          </table:table-cell>
          <table:table-cell table:style-name="ce1" office:value-type="float" office:value="0.231330156326294" calcext:value-type="float">
            <text:p>0.231330156326294</text:p>
          </table:table-cell>
          <table:table-cell table:style-name="ce1" office:value-type="float" office:value="0.223452091217041" calcext:value-type="float">
            <text:p>0.223452091217041</text:p>
          </table:table-cell>
          <table:table-cell table:style-name="ce1" office:value-type="float" office:value="0.226210594177246" calcext:value-type="float">
            <text:p>0.226210594177246</text:p>
          </table:table-cell>
          <table:table-cell table:style-name="ce1" office:value-type="float" office:value="0.21544623374939" calcext:value-type="float">
            <text:p>0.21544623374939</text:p>
          </table:table-cell>
          <table:table-cell table:style-name="ce1" office:value-type="float" office:value="0.223409175872803" calcext:value-type="float">
            <text:p>0.223409175872803</text:p>
          </table:table-cell>
          <table:table-cell table:style-name="ce1" office:value-type="float" office:value="0.219055891036987" calcext:value-type="float">
            <text:p>0.219055891036987</text:p>
          </table:table-cell>
          <table:table-cell table:style-name="ce1" office:value-type="float" office:value="0.22079610824585" calcext:value-type="float">
            <text:p>0.22079610824585</text:p>
          </table:table-cell>
          <table:table-cell table:style-name="ce1" office:value-type="float" office:value="0.105887889862061" calcext:value-type="float">
            <text:p>0.105887889862061</text:p>
          </table:table-cell>
          <table:table-cell table:style-name="ce1" office:value-type="float" office:value="0.102495193481445" calcext:value-type="float">
            <text:p>0.102495193481445</text:p>
          </table:table-cell>
          <table:table-cell table:style-name="ce1" office:value-type="float" office:value="0.227100133895874" calcext:value-type="float">
            <text:p>0.227100133895874</text:p>
          </table:table-cell>
          <table:table-cell table:style-name="ce1" office:value-type="float" office:value="0.219696998596191" calcext:value-type="float">
            <text:p>0.219696998596191</text:p>
          </table:table-cell>
          <table:table-cell table:style-name="ce1" office:value-type="float" office:value="0.226373672485352" calcext:value-type="float">
            <text:p>0.226373672485352</text:p>
          </table:table-cell>
          <table:table-cell table:style-name="ce1" office:value-type="float" office:value="0.220063924789429" calcext:value-type="float">
            <text:p>0.220063924789429</text:p>
          </table:table-cell>
          <table:table-cell table:style-name="ce1" office:value-type="float" office:value="0.218202590942383" calcext:value-type="float">
            <text:p>0.218202590942383</text:p>
          </table:table-cell>
          <table:table-cell table:style-name="ce1" office:value-type="float" office:value="0.227435111999512" calcext:value-type="float">
            <text:p>0.227435111999512</text:p>
          </table:table-cell>
          <table:table-cell table:style-name="ce1" office:value-type="float" office:value="0.22222900390625" calcext:value-type="float">
            <text:p>0.22222900390625</text:p>
          </table:table-cell>
          <table:table-cell table:style-name="ce1" office:value-type="float" office:value="0.228517532348633" calcext:value-type="float">
            <text:p>0.228517532348633</text:p>
          </table:table-cell>
          <table:table-cell table:style-name="ce1" office:value-type="float" office:value="0.241551399230957" calcext:value-type="float">
            <text:p>0.241551399230957</text:p>
          </table:table-cell>
          <table:table-cell table:style-name="ce1" office:value-type="float" office:value="0.100395679473877" calcext:value-type="float">
            <text:p>0.100395679473877</text:p>
          </table:table-cell>
          <table:table-cell table:style-name="ce1" office:value-type="float" office:value="0.222476243972778" calcext:value-type="float">
            <text:p>0.222476243972778</text:p>
          </table:table-cell>
          <table:table-cell table:style-name="ce1" office:value-type="float" office:value="0.218764781951904" calcext:value-type="float">
            <text:p>0.218764781951904</text:p>
          </table:table-cell>
          <table:table-cell table:style-name="ce1" office:value-type="float" office:value="0.236819744110107" calcext:value-type="float">
            <text:p>0.236819744110107</text:p>
          </table:table-cell>
          <table:table-cell table:style-name="ce1" office:value-type="float" office:value="0.0919070243835449" calcext:value-type="float">
            <text:p>0.091907024383545</text:p>
          </table:table-cell>
          <table:table-cell table:style-name="ce1" office:value-type="float" office:value="0.0927462577819824" calcext:value-type="float">
            <text:p>0.092746257781983</text:p>
          </table:table-cell>
          <table:table-cell table:style-name="ce1" office:value-type="float" office:value="0.236053705215454" calcext:value-type="float">
            <text:p>0.236053705215454</text:p>
          </table:table-cell>
          <table:table-cell table:style-name="ce1" office:value-type="float" office:value="0.218102931976318" calcext:value-type="float">
            <text:p>0.218102931976318</text:p>
          </table:table-cell>
          <table:table-cell table:style-name="ce1" office:value-type="float" office:value="0.238180637359619" calcext:value-type="float">
            <text:p>0.238180637359619</text:p>
          </table:table-cell>
          <table:table-cell table:style-name="ce1" office:value-type="float" office:value="0.204801073074341" calcext:value-type="float">
            <text:p>0.204801073074341</text:p>
          </table:table-cell>
          <table:table-cell table:style-name="ce1" office:value-type="float" office:value="0.0854687690734863" calcext:value-type="float">
            <text:p>0.085468769073486</text:p>
          </table:table-cell>
          <table:table-cell table:style-name="ce1" office:value-type="float" office:value="0.27167797088623" calcext:value-type="float">
            <text:p>0.27167797088623</text:p>
          </table:table-cell>
          <table:table-cell table:style-name="ce1" office:value-type="float" office:value="20.4801073074341" calcext:value-type="float">
            <text:p>20.48010730743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50601148605347" calcext:value-type="float">
            <text:p>0.150601148605347</text:p>
          </table:table-cell>
          <table:table-cell table:style-name="ce1" office:value-type="float" office:value="0.243241548538208" calcext:value-type="float">
            <text:p>0.243241548538208</text:p>
          </table:table-cell>
          <table:table-cell table:style-name="ce1" office:value-type="float" office:value="0.22854208946228" calcext:value-type="float">
            <text:p>0.22854208946228</text:p>
          </table:table-cell>
          <table:table-cell table:style-name="ce1" office:value-type="float" office:value="0.0879240036010742" calcext:value-type="float">
            <text:p>0.087924003601074</text:p>
          </table:table-cell>
          <table:table-cell table:style-name="ce1" office:value-type="float" office:value="0.0934667587280273" calcext:value-type="float">
            <text:p>0.093466758728027</text:p>
          </table:table-cell>
          <table:table-cell table:style-name="ce1" office:value-type="float" office:value="0.236738920211792" calcext:value-type="float">
            <text:p>0.236738920211792</text:p>
          </table:table-cell>
          <table:table-cell table:style-name="ce1" office:value-type="float" office:value="0.218533039093018" calcext:value-type="float">
            <text:p>0.218533039093018</text:p>
          </table:table-cell>
          <table:table-cell table:style-name="ce1" office:value-type="float" office:value="0.235889434814453" calcext:value-type="float">
            <text:p>0.235889434814453</text:p>
          </table:table-cell>
          <table:table-cell table:style-name="ce1" office:value-type="float" office:value="0.257095813751221" calcext:value-type="float">
            <text:p>0.257095813751221</text:p>
          </table:table-cell>
          <table:table-cell table:style-name="ce1" office:value-type="float" office:value="0.256187915802002" calcext:value-type="float">
            <text:p>0.256187915802002</text:p>
          </table:table-cell>
          <table:table-cell table:style-name="ce1" office:value-type="float" office:value="0.236122369766235" calcext:value-type="float">
            <text:p>0.236122369766235</text:p>
          </table:table-cell>
          <table:table-cell table:style-name="ce1" office:value-type="float" office:value="0.251184701919556" calcext:value-type="float">
            <text:p>0.251184701919556</text:p>
          </table:table-cell>
          <table:table-cell table:style-name="ce1" office:value-type="float" office:value="0.0898668766021729" calcext:value-type="float">
            <text:p>0.089866876602173</text:p>
          </table:table-cell>
          <table:table-cell table:style-name="ce1" office:value-type="float" office:value="0.224581241607666" calcext:value-type="float">
            <text:p>0.224581241607666</text:p>
          </table:table-cell>
          <table:table-cell table:style-name="ce1" office:value-type="float" office:value="0.231435775756836" calcext:value-type="float">
            <text:p>0.231435775756836</text:p>
          </table:table-cell>
          <table:table-cell table:style-name="ce1" office:value-type="float" office:value="0.0991947650909424" calcext:value-type="float">
            <text:p>0.099194765090942</text:p>
          </table:table-cell>
          <table:table-cell table:style-name="ce1" office:value-type="float" office:value="0.218280792236328" calcext:value-type="float">
            <text:p>0.218280792236328</text:p>
          </table:table-cell>
          <table:table-cell table:style-name="ce1" office:value-type="float" office:value="0.093951940536499" calcext:value-type="float">
            <text:p>0.093951940536499</text:p>
          </table:table-cell>
          <table:table-cell table:style-name="ce1" office:value-type="float" office:value="0.22135591506958" calcext:value-type="float">
            <text:p>0.22135591506958</text:p>
          </table:table-cell>
          <table:table-cell table:style-name="ce1" office:value-type="float" office:value="0.214799880981445" calcext:value-type="float">
            <text:p>0.214799880981445</text:p>
          </table:table-cell>
          <table:table-cell table:style-name="ce1" office:value-type="float" office:value="0.100051879882813" calcext:value-type="float">
            <text:p>0.100051879882813</text:p>
          </table:table-cell>
          <table:table-cell table:style-name="ce1" office:value-type="float" office:value="0.126456022262573" calcext:value-type="float">
            <text:p>0.126456022262573</text:p>
          </table:table-cell>
          <table:table-cell table:style-name="ce1" office:value-type="float" office:value="0.264268398284912" calcext:value-type="float">
            <text:p>0.264268398284912</text:p>
          </table:table-cell>
          <table:table-cell table:style-name="ce1" office:value-type="float" office:value="0.230835437774658" calcext:value-type="float">
            <text:p>0.230835437774658</text:p>
          </table:table-cell>
          <table:table-cell table:style-name="ce1" office:value-type="float" office:value="0.25601053237915" calcext:value-type="float">
            <text:p>0.25601053237915</text:p>
          </table:table-cell>
          <table:table-cell table:style-name="ce1" office:value-type="float" office:value="0.272668600082397" calcext:value-type="float">
            <text:p>0.272668600082397</text:p>
          </table:table-cell>
          <table:table-cell table:style-name="ce1" office:value-type="float" office:value="0.256382703781128" calcext:value-type="float">
            <text:p>0.256382703781128</text:p>
          </table:table-cell>
          <table:table-cell table:style-name="ce1" office:value-type="float" office:value="0.255174875259399" calcext:value-type="float">
            <text:p>0.255174875259399</text:p>
          </table:table-cell>
          <table:table-cell table:style-name="ce1" office:value-type="float" office:value="0.23592734336853" calcext:value-type="float">
            <text:p>0.23592734336853</text:p>
          </table:table-cell>
          <table:table-cell table:style-name="ce1" office:value-type="float" office:value="0.218438386917114" calcext:value-type="float">
            <text:p>0.218438386917114</text:p>
          </table:table-cell>
          <table:table-cell table:style-name="ce1" office:value-type="float" office:value="0.23711085319519" calcext:value-type="float">
            <text:p>0.23711085319519</text:p>
          </table:table-cell>
          <table:table-cell table:style-name="ce1" office:value-type="float" office:value="0.235788345336914" calcext:value-type="float">
            <text:p>0.235788345336914</text:p>
          </table:table-cell>
          <table:table-cell table:style-name="ce1" office:value-type="float" office:value="0.220960140228271" calcext:value-type="float">
            <text:p>0.220960140228271</text:p>
          </table:table-cell>
          <table:table-cell table:style-name="ce1" office:value-type="float" office:value="0.25591516494751" calcext:value-type="float">
            <text:p>0.25591516494751</text:p>
          </table:table-cell>
          <table:table-cell table:style-name="ce1" office:value-type="float" office:value="0.251327991485596" calcext:value-type="float">
            <text:p>0.251327991485596</text:p>
          </table:table-cell>
          <table:table-cell table:style-name="ce1" office:value-type="float" office:value="0.103198766708374" calcext:value-type="float">
            <text:p>0.103198766708374</text:p>
          </table:table-cell>
          <table:table-cell table:style-name="ce1" office:value-type="float" office:value="0.110276460647583" calcext:value-type="float">
            <text:p>0.110276460647583</text:p>
          </table:table-cell>
          <table:table-cell table:style-name="ce1" office:value-type="float" office:value="0.203111886978149" calcext:value-type="float">
            <text:p>0.203111886978149</text:p>
          </table:table-cell>
          <table:table-cell table:style-name="ce1" office:value-type="float" office:value="0.219563484191895" calcext:value-type="float">
            <text:p>0.219563484191895</text:p>
          </table:table-cell>
          <table:table-cell table:style-name="ce1" office:value-type="float" office:value="0.125020027160645" calcext:value-type="float">
            <text:p>0.125020027160645</text:p>
          </table:table-cell>
          <table:table-cell table:style-name="ce1" office:value-type="float" office:value="0.123299360275269" calcext:value-type="float">
            <text:p>0.123299360275269</text:p>
          </table:table-cell>
          <table:table-cell table:style-name="ce1" office:value-type="float" office:value="0.271273374557495" calcext:value-type="float">
            <text:p>0.271273374557495</text:p>
          </table:table-cell>
          <table:table-cell table:style-name="ce1" office:value-type="float" office:value="0.235023736953735" calcext:value-type="float">
            <text:p>0.235023736953735</text:p>
          </table:table-cell>
          <table:table-cell table:style-name="ce1" office:value-type="float" office:value="0.220404386520386" calcext:value-type="float">
            <text:p>0.220404386520386</text:p>
          </table:table-cell>
          <table:table-cell table:style-name="ce1" office:value-type="float" office:value="0.253251791000366" calcext:value-type="float">
            <text:p>0.253251791000366</text:p>
          </table:table-cell>
          <table:table-cell table:style-name="ce1" office:value-type="float" office:value="0.2466721534729" calcext:value-type="float">
            <text:p>0.2466721534729</text:p>
          </table:table-cell>
          <table:table-cell table:style-name="ce1" office:value-type="float" office:value="0.227924108505249" calcext:value-type="float">
            <text:p>0.227924108505249</text:p>
          </table:table-cell>
          <table:table-cell table:style-name="ce1" office:value-type="float" office:value="0.235479831695557" calcext:value-type="float">
            <text:p>0.235479831695557</text:p>
          </table:table-cell>
          <table:table-cell table:style-name="ce1" office:value-type="float" office:value="0.230130434036255" calcext:value-type="float">
            <text:p>0.230130434036255</text:p>
          </table:table-cell>
          <table:table-cell table:style-name="ce1" office:value-type="float" office:value="0.238515377044678" calcext:value-type="float">
            <text:p>0.238515377044678</text:p>
          </table:table-cell>
          <table:table-cell table:style-name="ce1" office:value-type="float" office:value="0.263914823532104" calcext:value-type="float">
            <text:p>0.263914823532104</text:p>
          </table:table-cell>
          <table:table-cell table:style-name="ce1" office:value-type="float" office:value="0.227626085281372" calcext:value-type="float">
            <text:p>0.227626085281372</text:p>
          </table:table-cell>
          <table:table-cell table:style-name="ce1" office:value-type="float" office:value="0.0894081592559814" calcext:value-type="float">
            <text:p>0.089408159255982</text:p>
          </table:table-cell>
          <table:table-cell table:style-name="ce1" office:value-type="float" office:value="0.0845034122467041" calcext:value-type="float">
            <text:p>0.084503412246704</text:p>
          </table:table-cell>
          <table:table-cell table:style-name="ce1" office:value-type="float" office:value="0.122152805328369" calcext:value-type="float">
            <text:p>0.122152805328369</text:p>
          </table:table-cell>
          <table:table-cell table:style-name="ce1" office:value-type="float" office:value="0.223164796829224" calcext:value-type="float">
            <text:p>0.223164796829224</text:p>
          </table:table-cell>
          <table:table-cell table:style-name="ce1" office:value-type="float" office:value="0.218153715133667" calcext:value-type="float">
            <text:p>0.218153715133667</text:p>
          </table:table-cell>
          <table:table-cell table:style-name="ce1" office:value-type="float" office:value="0.220802783966064" calcext:value-type="float">
            <text:p>0.220802783966064</text:p>
          </table:table-cell>
          <table:table-cell table:style-name="ce1" office:value-type="float" office:value="0.217093467712402" calcext:value-type="float">
            <text:p>0.217093467712402</text:p>
          </table:table-cell>
          <table:table-cell table:style-name="ce1" office:value-type="float" office:value="0.223238945007324" calcext:value-type="float">
            <text:p>0.223238945007324</text:p>
          </table:table-cell>
          <table:table-cell table:style-name="ce1" office:value-type="float" office:value="0.102211475372314" calcext:value-type="float">
            <text:p>0.102211475372314</text:p>
          </table:table-cell>
          <table:table-cell table:style-name="ce1" office:value-type="float" office:value="0.25399899482727" calcext:value-type="float">
            <text:p>0.25399899482727</text:p>
          </table:table-cell>
          <table:table-cell table:style-name="ce1" office:value-type="float" office:value="0.225520133972168" calcext:value-type="float">
            <text:p>0.225520133972168</text:p>
          </table:table-cell>
          <table:table-cell table:style-name="ce1" office:value-type="float" office:value="0.23228120803833" calcext:value-type="float">
            <text:p>0.23228120803833</text:p>
          </table:table-cell>
          <table:table-cell table:style-name="ce1" office:value-type="float" office:value="0.245513200759888" calcext:value-type="float">
            <text:p>0.245513200759888</text:p>
          </table:table-cell>
          <table:table-cell table:style-name="ce1" office:value-type="float" office:value="0.252508401870728" calcext:value-type="float">
            <text:p>0.252508401870728</text:p>
          </table:table-cell>
          <table:table-cell table:style-name="ce1" office:value-type="float" office:value="0.2366623878479" calcext:value-type="float">
            <text:p>0.2366623878479</text:p>
          </table:table-cell>
          <table:table-cell table:style-name="ce1" office:value-type="float" office:value="0.234758138656616" calcext:value-type="float">
            <text:p>0.234758138656616</text:p>
          </table:table-cell>
          <table:table-cell table:style-name="ce1" office:value-type="float" office:value="0.242232799530029" calcext:value-type="float">
            <text:p>0.242232799530029</text:p>
          </table:table-cell>
          <table:table-cell table:style-name="ce1" office:value-type="float" office:value="0.238151550292969" calcext:value-type="float">
            <text:p>0.238151550292969</text:p>
          </table:table-cell>
          <table:table-cell table:style-name="ce1" office:value-type="float" office:value="0.227150678634644" calcext:value-type="float">
            <text:p>0.227150678634644</text:p>
          </table:table-cell>
          <table:table-cell table:style-name="ce1" office:value-type="float" office:value="0.228125095367432" calcext:value-type="float">
            <text:p>0.228125095367432</text:p>
          </table:table-cell>
          <table:table-cell table:style-name="ce1" office:value-type="float" office:value="0.0928149223327637" calcext:value-type="float">
            <text:p>0.092814922332764</text:p>
          </table:table-cell>
          <table:table-cell table:style-name="ce1" office:value-type="float" office:value="0.224078178405762" calcext:value-type="float">
            <text:p>0.224078178405762</text:p>
          </table:table-cell>
          <table:table-cell table:style-name="ce1" office:value-type="float" office:value="0.227903127670288" calcext:value-type="float">
            <text:p>0.227903127670288</text:p>
          </table:table-cell>
          <table:table-cell table:style-name="ce1" office:value-type="float" office:value="0.226095914840698" calcext:value-type="float">
            <text:p>0.226095914840698</text:p>
          </table:table-cell>
          <table:table-cell table:style-name="ce1" office:value-type="float" office:value="0.226607084274292" calcext:value-type="float">
            <text:p>0.226607084274292</text:p>
          </table:table-cell>
          <table:table-cell table:style-name="ce1" office:value-type="float" office:value="0.0918946266174316" calcext:value-type="float">
            <text:p>0.091894626617432</text:p>
          </table:table-cell>
          <table:table-cell table:style-name="ce1" office:value-type="float" office:value="0.212972402572632" calcext:value-type="float">
            <text:p>0.212972402572632</text:p>
          </table:table-cell>
          <table:table-cell table:style-name="ce1" office:value-type="float" office:value="0.219684839248657" calcext:value-type="float">
            <text:p>0.219684839248657</text:p>
          </table:table-cell>
          <table:table-cell table:style-name="ce1" office:value-type="float" office:value="0.115111589431763" calcext:value-type="float">
            <text:p>0.115111589431763</text:p>
          </table:table-cell>
          <table:table-cell table:style-name="ce1" office:value-type="float" office:value="0.202937602996826" calcext:value-type="float">
            <text:p>0.202937602996826</text:p>
          </table:table-cell>
          <table:table-cell table:style-name="ce1" office:value-type="float" office:value="0.224966287612915" calcext:value-type="float">
            <text:p>0.224966287612915</text:p>
          </table:table-cell>
          <table:table-cell table:style-name="ce1" office:value-type="float" office:value="0.215096950531006" calcext:value-type="float">
            <text:p>0.215096950531006</text:p>
          </table:table-cell>
          <table:table-cell table:style-name="ce1" office:value-type="float" office:value="0.24932599067688" calcext:value-type="float">
            <text:p>0.24932599067688</text:p>
          </table:table-cell>
          <table:table-cell table:style-name="ce1" office:value-type="float" office:value="0.247736692428589" calcext:value-type="float">
            <text:p>0.247736692428589</text:p>
          </table:table-cell>
          <table:table-cell table:style-name="ce1" office:value-type="float" office:value="0.248077392578125" calcext:value-type="float">
            <text:p>0.248077392578125</text:p>
          </table:table-cell>
          <table:table-cell table:style-name="ce1" office:value-type="float" office:value="0.227266073226929" calcext:value-type="float">
            <text:p>0.227266073226929</text:p>
          </table:table-cell>
          <table:table-cell table:style-name="ce1" office:value-type="float" office:value="0.260082006454468" calcext:value-type="float">
            <text:p>0.260082006454468</text:p>
          </table:table-cell>
          <table:table-cell table:style-name="ce1" office:value-type="float" office:value="0.241495132446289" calcext:value-type="float">
            <text:p>0.241495132446289</text:p>
          </table:table-cell>
          <table:table-cell table:style-name="ce1" office:value-type="float" office:value="0.234228134155273" calcext:value-type="float">
            <text:p>0.234228134155273</text:p>
          </table:table-cell>
          <table:table-cell table:style-name="ce1" office:value-type="float" office:value="0.241402864456177" calcext:value-type="float">
            <text:p>0.241402864456177</text:p>
          </table:table-cell>
          <table:table-cell table:style-name="ce1" office:value-type="float" office:value="0.0908277034759522" calcext:value-type="float">
            <text:p>0.090827703475952</text:p>
          </table:table-cell>
          <table:table-cell table:style-name="ce1" office:value-type="float" office:value="0.0954487323760986" calcext:value-type="float">
            <text:p>0.095448732376099</text:p>
          </table:table-cell>
          <table:table-cell table:style-name="ce1" office:value-type="float" office:value="0.222604036331177" calcext:value-type="float">
            <text:p>0.222604036331177</text:p>
          </table:table-cell>
          <table:table-cell table:style-name="ce1" office:value-type="float" office:value="0.226996421813965" calcext:value-type="float">
            <text:p>0.226996421813965</text:p>
          </table:table-cell>
          <table:table-cell table:style-name="ce1" office:value-type="float" office:value="0.221116781234741" calcext:value-type="float">
            <text:p>0.221116781234741</text:p>
          </table:table-cell>
          <table:table-cell table:style-name="ce1" office:value-type="float" office:value="0.217387676239014" calcext:value-type="float">
            <text:p>0.217387676239014</text:p>
          </table:table-cell>
          <table:table-cell table:style-name="ce1" office:value-type="float" office:value="0.217857360839844" calcext:value-type="float">
            <text:p>0.217857360839844</text:p>
          </table:table-cell>
          <table:table-cell table:style-name="ce1" office:value-type="float" office:value="0.22419285774231" calcext:value-type="float">
            <text:p>0.22419285774231</text:p>
          </table:table-cell>
          <table:table-cell table:style-name="ce1" office:value-type="float" office:value="0.207048392295837" calcext:value-type="float">
            <text:p>0.207048392295837</text:p>
          </table:table-cell>
          <table:table-cell table:style-name="ce1" office:value-type="float" office:value="0.0845034122467041" calcext:value-type="float">
            <text:p>0.084503412246704</text:p>
          </table:table-cell>
          <table:table-cell table:style-name="ce1" office:value-type="float" office:value="0.272668600082397" calcext:value-type="float">
            <text:p>0.272668600082397</text:p>
          </table:table-cell>
          <table:table-cell table:style-name="ce1" office:value-type="float" office:value="20.7048392295837" calcext:value-type="float">
            <text:p>20.70483922958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5523586273193" calcext:value-type="float">
            <text:p>0.105523586273193</text:p>
          </table:table-cell>
          <table:table-cell table:style-name="ce1" office:value-type="float" office:value="0.245665550231934" calcext:value-type="float">
            <text:p>0.245665550231934</text:p>
          </table:table-cell>
          <table:table-cell table:style-name="ce1" office:value-type="float" office:value="0.218633413314819" calcext:value-type="float">
            <text:p>0.218633413314819</text:p>
          </table:table-cell>
          <table:table-cell table:style-name="ce1" office:value-type="float" office:value="0.215551853179932" calcext:value-type="float">
            <text:p>0.215551853179932</text:p>
          </table:table-cell>
          <table:table-cell table:style-name="ce1" office:value-type="float" office:value="0.218297481536865" calcext:value-type="float">
            <text:p>0.218297481536865</text:p>
          </table:table-cell>
          <table:table-cell table:style-name="ce1" office:value-type="float" office:value="0.233517408370972" calcext:value-type="float">
            <text:p>0.233517408370972</text:p>
          </table:table-cell>
          <table:table-cell table:style-name="ce1" office:value-type="float" office:value="0.217267513275146" calcext:value-type="float">
            <text:p>0.217267513275146</text:p>
          </table:table-cell>
          <table:table-cell table:style-name="ce1" office:value-type="float" office:value="0.233111381530762" calcext:value-type="float">
            <text:p>0.233111381530762</text:p>
          </table:table-cell>
          <table:table-cell table:style-name="ce1" office:value-type="float" office:value="0.219656467437744" calcext:value-type="float">
            <text:p>0.219656467437744</text:p>
          </table:table-cell>
          <table:table-cell table:style-name="ce1" office:value-type="float" office:value="0.21966814994812" calcext:value-type="float">
            <text:p>0.21966814994812</text:p>
          </table:table-cell>
          <table:table-cell table:style-name="ce1" office:value-type="float" office:value="0.22487998008728" calcext:value-type="float">
            <text:p>0.22487998008728</text:p>
          </table:table-cell>
          <table:table-cell table:style-name="ce1" office:value-type="float" office:value="0.22147536277771" calcext:value-type="float">
            <text:p>0.22147536277771</text:p>
          </table:table-cell>
          <table:table-cell table:style-name="ce1" office:value-type="float" office:value="0.218294858932495" calcext:value-type="float">
            <text:p>0.218294858932495</text:p>
          </table:table-cell>
          <table:table-cell table:style-name="ce1" office:value-type="float" office:value="0.0892724990844727" calcext:value-type="float">
            <text:p>0.089272499084473</text:p>
          </table:table-cell>
          <table:table-cell table:style-name="ce1" office:value-type="float" office:value="0.216616153717041" calcext:value-type="float">
            <text:p>0.216616153717041</text:p>
          </table:table-cell>
          <table:table-cell table:style-name="ce1" office:value-type="float" office:value="0.216085195541382" calcext:value-type="float">
            <text:p>0.216085195541382</text:p>
          </table:table-cell>
          <table:table-cell table:style-name="ce1" office:value-type="float" office:value="0.223177194595337" calcext:value-type="float">
            <text:p>0.223177194595337</text:p>
          </table:table-cell>
          <table:table-cell table:style-name="ce1" office:value-type="float" office:value="0.222743034362793" calcext:value-type="float">
            <text:p>0.222743034362793</text:p>
          </table:table-cell>
          <table:table-cell table:style-name="ce1" office:value-type="float" office:value="0.218076229095459" calcext:value-type="float">
            <text:p>0.218076229095459</text:p>
          </table:table-cell>
          <table:table-cell table:style-name="ce1" office:value-type="float" office:value="0.216449022293091" calcext:value-type="float">
            <text:p>0.216449022293091</text:p>
          </table:table-cell>
          <table:table-cell table:style-name="ce1" office:value-type="float" office:value="0.110795736312866" calcext:value-type="float">
            <text:p>0.110795736312866</text:p>
          </table:table-cell>
          <table:table-cell table:style-name="ce1" office:value-type="float" office:value="0.258664608001709" calcext:value-type="float">
            <text:p>0.258664608001709</text:p>
          </table:table-cell>
          <table:table-cell table:style-name="ce1" office:value-type="float" office:value="0.231354475021362" calcext:value-type="float">
            <text:p>0.231354475021362</text:p>
          </table:table-cell>
          <table:table-cell table:style-name="ce1" office:value-type="float" office:value="0.222058773040771" calcext:value-type="float">
            <text:p>0.222058773040771</text:p>
          </table:table-cell>
          <table:table-cell table:style-name="ce1" office:value-type="float" office:value="0.219019412994385" calcext:value-type="float">
            <text:p>0.219019412994385</text:p>
          </table:table-cell>
          <table:table-cell table:style-name="ce1" office:value-type="float" office:value="0.219722747802734" calcext:value-type="float">
            <text:p>0.219722747802734</text:p>
          </table:table-cell>
          <table:table-cell table:style-name="ce1" office:value-type="float" office:value="0.217491626739502" calcext:value-type="float">
            <text:p>0.217491626739502</text:p>
          </table:table-cell>
          <table:table-cell table:style-name="ce1" office:value-type="float" office:value="0.262320995330811" calcext:value-type="float">
            <text:p>0.262320995330811</text:p>
          </table:table-cell>
          <table:table-cell table:style-name="ce1" office:value-type="float" office:value="0.0897893905639648" calcext:value-type="float">
            <text:p>0.089789390563965</text:p>
          </table:table-cell>
          <table:table-cell table:style-name="ce1" office:value-type="float" office:value="0.0866868495941162" calcext:value-type="float">
            <text:p>0.086686849594116</text:p>
          </table:table-cell>
          <table:table-cell table:style-name="ce1" office:value-type="float" office:value="0.25931978225708" calcext:value-type="float">
            <text:p>0.25931978225708</text:p>
          </table:table-cell>
          <table:table-cell table:style-name="ce1" office:value-type="float" office:value="0.245651721954346" calcext:value-type="float">
            <text:p>0.245651721954346</text:p>
          </table:table-cell>
          <table:table-cell table:style-name="ce1" office:value-type="float" office:value="0.22272801399231" calcext:value-type="float">
            <text:p>0.22272801399231</text:p>
          </table:table-cell>
          <table:table-cell table:style-name="ce1" office:value-type="float" office:value="0.0947394371032715" calcext:value-type="float">
            <text:p>0.094739437103272</text:p>
          </table:table-cell>
          <table:table-cell table:style-name="ce1" office:value-type="float" office:value="0.224034070968628" calcext:value-type="float">
            <text:p>0.224034070968628</text:p>
          </table:table-cell>
          <table:table-cell table:style-name="ce1" office:value-type="float" office:value="0.222269773483276" calcext:value-type="float">
            <text:p>0.222269773483276</text:p>
          </table:table-cell>
          <table:table-cell table:style-name="ce1" office:value-type="float" office:value="0.220127105712891" calcext:value-type="float">
            <text:p>0.220127105712891</text:p>
          </table:table-cell>
          <table:table-cell table:style-name="ce1" office:value-type="float" office:value="0.220970869064331" calcext:value-type="float">
            <text:p>0.220970869064331</text:p>
          </table:table-cell>
          <table:table-cell table:style-name="ce1" office:value-type="float" office:value="0.224152565002441" calcext:value-type="float">
            <text:p>0.224152565002441</text:p>
          </table:table-cell>
          <table:table-cell table:style-name="ce1" office:value-type="float" office:value="0.223476648330688" calcext:value-type="float">
            <text:p>0.223476648330688</text:p>
          </table:table-cell>
          <table:table-cell table:style-name="ce1" office:value-type="float" office:value="0.116487503051758" calcext:value-type="float">
            <text:p>0.116487503051758</text:p>
          </table:table-cell>
          <table:table-cell table:style-name="ce1" office:value-type="float" office:value="0.0859813690185547" calcext:value-type="float">
            <text:p>0.085981369018555</text:p>
          </table:table-cell>
          <table:table-cell table:style-name="ce1" office:value-type="float" office:value="0.224907159805298" calcext:value-type="float">
            <text:p>0.224907159805298</text:p>
          </table:table-cell>
          <table:table-cell table:style-name="ce1" office:value-type="float" office:value="0.218010663986206" calcext:value-type="float">
            <text:p>0.218010663986206</text:p>
          </table:table-cell>
          <table:table-cell table:style-name="ce1" office:value-type="float" office:value="0.251363754272461" calcext:value-type="float">
            <text:p>0.251363754272461</text:p>
          </table:table-cell>
          <table:table-cell table:style-name="ce1" office:value-type="float" office:value="0.238549470901489" calcext:value-type="float">
            <text:p>0.238549470901489</text:p>
          </table:table-cell>
          <table:table-cell table:style-name="ce1" office:value-type="float" office:value="0.228312015533447" calcext:value-type="float">
            <text:p>0.228312015533447</text:p>
          </table:table-cell>
          <table:table-cell table:style-name="ce1" office:value-type="float" office:value="0.247820377349854" calcext:value-type="float">
            <text:p>0.247820377349854</text:p>
          </table:table-cell>
          <table:table-cell table:style-name="ce1" office:value-type="float" office:value="0.244094610214233" calcext:value-type="float">
            <text:p>0.244094610214233</text:p>
          </table:table-cell>
          <table:table-cell table:style-name="ce1" office:value-type="float" office:value="0.236968994140625" calcext:value-type="float">
            <text:p>0.236968994140625</text:p>
          </table:table-cell>
          <table:table-cell table:style-name="ce1" office:value-type="float" office:value="0.240367650985718" calcext:value-type="float">
            <text:p>0.240367650985718</text:p>
          </table:table-cell>
          <table:table-cell table:style-name="ce1" office:value-type="float" office:value="0.222473859786987" calcext:value-type="float">
            <text:p>0.222473859786987</text:p>
          </table:table-cell>
          <table:table-cell table:style-name="ce1" office:value-type="float" office:value="0.232293128967285" calcext:value-type="float">
            <text:p>0.232293128967285</text:p>
          </table:table-cell>
          <table:table-cell table:style-name="ce1" office:value-type="float" office:value="0.0871908664703369" calcext:value-type="float">
            <text:p>0.087190866470337</text:p>
          </table:table-cell>
          <table:table-cell table:style-name="ce1" office:value-type="float" office:value="0.0846793651580811" calcext:value-type="float">
            <text:p>0.084679365158081</text:p>
          </table:table-cell>
          <table:table-cell table:style-name="ce1" office:value-type="float" office:value="0.219065189361572" calcext:value-type="float">
            <text:p>0.219065189361572</text:p>
          </table:table-cell>
          <table:table-cell table:style-name="ce1" office:value-type="float" office:value="0.237703323364258" calcext:value-type="float">
            <text:p>0.237703323364258</text:p>
          </table:table-cell>
          <table:table-cell table:style-name="ce1" office:value-type="float" office:value="0.230082273483276" calcext:value-type="float">
            <text:p>0.230082273483276</text:p>
          </table:table-cell>
          <table:table-cell table:style-name="ce1" office:value-type="float" office:value="0.235857725143433" calcext:value-type="float">
            <text:p>0.235857725143433</text:p>
          </table:table-cell>
          <table:table-cell table:style-name="ce1" office:value-type="float" office:value="0.228463172912598" calcext:value-type="float">
            <text:p>0.228463172912598</text:p>
          </table:table-cell>
          <table:table-cell table:style-name="ce1" office:value-type="float" office:value="0.123271226882935" calcext:value-type="float">
            <text:p>0.123271226882935</text:p>
          </table:table-cell>
          <table:table-cell table:style-name="ce1" office:value-type="float" office:value="0.298392295837402" calcext:value-type="float">
            <text:p>0.298392295837402</text:p>
          </table:table-cell>
          <table:table-cell table:style-name="ce1" office:value-type="float" office:value="0.105544328689575" calcext:value-type="float">
            <text:p>0.105544328689575</text:p>
          </table:table-cell>
          <table:table-cell table:style-name="ce1" office:value-type="float" office:value="0.261088848114014" calcext:value-type="float">
            <text:p>0.261088848114014</text:p>
          </table:table-cell>
          <table:table-cell table:style-name="ce1" office:value-type="float" office:value="0.121864080429077" calcext:value-type="float">
            <text:p>0.121864080429077</text:p>
          </table:table-cell>
          <table:table-cell table:style-name="ce1" office:value-type="float" office:value="0.0950629711151123" calcext:value-type="float">
            <text:p>0.095062971115112</text:p>
          </table:table-cell>
          <table:table-cell table:style-name="ce1" office:value-type="float" office:value="0.24058198928833" calcext:value-type="float">
            <text:p>0.24058198928833</text:p>
          </table:table-cell>
          <table:table-cell table:style-name="ce1" office:value-type="float" office:value="0.223337650299072" calcext:value-type="float">
            <text:p>0.223337650299072</text:p>
          </table:table-cell>
          <table:table-cell table:style-name="ce1" office:value-type="float" office:value="0.263720989227295" calcext:value-type="float">
            <text:p>0.263720989227295</text:p>
          </table:table-cell>
          <table:table-cell table:style-name="ce1" office:value-type="float" office:value="0.260516405105591" calcext:value-type="float">
            <text:p>0.260516405105591</text:p>
          </table:table-cell>
          <table:table-cell table:style-name="ce1" office:value-type="float" office:value="0.259691715240479" calcext:value-type="float">
            <text:p>0.259691715240479</text:p>
          </table:table-cell>
          <table:table-cell table:style-name="ce1" office:value-type="float" office:value="0.227678537368774" calcext:value-type="float">
            <text:p>0.227678537368774</text:p>
          </table:table-cell>
          <table:table-cell table:style-name="ce1" office:value-type="float" office:value="0.251407861709595" calcext:value-type="float">
            <text:p>0.251407861709595</text:p>
          </table:table-cell>
          <table:table-cell table:style-name="ce1" office:value-type="float" office:value="0.0892102718353272" calcext:value-type="float">
            <text:p>0.089210271835327</text:p>
          </table:table-cell>
          <table:table-cell table:style-name="ce1" office:value-type="float" office:value="0.0894403457641602" calcext:value-type="float">
            <text:p>0.08944034576416</text:p>
          </table:table-cell>
          <table:table-cell table:style-name="ce1" office:value-type="float" office:value="0.0887548923492432" calcext:value-type="float">
            <text:p>0.088754892349243</text:p>
          </table:table-cell>
          <table:table-cell table:style-name="ce1" office:value-type="float" office:value="0.232738971710205" calcext:value-type="float">
            <text:p>0.232738971710205</text:p>
          </table:table-cell>
          <table:table-cell table:style-name="ce1" office:value-type="float" office:value="0.225805759429932" calcext:value-type="float">
            <text:p>0.225805759429932</text:p>
          </table:table-cell>
          <table:table-cell table:style-name="ce1" office:value-type="float" office:value="0.233304977416992" calcext:value-type="float">
            <text:p>0.233304977416992</text:p>
          </table:table-cell>
          <table:table-cell table:style-name="ce1" office:value-type="float" office:value="0.219751834869385" calcext:value-type="float">
            <text:p>0.219751834869385</text:p>
          </table:table-cell>
          <table:table-cell table:style-name="ce1" office:value-type="float" office:value="0.120378971099854" calcext:value-type="float">
            <text:p>0.120378971099854</text:p>
          </table:table-cell>
          <table:table-cell table:style-name="ce1" office:value-type="float" office:value="0.273001909255981" calcext:value-type="float">
            <text:p>0.273001909255981</text:p>
          </table:table-cell>
          <table:table-cell table:style-name="ce1" office:value-type="float" office:value="0.260145425796509" calcext:value-type="float">
            <text:p>0.260145425796509</text:p>
          </table:table-cell>
          <table:table-cell table:style-name="ce1" office:value-type="float" office:value="0.264232397079468" calcext:value-type="float">
            <text:p>0.264232397079468</text:p>
          </table:table-cell>
          <table:table-cell table:style-name="ce1" office:value-type="float" office:value="0.247726917266846" calcext:value-type="float">
            <text:p>0.247726917266846</text:p>
          </table:table-cell>
          <table:table-cell table:style-name="ce1" office:value-type="float" office:value="0.231734991073608" calcext:value-type="float">
            <text:p>0.231734991073608</text:p>
          </table:table-cell>
          <table:table-cell table:style-name="ce1" office:value-type="float" office:value="0.228244543075562" calcext:value-type="float">
            <text:p>0.228244543075562</text:p>
          </table:table-cell>
          <table:table-cell table:style-name="ce1" office:value-type="float" office:value="0.235569477081299" calcext:value-type="float">
            <text:p>0.235569477081299</text:p>
          </table:table-cell>
          <table:table-cell table:style-name="ce1" office:value-type="float" office:value="0.231765270233154" calcext:value-type="float">
            <text:p>0.231765270233154</text:p>
          </table:table-cell>
          <table:table-cell table:style-name="ce1" office:value-type="float" office:value="0.248955726623535" calcext:value-type="float">
            <text:p>0.248955726623535</text:p>
          </table:table-cell>
          <table:table-cell table:style-name="ce1" office:value-type="float" office:value="0.247423887252808" calcext:value-type="float">
            <text:p>0.247423887252808</text:p>
          </table:table-cell>
          <table:table-cell table:style-name="ce1" office:value-type="float" office:value="0.248435735702515" calcext:value-type="float">
            <text:p>0.248435735702515</text:p>
          </table:table-cell>
          <table:table-cell table:style-name="ce1" office:value-type="float" office:value="0.240079641342163" calcext:value-type="float">
            <text:p>0.240079641342163</text:p>
          </table:table-cell>
          <table:table-cell table:style-name="ce1" office:value-type="float" office:value="0.196987867355347" calcext:value-type="float">
            <text:p>0.196987867355347</text:p>
          </table:table-cell>
          <table:table-cell table:style-name="ce1" office:value-type="float" office:value="0.240500926971436" calcext:value-type="float">
            <text:p>0.240500926971436</text:p>
          </table:table-cell>
          <table:table-cell table:style-name="ce1" office:value-type="float" office:value="0.0916514396667481" calcext:value-type="float">
            <text:p>0.091651439666748</text:p>
          </table:table-cell>
          <table:table-cell table:style-name="ce1" office:value-type="float" office:value="0.0933511257171631" calcext:value-type="float">
            <text:p>0.093351125717163</text:p>
          </table:table-cell>
          <table:table-cell table:style-name="ce1" office:value-type="float" office:value="0.236346244812012" calcext:value-type="float">
            <text:p>0.236346244812012</text:p>
          </table:table-cell>
          <table:table-cell table:style-name="ce1" office:value-type="float" office:value="0.232306957244873" calcext:value-type="float">
            <text:p>0.232306957244873</text:p>
          </table:table-cell>
          <table:table-cell table:style-name="ce1" office:value-type="float" office:value="0.222049713134766" calcext:value-type="float">
            <text:p>0.222049713134766</text:p>
          </table:table-cell>
          <table:table-cell table:style-name="ce1" office:value-type="float" office:value="0.206820645332336" calcext:value-type="float">
            <text:p>0.206820645332336</text:p>
          </table:table-cell>
          <table:table-cell table:style-name="ce1" office:value-type="float" office:value="0.0846793651580811" calcext:value-type="float">
            <text:p>0.084679365158081</text:p>
          </table:table-cell>
          <table:table-cell table:style-name="ce1" office:value-type="float" office:value="0.298392295837402" calcext:value-type="float">
            <text:p>0.298392295837402</text:p>
          </table:table-cell>
          <table:table-cell table:style-name="ce1" office:value-type="float" office:value="20.6820645332336" calcext:value-type="float">
            <text:p>20.682064533233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65611743927" calcext:value-type="float">
            <text:p>0.1165611743927</text:p>
          </table:table-cell>
          <table:table-cell table:style-name="ce1" office:value-type="float" office:value="0.247869253158569" calcext:value-type="float">
            <text:p>0.247869253158569</text:p>
          </table:table-cell>
          <table:table-cell table:style-name="ce1" office:value-type="float" office:value="0.228743314743042" calcext:value-type="float">
            <text:p>0.228743314743042</text:p>
          </table:table-cell>
          <table:table-cell table:style-name="ce1" office:value-type="float" office:value="0.216888666152954" calcext:value-type="float">
            <text:p>0.216888666152954</text:p>
          </table:table-cell>
          <table:table-cell table:style-name="ce1" office:value-type="float" office:value="0.138031721115112" calcext:value-type="float">
            <text:p>0.138031721115112</text:p>
          </table:table-cell>
          <table:table-cell table:style-name="ce1" office:value-type="float" office:value="0.227931022644043" calcext:value-type="float">
            <text:p>0.227931022644043</text:p>
          </table:table-cell>
          <table:table-cell table:style-name="ce1" office:value-type="float" office:value="0.21920895576477" calcext:value-type="float">
            <text:p>0.21920895576477</text:p>
          </table:table-cell>
          <table:table-cell table:style-name="ce1" office:value-type="float" office:value="0.219496965408325" calcext:value-type="float">
            <text:p>0.219496965408325</text:p>
          </table:table-cell>
          <table:table-cell table:style-name="ce1" office:value-type="float" office:value="0.222309112548828" calcext:value-type="float">
            <text:p>0.222309112548828</text:p>
          </table:table-cell>
          <table:table-cell table:style-name="ce1" office:value-type="float" office:value="0.24101185798645" calcext:value-type="float">
            <text:p>0.24101185798645</text:p>
          </table:table-cell>
          <table:table-cell table:style-name="ce1" office:value-type="float" office:value="0.226788520812988" calcext:value-type="float">
            <text:p>0.226788520812988</text:p>
          </table:table-cell>
          <table:table-cell table:style-name="ce1" office:value-type="float" office:value="0.218233346939087" calcext:value-type="float">
            <text:p>0.218233346939087</text:p>
          </table:table-cell>
          <table:table-cell table:style-name="ce1" office:value-type="float" office:value="0.224556446075439" calcext:value-type="float">
            <text:p>0.224556446075439</text:p>
          </table:table-cell>
          <table:table-cell table:style-name="ce1" office:value-type="float" office:value="0.221715450286865" calcext:value-type="float">
            <text:p>0.221715450286865</text:p>
          </table:table-cell>
          <table:table-cell table:style-name="ce1" office:value-type="float" office:value="0.084930419921875" calcext:value-type="float">
            <text:p>0.084930419921875</text:p>
          </table:table-cell>
          <table:table-cell table:style-name="ce1" office:value-type="float" office:value="0.222667217254639" calcext:value-type="float">
            <text:p>0.222667217254639</text:p>
          </table:table-cell>
          <table:table-cell table:style-name="ce1" office:value-type="float" office:value="0.251349210739136" calcext:value-type="float">
            <text:p>0.251349210739136</text:p>
          </table:table-cell>
          <table:table-cell table:style-name="ce1" office:value-type="float" office:value="0.226635932922363" calcext:value-type="float">
            <text:p>0.226635932922363</text:p>
          </table:table-cell>
          <table:table-cell table:style-name="ce1" office:value-type="float" office:value="0.219149112701416" calcext:value-type="float">
            <text:p>0.219149112701416</text:p>
          </table:table-cell>
          <table:table-cell table:style-name="ce1" office:value-type="float" office:value="0.245115518569946" calcext:value-type="float">
            <text:p>0.245115518569946</text:p>
          </table:table-cell>
          <table:table-cell table:style-name="ce1" office:value-type="float" office:value="0.138263463973999" calcext:value-type="float">
            <text:p>0.138263463973999</text:p>
          </table:table-cell>
          <table:table-cell table:style-name="ce1" office:value-type="float" office:value="0.27759575843811" calcext:value-type="float">
            <text:p>0.27759575843811</text:p>
          </table:table-cell>
          <table:table-cell table:style-name="ce1" office:value-type="float" office:value="0.288423538208008" calcext:value-type="float">
            <text:p>0.288423538208008</text:p>
          </table:table-cell>
          <table:table-cell table:style-name="ce1" office:value-type="float" office:value="0.2523353099823" calcext:value-type="float">
            <text:p>0.2523353099823</text:p>
          </table:table-cell>
          <table:table-cell table:style-name="ce1" office:value-type="float" office:value="0.228730916976929" calcext:value-type="float">
            <text:p>0.228730916976929</text:p>
          </table:table-cell>
          <table:table-cell table:style-name="ce1" office:value-type="float" office:value="0.271133899688721" calcext:value-type="float">
            <text:p>0.271133899688721</text:p>
          </table:table-cell>
          <table:table-cell table:style-name="ce1" office:value-type="float" office:value="0.229593992233276" calcext:value-type="float">
            <text:p>0.229593992233276</text:p>
          </table:table-cell>
          <table:table-cell table:style-name="ce1" office:value-type="float" office:value="0.240350246429443" calcext:value-type="float">
            <text:p>0.240350246429443</text:p>
          </table:table-cell>
          <table:table-cell table:style-name="ce1" office:value-type="float" office:value="0.229095935821533" calcext:value-type="float">
            <text:p>0.229095935821533</text:p>
          </table:table-cell>
          <table:table-cell table:style-name="ce1" office:value-type="float" office:value="0.226965188980103" calcext:value-type="float">
            <text:p>0.226965188980103</text:p>
          </table:table-cell>
          <table:table-cell table:style-name="ce1" office:value-type="float" office:value="0.243948936462402" calcext:value-type="float">
            <text:p>0.243948936462402</text:p>
          </table:table-cell>
          <table:table-cell table:style-name="ce1" office:value-type="float" office:value="0.235707998275757" calcext:value-type="float">
            <text:p>0.235707998275757</text:p>
          </table:table-cell>
          <table:table-cell table:style-name="ce1" office:value-type="float" office:value="0.228547096252441" calcext:value-type="float">
            <text:p>0.228547096252441</text:p>
          </table:table-cell>
          <table:table-cell table:style-name="ce1" office:value-type="float" office:value="0.220552444458008" calcext:value-type="float">
            <text:p>0.220552444458008</text:p>
          </table:table-cell>
          <table:table-cell table:style-name="ce1" office:value-type="float" office:value="0.0863511562347412" calcext:value-type="float">
            <text:p>0.086351156234741</text:p>
          </table:table-cell>
          <table:table-cell table:style-name="ce1" office:value-type="float" office:value="0.237987279891968" calcext:value-type="float">
            <text:p>0.237987279891968</text:p>
          </table:table-cell>
          <table:table-cell table:style-name="ce1" office:value-type="float" office:value="0.245736837387085" calcext:value-type="float">
            <text:p>0.245736837387085</text:p>
          </table:table-cell>
          <table:table-cell table:style-name="ce1" office:value-type="float" office:value="0.233959436416626" calcext:value-type="float">
            <text:p>0.233959436416626</text:p>
          </table:table-cell>
          <table:table-cell table:style-name="ce1" office:value-type="float" office:value="0.231990575790405" calcext:value-type="float">
            <text:p>0.231990575790405</text:p>
          </table:table-cell>
          <table:table-cell table:style-name="ce1" office:value-type="float" office:value="0.220191478729248" calcext:value-type="float">
            <text:p>0.220191478729248</text:p>
          </table:table-cell>
          <table:table-cell table:style-name="ce1" office:value-type="float" office:value="0.173147439956665" calcext:value-type="float">
            <text:p>0.173147439956665</text:p>
          </table:table-cell>
          <table:table-cell table:style-name="ce1" office:value-type="float" office:value="0.133992671966553" calcext:value-type="float">
            <text:p>0.133992671966553</text:p>
          </table:table-cell>
          <table:table-cell table:style-name="ce1" office:value-type="float" office:value="0.261793375015259" calcext:value-type="float">
            <text:p>0.261793375015259</text:p>
          </table:table-cell>
          <table:table-cell table:style-name="ce1" office:value-type="float" office:value="0.240576267242432" calcext:value-type="float">
            <text:p>0.240576267242432</text:p>
          </table:table-cell>
          <table:table-cell table:style-name="ce1" office:value-type="float" office:value="0.243205308914185" calcext:value-type="float">
            <text:p>0.243205308914185</text:p>
          </table:table-cell>
          <table:table-cell table:style-name="ce1" office:value-type="float" office:value="0.243594646453857" calcext:value-type="float">
            <text:p>0.243594646453857</text:p>
          </table:table-cell>
          <table:table-cell table:style-name="ce1" office:value-type="float" office:value="0.235286951065063" calcext:value-type="float">
            <text:p>0.235286951065063</text:p>
          </table:table-cell>
          <table:table-cell table:style-name="ce1" office:value-type="float" office:value="0.232853412628174" calcext:value-type="float">
            <text:p>0.232853412628174</text:p>
          </table:table-cell>
          <table:table-cell table:style-name="ce1" office:value-type="float" office:value="0.227823257446289" calcext:value-type="float">
            <text:p>0.227823257446289</text:p>
          </table:table-cell>
          <table:table-cell table:style-name="ce1" office:value-type="float" office:value="0.244965314865112" calcext:value-type="float">
            <text:p>0.244965314865112</text:p>
          </table:table-cell>
          <table:table-cell table:style-name="ce1" office:value-type="float" office:value="0.23790431022644" calcext:value-type="float">
            <text:p>0.23790431022644</text:p>
          </table:table-cell>
          <table:table-cell table:style-name="ce1" office:value-type="float" office:value="0.249526739120483" calcext:value-type="float">
            <text:p>0.249526739120483</text:p>
          </table:table-cell>
          <table:table-cell table:style-name="ce1" office:value-type="float" office:value="0.224683046340942" calcext:value-type="float">
            <text:p>0.224683046340942</text:p>
          </table:table-cell>
          <table:table-cell table:style-name="ce1" office:value-type="float" office:value="0.223912000656128" calcext:value-type="float">
            <text:p>0.223912000656128</text:p>
          </table:table-cell>
          <table:table-cell table:style-name="ce1" office:value-type="float" office:value="0.217648267745972" calcext:value-type="float">
            <text:p>0.217648267745972</text:p>
          </table:table-cell>
          <table:table-cell table:style-name="ce1" office:value-type="float" office:value="0.217799425125122" calcext:value-type="float">
            <text:p>0.217799425125122</text:p>
          </table:table-cell>
          <table:table-cell table:style-name="ce1" office:value-type="float" office:value="0.0837554931640625" calcext:value-type="float">
            <text:p>0.083755493164063</text:p>
          </table:table-cell>
          <table:table-cell table:style-name="ce1" office:value-type="float" office:value="0.21906304359436" calcext:value-type="float">
            <text:p>0.21906304359436</text:p>
          </table:table-cell>
          <table:table-cell table:style-name="ce1" office:value-type="float" office:value="0.224843263626099" calcext:value-type="float">
            <text:p>0.224843263626099</text:p>
          </table:table-cell>
          <table:table-cell table:style-name="ce1" office:value-type="float" office:value="0.226889848709106" calcext:value-type="float">
            <text:p>0.226889848709106</text:p>
          </table:table-cell>
          <table:table-cell table:style-name="ce1" office:value-type="float" office:value="0.168780326843262" calcext:value-type="float">
            <text:p>0.168780326843262</text:p>
          </table:table-cell>
          <table:table-cell table:style-name="ce1" office:value-type="float" office:value="0.262702465057373" calcext:value-type="float">
            <text:p>0.262702465057373</text:p>
          </table:table-cell>
          <table:table-cell table:style-name="ce1" office:value-type="float" office:value="0.106560707092285" calcext:value-type="float">
            <text:p>0.106560707092285</text:p>
          </table:table-cell>
          <table:table-cell table:style-name="ce1" office:value-type="float" office:value="0.22402811050415" calcext:value-type="float">
            <text:p>0.22402811050415</text:p>
          </table:table-cell>
          <table:table-cell table:style-name="ce1" office:value-type="float" office:value="0.235777616500854" calcext:value-type="float">
            <text:p>0.235777616500854</text:p>
          </table:table-cell>
          <table:table-cell table:style-name="ce1" office:value-type="float" office:value="0.117423057556152" calcext:value-type="float">
            <text:p>0.117423057556152</text:p>
          </table:table-cell>
          <table:table-cell table:style-name="ce1" office:value-type="float" office:value="0.214670181274414" calcext:value-type="float">
            <text:p>0.214670181274414</text:p>
          </table:table-cell>
          <table:table-cell table:style-name="ce1" office:value-type="float" office:value="0.217586755752563" calcext:value-type="float">
            <text:p>0.217586755752563</text:p>
          </table:table-cell>
          <table:table-cell table:style-name="ce1" office:value-type="float" office:value="0.220081329345703" calcext:value-type="float">
            <text:p>0.220081329345703</text:p>
          </table:table-cell>
          <table:table-cell table:style-name="ce1" office:value-type="float" office:value="0.220368146896362" calcext:value-type="float">
            <text:p>0.220368146896362</text:p>
          </table:table-cell>
          <table:table-cell table:style-name="ce1" office:value-type="float" office:value="0.227687120437622" calcext:value-type="float">
            <text:p>0.227687120437622</text:p>
          </table:table-cell>
          <table:table-cell table:style-name="ce1" office:value-type="float" office:value="0.221977949142456" calcext:value-type="float">
            <text:p>0.221977949142456</text:p>
          </table:table-cell>
          <table:table-cell table:style-name="ce1" office:value-type="float" office:value="0.234561920166016" calcext:value-type="float">
            <text:p>0.234561920166016</text:p>
          </table:table-cell>
          <table:table-cell table:style-name="ce1" office:value-type="float" office:value="0.220141649246216" calcext:value-type="float">
            <text:p>0.220141649246216</text:p>
          </table:table-cell>
          <table:table-cell table:style-name="ce1" office:value-type="float" office:value="0.217701435089111" calcext:value-type="float">
            <text:p>0.217701435089111</text:p>
          </table:table-cell>
          <table:table-cell table:style-name="ce1" office:value-type="float" office:value="0.221727132797241" calcext:value-type="float">
            <text:p>0.221727132797241</text:p>
          </table:table-cell>
          <table:table-cell table:style-name="ce1" office:value-type="float" office:value="0.084820032119751" calcext:value-type="float">
            <text:p>0.084820032119751</text:p>
          </table:table-cell>
          <table:table-cell table:style-name="ce1" office:value-type="float" office:value="0.216588497161865" calcext:value-type="float">
            <text:p>0.216588497161865</text:p>
          </table:table-cell>
          <table:table-cell table:style-name="ce1" office:value-type="float" office:value="0.222078084945679" calcext:value-type="float">
            <text:p>0.222078084945679</text:p>
          </table:table-cell>
          <table:table-cell table:style-name="ce1" office:value-type="float" office:value="0.218026638031006" calcext:value-type="float">
            <text:p>0.218026638031006</text:p>
          </table:table-cell>
          <table:table-cell table:style-name="ce1" office:value-type="float" office:value="0.104923963546753" calcext:value-type="float">
            <text:p>0.104923963546753</text:p>
          </table:table-cell>
          <table:table-cell table:style-name="ce1" office:value-type="float" office:value="0.0865509510040283" calcext:value-type="float">
            <text:p>0.086550951004028</text:p>
          </table:table-cell>
          <table:table-cell table:style-name="ce1" office:value-type="float" office:value="0.245665073394775" calcext:value-type="float">
            <text:p>0.245665073394775</text:p>
          </table:table-cell>
          <table:table-cell table:style-name="ce1" office:value-type="float" office:value="0.10227632522583" calcext:value-type="float">
            <text:p>0.10227632522583</text:p>
          </table:table-cell>
          <table:table-cell table:style-name="ce1" office:value-type="float" office:value="0.142183542251587" calcext:value-type="float">
            <text:p>0.142183542251587</text:p>
          </table:table-cell>
          <table:table-cell table:style-name="ce1" office:value-type="float" office:value="0.224081754684448" calcext:value-type="float">
            <text:p>0.224081754684448</text:p>
          </table:table-cell>
          <table:table-cell table:style-name="ce1" office:value-type="float" office:value="0.232346296310425" calcext:value-type="float">
            <text:p>0.232346296310425</text:p>
          </table:table-cell>
          <table:table-cell table:style-name="ce1" office:value-type="float" office:value="0.217216730117798" calcext:value-type="float">
            <text:p>0.217216730117798</text:p>
          </table:table-cell>
          <table:table-cell table:style-name="ce1" office:value-type="float" office:value="0.222106218338013" calcext:value-type="float">
            <text:p>0.222106218338013</text:p>
          </table:table-cell>
          <table:table-cell table:style-name="ce1" office:value-type="float" office:value="0.219037294387817" calcext:value-type="float">
            <text:p>0.219037294387817</text:p>
          </table:table-cell>
          <table:table-cell table:style-name="ce1" office:value-type="float" office:value="0.228248834609985" calcext:value-type="float">
            <text:p>0.228248834609985</text:p>
          </table:table-cell>
          <table:table-cell table:style-name="ce1" office:value-type="float" office:value="0.21754002571106" calcext:value-type="float">
            <text:p>0.21754002571106</text:p>
          </table:table-cell>
          <table:table-cell table:style-name="ce1" office:value-type="float" office:value="0.220599412918091" calcext:value-type="float">
            <text:p>0.220599412918091</text:p>
          </table:table-cell>
          <table:table-cell table:style-name="ce1" office:value-type="float" office:value="0.227281332015991" calcext:value-type="float">
            <text:p>0.227281332015991</text:p>
          </table:table-cell>
          <table:table-cell table:style-name="ce1" office:value-type="float" office:value="0.237594842910767" calcext:value-type="float">
            <text:p>0.237594842910767</text:p>
          </table:table-cell>
          <table:table-cell table:style-name="ce1" office:value-type="float" office:value="0.225080728530884" calcext:value-type="float">
            <text:p>0.225080728530884</text:p>
          </table:table-cell>
          <table:table-cell table:style-name="ce1" office:value-type="float" office:value="0.232108592987061" calcext:value-type="float">
            <text:p>0.232108592987061</text:p>
          </table:table-cell>
          <table:table-cell table:style-name="ce1" office:value-type="float" office:value="0.0858330726623535" calcext:value-type="float">
            <text:p>0.085833072662354</text:p>
          </table:table-cell>
          <table:table-cell table:style-name="ce1" office:value-type="float" office:value="0.0870330333709717" calcext:value-type="float">
            <text:p>0.087033033370972</text:p>
          </table:table-cell>
          <table:table-cell table:style-name="ce1" office:value-type="float" office:value="0.224281072616577" calcext:value-type="float">
            <text:p>0.224281072616577</text:p>
          </table:table-cell>
          <table:table-cell table:style-name="ce1" office:value-type="float" office:value="0.210051970481873" calcext:value-type="float">
            <text:p>0.210051970481873</text:p>
          </table:table-cell>
          <table:table-cell table:style-name="ce1" office:value-type="float" office:value="0.0837554931640625" calcext:value-type="float">
            <text:p>0.083755493164063</text:p>
          </table:table-cell>
          <table:table-cell table:style-name="ce1" office:value-type="float" office:value="0.288423538208008" calcext:value-type="float">
            <text:p>0.288423538208008</text:p>
          </table:table-cell>
          <table:table-cell table:style-name="ce1" office:value-type="float" office:value="21.0051970481873" calcext:value-type="float">
            <text:p>21.005197048187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335636138916" calcext:value-type="float">
            <text:p>0.10335636138916</text:p>
          </table:table-cell>
          <table:table-cell table:style-name="ce1" office:value-type="float" office:value="0.254347801208496" calcext:value-type="float">
            <text:p>0.254347801208496</text:p>
          </table:table-cell>
          <table:table-cell table:style-name="ce1" office:value-type="float" office:value="0.226117849349976" calcext:value-type="float">
            <text:p>0.226117849349976</text:p>
          </table:table-cell>
          <table:table-cell table:style-name="ce1" office:value-type="float" office:value="0.22847056388855" calcext:value-type="float">
            <text:p>0.22847056388855</text:p>
          </table:table-cell>
          <table:table-cell table:style-name="ce1" office:value-type="float" office:value="0.221020698547363" calcext:value-type="float">
            <text:p>0.221020698547363</text:p>
          </table:table-cell>
          <table:table-cell table:style-name="ce1" office:value-type="float" office:value="0.222786903381348" calcext:value-type="float">
            <text:p>0.222786903381348</text:p>
          </table:table-cell>
          <table:table-cell table:style-name="ce1" office:value-type="float" office:value="0.225842237472534" calcext:value-type="float">
            <text:p>0.225842237472534</text:p>
          </table:table-cell>
          <table:table-cell table:style-name="ce1" office:value-type="float" office:value="0.22409725189209" calcext:value-type="float">
            <text:p>0.22409725189209</text:p>
          </table:table-cell>
          <table:table-cell table:style-name="ce1" office:value-type="float" office:value="0.224544525146484" calcext:value-type="float">
            <text:p>0.224544525146484</text:p>
          </table:table-cell>
          <table:table-cell table:style-name="ce1" office:value-type="float" office:value="0.221394538879395" calcext:value-type="float">
            <text:p>0.221394538879395</text:p>
          </table:table-cell>
          <table:table-cell table:style-name="ce1" office:value-type="float" office:value="0.22563099861145" calcext:value-type="float">
            <text:p>0.22563099861145</text:p>
          </table:table-cell>
          <table:table-cell table:style-name="ce1" office:value-type="float" office:value="0.22443413734436" calcext:value-type="float">
            <text:p>0.22443413734436</text:p>
          </table:table-cell>
          <table:table-cell table:style-name="ce1" office:value-type="float" office:value="0.215656280517578" calcext:value-type="float">
            <text:p>0.215656280517578</text:p>
          </table:table-cell>
          <table:table-cell table:style-name="ce1" office:value-type="float" office:value="0.219766616821289" calcext:value-type="float">
            <text:p>0.219766616821289</text:p>
          </table:table-cell>
          <table:table-cell table:style-name="ce1" office:value-type="float" office:value="0.219085931777954" calcext:value-type="float">
            <text:p>0.219085931777954</text:p>
          </table:table-cell>
          <table:table-cell table:style-name="ce1" office:value-type="float" office:value="0.0878763198852539" calcext:value-type="float">
            <text:p>0.087876319885254</text:p>
          </table:table-cell>
          <table:table-cell table:style-name="ce1" office:value-type="float" office:value="0.222596883773804" calcext:value-type="float">
            <text:p>0.222596883773804</text:p>
          </table:table-cell>
          <table:table-cell table:style-name="ce1" office:value-type="float" office:value="0.22247576713562" calcext:value-type="float">
            <text:p>0.22247576713562</text:p>
          </table:table-cell>
          <table:table-cell table:style-name="ce1" office:value-type="float" office:value="0.220865249633789" calcext:value-type="float">
            <text:p>0.220865249633789</text:p>
          </table:table-cell>
          <table:table-cell table:style-name="ce1" office:value-type="float" office:value="0.222994565963745" calcext:value-type="float">
            <text:p>0.222994565963745</text:p>
          </table:table-cell>
          <table:table-cell table:style-name="ce1" office:value-type="float" office:value="0.105714082717896" calcext:value-type="float">
            <text:p>0.105714082717896</text:p>
          </table:table-cell>
          <table:table-cell table:style-name="ce1" office:value-type="float" office:value="0.254645586013794" calcext:value-type="float">
            <text:p>0.254645586013794</text:p>
          </table:table-cell>
          <table:table-cell table:style-name="ce1" office:value-type="float" office:value="0.0846412181854248" calcext:value-type="float">
            <text:p>0.084641218185425</text:p>
          </table:table-cell>
          <table:table-cell table:style-name="ce1" office:value-type="float" office:value="0.236111402511597" calcext:value-type="float">
            <text:p>0.236111402511597</text:p>
          </table:table-cell>
          <table:table-cell table:style-name="ce1" office:value-type="float" office:value="0.22015380859375" calcext:value-type="float">
            <text:p>0.22015380859375</text:p>
          </table:table-cell>
          <table:table-cell table:style-name="ce1" office:value-type="float" office:value="0.22238278388977" calcext:value-type="float">
            <text:p>0.22238278388977</text:p>
          </table:table-cell>
          <table:table-cell table:style-name="ce1" office:value-type="float" office:value="0.231966972351074" calcext:value-type="float">
            <text:p>0.231966972351074</text:p>
          </table:table-cell>
          <table:table-cell table:style-name="ce1" office:value-type="float" office:value="0.219148635864258" calcext:value-type="float">
            <text:p>0.219148635864258</text:p>
          </table:table-cell>
          <table:table-cell table:style-name="ce1" office:value-type="float" office:value="0.219396114349365" calcext:value-type="float">
            <text:p>0.219396114349365</text:p>
          </table:table-cell>
          <table:table-cell table:style-name="ce1" office:value-type="float" office:value="0.23090672492981" calcext:value-type="float">
            <text:p>0.23090672492981</text:p>
          </table:table-cell>
          <table:table-cell table:style-name="ce1" office:value-type="float" office:value="0.250004291534424" calcext:value-type="float">
            <text:p>0.250004291534424</text:p>
          </table:table-cell>
          <table:table-cell table:style-name="ce1" office:value-type="float" office:value="0.217453002929687" calcext:value-type="float">
            <text:p>0.217453002929687</text:p>
          </table:table-cell>
          <table:table-cell table:style-name="ce1" office:value-type="float" office:value="0.218654155731201" calcext:value-type="float">
            <text:p>0.218654155731201</text:p>
          </table:table-cell>
          <table:table-cell table:style-name="ce1" office:value-type="float" office:value="0.232404470443726" calcext:value-type="float">
            <text:p>0.232404470443726</text:p>
          </table:table-cell>
          <table:table-cell table:style-name="ce1" office:value-type="float" office:value="0.230842351913452" calcext:value-type="float">
            <text:p>0.230842351913452</text:p>
          </table:table-cell>
          <table:table-cell table:style-name="ce1" office:value-type="float" office:value="0.0857617855072022" calcext:value-type="float">
            <text:p>0.085761785507202</text:p>
          </table:table-cell>
          <table:table-cell table:style-name="ce1" office:value-type="float" office:value="0.224429607391357" calcext:value-type="float">
            <text:p>0.224429607391357</text:p>
          </table:table-cell>
          <table:table-cell table:style-name="ce1" office:value-type="float" office:value="0.220566511154175" calcext:value-type="float">
            <text:p>0.220566511154175</text:p>
          </table:table-cell>
          <table:table-cell table:style-name="ce1" office:value-type="float" office:value="0.218521595001221" calcext:value-type="float">
            <text:p>0.218521595001221</text:p>
          </table:table-cell>
          <table:table-cell table:style-name="ce1" office:value-type="float" office:value="0.21795654296875" calcext:value-type="float">
            <text:p>0.21795654296875</text:p>
          </table:table-cell>
          <table:table-cell table:style-name="ce1" office:value-type="float" office:value="0.10236644744873" calcext:value-type="float">
            <text:p>0.10236644744873</text:p>
          </table:table-cell>
          <table:table-cell table:style-name="ce1" office:value-type="float" office:value="0.111402750015259" calcext:value-type="float">
            <text:p>0.111402750015259</text:p>
          </table:table-cell>
          <table:table-cell table:style-name="ce1" office:value-type="float" office:value="0.228119134902954" calcext:value-type="float">
            <text:p>0.228119134902954</text:p>
          </table:table-cell>
          <table:table-cell table:style-name="ce1" office:value-type="float" office:value="0.217355251312256" calcext:value-type="float">
            <text:p>0.217355251312256</text:p>
          </table:table-cell>
          <table:table-cell table:style-name="ce1" office:value-type="float" office:value="0.225942611694336" calcext:value-type="float">
            <text:p>0.225942611694336</text:p>
          </table:table-cell>
          <table:table-cell table:style-name="ce1" office:value-type="float" office:value="0.217718839645386" calcext:value-type="float">
            <text:p>0.217718839645386</text:p>
          </table:table-cell>
          <table:table-cell table:style-name="ce1" office:value-type="float" office:value="0.219699382781982" calcext:value-type="float">
            <text:p>0.219699382781982</text:p>
          </table:table-cell>
          <table:table-cell table:style-name="ce1" office:value-type="float" office:value="0.220017194747925" calcext:value-type="float">
            <text:p>0.220017194747925</text:p>
          </table:table-cell>
          <table:table-cell table:style-name="ce1" office:value-type="float" office:value="0.222673892974854" calcext:value-type="float">
            <text:p>0.222673892974854</text:p>
          </table:table-cell>
          <table:table-cell table:style-name="ce1" office:value-type="float" office:value="0.220787048339844" calcext:value-type="float">
            <text:p>0.220787048339844</text:p>
          </table:table-cell>
          <table:table-cell table:style-name="ce1" office:value-type="float" office:value="0.225844621658325" calcext:value-type="float">
            <text:p>0.225844621658325</text:p>
          </table:table-cell>
          <table:table-cell table:style-name="ce1" office:value-type="float" office:value="0.218001365661621" calcext:value-type="float">
            <text:p>0.218001365661621</text:p>
          </table:table-cell>
          <table:table-cell table:style-name="ce1" office:value-type="float" office:value="0.219950199127197" calcext:value-type="float">
            <text:p>0.219950199127197</text:p>
          </table:table-cell>
          <table:table-cell table:style-name="ce1" office:value-type="float" office:value="0.219109058380127" calcext:value-type="float">
            <text:p>0.219109058380127</text:p>
          </table:table-cell>
          <table:table-cell table:style-name="ce1" office:value-type="float" office:value="0.219491004943848" calcext:value-type="float">
            <text:p>0.219491004943848</text:p>
          </table:table-cell>
          <table:table-cell table:style-name="ce1" office:value-type="float" office:value="0.21750283241272" calcext:value-type="float">
            <text:p>0.21750283241272</text:p>
          </table:table-cell>
          <table:table-cell table:style-name="ce1" office:value-type="float" office:value="0.0889496803283691" calcext:value-type="float">
            <text:p>0.088949680328369</text:p>
          </table:table-cell>
          <table:table-cell table:style-name="ce1" office:value-type="float" office:value="0.22437858581543" calcext:value-type="float">
            <text:p>0.22437858581543</text:p>
          </table:table-cell>
          <table:table-cell table:style-name="ce1" office:value-type="float" office:value="0.223106861114502" calcext:value-type="float">
            <text:p>0.223106861114502</text:p>
          </table:table-cell>
          <table:table-cell table:style-name="ce1" office:value-type="float" office:value="0.22026538848877" calcext:value-type="float">
            <text:p>0.22026538848877</text:p>
          </table:table-cell>
          <table:table-cell table:style-name="ce1" office:value-type="float" office:value="0.118289470672607" calcext:value-type="float">
            <text:p>0.118289470672607</text:p>
          </table:table-cell>
          <table:table-cell table:style-name="ce1" office:value-type="float" office:value="0.0915491580963135" calcext:value-type="float">
            <text:p>0.091549158096314</text:p>
          </table:table-cell>
          <table:table-cell table:style-name="ce1" office:value-type="float" office:value="0.221708297729492" calcext:value-type="float">
            <text:p>0.221708297729492</text:p>
          </table:table-cell>
          <table:table-cell table:style-name="ce1" office:value-type="float" office:value="0.221584320068359" calcext:value-type="float">
            <text:p>0.221584320068359</text:p>
          </table:table-cell>
          <table:table-cell table:style-name="ce1" office:value-type="float" office:value="0.239540815353394" calcext:value-type="float">
            <text:p>0.239540815353394</text:p>
          </table:table-cell>
          <table:table-cell table:style-name="ce1" office:value-type="float" office:value="0.227606773376465" calcext:value-type="float">
            <text:p>0.227606773376465</text:p>
          </table:table-cell>
          <table:table-cell table:style-name="ce1" office:value-type="float" office:value="0.219868659973145" calcext:value-type="float">
            <text:p>0.219868659973145</text:p>
          </table:table-cell>
          <table:table-cell table:style-name="ce1" office:value-type="float" office:value="0.228349924087524" calcext:value-type="float">
            <text:p>0.228349924087524</text:p>
          </table:table-cell>
          <table:table-cell table:style-name="ce1" office:value-type="float" office:value="0.223761558532715" calcext:value-type="float">
            <text:p>0.223761558532715</text:p>
          </table:table-cell>
          <table:table-cell table:style-name="ce1" office:value-type="float" office:value="0.236888885498047" calcext:value-type="float">
            <text:p>0.236888885498047</text:p>
          </table:table-cell>
          <table:table-cell table:style-name="ce1" office:value-type="float" office:value="0.238945484161377" calcext:value-type="float">
            <text:p>0.238945484161377</text:p>
          </table:table-cell>
          <table:table-cell table:style-name="ce1" office:value-type="float" office:value="0.232999563217163" calcext:value-type="float">
            <text:p>0.232999563217163</text:p>
          </table:table-cell>
          <table:table-cell table:style-name="ce1" office:value-type="float" office:value="0.240402936935425" calcext:value-type="float">
            <text:p>0.240402936935425</text:p>
          </table:table-cell>
          <table:table-cell table:style-name="ce1" office:value-type="float" office:value="0.251703023910522" calcext:value-type="float">
            <text:p>0.251703023910522</text:p>
          </table:table-cell>
          <table:table-cell table:style-name="ce1" office:value-type="float" office:value="0.223407745361328" calcext:value-type="float">
            <text:p>0.223407745361328</text:p>
          </table:table-cell>
          <table:table-cell table:style-name="ce1" office:value-type="float" office:value="0.0855395793914795" calcext:value-type="float">
            <text:p>0.08553957939148</text:p>
          </table:table-cell>
          <table:table-cell table:style-name="ce1" office:value-type="float" office:value="0.216937780380249" calcext:value-type="float">
            <text:p>0.216937780380249</text:p>
          </table:table-cell>
          <table:table-cell table:style-name="ce1" office:value-type="float" office:value="0.228459119796753" calcext:value-type="float">
            <text:p>0.228459119796753</text:p>
          </table:table-cell>
          <table:table-cell table:style-name="ce1" office:value-type="float" office:value="0.217426538467407" calcext:value-type="float">
            <text:p>0.217426538467407</text:p>
          </table:table-cell>
          <table:table-cell table:style-name="ce1" office:value-type="float" office:value="0.216166019439697" calcext:value-type="float">
            <text:p>0.216166019439697</text:p>
          </table:table-cell>
          <table:table-cell table:style-name="ce1" office:value-type="float" office:value="0.105329990386963" calcext:value-type="float">
            <text:p>0.105329990386963</text:p>
          </table:table-cell>
          <table:table-cell table:style-name="ce1" office:value-type="float" office:value="0.0838620662689209" calcext:value-type="float">
            <text:p>0.083862066268921</text:p>
          </table:table-cell>
          <table:table-cell table:style-name="ce1" office:value-type="float" office:value="0.230934143066406" calcext:value-type="float">
            <text:p>0.230934143066406</text:p>
          </table:table-cell>
          <table:table-cell table:style-name="ce1" office:value-type="float" office:value="0.210326433181763" calcext:value-type="float">
            <text:p>0.210326433181763</text:p>
          </table:table-cell>
          <table:table-cell table:style-name="ce1" office:value-type="float" office:value="0.221371173858643" calcext:value-type="float">
            <text:p>0.221371173858643</text:p>
          </table:table-cell>
          <table:table-cell table:style-name="ce1" office:value-type="float" office:value="0.21727991104126" calcext:value-type="float">
            <text:p>0.21727991104126</text:p>
          </table:table-cell>
          <table:table-cell table:style-name="ce1" office:value-type="float" office:value="0.234676122665405" calcext:value-type="float">
            <text:p>0.234676122665405</text:p>
          </table:table-cell>
          <table:table-cell table:style-name="ce1" office:value-type="float" office:value="0.236881017684937" calcext:value-type="float">
            <text:p>0.236881017684937</text:p>
          </table:table-cell>
          <table:table-cell table:style-name="ce1" office:value-type="float" office:value="0.223903894424438" calcext:value-type="float">
            <text:p>0.223903894424438</text:p>
          </table:table-cell>
          <table:table-cell table:style-name="ce1" office:value-type="float" office:value="0.244339227676392" calcext:value-type="float">
            <text:p>0.244339227676392</text:p>
          </table:table-cell>
          <table:table-cell table:style-name="ce1" office:value-type="float" office:value="0.228992700576782" calcext:value-type="float">
            <text:p>0.228992700576782</text:p>
          </table:table-cell>
          <table:table-cell table:style-name="ce1" office:value-type="float" office:value="0.226265430450439" calcext:value-type="float">
            <text:p>0.226265430450439</text:p>
          </table:table-cell>
          <table:table-cell table:style-name="ce1" office:value-type="float" office:value="0.231924057006836" calcext:value-type="float">
            <text:p>0.231924057006836</text:p>
          </table:table-cell>
          <table:table-cell table:style-name="ce1" office:value-type="float" office:value="0.224219083786011" calcext:value-type="float">
            <text:p>0.224219083786011</text:p>
          </table:table-cell>
          <table:table-cell table:style-name="ce1" office:value-type="float" office:value="0.218034267425537" calcext:value-type="float">
            <text:p>0.218034267425537</text:p>
          </table:table-cell>
          <table:table-cell table:style-name="ce1" office:value-type="float" office:value="0.0849266052246094" calcext:value-type="float">
            <text:p>0.084926605224609</text:p>
          </table:table-cell>
          <table:table-cell table:style-name="ce1" office:value-type="float" office:value="0.0847418308258057" calcext:value-type="float">
            <text:p>0.084741830825806</text:p>
          </table:table-cell>
          <table:table-cell table:style-name="ce1" office:value-type="float" office:value="0.217651605606079" calcext:value-type="float">
            <text:p>0.217651605606079</text:p>
          </table:table-cell>
          <table:table-cell table:style-name="ce1" office:value-type="float" office:value="0.215497016906738" calcext:value-type="float">
            <text:p>0.215497016906738</text:p>
          </table:table-cell>
          <table:table-cell table:style-name="ce1" office:value-type="float" office:value="0.217164278030395" calcext:value-type="float">
            <text:p>0.217164278030395</text:p>
          </table:table-cell>
          <table:table-cell table:style-name="ce1" office:value-type="float" office:value="0.205771617889404" calcext:value-type="float">
            <text:p>0.205771617889404</text:p>
          </table:table-cell>
          <table:table-cell table:style-name="ce1" office:value-type="float" office:value="0.0838620662689209" calcext:value-type="float">
            <text:p>0.083862066268921</text:p>
          </table:table-cell>
          <table:table-cell table:style-name="ce1" office:value-type="float" office:value="0.254645586013794" calcext:value-type="float">
            <text:p>0.254645586013794</text:p>
          </table:table-cell>
          <table:table-cell table:style-name="ce1" office:value-type="float" office:value="20.5771617889404" calcext:value-type="float">
            <text:p>20.57716178894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7947340011597" calcext:value-type="float">
            <text:p>0.117947340011597</text:p>
          </table:table-cell>
          <table:table-cell table:style-name="ce1" office:value-type="float" office:value="0.102830648422241" calcext:value-type="float">
            <text:p>0.102830648422241</text:p>
          </table:table-cell>
          <table:table-cell table:style-name="ce1" office:value-type="float" office:value="0.242464065551758" calcext:value-type="float">
            <text:p>0.242464065551758</text:p>
          </table:table-cell>
          <table:table-cell table:style-name="ce1" office:value-type="float" office:value="0.219092130661011" calcext:value-type="float">
            <text:p>0.219092130661011</text:p>
          </table:table-cell>
          <table:table-cell table:style-name="ce1" office:value-type="float" office:value="0.23012113571167" calcext:value-type="float">
            <text:p>0.23012113571167</text:p>
          </table:table-cell>
          <table:table-cell table:style-name="ce1" office:value-type="float" office:value="0.215404748916626" calcext:value-type="float">
            <text:p>0.215404748916626</text:p>
          </table:table-cell>
          <table:table-cell table:style-name="ce1" office:value-type="float" office:value="0.23937463760376" calcext:value-type="float">
            <text:p>0.23937463760376</text:p>
          </table:table-cell>
          <table:table-cell table:style-name="ce1" office:value-type="float" office:value="0.208480596542358" calcext:value-type="float">
            <text:p>0.208480596542358</text:p>
          </table:table-cell>
          <table:table-cell table:style-name="ce1" office:value-type="float" office:value="0.226579189300537" calcext:value-type="float">
            <text:p>0.226579189300537</text:p>
          </table:table-cell>
          <table:table-cell table:style-name="ce1" office:value-type="float" office:value="0.234251022338867" calcext:value-type="float">
            <text:p>0.234251022338867</text:p>
          </table:table-cell>
          <table:table-cell table:style-name="ce1" office:value-type="float" office:value="0.235952377319336" calcext:value-type="float">
            <text:p>0.235952377319336</text:p>
          </table:table-cell>
          <table:table-cell table:style-name="ce1" office:value-type="float" office:value="0.241805553436279" calcext:value-type="float">
            <text:p>0.241805553436279</text:p>
          </table:table-cell>
          <table:table-cell table:style-name="ce1" office:value-type="float" office:value="0.247707605361938" calcext:value-type="float">
            <text:p>0.247707605361938</text:p>
          </table:table-cell>
          <table:table-cell table:style-name="ce1" office:value-type="float" office:value="0.216503143310547" calcext:value-type="float">
            <text:p>0.216503143310547</text:p>
          </table:table-cell>
          <table:table-cell table:style-name="ce1" office:value-type="float" office:value="0.245402812957764" calcext:value-type="float">
            <text:p>0.245402812957764</text:p>
          </table:table-cell>
          <table:table-cell table:style-name="ce1" office:value-type="float" office:value="0.218857288360596" calcext:value-type="float">
            <text:p>0.218857288360596</text:p>
          </table:table-cell>
          <table:table-cell table:style-name="ce1" office:value-type="float" office:value="0.221517324447632" calcext:value-type="float">
            <text:p>0.221517324447632</text:p>
          </table:table-cell>
          <table:table-cell table:style-name="ce1" office:value-type="float" office:value="0.182525634765625" calcext:value-type="float">
            <text:p>0.182525634765625</text:p>
          </table:table-cell>
          <table:table-cell table:style-name="ce1" office:value-type="float" office:value="0.219376087188721" calcext:value-type="float">
            <text:p>0.219376087188721</text:p>
          </table:table-cell>
          <table:table-cell table:style-name="ce1" office:value-type="float" office:value="0.217802762985229" calcext:value-type="float">
            <text:p>0.217802762985229</text:p>
          </table:table-cell>
          <table:table-cell table:style-name="ce1" office:value-type="float" office:value="0.109304666519165" calcext:value-type="float">
            <text:p>0.109304666519165</text:p>
          </table:table-cell>
          <table:table-cell table:style-name="ce1" office:value-type="float" office:value="0.22054386138916" calcext:value-type="float">
            <text:p>0.22054386138916</text:p>
          </table:table-cell>
          <table:table-cell table:style-name="ce1" office:value-type="float" office:value="0.229349613189697" calcext:value-type="float">
            <text:p>0.229349613189697</text:p>
          </table:table-cell>
          <table:table-cell table:style-name="ce1" office:value-type="float" office:value="0.259745836257935" calcext:value-type="float">
            <text:p>0.259745836257935</text:p>
          </table:table-cell>
          <table:table-cell table:style-name="ce1" office:value-type="float" office:value="0.246792316436768" calcext:value-type="float">
            <text:p>0.246792316436768</text:p>
          </table:table-cell>
          <table:table-cell table:style-name="ce1" office:value-type="float" office:value="0.24923300743103" calcext:value-type="float">
            <text:p>0.24923300743103</text:p>
          </table:table-cell>
          <table:table-cell table:style-name="ce1" office:value-type="float" office:value="0.256797552108765" calcext:value-type="float">
            <text:p>0.256797552108765</text:p>
          </table:table-cell>
          <table:table-cell table:style-name="ce1" office:value-type="float" office:value="0.237128973007202" calcext:value-type="float">
            <text:p>0.237128973007202</text:p>
          </table:table-cell>
          <table:table-cell table:style-name="ce1" office:value-type="float" office:value="0.238562107086182" calcext:value-type="float">
            <text:p>0.238562107086182</text:p>
          </table:table-cell>
          <table:table-cell table:style-name="ce1" office:value-type="float" office:value="0.247699975967407" calcext:value-type="float">
            <text:p>0.247699975967407</text:p>
          </table:table-cell>
          <table:table-cell table:style-name="ce1" office:value-type="float" office:value="0.244924068450928" calcext:value-type="float">
            <text:p>0.244924068450928</text:p>
          </table:table-cell>
          <table:table-cell table:style-name="ce1" office:value-type="float" office:value="0.225000619888306" calcext:value-type="float">
            <text:p>0.225000619888306</text:p>
          </table:table-cell>
          <table:table-cell table:style-name="ce1" office:value-type="float" office:value="0.232033252716064" calcext:value-type="float">
            <text:p>0.232033252716064</text:p>
          </table:table-cell>
          <table:table-cell table:style-name="ce1" office:value-type="float" office:value="0.217250823974609" calcext:value-type="float">
            <text:p>0.217250823974609</text:p>
          </table:table-cell>
          <table:table-cell table:style-name="ce1" office:value-type="float" office:value="0.220316410064697" calcext:value-type="float">
            <text:p>0.220316410064697</text:p>
          </table:table-cell>
          <table:table-cell table:style-name="ce1" office:value-type="float" office:value="0.2291259765625" calcext:value-type="float">
            <text:p>0.2291259765625</text:p>
          </table:table-cell>
          <table:table-cell table:style-name="ce1" office:value-type="float" office:value="0.23578667640686" calcext:value-type="float">
            <text:p>0.23578667640686</text:p>
          </table:table-cell>
          <table:table-cell table:style-name="ce1" office:value-type="float" office:value="0.235592842102051" calcext:value-type="float">
            <text:p>0.235592842102051</text:p>
          </table:table-cell>
          <table:table-cell table:style-name="ce1" office:value-type="float" office:value="0.235007762908936" calcext:value-type="float">
            <text:p>0.235007762908936</text:p>
          </table:table-cell>
          <table:table-cell table:style-name="ce1" office:value-type="float" office:value="0.231547117233276" calcext:value-type="float">
            <text:p>0.231547117233276</text:p>
          </table:table-cell>
          <table:table-cell table:style-name="ce1" office:value-type="float" office:value="0.115903854370117" calcext:value-type="float">
            <text:p>0.115903854370117</text:p>
          </table:table-cell>
          <table:table-cell table:style-name="ce1" office:value-type="float" office:value="0.293332576751709" calcext:value-type="float">
            <text:p>0.293332576751709</text:p>
          </table:table-cell>
          <table:table-cell table:style-name="ce1" office:value-type="float" office:value="0.264744997024536" calcext:value-type="float">
            <text:p>0.264744997024536</text:p>
          </table:table-cell>
          <table:table-cell table:style-name="ce1" office:value-type="float" office:value="0.231808185577393" calcext:value-type="float">
            <text:p>0.231808185577393</text:p>
          </table:table-cell>
          <table:table-cell table:style-name="ce1" office:value-type="float" office:value="0.222213268280029" calcext:value-type="float">
            <text:p>0.222213268280029</text:p>
          </table:table-cell>
          <table:table-cell table:style-name="ce1" office:value-type="float" office:value="0.219107389450073" calcext:value-type="float">
            <text:p>0.219107389450073</text:p>
          </table:table-cell>
          <table:table-cell table:style-name="ce1" office:value-type="float" office:value="0.217321157455444" calcext:value-type="float">
            <text:p>0.217321157455444</text:p>
          </table:table-cell>
          <table:table-cell table:style-name="ce1" office:value-type="float" office:value="0.222857236862183" calcext:value-type="float">
            <text:p>0.222857236862183</text:p>
          </table:table-cell>
          <table:table-cell table:style-name="ce1" office:value-type="float" office:value="0.221473455429077" calcext:value-type="float">
            <text:p>0.221473455429077</text:p>
          </table:table-cell>
          <table:table-cell table:style-name="ce1" office:value-type="float" office:value="0.222602128982544" calcext:value-type="float">
            <text:p>0.222602128982544</text:p>
          </table:table-cell>
          <table:table-cell table:style-name="ce1" office:value-type="float" office:value="0.237121343612671" calcext:value-type="float">
            <text:p>0.237121343612671</text:p>
          </table:table-cell>
          <table:table-cell table:style-name="ce1" office:value-type="float" office:value="0.222253799438477" calcext:value-type="float">
            <text:p>0.222253799438477</text:p>
          </table:table-cell>
          <table:table-cell table:style-name="ce1" office:value-type="float" office:value="0.217358112335205" calcext:value-type="float">
            <text:p>0.217358112335205</text:p>
          </table:table-cell>
          <table:table-cell table:style-name="ce1" office:value-type="float" office:value="0.218241691589355" calcext:value-type="float">
            <text:p>0.218241691589355</text:p>
          </table:table-cell>
          <table:table-cell table:style-name="ce1" office:value-type="float" office:value="0.217212677001953" calcext:value-type="float">
            <text:p>0.217212677001953</text:p>
          </table:table-cell>
          <table:table-cell table:style-name="ce1" office:value-type="float" office:value="0.218651294708252" calcext:value-type="float">
            <text:p>0.218651294708252</text:p>
          </table:table-cell>
          <table:table-cell table:style-name="ce1" office:value-type="float" office:value="0.0892565250396729" calcext:value-type="float">
            <text:p>0.089256525039673</text:p>
          </table:table-cell>
          <table:table-cell table:style-name="ce1" office:value-type="float" office:value="0.203654527664185" calcext:value-type="float">
            <text:p>0.203654527664185</text:p>
          </table:table-cell>
          <table:table-cell table:style-name="ce1" office:value-type="float" office:value="0.216320514678955" calcext:value-type="float">
            <text:p>0.216320514678955</text:p>
          </table:table-cell>
          <table:table-cell table:style-name="ce1" office:value-type="float" office:value="0.221591949462891" calcext:value-type="float">
            <text:p>0.221591949462891</text:p>
          </table:table-cell>
          <table:table-cell table:style-name="ce1" office:value-type="float" office:value="0.108071565628052" calcext:value-type="float">
            <text:p>0.108071565628052</text:p>
          </table:table-cell>
          <table:table-cell table:style-name="ce1" office:value-type="float" office:value="0.27691388130188" calcext:value-type="float">
            <text:p>0.27691388130188</text:p>
          </table:table-cell>
          <table:table-cell table:style-name="ce1" office:value-type="float" office:value="0.122146368026733" calcext:value-type="float">
            <text:p>0.122146368026733</text:p>
          </table:table-cell>
          <table:table-cell table:style-name="ce1" office:value-type="float" office:value="0.083965539932251" calcext:value-type="float">
            <text:p>0.083965539932251</text:p>
          </table:table-cell>
          <table:table-cell table:style-name="ce1" office:value-type="float" office:value="0.0908219814300537" calcext:value-type="float">
            <text:p>0.090821981430054</text:p>
          </table:table-cell>
          <table:table-cell table:style-name="ce1" office:value-type="float" office:value="0.0854566097259522" calcext:value-type="float">
            <text:p>0.085456609725952</text:p>
          </table:table-cell>
          <table:table-cell table:style-name="ce1" office:value-type="float" office:value="0.221248149871826" calcext:value-type="float">
            <text:p>0.221248149871826</text:p>
          </table:table-cell>
          <table:table-cell table:style-name="ce1" office:value-type="float" office:value="0.232966184616089" calcext:value-type="float">
            <text:p>0.232966184616089</text:p>
          </table:table-cell>
          <table:table-cell table:style-name="ce1" office:value-type="float" office:value="0.234575271606445" calcext:value-type="float">
            <text:p>0.234575271606445</text:p>
          </table:table-cell>
          <table:table-cell table:style-name="ce1" office:value-type="float" office:value="0.229200601577759" calcext:value-type="float">
            <text:p>0.229200601577759</text:p>
          </table:table-cell>
          <table:table-cell table:style-name="ce1" office:value-type="float" office:value="0.261690378189087" calcext:value-type="float">
            <text:p>0.261690378189087</text:p>
          </table:table-cell>
          <table:table-cell table:style-name="ce1" office:value-type="float" office:value="0.237062692642212" calcext:value-type="float">
            <text:p>0.237062692642212</text:p>
          </table:table-cell>
          <table:table-cell table:style-name="ce1" office:value-type="float" office:value="0.222505331039429" calcext:value-type="float">
            <text:p>0.222505331039429</text:p>
          </table:table-cell>
          <table:table-cell table:style-name="ce1" office:value-type="float" office:value="0.218922853469849" calcext:value-type="float">
            <text:p>0.218922853469849</text:p>
          </table:table-cell>
          <table:table-cell table:style-name="ce1" office:value-type="float" office:value="0.223834037780762" calcext:value-type="float">
            <text:p>0.223834037780762</text:p>
          </table:table-cell>
          <table:table-cell table:style-name="ce1" office:value-type="float" office:value="0.252633333206177" calcext:value-type="float">
            <text:p>0.252633333206177</text:p>
          </table:table-cell>
          <table:table-cell table:style-name="ce1" office:value-type="float" office:value="0.234956502914429" calcext:value-type="float">
            <text:p>0.234956502914429</text:p>
          </table:table-cell>
          <table:table-cell table:style-name="ce1" office:value-type="float" office:value="0.2219398021698" calcext:value-type="float">
            <text:p>0.2219398021698</text:p>
          </table:table-cell>
          <table:table-cell table:style-name="ce1" office:value-type="float" office:value="0.222957849502563" calcext:value-type="float">
            <text:p>0.222957849502563</text:p>
          </table:table-cell>
          <table:table-cell table:style-name="ce1" office:value-type="float" office:value="0.239973306655884" calcext:value-type="float">
            <text:p>0.239973306655884</text:p>
          </table:table-cell>
          <table:table-cell table:style-name="ce1" office:value-type="float" office:value="0.116283178329468" calcext:value-type="float">
            <text:p>0.116283178329468</text:p>
          </table:table-cell>
          <table:table-cell table:style-name="ce1" office:value-type="float" office:value="0.116794109344482" calcext:value-type="float">
            <text:p>0.116794109344482</text:p>
          </table:table-cell>
          <table:table-cell table:style-name="ce1" office:value-type="float" office:value="0.230995178222656" calcext:value-type="float">
            <text:p>0.230995178222656</text:p>
          </table:table-cell>
          <table:table-cell table:style-name="ce1" office:value-type="float" office:value="0.223727464675903" calcext:value-type="float">
            <text:p>0.223727464675903</text:p>
          </table:table-cell>
          <table:table-cell table:style-name="ce1" office:value-type="float" office:value="0.223335742950439" calcext:value-type="float">
            <text:p>0.223335742950439</text:p>
          </table:table-cell>
          <table:table-cell table:style-name="ce1" office:value-type="float" office:value="0.222827196121216" calcext:value-type="float">
            <text:p>0.222827196121216</text:p>
          </table:table-cell>
          <table:table-cell table:style-name="ce1" office:value-type="float" office:value="0.227044582366943" calcext:value-type="float">
            <text:p>0.227044582366943</text:p>
          </table:table-cell>
          <table:table-cell table:style-name="ce1" office:value-type="float" office:value="0.215107202529907" calcext:value-type="float">
            <text:p>0.215107202529907</text:p>
          </table:table-cell>
          <table:table-cell table:style-name="ce1" office:value-type="float" office:value="0.220222234725952" calcext:value-type="float">
            <text:p>0.220222234725952</text:p>
          </table:table-cell>
          <table:table-cell table:style-name="ce1" office:value-type="float" office:value="0.223894119262695" calcext:value-type="float">
            <text:p>0.223894119262695</text:p>
          </table:table-cell>
          <table:table-cell table:style-name="ce1" office:value-type="float" office:value="0.224873304367065" calcext:value-type="float">
            <text:p>0.224873304367065</text:p>
          </table:table-cell>
          <table:table-cell table:style-name="ce1" office:value-type="float" office:value="0.229072332382202" calcext:value-type="float">
            <text:p>0.229072332382202</text:p>
          </table:table-cell>
          <table:table-cell table:style-name="ce1" office:value-type="float" office:value="0.220410108566284" calcext:value-type="float">
            <text:p>0.220410108566284</text:p>
          </table:table-cell>
          <table:table-cell table:style-name="ce1" office:value-type="float" office:value="0.243810415267944" calcext:value-type="float">
            <text:p>0.243810415267944</text:p>
          </table:table-cell>
          <table:table-cell table:style-name="ce1" office:value-type="float" office:value="0.235659837722778" calcext:value-type="float">
            <text:p>0.235659837722778</text:p>
          </table:table-cell>
          <table:table-cell table:style-name="ce1" office:value-type="float" office:value="0.22781777381897" calcext:value-type="float">
            <text:p>0.22781777381897</text:p>
          </table:table-cell>
          <table:table-cell table:style-name="ce1" office:value-type="float" office:value="0.218580484390259" calcext:value-type="float">
            <text:p>0.218580484390259</text:p>
          </table:table-cell>
          <table:table-cell table:style-name="ce1" office:value-type="float" office:value="0.220510721206665" calcext:value-type="float">
            <text:p>0.220510721206665</text:p>
          </table:table-cell>
          <table:table-cell table:style-name="ce1" office:value-type="float" office:value="0.217417001724243" calcext:value-type="float">
            <text:p>0.217417001724243</text:p>
          </table:table-cell>
          <table:table-cell table:style-name="ce1" office:value-type="float" office:value="0.222890853881836" calcext:value-type="float">
            <text:p>0.222890853881836</text:p>
          </table:table-cell>
          <table:table-cell table:style-name="ce1" office:value-type="float" office:value="0.214818823337555" calcext:value-type="float">
            <text:p>0.214818823337555</text:p>
          </table:table-cell>
          <table:table-cell table:style-name="ce1" office:value-type="float" office:value="0.083965539932251" calcext:value-type="float">
            <text:p>0.083965539932251</text:p>
          </table:table-cell>
          <table:table-cell table:style-name="ce1" office:value-type="float" office:value="0.293332576751709" calcext:value-type="float">
            <text:p>0.293332576751709</text:p>
          </table:table-cell>
          <table:table-cell table:style-name="ce1" office:value-type="float" office:value="21.4818823337555" calcext:value-type="float">
            <text:p>21.48188233375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6634140014648" calcext:value-type="float">
            <text:p>0.106634140014648</text:p>
          </table:table-cell>
          <table:table-cell table:style-name="ce1" office:value-type="float" office:value="0.0971019268035889" calcext:value-type="float">
            <text:p>0.097101926803589</text:p>
          </table:table-cell>
          <table:table-cell table:style-name="ce1" office:value-type="float" office:value="0.246399402618408" calcext:value-type="float">
            <text:p>0.246399402618408</text:p>
          </table:table-cell>
          <table:table-cell table:style-name="ce1" office:value-type="float" office:value="0.220952749252319" calcext:value-type="float">
            <text:p>0.220952749252319</text:p>
          </table:table-cell>
          <table:table-cell table:style-name="ce1" office:value-type="float" office:value="0.221668720245361" calcext:value-type="float">
            <text:p>0.221668720245361</text:p>
          </table:table-cell>
          <table:table-cell table:style-name="ce1" office:value-type="float" office:value="0.226906538009644" calcext:value-type="float">
            <text:p>0.226906538009644</text:p>
          </table:table-cell>
          <table:table-cell table:style-name="ce1" office:value-type="float" office:value="0.251636028289795" calcext:value-type="float">
            <text:p>0.251636028289795</text:p>
          </table:table-cell>
          <table:table-cell table:style-name="ce1" office:value-type="float" office:value="0.226554870605469" calcext:value-type="float">
            <text:p>0.226554870605469</text:p>
          </table:table-cell>
          <table:table-cell table:style-name="ce1" office:value-type="float" office:value="0.217912912368774" calcext:value-type="float">
            <text:p>0.217912912368774</text:p>
          </table:table-cell>
          <table:table-cell table:style-name="ce1" office:value-type="float" office:value="0.222477197647095" calcext:value-type="float">
            <text:p>0.222477197647095</text:p>
          </table:table-cell>
          <table:table-cell table:style-name="ce1" office:value-type="float" office:value="0.227257490158081" calcext:value-type="float">
            <text:p>0.227257490158081</text:p>
          </table:table-cell>
          <table:table-cell table:style-name="ce1" office:value-type="float" office:value="0.217894554138184" calcext:value-type="float">
            <text:p>0.217894554138184</text:p>
          </table:table-cell>
          <table:table-cell table:style-name="ce1" office:value-type="float" office:value="0.23041844367981" calcext:value-type="float">
            <text:p>0.23041844367981</text:p>
          </table:table-cell>
          <table:table-cell table:style-name="ce1" office:value-type="float" office:value="0.218401432037354" calcext:value-type="float">
            <text:p>0.218401432037354</text:p>
          </table:table-cell>
          <table:table-cell table:style-name="ce1" office:value-type="float" office:value="0.223195552825928" calcext:value-type="float">
            <text:p>0.223195552825928</text:p>
          </table:table-cell>
          <table:table-cell table:style-name="ce1" office:value-type="float" office:value="0.21818208694458" calcext:value-type="float">
            <text:p>0.21818208694458</text:p>
          </table:table-cell>
          <table:table-cell table:style-name="ce1" office:value-type="float" office:value="0.222118139266968" calcext:value-type="float">
            <text:p>0.222118139266968</text:p>
          </table:table-cell>
          <table:table-cell table:style-name="ce1" office:value-type="float" office:value="0.218233585357666" calcext:value-type="float">
            <text:p>0.218233585357666</text:p>
          </table:table-cell>
          <table:table-cell table:style-name="ce1" office:value-type="float" office:value="0.217092990875244" calcext:value-type="float">
            <text:p>0.217092990875244</text:p>
          </table:table-cell>
          <table:table-cell table:style-name="ce1" office:value-type="float" office:value="0.220881938934326" calcext:value-type="float">
            <text:p>0.220881938934326</text:p>
          </table:table-cell>
          <table:table-cell table:style-name="ce1" office:value-type="float" office:value="0.118095874786377" calcext:value-type="float">
            <text:p>0.118095874786377</text:p>
          </table:table-cell>
          <table:table-cell table:style-name="ce1" office:value-type="float" office:value="0.201287984848022" calcext:value-type="float">
            <text:p>0.201287984848022</text:p>
          </table:table-cell>
          <table:table-cell table:style-name="ce1" office:value-type="float" office:value="0.229416131973267" calcext:value-type="float">
            <text:p>0.229416131973267</text:p>
          </table:table-cell>
          <table:table-cell table:style-name="ce1" office:value-type="float" office:value="0.25727391242981" calcext:value-type="float">
            <text:p>0.25727391242981</text:p>
          </table:table-cell>
          <table:table-cell table:style-name="ce1" office:value-type="float" office:value="0.229766130447388" calcext:value-type="float">
            <text:p>0.229766130447388</text:p>
          </table:table-cell>
          <table:table-cell table:style-name="ce1" office:value-type="float" office:value="0.222637176513672" calcext:value-type="float">
            <text:p>0.222637176513672</text:p>
          </table:table-cell>
          <table:table-cell table:style-name="ce1" office:value-type="float" office:value="0.224838733673096" calcext:value-type="float">
            <text:p>0.224838733673096</text:p>
          </table:table-cell>
          <table:table-cell table:style-name="ce1" office:value-type="float" office:value="0.217588901519775" calcext:value-type="float">
            <text:p>0.217588901519775</text:p>
          </table:table-cell>
          <table:table-cell table:style-name="ce1" office:value-type="float" office:value="0.229130029678345" calcext:value-type="float">
            <text:p>0.229130029678345</text:p>
          </table:table-cell>
          <table:table-cell table:style-name="ce1" office:value-type="float" office:value="0.25190281867981" calcext:value-type="float">
            <text:p>0.25190281867981</text:p>
          </table:table-cell>
          <table:table-cell table:style-name="ce1" office:value-type="float" office:value="0.247366189956665" calcext:value-type="float">
            <text:p>0.247366189956665</text:p>
          </table:table-cell>
          <table:table-cell table:style-name="ce1" office:value-type="float" office:value="0.228704452514648" calcext:value-type="float">
            <text:p>0.228704452514648</text:p>
          </table:table-cell>
          <table:table-cell table:style-name="ce1" office:value-type="float" office:value="0.237284183502197" calcext:value-type="float">
            <text:p>0.237284183502197</text:p>
          </table:table-cell>
          <table:table-cell table:style-name="ce1" office:value-type="float" office:value="0.248175144195557" calcext:value-type="float">
            <text:p>0.248175144195557</text:p>
          </table:table-cell>
          <table:table-cell table:style-name="ce1" office:value-type="float" office:value="0.234395027160645" calcext:value-type="float">
            <text:p>0.234395027160645</text:p>
          </table:table-cell>
          <table:table-cell table:style-name="ce1" office:value-type="float" office:value="0.223761081695557" calcext:value-type="float">
            <text:p>0.223761081695557</text:p>
          </table:table-cell>
          <table:table-cell table:style-name="ce1" office:value-type="float" office:value="0.232300519943237" calcext:value-type="float">
            <text:p>0.232300519943237</text:p>
          </table:table-cell>
          <table:table-cell table:style-name="ce1" office:value-type="float" office:value="0.093468189239502" calcext:value-type="float">
            <text:p>0.093468189239502</text:p>
          </table:table-cell>
          <table:table-cell table:style-name="ce1" office:value-type="float" office:value="0.26221776008606" calcext:value-type="float">
            <text:p>0.26221776008606</text:p>
          </table:table-cell>
          <table:table-cell table:style-name="ce1" office:value-type="float" office:value="0.239328384399414" calcext:value-type="float">
            <text:p>0.239328384399414</text:p>
          </table:table-cell>
          <table:table-cell table:style-name="ce1" office:value-type="float" office:value="0.106569528579712" calcext:value-type="float">
            <text:p>0.106569528579712</text:p>
          </table:table-cell>
          <table:table-cell table:style-name="ce1" office:value-type="float" office:value="0.245486974716187" calcext:value-type="float">
            <text:p>0.245486974716187</text:p>
          </table:table-cell>
          <table:table-cell table:style-name="ce1" office:value-type="float" office:value="0.107348203659058" calcext:value-type="float">
            <text:p>0.107348203659058</text:p>
          </table:table-cell>
          <table:table-cell table:style-name="ce1" office:value-type="float" office:value="0.211016654968262" calcext:value-type="float">
            <text:p>0.211016654968262</text:p>
          </table:table-cell>
          <table:table-cell table:style-name="ce1" office:value-type="float" office:value="0.23541522026062" calcext:value-type="float">
            <text:p>0.23541522026062</text:p>
          </table:table-cell>
          <table:table-cell table:style-name="ce1" office:value-type="float" office:value="0.227925539016724" calcext:value-type="float">
            <text:p>0.227925539016724</text:p>
          </table:table-cell>
          <table:table-cell table:style-name="ce1" office:value-type="float" office:value="0.227644205093384" calcext:value-type="float">
            <text:p>0.227644205093384</text:p>
          </table:table-cell>
          <table:table-cell table:style-name="ce1" office:value-type="float" office:value="0.236178398132324" calcext:value-type="float">
            <text:p>0.236178398132324</text:p>
          </table:table-cell>
          <table:table-cell table:style-name="ce1" office:value-type="float" office:value="0.260034322738647" calcext:value-type="float">
            <text:p>0.260034322738647</text:p>
          </table:table-cell>
          <table:table-cell table:style-name="ce1" office:value-type="float" office:value="0.241130828857422" calcext:value-type="float">
            <text:p>0.241130828857422</text:p>
          </table:table-cell>
          <table:table-cell table:style-name="ce1" office:value-type="float" office:value="0.241459608078003" calcext:value-type="float">
            <text:p>0.241459608078003</text:p>
          </table:table-cell>
          <table:table-cell table:style-name="ce1" office:value-type="float" office:value="0.244836568832397" calcext:value-type="float">
            <text:p>0.244836568832397</text:p>
          </table:table-cell>
          <table:table-cell table:style-name="ce1" office:value-type="float" office:value="0.240339517593384" calcext:value-type="float">
            <text:p>0.240339517593384</text:p>
          </table:table-cell>
          <table:table-cell table:style-name="ce1" office:value-type="float" office:value="0.220532655715942" calcext:value-type="float">
            <text:p>0.220532655715942</text:p>
          </table:table-cell>
          <table:table-cell table:style-name="ce1" office:value-type="float" office:value="0.247412204742432" calcext:value-type="float">
            <text:p>0.247412204742432</text:p>
          </table:table-cell>
          <table:table-cell table:style-name="ce1" office:value-type="float" office:value="0.214802980422974" calcext:value-type="float">
            <text:p>0.214802980422974</text:p>
          </table:table-cell>
          <table:table-cell table:style-name="ce1" office:value-type="float" office:value="0.25179123878479" calcext:value-type="float">
            <text:p>0.25179123878479</text:p>
          </table:table-cell>
          <table:table-cell table:style-name="ce1" office:value-type="float" office:value="0.224090576171875" calcext:value-type="float">
            <text:p>0.224090576171875</text:p>
          </table:table-cell>
          <table:table-cell table:style-name="ce1" office:value-type="float" office:value="0.231982707977295" calcext:value-type="float">
            <text:p>0.231982707977295</text:p>
          </table:table-cell>
          <table:table-cell table:style-name="ce1" office:value-type="float" office:value="0.229150533676147" calcext:value-type="float">
            <text:p>0.229150533676147</text:p>
          </table:table-cell>
          <table:table-cell table:style-name="ce1" office:value-type="float" office:value="0.121221780776978" calcext:value-type="float">
            <text:p>0.121221780776978</text:p>
          </table:table-cell>
          <table:table-cell table:style-name="ce1" office:value-type="float" office:value="0.11115026473999" calcext:value-type="float">
            <text:p>0.11115026473999</text:p>
          </table:table-cell>
          <table:table-cell table:style-name="ce1" office:value-type="float" office:value="0.256614685058594" calcext:value-type="float">
            <text:p>0.256614685058594</text:p>
          </table:table-cell>
          <table:table-cell table:style-name="ce1" office:value-type="float" office:value="0.248056888580322" calcext:value-type="float">
            <text:p>0.248056888580322</text:p>
          </table:table-cell>
          <table:table-cell table:style-name="ce1" office:value-type="float" office:value="0.250165700912476" calcext:value-type="float">
            <text:p>0.250165700912476</text:p>
          </table:table-cell>
          <table:table-cell table:style-name="ce1" office:value-type="float" office:value="0.256338119506836" calcext:value-type="float">
            <text:p>0.256338119506836</text:p>
          </table:table-cell>
          <table:table-cell table:style-name="ce1" office:value-type="float" office:value="0.226982355117798" calcext:value-type="float">
            <text:p>0.226982355117798</text:p>
          </table:table-cell>
          <table:table-cell table:style-name="ce1" office:value-type="float" office:value="0.248496532440186" calcext:value-type="float">
            <text:p>0.248496532440186</text:p>
          </table:table-cell>
          <table:table-cell table:style-name="ce1" office:value-type="float" office:value="0.235806465148926" calcext:value-type="float">
            <text:p>0.235806465148926</text:p>
          </table:table-cell>
          <table:table-cell table:style-name="ce1" office:value-type="float" office:value="0.243386507034302" calcext:value-type="float">
            <text:p>0.243386507034302</text:p>
          </table:table-cell>
          <table:table-cell table:style-name="ce1" office:value-type="float" office:value="0.291690826416016" calcext:value-type="float">
            <text:p>0.291690826416016</text:p>
          </table:table-cell>
          <table:table-cell table:style-name="ce1" office:value-type="float" office:value="0.229773759841919" calcext:value-type="float">
            <text:p>0.229773759841919</text:p>
          </table:table-cell>
          <table:table-cell table:style-name="ce1" office:value-type="float" office:value="0.221857309341431" calcext:value-type="float">
            <text:p>0.221857309341431</text:p>
          </table:table-cell>
          <table:table-cell table:style-name="ce1" office:value-type="float" office:value="0.22863245010376" calcext:value-type="float">
            <text:p>0.22863245010376</text:p>
          </table:table-cell>
          <table:table-cell table:style-name="ce1" office:value-type="float" office:value="0.220830678939819" calcext:value-type="float">
            <text:p>0.220830678939819</text:p>
          </table:table-cell>
          <table:table-cell table:style-name="ce1" office:value-type="float" office:value="0.244382858276367" calcext:value-type="float">
            <text:p>0.244382858276367</text:p>
          </table:table-cell>
          <table:table-cell table:style-name="ce1" office:value-type="float" office:value="0.226145505905151" calcext:value-type="float">
            <text:p>0.226145505905151</text:p>
          </table:table-cell>
          <table:table-cell table:style-name="ce1" office:value-type="float" office:value="0.227965831756592" calcext:value-type="float">
            <text:p>0.227965831756592</text:p>
          </table:table-cell>
          <table:table-cell table:style-name="ce1" office:value-type="float" office:value="0.219223499298096" calcext:value-type="float">
            <text:p>0.219223499298096</text:p>
          </table:table-cell>
          <table:table-cell table:style-name="ce1" office:value-type="float" office:value="0.222296237945557" calcext:value-type="float">
            <text:p>0.222296237945557</text:p>
          </table:table-cell>
          <table:table-cell table:style-name="ce1" office:value-type="float" office:value="0.110294103622437" calcext:value-type="float">
            <text:p>0.110294103622437</text:p>
          </table:table-cell>
          <table:table-cell table:style-name="ce1" office:value-type="float" office:value="0.252409934997559" calcext:value-type="float">
            <text:p>0.252409934997559</text:p>
          </table:table-cell>
          <table:table-cell table:style-name="ce1" office:value-type="float" office:value="0.235649347305298" calcext:value-type="float">
            <text:p>0.235649347305298</text:p>
          </table:table-cell>
          <table:table-cell table:style-name="ce1" office:value-type="float" office:value="0.101446390151978" calcext:value-type="float">
            <text:p>0.101446390151978</text:p>
          </table:table-cell>
          <table:table-cell table:style-name="ce1" office:value-type="float" office:value="0.241229295730591" calcext:value-type="float">
            <text:p>0.241229295730591</text:p>
          </table:table-cell>
          <table:table-cell table:style-name="ce1" office:value-type="float" office:value="0.238649606704712" calcext:value-type="float">
            <text:p>0.238649606704712</text:p>
          </table:table-cell>
          <table:table-cell table:style-name="ce1" office:value-type="float" office:value="0.248134851455688" calcext:value-type="float">
            <text:p>0.248134851455688</text:p>
          </table:table-cell>
          <table:table-cell table:style-name="ce1" office:value-type="float" office:value="0.236730813980103" calcext:value-type="float">
            <text:p>0.236730813980103</text:p>
          </table:table-cell>
          <table:table-cell table:style-name="ce1" office:value-type="float" office:value="0.231829643249512" calcext:value-type="float">
            <text:p>0.231829643249512</text:p>
          </table:table-cell>
          <table:table-cell table:style-name="ce1" office:value-type="float" office:value="0.24339771270752" calcext:value-type="float">
            <text:p>0.24339771270752</text:p>
          </table:table-cell>
          <table:table-cell table:style-name="ce1" office:value-type="float" office:value="0.220440864562988" calcext:value-type="float">
            <text:p>0.220440864562988</text:p>
          </table:table-cell>
          <table:table-cell table:style-name="ce1" office:value-type="float" office:value="0.228101015090942" calcext:value-type="float">
            <text:p>0.228101015090942</text:p>
          </table:table-cell>
          <table:table-cell table:style-name="ce1" office:value-type="float" office:value="0.23213267326355" calcext:value-type="float">
            <text:p>0.23213267326355</text:p>
          </table:table-cell>
          <table:table-cell table:style-name="ce1" office:value-type="float" office:value="0.221949100494385" calcext:value-type="float">
            <text:p>0.221949100494385</text:p>
          </table:table-cell>
          <table:table-cell table:style-name="ce1" office:value-type="float" office:value="0.215353488922119" calcext:value-type="float">
            <text:p>0.215353488922119</text:p>
          </table:table-cell>
          <table:table-cell table:style-name="ce1" office:value-type="float" office:value="0.21781849861145" calcext:value-type="float">
            <text:p>0.21781849861145</text:p>
          </table:table-cell>
          <table:table-cell table:style-name="ce1" office:value-type="float" office:value="0.221963167190552" calcext:value-type="float">
            <text:p>0.221963167190552</text:p>
          </table:table-cell>
          <table:table-cell table:style-name="ce1" office:value-type="float" office:value="0.215553760528564" calcext:value-type="float">
            <text:p>0.215553760528564</text:p>
          </table:table-cell>
          <table:table-cell table:style-name="ce1" office:value-type="float" office:value="0.218693971633911" calcext:value-type="float">
            <text:p>0.218693971633911</text:p>
          </table:table-cell>
          <table:table-cell table:style-name="ce1" office:value-type="float" office:value="0.217460632324219" calcext:value-type="float">
            <text:p>0.217460632324219</text:p>
          </table:table-cell>
          <table:table-cell table:style-name="ce1" office:value-type="float" office:value="0.220062649250031" calcext:value-type="float">
            <text:p>0.220062649250031</text:p>
          </table:table-cell>
          <table:table-cell table:style-name="ce1" office:value-type="float" office:value="0.093468189239502" calcext:value-type="float">
            <text:p>0.093468189239502</text:p>
          </table:table-cell>
          <table:table-cell table:style-name="ce1" office:value-type="float" office:value="0.291690826416016" calcext:value-type="float">
            <text:p>0.291690826416016</text:p>
          </table:table-cell>
          <table:table-cell table:style-name="ce1" office:value-type="float" office:value="22.0062649250031" calcext:value-type="float">
            <text:p>22.00626492500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8676900863647" calcext:value-type="float">
            <text:p>0.118676900863647</text:p>
          </table:table-cell>
          <table:table-cell table:style-name="ce1" office:value-type="float" office:value="0.275874614715576" calcext:value-type="float">
            <text:p>0.275874614715576</text:p>
          </table:table-cell>
          <table:table-cell table:style-name="ce1" office:value-type="float" office:value="0.232792854309082" calcext:value-type="float">
            <text:p>0.232792854309082</text:p>
          </table:table-cell>
          <table:table-cell table:style-name="ce1" office:value-type="float" office:value="0.214586496353149" calcext:value-type="float">
            <text:p>0.214586496353149</text:p>
          </table:table-cell>
          <table:table-cell table:style-name="ce1" office:value-type="float" office:value="0.235503435134888" calcext:value-type="float">
            <text:p>0.235503435134888</text:p>
          </table:table-cell>
          <table:table-cell table:style-name="ce1" office:value-type="float" office:value="0.221363544464111" calcext:value-type="float">
            <text:p>0.221363544464111</text:p>
          </table:table-cell>
          <table:table-cell table:style-name="ce1" office:value-type="float" office:value="0.21505331993103" calcext:value-type="float">
            <text:p>0.21505331993103</text:p>
          </table:table-cell>
          <table:table-cell table:style-name="ce1" office:value-type="float" office:value="0.218246221542358" calcext:value-type="float">
            <text:p>0.218246221542358</text:p>
          </table:table-cell>
          <table:table-cell table:style-name="ce1" office:value-type="float" office:value="0.219801187515259" calcext:value-type="float">
            <text:p>0.219801187515259</text:p>
          </table:table-cell>
          <table:table-cell table:style-name="ce1" office:value-type="float" office:value="0.220571994781494" calcext:value-type="float">
            <text:p>0.220571994781494</text:p>
          </table:table-cell>
          <table:table-cell table:style-name="ce1" office:value-type="float" office:value="0.225662708282471" calcext:value-type="float">
            <text:p>0.225662708282471</text:p>
          </table:table-cell>
          <table:table-cell table:style-name="ce1" office:value-type="float" office:value="0.21729302406311" calcext:value-type="float">
            <text:p>0.21729302406311</text:p>
          </table:table-cell>
          <table:table-cell table:style-name="ce1" office:value-type="float" office:value="0.21733546257019" calcext:value-type="float">
            <text:p>0.21733546257019</text:p>
          </table:table-cell>
          <table:table-cell table:style-name="ce1" office:value-type="float" office:value="0.218773603439331" calcext:value-type="float">
            <text:p>0.218773603439331</text:p>
          </table:table-cell>
          <table:table-cell table:style-name="ce1" office:value-type="float" office:value="0.219406843185425" calcext:value-type="float">
            <text:p>0.219406843185425</text:p>
          </table:table-cell>
          <table:table-cell table:style-name="ce1" office:value-type="float" office:value="0.219076633453369" calcext:value-type="float">
            <text:p>0.219076633453369</text:p>
          </table:table-cell>
          <table:table-cell table:style-name="ce1" office:value-type="float" office:value="0.217223167419434" calcext:value-type="float">
            <text:p>0.217223167419434</text:p>
          </table:table-cell>
          <table:table-cell table:style-name="ce1" office:value-type="float" office:value="0.21826434135437" calcext:value-type="float">
            <text:p>0.21826434135437</text:p>
          </table:table-cell>
          <table:table-cell table:style-name="ce1" office:value-type="float" office:value="0.217082977294922" calcext:value-type="float">
            <text:p>0.217082977294922</text:p>
          </table:table-cell>
          <table:table-cell table:style-name="ce1" office:value-type="float" office:value="0.21843433380127" calcext:value-type="float">
            <text:p>0.21843433380127</text:p>
          </table:table-cell>
          <table:table-cell table:style-name="ce1" office:value-type="float" office:value="0.112922191619873" calcext:value-type="float">
            <text:p>0.112922191619873</text:p>
          </table:table-cell>
          <table:table-cell table:style-name="ce1" office:value-type="float" office:value="0.105943441390991" calcext:value-type="float">
            <text:p>0.105943441390991</text:p>
          </table:table-cell>
          <table:table-cell table:style-name="ce1" office:value-type="float" office:value="0.308472633361816" calcext:value-type="float">
            <text:p>0.308472633361816</text:p>
          </table:table-cell>
          <table:table-cell table:style-name="ce1" office:value-type="float" office:value="0.215372085571289" calcext:value-type="float">
            <text:p>0.215372085571289</text:p>
          </table:table-cell>
          <table:table-cell table:style-name="ce1" office:value-type="float" office:value="0.230789661407471" calcext:value-type="float">
            <text:p>0.230789661407471</text:p>
          </table:table-cell>
          <table:table-cell table:style-name="ce1" office:value-type="float" office:value="0.22062873840332" calcext:value-type="float">
            <text:p>0.22062873840332</text:p>
          </table:table-cell>
          <table:table-cell table:style-name="ce1" office:value-type="float" office:value="0.226041078567505" calcext:value-type="float">
            <text:p>0.226041078567505</text:p>
          </table:table-cell>
          <table:table-cell table:style-name="ce1" office:value-type="float" office:value="0.243243932723999" calcext:value-type="float">
            <text:p>0.243243932723999</text:p>
          </table:table-cell>
          <table:table-cell table:style-name="ce1" office:value-type="float" office:value="0.230534076690674" calcext:value-type="float">
            <text:p>0.230534076690674</text:p>
          </table:table-cell>
          <table:table-cell table:style-name="ce1" office:value-type="float" office:value="0.221601247787476" calcext:value-type="float">
            <text:p>0.221601247787476</text:p>
          </table:table-cell>
          <table:table-cell table:style-name="ce1" office:value-type="float" office:value="0.236237287521362" calcext:value-type="float">
            <text:p>0.236237287521362</text:p>
          </table:table-cell>
          <table:table-cell table:style-name="ce1" office:value-type="float" office:value="0.234691143035889" calcext:value-type="float">
            <text:p>0.234691143035889</text:p>
          </table:table-cell>
          <table:table-cell table:style-name="ce1" office:value-type="float" office:value="0.22485089302063" calcext:value-type="float">
            <text:p>0.22485089302063</text:p>
          </table:table-cell>
          <table:table-cell table:style-name="ce1" office:value-type="float" office:value="0.218442678451538" calcext:value-type="float">
            <text:p>0.218442678451538</text:p>
          </table:table-cell>
          <table:table-cell table:style-name="ce1" office:value-type="float" office:value="0.218221426010132" calcext:value-type="float">
            <text:p>0.218221426010132</text:p>
          </table:table-cell>
          <table:table-cell table:style-name="ce1" office:value-type="float" office:value="0.217307090759277" calcext:value-type="float">
            <text:p>0.217307090759277</text:p>
          </table:table-cell>
          <table:table-cell table:style-name="ce1" office:value-type="float" office:value="0.216494560241699" calcext:value-type="float">
            <text:p>0.216494560241699</text:p>
          </table:table-cell>
          <table:table-cell table:style-name="ce1" office:value-type="float" office:value="0.219085931777954" calcext:value-type="float">
            <text:p>0.219085931777954</text:p>
          </table:table-cell>
          <table:table-cell table:style-name="ce1" office:value-type="float" office:value="0.220773935317993" calcext:value-type="float">
            <text:p>0.220773935317993</text:p>
          </table:table-cell>
          <table:table-cell table:style-name="ce1" office:value-type="float" office:value="0.224029302597046" calcext:value-type="float">
            <text:p>0.224029302597046</text:p>
          </table:table-cell>
          <table:table-cell table:style-name="ce1" office:value-type="float" office:value="0.101568937301636" calcext:value-type="float">
            <text:p>0.101568937301636</text:p>
          </table:table-cell>
          <table:table-cell table:style-name="ce1" office:value-type="float" office:value="0.100030422210693" calcext:value-type="float">
            <text:p>0.100030422210693</text:p>
          </table:table-cell>
          <table:table-cell table:style-name="ce1" office:value-type="float" office:value="0.101532220840454" calcext:value-type="float">
            <text:p>0.101532220840454</text:p>
          </table:table-cell>
          <table:table-cell table:style-name="ce1" office:value-type="float" office:value="0.245378971099854" calcext:value-type="float">
            <text:p>0.245378971099854</text:p>
          </table:table-cell>
          <table:table-cell table:style-name="ce1" office:value-type="float" office:value="0.241581439971924" calcext:value-type="float">
            <text:p>0.241581439971924</text:p>
          </table:table-cell>
          <table:table-cell table:style-name="ce1" office:value-type="float" office:value="0.230361461639404" calcext:value-type="float">
            <text:p>0.230361461639404</text:p>
          </table:table-cell>
          <table:table-cell table:style-name="ce1" office:value-type="float" office:value="0.251099109649658" calcext:value-type="float">
            <text:p>0.251099109649658</text:p>
          </table:table-cell>
          <table:table-cell table:style-name="ce1" office:value-type="float" office:value="0.235585689544678" calcext:value-type="float">
            <text:p>0.235585689544678</text:p>
          </table:table-cell>
          <table:table-cell table:style-name="ce1" office:value-type="float" office:value="0.217218399047852" calcext:value-type="float">
            <text:p>0.217218399047852</text:p>
          </table:table-cell>
          <table:table-cell table:style-name="ce1" office:value-type="float" office:value="0.243409395217895" calcext:value-type="float">
            <text:p>0.243409395217895</text:p>
          </table:table-cell>
          <table:table-cell table:style-name="ce1" office:value-type="float" office:value="0.240513324737549" calcext:value-type="float">
            <text:p>0.240513324737549</text:p>
          </table:table-cell>
          <table:table-cell table:style-name="ce1" office:value-type="float" office:value="0.228774070739746" calcext:value-type="float">
            <text:p>0.228774070739746</text:p>
          </table:table-cell>
          <table:table-cell table:style-name="ce1" office:value-type="float" office:value="0.231348276138306" calcext:value-type="float">
            <text:p>0.231348276138306</text:p>
          </table:table-cell>
          <table:table-cell table:style-name="ce1" office:value-type="float" office:value="0.22740626335144" calcext:value-type="float">
            <text:p>0.22740626335144</text:p>
          </table:table-cell>
          <table:table-cell table:style-name="ce1" office:value-type="float" office:value="0.225520133972168" calcext:value-type="float">
            <text:p>0.225520133972168</text:p>
          </table:table-cell>
          <table:table-cell table:style-name="ce1" office:value-type="float" office:value="0.219170093536377" calcext:value-type="float">
            <text:p>0.219170093536377</text:p>
          </table:table-cell>
          <table:table-cell table:style-name="ce1" office:value-type="float" office:value="0.230344772338867" calcext:value-type="float">
            <text:p>0.230344772338867</text:p>
          </table:table-cell>
          <table:table-cell table:style-name="ce1" office:value-type="float" office:value="0.239874124526978" calcext:value-type="float">
            <text:p>0.239874124526978</text:p>
          </table:table-cell>
          <table:table-cell table:style-name="ce1" office:value-type="float" office:value="0.237369537353516" calcext:value-type="float">
            <text:p>0.237369537353516</text:p>
          </table:table-cell>
          <table:table-cell table:style-name="ce1" office:value-type="float" office:value="0.23695182800293" calcext:value-type="float">
            <text:p>0.23695182800293</text:p>
          </table:table-cell>
          <table:table-cell table:style-name="ce1" office:value-type="float" office:value="0.111982107162476" calcext:value-type="float">
            <text:p>0.111982107162476</text:p>
          </table:table-cell>
          <table:table-cell table:style-name="ce1" office:value-type="float" office:value="0.106301546096802" calcext:value-type="float">
            <text:p>0.106301546096802</text:p>
          </table:table-cell>
          <table:table-cell table:style-name="ce1" office:value-type="float" office:value="0.209150552749634" calcext:value-type="float">
            <text:p>0.209150552749634</text:p>
          </table:table-cell>
          <table:table-cell table:style-name="ce1" office:value-type="float" office:value="0.256160736083984" calcext:value-type="float">
            <text:p>0.256160736083984</text:p>
          </table:table-cell>
          <table:table-cell table:style-name="ce1" office:value-type="float" office:value="0.227296829223633" calcext:value-type="float">
            <text:p>0.227296829223633</text:p>
          </table:table-cell>
          <table:table-cell table:style-name="ce1" office:value-type="float" office:value="0.220831394195557" calcext:value-type="float">
            <text:p>0.220831394195557</text:p>
          </table:table-cell>
          <table:table-cell table:style-name="ce1" office:value-type="float" office:value="0.222859144210815" calcext:value-type="float">
            <text:p>0.222859144210815</text:p>
          </table:table-cell>
          <table:table-cell table:style-name="ce1" office:value-type="float" office:value="0.226464509963989" calcext:value-type="float">
            <text:p>0.226464509963989</text:p>
          </table:table-cell>
          <table:table-cell table:style-name="ce1" office:value-type="float" office:value="0.227088212966919" calcext:value-type="float">
            <text:p>0.227088212966919</text:p>
          </table:table-cell>
          <table:table-cell table:style-name="ce1" office:value-type="float" office:value="0.221144914627075" calcext:value-type="float">
            <text:p>0.221144914627075</text:p>
          </table:table-cell>
          <table:table-cell table:style-name="ce1" office:value-type="float" office:value="0.242561340332031" calcext:value-type="float">
            <text:p>0.242561340332031</text:p>
          </table:table-cell>
          <table:table-cell table:style-name="ce1" office:value-type="float" office:value="0.230670213699341" calcext:value-type="float">
            <text:p>0.230670213699341</text:p>
          </table:table-cell>
          <table:table-cell table:style-name="ce1" office:value-type="float" office:value="0.219394683837891" calcext:value-type="float">
            <text:p>0.219394683837891</text:p>
          </table:table-cell>
          <table:table-cell table:style-name="ce1" office:value-type="float" office:value="0.217443704605103" calcext:value-type="float">
            <text:p>0.217443704605103</text:p>
          </table:table-cell>
          <table:table-cell table:style-name="ce1" office:value-type="float" office:value="0.216139793395996" calcext:value-type="float">
            <text:p>0.216139793395996</text:p>
          </table:table-cell>
          <table:table-cell table:style-name="ce1" office:value-type="float" office:value="0.235256433486938" calcext:value-type="float">
            <text:p>0.235256433486938</text:p>
          </table:table-cell>
          <table:table-cell table:style-name="ce1" office:value-type="float" office:value="0.233317136764526" calcext:value-type="float">
            <text:p>0.233317136764526</text:p>
          </table:table-cell>
          <table:table-cell table:style-name="ce1" office:value-type="float" office:value="0.234137773513794" calcext:value-type="float">
            <text:p>0.234137773513794</text:p>
          </table:table-cell>
          <table:table-cell table:style-name="ce1" office:value-type="float" office:value="0.220202922821045" calcext:value-type="float">
            <text:p>0.220202922821045</text:p>
          </table:table-cell>
          <table:table-cell table:style-name="ce1" office:value-type="float" office:value="0.228618860244751" calcext:value-type="float">
            <text:p>0.228618860244751</text:p>
          </table:table-cell>
          <table:table-cell table:style-name="ce1" office:value-type="float" office:value="0.103673219680786" calcext:value-type="float">
            <text:p>0.103673219680786</text:p>
          </table:table-cell>
          <table:table-cell table:style-name="ce1" office:value-type="float" office:value="0.239530563354492" calcext:value-type="float">
            <text:p>0.239530563354492</text:p>
          </table:table-cell>
          <table:table-cell table:style-name="ce1" office:value-type="float" office:value="0.235019207000732" calcext:value-type="float">
            <text:p>0.235019207000732</text:p>
          </table:table-cell>
          <table:table-cell table:style-name="ce1" office:value-type="float" office:value="0.118370056152344" calcext:value-type="float">
            <text:p>0.118370056152344</text:p>
          </table:table-cell>
          <table:table-cell table:style-name="ce1" office:value-type="float" office:value="0.21229100227356" calcext:value-type="float">
            <text:p>0.21229100227356</text:p>
          </table:table-cell>
          <table:table-cell table:style-name="ce1" office:value-type="float" office:value="0.25344967842102" calcext:value-type="float">
            <text:p>0.25344967842102</text:p>
          </table:table-cell>
          <table:table-cell table:style-name="ce1" office:value-type="float" office:value="0.2051682472229" calcext:value-type="float">
            <text:p>0.2051682472229</text:p>
          </table:table-cell>
          <table:table-cell table:style-name="ce1" office:value-type="float" office:value="0.221214056015015" calcext:value-type="float">
            <text:p>0.221214056015015</text:p>
          </table:table-cell>
          <table:table-cell table:style-name="ce1" office:value-type="float" office:value="0.224326848983765" calcext:value-type="float">
            <text:p>0.224326848983765</text:p>
          </table:table-cell>
          <table:table-cell table:style-name="ce1" office:value-type="float" office:value="0.272613525390625" calcext:value-type="float">
            <text:p>0.272613525390625</text:p>
          </table:table-cell>
          <table:table-cell table:style-name="ce1" office:value-type="float" office:value="0.236548662185669" calcext:value-type="float">
            <text:p>0.236548662185669</text:p>
          </table:table-cell>
          <table:table-cell table:style-name="ce1" office:value-type="float" office:value="0.216930389404297" calcext:value-type="float">
            <text:p>0.216930389404297</text:p>
          </table:table-cell>
          <table:table-cell table:style-name="ce1" office:value-type="float" office:value="0.22707724571228" calcext:value-type="float">
            <text:p>0.22707724571228</text:p>
          </table:table-cell>
          <table:table-cell table:style-name="ce1" office:value-type="float" office:value="0.261135339736938" calcext:value-type="float">
            <text:p>0.261135339736938</text:p>
          </table:table-cell>
          <table:table-cell table:style-name="ce1" office:value-type="float" office:value="0.242484569549561" calcext:value-type="float">
            <text:p>0.242484569549561</text:p>
          </table:table-cell>
          <table:table-cell table:style-name="ce1" office:value-type="float" office:value="0.241809606552124" calcext:value-type="float">
            <text:p>0.241809606552124</text:p>
          </table:table-cell>
          <table:table-cell table:style-name="ce1" office:value-type="float" office:value="0.238102197647095" calcext:value-type="float">
            <text:p>0.238102197647095</text:p>
          </table:table-cell>
          <table:table-cell table:style-name="ce1" office:value-type="float" office:value="0.239177465438843" calcext:value-type="float">
            <text:p>0.239177465438843</text:p>
          </table:table-cell>
          <table:table-cell table:style-name="ce1" office:value-type="float" office:value="0.239249706268311" calcext:value-type="float">
            <text:p>0.239249706268311</text:p>
          </table:table-cell>
          <table:table-cell table:style-name="ce1" office:value-type="float" office:value="0.240950584411621" calcext:value-type="float">
            <text:p>0.240950584411621</text:p>
          </table:table-cell>
          <table:table-cell table:style-name="ce1" office:value-type="float" office:value="0.217678904533386" calcext:value-type="float">
            <text:p>0.217678904533386</text:p>
          </table:table-cell>
          <table:table-cell table:style-name="ce1" office:value-type="float" office:value="0.100030422210693" calcext:value-type="float">
            <text:p>0.100030422210693</text:p>
          </table:table-cell>
          <table:table-cell table:style-name="ce1" office:value-type="float" office:value="0.308472633361816" calcext:value-type="float">
            <text:p>0.308472633361816</text:p>
          </table:table-cell>
          <table:table-cell table:style-name="ce1" office:value-type="float" office:value="21.7678904533386" calcext:value-type="float">
            <text:p>21.76789045333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1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2277755737305" calcext:value-type="float">
            <text:p>0.102277755737305</text:p>
          </table:table-cell>
          <table:table-cell table:style-name="ce1" office:value-type="float" office:value="0.0962686538696289" calcext:value-type="float">
            <text:p>0.096268653869629</text:p>
          </table:table-cell>
          <table:table-cell table:style-name="ce1" office:value-type="float" office:value="0.205207347869873" calcext:value-type="float">
            <text:p>0.205207347869873</text:p>
          </table:table-cell>
          <table:table-cell table:style-name="ce1" office:value-type="float" office:value="0.22537088394165" calcext:value-type="float">
            <text:p>0.22537088394165</text:p>
          </table:table-cell>
          <table:table-cell table:style-name="ce1" office:value-type="float" office:value="0.221927642822266" calcext:value-type="float">
            <text:p>0.221927642822266</text:p>
          </table:table-cell>
          <table:table-cell table:style-name="ce1" office:value-type="float" office:value="0.236817598342895" calcext:value-type="float">
            <text:p>0.236817598342895</text:p>
          </table:table-cell>
          <table:table-cell table:style-name="ce1" office:value-type="float" office:value="0.210643529891968" calcext:value-type="float">
            <text:p>0.210643529891968</text:p>
          </table:table-cell>
          <table:table-cell table:style-name="ce1" office:value-type="float" office:value="0.219904661178589" calcext:value-type="float">
            <text:p>0.219904661178589</text:p>
          </table:table-cell>
          <table:table-cell table:style-name="ce1" office:value-type="float" office:value="0.229487180709839" calcext:value-type="float">
            <text:p>0.229487180709839</text:p>
          </table:table-cell>
          <table:table-cell table:style-name="ce1" office:value-type="float" office:value="0.228072881698608" calcext:value-type="float">
            <text:p>0.228072881698608</text:p>
          </table:table-cell>
          <table:table-cell table:style-name="ce1" office:value-type="float" office:value="0.229247808456421" calcext:value-type="float">
            <text:p>0.229247808456421</text:p>
          </table:table-cell>
          <table:table-cell table:style-name="ce1" office:value-type="float" office:value="0.227009296417236" calcext:value-type="float">
            <text:p>0.227009296417236</text:p>
          </table:table-cell>
          <table:table-cell table:style-name="ce1" office:value-type="float" office:value="0.217411518096924" calcext:value-type="float">
            <text:p>0.217411518096924</text:p>
          </table:table-cell>
          <table:table-cell table:style-name="ce1" office:value-type="float" office:value="0.221204042434692" calcext:value-type="float">
            <text:p>0.221204042434692</text:p>
          </table:table-cell>
          <table:table-cell table:style-name="ce1" office:value-type="float" office:value="0.22929835319519" calcext:value-type="float">
            <text:p>0.22929835319519</text:p>
          </table:table-cell>
          <table:table-cell table:style-name="ce1" office:value-type="float" office:value="0.22566819190979" calcext:value-type="float">
            <text:p>0.22566819190979</text:p>
          </table:table-cell>
          <table:table-cell table:style-name="ce1" office:value-type="float" office:value="0.223674774169922" calcext:value-type="float">
            <text:p>0.223674774169922</text:p>
          </table:table-cell>
          <table:table-cell table:style-name="ce1" office:value-type="float" office:value="0.222828388214111" calcext:value-type="float">
            <text:p>0.222828388214111</text:p>
          </table:table-cell>
          <table:table-cell table:style-name="ce1" office:value-type="float" office:value="0.217988729476929" calcext:value-type="float">
            <text:p>0.217988729476929</text:p>
          </table:table-cell>
          <table:table-cell table:style-name="ce1" office:value-type="float" office:value="0.227423191070557" calcext:value-type="float">
            <text:p>0.227423191070557</text:p>
          </table:table-cell>
          <table:table-cell table:style-name="ce1" office:value-type="float" office:value="0.127209901809692" calcext:value-type="float">
            <text:p>0.127209901809692</text:p>
          </table:table-cell>
          <table:table-cell table:style-name="ce1" office:value-type="float" office:value="0.250569581985474" calcext:value-type="float">
            <text:p>0.250569581985474</text:p>
          </table:table-cell>
          <table:table-cell table:style-name="ce1" office:value-type="float" office:value="0.0842909812927246" calcext:value-type="float">
            <text:p>0.084290981292725</text:p>
          </table:table-cell>
          <table:table-cell table:style-name="ce1" office:value-type="float" office:value="0.221048593521118" calcext:value-type="float">
            <text:p>0.221048593521118</text:p>
          </table:table-cell>
          <table:table-cell table:style-name="ce1" office:value-type="float" office:value="0.231416463851929" calcext:value-type="float">
            <text:p>0.231416463851929</text:p>
          </table:table-cell>
          <table:table-cell table:style-name="ce1" office:value-type="float" office:value="0.231808423995972" calcext:value-type="float">
            <text:p>0.231808423995972</text:p>
          </table:table-cell>
          <table:table-cell table:style-name="ce1" office:value-type="float" office:value="0.22266674041748" calcext:value-type="float">
            <text:p>0.22266674041748</text:p>
          </table:table-cell>
          <table:table-cell table:style-name="ce1" office:value-type="float" office:value="0.225678443908691" calcext:value-type="float">
            <text:p>0.225678443908691</text:p>
          </table:table-cell>
          <table:table-cell table:style-name="ce1" office:value-type="float" office:value="0.231937408447266" calcext:value-type="float">
            <text:p>0.231937408447266</text:p>
          </table:table-cell>
          <table:table-cell table:style-name="ce1" office:value-type="float" office:value="0.21912145614624" calcext:value-type="float">
            <text:p>0.21912145614624</text:p>
          </table:table-cell>
          <table:table-cell table:style-name="ce1" office:value-type="float" office:value="0.223448753356934" calcext:value-type="float">
            <text:p>0.223448753356934</text:p>
          </table:table-cell>
          <table:table-cell table:style-name="ce1" office:value-type="float" office:value="0.222594976425171" calcext:value-type="float">
            <text:p>0.222594976425171</text:p>
          </table:table-cell>
          <table:table-cell table:style-name="ce1" office:value-type="float" office:value="0.224441766738892" calcext:value-type="float">
            <text:p>0.224441766738892</text:p>
          </table:table-cell>
          <table:table-cell table:style-name="ce1" office:value-type="float" office:value="0.21845006942749" calcext:value-type="float">
            <text:p>0.21845006942749</text:p>
          </table:table-cell>
          <table:table-cell table:style-name="ce1" office:value-type="float" office:value="0.23652195930481" calcext:value-type="float">
            <text:p>0.23652195930481</text:p>
          </table:table-cell>
          <table:table-cell table:style-name="ce1" office:value-type="float" office:value="0.234050989151001" calcext:value-type="float">
            <text:p>0.234050989151001</text:p>
          </table:table-cell>
          <table:table-cell table:style-name="ce1" office:value-type="float" office:value="0.219179391860962" calcext:value-type="float">
            <text:p>0.219179391860962</text:p>
          </table:table-cell>
          <table:table-cell table:style-name="ce1" office:value-type="float" office:value="0.218510866165161" calcext:value-type="float">
            <text:p>0.218510866165161</text:p>
          </table:table-cell>
          <table:table-cell table:style-name="ce1" office:value-type="float" office:value="0.241209745407104" calcext:value-type="float">
            <text:p>0.241209745407104</text:p>
          </table:table-cell>
          <table:table-cell table:style-name="ce1" office:value-type="float" office:value="0.233367443084717" calcext:value-type="float">
            <text:p>0.233367443084717</text:p>
          </table:table-cell>
          <table:table-cell table:style-name="ce1" office:value-type="float" office:value="0.118229866027832" calcext:value-type="float">
            <text:p>0.118229866027832</text:p>
          </table:table-cell>
          <table:table-cell table:style-name="ce1" office:value-type="float" office:value="0.282005786895752" calcext:value-type="float">
            <text:p>0.282005786895752</text:p>
          </table:table-cell>
          <table:table-cell table:style-name="ce1" office:value-type="float" office:value="0.23216724395752" calcext:value-type="float">
            <text:p>0.23216724395752</text:p>
          </table:table-cell>
          <table:table-cell table:style-name="ce1" office:value-type="float" office:value="0.25715184211731" calcext:value-type="float">
            <text:p>0.25715184211731</text:p>
          </table:table-cell>
          <table:table-cell table:style-name="ce1" office:value-type="float" office:value="0.226689577102661" calcext:value-type="float">
            <text:p>0.226689577102661</text:p>
          </table:table-cell>
          <table:table-cell table:style-name="ce1" office:value-type="float" office:value="0.248132467269897" calcext:value-type="float">
            <text:p>0.248132467269897</text:p>
          </table:table-cell>
          <table:table-cell table:style-name="ce1" office:value-type="float" office:value="0.162528276443481" calcext:value-type="float">
            <text:p>0.162528276443481</text:p>
          </table:table-cell>
          <table:table-cell table:style-name="ce1" office:value-type="float" office:value="0.215655326843262" calcext:value-type="float">
            <text:p>0.215655326843262</text:p>
          </table:table-cell>
          <table:table-cell table:style-name="ce1" office:value-type="float" office:value="0.231821537017822" calcext:value-type="float">
            <text:p>0.231821537017822</text:p>
          </table:table-cell>
          <table:table-cell table:style-name="ce1" office:value-type="float" office:value="0.221002340316772" calcext:value-type="float">
            <text:p>0.221002340316772</text:p>
          </table:table-cell>
          <table:table-cell table:style-name="ce1" office:value-type="float" office:value="0.249072313308716" calcext:value-type="float">
            <text:p>0.249072313308716</text:p>
          </table:table-cell>
          <table:table-cell table:style-name="ce1" office:value-type="float" office:value="0.228042364120483" calcext:value-type="float">
            <text:p>0.228042364120483</text:p>
          </table:table-cell>
          <table:table-cell table:style-name="ce1" office:value-type="float" office:value="0.219605684280395" calcext:value-type="float">
            <text:p>0.219605684280395</text:p>
          </table:table-cell>
          <table:table-cell table:style-name="ce1" office:value-type="float" office:value="0.233413457870483" calcext:value-type="float">
            <text:p>0.233413457870483</text:p>
          </table:table-cell>
          <table:table-cell table:style-name="ce1" office:value-type="float" office:value="0.228918552398682" calcext:value-type="float">
            <text:p>0.228918552398682</text:p>
          </table:table-cell>
          <table:table-cell table:style-name="ce1" office:value-type="float" office:value="0.216197490692139" calcext:value-type="float">
            <text:p>0.216197490692139</text:p>
          </table:table-cell>
          <table:table-cell table:style-name="ce1" office:value-type="float" office:value="0.222889184951782" calcext:value-type="float">
            <text:p>0.222889184951782</text:p>
          </table:table-cell>
          <table:table-cell table:style-name="ce1" office:value-type="float" office:value="0.217586517333984" calcext:value-type="float">
            <text:p>0.217586517333984</text:p>
          </table:table-cell>
          <table:table-cell table:style-name="ce1" office:value-type="float" office:value="0.218546867370605" calcext:value-type="float">
            <text:p>0.218546867370605</text:p>
          </table:table-cell>
          <table:table-cell table:style-name="ce1" office:value-type="float" office:value="0.225229263305664" calcext:value-type="float">
            <text:p>0.225229263305664</text:p>
          </table:table-cell>
          <table:table-cell table:style-name="ce1" office:value-type="float" office:value="0.101554870605469" calcext:value-type="float">
            <text:p>0.101554870605469</text:p>
          </table:table-cell>
          <table:table-cell table:style-name="ce1" office:value-type="float" office:value="0.093501091003418" calcext:value-type="float">
            <text:p>0.093501091003418</text:p>
          </table:table-cell>
          <table:table-cell table:style-name="ce1" office:value-type="float" office:value="0.0877528190612793" calcext:value-type="float">
            <text:p>0.087752819061279</text:p>
          </table:table-cell>
          <table:table-cell table:style-name="ce1" office:value-type="float" office:value="0.10314679145813" calcext:value-type="float">
            <text:p>0.10314679145813</text:p>
          </table:table-cell>
          <table:table-cell table:style-name="ce1" office:value-type="float" office:value="0.0904088020324707" calcext:value-type="float">
            <text:p>0.090408802032471</text:p>
          </table:table-cell>
          <table:table-cell table:style-name="ce1" office:value-type="float" office:value="0.0929789543151856" calcext:value-type="float">
            <text:p>0.092978954315186</text:p>
          </table:table-cell>
          <table:table-cell table:style-name="ce1" office:value-type="float" office:value="0.234407424926758" calcext:value-type="float">
            <text:p>0.234407424926758</text:p>
          </table:table-cell>
          <table:table-cell table:style-name="ce1" office:value-type="float" office:value="0.244004964828491" calcext:value-type="float">
            <text:p>0.244004964828491</text:p>
          </table:table-cell>
          <table:table-cell table:style-name="ce1" office:value-type="float" office:value="0.243356943130493" calcext:value-type="float">
            <text:p>0.243356943130493</text:p>
          </table:table-cell>
          <table:table-cell table:style-name="ce1" office:value-type="float" office:value="0.237622261047363" calcext:value-type="float">
            <text:p>0.237622261047363</text:p>
          </table:table-cell>
          <table:table-cell table:style-name="ce1" office:value-type="float" office:value="0.229929685592651" calcext:value-type="float">
            <text:p>0.229929685592651</text:p>
          </table:table-cell>
          <table:table-cell table:style-name="ce1" office:value-type="float" office:value="0.219450712203979" calcext:value-type="float">
            <text:p>0.219450712203979</text:p>
          </table:table-cell>
          <table:table-cell table:style-name="ce1" office:value-type="float" office:value="0.223239898681641" calcext:value-type="float">
            <text:p>0.223239898681641</text:p>
          </table:table-cell>
          <table:table-cell table:style-name="ce1" office:value-type="float" office:value="0.22184681892395" calcext:value-type="float">
            <text:p>0.22184681892395</text:p>
          </table:table-cell>
          <table:table-cell table:style-name="ce1" office:value-type="float" office:value="0.235004663467407" calcext:value-type="float">
            <text:p>0.235004663467407</text:p>
          </table:table-cell>
          <table:table-cell table:style-name="ce1" office:value-type="float" office:value="0.219913721084595" calcext:value-type="float">
            <text:p>0.219913721084595</text:p>
          </table:table-cell>
          <table:table-cell table:style-name="ce1" office:value-type="float" office:value="0.218324422836304" calcext:value-type="float">
            <text:p>0.218324422836304</text:p>
          </table:table-cell>
          <table:table-cell table:style-name="ce1" office:value-type="float" office:value="0.219035863876343" calcext:value-type="float">
            <text:p>0.219035863876343</text:p>
          </table:table-cell>
          <table:table-cell table:style-name="ce1" office:value-type="float" office:value="0.219923973083496" calcext:value-type="float">
            <text:p>0.219923973083496</text:p>
          </table:table-cell>
          <table:table-cell table:style-name="ce1" office:value-type="float" office:value="0.219046592712402" calcext:value-type="float">
            <text:p>0.219046592712402</text:p>
          </table:table-cell>
          <table:table-cell table:style-name="ce1" office:value-type="float" office:value="0.104132652282715" calcext:value-type="float">
            <text:p>0.104132652282715</text:p>
          </table:table-cell>
          <table:table-cell table:style-name="ce1" office:value-type="float" office:value="0.0897274017333984" calcext:value-type="float">
            <text:p>0.089727401733399</text:p>
          </table:table-cell>
          <table:table-cell table:style-name="ce1" office:value-type="float" office:value="0.0969154834747314" calcext:value-type="float">
            <text:p>0.096915483474732</text:p>
          </table:table-cell>
          <table:table-cell table:style-name="ce1" office:value-type="float" office:value="0.223921775817871" calcext:value-type="float">
            <text:p>0.223921775817871</text:p>
          </table:table-cell>
          <table:table-cell table:style-name="ce1" office:value-type="float" office:value="0.224697589874268" calcext:value-type="float">
            <text:p>0.224697589874268</text:p>
          </table:table-cell>
          <table:table-cell table:style-name="ce1" office:value-type="float" office:value="0.232430458068848" calcext:value-type="float">
            <text:p>0.232430458068848</text:p>
          </table:table-cell>
          <table:table-cell table:style-name="ce1" office:value-type="float" office:value="0.235299348831177" calcext:value-type="float">
            <text:p>0.235299348831177</text:p>
          </table:table-cell>
          <table:table-cell table:style-name="ce1" office:value-type="float" office:value="0.220734596252441" calcext:value-type="float">
            <text:p>0.220734596252441</text:p>
          </table:table-cell>
          <table:table-cell table:style-name="ce1" office:value-type="float" office:value="0.225138425827026" calcext:value-type="float">
            <text:p>0.225138425827026</text:p>
          </table:table-cell>
          <table:table-cell table:style-name="ce1" office:value-type="float" office:value="0.240478754043579" calcext:value-type="float">
            <text:p>0.240478754043579</text:p>
          </table:table-cell>
          <table:table-cell table:style-name="ce1" office:value-type="float" office:value="0.235028743743896" calcext:value-type="float">
            <text:p>0.235028743743896</text:p>
          </table:table-cell>
          <table:table-cell table:style-name="ce1" office:value-type="float" office:value="0.258588552474976" calcext:value-type="float">
            <text:p>0.258588552474976</text:p>
          </table:table-cell>
          <table:table-cell table:style-name="ce1" office:value-type="float" office:value="0.22340989112854" calcext:value-type="float">
            <text:p>0.22340989112854</text:p>
          </table:table-cell>
          <table:table-cell table:style-name="ce1" office:value-type="float" office:value="0.221275806427002" calcext:value-type="float">
            <text:p>0.221275806427002</text:p>
          </table:table-cell>
          <table:table-cell table:style-name="ce1" office:value-type="float" office:value="0.245620250701904" calcext:value-type="float">
            <text:p>0.245620250701904</text:p>
          </table:table-cell>
          <table:table-cell table:style-name="ce1" office:value-type="float" office:value="0.236747026443481" calcext:value-type="float">
            <text:p>0.236747026443481</text:p>
          </table:table-cell>
          <table:table-cell table:style-name="ce1" office:value-type="float" office:value="0.221579313278198" calcext:value-type="float">
            <text:p>0.221579313278198</text:p>
          </table:table-cell>
          <table:table-cell table:style-name="ce1" office:value-type="float" office:value="0.225944757461548" calcext:value-type="float">
            <text:p>0.225944757461548</text:p>
          </table:table-cell>
          <table:table-cell table:style-name="ce1" office:value-type="float" office:value="0.226827621459961" calcext:value-type="float">
            <text:p>0.226827621459961</text:p>
          </table:table-cell>
          <table:table-cell table:style-name="ce1" office:value-type="float" office:value="0.22932243347168" calcext:value-type="float">
            <text:p>0.22932243347168</text:p>
          </table:table-cell>
          <table:table-cell table:style-name="ce1" office:value-type="float" office:value="0.209624145030975" calcext:value-type="float">
            <text:p>0.209624145030975</text:p>
          </table:table-cell>
          <table:table-cell table:style-name="ce1" office:value-type="float" office:value="0.0842909812927246" calcext:value-type="float">
            <text:p>0.084290981292725</text:p>
          </table:table-cell>
          <table:table-cell table:style-name="ce1" office:value-type="float" office:value="0.282005786895752" calcext:value-type="float">
            <text:p>0.282005786895752</text:p>
          </table:table-cell>
          <table:table-cell table:style-name="ce1" office:value-type="float" office:value="20.9624145030975" calcext:value-type="float">
            <text:p>20.96241450309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9319677352905" calcext:value-type="float">
            <text:p>0.119319677352905</text:p>
          </table:table-cell>
          <table:table-cell table:style-name="ce1" office:value-type="float" office:value="0.109141111373901" calcext:value-type="float">
            <text:p>0.109141111373901</text:p>
          </table:table-cell>
          <table:table-cell table:style-name="ce1" office:value-type="float" office:value="0.276999950408936" calcext:value-type="float">
            <text:p>0.276999950408936</text:p>
          </table:table-cell>
          <table:table-cell table:style-name="ce1" office:value-type="float" office:value="0.10318660736084" calcext:value-type="float">
            <text:p>0.10318660736084</text:p>
          </table:table-cell>
          <table:table-cell table:style-name="ce1" office:value-type="float" office:value="0.242913246154785" calcext:value-type="float">
            <text:p>0.242913246154785</text:p>
          </table:table-cell>
          <table:table-cell table:style-name="ce1" office:value-type="float" office:value="0.218055963516235" calcext:value-type="float">
            <text:p>0.218055963516235</text:p>
          </table:table-cell>
          <table:table-cell table:style-name="ce1" office:value-type="float" office:value="0.216721057891846" calcext:value-type="float">
            <text:p>0.216721057891846</text:p>
          </table:table-cell>
          <table:table-cell table:style-name="ce1" office:value-type="float" office:value="0.218940496444702" calcext:value-type="float">
            <text:p>0.218940496444702</text:p>
          </table:table-cell>
          <table:table-cell table:style-name="ce1" office:value-type="float" office:value="0.214932918548584" calcext:value-type="float">
            <text:p>0.214932918548584</text:p>
          </table:table-cell>
          <table:table-cell table:style-name="ce1" office:value-type="float" office:value="0.223617553710937" calcext:value-type="float">
            <text:p>0.223617553710937</text:p>
          </table:table-cell>
          <table:table-cell table:style-name="ce1" office:value-type="float" office:value="0.23898983001709" calcext:value-type="float">
            <text:p>0.23898983001709</text:p>
          </table:table-cell>
          <table:table-cell table:style-name="ce1" office:value-type="float" office:value="0.217550754547119" calcext:value-type="float">
            <text:p>0.217550754547119</text:p>
          </table:table-cell>
          <table:table-cell table:style-name="ce1" office:value-type="float" office:value="0.217691421508789" calcext:value-type="float">
            <text:p>0.217691421508789</text:p>
          </table:table-cell>
          <table:table-cell table:style-name="ce1" office:value-type="float" office:value="0.218638896942139" calcext:value-type="float">
            <text:p>0.218638896942139</text:p>
          </table:table-cell>
          <table:table-cell table:style-name="ce1" office:value-type="float" office:value="0.217776775360107" calcext:value-type="float">
            <text:p>0.217776775360107</text:p>
          </table:table-cell>
          <table:table-cell table:style-name="ce1" office:value-type="float" office:value="0.238967895507812" calcext:value-type="float">
            <text:p>0.238967895507812</text:p>
          </table:table-cell>
          <table:table-cell table:style-name="ce1" office:value-type="float" office:value="0.23737907409668" calcext:value-type="float">
            <text:p>0.23737907409668</text:p>
          </table:table-cell>
          <table:table-cell table:style-name="ce1" office:value-type="float" office:value="0.232264041900635" calcext:value-type="float">
            <text:p>0.232264041900635</text:p>
          </table:table-cell>
          <table:table-cell table:style-name="ce1" office:value-type="float" office:value="0.22102689743042" calcext:value-type="float">
            <text:p>0.22102689743042</text:p>
          </table:table-cell>
          <table:table-cell table:style-name="ce1" office:value-type="float" office:value="0.217151880264282" calcext:value-type="float">
            <text:p>0.217151880264282</text:p>
          </table:table-cell>
          <table:table-cell table:style-name="ce1" office:value-type="float" office:value="0.130854845046997" calcext:value-type="float">
            <text:p>0.130854845046997</text:p>
          </table:table-cell>
          <table:table-cell table:style-name="ce1" office:value-type="float" office:value="0.10587477684021" calcext:value-type="float">
            <text:p>0.10587477684021</text:p>
          </table:table-cell>
          <table:table-cell table:style-name="ce1" office:value-type="float" office:value="0.254627227783203" calcext:value-type="float">
            <text:p>0.254627227783203</text:p>
          </table:table-cell>
          <table:table-cell table:style-name="ce1" office:value-type="float" office:value="0.250629425048828" calcext:value-type="float">
            <text:p>0.250629425048828</text:p>
          </table:table-cell>
          <table:table-cell table:style-name="ce1" office:value-type="float" office:value="0.202865839004517" calcext:value-type="float">
            <text:p>0.202865839004517</text:p>
          </table:table-cell>
          <table:table-cell table:style-name="ce1" office:value-type="float" office:value="0.217568874359131" calcext:value-type="float">
            <text:p>0.217568874359131</text:p>
          </table:table-cell>
          <table:table-cell table:style-name="ce1" office:value-type="float" office:value="0.23480749130249" calcext:value-type="float">
            <text:p>0.23480749130249</text:p>
          </table:table-cell>
          <table:table-cell table:style-name="ce1" office:value-type="float" office:value="0.217677593231201" calcext:value-type="float">
            <text:p>0.217677593231201</text:p>
          </table:table-cell>
          <table:table-cell table:style-name="ce1" office:value-type="float" office:value="0.223903656005859" calcext:value-type="float">
            <text:p>0.223903656005859</text:p>
          </table:table-cell>
          <table:table-cell table:style-name="ce1" office:value-type="float" office:value="0.218666315078735" calcext:value-type="float">
            <text:p>0.218666315078735</text:p>
          </table:table-cell>
          <table:table-cell table:style-name="ce1" office:value-type="float" office:value="0.227019071578979" calcext:value-type="float">
            <text:p>0.227019071578979</text:p>
          </table:table-cell>
          <table:table-cell table:style-name="ce1" office:value-type="float" office:value="0.221302509307861" calcext:value-type="float">
            <text:p>0.221302509307861</text:p>
          </table:table-cell>
          <table:table-cell table:style-name="ce1" office:value-type="float" office:value="0.217515707015991" calcext:value-type="float">
            <text:p>0.217515707015991</text:p>
          </table:table-cell>
          <table:table-cell table:style-name="ce1" office:value-type="float" office:value="0.218099355697632" calcext:value-type="float">
            <text:p>0.218099355697632</text:p>
          </table:table-cell>
          <table:table-cell table:style-name="ce1" office:value-type="float" office:value="0.220152854919434" calcext:value-type="float">
            <text:p>0.220152854919434</text:p>
          </table:table-cell>
          <table:table-cell table:style-name="ce1" office:value-type="float" office:value="0.218155860900879" calcext:value-type="float">
            <text:p>0.218155860900879</text:p>
          </table:table-cell>
          <table:table-cell table:style-name="ce1" office:value-type="float" office:value="0.218256235122681" calcext:value-type="float">
            <text:p>0.218256235122681</text:p>
          </table:table-cell>
          <table:table-cell table:style-name="ce1" office:value-type="float" office:value="0.216471195220947" calcext:value-type="float">
            <text:p>0.216471195220947</text:p>
          </table:table-cell>
          <table:table-cell table:style-name="ce1" office:value-type="float" office:value="0.22158932685852" calcext:value-type="float">
            <text:p>0.22158932685852</text:p>
          </table:table-cell>
          <table:table-cell table:style-name="ce1" office:value-type="float" office:value="0.218861103057861" calcext:value-type="float">
            <text:p>0.218861103057861</text:p>
          </table:table-cell>
          <table:table-cell table:style-name="ce1" office:value-type="float" office:value="0.102310657501221" calcext:value-type="float">
            <text:p>0.102310657501221</text:p>
          </table:table-cell>
          <table:table-cell table:style-name="ce1" office:value-type="float" office:value="0.108413219451904" calcext:value-type="float">
            <text:p>0.108413219451904</text:p>
          </table:table-cell>
          <table:table-cell table:style-name="ce1" office:value-type="float" office:value="0.0998373031616211" calcext:value-type="float">
            <text:p>0.099837303161621</text:p>
          </table:table-cell>
          <table:table-cell table:style-name="ce1" office:value-type="float" office:value="0.244829177856445" calcext:value-type="float">
            <text:p>0.244829177856445</text:p>
          </table:table-cell>
          <table:table-cell table:style-name="ce1" office:value-type="float" office:value="0.214437961578369" calcext:value-type="float">
            <text:p>0.214437961578369</text:p>
          </table:table-cell>
          <table:table-cell table:style-name="ce1" office:value-type="float" office:value="0.218382358551025" calcext:value-type="float">
            <text:p>0.218382358551025</text:p>
          </table:table-cell>
          <table:table-cell table:style-name="ce1" office:value-type="float" office:value="0.24510931968689" calcext:value-type="float">
            <text:p>0.24510931968689</text:p>
          </table:table-cell>
          <table:table-cell table:style-name="ce1" office:value-type="float" office:value="0.234525442123413" calcext:value-type="float">
            <text:p>0.234525442123413</text:p>
          </table:table-cell>
          <table:table-cell table:style-name="ce1" office:value-type="float" office:value="0.21710729598999" calcext:value-type="float">
            <text:p>0.21710729598999</text:p>
          </table:table-cell>
          <table:table-cell table:style-name="ce1" office:value-type="float" office:value="0.217876195907593" calcext:value-type="float">
            <text:p>0.217876195907593</text:p>
          </table:table-cell>
          <table:table-cell table:style-name="ce1" office:value-type="float" office:value="0.22775387763977" calcext:value-type="float">
            <text:p>0.22775387763977</text:p>
          </table:table-cell>
          <table:table-cell table:style-name="ce1" office:value-type="float" office:value="0.21552562713623" calcext:value-type="float">
            <text:p>0.21552562713623</text:p>
          </table:table-cell>
          <table:table-cell table:style-name="ce1" office:value-type="float" office:value="0.217848062515259" calcext:value-type="float">
            <text:p>0.217848062515259</text:p>
          </table:table-cell>
          <table:table-cell table:style-name="ce1" office:value-type="float" office:value="0.21731972694397" calcext:value-type="float">
            <text:p>0.21731972694397</text:p>
          </table:table-cell>
          <table:table-cell table:style-name="ce1" office:value-type="float" office:value="0.219068288803101" calcext:value-type="float">
            <text:p>0.219068288803101</text:p>
          </table:table-cell>
          <table:table-cell table:style-name="ce1" office:value-type="float" office:value="0.216745138168335" calcext:value-type="float">
            <text:p>0.216745138168335</text:p>
          </table:table-cell>
          <table:table-cell table:style-name="ce1" office:value-type="float" office:value="0.22022271156311" calcext:value-type="float">
            <text:p>0.22022271156311</text:p>
          </table:table-cell>
          <table:table-cell table:style-name="ce1" office:value-type="float" office:value="0.227370977401733" calcext:value-type="float">
            <text:p>0.227370977401733</text:p>
          </table:table-cell>
          <table:table-cell table:style-name="ce1" office:value-type="float" office:value="0.231797695159912" calcext:value-type="float">
            <text:p>0.231797695159912</text:p>
          </table:table-cell>
          <table:table-cell table:style-name="ce1" office:value-type="float" office:value="0.218820333480835" calcext:value-type="float">
            <text:p>0.218820333480835</text:p>
          </table:table-cell>
          <table:table-cell table:style-name="ce1" office:value-type="float" office:value="0.108267784118652" calcext:value-type="float">
            <text:p>0.108267784118652</text:p>
          </table:table-cell>
          <table:table-cell table:style-name="ce1" office:value-type="float" office:value="0.102548122406006" calcext:value-type="float">
            <text:p>0.102548122406006</text:p>
          </table:table-cell>
          <table:table-cell table:style-name="ce1" office:value-type="float" office:value="0.0967621803283691" calcext:value-type="float">
            <text:p>0.096762180328369</text:p>
          </table:table-cell>
          <table:table-cell table:style-name="ce1" office:value-type="float" office:value="0.230941534042358" calcext:value-type="float">
            <text:p>0.230941534042358</text:p>
          </table:table-cell>
          <table:table-cell table:style-name="ce1" office:value-type="float" office:value="0.218218564987183" calcext:value-type="float">
            <text:p>0.218218564987183</text:p>
          </table:table-cell>
          <table:table-cell table:style-name="ce1" office:value-type="float" office:value="0.224740743637085" calcext:value-type="float">
            <text:p>0.224740743637085</text:p>
          </table:table-cell>
          <table:table-cell table:style-name="ce1" office:value-type="float" office:value="0.236419439315796" calcext:value-type="float">
            <text:p>0.236419439315796</text:p>
          </table:table-cell>
          <table:table-cell table:style-name="ce1" office:value-type="float" office:value="0.228785991668701" calcext:value-type="float">
            <text:p>0.228785991668701</text:p>
          </table:table-cell>
          <table:table-cell table:style-name="ce1" office:value-type="float" office:value="0.217336654663086" calcext:value-type="float">
            <text:p>0.217336654663086</text:p>
          </table:table-cell>
          <table:table-cell table:style-name="ce1" office:value-type="float" office:value="0.225644111633301" calcext:value-type="float">
            <text:p>0.225644111633301</text:p>
          </table:table-cell>
          <table:table-cell table:style-name="ce1" office:value-type="float" office:value="0.22745156288147" calcext:value-type="float">
            <text:p>0.22745156288147</text:p>
          </table:table-cell>
          <table:table-cell table:style-name="ce1" office:value-type="float" office:value="0.218415260314941" calcext:value-type="float">
            <text:p>0.218415260314941</text:p>
          </table:table-cell>
          <table:table-cell table:style-name="ce1" office:value-type="float" office:value="0.249986410140991" calcext:value-type="float">
            <text:p>0.249986410140991</text:p>
          </table:table-cell>
          <table:table-cell table:style-name="ce1" office:value-type="float" office:value="0.247883319854736" calcext:value-type="float">
            <text:p>0.247883319854736</text:p>
          </table:table-cell>
          <table:table-cell table:style-name="ce1" office:value-type="float" office:value="0.220786333084106" calcext:value-type="float">
            <text:p>0.220786333084106</text:p>
          </table:table-cell>
          <table:table-cell table:style-name="ce1" office:value-type="float" office:value="0.22344970703125" calcext:value-type="float">
            <text:p>0.22344970703125</text:p>
          </table:table-cell>
          <table:table-cell table:style-name="ce1" office:value-type="float" office:value="0.229562044143677" calcext:value-type="float">
            <text:p>0.229562044143677</text:p>
          </table:table-cell>
          <table:table-cell table:style-name="ce1" office:value-type="float" office:value="0.227754592895508" calcext:value-type="float">
            <text:p>0.227754592895508</text:p>
          </table:table-cell>
          <table:table-cell table:style-name="ce1" office:value-type="float" office:value="0.224035739898682" calcext:value-type="float">
            <text:p>0.224035739898682</text:p>
          </table:table-cell>
          <table:table-cell table:style-name="ce1" office:value-type="float" office:value="0.229199647903442" calcext:value-type="float">
            <text:p>0.229199647903442</text:p>
          </table:table-cell>
          <table:table-cell table:style-name="ce1" office:value-type="float" office:value="0.105808019638062" calcext:value-type="float">
            <text:p>0.105808019638062</text:p>
          </table:table-cell>
          <table:table-cell table:style-name="ce1" office:value-type="float" office:value="0.197790622711182" calcext:value-type="float">
            <text:p>0.197790622711182</text:p>
          </table:table-cell>
          <table:table-cell table:style-name="ce1" office:value-type="float" office:value="0.237533330917358" calcext:value-type="float">
            <text:p>0.237533330917358</text:p>
          </table:table-cell>
          <table:table-cell table:style-name="ce1" office:value-type="float" office:value="0.241914510726929" calcext:value-type="float">
            <text:p>0.241914510726929</text:p>
          </table:table-cell>
          <table:table-cell table:style-name="ce1" office:value-type="float" office:value="0.237691879272461" calcext:value-type="float">
            <text:p>0.237691879272461</text:p>
          </table:table-cell>
          <table:table-cell table:style-name="ce1" office:value-type="float" office:value="0.231764554977417" calcext:value-type="float">
            <text:p>0.231764554977417</text:p>
          </table:table-cell>
          <table:table-cell table:style-name="ce1" office:value-type="float" office:value="0.233931541442871" calcext:value-type="float">
            <text:p>0.233931541442871</text:p>
          </table:table-cell>
          <table:table-cell table:style-name="ce1" office:value-type="float" office:value="0.246088981628418" calcext:value-type="float">
            <text:p>0.246088981628418</text:p>
          </table:table-cell>
          <table:table-cell table:style-name="ce1" office:value-type="float" office:value="0.218428134918213" calcext:value-type="float">
            <text:p>0.218428134918213</text:p>
          </table:table-cell>
          <table:table-cell table:style-name="ce1" office:value-type="float" office:value="0.230093002319336" calcext:value-type="float">
            <text:p>0.230093002319336</text:p>
          </table:table-cell>
          <table:table-cell table:style-name="ce1" office:value-type="float" office:value="0.223391771316528" calcext:value-type="float">
            <text:p>0.223391771316528</text:p>
          </table:table-cell>
          <table:table-cell table:style-name="ce1" office:value-type="float" office:value="0.224326133728027" calcext:value-type="float">
            <text:p>0.224326133728027</text:p>
          </table:table-cell>
          <table:table-cell table:style-name="ce1" office:value-type="float" office:value="0.230304718017578" calcext:value-type="float">
            <text:p>0.230304718017578</text:p>
          </table:table-cell>
          <table:table-cell table:style-name="ce1" office:value-type="float" office:value="0.22707724571228" calcext:value-type="float">
            <text:p>0.22707724571228</text:p>
          </table:table-cell>
          <table:table-cell table:style-name="ce1" office:value-type="float" office:value="0.228662490844727" calcext:value-type="float">
            <text:p>0.228662490844727</text:p>
          </table:table-cell>
          <table:table-cell table:style-name="ce1" office:value-type="float" office:value="0.224469661712646" calcext:value-type="float">
            <text:p>0.224469661712646</text:p>
          </table:table-cell>
          <table:table-cell table:style-name="ce1" office:value-type="float" office:value="0.220608472824097" calcext:value-type="float">
            <text:p>0.220608472824097</text:p>
          </table:table-cell>
          <table:table-cell table:style-name="ce1" office:value-type="float" office:value="0.222870111465454" calcext:value-type="float">
            <text:p>0.222870111465454</text:p>
          </table:table-cell>
          <table:table-cell table:style-name="ce1" office:value-type="float" office:value="0.239749908447266" calcext:value-type="float">
            <text:p>0.239749908447266</text:p>
          </table:table-cell>
          <table:table-cell table:style-name="ce1" office:value-type="float" office:value="0.221531629562378" calcext:value-type="float">
            <text:p>0.221531629562378</text:p>
          </table:table-cell>
          <table:table-cell table:style-name="ce1" office:value-type="float" office:value="0.21203693151474" calcext:value-type="float">
            <text:p>0.21203693151474</text:p>
          </table:table-cell>
          <table:table-cell table:style-name="ce1" office:value-type="float" office:value="0.0967621803283691" calcext:value-type="float">
            <text:p>0.096762180328369</text:p>
          </table:table-cell>
          <table:table-cell table:style-name="ce1" office:value-type="float" office:value="0.276999950408936" calcext:value-type="float">
            <text:p>0.276999950408936</text:p>
          </table:table-cell>
          <table:table-cell table:style-name="ce1" office:value-type="float" office:value="21.203693151474" calcext:value-type="float">
            <text:p>21.2036931514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1527919769287" calcext:value-type="float">
            <text:p>0.111527919769287</text:p>
          </table:table-cell>
          <table:table-cell table:style-name="ce1" office:value-type="float" office:value="0.237228631973267" calcext:value-type="float">
            <text:p>0.237228631973267</text:p>
          </table:table-cell>
          <table:table-cell table:style-name="ce1" office:value-type="float" office:value="0.229701280593872" calcext:value-type="float">
            <text:p>0.229701280593872</text:p>
          </table:table-cell>
          <table:table-cell table:style-name="ce1" office:value-type="float" office:value="0.219488859176636" calcext:value-type="float">
            <text:p>0.219488859176636</text:p>
          </table:table-cell>
          <table:table-cell table:style-name="ce1" office:value-type="float" office:value="0.225563526153564" calcext:value-type="float">
            <text:p>0.225563526153564</text:p>
          </table:table-cell>
          <table:table-cell table:style-name="ce1" office:value-type="float" office:value="0.226389408111572" calcext:value-type="float">
            <text:p>0.226389408111572</text:p>
          </table:table-cell>
          <table:table-cell table:style-name="ce1" office:value-type="float" office:value="0.236603260040283" calcext:value-type="float">
            <text:p>0.236603260040283</text:p>
          </table:table-cell>
          <table:table-cell table:style-name="ce1" office:value-type="float" office:value="0.2167067527771" calcext:value-type="float">
            <text:p>0.2167067527771</text:p>
          </table:table-cell>
          <table:table-cell table:style-name="ce1" office:value-type="float" office:value="0.218569993972778" calcext:value-type="float">
            <text:p>0.218569993972778</text:p>
          </table:table-cell>
          <table:table-cell table:style-name="ce1" office:value-type="float" office:value="0.218130826950073" calcext:value-type="float">
            <text:p>0.218130826950073</text:p>
          </table:table-cell>
          <table:table-cell table:style-name="ce1" office:value-type="float" office:value="0.226292848587036" calcext:value-type="float">
            <text:p>0.226292848587036</text:p>
          </table:table-cell>
          <table:table-cell table:style-name="ce1" office:value-type="float" office:value="0.216984033584595" calcext:value-type="float">
            <text:p>0.216984033584595</text:p>
          </table:table-cell>
          <table:table-cell table:style-name="ce1" office:value-type="float" office:value="0.216238975524902" calcext:value-type="float">
            <text:p>0.216238975524902</text:p>
          </table:table-cell>
          <table:table-cell table:style-name="ce1" office:value-type="float" office:value="0.218244791030884" calcext:value-type="float">
            <text:p>0.218244791030884</text:p>
          </table:table-cell>
          <table:table-cell table:style-name="ce1" office:value-type="float" office:value="0.218932151794434" calcext:value-type="float">
            <text:p>0.218932151794434</text:p>
          </table:table-cell>
          <table:table-cell table:style-name="ce1" office:value-type="float" office:value="0.217490196228027" calcext:value-type="float">
            <text:p>0.217490196228027</text:p>
          </table:table-cell>
          <table:table-cell table:style-name="ce1" office:value-type="float" office:value="0.21847128868103" calcext:value-type="float">
            <text:p>0.21847128868103</text:p>
          </table:table-cell>
          <table:table-cell table:style-name="ce1" office:value-type="float" office:value="0.216580390930176" calcext:value-type="float">
            <text:p>0.216580390930176</text:p>
          </table:table-cell>
          <table:table-cell table:style-name="ce1" office:value-type="float" office:value="0.222063541412354" calcext:value-type="float">
            <text:p>0.222063541412354</text:p>
          </table:table-cell>
          <table:table-cell table:style-name="ce1" office:value-type="float" office:value="0.228312015533447" calcext:value-type="float">
            <text:p>0.228312015533447</text:p>
          </table:table-cell>
          <table:table-cell table:style-name="ce1" office:value-type="float" office:value="0.109611749649048" calcext:value-type="float">
            <text:p>0.109611749649048</text:p>
          </table:table-cell>
          <table:table-cell table:style-name="ce1" office:value-type="float" office:value="0.15533185005188" calcext:value-type="float">
            <text:p>0.15533185005188</text:p>
          </table:table-cell>
          <table:table-cell table:style-name="ce1" office:value-type="float" office:value="0.233687877655029" calcext:value-type="float">
            <text:p>0.233687877655029</text:p>
          </table:table-cell>
          <table:table-cell table:style-name="ce1" office:value-type="float" office:value="0.229559421539307" calcext:value-type="float">
            <text:p>0.229559421539307</text:p>
          </table:table-cell>
          <table:table-cell table:style-name="ce1" office:value-type="float" office:value="0.241209745407104" calcext:value-type="float">
            <text:p>0.241209745407104</text:p>
          </table:table-cell>
          <table:table-cell table:style-name="ce1" office:value-type="float" office:value="0.232562303543091" calcext:value-type="float">
            <text:p>0.232562303543091</text:p>
          </table:table-cell>
          <table:table-cell table:style-name="ce1" office:value-type="float" office:value="0.232097864151001" calcext:value-type="float">
            <text:p>0.232097864151001</text:p>
          </table:table-cell>
          <table:table-cell table:style-name="ce1" office:value-type="float" office:value="0.236362934112549" calcext:value-type="float">
            <text:p>0.236362934112549</text:p>
          </table:table-cell>
          <table:table-cell table:style-name="ce1" office:value-type="float" office:value="0.238666534423828" calcext:value-type="float">
            <text:p>0.238666534423828</text:p>
          </table:table-cell>
          <table:table-cell table:style-name="ce1" office:value-type="float" office:value="0.227776050567627" calcext:value-type="float">
            <text:p>0.227776050567627</text:p>
          </table:table-cell>
          <table:table-cell table:style-name="ce1" office:value-type="float" office:value="0.236124753952026" calcext:value-type="float">
            <text:p>0.236124753952026</text:p>
          </table:table-cell>
          <table:table-cell table:style-name="ce1" office:value-type="float" office:value="0.227473258972168" calcext:value-type="float">
            <text:p>0.227473258972168</text:p>
          </table:table-cell>
          <table:table-cell table:style-name="ce1" office:value-type="float" office:value="0.227006196975708" calcext:value-type="float">
            <text:p>0.227006196975708</text:p>
          </table:table-cell>
          <table:table-cell table:style-name="ce1" office:value-type="float" office:value="0.228143453598022" calcext:value-type="float">
            <text:p>0.228143453598022</text:p>
          </table:table-cell>
          <table:table-cell table:style-name="ce1" office:value-type="float" office:value="0.225864887237549" calcext:value-type="float">
            <text:p>0.225864887237549</text:p>
          </table:table-cell>
          <table:table-cell table:style-name="ce1" office:value-type="float" office:value="0.234277725219727" calcext:value-type="float">
            <text:p>0.234277725219727</text:p>
          </table:table-cell>
          <table:table-cell table:style-name="ce1" office:value-type="float" office:value="0.242632150650024" calcext:value-type="float">
            <text:p>0.242632150650024</text:p>
          </table:table-cell>
          <table:table-cell table:style-name="ce1" office:value-type="float" office:value="0.244067907333374" calcext:value-type="float">
            <text:p>0.244067907333374</text:p>
          </table:table-cell>
          <table:table-cell table:style-name="ce1" office:value-type="float" office:value="0.230033874511719" calcext:value-type="float">
            <text:p>0.230033874511719</text:p>
          </table:table-cell>
          <table:table-cell table:style-name="ce1" office:value-type="float" office:value="0.22629451751709" calcext:value-type="float">
            <text:p>0.22629451751709</text:p>
          </table:table-cell>
          <table:table-cell table:style-name="ce1" office:value-type="float" office:value="0.107872724533081" calcext:value-type="float">
            <text:p>0.107872724533081</text:p>
          </table:table-cell>
          <table:table-cell table:style-name="ce1" office:value-type="float" office:value="0.15081262588501" calcext:value-type="float">
            <text:p>0.15081262588501</text:p>
          </table:table-cell>
          <table:table-cell table:style-name="ce1" office:value-type="float" office:value="0.228055238723755" calcext:value-type="float">
            <text:p>0.228055238723755</text:p>
          </table:table-cell>
          <table:table-cell table:style-name="ce1" office:value-type="float" office:value="0.232034206390381" calcext:value-type="float">
            <text:p>0.232034206390381</text:p>
          </table:table-cell>
          <table:table-cell table:style-name="ce1" office:value-type="float" office:value="0.244234323501587" calcext:value-type="float">
            <text:p>0.244234323501587</text:p>
          </table:table-cell>
          <table:table-cell table:style-name="ce1" office:value-type="float" office:value="0.217830657958984" calcext:value-type="float">
            <text:p>0.217830657958984</text:p>
          </table:table-cell>
          <table:table-cell table:style-name="ce1" office:value-type="float" office:value="0.217664003372192" calcext:value-type="float">
            <text:p>0.217664003372192</text:p>
          </table:table-cell>
          <table:table-cell table:style-name="ce1" office:value-type="float" office:value="0.217466115951538" calcext:value-type="float">
            <text:p>0.217466115951538</text:p>
          </table:table-cell>
          <table:table-cell table:style-name="ce1" office:value-type="float" office:value="0.223950862884521" calcext:value-type="float">
            <text:p>0.223950862884521</text:p>
          </table:table-cell>
          <table:table-cell table:style-name="ce1" office:value-type="float" office:value="0.228445053100586" calcext:value-type="float">
            <text:p>0.228445053100586</text:p>
          </table:table-cell>
          <table:table-cell table:style-name="ce1" office:value-type="float" office:value="0.226143360137939" calcext:value-type="float">
            <text:p>0.226143360137939</text:p>
          </table:table-cell>
          <table:table-cell table:style-name="ce1" office:value-type="float" office:value="0.217903137207031" calcext:value-type="float">
            <text:p>0.217903137207031</text:p>
          </table:table-cell>
          <table:table-cell table:style-name="ce1" office:value-type="float" office:value="0.216710090637207" calcext:value-type="float">
            <text:p>0.216710090637207</text:p>
          </table:table-cell>
          <table:table-cell table:style-name="ce1" office:value-type="float" office:value="0.222200393676758" calcext:value-type="float">
            <text:p>0.222200393676758</text:p>
          </table:table-cell>
          <table:table-cell table:style-name="ce1" office:value-type="float" office:value="0.214653491973877" calcext:value-type="float">
            <text:p>0.214653491973877</text:p>
          </table:table-cell>
          <table:table-cell table:style-name="ce1" office:value-type="float" office:value="0.216170787811279" calcext:value-type="float">
            <text:p>0.216170787811279</text:p>
          </table:table-cell>
          <table:table-cell table:style-name="ce1" office:value-type="float" office:value="0.218891620635986" calcext:value-type="float">
            <text:p>0.218891620635986</text:p>
          </table:table-cell>
          <table:table-cell table:style-name="ce1" office:value-type="float" office:value="0.216758966445923" calcext:value-type="float">
            <text:p>0.216758966445923</text:p>
          </table:table-cell>
          <table:table-cell table:style-name="ce1" office:value-type="float" office:value="0.219705581665039" calcext:value-type="float">
            <text:p>0.219705581665039</text:p>
          </table:table-cell>
          <table:table-cell table:style-name="ce1" office:value-type="float" office:value="0.21694016456604" calcext:value-type="float">
            <text:p>0.21694016456604</text:p>
          </table:table-cell>
          <table:table-cell table:style-name="ce1" office:value-type="float" office:value="0.102839469909668" calcext:value-type="float">
            <text:p>0.102839469909668</text:p>
          </table:table-cell>
          <table:table-cell table:style-name="ce1" office:value-type="float" office:value="0.234742403030395" calcext:value-type="float">
            <text:p>0.234742403030395</text:p>
          </table:table-cell>
          <table:table-cell table:style-name="ce1" office:value-type="float" office:value="0.226465940475464" calcext:value-type="float">
            <text:p>0.226465940475464</text:p>
          </table:table-cell>
          <table:table-cell table:style-name="ce1" office:value-type="float" office:value="0.228847026824951" calcext:value-type="float">
            <text:p>0.228847026824951</text:p>
          </table:table-cell>
          <table:table-cell table:style-name="ce1" office:value-type="float" office:value="0.217580318450928" calcext:value-type="float">
            <text:p>0.217580318450928</text:p>
          </table:table-cell>
          <table:table-cell table:style-name="ce1" office:value-type="float" office:value="0.232507467269897" calcext:value-type="float">
            <text:p>0.232507467269897</text:p>
          </table:table-cell>
          <table:table-cell table:style-name="ce1" office:value-type="float" office:value="0.229135751724243" calcext:value-type="float">
            <text:p>0.229135751724243</text:p>
          </table:table-cell>
          <table:table-cell table:style-name="ce1" office:value-type="float" office:value="0.228840589523315" calcext:value-type="float">
            <text:p>0.228840589523315</text:p>
          </table:table-cell>
          <table:table-cell table:style-name="ce1" office:value-type="float" office:value="0.233563184738159" calcext:value-type="float">
            <text:p>0.233563184738159</text:p>
          </table:table-cell>
          <table:table-cell table:style-name="ce1" office:value-type="float" office:value="0.228293895721436" calcext:value-type="float">
            <text:p>0.228293895721436</text:p>
          </table:table-cell>
          <table:table-cell table:style-name="ce1" office:value-type="float" office:value="0.229556083679199" calcext:value-type="float">
            <text:p>0.229556083679199</text:p>
          </table:table-cell>
          <table:table-cell table:style-name="ce1" office:value-type="float" office:value="0.227879285812378" calcext:value-type="float">
            <text:p>0.227879285812378</text:p>
          </table:table-cell>
          <table:table-cell table:style-name="ce1" office:value-type="float" office:value="0.253923177719116" calcext:value-type="float">
            <text:p>0.253923177719116</text:p>
          </table:table-cell>
          <table:table-cell table:style-name="ce1" office:value-type="float" office:value="0.246333599090576" calcext:value-type="float">
            <text:p>0.246333599090576</text:p>
          </table:table-cell>
          <table:table-cell table:style-name="ce1" office:value-type="float" office:value="0.221365690231323" calcext:value-type="float">
            <text:p>0.221365690231323</text:p>
          </table:table-cell>
          <table:table-cell table:style-name="ce1" office:value-type="float" office:value="0.226698160171509" calcext:value-type="float">
            <text:p>0.226698160171509</text:p>
          </table:table-cell>
          <table:table-cell table:style-name="ce1" office:value-type="float" office:value="0.22134256362915" calcext:value-type="float">
            <text:p>0.22134256362915</text:p>
          </table:table-cell>
          <table:table-cell table:style-name="ce1" office:value-type="float" office:value="0.224670648574829" calcext:value-type="float">
            <text:p>0.224670648574829</text:p>
          </table:table-cell>
          <table:table-cell table:style-name="ce1" office:value-type="float" office:value="0.222521543502808" calcext:value-type="float">
            <text:p>0.222521543502808</text:p>
          </table:table-cell>
          <table:table-cell table:style-name="ce1" office:value-type="float" office:value="0.232142925262451" calcext:value-type="float">
            <text:p>0.232142925262451</text:p>
          </table:table-cell>
          <table:table-cell table:style-name="ce1" office:value-type="float" office:value="0.10114049911499" calcext:value-type="float">
            <text:p>0.10114049911499</text:p>
          </table:table-cell>
          <table:table-cell table:style-name="ce1" office:value-type="float" office:value="0.243205308914185" calcext:value-type="float">
            <text:p>0.243205308914185</text:p>
          </table:table-cell>
          <table:table-cell table:style-name="ce1" office:value-type="float" office:value="0.223164796829224" calcext:value-type="float">
            <text:p>0.223164796829224</text:p>
          </table:table-cell>
          <table:table-cell table:style-name="ce1" office:value-type="float" office:value="0.247835636138916" calcext:value-type="float">
            <text:p>0.247835636138916</text:p>
          </table:table-cell>
          <table:table-cell table:style-name="ce1" office:value-type="float" office:value="0.240241527557373" calcext:value-type="float">
            <text:p>0.240241527557373</text:p>
          </table:table-cell>
          <table:table-cell table:style-name="ce1" office:value-type="float" office:value="0.233330726623535" calcext:value-type="float">
            <text:p>0.233330726623535</text:p>
          </table:table-cell>
          <table:table-cell table:style-name="ce1" office:value-type="float" office:value="0.225083589553833" calcext:value-type="float">
            <text:p>0.225083589553833</text:p>
          </table:table-cell>
          <table:table-cell table:style-name="ce1" office:value-type="float" office:value="0.225001335144043" calcext:value-type="float">
            <text:p>0.225001335144043</text:p>
          </table:table-cell>
          <table:table-cell table:style-name="ce1" office:value-type="float" office:value="0.224646091461182" calcext:value-type="float">
            <text:p>0.224646091461182</text:p>
          </table:table-cell>
          <table:table-cell table:style-name="ce1" office:value-type="float" office:value="0.222681522369385" calcext:value-type="float">
            <text:p>0.222681522369385</text:p>
          </table:table-cell>
          <table:table-cell table:style-name="ce1" office:value-type="float" office:value="0.224051713943481" calcext:value-type="float">
            <text:p>0.224051713943481</text:p>
          </table:table-cell>
          <table:table-cell table:style-name="ce1" office:value-type="float" office:value="0.222727060317993" calcext:value-type="float">
            <text:p>0.222727060317993</text:p>
          </table:table-cell>
          <table:table-cell table:style-name="ce1" office:value-type="float" office:value="0.228984594345093" calcext:value-type="float">
            <text:p>0.228984594345093</text:p>
          </table:table-cell>
          <table:table-cell table:style-name="ce1" office:value-type="float" office:value="0.231832265853882" calcext:value-type="float">
            <text:p>0.231832265853882</text:p>
          </table:table-cell>
          <table:table-cell table:style-name="ce1" office:value-type="float" office:value="0.224848031997681" calcext:value-type="float">
            <text:p>0.224848031997681</text:p>
          </table:table-cell>
          <table:table-cell table:style-name="ce1" office:value-type="float" office:value="0.225028276443481" calcext:value-type="float">
            <text:p>0.225028276443481</text:p>
          </table:table-cell>
          <table:table-cell table:style-name="ce1" office:value-type="float" office:value="0.216423749923706" calcext:value-type="float">
            <text:p>0.216423749923706</text:p>
          </table:table-cell>
          <table:table-cell table:style-name="ce1" office:value-type="float" office:value="0.216915369033813" calcext:value-type="float">
            <text:p>0.216915369033813</text:p>
          </table:table-cell>
          <table:table-cell table:style-name="ce1" office:value-type="float" office:value="0.21893048286438" calcext:value-type="float">
            <text:p>0.21893048286438</text:p>
          </table:table-cell>
          <table:table-cell table:style-name="ce1" office:value-type="float" office:value="0.228044033050537" calcext:value-type="float">
            <text:p>0.228044033050537</text:p>
          </table:table-cell>
          <table:table-cell table:style-name="ce1" office:value-type="float" office:value="0.219461154937744" calcext:value-type="float">
            <text:p>0.219461154937744</text:p>
          </table:table-cell>
          <table:table-cell table:style-name="ce1" office:value-type="float" office:value="0.10114049911499" calcext:value-type="float">
            <text:p>0.10114049911499</text:p>
          </table:table-cell>
          <table:table-cell table:style-name="ce1" office:value-type="float" office:value="0.253923177719116" calcext:value-type="float">
            <text:p>0.253923177719116</text:p>
          </table:table-cell>
          <table:table-cell table:style-name="ce1" office:value-type="float" office:value="21.9461154937744" calcext:value-type="float">
            <text:p>21.94611549377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5512609481812" calcext:value-type="float">
            <text:p>0.115512609481812</text:p>
          </table:table-cell>
          <table:table-cell table:style-name="ce1" office:value-type="float" office:value="0.24898886680603" calcext:value-type="float">
            <text:p>0.24898886680603</text:p>
          </table:table-cell>
          <table:table-cell table:style-name="ce1" office:value-type="float" office:value="0.274918079376221" calcext:value-type="float">
            <text:p>0.274918079376221</text:p>
          </table:table-cell>
          <table:table-cell table:style-name="ce1" office:value-type="float" office:value="0.198000907897949" calcext:value-type="float">
            <text:p>0.198000907897949</text:p>
          </table:table-cell>
          <table:table-cell table:style-name="ce1" office:value-type="float" office:value="0.230844497680664" calcext:value-type="float">
            <text:p>0.230844497680664</text:p>
          </table:table-cell>
          <table:table-cell table:style-name="ce1" office:value-type="float" office:value="0.218663454055786" calcext:value-type="float">
            <text:p>0.218663454055786</text:p>
          </table:table-cell>
          <table:table-cell table:style-name="ce1" office:value-type="float" office:value="0.221739530563354" calcext:value-type="float">
            <text:p>0.221739530563354</text:p>
          </table:table-cell>
          <table:table-cell table:style-name="ce1" office:value-type="float" office:value="0.245002031326294" calcext:value-type="float">
            <text:p>0.245002031326294</text:p>
          </table:table-cell>
          <table:table-cell table:style-name="ce1" office:value-type="float" office:value="0.229206562042236" calcext:value-type="float">
            <text:p>0.229206562042236</text:p>
          </table:table-cell>
          <table:table-cell table:style-name="ce1" office:value-type="float" office:value="0.220684051513672" calcext:value-type="float">
            <text:p>0.220684051513672</text:p>
          </table:table-cell>
          <table:table-cell table:style-name="ce1" office:value-type="float" office:value="0.227117538452148" calcext:value-type="float">
            <text:p>0.227117538452148</text:p>
          </table:table-cell>
          <table:table-cell table:style-name="ce1" office:value-type="float" office:value="0.226459741592407" calcext:value-type="float">
            <text:p>0.226459741592407</text:p>
          </table:table-cell>
          <table:table-cell table:style-name="ce1" office:value-type="float" office:value="0.227430820465088" calcext:value-type="float">
            <text:p>0.227430820465088</text:p>
          </table:table-cell>
          <table:table-cell table:style-name="ce1" office:value-type="float" office:value="0.219906330108643" calcext:value-type="float">
            <text:p>0.219906330108643</text:p>
          </table:table-cell>
          <table:table-cell table:style-name="ce1" office:value-type="float" office:value="0.226592540740967" calcext:value-type="float">
            <text:p>0.226592540740967</text:p>
          </table:table-cell>
          <table:table-cell table:style-name="ce1" office:value-type="float" office:value="0.221692562103271" calcext:value-type="float">
            <text:p>0.221692562103271</text:p>
          </table:table-cell>
          <table:table-cell table:style-name="ce1" office:value-type="float" office:value="0.220737218856812" calcext:value-type="float">
            <text:p>0.220737218856812</text:p>
          </table:table-cell>
          <table:table-cell table:style-name="ce1" office:value-type="float" office:value="0.22266960144043" calcext:value-type="float">
            <text:p>0.22266960144043</text:p>
          </table:table-cell>
          <table:table-cell table:style-name="ce1" office:value-type="float" office:value="0.217348098754883" calcext:value-type="float">
            <text:p>0.217348098754883</text:p>
          </table:table-cell>
          <table:table-cell table:style-name="ce1" office:value-type="float" office:value="0.218663692474365" calcext:value-type="float">
            <text:p>0.218663692474365</text:p>
          </table:table-cell>
          <table:table-cell table:style-name="ce1" office:value-type="float" office:value="0.200259447097778" calcext:value-type="float">
            <text:p>0.200259447097778</text:p>
          </table:table-cell>
          <table:table-cell table:style-name="ce1" office:value-type="float" office:value="0.241642951965332" calcext:value-type="float">
            <text:p>0.241642951965332</text:p>
          </table:table-cell>
          <table:table-cell table:style-name="ce1" office:value-type="float" office:value="0.12853741645813" calcext:value-type="float">
            <text:p>0.12853741645813</text:p>
          </table:table-cell>
          <table:table-cell table:style-name="ce1" office:value-type="float" office:value="0.28577733039856" calcext:value-type="float">
            <text:p>0.28577733039856</text:p>
          </table:table-cell>
          <table:table-cell table:style-name="ce1" office:value-type="float" office:value="0.256695508956909" calcext:value-type="float">
            <text:p>0.256695508956909</text:p>
          </table:table-cell>
          <table:table-cell table:style-name="ce1" office:value-type="float" office:value="0.217397928237915" calcext:value-type="float">
            <text:p>0.217397928237915</text:p>
          </table:table-cell>
          <table:table-cell table:style-name="ce1" office:value-type="float" office:value="0.221929788589478" calcext:value-type="float">
            <text:p>0.221929788589478</text:p>
          </table:table-cell>
          <table:table-cell table:style-name="ce1" office:value-type="float" office:value="0.237777948379517" calcext:value-type="float">
            <text:p>0.237777948379517</text:p>
          </table:table-cell>
          <table:table-cell table:style-name="ce1" office:value-type="float" office:value="0.234105825424194" calcext:value-type="float">
            <text:p>0.234105825424194</text:p>
          </table:table-cell>
          <table:table-cell table:style-name="ce1" office:value-type="float" office:value="0.22168493270874" calcext:value-type="float">
            <text:p>0.22168493270874</text:p>
          </table:table-cell>
          <table:table-cell table:style-name="ce1" office:value-type="float" office:value="0.223686933517456" calcext:value-type="float">
            <text:p>0.223686933517456</text:p>
          </table:table-cell>
          <table:table-cell table:style-name="ce1" office:value-type="float" office:value="0.226849555969238" calcext:value-type="float">
            <text:p>0.226849555969238</text:p>
          </table:table-cell>
          <table:table-cell table:style-name="ce1" office:value-type="float" office:value="0.229431867599487" calcext:value-type="float">
            <text:p>0.229431867599487</text:p>
          </table:table-cell>
          <table:table-cell table:style-name="ce1" office:value-type="float" office:value="0.225513458251953" calcext:value-type="float">
            <text:p>0.225513458251953</text:p>
          </table:table-cell>
          <table:table-cell table:style-name="ce1" office:value-type="float" office:value="0.215900182723999" calcext:value-type="float">
            <text:p>0.215900182723999</text:p>
          </table:table-cell>
          <table:table-cell table:style-name="ce1" office:value-type="float" office:value="0.219613790512085" calcext:value-type="float">
            <text:p>0.219613790512085</text:p>
          </table:table-cell>
          <table:table-cell table:style-name="ce1" office:value-type="float" office:value="0.220200300216675" calcext:value-type="float">
            <text:p>0.220200300216675</text:p>
          </table:table-cell>
          <table:table-cell table:style-name="ce1" office:value-type="float" office:value="0.221542596817017" calcext:value-type="float">
            <text:p>0.221542596817017</text:p>
          </table:table-cell>
          <table:table-cell table:style-name="ce1" office:value-type="float" office:value="0.225252151489258" calcext:value-type="float">
            <text:p>0.225252151489258</text:p>
          </table:table-cell>
          <table:table-cell table:style-name="ce1" office:value-type="float" office:value="0.223149299621582" calcext:value-type="float">
            <text:p>0.223149299621582</text:p>
          </table:table-cell>
          <table:table-cell table:style-name="ce1" office:value-type="float" office:value="0.102233409881592" calcext:value-type="float">
            <text:p>0.102233409881592</text:p>
          </table:table-cell>
          <table:table-cell table:style-name="ce1" office:value-type="float" office:value="0.24688458442688" calcext:value-type="float">
            <text:p>0.24688458442688</text:p>
          </table:table-cell>
          <table:table-cell table:style-name="ce1" office:value-type="float" office:value="0.213391780853271" calcext:value-type="float">
            <text:p>0.213391780853271</text:p>
          </table:table-cell>
          <table:table-cell table:style-name="ce1" office:value-type="float" office:value="0.226061105728149" calcext:value-type="float">
            <text:p>0.226061105728149</text:p>
          </table:table-cell>
          <table:table-cell table:style-name="ce1" office:value-type="float" office:value="0.217782497406006" calcext:value-type="float">
            <text:p>0.217782497406006</text:p>
          </table:table-cell>
          <table:table-cell table:style-name="ce1" office:value-type="float" office:value="0.22286057472229" calcext:value-type="float">
            <text:p>0.22286057472229</text:p>
          </table:table-cell>
          <table:table-cell table:style-name="ce1" office:value-type="float" office:value="0.218206167221069" calcext:value-type="float">
            <text:p>0.218206167221069</text:p>
          </table:table-cell>
          <table:table-cell table:style-name="ce1" office:value-type="float" office:value="0.215322256088257" calcext:value-type="float">
            <text:p>0.215322256088257</text:p>
          </table:table-cell>
          <table:table-cell table:style-name="ce1" office:value-type="float" office:value="0.221142530441284" calcext:value-type="float">
            <text:p>0.221142530441284</text:p>
          </table:table-cell>
          <table:table-cell table:style-name="ce1" office:value-type="float" office:value="0.216049194335937" calcext:value-type="float">
            <text:p>0.216049194335937</text:p>
          </table:table-cell>
          <table:table-cell table:style-name="ce1" office:value-type="float" office:value="0.21992039680481" calcext:value-type="float">
            <text:p>0.21992039680481</text:p>
          </table:table-cell>
          <table:table-cell table:style-name="ce1" office:value-type="float" office:value="0.216623067855835" calcext:value-type="float">
            <text:p>0.216623067855835</text:p>
          </table:table-cell>
          <table:table-cell table:style-name="ce1" office:value-type="float" office:value="0.218135118484497" calcext:value-type="float">
            <text:p>0.218135118484497</text:p>
          </table:table-cell>
          <table:table-cell table:style-name="ce1" office:value-type="float" office:value="0.215838193893433" calcext:value-type="float">
            <text:p>0.215838193893433</text:p>
          </table:table-cell>
          <table:table-cell table:style-name="ce1" office:value-type="float" office:value="0.216893196105957" calcext:value-type="float">
            <text:p>0.216893196105957</text:p>
          </table:table-cell>
          <table:table-cell table:style-name="ce1" office:value-type="float" office:value="0.219594240188599" calcext:value-type="float">
            <text:p>0.219594240188599</text:p>
          </table:table-cell>
          <table:table-cell table:style-name="ce1" office:value-type="float" office:value="0.216232061386108" calcext:value-type="float">
            <text:p>0.216232061386108</text:p>
          </table:table-cell>
          <table:table-cell table:style-name="ce1" office:value-type="float" office:value="0.227734804153442" calcext:value-type="float">
            <text:p>0.227734804153442</text:p>
          </table:table-cell>
          <table:table-cell table:style-name="ce1" office:value-type="float" office:value="0.238368988037109" calcext:value-type="float">
            <text:p>0.238368988037109</text:p>
          </table:table-cell>
          <table:table-cell table:style-name="ce1" office:value-type="float" office:value="0.231998682022095" calcext:value-type="float">
            <text:p>0.231998682022095</text:p>
          </table:table-cell>
          <table:table-cell table:style-name="ce1" office:value-type="float" office:value="0.120684385299683" calcext:value-type="float">
            <text:p>0.120684385299683</text:p>
          </table:table-cell>
          <table:table-cell table:style-name="ce1" office:value-type="float" office:value="0.0997250080108643" calcext:value-type="float">
            <text:p>0.099725008010864</text:p>
          </table:table-cell>
          <table:table-cell table:style-name="ce1" office:value-type="float" office:value="0.240829944610596" calcext:value-type="float">
            <text:p>0.240829944610596</text:p>
          </table:table-cell>
          <table:table-cell table:style-name="ce1" office:value-type="float" office:value="0.215971231460571" calcext:value-type="float">
            <text:p>0.215971231460571</text:p>
          </table:table-cell>
          <table:table-cell table:style-name="ce1" office:value-type="float" office:value="0.226162910461426" calcext:value-type="float">
            <text:p>0.226162910461426</text:p>
          </table:table-cell>
          <table:table-cell table:style-name="ce1" office:value-type="float" office:value="0.214746713638306" calcext:value-type="float">
            <text:p>0.214746713638306</text:p>
          </table:table-cell>
          <table:table-cell table:style-name="ce1" office:value-type="float" office:value="0.216796398162842" calcext:value-type="float">
            <text:p>0.216796398162842</text:p>
          </table:table-cell>
          <table:table-cell table:style-name="ce1" office:value-type="float" office:value="0.216612577438354" calcext:value-type="float">
            <text:p>0.216612577438354</text:p>
          </table:table-cell>
          <table:table-cell table:style-name="ce1" office:value-type="float" office:value="0.217892408370972" calcext:value-type="float">
            <text:p>0.217892408370972</text:p>
          </table:table-cell>
          <table:table-cell table:style-name="ce1" office:value-type="float" office:value="0.218068838119507" calcext:value-type="float">
            <text:p>0.218068838119507</text:p>
          </table:table-cell>
          <table:table-cell table:style-name="ce1" office:value-type="float" office:value="0.238639116287231" calcext:value-type="float">
            <text:p>0.238639116287231</text:p>
          </table:table-cell>
          <table:table-cell table:style-name="ce1" office:value-type="float" office:value="0.221266984939575" calcext:value-type="float">
            <text:p>0.221266984939575</text:p>
          </table:table-cell>
          <table:table-cell table:style-name="ce1" office:value-type="float" office:value="0.217695236206055" calcext:value-type="float">
            <text:p>0.217695236206055</text:p>
          </table:table-cell>
          <table:table-cell table:style-name="ce1" office:value-type="float" office:value="0.224431276321411" calcext:value-type="float">
            <text:p>0.224431276321411</text:p>
          </table:table-cell>
          <table:table-cell table:style-name="ce1" office:value-type="float" office:value="0.217225074768066" calcext:value-type="float">
            <text:p>0.217225074768066</text:p>
          </table:table-cell>
          <table:table-cell table:style-name="ce1" office:value-type="float" office:value="0.217316627502441" calcext:value-type="float">
            <text:p>0.217316627502441</text:p>
          </table:table-cell>
          <table:table-cell table:style-name="ce1" office:value-type="float" office:value="0.21543288230896" calcext:value-type="float">
            <text:p>0.21543288230896</text:p>
          </table:table-cell>
          <table:table-cell table:style-name="ce1" office:value-type="float" office:value="0.218718528747559" calcext:value-type="float">
            <text:p>0.218718528747559</text:p>
          </table:table-cell>
          <table:table-cell table:style-name="ce1" office:value-type="float" office:value="0.217098951339722" calcext:value-type="float">
            <text:p>0.217098951339722</text:p>
          </table:table-cell>
          <table:table-cell table:style-name="ce1" office:value-type="float" office:value="0.218062400817871" calcext:value-type="float">
            <text:p>0.218062400817871</text:p>
          </table:table-cell>
          <table:table-cell table:style-name="ce1" office:value-type="float" office:value="0.100238800048828" calcext:value-type="float">
            <text:p>0.100238800048828</text:p>
          </table:table-cell>
          <table:table-cell table:style-name="ce1" office:value-type="float" office:value="0.229100227355957" calcext:value-type="float">
            <text:p>0.229100227355957</text:p>
          </table:table-cell>
          <table:table-cell table:style-name="ce1" office:value-type="float" office:value="0.235649585723877" calcext:value-type="float">
            <text:p>0.235649585723877</text:p>
          </table:table-cell>
          <table:table-cell table:style-name="ce1" office:value-type="float" office:value="0.207968950271606" calcext:value-type="float">
            <text:p>0.207968950271606</text:p>
          </table:table-cell>
          <table:table-cell table:style-name="ce1" office:value-type="float" office:value="0.221081733703613" calcext:value-type="float">
            <text:p>0.221081733703613</text:p>
          </table:table-cell>
          <table:table-cell table:style-name="ce1" office:value-type="float" office:value="0.221556901931763" calcext:value-type="float">
            <text:p>0.221556901931763</text:p>
          </table:table-cell>
          <table:table-cell table:style-name="ce1" office:value-type="float" office:value="0.220632314682007" calcext:value-type="float">
            <text:p>0.220632314682007</text:p>
          </table:table-cell>
          <table:table-cell table:style-name="ce1" office:value-type="float" office:value="0.219156742095947" calcext:value-type="float">
            <text:p>0.219156742095947</text:p>
          </table:table-cell>
          <table:table-cell table:style-name="ce1" office:value-type="float" office:value="0.221892356872559" calcext:value-type="float">
            <text:p>0.221892356872559</text:p>
          </table:table-cell>
          <table:table-cell table:style-name="ce1" office:value-type="float" office:value="0.219193458557129" calcext:value-type="float">
            <text:p>0.219193458557129</text:p>
          </table:table-cell>
          <table:table-cell table:style-name="ce1" office:value-type="float" office:value="0.225589752197266" calcext:value-type="float">
            <text:p>0.225589752197266</text:p>
          </table:table-cell>
          <table:table-cell table:style-name="ce1" office:value-type="float" office:value="0.21670937538147" calcext:value-type="float">
            <text:p>0.21670937538147</text:p>
          </table:table-cell>
          <table:table-cell table:style-name="ce1" office:value-type="float" office:value="0.224097728729248" calcext:value-type="float">
            <text:p>0.224097728729248</text:p>
          </table:table-cell>
          <table:table-cell table:style-name="ce1" office:value-type="float" office:value="0.233846187591553" calcext:value-type="float">
            <text:p>0.233846187591553</text:p>
          </table:table-cell>
          <table:table-cell table:style-name="ce1" office:value-type="float" office:value="0.222303152084351" calcext:value-type="float">
            <text:p>0.222303152084351</text:p>
          </table:table-cell>
          <table:table-cell table:style-name="ce1" office:value-type="float" office:value="0.228999376296997" calcext:value-type="float">
            <text:p>0.228999376296997</text:p>
          </table:table-cell>
          <table:table-cell table:style-name="ce1" office:value-type="float" office:value="0.22468638420105" calcext:value-type="float">
            <text:p>0.22468638420105</text:p>
          </table:table-cell>
          <table:table-cell table:style-name="ce1" office:value-type="float" office:value="0.217995405197144" calcext:value-type="float">
            <text:p>0.217995405197144</text:p>
          </table:table-cell>
          <table:table-cell table:style-name="ce1" office:value-type="float" office:value="0.219988107681274" calcext:value-type="float">
            <text:p>0.219988107681274</text:p>
          </table:table-cell>
          <table:table-cell table:style-name="ce1" office:value-type="float" office:value="0.226280450820923" calcext:value-type="float">
            <text:p>0.226280450820923</text:p>
          </table:table-cell>
          <table:table-cell table:style-name="ce1" office:value-type="float" office:value="0.217607452869415" calcext:value-type="float">
            <text:p>0.217607452869415</text:p>
          </table:table-cell>
          <table:table-cell table:style-name="ce1" office:value-type="float" office:value="0.0997250080108643" calcext:value-type="float">
            <text:p>0.099725008010864</text:p>
          </table:table-cell>
          <table:table-cell table:style-name="ce1" office:value-type="float" office:value="0.28577733039856" calcext:value-type="float">
            <text:p>0.28577733039856</text:p>
          </table:table-cell>
          <table:table-cell table:style-name="ce1" office:value-type="float" office:value="21.7607452869415" calcext:value-type="float">
            <text:p>21.76074528694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3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9573831558228" calcext:value-type="float">
            <text:p>0.119573831558228</text:p>
          </table:table-cell>
          <table:table-cell table:style-name="ce1" office:value-type="float" office:value="0.110105752944946" calcext:value-type="float">
            <text:p>0.110105752944946</text:p>
          </table:table-cell>
          <table:table-cell table:style-name="ce1" office:value-type="float" office:value="0.235629320144653" calcext:value-type="float">
            <text:p>0.235629320144653</text:p>
          </table:table-cell>
          <table:table-cell table:style-name="ce1" office:value-type="float" office:value="0.22855281829834" calcext:value-type="float">
            <text:p>0.22855281829834</text:p>
          </table:table-cell>
          <table:table-cell table:style-name="ce1" office:value-type="float" office:value="0.220958232879639" calcext:value-type="float">
            <text:p>0.220958232879639</text:p>
          </table:table-cell>
          <table:table-cell table:style-name="ce1" office:value-type="float" office:value="0.217602968215942" calcext:value-type="float">
            <text:p>0.217602968215942</text:p>
          </table:table-cell>
          <table:table-cell table:style-name="ce1" office:value-type="float" office:value="0.217148303985596" calcext:value-type="float">
            <text:p>0.217148303985596</text:p>
          </table:table-cell>
          <table:table-cell table:style-name="ce1" office:value-type="float" office:value="0.217946529388428" calcext:value-type="float">
            <text:p>0.217946529388428</text:p>
          </table:table-cell>
          <table:table-cell table:style-name="ce1" office:value-type="float" office:value="0.217480897903442" calcext:value-type="float">
            <text:p>0.217480897903442</text:p>
          </table:table-cell>
          <table:table-cell table:style-name="ce1" office:value-type="float" office:value="0.220296621322632" calcext:value-type="float">
            <text:p>0.220296621322632</text:p>
          </table:table-cell>
          <table:table-cell table:style-name="ce1" office:value-type="float" office:value="0.222815036773682" calcext:value-type="float">
            <text:p>0.222815036773682</text:p>
          </table:table-cell>
          <table:table-cell table:style-name="ce1" office:value-type="float" office:value="0.217322111129761" calcext:value-type="float">
            <text:p>0.217322111129761</text:p>
          </table:table-cell>
          <table:table-cell table:style-name="ce1" office:value-type="float" office:value="0.217878341674805" calcext:value-type="float">
            <text:p>0.217878341674805</text:p>
          </table:table-cell>
          <table:table-cell table:style-name="ce1" office:value-type="float" office:value="0.217880010604858" calcext:value-type="float">
            <text:p>0.217880010604858</text:p>
          </table:table-cell>
          <table:table-cell table:style-name="ce1" office:value-type="float" office:value="0.21742844581604" calcext:value-type="float">
            <text:p>0.21742844581604</text:p>
          </table:table-cell>
          <table:table-cell table:style-name="ce1" office:value-type="float" office:value="0.218309879302979" calcext:value-type="float">
            <text:p>0.218309879302979</text:p>
          </table:table-cell>
          <table:table-cell table:style-name="ce1" office:value-type="float" office:value="0.217689514160156" calcext:value-type="float">
            <text:p>0.217689514160156</text:p>
          </table:table-cell>
          <table:table-cell table:style-name="ce1" office:value-type="float" office:value="0.241430044174194" calcext:value-type="float">
            <text:p>0.241430044174194</text:p>
          </table:table-cell>
          <table:table-cell table:style-name="ce1" office:value-type="float" office:value="0.241345643997192" calcext:value-type="float">
            <text:p>0.241345643997192</text:p>
          </table:table-cell>
          <table:table-cell table:style-name="ce1" office:value-type="float" office:value="0.23597526550293" calcext:value-type="float">
            <text:p>0.23597526550293</text:p>
          </table:table-cell>
          <table:table-cell table:style-name="ce1" office:value-type="float" office:value="0.116707801818848" calcext:value-type="float">
            <text:p>0.116707801818848</text:p>
          </table:table-cell>
          <table:table-cell table:style-name="ce1" office:value-type="float" office:value="0.256046533584595" calcext:value-type="float">
            <text:p>0.256046533584595</text:p>
          </table:table-cell>
          <table:table-cell table:style-name="ce1" office:value-type="float" office:value="0.219365358352661" calcext:value-type="float">
            <text:p>0.219365358352661</text:p>
          </table:table-cell>
          <table:table-cell table:style-name="ce1" office:value-type="float" office:value="0.216542482376099" calcext:value-type="float">
            <text:p>0.216542482376099</text:p>
          </table:table-cell>
          <table:table-cell table:style-name="ce1" office:value-type="float" office:value="0.225446462631226" calcext:value-type="float">
            <text:p>0.225446462631226</text:p>
          </table:table-cell>
          <table:table-cell table:style-name="ce1" office:value-type="float" office:value="0.240893363952637" calcext:value-type="float">
            <text:p>0.240893363952637</text:p>
          </table:table-cell>
          <table:table-cell table:style-name="ce1" office:value-type="float" office:value="0.221781015396118" calcext:value-type="float">
            <text:p>0.221781015396118</text:p>
          </table:table-cell>
          <table:table-cell table:style-name="ce1" office:value-type="float" office:value="0.217659950256348" calcext:value-type="float">
            <text:p>0.217659950256348</text:p>
          </table:table-cell>
          <table:table-cell table:style-name="ce1" office:value-type="float" office:value="0.218334197998047" calcext:value-type="float">
            <text:p>0.218334197998047</text:p>
          </table:table-cell>
          <table:table-cell table:style-name="ce1" office:value-type="float" office:value="0.224073886871338" calcext:value-type="float">
            <text:p>0.224073886871338</text:p>
          </table:table-cell>
          <table:table-cell table:style-name="ce1" office:value-type="float" office:value="0.224535465240479" calcext:value-type="float">
            <text:p>0.224535465240479</text:p>
          </table:table-cell>
          <table:table-cell table:style-name="ce1" office:value-type="float" office:value="0.220013380050659" calcext:value-type="float">
            <text:p>0.220013380050659</text:p>
          </table:table-cell>
          <table:table-cell table:style-name="ce1" office:value-type="float" office:value="0.230295896530151" calcext:value-type="float">
            <text:p>0.230295896530151</text:p>
          </table:table-cell>
          <table:table-cell table:style-name="ce1" office:value-type="float" office:value="0.222134113311768" calcext:value-type="float">
            <text:p>0.222134113311768</text:p>
          </table:table-cell>
          <table:table-cell table:style-name="ce1" office:value-type="float" office:value="0.229978799819946" calcext:value-type="float">
            <text:p>0.229978799819946</text:p>
          </table:table-cell>
          <table:table-cell table:style-name="ce1" office:value-type="float" office:value="0.232955694198608" calcext:value-type="float">
            <text:p>0.232955694198608</text:p>
          </table:table-cell>
          <table:table-cell table:style-name="ce1" office:value-type="float" office:value="0.221840381622314" calcext:value-type="float">
            <text:p>0.221840381622314</text:p>
          </table:table-cell>
          <table:table-cell table:style-name="ce1" office:value-type="float" office:value="0.21747875213623" calcext:value-type="float">
            <text:p>0.21747875213623</text:p>
          </table:table-cell>
          <table:table-cell table:style-name="ce1" office:value-type="float" office:value="0.235885381698608" calcext:value-type="float">
            <text:p>0.235885381698608</text:p>
          </table:table-cell>
          <table:table-cell table:style-name="ce1" office:value-type="float" office:value="0.21645188331604" calcext:value-type="float">
            <text:p>0.21645188331604</text:p>
          </table:table-cell>
          <table:table-cell table:style-name="ce1" office:value-type="float" office:value="0.114307403564453" calcext:value-type="float">
            <text:p>0.114307403564453</text:p>
          </table:table-cell>
          <table:table-cell table:style-name="ce1" office:value-type="float" office:value="0.126559972763062" calcext:value-type="float">
            <text:p>0.126559972763062</text:p>
          </table:table-cell>
          <table:table-cell table:style-name="ce1" office:value-type="float" office:value="0.255659580230713" calcext:value-type="float">
            <text:p>0.255659580230713</text:p>
          </table:table-cell>
          <table:table-cell table:style-name="ce1" office:value-type="float" office:value="0.0935559272766113" calcext:value-type="float">
            <text:p>0.093555927276611</text:p>
          </table:table-cell>
          <table:table-cell table:style-name="ce1" office:value-type="float" office:value="0.242498397827148" calcext:value-type="float">
            <text:p>0.242498397827148</text:p>
          </table:table-cell>
          <table:table-cell table:style-name="ce1" office:value-type="float" office:value="0.222668647766113" calcext:value-type="float">
            <text:p>0.222668647766113</text:p>
          </table:table-cell>
          <table:table-cell table:style-name="ce1" office:value-type="float" office:value="0.219206571578979" calcext:value-type="float">
            <text:p>0.219206571578979</text:p>
          </table:table-cell>
          <table:table-cell table:style-name="ce1" office:value-type="float" office:value="0.21727442741394" calcext:value-type="float">
            <text:p>0.21727442741394</text:p>
          </table:table-cell>
          <table:table-cell table:style-name="ce1" office:value-type="float" office:value="0.2240149974823" calcext:value-type="float">
            <text:p>0.2240149974823</text:p>
          </table:table-cell>
          <table:table-cell table:style-name="ce1" office:value-type="float" office:value="0.225999116897583" calcext:value-type="float">
            <text:p>0.225999116897583</text:p>
          </table:table-cell>
          <table:table-cell table:style-name="ce1" office:value-type="float" office:value="0.2210533618927" calcext:value-type="float">
            <text:p>0.2210533618927</text:p>
          </table:table-cell>
          <table:table-cell table:style-name="ce1" office:value-type="float" office:value="0.217158794403076" calcext:value-type="float">
            <text:p>0.217158794403076</text:p>
          </table:table-cell>
          <table:table-cell table:style-name="ce1" office:value-type="float" office:value="0.217700719833374" calcext:value-type="float">
            <text:p>0.217700719833374</text:p>
          </table:table-cell>
          <table:table-cell table:style-name="ce1" office:value-type="float" office:value="0.220528364181519" calcext:value-type="float">
            <text:p>0.220528364181519</text:p>
          </table:table-cell>
          <table:table-cell table:style-name="ce1" office:value-type="float" office:value="0.217475652694702" calcext:value-type="float">
            <text:p>0.217475652694702</text:p>
          </table:table-cell>
          <table:table-cell table:style-name="ce1" office:value-type="float" office:value="0.217778444290161" calcext:value-type="float">
            <text:p>0.217778444290161</text:p>
          </table:table-cell>
          <table:table-cell table:style-name="ce1" office:value-type="float" office:value="0.223372936248779" calcext:value-type="float">
            <text:p>0.223372936248779</text:p>
          </table:table-cell>
          <table:table-cell table:style-name="ce1" office:value-type="float" office:value="0.238837242126465" calcext:value-type="float">
            <text:p>0.238837242126465</text:p>
          </table:table-cell>
          <table:table-cell table:style-name="ce1" office:value-type="float" office:value="0.219586372375488" calcext:value-type="float">
            <text:p>0.219586372375488</text:p>
          </table:table-cell>
          <table:table-cell table:style-name="ce1" office:value-type="float" office:value="0.218087196350098" calcext:value-type="float">
            <text:p>0.218087196350098</text:p>
          </table:table-cell>
          <table:table-cell table:style-name="ce1" office:value-type="float" office:value="0.0999531745910645" calcext:value-type="float">
            <text:p>0.099953174591065</text:p>
          </table:table-cell>
          <table:table-cell table:style-name="ce1" office:value-type="float" office:value="0.122977018356323" calcext:value-type="float">
            <text:p>0.122977018356323</text:p>
          </table:table-cell>
          <table:table-cell table:style-name="ce1" office:value-type="float" office:value="0.255874156951904" calcext:value-type="float">
            <text:p>0.255874156951904</text:p>
          </table:table-cell>
          <table:table-cell table:style-name="ce1" office:value-type="float" office:value="0.225994110107422" calcext:value-type="float">
            <text:p>0.225994110107422</text:p>
          </table:table-cell>
          <table:table-cell table:style-name="ce1" office:value-type="float" office:value="0.213537454605103" calcext:value-type="float">
            <text:p>0.213537454605103</text:p>
          </table:table-cell>
          <table:table-cell table:style-name="ce1" office:value-type="float" office:value="0.22147536277771" calcext:value-type="float">
            <text:p>0.22147536277771</text:p>
          </table:table-cell>
          <table:table-cell table:style-name="ce1" office:value-type="float" office:value="0.229471921920776" calcext:value-type="float">
            <text:p>0.229471921920776</text:p>
          </table:table-cell>
          <table:table-cell table:style-name="ce1" office:value-type="float" office:value="0.235499858856201" calcext:value-type="float">
            <text:p>0.235499858856201</text:p>
          </table:table-cell>
          <table:table-cell table:style-name="ce1" office:value-type="float" office:value="0.223579406738281" calcext:value-type="float">
            <text:p>0.223579406738281</text:p>
          </table:table-cell>
          <table:table-cell table:style-name="ce1" office:value-type="float" office:value="0.223477602005005" calcext:value-type="float">
            <text:p>0.223477602005005</text:p>
          </table:table-cell>
          <table:table-cell table:style-name="ce1" office:value-type="float" office:value="0.227679014205933" calcext:value-type="float">
            <text:p>0.227679014205933</text:p>
          </table:table-cell>
          <table:table-cell table:style-name="ce1" office:value-type="float" office:value="0.239969968795776" calcext:value-type="float">
            <text:p>0.239969968795776</text:p>
          </table:table-cell>
          <table:table-cell table:style-name="ce1" office:value-type="float" office:value="0.227153062820435" calcext:value-type="float">
            <text:p>0.227153062820435</text:p>
          </table:table-cell>
          <table:table-cell table:style-name="ce1" office:value-type="float" office:value="0.225276231765747" calcext:value-type="float">
            <text:p>0.225276231765747</text:p>
          </table:table-cell>
          <table:table-cell table:style-name="ce1" office:value-type="float" office:value="0.218700170516968" calcext:value-type="float">
            <text:p>0.218700170516968</text:p>
          </table:table-cell>
          <table:table-cell table:style-name="ce1" office:value-type="float" office:value="0.223892688751221" calcext:value-type="float">
            <text:p>0.223892688751221</text:p>
          </table:table-cell>
          <table:table-cell table:style-name="ce1" office:value-type="float" office:value="0.217235088348389" calcext:value-type="float">
            <text:p>0.217235088348389</text:p>
          </table:table-cell>
          <table:table-cell table:style-name="ce1" office:value-type="float" office:value="0.216405630111694" calcext:value-type="float">
            <text:p>0.216405630111694</text:p>
          </table:table-cell>
          <table:table-cell table:style-name="ce1" office:value-type="float" office:value="0.219868659973145" calcext:value-type="float">
            <text:p>0.219868659973145</text:p>
          </table:table-cell>
          <table:table-cell table:style-name="ce1" office:value-type="float" office:value="0.216924905776978" calcext:value-type="float">
            <text:p>0.216924905776978</text:p>
          </table:table-cell>
          <table:table-cell table:style-name="ce1" office:value-type="float" office:value="0.100442171096802" calcext:value-type="float">
            <text:p>0.100442171096802</text:p>
          </table:table-cell>
          <table:table-cell table:style-name="ce1" office:value-type="float" office:value="0.10001802444458" calcext:value-type="float">
            <text:p>0.10001802444458</text:p>
          </table:table-cell>
          <table:table-cell table:style-name="ce1" office:value-type="float" office:value="0.116696357727051" calcext:value-type="float">
            <text:p>0.116696357727051</text:p>
          </table:table-cell>
          <table:table-cell table:style-name="ce1" office:value-type="float" office:value="0.272801160812378" calcext:value-type="float">
            <text:p>0.272801160812378</text:p>
          </table:table-cell>
          <table:table-cell table:style-name="ce1" office:value-type="float" office:value="0.212499856948853" calcext:value-type="float">
            <text:p>0.212499856948853</text:p>
          </table:table-cell>
          <table:table-cell table:style-name="ce1" office:value-type="float" office:value="0.218422412872314" calcext:value-type="float">
            <text:p>0.218422412872314</text:p>
          </table:table-cell>
          <table:table-cell table:style-name="ce1" office:value-type="float" office:value="0.21806788444519" calcext:value-type="float">
            <text:p>0.21806788444519</text:p>
          </table:table-cell>
          <table:table-cell table:style-name="ce1" office:value-type="float" office:value="0.221209287643433" calcext:value-type="float">
            <text:p>0.221209287643433</text:p>
          </table:table-cell>
          <table:table-cell table:style-name="ce1" office:value-type="float" office:value="0.218273162841797" calcext:value-type="float">
            <text:p>0.218273162841797</text:p>
          </table:table-cell>
          <table:table-cell table:style-name="ce1" office:value-type="float" office:value="0.22016167640686" calcext:value-type="float">
            <text:p>0.22016167640686</text:p>
          </table:table-cell>
          <table:table-cell table:style-name="ce1" office:value-type="float" office:value="0.233479022979736" calcext:value-type="float">
            <text:p>0.233479022979736</text:p>
          </table:table-cell>
          <table:table-cell table:style-name="ce1" office:value-type="float" office:value="0.236521244049072" calcext:value-type="float">
            <text:p>0.236521244049072</text:p>
          </table:table-cell>
          <table:table-cell table:style-name="ce1" office:value-type="float" office:value="0.232590675354004" calcext:value-type="float">
            <text:p>0.232590675354004</text:p>
          </table:table-cell>
          <table:table-cell table:style-name="ce1" office:value-type="float" office:value="0.232819318771362" calcext:value-type="float">
            <text:p>0.232819318771362</text:p>
          </table:table-cell>
          <table:table-cell table:style-name="ce1" office:value-type="float" office:value="0.219141721725464" calcext:value-type="float">
            <text:p>0.219141721725464</text:p>
          </table:table-cell>
          <table:table-cell table:style-name="ce1" office:value-type="float" office:value="0.218148708343506" calcext:value-type="float">
            <text:p>0.218148708343506</text:p>
          </table:table-cell>
          <table:table-cell table:style-name="ce1" office:value-type="float" office:value="0.216713190078735" calcext:value-type="float">
            <text:p>0.216713190078735</text:p>
          </table:table-cell>
          <table:table-cell table:style-name="ce1" office:value-type="float" office:value="0.218733549118042" calcext:value-type="float">
            <text:p>0.218733549118042</text:p>
          </table:table-cell>
          <table:table-cell table:style-name="ce1" office:value-type="float" office:value="0.216487169265747" calcext:value-type="float">
            <text:p>0.216487169265747</text:p>
          </table:table-cell>
          <table:table-cell table:style-name="ce1" office:value-type="float" office:value="0.219314336776733" calcext:value-type="float">
            <text:p>0.219314336776733</text:p>
          </table:table-cell>
          <table:table-cell table:style-name="ce1" office:value-type="float" office:value="0.212426009178162" calcext:value-type="float">
            <text:p>0.212426009178162</text:p>
          </table:table-cell>
          <table:table-cell table:style-name="ce1" office:value-type="float" office:value="0.0935559272766113" calcext:value-type="float">
            <text:p>0.093555927276611</text:p>
          </table:table-cell>
          <table:table-cell table:style-name="ce1" office:value-type="float" office:value="0.272801160812378" calcext:value-type="float">
            <text:p>0.272801160812378</text:p>
          </table:table-cell>
          <table:table-cell table:style-name="ce1" office:value-type="float" office:value="21.2426009178162" calcext:value-type="float">
            <text:p>21.24260091781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4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0882043838501" calcext:value-type="float">
            <text:p>0.110882043838501</text:p>
          </table:table-cell>
          <table:table-cell table:style-name="ce1" office:value-type="float" office:value="0.243724584579468" calcext:value-type="float">
            <text:p>0.243724584579468</text:p>
          </table:table-cell>
          <table:table-cell table:style-name="ce1" office:value-type="float" office:value="0.106704711914063" calcext:value-type="float">
            <text:p>0.106704711914063</text:p>
          </table:table-cell>
          <table:table-cell table:style-name="ce1" office:value-type="float" office:value="0.0916275978088379" calcext:value-type="float">
            <text:p>0.091627597808838</text:p>
          </table:table-cell>
          <table:table-cell table:style-name="ce1" office:value-type="float" office:value="0.215075492858887" calcext:value-type="float">
            <text:p>0.215075492858887</text:p>
          </table:table-cell>
          <table:table-cell table:style-name="ce1" office:value-type="float" office:value="0.230397462844849" calcext:value-type="float">
            <text:p>0.230397462844849</text:p>
          </table:table-cell>
          <table:table-cell table:style-name="ce1" office:value-type="float" office:value="0.239618301391602" calcext:value-type="float">
            <text:p>0.239618301391602</text:p>
          </table:table-cell>
          <table:table-cell table:style-name="ce1" office:value-type="float" office:value="0.220559120178223" calcext:value-type="float">
            <text:p>0.220559120178223</text:p>
          </table:table-cell>
          <table:table-cell table:style-name="ce1" office:value-type="float" office:value="0.224088907241821" calcext:value-type="float">
            <text:p>0.224088907241821</text:p>
          </table:table-cell>
          <table:table-cell table:style-name="ce1" office:value-type="float" office:value="0.221790313720703" calcext:value-type="float">
            <text:p>0.221790313720703</text:p>
          </table:table-cell>
          <table:table-cell table:style-name="ce1" office:value-type="float" office:value="0.225426197052002" calcext:value-type="float">
            <text:p>0.225426197052002</text:p>
          </table:table-cell>
          <table:table-cell table:style-name="ce1" office:value-type="float" office:value="0.224285364151001" calcext:value-type="float">
            <text:p>0.224285364151001</text:p>
          </table:table-cell>
          <table:table-cell table:style-name="ce1" office:value-type="float" office:value="0.219295024871826" calcext:value-type="float">
            <text:p>0.219295024871826</text:p>
          </table:table-cell>
          <table:table-cell table:style-name="ce1" office:value-type="float" office:value="0.221272706985474" calcext:value-type="float">
            <text:p>0.221272706985474</text:p>
          </table:table-cell>
          <table:table-cell table:style-name="ce1" office:value-type="float" office:value="0.217031717300415" calcext:value-type="float">
            <text:p>0.217031717300415</text:p>
          </table:table-cell>
          <table:table-cell table:style-name="ce1" office:value-type="float" office:value="0.216578960418701" calcext:value-type="float">
            <text:p>0.216578960418701</text:p>
          </table:table-cell>
          <table:table-cell table:style-name="ce1" office:value-type="float" office:value="0.222575902938843" calcext:value-type="float">
            <text:p>0.222575902938843</text:p>
          </table:table-cell>
          <table:table-cell table:style-name="ce1" office:value-type="float" office:value="0.218137264251709" calcext:value-type="float">
            <text:p>0.218137264251709</text:p>
          </table:table-cell>
          <table:table-cell table:style-name="ce1" office:value-type="float" office:value="0.219080686569214" calcext:value-type="float">
            <text:p>0.219080686569214</text:p>
          </table:table-cell>
          <table:table-cell table:style-name="ce1" office:value-type="float" office:value="0.228280782699585" calcext:value-type="float">
            <text:p>0.228280782699585</text:p>
          </table:table-cell>
          <table:table-cell table:style-name="ce1" office:value-type="float" office:value="0.133203744888306" calcext:value-type="float">
            <text:p>0.133203744888306</text:p>
          </table:table-cell>
          <table:table-cell table:style-name="ce1" office:value-type="float" office:value="0.286868095397949" calcext:value-type="float">
            <text:p>0.286868095397949</text:p>
          </table:table-cell>
          <table:table-cell table:style-name="ce1" office:value-type="float" office:value="0.257956027984619" calcext:value-type="float">
            <text:p>0.257956027984619</text:p>
          </table:table-cell>
          <table:table-cell table:style-name="ce1" office:value-type="float" office:value="0.0899085998535156" calcext:value-type="float">
            <text:p>0.089908599853516</text:p>
          </table:table-cell>
          <table:table-cell table:style-name="ce1" office:value-type="float" office:value="0.231105804443359" calcext:value-type="float">
            <text:p>0.231105804443359</text:p>
          </table:table-cell>
          <table:table-cell table:style-name="ce1" office:value-type="float" office:value="0.225454330444336" calcext:value-type="float">
            <text:p>0.225454330444336</text:p>
          </table:table-cell>
          <table:table-cell table:style-name="ce1" office:value-type="float" office:value="0.227778434753418" calcext:value-type="float">
            <text:p>0.227778434753418</text:p>
          </table:table-cell>
          <table:table-cell table:style-name="ce1" office:value-type="float" office:value="0.238571405410767" calcext:value-type="float">
            <text:p>0.238571405410767</text:p>
          </table:table-cell>
          <table:table-cell table:style-name="ce1" office:value-type="float" office:value="0.215029001235962" calcext:value-type="float">
            <text:p>0.215029001235962</text:p>
          </table:table-cell>
          <table:table-cell table:style-name="ce1" office:value-type="float" office:value="0.217042446136475" calcext:value-type="float">
            <text:p>0.217042446136475</text:p>
          </table:table-cell>
          <table:table-cell table:style-name="ce1" office:value-type="float" office:value="0.224957227706909" calcext:value-type="float">
            <text:p>0.224957227706909</text:p>
          </table:table-cell>
          <table:table-cell table:style-name="ce1" office:value-type="float" office:value="0.217260599136353" calcext:value-type="float">
            <text:p>0.217260599136353</text:p>
          </table:table-cell>
          <table:table-cell table:style-name="ce1" office:value-type="float" office:value="0.217921495437622" calcext:value-type="float">
            <text:p>0.217921495437622</text:p>
          </table:table-cell>
          <table:table-cell table:style-name="ce1" office:value-type="float" office:value="0.217453956604004" calcext:value-type="float">
            <text:p>0.217453956604004</text:p>
          </table:table-cell>
          <table:table-cell table:style-name="ce1" office:value-type="float" office:value="0.226467609405518" calcext:value-type="float">
            <text:p>0.226467609405518</text:p>
          </table:table-cell>
          <table:table-cell table:style-name="ce1" office:value-type="float" office:value="0.23257851600647" calcext:value-type="float">
            <text:p>0.23257851600647</text:p>
          </table:table-cell>
          <table:table-cell table:style-name="ce1" office:value-type="float" office:value="0.217737436294556" calcext:value-type="float">
            <text:p>0.217737436294556</text:p>
          </table:table-cell>
          <table:table-cell table:style-name="ce1" office:value-type="float" office:value="0.220139026641846" calcext:value-type="float">
            <text:p>0.220139026641846</text:p>
          </table:table-cell>
          <table:table-cell table:style-name="ce1" office:value-type="float" office:value="0.226424694061279" calcext:value-type="float">
            <text:p>0.226424694061279</text:p>
          </table:table-cell>
          <table:table-cell table:style-name="ce1" office:value-type="float" office:value="0.221283912658691" calcext:value-type="float">
            <text:p>0.221283912658691</text:p>
          </table:table-cell>
          <table:table-cell table:style-name="ce1" office:value-type="float" office:value="0.135994911193848" calcext:value-type="float">
            <text:p>0.135994911193848</text:p>
          </table:table-cell>
          <table:table-cell table:style-name="ce1" office:value-type="float" office:value="0.223618507385254" calcext:value-type="float">
            <text:p>0.223618507385254</text:p>
          </table:table-cell>
          <table:table-cell table:style-name="ce1" office:value-type="float" office:value="0.217237710952759" calcext:value-type="float">
            <text:p>0.217237710952759</text:p>
          </table:table-cell>
          <table:table-cell table:style-name="ce1" office:value-type="float" office:value="0.216749429702759" calcext:value-type="float">
            <text:p>0.216749429702759</text:p>
          </table:table-cell>
          <table:table-cell table:style-name="ce1" office:value-type="float" office:value="0.222424745559692" calcext:value-type="float">
            <text:p>0.222424745559692</text:p>
          </table:table-cell>
          <table:table-cell table:style-name="ce1" office:value-type="float" office:value="0.216938734054565" calcext:value-type="float">
            <text:p>0.216938734054565</text:p>
          </table:table-cell>
          <table:table-cell table:style-name="ce1" office:value-type="float" office:value="0.216993808746338" calcext:value-type="float">
            <text:p>0.216993808746338</text:p>
          </table:table-cell>
          <table:table-cell table:style-name="ce1" office:value-type="float" office:value="0.217819452285767" calcext:value-type="float">
            <text:p>0.217819452285767</text:p>
          </table:table-cell>
          <table:table-cell table:style-name="ce1" office:value-type="float" office:value="0.219825029373169" calcext:value-type="float">
            <text:p>0.219825029373169</text:p>
          </table:table-cell>
          <table:table-cell table:style-name="ce1" office:value-type="float" office:value="0.218374490737915" calcext:value-type="float">
            <text:p>0.218374490737915</text:p>
          </table:table-cell>
          <table:table-cell table:style-name="ce1" office:value-type="float" office:value="0.225832223892212" calcext:value-type="float">
            <text:p>0.225832223892212</text:p>
          </table:table-cell>
          <table:table-cell table:style-name="ce1" office:value-type="float" office:value="0.217741727828979" calcext:value-type="float">
            <text:p>0.217741727828979</text:p>
          </table:table-cell>
          <table:table-cell table:style-name="ce1" office:value-type="float" office:value="0.217084646224976" calcext:value-type="float">
            <text:p>0.217084646224976</text:p>
          </table:table-cell>
          <table:table-cell table:style-name="ce1" office:value-type="float" office:value="0.217535972595215" calcext:value-type="float">
            <text:p>0.217535972595215</text:p>
          </table:table-cell>
          <table:table-cell table:style-name="ce1" office:value-type="float" office:value="0.217071771621704" calcext:value-type="float">
            <text:p>0.217071771621704</text:p>
          </table:table-cell>
          <table:table-cell table:style-name="ce1" office:value-type="float" office:value="0.217901229858398" calcext:value-type="float">
            <text:p>0.217901229858398</text:p>
          </table:table-cell>
          <table:table-cell table:style-name="ce1" office:value-type="float" office:value="0.217422008514404" calcext:value-type="float">
            <text:p>0.217422008514404</text:p>
          </table:table-cell>
          <table:table-cell table:style-name="ce1" office:value-type="float" office:value="0.218177318572998" calcext:value-type="float">
            <text:p>0.218177318572998</text:p>
          </table:table-cell>
          <table:table-cell table:style-name="ce1" office:value-type="float" office:value="0.216852903366089" calcext:value-type="float">
            <text:p>0.216852903366089</text:p>
          </table:table-cell>
          <table:table-cell table:style-name="ce1" office:value-type="float" office:value="0.220160722732544" calcext:value-type="float">
            <text:p>0.220160722732544</text:p>
          </table:table-cell>
          <table:table-cell table:style-name="ce1" office:value-type="float" office:value="0.101799964904785" calcext:value-type="float">
            <text:p>0.101799964904785</text:p>
          </table:table-cell>
          <table:table-cell table:style-name="ce1" office:value-type="float" office:value="0.0852594375610352" calcext:value-type="float">
            <text:p>0.085259437561035</text:p>
          </table:table-cell>
          <table:table-cell table:style-name="ce1" office:value-type="float" office:value="0.223625898361206" calcext:value-type="float">
            <text:p>0.223625898361206</text:p>
          </table:table-cell>
          <table:table-cell table:style-name="ce1" office:value-type="float" office:value="0.216468095779419" calcext:value-type="float">
            <text:p>0.216468095779419</text:p>
          </table:table-cell>
          <table:table-cell table:style-name="ce1" office:value-type="float" office:value="0.233513832092285" calcext:value-type="float">
            <text:p>0.233513832092285</text:p>
          </table:table-cell>
          <table:table-cell table:style-name="ce1" office:value-type="float" office:value="0.219540357589722" calcext:value-type="float">
            <text:p>0.219540357589722</text:p>
          </table:table-cell>
          <table:table-cell table:style-name="ce1" office:value-type="float" office:value="0.217576742172241" calcext:value-type="float">
            <text:p>0.217576742172241</text:p>
          </table:table-cell>
          <table:table-cell table:style-name="ce1" office:value-type="float" office:value="0.217665195465088" calcext:value-type="float">
            <text:p>0.217665195465088</text:p>
          </table:table-cell>
          <table:table-cell table:style-name="ce1" office:value-type="float" office:value="0.216387271881104" calcext:value-type="float">
            <text:p>0.216387271881104</text:p>
          </table:table-cell>
          <table:table-cell table:style-name="ce1" office:value-type="float" office:value="0.219096422195435" calcext:value-type="float">
            <text:p>0.219096422195435</text:p>
          </table:table-cell>
          <table:table-cell table:style-name="ce1" office:value-type="float" office:value="0.223336458206177" calcext:value-type="float">
            <text:p>0.223336458206177</text:p>
          </table:table-cell>
          <table:table-cell table:style-name="ce1" office:value-type="float" office:value="0.225929021835327" calcext:value-type="float">
            <text:p>0.225929021835327</text:p>
          </table:table-cell>
          <table:table-cell table:style-name="ce1" office:value-type="float" office:value="0.237171411514282" calcext:value-type="float">
            <text:p>0.237171411514282</text:p>
          </table:table-cell>
          <table:table-cell table:style-name="ce1" office:value-type="float" office:value="0.239464044570923" calcext:value-type="float">
            <text:p>0.239464044570923</text:p>
          </table:table-cell>
          <table:table-cell table:style-name="ce1" office:value-type="float" office:value="0.217003345489502" calcext:value-type="float">
            <text:p>0.217003345489502</text:p>
          </table:table-cell>
          <table:table-cell table:style-name="ce1" office:value-type="float" office:value="0.229901552200317" calcext:value-type="float">
            <text:p>0.229901552200317</text:p>
          </table:table-cell>
          <table:table-cell table:style-name="ce1" office:value-type="float" office:value="0.218798875808716" calcext:value-type="float">
            <text:p>0.218798875808716</text:p>
          </table:table-cell>
          <table:table-cell table:style-name="ce1" office:value-type="float" office:value="0.222305297851562" calcext:value-type="float">
            <text:p>0.222305297851562</text:p>
          </table:table-cell>
          <table:table-cell table:style-name="ce1" office:value-type="float" office:value="0.220621824264526" calcext:value-type="float">
            <text:p>0.220621824264526</text:p>
          </table:table-cell>
          <table:table-cell table:style-name="ce1" office:value-type="float" office:value="0.224106073379517" calcext:value-type="float">
            <text:p>0.224106073379517</text:p>
          </table:table-cell>
          <table:table-cell table:style-name="ce1" office:value-type="float" office:value="0.110727787017822" calcext:value-type="float">
            <text:p>0.110727787017822</text:p>
          </table:table-cell>
          <table:table-cell table:style-name="ce1" office:value-type="float" office:value="0.211479425430298" calcext:value-type="float">
            <text:p>0.211479425430298</text:p>
          </table:table-cell>
          <table:table-cell table:style-name="ce1" office:value-type="float" office:value="0.222810506820679" calcext:value-type="float">
            <text:p>0.222810506820679</text:p>
          </table:table-cell>
          <table:table-cell table:style-name="ce1" office:value-type="float" office:value="0.236558675765991" calcext:value-type="float">
            <text:p>0.236558675765991</text:p>
          </table:table-cell>
          <table:table-cell table:style-name="ce1" office:value-type="float" office:value="0.218815565109253" calcext:value-type="float">
            <text:p>0.218815565109253</text:p>
          </table:table-cell>
          <table:table-cell table:style-name="ce1" office:value-type="float" office:value="0.229712247848511" calcext:value-type="float">
            <text:p>0.229712247848511</text:p>
          </table:table-cell>
          <table:table-cell table:style-name="ce1" office:value-type="float" office:value="0.228357791900635" calcext:value-type="float">
            <text:p>0.228357791900635</text:p>
          </table:table-cell>
          <table:table-cell table:style-name="ce1" office:value-type="float" office:value="0.218895673751831" calcext:value-type="float">
            <text:p>0.218895673751831</text:p>
          </table:table-cell>
          <table:table-cell table:style-name="ce1" office:value-type="float" office:value="0.222572803497314" calcext:value-type="float">
            <text:p>0.222572803497314</text:p>
          </table:table-cell>
          <table:table-cell table:style-name="ce1" office:value-type="float" office:value="0.214938640594482" calcext:value-type="float">
            <text:p>0.214938640594482</text:p>
          </table:table-cell>
          <table:table-cell table:style-name="ce1" office:value-type="float" office:value="0.223276615142822" calcext:value-type="float">
            <text:p>0.223276615142822</text:p>
          </table:table-cell>
          <table:table-cell table:style-name="ce1" office:value-type="float" office:value="0.217349767684937" calcext:value-type="float">
            <text:p>0.217349767684937</text:p>
          </table:table-cell>
          <table:table-cell table:style-name="ce1" office:value-type="float" office:value="0.218181133270264" calcext:value-type="float">
            <text:p>0.218181133270264</text:p>
          </table:table-cell>
          <table:table-cell table:style-name="ce1" office:value-type="float" office:value="0.221907138824463" calcext:value-type="float">
            <text:p>0.221907138824463</text:p>
          </table:table-cell>
          <table:table-cell table:style-name="ce1" office:value-type="float" office:value="0.218968152999878" calcext:value-type="float">
            <text:p>0.218968152999878</text:p>
          </table:table-cell>
          <table:table-cell table:style-name="ce1" office:value-type="float" office:value="0.217522382736206" calcext:value-type="float">
            <text:p>0.217522382736206</text:p>
          </table:table-cell>
          <table:table-cell table:style-name="ce1" office:value-type="float" office:value="0.219074487686157" calcext:value-type="float">
            <text:p>0.219074487686157</text:p>
          </table:table-cell>
          <table:table-cell table:style-name="ce1" office:value-type="float" office:value="0.238121509552002" calcext:value-type="float">
            <text:p>0.238121509552002</text:p>
          </table:table-cell>
          <table:table-cell table:style-name="ce1" office:value-type="float" office:value="0.217190504074097" calcext:value-type="float">
            <text:p>0.217190504074097</text:p>
          </table:table-cell>
          <table:table-cell table:style-name="ce1" office:value-type="float" office:value="0.218645811080933" calcext:value-type="float">
            <text:p>0.218645811080933</text:p>
          </table:table-cell>
          <table:table-cell table:style-name="ce1" office:value-type="float" office:value="0.21288010597229" calcext:value-type="float">
            <text:p>0.21288010597229</text:p>
          </table:table-cell>
          <table:table-cell table:style-name="ce1" office:value-type="float" office:value="0.0852594375610352" calcext:value-type="float">
            <text:p>0.085259437561035</text:p>
          </table:table-cell>
          <table:table-cell table:style-name="ce1" office:value-type="float" office:value="0.286868095397949" calcext:value-type="float">
            <text:p>0.286868095397949</text:p>
          </table:table-cell>
          <table:table-cell table:style-name="ce1" office:value-type="float" office:value="21.288010597229" calcext:value-type="float">
            <text:p>21.2880105972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5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8203649520874" calcext:value-type="float">
            <text:p>0.108203649520874</text:p>
          </table:table-cell>
          <table:table-cell table:style-name="ce1" office:value-type="float" office:value="0.0843939781188965" calcext:value-type="float">
            <text:p>0.084393978118897</text:p>
          </table:table-cell>
          <table:table-cell table:style-name="ce1" office:value-type="float" office:value="0.222708940505981" calcext:value-type="float">
            <text:p>0.222708940505981</text:p>
          </table:table-cell>
          <table:table-cell table:style-name="ce1" office:value-type="float" office:value="0.234600305557251" calcext:value-type="float">
            <text:p>0.234600305557251</text:p>
          </table:table-cell>
          <table:table-cell table:style-name="ce1" office:value-type="float" office:value="0.234916925430298" calcext:value-type="float">
            <text:p>0.234916925430298</text:p>
          </table:table-cell>
          <table:table-cell table:style-name="ce1" office:value-type="float" office:value="0.224090576171875" calcext:value-type="float">
            <text:p>0.224090576171875</text:p>
          </table:table-cell>
          <table:table-cell table:style-name="ce1" office:value-type="float" office:value="0.219434499740601" calcext:value-type="float">
            <text:p>0.219434499740601</text:p>
          </table:table-cell>
          <table:table-cell table:style-name="ce1" office:value-type="float" office:value="0.220588445663452" calcext:value-type="float">
            <text:p>0.220588445663452</text:p>
          </table:table-cell>
          <table:table-cell table:style-name="ce1" office:value-type="float" office:value="0.235876083374023" calcext:value-type="float">
            <text:p>0.235876083374023</text:p>
          </table:table-cell>
          <table:table-cell table:style-name="ce1" office:value-type="float" office:value="0.230783224105835" calcext:value-type="float">
            <text:p>0.230783224105835</text:p>
          </table:table-cell>
          <table:table-cell table:style-name="ce1" office:value-type="float" office:value="0.227911710739136" calcext:value-type="float">
            <text:p>0.227911710739136</text:p>
          </table:table-cell>
          <table:table-cell table:style-name="ce1" office:value-type="float" office:value="0.223182678222656" calcext:value-type="float">
            <text:p>0.223182678222656</text:p>
          </table:table-cell>
          <table:table-cell table:style-name="ce1" office:value-type="float" office:value="0.224808931350708" calcext:value-type="float">
            <text:p>0.224808931350708</text:p>
          </table:table-cell>
          <table:table-cell table:style-name="ce1" office:value-type="float" office:value="0.216815233230591" calcext:value-type="float">
            <text:p>0.216815233230591</text:p>
          </table:table-cell>
          <table:table-cell table:style-name="ce1" office:value-type="float" office:value="0.217152833938599" calcext:value-type="float">
            <text:p>0.217152833938599</text:p>
          </table:table-cell>
          <table:table-cell table:style-name="ce1" office:value-type="float" office:value="0.230802297592163" calcext:value-type="float">
            <text:p>0.230802297592163</text:p>
          </table:table-cell>
          <table:table-cell table:style-name="ce1" office:value-type="float" office:value="0.218565702438354" calcext:value-type="float">
            <text:p>0.218565702438354</text:p>
          </table:table-cell>
          <table:table-cell table:style-name="ce1" office:value-type="float" office:value="0.217073678970337" calcext:value-type="float">
            <text:p>0.217073678970337</text:p>
          </table:table-cell>
          <table:table-cell table:style-name="ce1" office:value-type="float" office:value="0.216603994369507" calcext:value-type="float">
            <text:p>0.216603994369507</text:p>
          </table:table-cell>
          <table:table-cell table:style-name="ce1" office:value-type="float" office:value="0.218451976776123" calcext:value-type="float">
            <text:p>0.218451976776123</text:p>
          </table:table-cell>
          <table:table-cell table:style-name="ce1" office:value-type="float" office:value="0.111061573028564" calcext:value-type="float">
            <text:p>0.111061573028564</text:p>
          </table:table-cell>
          <table:table-cell table:style-name="ce1" office:value-type="float" office:value="0.243609428405762" calcext:value-type="float">
            <text:p>0.243609428405762</text:p>
          </table:table-cell>
          <table:table-cell table:style-name="ce1" office:value-type="float" office:value="0.0855205059051514" calcext:value-type="float">
            <text:p>0.085520505905151</text:p>
          </table:table-cell>
          <table:table-cell table:style-name="ce1" office:value-type="float" office:value="0.219782114028931" calcext:value-type="float">
            <text:p>0.219782114028931</text:p>
          </table:table-cell>
          <table:table-cell table:style-name="ce1" office:value-type="float" office:value="0.216625690460205" calcext:value-type="float">
            <text:p>0.216625690460205</text:p>
          </table:table-cell>
          <table:table-cell table:style-name="ce1" office:value-type="float" office:value="0.238918304443359" calcext:value-type="float">
            <text:p>0.238918304443359</text:p>
          </table:table-cell>
          <table:table-cell table:style-name="ce1" office:value-type="float" office:value="0.23776388168335" calcext:value-type="float">
            <text:p>0.23776388168335</text:p>
          </table:table-cell>
          <table:table-cell table:style-name="ce1" office:value-type="float" office:value="0.235204696655273" calcext:value-type="float">
            <text:p>0.235204696655273</text:p>
          </table:table-cell>
          <table:table-cell table:style-name="ce1" office:value-type="float" office:value="0.219242572784424" calcext:value-type="float">
            <text:p>0.219242572784424</text:p>
          </table:table-cell>
          <table:table-cell table:style-name="ce1" office:value-type="float" office:value="0.223585844039917" calcext:value-type="float">
            <text:p>0.223585844039917</text:p>
          </table:table-cell>
          <table:table-cell table:style-name="ce1" office:value-type="float" office:value="0.227123498916626" calcext:value-type="float">
            <text:p>0.227123498916626</text:p>
          </table:table-cell>
          <table:table-cell table:style-name="ce1" office:value-type="float" office:value="0.217125654220581" calcext:value-type="float">
            <text:p>0.217125654220581</text:p>
          </table:table-cell>
          <table:table-cell table:style-name="ce1" office:value-type="float" office:value="0.217284917831421" calcext:value-type="float">
            <text:p>0.217284917831421</text:p>
          </table:table-cell>
          <table:table-cell table:style-name="ce1" office:value-type="float" office:value="0.222369432449341" calcext:value-type="float">
            <text:p>0.222369432449341</text:p>
          </table:table-cell>
          <table:table-cell table:style-name="ce1" office:value-type="float" office:value="0.228679656982422" calcext:value-type="float">
            <text:p>0.228679656982422</text:p>
          </table:table-cell>
          <table:table-cell table:style-name="ce1" office:value-type="float" office:value="0.225588083267212" calcext:value-type="float">
            <text:p>0.225588083267212</text:p>
          </table:table-cell>
          <table:table-cell table:style-name="ce1" office:value-type="float" office:value="0.217424392700195" calcext:value-type="float">
            <text:p>0.217424392700195</text:p>
          </table:table-cell>
          <table:table-cell table:style-name="ce1" office:value-type="float" office:value="0.228667259216309" calcext:value-type="float">
            <text:p>0.228667259216309</text:p>
          </table:table-cell>
          <table:table-cell table:style-name="ce1" office:value-type="float" office:value="0.230159282684326" calcext:value-type="float">
            <text:p>0.230159282684326</text:p>
          </table:table-cell>
          <table:table-cell table:style-name="ce1" office:value-type="float" office:value="0.221886157989502" calcext:value-type="float">
            <text:p>0.221886157989502</text:p>
          </table:table-cell>
          <table:table-cell table:style-name="ce1" office:value-type="float" office:value="0.10321044921875" calcext:value-type="float">
            <text:p>0.10321044921875</text:p>
          </table:table-cell>
          <table:table-cell table:style-name="ce1" office:value-type="float" office:value="0.283621788024902" calcext:value-type="float">
            <text:p>0.283621788024902</text:p>
          </table:table-cell>
          <table:table-cell table:style-name="ce1" office:value-type="float" office:value="0.0836758613586426" calcext:value-type="float">
            <text:p>0.083675861358643</text:p>
          </table:table-cell>
          <table:table-cell table:style-name="ce1" office:value-type="float" office:value="0.229937791824341" calcext:value-type="float">
            <text:p>0.229937791824341</text:p>
          </table:table-cell>
          <table:table-cell table:style-name="ce1" office:value-type="float" office:value="0.224522829055786" calcext:value-type="float">
            <text:p>0.224522829055786</text:p>
          </table:table-cell>
          <table:table-cell table:style-name="ce1" office:value-type="float" office:value="0.236148595809937" calcext:value-type="float">
            <text:p>0.236148595809937</text:p>
          </table:table-cell>
          <table:table-cell table:style-name="ce1" office:value-type="float" office:value="0.230832576751709" calcext:value-type="float">
            <text:p>0.230832576751709</text:p>
          </table:table-cell>
          <table:table-cell table:style-name="ce1" office:value-type="float" office:value="0.241902112960815" calcext:value-type="float">
            <text:p>0.241902112960815</text:p>
          </table:table-cell>
          <table:table-cell table:style-name="ce1" office:value-type="float" office:value="0.220083713531494" calcext:value-type="float">
            <text:p>0.220083713531494</text:p>
          </table:table-cell>
          <table:table-cell table:style-name="ce1" office:value-type="float" office:value="0.221901655197144" calcext:value-type="float">
            <text:p>0.221901655197144</text:p>
          </table:table-cell>
          <table:table-cell table:style-name="ce1" office:value-type="float" office:value="0.229214668273926" calcext:value-type="float">
            <text:p>0.229214668273926</text:p>
          </table:table-cell>
          <table:table-cell table:style-name="ce1" office:value-type="float" office:value="0.234637498855591" calcext:value-type="float">
            <text:p>0.234637498855591</text:p>
          </table:table-cell>
          <table:table-cell table:style-name="ce1" office:value-type="float" office:value="0.221702814102173" calcext:value-type="float">
            <text:p>0.221702814102173</text:p>
          </table:table-cell>
          <table:table-cell table:style-name="ce1" office:value-type="float" office:value="0.22116756439209" calcext:value-type="float">
            <text:p>0.22116756439209</text:p>
          </table:table-cell>
          <table:table-cell table:style-name="ce1" office:value-type="float" office:value="0.218781471252441" calcext:value-type="float">
            <text:p>0.218781471252441</text:p>
          </table:table-cell>
          <table:table-cell table:style-name="ce1" office:value-type="float" office:value="0.217970609664917" calcext:value-type="float">
            <text:p>0.217970609664917</text:p>
          </table:table-cell>
          <table:table-cell table:style-name="ce1" office:value-type="float" office:value="0.229903697967529" calcext:value-type="float">
            <text:p>0.229903697967529</text:p>
          </table:table-cell>
          <table:table-cell table:style-name="ce1" office:value-type="float" office:value="0.224586248397827" calcext:value-type="float">
            <text:p>0.224586248397827</text:p>
          </table:table-cell>
          <table:table-cell table:style-name="ce1" office:value-type="float" office:value="0.234471559524536" calcext:value-type="float">
            <text:p>0.234471559524536</text:p>
          </table:table-cell>
          <table:table-cell table:style-name="ce1" office:value-type="float" office:value="0.227389097213745" calcext:value-type="float">
            <text:p>0.227389097213745</text:p>
          </table:table-cell>
          <table:table-cell table:style-name="ce1" office:value-type="float" office:value="0.103998899459839" calcext:value-type="float">
            <text:p>0.103998899459839</text:p>
          </table:table-cell>
          <table:table-cell table:style-name="ce1" office:value-type="float" office:value="0.0988602638244629" calcext:value-type="float">
            <text:p>0.098860263824463</text:p>
          </table:table-cell>
          <table:table-cell table:style-name="ce1" office:value-type="float" office:value="0.226841926574707" calcext:value-type="float">
            <text:p>0.226841926574707</text:p>
          </table:table-cell>
          <table:table-cell table:style-name="ce1" office:value-type="float" office:value="0.233825922012329" calcext:value-type="float">
            <text:p>0.233825922012329</text:p>
          </table:table-cell>
          <table:table-cell table:style-name="ce1" office:value-type="float" office:value="0.21605372428894" calcext:value-type="float">
            <text:p>0.21605372428894</text:p>
          </table:table-cell>
          <table:table-cell table:style-name="ce1" office:value-type="float" office:value="0.233402967453003" calcext:value-type="float">
            <text:p>0.233402967453003</text:p>
          </table:table-cell>
          <table:table-cell table:style-name="ce1" office:value-type="float" office:value="0.219334840774536" calcext:value-type="float">
            <text:p>0.219334840774536</text:p>
          </table:table-cell>
          <table:table-cell table:style-name="ce1" office:value-type="float" office:value="0.219820499420166" calcext:value-type="float">
            <text:p>0.219820499420166</text:p>
          </table:table-cell>
          <table:table-cell table:style-name="ce1" office:value-type="float" office:value="0.222146272659302" calcext:value-type="float">
            <text:p>0.222146272659302</text:p>
          </table:table-cell>
          <table:table-cell table:style-name="ce1" office:value-type="float" office:value="0.222728490829468" calcext:value-type="float">
            <text:p>0.222728490829468</text:p>
          </table:table-cell>
          <table:table-cell table:style-name="ce1" office:value-type="float" office:value="0.227512836456299" calcext:value-type="float">
            <text:p>0.227512836456299</text:p>
          </table:table-cell>
          <table:table-cell table:style-name="ce1" office:value-type="float" office:value="0.217967510223389" calcext:value-type="float">
            <text:p>0.217967510223389</text:p>
          </table:table-cell>
          <table:table-cell table:style-name="ce1" office:value-type="float" office:value="0.217855930328369" calcext:value-type="float">
            <text:p>0.217855930328369</text:p>
          </table:table-cell>
          <table:table-cell table:style-name="ce1" office:value-type="float" office:value="0.217359066009521" calcext:value-type="float">
            <text:p>0.217359066009521</text:p>
          </table:table-cell>
          <table:table-cell table:style-name="ce1" office:value-type="float" office:value="0.216450929641724" calcext:value-type="float">
            <text:p>0.216450929641724</text:p>
          </table:table-cell>
          <table:table-cell table:style-name="ce1" office:value-type="float" office:value="0.219305992126465" calcext:value-type="float">
            <text:p>0.219305992126465</text:p>
          </table:table-cell>
          <table:table-cell table:style-name="ce1" office:value-type="float" office:value="0.219625234603882" calcext:value-type="float">
            <text:p>0.219625234603882</text:p>
          </table:table-cell>
          <table:table-cell table:style-name="ce1" office:value-type="float" office:value="0.233990907669067" calcext:value-type="float">
            <text:p>0.233990907669067</text:p>
          </table:table-cell>
          <table:table-cell table:style-name="ce1" office:value-type="float" office:value="0.218264818191528" calcext:value-type="float">
            <text:p>0.218264818191528</text:p>
          </table:table-cell>
          <table:table-cell table:style-name="ce1" office:value-type="float" office:value="0.219763994216919" calcext:value-type="float">
            <text:p>0.219763994216919</text:p>
          </table:table-cell>
          <table:table-cell table:style-name="ce1" office:value-type="float" office:value="0.10603141784668" calcext:value-type="float">
            <text:p>0.10603141784668</text:p>
          </table:table-cell>
          <table:table-cell table:style-name="ce1" office:value-type="float" office:value="0.239161252975464" calcext:value-type="float">
            <text:p>0.239161252975464</text:p>
          </table:table-cell>
          <table:table-cell table:style-name="ce1" office:value-type="float" office:value="0.224059581756592" calcext:value-type="float">
            <text:p>0.224059581756592</text:p>
          </table:table-cell>
          <table:table-cell table:style-name="ce1" office:value-type="float" office:value="0.222099781036377" calcext:value-type="float">
            <text:p>0.222099781036377</text:p>
          </table:table-cell>
          <table:table-cell table:style-name="ce1" office:value-type="float" office:value="0.218161821365356" calcext:value-type="float">
            <text:p>0.218161821365356</text:p>
          </table:table-cell>
          <table:table-cell table:style-name="ce1" office:value-type="float" office:value="0.223068714141846" calcext:value-type="float">
            <text:p>0.223068714141846</text:p>
          </table:table-cell>
          <table:table-cell table:style-name="ce1" office:value-type="float" office:value="0.220098972320557" calcext:value-type="float">
            <text:p>0.220098972320557</text:p>
          </table:table-cell>
          <table:table-cell table:style-name="ce1" office:value-type="float" office:value="0.231406927108765" calcext:value-type="float">
            <text:p>0.231406927108765</text:p>
          </table:table-cell>
          <table:table-cell table:style-name="ce1" office:value-type="float" office:value="0.23111891746521" calcext:value-type="float">
            <text:p>0.23111891746521</text:p>
          </table:table-cell>
          <table:table-cell table:style-name="ce1" office:value-type="float" office:value="0.224519968032837" calcext:value-type="float">
            <text:p>0.224519968032837</text:p>
          </table:table-cell>
          <table:table-cell table:style-name="ce1" office:value-type="float" office:value="0.228715181350708" calcext:value-type="float">
            <text:p>0.228715181350708</text:p>
          </table:table-cell>
          <table:table-cell table:style-name="ce1" office:value-type="float" office:value="0.216476440429687" calcext:value-type="float">
            <text:p>0.216476440429687</text:p>
          </table:table-cell>
          <table:table-cell table:style-name="ce1" office:value-type="float" office:value="0.230720281600952" calcext:value-type="float">
            <text:p>0.230720281600952</text:p>
          </table:table-cell>
          <table:table-cell table:style-name="ce1" office:value-type="float" office:value="0.216586351394653" calcext:value-type="float">
            <text:p>0.216586351394653</text:p>
          </table:table-cell>
          <table:table-cell table:style-name="ce1" office:value-type="float" office:value="0.21787428855896" calcext:value-type="float">
            <text:p>0.21787428855896</text:p>
          </table:table-cell>
          <table:table-cell table:style-name="ce1" office:value-type="float" office:value="0.216870069503784" calcext:value-type="float">
            <text:p>0.216870069503784</text:p>
          </table:table-cell>
          <table:table-cell table:style-name="ce1" office:value-type="float" office:value="0.217320203781128" calcext:value-type="float">
            <text:p>0.217320203781128</text:p>
          </table:table-cell>
          <table:table-cell table:style-name="ce1" office:value-type="float" office:value="0.227673530578613" calcext:value-type="float">
            <text:p>0.227673530578613</text:p>
          </table:table-cell>
          <table:table-cell table:style-name="ce1" office:value-type="float" office:value="0.229095220565796" calcext:value-type="float">
            <text:p>0.229095220565796</text:p>
          </table:table-cell>
          <table:table-cell table:style-name="ce1" office:value-type="float" office:value="0.239026546478271" calcext:value-type="float">
            <text:p>0.239026546478271</text:p>
          </table:table-cell>
          <table:table-cell table:style-name="ce1" office:value-type="float" office:value="0.214154477119446" calcext:value-type="float">
            <text:p>0.214154477119446</text:p>
          </table:table-cell>
          <table:table-cell table:style-name="ce1" office:value-type="float" office:value="0.0836758613586426" calcext:value-type="float">
            <text:p>0.083675861358643</text:p>
          </table:table-cell>
          <table:table-cell table:style-name="ce1" office:value-type="float" office:value="0.283621788024902" calcext:value-type="float">
            <text:p>0.283621788024902</text:p>
          </table:table-cell>
          <table:table-cell table:style-name="ce1" office:value-type="float" office:value="21.4154477119446" calcext:value-type="float">
            <text:p>21.41544771194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6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381721496582" calcext:value-type="float">
            <text:p>0.11381721496582</text:p>
          </table:table-cell>
          <table:table-cell table:style-name="ce1" office:value-type="float" office:value="0.238049268722534" calcext:value-type="float">
            <text:p>0.238049268722534</text:p>
          </table:table-cell>
          <table:table-cell table:style-name="ce1" office:value-type="float" office:value="0.217022180557251" calcext:value-type="float">
            <text:p>0.217022180557251</text:p>
          </table:table-cell>
          <table:table-cell table:style-name="ce1" office:value-type="float" office:value="0.233145952224731" calcext:value-type="float">
            <text:p>0.233145952224731</text:p>
          </table:table-cell>
          <table:table-cell table:style-name="ce1" office:value-type="float" office:value="0.242295980453491" calcext:value-type="float">
            <text:p>0.242295980453491</text:p>
          </table:table-cell>
          <table:table-cell table:style-name="ce1" office:value-type="float" office:value="0.213768720626831" calcext:value-type="float">
            <text:p>0.213768720626831</text:p>
          </table:table-cell>
          <table:table-cell table:style-name="ce1" office:value-type="float" office:value="0.241928339004517" calcext:value-type="float">
            <text:p>0.241928339004517</text:p>
          </table:table-cell>
          <table:table-cell table:style-name="ce1" office:value-type="float" office:value="0.0958788394927979" calcext:value-type="float">
            <text:p>0.095878839492798</text:p>
          </table:table-cell>
          <table:table-cell table:style-name="ce1" office:value-type="float" office:value="0.220281362533569" calcext:value-type="float">
            <text:p>0.220281362533569</text:p>
          </table:table-cell>
          <table:table-cell table:style-name="ce1" office:value-type="float" office:value="0.222598075866699" calcext:value-type="float">
            <text:p>0.222598075866699</text:p>
          </table:table-cell>
          <table:table-cell table:style-name="ce1" office:value-type="float" office:value="0.227976560592651" calcext:value-type="float">
            <text:p>0.227976560592651</text:p>
          </table:table-cell>
          <table:table-cell table:style-name="ce1" office:value-type="float" office:value="0.216282844543457" calcext:value-type="float">
            <text:p>0.216282844543457</text:p>
          </table:table-cell>
          <table:table-cell table:style-name="ce1" office:value-type="float" office:value="0.216731786727905" calcext:value-type="float">
            <text:p>0.216731786727905</text:p>
          </table:table-cell>
          <table:table-cell table:style-name="ce1" office:value-type="float" office:value="0.216673135757446" calcext:value-type="float">
            <text:p>0.216673135757446</text:p>
          </table:table-cell>
          <table:table-cell table:style-name="ce1" office:value-type="float" office:value="0.217862606048584" calcext:value-type="float">
            <text:p>0.217862606048584</text:p>
          </table:table-cell>
          <table:table-cell table:style-name="ce1" office:value-type="float" office:value="0.221969127655029" calcext:value-type="float">
            <text:p>0.221969127655029</text:p>
          </table:table-cell>
          <table:table-cell table:style-name="ce1" office:value-type="float" office:value="0.216740369796753" calcext:value-type="float">
            <text:p>0.216740369796753</text:p>
          </table:table-cell>
          <table:table-cell table:style-name="ce1" office:value-type="float" office:value="0.219924211502075" calcext:value-type="float">
            <text:p>0.219924211502075</text:p>
          </table:table-cell>
          <table:table-cell table:style-name="ce1" office:value-type="float" office:value="0.222557306289673" calcext:value-type="float">
            <text:p>0.222557306289673</text:p>
          </table:table-cell>
          <table:table-cell table:style-name="ce1" office:value-type="float" office:value="0.218660354614258" calcext:value-type="float">
            <text:p>0.218660354614258</text:p>
          </table:table-cell>
          <table:table-cell table:style-name="ce1" office:value-type="float" office:value="0.135811328887939" calcext:value-type="float">
            <text:p>0.135811328887939</text:p>
          </table:table-cell>
          <table:table-cell table:style-name="ce1" office:value-type="float" office:value="0.234394311904907" calcext:value-type="float">
            <text:p>0.234394311904907</text:p>
          </table:table-cell>
          <table:table-cell table:style-name="ce1" office:value-type="float" office:value="0.216211080551147" calcext:value-type="float">
            <text:p>0.216211080551147</text:p>
          </table:table-cell>
          <table:table-cell table:style-name="ce1" office:value-type="float" office:value="0.213285684585571" calcext:value-type="float">
            <text:p>0.213285684585571</text:p>
          </table:table-cell>
          <table:table-cell table:style-name="ce1" office:value-type="float" office:value="0.225600481033325" calcext:value-type="float">
            <text:p>0.225600481033325</text:p>
          </table:table-cell>
          <table:table-cell table:style-name="ce1" office:value-type="float" office:value="0.23142671585083" calcext:value-type="float">
            <text:p>0.23142671585083</text:p>
          </table:table-cell>
          <table:table-cell table:style-name="ce1" office:value-type="float" office:value="0.236955642700195" calcext:value-type="float">
            <text:p>0.236955642700195</text:p>
          </table:table-cell>
          <table:table-cell table:style-name="ce1" office:value-type="float" office:value="0.233398914337158" calcext:value-type="float">
            <text:p>0.233398914337158</text:p>
          </table:table-cell>
          <table:table-cell table:style-name="ce1" office:value-type="float" office:value="0.231807708740234" calcext:value-type="float">
            <text:p>0.231807708740234</text:p>
          </table:table-cell>
          <table:table-cell table:style-name="ce1" office:value-type="float" office:value="0.232820749282837" calcext:value-type="float">
            <text:p>0.232820749282837</text:p>
          </table:table-cell>
          <table:table-cell table:style-name="ce1" office:value-type="float" office:value="0.229811191558838" calcext:value-type="float">
            <text:p>0.229811191558838</text:p>
          </table:table-cell>
          <table:table-cell table:style-name="ce1" office:value-type="float" office:value="0.232193946838379" calcext:value-type="float">
            <text:p>0.232193946838379</text:p>
          </table:table-cell>
          <table:table-cell table:style-name="ce1" office:value-type="float" office:value="0.226335525512695" calcext:value-type="float">
            <text:p>0.226335525512695</text:p>
          </table:table-cell>
          <table:table-cell table:style-name="ce1" office:value-type="float" office:value="0.215744495391846" calcext:value-type="float">
            <text:p>0.215744495391846</text:p>
          </table:table-cell>
          <table:table-cell table:style-name="ce1" office:value-type="float" office:value="0.217311143875122" calcext:value-type="float">
            <text:p>0.217311143875122</text:p>
          </table:table-cell>
          <table:table-cell table:style-name="ce1" office:value-type="float" office:value="0.223195314407349" calcext:value-type="float">
            <text:p>0.223195314407349</text:p>
          </table:table-cell>
          <table:table-cell table:style-name="ce1" office:value-type="float" office:value="0.222521543502808" calcext:value-type="float">
            <text:p>0.222521543502808</text:p>
          </table:table-cell>
          <table:table-cell table:style-name="ce1" office:value-type="float" office:value="0.216634273529053" calcext:value-type="float">
            <text:p>0.216634273529053</text:p>
          </table:table-cell>
          <table:table-cell table:style-name="ce1" office:value-type="float" office:value="0.219953775405884" calcext:value-type="float">
            <text:p>0.219953775405884</text:p>
          </table:table-cell>
          <table:table-cell table:style-name="ce1" office:value-type="float" office:value="0.22786021232605" calcext:value-type="float">
            <text:p>0.22786021232605</text:p>
          </table:table-cell>
          <table:table-cell table:style-name="ce1" office:value-type="float" office:value="0.100315093994141" calcext:value-type="float">
            <text:p>0.100315093994141</text:p>
          </table:table-cell>
          <table:table-cell table:style-name="ce1" office:value-type="float" office:value="0.13686990737915" calcext:value-type="float">
            <text:p>0.13686990737915</text:p>
          </table:table-cell>
          <table:table-cell table:style-name="ce1" office:value-type="float" office:value="0.105600833892822" calcext:value-type="float">
            <text:p>0.105600833892822</text:p>
          </table:table-cell>
          <table:table-cell table:style-name="ce1" office:value-type="float" office:value="0.225953340530395" calcext:value-type="float">
            <text:p>0.225953340530395</text:p>
          </table:table-cell>
          <table:table-cell table:style-name="ce1" office:value-type="float" office:value="0.216148853302002" calcext:value-type="float">
            <text:p>0.216148853302002</text:p>
          </table:table-cell>
          <table:table-cell table:style-name="ce1" office:value-type="float" office:value="0.218741893768311" calcext:value-type="float">
            <text:p>0.218741893768311</text:p>
          </table:table-cell>
          <table:table-cell table:style-name="ce1" office:value-type="float" office:value="0.21588134765625" calcext:value-type="float">
            <text:p>0.21588134765625</text:p>
          </table:table-cell>
          <table:table-cell table:style-name="ce1" office:value-type="float" office:value="0.21670126914978" calcext:value-type="float">
            <text:p>0.21670126914978</text:p>
          </table:table-cell>
          <table:table-cell table:style-name="ce1" office:value-type="float" office:value="0.216644048690796" calcext:value-type="float">
            <text:p>0.216644048690796</text:p>
          </table:table-cell>
          <table:table-cell table:style-name="ce1" office:value-type="float" office:value="0.215880393981934" calcext:value-type="float">
            <text:p>0.215880393981934</text:p>
          </table:table-cell>
          <table:table-cell table:style-name="ce1" office:value-type="float" office:value="0.226086616516113" calcext:value-type="float">
            <text:p>0.226086616516113</text:p>
          </table:table-cell>
          <table:table-cell table:style-name="ce1" office:value-type="float" office:value="0.232152700424194" calcext:value-type="float">
            <text:p>0.232152700424194</text:p>
          </table:table-cell>
          <table:table-cell table:style-name="ce1" office:value-type="float" office:value="0.236441850662231" calcext:value-type="float">
            <text:p>0.236441850662231</text:p>
          </table:table-cell>
          <table:table-cell table:style-name="ce1" office:value-type="float" office:value="0.237114429473877" calcext:value-type="float">
            <text:p>0.237114429473877</text:p>
          </table:table-cell>
          <table:table-cell table:style-name="ce1" office:value-type="float" office:value="0.233619451522827" calcext:value-type="float">
            <text:p>0.233619451522827</text:p>
          </table:table-cell>
          <table:table-cell table:style-name="ce1" office:value-type="float" office:value="0.217211008071899" calcext:value-type="float">
            <text:p>0.217211008071899</text:p>
          </table:table-cell>
          <table:table-cell table:style-name="ce1" office:value-type="float" office:value="0.239362001419067" calcext:value-type="float">
            <text:p>0.239362001419067</text:p>
          </table:table-cell>
          <table:table-cell table:style-name="ce1" office:value-type="float" office:value="0.23345422744751" calcext:value-type="float">
            <text:p>0.23345422744751</text:p>
          </table:table-cell>
          <table:table-cell table:style-name="ce1" office:value-type="float" office:value="0.218130588531494" calcext:value-type="float">
            <text:p>0.218130588531494</text:p>
          </table:table-cell>
          <table:table-cell table:style-name="ce1" office:value-type="float" office:value="0.219329118728638" calcext:value-type="float">
            <text:p>0.219329118728638</text:p>
          </table:table-cell>
          <table:table-cell table:style-name="ce1" office:value-type="float" office:value="0.103223323822021" calcext:value-type="float">
            <text:p>0.103223323822021</text:p>
          </table:table-cell>
          <table:table-cell table:style-name="ce1" office:value-type="float" office:value="0.10226583480835" calcext:value-type="float">
            <text:p>0.10226583480835</text:p>
          </table:table-cell>
          <table:table-cell table:style-name="ce1" office:value-type="float" office:value="0.263386964797974" calcext:value-type="float">
            <text:p>0.263386964797974</text:p>
          </table:table-cell>
          <table:table-cell table:style-name="ce1" office:value-type="float" office:value="0.0883874893188477" calcext:value-type="float">
            <text:p>0.088387489318848</text:p>
          </table:table-cell>
          <table:table-cell table:style-name="ce1" office:value-type="float" office:value="0.132155895233154" calcext:value-type="float">
            <text:p>0.132155895233154</text:p>
          </table:table-cell>
          <table:table-cell table:style-name="ce1" office:value-type="float" office:value="0.213030099868774" calcext:value-type="float">
            <text:p>0.213030099868774</text:p>
          </table:table-cell>
          <table:table-cell table:style-name="ce1" office:value-type="float" office:value="0.21770167350769" calcext:value-type="float">
            <text:p>0.21770167350769</text:p>
          </table:table-cell>
          <table:table-cell table:style-name="ce1" office:value-type="float" office:value="0.218164920806885" calcext:value-type="float">
            <text:p>0.218164920806885</text:p>
          </table:table-cell>
          <table:table-cell table:style-name="ce1" office:value-type="float" office:value="0.21809720993042" calcext:value-type="float">
            <text:p>0.21809720993042</text:p>
          </table:table-cell>
          <table:table-cell table:style-name="ce1" office:value-type="float" office:value="0.217712640762329" calcext:value-type="float">
            <text:p>0.217712640762329</text:p>
          </table:table-cell>
          <table:table-cell table:style-name="ce1" office:value-type="float" office:value="0.220640420913696" calcext:value-type="float">
            <text:p>0.220640420913696</text:p>
          </table:table-cell>
          <table:table-cell table:style-name="ce1" office:value-type="float" office:value="0.216865301132202" calcext:value-type="float">
            <text:p>0.216865301132202</text:p>
          </table:table-cell>
          <table:table-cell table:style-name="ce1" office:value-type="float" office:value="0.216205358505249" calcext:value-type="float">
            <text:p>0.216205358505249</text:p>
          </table:table-cell>
          <table:table-cell table:style-name="ce1" office:value-type="float" office:value="0.21680736541748" calcext:value-type="float">
            <text:p>0.21680736541748</text:p>
          </table:table-cell>
          <table:table-cell table:style-name="ce1" office:value-type="float" office:value="0.219588994979858" calcext:value-type="float">
            <text:p>0.219588994979858</text:p>
          </table:table-cell>
          <table:table-cell table:style-name="ce1" office:value-type="float" office:value="0.21753191947937" calcext:value-type="float">
            <text:p>0.21753191947937</text:p>
          </table:table-cell>
          <table:table-cell table:style-name="ce1" office:value-type="float" office:value="0.238014221191406" calcext:value-type="float">
            <text:p>0.238014221191406</text:p>
          </table:table-cell>
          <table:table-cell table:style-name="ce1" office:value-type="float" office:value="0.233484745025635" calcext:value-type="float">
            <text:p>0.233484745025635</text:p>
          </table:table-cell>
          <table:table-cell table:style-name="ce1" office:value-type="float" office:value="0.236040353775024" calcext:value-type="float">
            <text:p>0.236040353775024</text:p>
          </table:table-cell>
          <table:table-cell table:style-name="ce1" office:value-type="float" office:value="0.234221935272217" calcext:value-type="float">
            <text:p>0.234221935272217</text:p>
          </table:table-cell>
          <table:table-cell table:style-name="ce1" office:value-type="float" office:value="0.120097160339355" calcext:value-type="float">
            <text:p>0.120097160339355</text:p>
          </table:table-cell>
          <table:table-cell table:style-name="ce1" office:value-type="float" office:value="0.0890753269195557" calcext:value-type="float">
            <text:p>0.089075326919556</text:p>
          </table:table-cell>
          <table:table-cell table:style-name="ce1" office:value-type="float" office:value="0.220772504806519" calcext:value-type="float">
            <text:p>0.220772504806519</text:p>
          </table:table-cell>
          <table:table-cell table:style-name="ce1" office:value-type="float" office:value="0.0862255096435547" calcext:value-type="float">
            <text:p>0.086225509643555</text:p>
          </table:table-cell>
          <table:table-cell table:style-name="ce1" office:value-type="float" office:value="0.216419458389282" calcext:value-type="float">
            <text:p>0.216419458389282</text:p>
          </table:table-cell>
          <table:table-cell table:style-name="ce1" office:value-type="float" office:value="0.227094888687134" calcext:value-type="float">
            <text:p>0.227094888687134</text:p>
          </table:table-cell>
          <table:table-cell table:style-name="ce1" office:value-type="float" office:value="0.235593318939209" calcext:value-type="float">
            <text:p>0.235593318939209</text:p>
          </table:table-cell>
          <table:table-cell table:style-name="ce1" office:value-type="float" office:value="0.223174810409546" calcext:value-type="float">
            <text:p>0.223174810409546</text:p>
          </table:table-cell>
          <table:table-cell table:style-name="ce1" office:value-type="float" office:value="0.218424797058105" calcext:value-type="float">
            <text:p>0.218424797058105</text:p>
          </table:table-cell>
          <table:table-cell table:style-name="ce1" office:value-type="float" office:value="0.221094131469727" calcext:value-type="float">
            <text:p>0.221094131469727</text:p>
          </table:table-cell>
          <table:table-cell table:style-name="ce1" office:value-type="float" office:value="0.228237152099609" calcext:value-type="float">
            <text:p>0.228237152099609</text:p>
          </table:table-cell>
          <table:table-cell table:style-name="ce1" office:value-type="float" office:value="0.240067005157471" calcext:value-type="float">
            <text:p>0.240067005157471</text:p>
          </table:table-cell>
          <table:table-cell table:style-name="ce1" office:value-type="float" office:value="0.237022876739502" calcext:value-type="float">
            <text:p>0.237022876739502</text:p>
          </table:table-cell>
          <table:table-cell table:style-name="ce1" office:value-type="float" office:value="0.237398386001587" calcext:value-type="float">
            <text:p>0.237398386001587</text:p>
          </table:table-cell>
          <table:table-cell table:style-name="ce1" office:value-type="float" office:value="0.235224962234497" calcext:value-type="float">
            <text:p>0.235224962234497</text:p>
          </table:table-cell>
          <table:table-cell table:style-name="ce1" office:value-type="float" office:value="0.234215974807739" calcext:value-type="float">
            <text:p>0.234215974807739</text:p>
          </table:table-cell>
          <table:table-cell table:style-name="ce1" office:value-type="float" office:value="0.216581344604492" calcext:value-type="float">
            <text:p>0.216581344604492</text:p>
          </table:table-cell>
          <table:table-cell table:style-name="ce1" office:value-type="float" office:value="0.218942165374756" calcext:value-type="float">
            <text:p>0.218942165374756</text:p>
          </table:table-cell>
          <table:table-cell table:style-name="ce1" office:value-type="float" office:value="0.218278408050537" calcext:value-type="float">
            <text:p>0.218278408050537</text:p>
          </table:table-cell>
          <table:table-cell table:style-name="ce1" office:value-type="float" office:value="0.219389677047729" calcext:value-type="float">
            <text:p>0.219389677047729</text:p>
          </table:table-cell>
          <table:table-cell table:style-name="ce1" office:value-type="float" office:value="0.209859337806702" calcext:value-type="float">
            <text:p>0.209859337806702</text:p>
          </table:table-cell>
          <table:table-cell table:style-name="ce1" office:value-type="float" office:value="0.0862255096435547" calcext:value-type="float">
            <text:p>0.086225509643555</text:p>
          </table:table-cell>
          <table:table-cell table:style-name="ce1" office:value-type="float" office:value="0.263386964797974" calcext:value-type="float">
            <text:p>0.263386964797974</text:p>
          </table:table-cell>
          <table:table-cell table:style-name="ce1" office:value-type="float" office:value="20.9859337806702" calcext:value-type="float">
            <text:p>20.98593378067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7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30189180374146" calcext:value-type="float">
            <text:p>0.130189180374146</text:p>
          </table:table-cell>
          <table:table-cell table:style-name="ce1" office:value-type="float" office:value="0.106054544448853" calcext:value-type="float">
            <text:p>0.106054544448853</text:p>
          </table:table-cell>
          <table:table-cell table:style-name="ce1" office:value-type="float" office:value="0.228464126586914" calcext:value-type="float">
            <text:p>0.228464126586914</text:p>
          </table:table-cell>
          <table:table-cell table:style-name="ce1" office:value-type="float" office:value="0.221819162368774" calcext:value-type="float">
            <text:p>0.221819162368774</text:p>
          </table:table-cell>
          <table:table-cell table:style-name="ce1" office:value-type="float" office:value="0.0895459651947022" calcext:value-type="float">
            <text:p>0.089545965194702</text:p>
          </table:table-cell>
          <table:table-cell table:style-name="ce1" office:value-type="float" office:value="0.221404314041138" calcext:value-type="float">
            <text:p>0.221404314041138</text:p>
          </table:table-cell>
          <table:table-cell table:style-name="ce1" office:value-type="float" office:value="0.22760009765625" calcext:value-type="float">
            <text:p>0.22760009765625</text:p>
          </table:table-cell>
          <table:table-cell table:style-name="ce1" office:value-type="float" office:value="0.222501277923584" calcext:value-type="float">
            <text:p>0.222501277923584</text:p>
          </table:table-cell>
          <table:table-cell table:style-name="ce1" office:value-type="float" office:value="0.229832649230957" calcext:value-type="float">
            <text:p>0.229832649230957</text:p>
          </table:table-cell>
          <table:table-cell table:style-name="ce1" office:value-type="float" office:value="0.229982852935791" calcext:value-type="float">
            <text:p>0.229982852935791</text:p>
          </table:table-cell>
          <table:table-cell table:style-name="ce1" office:value-type="float" office:value="0.227348566055298" calcext:value-type="float">
            <text:p>0.227348566055298</text:p>
          </table:table-cell>
          <table:table-cell table:style-name="ce1" office:value-type="float" office:value="0.228012800216675" calcext:value-type="float">
            <text:p>0.228012800216675</text:p>
          </table:table-cell>
          <table:table-cell table:style-name="ce1" office:value-type="float" office:value="0.223422050476074" calcext:value-type="float">
            <text:p>0.223422050476074</text:p>
          </table:table-cell>
          <table:table-cell table:style-name="ce1" office:value-type="float" office:value="0.217249393463135" calcext:value-type="float">
            <text:p>0.217249393463135</text:p>
          </table:table-cell>
          <table:table-cell table:style-name="ce1" office:value-type="float" office:value="0.216354370117187" calcext:value-type="float">
            <text:p>0.216354370117187</text:p>
          </table:table-cell>
          <table:table-cell table:style-name="ce1" office:value-type="float" office:value="0.218233585357666" calcext:value-type="float">
            <text:p>0.218233585357666</text:p>
          </table:table-cell>
          <table:table-cell table:style-name="ce1" office:value-type="float" office:value="0.218822002410889" calcext:value-type="float">
            <text:p>0.218822002410889</text:p>
          </table:table-cell>
          <table:table-cell table:style-name="ce1" office:value-type="float" office:value="0.216683149337769" calcext:value-type="float">
            <text:p>0.216683149337769</text:p>
          </table:table-cell>
          <table:table-cell table:style-name="ce1" office:value-type="float" office:value="0.217201948165894" calcext:value-type="float">
            <text:p>0.217201948165894</text:p>
          </table:table-cell>
          <table:table-cell table:style-name="ce1" office:value-type="float" office:value="0.216853618621826" calcext:value-type="float">
            <text:p>0.216853618621826</text:p>
          </table:table-cell>
          <table:table-cell table:style-name="ce1" office:value-type="float" office:value="0.111124753952026" calcext:value-type="float">
            <text:p>0.111124753952026</text:p>
          </table:table-cell>
          <table:table-cell table:style-name="ce1" office:value-type="float" office:value="0.084247350692749" calcext:value-type="float">
            <text:p>0.084247350692749</text:p>
          </table:table-cell>
          <table:table-cell table:style-name="ce1" office:value-type="float" office:value="0.2157142162323" calcext:value-type="float">
            <text:p>0.2157142162323</text:p>
          </table:table-cell>
          <table:table-cell table:style-name="ce1" office:value-type="float" office:value="0.216234445571899" calcext:value-type="float">
            <text:p>0.216234445571899</text:p>
          </table:table-cell>
          <table:table-cell table:style-name="ce1" office:value-type="float" office:value="0.224375486373901" calcext:value-type="float">
            <text:p>0.224375486373901</text:p>
          </table:table-cell>
          <table:table-cell table:style-name="ce1" office:value-type="float" office:value="0.234667062759399" calcext:value-type="float">
            <text:p>0.234667062759399</text:p>
          </table:table-cell>
          <table:table-cell table:style-name="ce1" office:value-type="float" office:value="0.233410120010376" calcext:value-type="float">
            <text:p>0.233410120010376</text:p>
          </table:table-cell>
          <table:table-cell table:style-name="ce1" office:value-type="float" office:value="0.223640441894531" calcext:value-type="float">
            <text:p>0.223640441894531</text:p>
          </table:table-cell>
          <table:table-cell table:style-name="ce1" office:value-type="float" office:value="0.21863317489624" calcext:value-type="float">
            <text:p>0.21863317489624</text:p>
          </table:table-cell>
          <table:table-cell table:style-name="ce1" office:value-type="float" office:value="0.220813989639282" calcext:value-type="float">
            <text:p>0.220813989639282</text:p>
          </table:table-cell>
          <table:table-cell table:style-name="ce1" office:value-type="float" office:value="0.231076002120972" calcext:value-type="float">
            <text:p>0.231076002120972</text:p>
          </table:table-cell>
          <table:table-cell table:style-name="ce1" office:value-type="float" office:value="0.21766209602356" calcext:value-type="float">
            <text:p>0.21766209602356</text:p>
          </table:table-cell>
          <table:table-cell table:style-name="ce1" office:value-type="float" office:value="0.21905517578125" calcext:value-type="float">
            <text:p>0.21905517578125</text:p>
          </table:table-cell>
          <table:table-cell table:style-name="ce1" office:value-type="float" office:value="0.220337867736816" calcext:value-type="float">
            <text:p>0.220337867736816</text:p>
          </table:table-cell>
          <table:table-cell table:style-name="ce1" office:value-type="float" office:value="0.216918706893921" calcext:value-type="float">
            <text:p>0.216918706893921</text:p>
          </table:table-cell>
          <table:table-cell table:style-name="ce1" office:value-type="float" office:value="0.221920967102051" calcext:value-type="float">
            <text:p>0.221920967102051</text:p>
          </table:table-cell>
          <table:table-cell table:style-name="ce1" office:value-type="float" office:value="0.221731424331665" calcext:value-type="float">
            <text:p>0.221731424331665</text:p>
          </table:table-cell>
          <table:table-cell table:style-name="ce1" office:value-type="float" office:value="0.223204135894775" calcext:value-type="float">
            <text:p>0.223204135894775</text:p>
          </table:table-cell>
          <table:table-cell table:style-name="ce1" office:value-type="float" office:value="0.219998598098755" calcext:value-type="float">
            <text:p>0.219998598098755</text:p>
          </table:table-cell>
          <table:table-cell table:style-name="ce1" office:value-type="float" office:value="0.217485427856445" calcext:value-type="float">
            <text:p>0.217485427856445</text:p>
          </table:table-cell>
          <table:table-cell table:style-name="ce1" office:value-type="float" office:value="0.11767053604126" calcext:value-type="float">
            <text:p>0.11767053604126</text:p>
          </table:table-cell>
          <table:table-cell table:style-name="ce1" office:value-type="float" office:value="0.0994729995727539" calcext:value-type="float">
            <text:p>0.099472999572754</text:p>
          </table:table-cell>
          <table:table-cell table:style-name="ce1" office:value-type="float" office:value="0.22756028175354" calcext:value-type="float">
            <text:p>0.22756028175354</text:p>
          </table:table-cell>
          <table:table-cell table:style-name="ce1" office:value-type="float" office:value="0.0879454612731934" calcext:value-type="float">
            <text:p>0.087945461273193</text:p>
          </table:table-cell>
          <table:table-cell table:style-name="ce1" office:value-type="float" office:value="0.242767333984375" calcext:value-type="float">
            <text:p>0.242767333984375</text:p>
          </table:table-cell>
          <table:table-cell table:style-name="ce1" office:value-type="float" office:value="0.103444337844849" calcext:value-type="float">
            <text:p>0.103444337844849</text:p>
          </table:table-cell>
          <table:table-cell table:style-name="ce1" office:value-type="float" office:value="0.229414224624634" calcext:value-type="float">
            <text:p>0.229414224624634</text:p>
          </table:table-cell>
          <table:table-cell table:style-name="ce1" office:value-type="float" office:value="0.217573642730713" calcext:value-type="float">
            <text:p>0.217573642730713</text:p>
          </table:table-cell>
          <table:table-cell table:style-name="ce1" office:value-type="float" office:value="0.216501474380493" calcext:value-type="float">
            <text:p>0.216501474380493</text:p>
          </table:table-cell>
          <table:table-cell table:style-name="ce1" office:value-type="float" office:value="0.216063737869263" calcext:value-type="float">
            <text:p>0.216063737869263</text:p>
          </table:table-cell>
          <table:table-cell table:style-name="ce1" office:value-type="float" office:value="0.230634689331055" calcext:value-type="float">
            <text:p>0.230634689331055</text:p>
          </table:table-cell>
          <table:table-cell table:style-name="ce1" office:value-type="float" office:value="0.21551513671875" calcext:value-type="float">
            <text:p>0.21551513671875</text:p>
          </table:table-cell>
          <table:table-cell table:style-name="ce1" office:value-type="float" office:value="0.216679334640503" calcext:value-type="float">
            <text:p>0.216679334640503</text:p>
          </table:table-cell>
          <table:table-cell table:style-name="ce1" office:value-type="float" office:value="0.219369411468506" calcext:value-type="float">
            <text:p>0.219369411468506</text:p>
          </table:table-cell>
          <table:table-cell table:style-name="ce1" office:value-type="float" office:value="0.218433141708374" calcext:value-type="float">
            <text:p>0.218433141708374</text:p>
          </table:table-cell>
          <table:table-cell table:style-name="ce1" office:value-type="float" office:value="0.218996524810791" calcext:value-type="float">
            <text:p>0.218996524810791</text:p>
          </table:table-cell>
          <table:table-cell table:style-name="ce1" office:value-type="float" office:value="0.219766139984131" calcext:value-type="float">
            <text:p>0.219766139984131</text:p>
          </table:table-cell>
          <table:table-cell table:style-name="ce1" office:value-type="float" office:value="0.216091632843018" calcext:value-type="float">
            <text:p>0.216091632843018</text:p>
          </table:table-cell>
          <table:table-cell table:style-name="ce1" office:value-type="float" office:value="0.222118616104126" calcext:value-type="float">
            <text:p>0.222118616104126</text:p>
          </table:table-cell>
          <table:table-cell table:style-name="ce1" office:value-type="float" office:value="0.21671462059021" calcext:value-type="float">
            <text:p>0.21671462059021</text:p>
          </table:table-cell>
          <table:table-cell table:style-name="ce1" office:value-type="float" office:value="0.102642297744751" calcext:value-type="float">
            <text:p>0.102642297744751</text:p>
          </table:table-cell>
          <table:table-cell table:style-name="ce1" office:value-type="float" office:value="0.248178958892822" calcext:value-type="float">
            <text:p>0.248178958892822</text:p>
          </table:table-cell>
          <table:table-cell table:style-name="ce1" office:value-type="float" office:value="0.215034484863281" calcext:value-type="float">
            <text:p>0.215034484863281</text:p>
          </table:table-cell>
          <table:table-cell table:style-name="ce1" office:value-type="float" office:value="0.215319156646729" calcext:value-type="float">
            <text:p>0.215319156646729</text:p>
          </table:table-cell>
          <table:table-cell table:style-name="ce1" office:value-type="float" office:value="0.218246221542358" calcext:value-type="float">
            <text:p>0.218246221542358</text:p>
          </table:table-cell>
          <table:table-cell table:style-name="ce1" office:value-type="float" office:value="0.215471506118774" calcext:value-type="float">
            <text:p>0.215471506118774</text:p>
          </table:table-cell>
          <table:table-cell table:style-name="ce1" office:value-type="float" office:value="0.216401815414429" calcext:value-type="float">
            <text:p>0.216401815414429</text:p>
          </table:table-cell>
          <table:table-cell table:style-name="ce1" office:value-type="float" office:value="0.216495037078857" calcext:value-type="float">
            <text:p>0.216495037078857</text:p>
          </table:table-cell>
          <table:table-cell table:style-name="ce1" office:value-type="float" office:value="0.215950012207031" calcext:value-type="float">
            <text:p>0.215950012207031</text:p>
          </table:table-cell>
          <table:table-cell table:style-name="ce1" office:value-type="float" office:value="0.217959880828857" calcext:value-type="float">
            <text:p>0.217959880828857</text:p>
          </table:table-cell>
          <table:table-cell table:style-name="ce1" office:value-type="float" office:value="0.226663112640381" calcext:value-type="float">
            <text:p>0.226663112640381</text:p>
          </table:table-cell>
          <table:table-cell table:style-name="ce1" office:value-type="float" office:value="0.215788602828979" calcext:value-type="float">
            <text:p>0.215788602828979</text:p>
          </table:table-cell>
          <table:table-cell table:style-name="ce1" office:value-type="float" office:value="0.218856811523437" calcext:value-type="float">
            <text:p>0.218856811523437</text:p>
          </table:table-cell>
          <table:table-cell table:style-name="ce1" office:value-type="float" office:value="0.216833829879761" calcext:value-type="float">
            <text:p>0.216833829879761</text:p>
          </table:table-cell>
          <table:table-cell table:style-name="ce1" office:value-type="float" office:value="0.216945171356201" calcext:value-type="float">
            <text:p>0.216945171356201</text:p>
          </table:table-cell>
          <table:table-cell table:style-name="ce1" office:value-type="float" office:value="0.216847896575928" calcext:value-type="float">
            <text:p>0.216847896575928</text:p>
          </table:table-cell>
          <table:table-cell table:style-name="ce1" office:value-type="float" office:value="0.216874837875366" calcext:value-type="float">
            <text:p>0.216874837875366</text:p>
          </table:table-cell>
          <table:table-cell table:style-name="ce1" office:value-type="float" office:value="0.21755838394165" calcext:value-type="float">
            <text:p>0.21755838394165</text:p>
          </table:table-cell>
          <table:table-cell table:style-name="ce1" office:value-type="float" office:value="0.216069936752319" calcext:value-type="float">
            <text:p>0.216069936752319</text:p>
          </table:table-cell>
          <table:table-cell table:style-name="ce1" office:value-type="float" office:value="0.217955350875854" calcext:value-type="float">
            <text:p>0.217955350875854</text:p>
          </table:table-cell>
          <table:table-cell table:style-name="ce1" office:value-type="float" office:value="0.101893901824951" calcext:value-type="float">
            <text:p>0.101893901824951</text:p>
          </table:table-cell>
          <table:table-cell table:style-name="ce1" office:value-type="float" office:value="0.241975784301758" calcext:value-type="float">
            <text:p>0.241975784301758</text:p>
          </table:table-cell>
          <table:table-cell table:style-name="ce1" office:value-type="float" office:value="0.216125011444092" calcext:value-type="float">
            <text:p>0.216125011444092</text:p>
          </table:table-cell>
          <table:table-cell table:style-name="ce1" office:value-type="float" office:value="0.213889122009277" calcext:value-type="float">
            <text:p>0.213889122009277</text:p>
          </table:table-cell>
          <table:table-cell table:style-name="ce1" office:value-type="float" office:value="0.215696573257446" calcext:value-type="float">
            <text:p>0.215696573257446</text:p>
          </table:table-cell>
          <table:table-cell table:style-name="ce1" office:value-type="float" office:value="0.217082500457764" calcext:value-type="float">
            <text:p>0.217082500457764</text:p>
          </table:table-cell>
          <table:table-cell table:style-name="ce1" office:value-type="float" office:value="0.217978239059448" calcext:value-type="float">
            <text:p>0.217978239059448</text:p>
          </table:table-cell>
          <table:table-cell table:style-name="ce1" office:value-type="float" office:value="0.215733766555786" calcext:value-type="float">
            <text:p>0.215733766555786</text:p>
          </table:table-cell>
          <table:table-cell table:style-name="ce1" office:value-type="float" office:value="0.214980125427246" calcext:value-type="float">
            <text:p>0.214980125427246</text:p>
          </table:table-cell>
          <table:table-cell table:style-name="ce1" office:value-type="float" office:value="0.218684196472168" calcext:value-type="float">
            <text:p>0.218684196472168</text:p>
          </table:table-cell>
          <table:table-cell table:style-name="ce1" office:value-type="float" office:value="0.224329233169556" calcext:value-type="float">
            <text:p>0.224329233169556</text:p>
          </table:table-cell>
          <table:table-cell table:style-name="ce1" office:value-type="float" office:value="0.216216325759888" calcext:value-type="float">
            <text:p>0.216216325759888</text:p>
          </table:table-cell>
          <table:table-cell table:style-name="ce1" office:value-type="float" office:value="0.216338872909546" calcext:value-type="float">
            <text:p>0.216338872909546</text:p>
          </table:table-cell>
          <table:table-cell table:style-name="ce1" office:value-type="float" office:value="0.217305183410645" calcext:value-type="float">
            <text:p>0.217305183410645</text:p>
          </table:table-cell>
          <table:table-cell table:style-name="ce1" office:value-type="float" office:value="0.216493368148804" calcext:value-type="float">
            <text:p>0.216493368148804</text:p>
          </table:table-cell>
          <table:table-cell table:style-name="ce1" office:value-type="float" office:value="0.218432188034058" calcext:value-type="float">
            <text:p>0.218432188034058</text:p>
          </table:table-cell>
          <table:table-cell table:style-name="ce1" office:value-type="float" office:value="0.216477394104004" calcext:value-type="float">
            <text:p>0.216477394104004</text:p>
          </table:table-cell>
          <table:table-cell table:style-name="ce1" office:value-type="float" office:value="0.217813491821289" calcext:value-type="float">
            <text:p>0.217813491821289</text:p>
          </table:table-cell>
          <table:table-cell table:style-name="ce1" office:value-type="float" office:value="0.215985774993896" calcext:value-type="float">
            <text:p>0.215985774993896</text:p>
          </table:table-cell>
          <table:table-cell table:style-name="ce1" office:value-type="float" office:value="0.218453168869019" calcext:value-type="float">
            <text:p>0.218453168869019</text:p>
          </table:table-cell>
          <table:table-cell table:style-name="ce1" office:value-type="float" office:value="0.207665379047394" calcext:value-type="float">
            <text:p>0.207665379047394</text:p>
          </table:table-cell>
          <table:table-cell table:style-name="ce1" office:value-type="float" office:value="0.084247350692749" calcext:value-type="float">
            <text:p>0.084247350692749</text:p>
          </table:table-cell>
          <table:table-cell table:style-name="ce1" office:value-type="float" office:value="0.248178958892822" calcext:value-type="float">
            <text:p>0.248178958892822</text:p>
          </table:table-cell>
          <table:table-cell table:style-name="ce1" office:value-type="float" office:value="20.7665379047394" calcext:value-type="float">
            <text:p>20.766537904739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8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9841823577881" calcext:value-type="float">
            <text:p>0.109841823577881</text:p>
          </table:table-cell>
          <table:table-cell table:style-name="ce1" office:value-type="float" office:value="0.222719192504883" calcext:value-type="float">
            <text:p>0.222719192504883</text:p>
          </table:table-cell>
          <table:table-cell table:style-name="ce1" office:value-type="float" office:value="0.214231014251709" calcext:value-type="float">
            <text:p>0.214231014251709</text:p>
          </table:table-cell>
          <table:table-cell table:style-name="ce1" office:value-type="float" office:value="0.224046468734741" calcext:value-type="float">
            <text:p>0.224046468734741</text:p>
          </table:table-cell>
          <table:table-cell table:style-name="ce1" office:value-type="float" office:value="0.222097873687744" calcext:value-type="float">
            <text:p>0.222097873687744</text:p>
          </table:table-cell>
          <table:table-cell table:style-name="ce1" office:value-type="float" office:value="0.220380067825317" calcext:value-type="float">
            <text:p>0.220380067825317</text:p>
          </table:table-cell>
          <table:table-cell table:style-name="ce1" office:value-type="float" office:value="0.22954797744751" calcext:value-type="float">
            <text:p>0.22954797744751</text:p>
          </table:table-cell>
          <table:table-cell table:style-name="ce1" office:value-type="float" office:value="0.218794345855713" calcext:value-type="float">
            <text:p>0.218794345855713</text:p>
          </table:table-cell>
          <table:table-cell table:style-name="ce1" office:value-type="float" office:value="0.215452671051025" calcext:value-type="float">
            <text:p>0.215452671051025</text:p>
          </table:table-cell>
          <table:table-cell table:style-name="ce1" office:value-type="float" office:value="0.220511198043823" calcext:value-type="float">
            <text:p>0.220511198043823</text:p>
          </table:table-cell>
          <table:table-cell table:style-name="ce1" office:value-type="float" office:value="0.220799446105957" calcext:value-type="float">
            <text:p>0.220799446105957</text:p>
          </table:table-cell>
          <table:table-cell table:style-name="ce1" office:value-type="float" office:value="0.218661785125732" calcext:value-type="float">
            <text:p>0.218661785125732</text:p>
          </table:table-cell>
          <table:table-cell table:style-name="ce1" office:value-type="float" office:value="0.218155860900879" calcext:value-type="float">
            <text:p>0.218155860900879</text:p>
          </table:table-cell>
          <table:table-cell table:style-name="ce1" office:value-type="float" office:value="0.222220897674561" calcext:value-type="float">
            <text:p>0.222220897674561</text:p>
          </table:table-cell>
          <table:table-cell table:style-name="ce1" office:value-type="float" office:value="0.224060535430908" calcext:value-type="float">
            <text:p>0.224060535430908</text:p>
          </table:table-cell>
          <table:table-cell table:style-name="ce1" office:value-type="float" office:value="0.227939367294312" calcext:value-type="float">
            <text:p>0.227939367294312</text:p>
          </table:table-cell>
          <table:table-cell table:style-name="ce1" office:value-type="float" office:value="0.217745542526245" calcext:value-type="float">
            <text:p>0.217745542526245</text:p>
          </table:table-cell>
          <table:table-cell table:style-name="ce1" office:value-type="float" office:value="0.223475217819214" calcext:value-type="float">
            <text:p>0.223475217819214</text:p>
          </table:table-cell>
          <table:table-cell table:style-name="ce1" office:value-type="float" office:value="0.222843170166016" calcext:value-type="float">
            <text:p>0.222843170166016</text:p>
          </table:table-cell>
          <table:table-cell table:style-name="ce1" office:value-type="float" office:value="0.22268795967102" calcext:value-type="float">
            <text:p>0.22268795967102</text:p>
          </table:table-cell>
          <table:table-cell table:style-name="ce1" office:value-type="float" office:value="0.100385904312134" calcext:value-type="float">
            <text:p>0.100385904312134</text:p>
          </table:table-cell>
          <table:table-cell table:style-name="ce1" office:value-type="float" office:value="0.109966278076172" calcext:value-type="float">
            <text:p>0.109966278076172</text:p>
          </table:table-cell>
          <table:table-cell table:style-name="ce1" office:value-type="float" office:value="0.228031873703003" calcext:value-type="float">
            <text:p>0.228031873703003</text:p>
          </table:table-cell>
          <table:table-cell table:style-name="ce1" office:value-type="float" office:value="0.217487096786499" calcext:value-type="float">
            <text:p>0.217487096786499</text:p>
          </table:table-cell>
          <table:table-cell table:style-name="ce1" office:value-type="float" office:value="0.216183423995972" calcext:value-type="float">
            <text:p>0.216183423995972</text:p>
          </table:table-cell>
          <table:table-cell table:style-name="ce1" office:value-type="float" office:value="0.217342615127563" calcext:value-type="float">
            <text:p>0.217342615127563</text:p>
          </table:table-cell>
          <table:table-cell table:style-name="ce1" office:value-type="float" office:value="0.216975927352905" calcext:value-type="float">
            <text:p>0.216975927352905</text:p>
          </table:table-cell>
          <table:table-cell table:style-name="ce1" office:value-type="float" office:value="0.219416379928589" calcext:value-type="float">
            <text:p>0.219416379928589</text:p>
          </table:table-cell>
          <table:table-cell table:style-name="ce1" office:value-type="float" office:value="0.217813491821289" calcext:value-type="float">
            <text:p>0.217813491821289</text:p>
          </table:table-cell>
          <table:table-cell table:style-name="ce1" office:value-type="float" office:value="0.217418670654297" calcext:value-type="float">
            <text:p>0.217418670654297</text:p>
          </table:table-cell>
          <table:table-cell table:style-name="ce1" office:value-type="float" office:value="0.227965831756592" calcext:value-type="float">
            <text:p>0.227965831756592</text:p>
          </table:table-cell>
          <table:table-cell table:style-name="ce1" office:value-type="float" office:value="0.215980052947998" calcext:value-type="float">
            <text:p>0.215980052947998</text:p>
          </table:table-cell>
          <table:table-cell table:style-name="ce1" office:value-type="float" office:value="0.222566604614258" calcext:value-type="float">
            <text:p>0.222566604614258</text:p>
          </table:table-cell>
          <table:table-cell table:style-name="ce1" office:value-type="float" office:value="0.220859289169312" calcext:value-type="float">
            <text:p>0.220859289169312</text:p>
          </table:table-cell>
          <table:table-cell table:style-name="ce1" office:value-type="float" office:value="0.217692613601685" calcext:value-type="float">
            <text:p>0.217692613601685</text:p>
          </table:table-cell>
          <table:table-cell table:style-name="ce1" office:value-type="float" office:value="0.220024347305298" calcext:value-type="float">
            <text:p>0.220024347305298</text:p>
          </table:table-cell>
          <table:table-cell table:style-name="ce1" office:value-type="float" office:value="0.220849275588989" calcext:value-type="float">
            <text:p>0.220849275588989</text:p>
          </table:table-cell>
          <table:table-cell table:style-name="ce1" office:value-type="float" office:value="0.217658758163452" calcext:value-type="float">
            <text:p>0.217658758163452</text:p>
          </table:table-cell>
          <table:table-cell table:style-name="ce1" office:value-type="float" office:value="0.225397109985352" calcext:value-type="float">
            <text:p>0.225397109985352</text:p>
          </table:table-cell>
          <table:table-cell table:style-name="ce1" office:value-type="float" office:value="0.224571704864502" calcext:value-type="float">
            <text:p>0.224571704864502</text:p>
          </table:table-cell>
          <table:table-cell table:style-name="ce1" office:value-type="float" office:value="0.127053737640381" calcext:value-type="float">
            <text:p>0.127053737640381</text:p>
          </table:table-cell>
          <table:table-cell table:style-name="ce1" office:value-type="float" office:value="0.238621234893799" calcext:value-type="float">
            <text:p>0.238621234893799</text:p>
          </table:table-cell>
          <table:table-cell table:style-name="ce1" office:value-type="float" office:value="0.217720746994019" calcext:value-type="float">
            <text:p>0.217720746994019</text:p>
          </table:table-cell>
          <table:table-cell table:style-name="ce1" office:value-type="float" office:value="0.224514007568359" calcext:value-type="float">
            <text:p>0.224514007568359</text:p>
          </table:table-cell>
          <table:table-cell table:style-name="ce1" office:value-type="float" office:value="0.222082376480103" calcext:value-type="float">
            <text:p>0.222082376480103</text:p>
          </table:table-cell>
          <table:table-cell table:style-name="ce1" office:value-type="float" office:value="0.220623731613159" calcext:value-type="float">
            <text:p>0.220623731613159</text:p>
          </table:table-cell>
          <table:table-cell table:style-name="ce1" office:value-type="float" office:value="0.221810340881348" calcext:value-type="float">
            <text:p>0.221810340881348</text:p>
          </table:table-cell>
          <table:table-cell table:style-name="ce1" office:value-type="float" office:value="0.224570989608765" calcext:value-type="float">
            <text:p>0.224570989608765</text:p>
          </table:table-cell>
          <table:table-cell table:style-name="ce1" office:value-type="float" office:value="0.220078945159912" calcext:value-type="float">
            <text:p>0.220078945159912</text:p>
          </table:table-cell>
          <table:table-cell table:style-name="ce1" office:value-type="float" office:value="0.218323469161987" calcext:value-type="float">
            <text:p>0.218323469161987</text:p>
          </table:table-cell>
          <table:table-cell table:style-name="ce1" office:value-type="float" office:value="0.22881817817688" calcext:value-type="float">
            <text:p>0.22881817817688</text:p>
          </table:table-cell>
          <table:table-cell table:style-name="ce1" office:value-type="float" office:value="0.218279838562012" calcext:value-type="float">
            <text:p>0.218279838562012</text:p>
          </table:table-cell>
          <table:table-cell table:style-name="ce1" office:value-type="float" office:value="0.222723484039307" calcext:value-type="float">
            <text:p>0.222723484039307</text:p>
          </table:table-cell>
          <table:table-cell table:style-name="ce1" office:value-type="float" office:value="0.222299337387085" calcext:value-type="float">
            <text:p>0.222299337387085</text:p>
          </table:table-cell>
          <table:table-cell table:style-name="ce1" office:value-type="float" office:value="0.222305536270142" calcext:value-type="float">
            <text:p>0.222305536270142</text:p>
          </table:table-cell>
          <table:table-cell table:style-name="ce1" office:value-type="float" office:value="0.219978094100952" calcext:value-type="float">
            <text:p>0.219978094100952</text:p>
          </table:table-cell>
          <table:table-cell table:style-name="ce1" office:value-type="float" office:value="0.221461772918701" calcext:value-type="float">
            <text:p>0.221461772918701</text:p>
          </table:table-cell>
          <table:table-cell table:style-name="ce1" office:value-type="float" office:value="0.219237327575684" calcext:value-type="float">
            <text:p>0.219237327575684</text:p>
          </table:table-cell>
          <table:table-cell table:style-name="ce1" office:value-type="float" office:value="0.216659784317017" calcext:value-type="float">
            <text:p>0.216659784317017</text:p>
          </table:table-cell>
          <table:table-cell table:style-name="ce1" office:value-type="float" office:value="0.219380617141724" calcext:value-type="float">
            <text:p>0.219380617141724</text:p>
          </table:table-cell>
          <table:table-cell table:style-name="ce1" office:value-type="float" office:value="0.0997865200042725" calcext:value-type="float">
            <text:p>0.099786520004273</text:p>
          </table:table-cell>
          <table:table-cell table:style-name="ce1" office:value-type="float" office:value="0.104650974273682" calcext:value-type="float">
            <text:p>0.104650974273682</text:p>
          </table:table-cell>
          <table:table-cell table:style-name="ce1" office:value-type="float" office:value="0.236812591552734" calcext:value-type="float">
            <text:p>0.236812591552734</text:p>
          </table:table-cell>
          <table:table-cell table:style-name="ce1" office:value-type="float" office:value="0.113276720046997" calcext:value-type="float">
            <text:p>0.113276720046997</text:p>
          </table:table-cell>
          <table:table-cell table:style-name="ce1" office:value-type="float" office:value="0.215411901473999" calcext:value-type="float">
            <text:p>0.215411901473999</text:p>
          </table:table-cell>
          <table:table-cell table:style-name="ce1" office:value-type="float" office:value="0.221022129058838" calcext:value-type="float">
            <text:p>0.221022129058838</text:p>
          </table:table-cell>
          <table:table-cell table:style-name="ce1" office:value-type="float" office:value="0.22518253326416" calcext:value-type="float">
            <text:p>0.22518253326416</text:p>
          </table:table-cell>
          <table:table-cell table:style-name="ce1" office:value-type="float" office:value="0.218183279037476" calcext:value-type="float">
            <text:p>0.218183279037476</text:p>
          </table:table-cell>
          <table:table-cell table:style-name="ce1" office:value-type="float" office:value="0.217375755310059" calcext:value-type="float">
            <text:p>0.217375755310059</text:p>
          </table:table-cell>
          <table:table-cell table:style-name="ce1" office:value-type="float" office:value="0.22631311416626" calcext:value-type="float">
            <text:p>0.22631311416626</text:p>
          </table:table-cell>
          <table:table-cell table:style-name="ce1" office:value-type="float" office:value="0.219957828521729" calcext:value-type="float">
            <text:p>0.219957828521729</text:p>
          </table:table-cell>
          <table:table-cell table:style-name="ce1" office:value-type="float" office:value="0.222953319549561" calcext:value-type="float">
            <text:p>0.222953319549561</text:p>
          </table:table-cell>
          <table:table-cell table:style-name="ce1" office:value-type="float" office:value="0.216396331787109" calcext:value-type="float">
            <text:p>0.216396331787109</text:p>
          </table:table-cell>
          <table:table-cell table:style-name="ce1" office:value-type="float" office:value="0.218719005584717" calcext:value-type="float">
            <text:p>0.218719005584717</text:p>
          </table:table-cell>
          <table:table-cell table:style-name="ce1" office:value-type="float" office:value="0.222489356994629" calcext:value-type="float">
            <text:p>0.222489356994629</text:p>
          </table:table-cell>
          <table:table-cell table:style-name="ce1" office:value-type="float" office:value="0.21750807762146" calcext:value-type="float">
            <text:p>0.21750807762146</text:p>
          </table:table-cell>
          <table:table-cell table:style-name="ce1" office:value-type="float" office:value="0.219860792160034" calcext:value-type="float">
            <text:p>0.219860792160034</text:p>
          </table:table-cell>
          <table:table-cell table:style-name="ce1" office:value-type="float" office:value="0.217369318008423" calcext:value-type="float">
            <text:p>0.217369318008423</text:p>
          </table:table-cell>
          <table:table-cell table:style-name="ce1" office:value-type="float" office:value="0.221105098724365" calcext:value-type="float">
            <text:p>0.221105098724365</text:p>
          </table:table-cell>
          <table:table-cell table:style-name="ce1" office:value-type="float" office:value="0.220735549926758" calcext:value-type="float">
            <text:p>0.220735549926758</text:p>
          </table:table-cell>
          <table:table-cell table:style-name="ce1" office:value-type="float" office:value="0.113781929016113" calcext:value-type="float">
            <text:p>0.113781929016113</text:p>
          </table:table-cell>
          <table:table-cell table:style-name="ce1" office:value-type="float" office:value="0.243447303771973" calcext:value-type="float">
            <text:p>0.243447303771973</text:p>
          </table:table-cell>
          <table:table-cell table:style-name="ce1" office:value-type="float" office:value="0.10660457611084" calcext:value-type="float">
            <text:p>0.10660457611084</text:p>
          </table:table-cell>
          <table:table-cell table:style-name="ce1" office:value-type="float" office:value="0.241021633148193" calcext:value-type="float">
            <text:p>0.241021633148193</text:p>
          </table:table-cell>
          <table:table-cell table:style-name="ce1" office:value-type="float" office:value="0.216494560241699" calcext:value-type="float">
            <text:p>0.216494560241699</text:p>
          </table:table-cell>
          <table:table-cell table:style-name="ce1" office:value-type="float" office:value="0.218043804168701" calcext:value-type="float">
            <text:p>0.218043804168701</text:p>
          </table:table-cell>
          <table:table-cell table:style-name="ce1" office:value-type="float" office:value="0.219911336898804" calcext:value-type="float">
            <text:p>0.219911336898804</text:p>
          </table:table-cell>
          <table:table-cell table:style-name="ce1" office:value-type="float" office:value="0.215110540390015" calcext:value-type="float">
            <text:p>0.215110540390015</text:p>
          </table:table-cell>
          <table:table-cell table:style-name="ce1" office:value-type="float" office:value="0.220233917236328" calcext:value-type="float">
            <text:p>0.220233917236328</text:p>
          </table:table-cell>
          <table:table-cell table:style-name="ce1" office:value-type="float" office:value="0.225186586380005" calcext:value-type="float">
            <text:p>0.225186586380005</text:p>
          </table:table-cell>
          <table:table-cell table:style-name="ce1" office:value-type="float" office:value="0.227882862091064" calcext:value-type="float">
            <text:p>0.227882862091064</text:p>
          </table:table-cell>
          <table:table-cell table:style-name="ce1" office:value-type="float" office:value="0.223480939865112" calcext:value-type="float">
            <text:p>0.223480939865112</text:p>
          </table:table-cell>
          <table:table-cell table:style-name="ce1" office:value-type="float" office:value="0.217767953872681" calcext:value-type="float">
            <text:p>0.217767953872681</text:p>
          </table:table-cell>
          <table:table-cell table:style-name="ce1" office:value-type="float" office:value="0.2203528881073" calcext:value-type="float">
            <text:p>0.2203528881073</text:p>
          </table:table-cell>
          <table:table-cell table:style-name="ce1" office:value-type="float" office:value="0.219666481018066" calcext:value-type="float">
            <text:p>0.219666481018066</text:p>
          </table:table-cell>
          <table:table-cell table:style-name="ce1" office:value-type="float" office:value="0.219882249832153" calcext:value-type="float">
            <text:p>0.219882249832153</text:p>
          </table:table-cell>
          <table:table-cell table:style-name="ce1" office:value-type="float" office:value="0.218777894973755" calcext:value-type="float">
            <text:p>0.218777894973755</text:p>
          </table:table-cell>
          <table:table-cell table:style-name="ce1" office:value-type="float" office:value="0.217125415802002" calcext:value-type="float">
            <text:p>0.217125415802002</text:p>
          </table:table-cell>
          <table:table-cell table:style-name="ce1" office:value-type="float" office:value="0.219770669937134" calcext:value-type="float">
            <text:p>0.219770669937134</text:p>
          </table:table-cell>
          <table:table-cell table:style-name="ce1" office:value-type="float" office:value="0.218064069747925" calcext:value-type="float">
            <text:p>0.218064069747925</text:p>
          </table:table-cell>
          <table:table-cell table:style-name="ce1" office:value-type="float" office:value="0.211350610256195" calcext:value-type="float">
            <text:p>0.211350610256195</text:p>
          </table:table-cell>
          <table:table-cell table:style-name="ce1" office:value-type="float" office:value="0.0997865200042725" calcext:value-type="float">
            <text:p>0.099786520004273</text:p>
          </table:table-cell>
          <table:table-cell table:style-name="ce1" office:value-type="float" office:value="0.243447303771973" calcext:value-type="float">
            <text:p>0.243447303771973</text:p>
          </table:table-cell>
          <table:table-cell table:style-name="ce1" office:value-type="float" office:value="21.1350610256195" calcext:value-type="float">
            <text:p>21.135061025619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29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9559526443481" calcext:value-type="float">
            <text:p>0.119559526443481</text:p>
          </table:table-cell>
          <table:table-cell table:style-name="ce1" office:value-type="float" office:value="0.100019931793213" calcext:value-type="float">
            <text:p>0.100019931793213</text:p>
          </table:table-cell>
          <table:table-cell table:style-name="ce1" office:value-type="float" office:value="0.229175806045532" calcext:value-type="float">
            <text:p>0.229175806045532</text:p>
          </table:table-cell>
          <table:table-cell table:style-name="ce1" office:value-type="float" office:value="0.218605518341064" calcext:value-type="float">
            <text:p>0.218605518341064</text:p>
          </table:table-cell>
          <table:table-cell table:style-name="ce1" office:value-type="float" office:value="0.216051816940308" calcext:value-type="float">
            <text:p>0.216051816940308</text:p>
          </table:table-cell>
          <table:table-cell table:style-name="ce1" office:value-type="float" office:value="0.216118335723877" calcext:value-type="float">
            <text:p>0.216118335723877</text:p>
          </table:table-cell>
          <table:table-cell table:style-name="ce1" office:value-type="float" office:value="0.216011524200439" calcext:value-type="float">
            <text:p>0.216011524200439</text:p>
          </table:table-cell>
          <table:table-cell table:style-name="ce1" office:value-type="float" office:value="0.216760873794556" calcext:value-type="float">
            <text:p>0.216760873794556</text:p>
          </table:table-cell>
          <table:table-cell table:style-name="ce1" office:value-type="float" office:value="0.216216325759888" calcext:value-type="float">
            <text:p>0.216216325759888</text:p>
          </table:table-cell>
          <table:table-cell table:style-name="ce1" office:value-type="float" office:value="0.217855930328369" calcext:value-type="float">
            <text:p>0.217855930328369</text:p>
          </table:table-cell>
          <table:table-cell table:style-name="ce1" office:value-type="float" office:value="0.21725058555603" calcext:value-type="float">
            <text:p>0.21725058555603</text:p>
          </table:table-cell>
          <table:table-cell table:style-name="ce1" office:value-type="float" office:value="0.216434955596924" calcext:value-type="float">
            <text:p>0.216434955596924</text:p>
          </table:table-cell>
          <table:table-cell table:style-name="ce1" office:value-type="float" office:value="0.217000484466553" calcext:value-type="float">
            <text:p>0.217000484466553</text:p>
          </table:table-cell>
          <table:table-cell table:style-name="ce1" office:value-type="float" office:value="0.217102289199829" calcext:value-type="float">
            <text:p>0.217102289199829</text:p>
          </table:table-cell>
          <table:table-cell table:style-name="ce1" office:value-type="float" office:value="0.215888977050781" calcext:value-type="float">
            <text:p>0.215888977050781</text:p>
          </table:table-cell>
          <table:table-cell table:style-name="ce1" office:value-type="float" office:value="0.21592378616333" calcext:value-type="float">
            <text:p>0.21592378616333</text:p>
          </table:table-cell>
          <table:table-cell table:style-name="ce1" office:value-type="float" office:value="0.216403245925903" calcext:value-type="float">
            <text:p>0.216403245925903</text:p>
          </table:table-cell>
          <table:table-cell table:style-name="ce1" office:value-type="float" office:value="0.217675447463989" calcext:value-type="float">
            <text:p>0.217675447463989</text:p>
          </table:table-cell>
          <table:table-cell table:style-name="ce1" office:value-type="float" office:value="0.216338634490967" calcext:value-type="float">
            <text:p>0.216338634490967</text:p>
          </table:table-cell>
          <table:table-cell table:style-name="ce1" office:value-type="float" office:value="0.217994928359985" calcext:value-type="float">
            <text:p>0.217994928359985</text:p>
          </table:table-cell>
          <table:table-cell table:style-name="ce1" office:value-type="float" office:value="0.155508995056152" calcext:value-type="float">
            <text:p>0.155508995056152</text:p>
          </table:table-cell>
          <table:table-cell table:style-name="ce1" office:value-type="float" office:value="0.0854964256286621" calcext:value-type="float">
            <text:p>0.085496425628662</text:p>
          </table:table-cell>
          <table:table-cell table:style-name="ce1" office:value-type="float" office:value="0.216997861862183" calcext:value-type="float">
            <text:p>0.216997861862183</text:p>
          </table:table-cell>
          <table:table-cell table:style-name="ce1" office:value-type="float" office:value="0.218137502670288" calcext:value-type="float">
            <text:p>0.218137502670288</text:p>
          </table:table-cell>
          <table:table-cell table:style-name="ce1" office:value-type="float" office:value="0.216194629669189" calcext:value-type="float">
            <text:p>0.216194629669189</text:p>
          </table:table-cell>
          <table:table-cell table:style-name="ce1" office:value-type="float" office:value="0.216756343841553" calcext:value-type="float">
            <text:p>0.216756343841553</text:p>
          </table:table-cell>
          <table:table-cell table:style-name="ce1" office:value-type="float" office:value="0.215652465820312" calcext:value-type="float">
            <text:p>0.215652465820312</text:p>
          </table:table-cell>
          <table:table-cell table:style-name="ce1" office:value-type="float" office:value="0.216785192489624" calcext:value-type="float">
            <text:p>0.216785192489624</text:p>
          </table:table-cell>
          <table:table-cell table:style-name="ce1" office:value-type="float" office:value="0.217931509017944" calcext:value-type="float">
            <text:p>0.217931509017944</text:p>
          </table:table-cell>
          <table:table-cell table:style-name="ce1" office:value-type="float" office:value="0.216683149337769" calcext:value-type="float">
            <text:p>0.216683149337769</text:p>
          </table:table-cell>
          <table:table-cell table:style-name="ce1" office:value-type="float" office:value="0.217822551727295" calcext:value-type="float">
            <text:p>0.217822551727295</text:p>
          </table:table-cell>
          <table:table-cell table:style-name="ce1" office:value-type="float" office:value="0.216931819915771" calcext:value-type="float">
            <text:p>0.216931819915771</text:p>
          </table:table-cell>
          <table:table-cell table:style-name="ce1" office:value-type="float" office:value="0.21680474281311" calcext:value-type="float">
            <text:p>0.21680474281311</text:p>
          </table:table-cell>
          <table:table-cell table:style-name="ce1" office:value-type="float" office:value="0.217751502990723" calcext:value-type="float">
            <text:p>0.217751502990723</text:p>
          </table:table-cell>
          <table:table-cell table:style-name="ce1" office:value-type="float" office:value="0.216283082962036" calcext:value-type="float">
            <text:p>0.216283082962036</text:p>
          </table:table-cell>
          <table:table-cell table:style-name="ce1" office:value-type="float" office:value="0.217468500137329" calcext:value-type="float">
            <text:p>0.217468500137329</text:p>
          </table:table-cell>
          <table:table-cell table:style-name="ce1" office:value-type="float" office:value="0.217471837997437" calcext:value-type="float">
            <text:p>0.217471837997437</text:p>
          </table:table-cell>
          <table:table-cell table:style-name="ce1" office:value-type="float" office:value="0.216421604156494" calcext:value-type="float">
            <text:p>0.216421604156494</text:p>
          </table:table-cell>
          <table:table-cell table:style-name="ce1" office:value-type="float" office:value="0.217837572097778" calcext:value-type="float">
            <text:p>0.217837572097778</text:p>
          </table:table-cell>
          <table:table-cell table:style-name="ce1" office:value-type="float" office:value="0.217795133590698" calcext:value-type="float">
            <text:p>0.217795133590698</text:p>
          </table:table-cell>
          <table:table-cell table:style-name="ce1" office:value-type="float" office:value="0.123960733413696" calcext:value-type="float">
            <text:p>0.123960733413696</text:p>
          </table:table-cell>
          <table:table-cell table:style-name="ce1" office:value-type="float" office:value="0.104100704193115" calcext:value-type="float">
            <text:p>0.104100704193115</text:p>
          </table:table-cell>
          <table:table-cell table:style-name="ce1" office:value-type="float" office:value="0.216047286987305" calcext:value-type="float">
            <text:p>0.216047286987305</text:p>
          </table:table-cell>
          <table:table-cell table:style-name="ce1" office:value-type="float" office:value="0.22003960609436" calcext:value-type="float">
            <text:p>0.22003960609436</text:p>
          </table:table-cell>
          <table:table-cell table:style-name="ce1" office:value-type="float" office:value="0.236686944961548" calcext:value-type="float">
            <text:p>0.236686944961548</text:p>
          </table:table-cell>
          <table:table-cell table:style-name="ce1" office:value-type="float" office:value="0.221956491470337" calcext:value-type="float">
            <text:p>0.221956491470337</text:p>
          </table:table-cell>
          <table:table-cell table:style-name="ce1" office:value-type="float" office:value="0.22713565826416" calcext:value-type="float">
            <text:p>0.22713565826416</text:p>
          </table:table-cell>
          <table:table-cell table:style-name="ce1" office:value-type="float" office:value="0.233001470565796" calcext:value-type="float">
            <text:p>0.233001470565796</text:p>
          </table:table-cell>
          <table:table-cell table:style-name="ce1" office:value-type="float" office:value="0.228150606155395" calcext:value-type="float">
            <text:p>0.228150606155395</text:p>
          </table:table-cell>
          <table:table-cell table:style-name="ce1" office:value-type="float" office:value="0.22094464302063" calcext:value-type="float">
            <text:p>0.22094464302063</text:p>
          </table:table-cell>
          <table:table-cell table:style-name="ce1" office:value-type="float" office:value="0.230880498886108" calcext:value-type="float">
            <text:p>0.230880498886108</text:p>
          </table:table-cell>
          <table:table-cell table:style-name="ce1" office:value-type="float" office:value="0.238799095153809" calcext:value-type="float">
            <text:p>0.238799095153809</text:p>
          </table:table-cell>
          <table:table-cell table:style-name="ce1" office:value-type="float" office:value="0.248657464981079" calcext:value-type="float">
            <text:p>0.248657464981079</text:p>
          </table:table-cell>
          <table:table-cell table:style-name="ce1" office:value-type="float" office:value="0.238012790679932" calcext:value-type="float">
            <text:p>0.238012790679932</text:p>
          </table:table-cell>
          <table:table-cell table:style-name="ce1" office:value-type="float" office:value="0.2330641746521" calcext:value-type="float">
            <text:p>0.2330641746521</text:p>
          </table:table-cell>
          <table:table-cell table:style-name="ce1" office:value-type="float" office:value="0.243642091751099" calcext:value-type="float">
            <text:p>0.243642091751099</text:p>
          </table:table-cell>
          <table:table-cell table:style-name="ce1" office:value-type="float" office:value="0.244877576828003" calcext:value-type="float">
            <text:p>0.244877576828003</text:p>
          </table:table-cell>
          <table:table-cell table:style-name="ce1" office:value-type="float" office:value="0.23717999458313" calcext:value-type="float">
            <text:p>0.23717999458313</text:p>
          </table:table-cell>
          <table:table-cell table:style-name="ce1" office:value-type="float" office:value="0.236653089523315" calcext:value-type="float">
            <text:p>0.236653089523315</text:p>
          </table:table-cell>
          <table:table-cell table:style-name="ce1" office:value-type="float" office:value="0.236947298049927" calcext:value-type="float">
            <text:p>0.236947298049927</text:p>
          </table:table-cell>
          <table:table-cell table:style-name="ce1" office:value-type="float" office:value="0.101211786270142" calcext:value-type="float">
            <text:p>0.101211786270142</text:p>
          </table:table-cell>
          <table:table-cell table:style-name="ce1" office:value-type="float" office:value="0.0858454704284668" calcext:value-type="float">
            <text:p>0.085845470428467</text:p>
          </table:table-cell>
          <table:table-cell table:style-name="ce1" office:value-type="float" office:value="0.216500520706177" calcext:value-type="float">
            <text:p>0.216500520706177</text:p>
          </table:table-cell>
          <table:table-cell table:style-name="ce1" office:value-type="float" office:value="0.215166330337524" calcext:value-type="float">
            <text:p>0.215166330337524</text:p>
          </table:table-cell>
          <table:table-cell table:style-name="ce1" office:value-type="float" office:value="0.215420484542847" calcext:value-type="float">
            <text:p>0.215420484542847</text:p>
          </table:table-cell>
          <table:table-cell table:style-name="ce1" office:value-type="float" office:value="0.216824769973755" calcext:value-type="float">
            <text:p>0.216824769973755</text:p>
          </table:table-cell>
          <table:table-cell table:style-name="ce1" office:value-type="float" office:value="0.216551780700684" calcext:value-type="float">
            <text:p>0.216551780700684</text:p>
          </table:table-cell>
          <table:table-cell table:style-name="ce1" office:value-type="float" office:value="0.216865062713623" calcext:value-type="float">
            <text:p>0.216865062713623</text:p>
          </table:table-cell>
          <table:table-cell table:style-name="ce1" office:value-type="float" office:value="0.216441631317139" calcext:value-type="float">
            <text:p>0.216441631317139</text:p>
          </table:table-cell>
          <table:table-cell table:style-name="ce1" office:value-type="float" office:value="0.219364881515503" calcext:value-type="float">
            <text:p>0.219364881515503</text:p>
          </table:table-cell>
          <table:table-cell table:style-name="ce1" office:value-type="float" office:value="0.216252088546753" calcext:value-type="float">
            <text:p>0.216252088546753</text:p>
          </table:table-cell>
          <table:table-cell table:style-name="ce1" office:value-type="float" office:value="0.216949462890625" calcext:value-type="float">
            <text:p>0.216949462890625</text:p>
          </table:table-cell>
          <table:table-cell table:style-name="ce1" office:value-type="float" office:value="0.217354536056519" calcext:value-type="float">
            <text:p>0.217354536056519</text:p>
          </table:table-cell>
          <table:table-cell table:style-name="ce1" office:value-type="float" office:value="0.217916965484619" calcext:value-type="float">
            <text:p>0.217916965484619</text:p>
          </table:table-cell>
          <table:table-cell table:style-name="ce1" office:value-type="float" office:value="0.220150470733643" calcext:value-type="float">
            <text:p>0.220150470733643</text:p>
          </table:table-cell>
          <table:table-cell table:style-name="ce1" office:value-type="float" office:value="0.244790315628052" calcext:value-type="float">
            <text:p>0.244790315628052</text:p>
          </table:table-cell>
          <table:table-cell table:style-name="ce1" office:value-type="float" office:value="0.221205711364746" calcext:value-type="float">
            <text:p>0.221205711364746</text:p>
          </table:table-cell>
          <table:table-cell table:style-name="ce1" office:value-type="float" office:value="0.217682361602783" calcext:value-type="float">
            <text:p>0.217682361602783</text:p>
          </table:table-cell>
          <table:table-cell table:style-name="ce1" office:value-type="float" office:value="0.216891050338745" calcext:value-type="float">
            <text:p>0.216891050338745</text:p>
          </table:table-cell>
          <table:table-cell table:style-name="ce1" office:value-type="float" office:value="0.21809720993042" calcext:value-type="float">
            <text:p>0.21809720993042</text:p>
          </table:table-cell>
          <table:table-cell table:style-name="ce1" office:value-type="float" office:value="0.124372720718384" calcext:value-type="float">
            <text:p>0.124372720718384</text:p>
          </table:table-cell>
          <table:table-cell table:style-name="ce1" office:value-type="float" office:value="0.0944497585296631" calcext:value-type="float">
            <text:p>0.094449758529663</text:p>
          </table:table-cell>
          <table:table-cell table:style-name="ce1" office:value-type="float" office:value="0.243436098098755" calcext:value-type="float">
            <text:p>0.243436098098755</text:p>
          </table:table-cell>
          <table:table-cell table:style-name="ce1" office:value-type="float" office:value="0.224805593490601" calcext:value-type="float">
            <text:p>0.224805593490601</text:p>
          </table:table-cell>
          <table:table-cell table:style-name="ce1" office:value-type="float" office:value="0.236889839172363" calcext:value-type="float">
            <text:p>0.236889839172363</text:p>
          </table:table-cell>
          <table:table-cell table:style-name="ce1" office:value-type="float" office:value="0.217823028564453" calcext:value-type="float">
            <text:p>0.217823028564453</text:p>
          </table:table-cell>
          <table:table-cell table:style-name="ce1" office:value-type="float" office:value="0.237144231796265" calcext:value-type="float">
            <text:p>0.237144231796265</text:p>
          </table:table-cell>
          <table:table-cell table:style-name="ce1" office:value-type="float" office:value="0.221321105957031" calcext:value-type="float">
            <text:p>0.221321105957031</text:p>
          </table:table-cell>
          <table:table-cell table:style-name="ce1" office:value-type="float" office:value="0.216652393341064" calcext:value-type="float">
            <text:p>0.216652393341064</text:p>
          </table:table-cell>
          <table:table-cell table:style-name="ce1" office:value-type="float" office:value="0.244325637817383" calcext:value-type="float">
            <text:p>0.244325637817383</text:p>
          </table:table-cell>
          <table:table-cell table:style-name="ce1" office:value-type="float" office:value="0.224723100662231" calcext:value-type="float">
            <text:p>0.224723100662231</text:p>
          </table:table-cell>
          <table:table-cell table:style-name="ce1" office:value-type="float" office:value="0.231964111328125" calcext:value-type="float">
            <text:p>0.231964111328125</text:p>
          </table:table-cell>
          <table:table-cell table:style-name="ce1" office:value-type="float" office:value="0.229639768600464" calcext:value-type="float">
            <text:p>0.229639768600464</text:p>
          </table:table-cell>
          <table:table-cell table:style-name="ce1" office:value-type="float" office:value="0.217102766036987" calcext:value-type="float">
            <text:p>0.217102766036987</text:p>
          </table:table-cell>
          <table:table-cell table:style-name="ce1" office:value-type="float" office:value="0.217702865600586" calcext:value-type="float">
            <text:p>0.217702865600586</text:p>
          </table:table-cell>
          <table:table-cell table:style-name="ce1" office:value-type="float" office:value="0.217822790145874" calcext:value-type="float">
            <text:p>0.217822790145874</text:p>
          </table:table-cell>
          <table:table-cell table:style-name="ce1" office:value-type="float" office:value="0.222567796707153" calcext:value-type="float">
            <text:p>0.222567796707153</text:p>
          </table:table-cell>
          <table:table-cell table:style-name="ce1" office:value-type="float" office:value="0.240371465682983" calcext:value-type="float">
            <text:p>0.240371465682983</text:p>
          </table:table-cell>
          <table:table-cell table:style-name="ce1" office:value-type="float" office:value="0.219460487365723" calcext:value-type="float">
            <text:p>0.219460487365723</text:p>
          </table:table-cell>
          <table:table-cell table:style-name="ce1" office:value-type="float" office:value="0.237629652023315" calcext:value-type="float">
            <text:p>0.237629652023315</text:p>
          </table:table-cell>
          <table:table-cell table:style-name="ce1" office:value-type="float" office:value="0.211515476703644" calcext:value-type="float">
            <text:p>0.211515476703644</text:p>
          </table:table-cell>
          <table:table-cell table:style-name="ce1" office:value-type="float" office:value="0.0854964256286621" calcext:value-type="float">
            <text:p>0.085496425628662</text:p>
          </table:table-cell>
          <table:table-cell table:style-name="ce1" office:value-type="float" office:value="0.248657464981079" calcext:value-type="float">
            <text:p>0.248657464981079</text:p>
          </table:table-cell>
          <table:table-cell table:style-name="ce1" office:value-type="float" office:value="21.1515476703644" calcext:value-type="float">
            <text:p>21.151547670364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0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105797290802" calcext:value-type="float">
            <text:p>0.1105797290802</text:p>
          </table:table-cell>
          <table:table-cell table:style-name="ce1" office:value-type="float" office:value="0.105772495269775" calcext:value-type="float">
            <text:p>0.105772495269775</text:p>
          </table:table-cell>
          <table:table-cell table:style-name="ce1" office:value-type="float" office:value="0.268543004989624" calcext:value-type="float">
            <text:p>0.268543004989624</text:p>
          </table:table-cell>
          <table:table-cell table:style-name="ce1" office:value-type="float" office:value="0.198341369628906" calcext:value-type="float">
            <text:p>0.198341369628906</text:p>
          </table:table-cell>
          <table:table-cell table:style-name="ce1" office:value-type="float" office:value="0.0840842723846436" calcext:value-type="float">
            <text:p>0.084084272384644</text:p>
          </table:table-cell>
          <table:table-cell table:style-name="ce1" office:value-type="float" office:value="0.217281579971313" calcext:value-type="float">
            <text:p>0.217281579971313</text:p>
          </table:table-cell>
          <table:table-cell table:style-name="ce1" office:value-type="float" office:value="0.218233585357666" calcext:value-type="float">
            <text:p>0.218233585357666</text:p>
          </table:table-cell>
          <table:table-cell table:style-name="ce1" office:value-type="float" office:value="0.0872626304626465" calcext:value-type="float">
            <text:p>0.087262630462647</text:p>
          </table:table-cell>
          <table:table-cell table:style-name="ce1" office:value-type="float" office:value="0.217953681945801" calcext:value-type="float">
            <text:p>0.217953681945801</text:p>
          </table:table-cell>
          <table:table-cell table:style-name="ce1" office:value-type="float" office:value="0.218333959579468" calcext:value-type="float">
            <text:p>0.218333959579468</text:p>
          </table:table-cell>
          <table:table-cell table:style-name="ce1" office:value-type="float" office:value="0.216213464736938" calcext:value-type="float">
            <text:p>0.216213464736938</text:p>
          </table:table-cell>
          <table:table-cell table:style-name="ce1" office:value-type="float" office:value="0.215816497802734" calcext:value-type="float">
            <text:p>0.215816497802734</text:p>
          </table:table-cell>
          <table:table-cell table:style-name="ce1" office:value-type="float" office:value="0.217924833297729" calcext:value-type="float">
            <text:p>0.217924833297729</text:p>
          </table:table-cell>
          <table:table-cell table:style-name="ce1" office:value-type="float" office:value="0.217254638671875" calcext:value-type="float">
            <text:p>0.217254638671875</text:p>
          </table:table-cell>
          <table:table-cell table:style-name="ce1" office:value-type="float" office:value="0.21778130531311" calcext:value-type="float">
            <text:p>0.21778130531311</text:p>
          </table:table-cell>
          <table:table-cell table:style-name="ce1" office:value-type="float" office:value="0.218796253204346" calcext:value-type="float">
            <text:p>0.218796253204346</text:p>
          </table:table-cell>
          <table:table-cell table:style-name="ce1" office:value-type="float" office:value="0.217642545700073" calcext:value-type="float">
            <text:p>0.217642545700073</text:p>
          </table:table-cell>
          <table:table-cell table:style-name="ce1" office:value-type="float" office:value="0.21757173538208" calcext:value-type="float">
            <text:p>0.21757173538208</text:p>
          </table:table-cell>
          <table:table-cell table:style-name="ce1" office:value-type="float" office:value="0.218816995620728" calcext:value-type="float">
            <text:p>0.218816995620728</text:p>
          </table:table-cell>
          <table:table-cell table:style-name="ce1" office:value-type="float" office:value="0.2167809009552" calcext:value-type="float">
            <text:p>0.2167809009552</text:p>
          </table:table-cell>
          <table:table-cell table:style-name="ce1" office:value-type="float" office:value="0.108999967575073" calcext:value-type="float">
            <text:p>0.108999967575073</text:p>
          </table:table-cell>
          <table:table-cell table:style-name="ce1" office:value-type="float" office:value="0.100044012069702" calcext:value-type="float">
            <text:p>0.100044012069702</text:p>
          </table:table-cell>
          <table:table-cell table:style-name="ce1" office:value-type="float" office:value="0.0845227241516113" calcext:value-type="float">
            <text:p>0.084522724151611</text:p>
          </table:table-cell>
          <table:table-cell table:style-name="ce1" office:value-type="float" office:value="0.220473766326904" calcext:value-type="float">
            <text:p>0.220473766326904</text:p>
          </table:table-cell>
          <table:table-cell table:style-name="ce1" office:value-type="float" office:value="0.224382400512695" calcext:value-type="float">
            <text:p>0.224382400512695</text:p>
          </table:table-cell>
          <table:table-cell table:style-name="ce1" office:value-type="float" office:value="0.216069936752319" calcext:value-type="float">
            <text:p>0.216069936752319</text:p>
          </table:table-cell>
          <table:table-cell table:style-name="ce1" office:value-type="float" office:value="0.217011213302612" calcext:value-type="float">
            <text:p>0.217011213302612</text:p>
          </table:table-cell>
          <table:table-cell table:style-name="ce1" office:value-type="float" office:value="0.218703031539917" calcext:value-type="float">
            <text:p>0.218703031539917</text:p>
          </table:table-cell>
          <table:table-cell table:style-name="ce1" office:value-type="float" office:value="0.218889713287354" calcext:value-type="float">
            <text:p>0.218889713287354</text:p>
          </table:table-cell>
          <table:table-cell table:style-name="ce1" office:value-type="float" office:value="0.217596530914307" calcext:value-type="float">
            <text:p>0.217596530914307</text:p>
          </table:table-cell>
          <table:table-cell table:style-name="ce1" office:value-type="float" office:value="0.218796014785767" calcext:value-type="float">
            <text:p>0.218796014785767</text:p>
          </table:table-cell>
          <table:table-cell table:style-name="ce1" office:value-type="float" office:value="0.218393564224243" calcext:value-type="float">
            <text:p>0.218393564224243</text:p>
          </table:table-cell>
          <table:table-cell table:style-name="ce1" office:value-type="float" office:value="0.215479373931885" calcext:value-type="float">
            <text:p>0.215479373931885</text:p>
          </table:table-cell>
          <table:table-cell table:style-name="ce1" office:value-type="float" office:value="0.219975233078003" calcext:value-type="float">
            <text:p>0.219975233078003</text:p>
          </table:table-cell>
          <table:table-cell table:style-name="ce1" office:value-type="float" office:value="0.218077898025513" calcext:value-type="float">
            <text:p>0.218077898025513</text:p>
          </table:table-cell>
          <table:table-cell table:style-name="ce1" office:value-type="float" office:value="0.216673612594604" calcext:value-type="float">
            <text:p>0.216673612594604</text:p>
          </table:table-cell>
          <table:table-cell table:style-name="ce1" office:value-type="float" office:value="0.21859884262085" calcext:value-type="float">
            <text:p>0.21859884262085</text:p>
          </table:table-cell>
          <table:table-cell table:style-name="ce1" office:value-type="float" office:value="0.217496633529663" calcext:value-type="float">
            <text:p>0.217496633529663</text:p>
          </table:table-cell>
          <table:table-cell table:style-name="ce1" office:value-type="float" office:value="0.218108415603638" calcext:value-type="float">
            <text:p>0.218108415603638</text:p>
          </table:table-cell>
          <table:table-cell table:style-name="ce1" office:value-type="float" office:value="0.217270612716675" calcext:value-type="float">
            <text:p>0.217270612716675</text:p>
          </table:table-cell>
          <table:table-cell table:style-name="ce1" office:value-type="float" office:value="0.1046142578125" calcext:value-type="float">
            <text:p>0.1046142578125</text:p>
          </table:table-cell>
          <table:table-cell table:style-name="ce1" office:value-type="float" office:value="0.0933663845062256" calcext:value-type="float">
            <text:p>0.093366384506226</text:p>
          </table:table-cell>
          <table:table-cell table:style-name="ce1" office:value-type="float" office:value="0.102570533752441" calcext:value-type="float">
            <text:p>0.102570533752441</text:p>
          </table:table-cell>
          <table:table-cell table:style-name="ce1" office:value-type="float" office:value="0.100153684616089" calcext:value-type="float">
            <text:p>0.100153684616089</text:p>
          </table:table-cell>
          <table:table-cell table:style-name="ce1" office:value-type="float" office:value="0.229607820510864" calcext:value-type="float">
            <text:p>0.229607820510864</text:p>
          </table:table-cell>
          <table:table-cell table:style-name="ce1" office:value-type="float" office:value="0.217228889465332" calcext:value-type="float">
            <text:p>0.217228889465332</text:p>
          </table:table-cell>
          <table:table-cell table:style-name="ce1" office:value-type="float" office:value="0.216332912445068" calcext:value-type="float">
            <text:p>0.216332912445068</text:p>
          </table:table-cell>
          <table:table-cell table:style-name="ce1" office:value-type="float" office:value="0.216082811355591" calcext:value-type="float">
            <text:p>0.216082811355591</text:p>
          </table:table-cell>
          <table:table-cell table:style-name="ce1" office:value-type="float" office:value="0.218977689743042" calcext:value-type="float">
            <text:p>0.218977689743042</text:p>
          </table:table-cell>
          <table:table-cell table:style-name="ce1" office:value-type="float" office:value="0.218925714492798" calcext:value-type="float">
            <text:p>0.218925714492798</text:p>
          </table:table-cell>
          <table:table-cell table:style-name="ce1" office:value-type="float" office:value="0.218860149383545" calcext:value-type="float">
            <text:p>0.218860149383545</text:p>
          </table:table-cell>
          <table:table-cell table:style-name="ce1" office:value-type="float" office:value="0.217070579528809" calcext:value-type="float">
            <text:p>0.217070579528809</text:p>
          </table:table-cell>
          <table:table-cell table:style-name="ce1" office:value-type="float" office:value="0.216960906982422" calcext:value-type="float">
            <text:p>0.216960906982422</text:p>
          </table:table-cell>
          <table:table-cell table:style-name="ce1" office:value-type="float" office:value="0.217977523803711" calcext:value-type="float">
            <text:p>0.217977523803711</text:p>
          </table:table-cell>
          <table:table-cell table:style-name="ce1" office:value-type="float" office:value="0.218371152877808" calcext:value-type="float">
            <text:p>0.218371152877808</text:p>
          </table:table-cell>
          <table:table-cell table:style-name="ce1" office:value-type="float" office:value="0.217617034912109" calcext:value-type="float">
            <text:p>0.217617034912109</text:p>
          </table:table-cell>
          <table:table-cell table:style-name="ce1" office:value-type="float" office:value="0.217025995254517" calcext:value-type="float">
            <text:p>0.217025995254517</text:p>
          </table:table-cell>
          <table:table-cell table:style-name="ce1" office:value-type="float" office:value="0.216505527496338" calcext:value-type="float">
            <text:p>0.216505527496338</text:p>
          </table:table-cell>
          <table:table-cell table:style-name="ce1" office:value-type="float" office:value="0.219713687896729" calcext:value-type="float">
            <text:p>0.219713687896729</text:p>
          </table:table-cell>
          <table:table-cell table:style-name="ce1" office:value-type="float" office:value="0.218700647354126" calcext:value-type="float">
            <text:p>0.218700647354126</text:p>
          </table:table-cell>
          <table:table-cell table:style-name="ce1" office:value-type="float" office:value="0.106932401657105" calcext:value-type="float">
            <text:p>0.106932401657105</text:p>
          </table:table-cell>
          <table:table-cell table:style-name="ce1" office:value-type="float" office:value="0.23713207244873" calcext:value-type="float">
            <text:p>0.23713207244873</text:p>
          </table:table-cell>
          <table:table-cell table:style-name="ce1" office:value-type="float" office:value="0.224361181259155" calcext:value-type="float">
            <text:p>0.224361181259155</text:p>
          </table:table-cell>
          <table:table-cell table:style-name="ce1" office:value-type="float" office:value="0.222816228866577" calcext:value-type="float">
            <text:p>0.222816228866577</text:p>
          </table:table-cell>
          <table:table-cell table:style-name="ce1" office:value-type="float" office:value="0.230123043060303" calcext:value-type="float">
            <text:p>0.230123043060303</text:p>
          </table:table-cell>
          <table:table-cell table:style-name="ce1" office:value-type="float" office:value="0.2188720703125" calcext:value-type="float">
            <text:p>0.2188720703125</text:p>
          </table:table-cell>
          <table:table-cell table:style-name="ce1" office:value-type="float" office:value="0.216510057449341" calcext:value-type="float">
            <text:p>0.216510057449341</text:p>
          </table:table-cell>
          <table:table-cell table:style-name="ce1" office:value-type="float" office:value="0.217731952667236" calcext:value-type="float">
            <text:p>0.217731952667236</text:p>
          </table:table-cell>
          <table:table-cell table:style-name="ce1" office:value-type="float" office:value="0.215768814086914" calcext:value-type="float">
            <text:p>0.215768814086914</text:p>
          </table:table-cell>
          <table:table-cell table:style-name="ce1" office:value-type="float" office:value="0.217757940292358" calcext:value-type="float">
            <text:p>0.217757940292358</text:p>
          </table:table-cell>
          <table:table-cell table:style-name="ce1" office:value-type="float" office:value="0.219383478164673" calcext:value-type="float">
            <text:p>0.219383478164673</text:p>
          </table:table-cell>
          <table:table-cell table:style-name="ce1" office:value-type="float" office:value="0.217556715011597" calcext:value-type="float">
            <text:p>0.217556715011597</text:p>
          </table:table-cell>
          <table:table-cell table:style-name="ce1" office:value-type="float" office:value="0.217319488525391" calcext:value-type="float">
            <text:p>0.217319488525391</text:p>
          </table:table-cell>
          <table:table-cell table:style-name="ce1" office:value-type="float" office:value="0.218162775039673" calcext:value-type="float">
            <text:p>0.218162775039673</text:p>
          </table:table-cell>
          <table:table-cell table:style-name="ce1" office:value-type="float" office:value="0.2198646068573" calcext:value-type="float">
            <text:p>0.2198646068573</text:p>
          </table:table-cell>
          <table:table-cell table:style-name="ce1" office:value-type="float" office:value="0.217500686645508" calcext:value-type="float">
            <text:p>0.217500686645508</text:p>
          </table:table-cell>
          <table:table-cell table:style-name="ce1" office:value-type="float" office:value="0.218033313751221" calcext:value-type="float">
            <text:p>0.218033313751221</text:p>
          </table:table-cell>
          <table:table-cell table:style-name="ce1" office:value-type="float" office:value="0.217338800430298" calcext:value-type="float">
            <text:p>0.217338800430298</text:p>
          </table:table-cell>
          <table:table-cell table:style-name="ce1" office:value-type="float" office:value="0.21643853187561" calcext:value-type="float">
            <text:p>0.21643853187561</text:p>
          </table:table-cell>
          <table:table-cell table:style-name="ce1" office:value-type="float" office:value="0.220446586608887" calcext:value-type="float">
            <text:p>0.220446586608887</text:p>
          </table:table-cell>
          <table:table-cell table:style-name="ce1" office:value-type="float" office:value="0.100369691848755" calcext:value-type="float">
            <text:p>0.100369691848755</text:p>
          </table:table-cell>
          <table:table-cell table:style-name="ce1" office:value-type="float" office:value="0.107677459716797" calcext:value-type="float">
            <text:p>0.107677459716797</text:p>
          </table:table-cell>
          <table:table-cell table:style-name="ce1" office:value-type="float" office:value="0.101576328277588" calcext:value-type="float">
            <text:p>0.101576328277588</text:p>
          </table:table-cell>
          <table:table-cell table:style-name="ce1" office:value-type="float" office:value="0.235437870025635" calcext:value-type="float">
            <text:p>0.235437870025635</text:p>
          </table:table-cell>
          <table:table-cell table:style-name="ce1" office:value-type="float" office:value="0.215280771255493" calcext:value-type="float">
            <text:p>0.215280771255493</text:p>
          </table:table-cell>
          <table:table-cell table:style-name="ce1" office:value-type="float" office:value="0.216826200485229" calcext:value-type="float">
            <text:p>0.216826200485229</text:p>
          </table:table-cell>
          <table:table-cell table:style-name="ce1" office:value-type="float" office:value="0.216747283935547" calcext:value-type="float">
            <text:p>0.216747283935547</text:p>
          </table:table-cell>
          <table:table-cell table:style-name="ce1" office:value-type="float" office:value="0.217448949813843" calcext:value-type="float">
            <text:p>0.217448949813843</text:p>
          </table:table-cell>
          <table:table-cell table:style-name="ce1" office:value-type="float" office:value="0.216907501220703" calcext:value-type="float">
            <text:p>0.216907501220703</text:p>
          </table:table-cell>
          <table:table-cell table:style-name="ce1" office:value-type="float" office:value="0.219431638717651" calcext:value-type="float">
            <text:p>0.219431638717651</text:p>
          </table:table-cell>
          <table:table-cell table:style-name="ce1" office:value-type="float" office:value="0.215501308441162" calcext:value-type="float">
            <text:p>0.215501308441162</text:p>
          </table:table-cell>
          <table:table-cell table:style-name="ce1" office:value-type="float" office:value="0.217220544815063" calcext:value-type="float">
            <text:p>0.217220544815063</text:p>
          </table:table-cell>
          <table:table-cell table:style-name="ce1" office:value-type="float" office:value="0.217231512069702" calcext:value-type="float">
            <text:p>0.217231512069702</text:p>
          </table:table-cell>
          <table:table-cell table:style-name="ce1" office:value-type="float" office:value="0.215605020523071" calcext:value-type="float">
            <text:p>0.215605020523071</text:p>
          </table:table-cell>
          <table:table-cell table:style-name="ce1" office:value-type="float" office:value="0.217766523361206" calcext:value-type="float">
            <text:p>0.217766523361206</text:p>
          </table:table-cell>
          <table:table-cell table:style-name="ce1" office:value-type="float" office:value="0.218089580535889" calcext:value-type="float">
            <text:p>0.218089580535889</text:p>
          </table:table-cell>
          <table:table-cell table:style-name="ce1" office:value-type="float" office:value="0.215395450592041" calcext:value-type="float">
            <text:p>0.215395450592041</text:p>
          </table:table-cell>
          <table:table-cell table:style-name="ce1" office:value-type="float" office:value="0.217679023742676" calcext:value-type="float">
            <text:p>0.217679023742676</text:p>
          </table:table-cell>
          <table:table-cell table:style-name="ce1" office:value-type="float" office:value="0.218189477920532" calcext:value-type="float">
            <text:p>0.218189477920532</text:p>
          </table:table-cell>
          <table:table-cell table:style-name="ce1" office:value-type="float" office:value="0.217913150787354" calcext:value-type="float">
            <text:p>0.217913150787354</text:p>
          </table:table-cell>
          <table:table-cell table:style-name="ce1" office:value-type="float" office:value="0.201115589141846" calcext:value-type="float">
            <text:p>0.201115589141846</text:p>
          </table:table-cell>
          <table:table-cell table:style-name="ce1" office:value-type="float" office:value="0.0840842723846436" calcext:value-type="float">
            <text:p>0.084084272384644</text:p>
          </table:table-cell>
          <table:table-cell table:style-name="ce1" office:value-type="float" office:value="0.268543004989624" calcext:value-type="float">
            <text:p>0.268543004989624</text:p>
          </table:table-cell>
          <table:table-cell table:style-name="ce1" office:value-type="float" office:value="20.1115589141846" calcext:value-type="float">
            <text:p>20.111558914184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1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0301504135132" calcext:value-type="float">
            <text:p>0.100301504135132</text:p>
          </table:table-cell>
          <table:table-cell table:style-name="ce1" office:value-type="float" office:value="0.260027170181274" calcext:value-type="float">
            <text:p>0.260027170181274</text:p>
          </table:table-cell>
          <table:table-cell table:style-name="ce1" office:value-type="float" office:value="0.101767063140869" calcext:value-type="float">
            <text:p>0.101767063140869</text:p>
          </table:table-cell>
          <table:table-cell table:style-name="ce1" office:value-type="float" office:value="0.244294881820679" calcext:value-type="float">
            <text:p>0.244294881820679</text:p>
          </table:table-cell>
          <table:table-cell table:style-name="ce1" office:value-type="float" office:value="0.214309930801392" calcext:value-type="float">
            <text:p>0.214309930801392</text:p>
          </table:table-cell>
          <table:table-cell table:style-name="ce1" office:value-type="float" office:value="0.214740037918091" calcext:value-type="float">
            <text:p>0.214740037918091</text:p>
          </table:table-cell>
          <table:table-cell table:style-name="ce1" office:value-type="float" office:value="0.217657089233398" calcext:value-type="float">
            <text:p>0.217657089233398</text:p>
          </table:table-cell>
          <table:table-cell table:style-name="ce1" office:value-type="float" office:value="0.216307401657104" calcext:value-type="float">
            <text:p>0.216307401657104</text:p>
          </table:table-cell>
          <table:table-cell table:style-name="ce1" office:value-type="float" office:value="0.215849876403809" calcext:value-type="float">
            <text:p>0.215849876403809</text:p>
          </table:table-cell>
          <table:table-cell table:style-name="ce1" office:value-type="float" office:value="0.218996047973633" calcext:value-type="float">
            <text:p>0.218996047973633</text:p>
          </table:table-cell>
          <table:table-cell table:style-name="ce1" office:value-type="float" office:value="0.216745376586914" calcext:value-type="float">
            <text:p>0.216745376586914</text:p>
          </table:table-cell>
          <table:table-cell table:style-name="ce1" office:value-type="float" office:value="0.217528104782104" calcext:value-type="float">
            <text:p>0.217528104782104</text:p>
          </table:table-cell>
          <table:table-cell table:style-name="ce1" office:value-type="float" office:value="0.216486692428589" calcext:value-type="float">
            <text:p>0.216486692428589</text:p>
          </table:table-cell>
          <table:table-cell table:style-name="ce1" office:value-type="float" office:value="0.217916250228882" calcext:value-type="float">
            <text:p>0.217916250228882</text:p>
          </table:table-cell>
          <table:table-cell table:style-name="ce1" office:value-type="float" office:value="0.21747612953186" calcext:value-type="float">
            <text:p>0.21747612953186</text:p>
          </table:table-cell>
          <table:table-cell table:style-name="ce1" office:value-type="float" office:value="0.217058658599854" calcext:value-type="float">
            <text:p>0.217058658599854</text:p>
          </table:table-cell>
          <table:table-cell table:style-name="ce1" office:value-type="float" office:value="0.216648817062378" calcext:value-type="float">
            <text:p>0.216648817062378</text:p>
          </table:table-cell>
          <table:table-cell table:style-name="ce1" office:value-type="float" office:value="0.216775894165039" calcext:value-type="float">
            <text:p>0.216775894165039</text:p>
          </table:table-cell>
          <table:table-cell table:style-name="ce1" office:value-type="float" office:value="0.216798543930054" calcext:value-type="float">
            <text:p>0.216798543930054</text:p>
          </table:table-cell>
          <table:table-cell table:style-name="ce1" office:value-type="float" office:value="0.218291521072388" calcext:value-type="float">
            <text:p>0.218291521072388</text:p>
          </table:table-cell>
          <table:table-cell table:style-name="ce1" office:value-type="float" office:value="0.108676433563232" calcext:value-type="float">
            <text:p>0.108676433563232</text:p>
          </table:table-cell>
          <table:table-cell table:style-name="ce1" office:value-type="float" office:value="0.108384609222412" calcext:value-type="float">
            <text:p>0.108384609222412</text:p>
          </table:table-cell>
          <table:table-cell table:style-name="ce1" office:value-type="float" office:value="0.105559349060059" calcext:value-type="float">
            <text:p>0.105559349060059</text:p>
          </table:table-cell>
          <table:table-cell table:style-name="ce1" office:value-type="float" office:value="0.218777656555176" calcext:value-type="float">
            <text:p>0.218777656555176</text:p>
          </table:table-cell>
          <table:table-cell table:style-name="ce1" office:value-type="float" office:value="0.222352981567383" calcext:value-type="float">
            <text:p>0.222352981567383</text:p>
          </table:table-cell>
          <table:table-cell table:style-name="ce1" office:value-type="float" office:value="0.231762409210205" calcext:value-type="float">
            <text:p>0.231762409210205</text:p>
          </table:table-cell>
          <table:table-cell table:style-name="ce1" office:value-type="float" office:value="0.0879549980163574" calcext:value-type="float">
            <text:p>0.087954998016358</text:p>
          </table:table-cell>
          <table:table-cell table:style-name="ce1" office:value-type="float" office:value="0.214285135269165" calcext:value-type="float">
            <text:p>0.214285135269165</text:p>
          </table:table-cell>
          <table:table-cell table:style-name="ce1" office:value-type="float" office:value="0.215053796768188" calcext:value-type="float">
            <text:p>0.215053796768188</text:p>
          </table:table-cell>
          <table:table-cell table:style-name="ce1" office:value-type="float" office:value="0.218907356262207" calcext:value-type="float">
            <text:p>0.218907356262207</text:p>
          </table:table-cell>
          <table:table-cell table:style-name="ce1" office:value-type="float" office:value="0.218739986419678" calcext:value-type="float">
            <text:p>0.218739986419678</text:p>
          </table:table-cell>
          <table:table-cell table:style-name="ce1" office:value-type="float" office:value="0.21635627746582" calcext:value-type="float">
            <text:p>0.21635627746582</text:p>
          </table:table-cell>
          <table:table-cell table:style-name="ce1" office:value-type="float" office:value="0.217936038970947" calcext:value-type="float">
            <text:p>0.217936038970947</text:p>
          </table:table-cell>
          <table:table-cell table:style-name="ce1" office:value-type="float" office:value="0.216527462005615" calcext:value-type="float">
            <text:p>0.216527462005615</text:p>
          </table:table-cell>
          <table:table-cell table:style-name="ce1" office:value-type="float" office:value="0.216808080673218" calcext:value-type="float">
            <text:p>0.216808080673218</text:p>
          </table:table-cell>
          <table:table-cell table:style-name="ce1" office:value-type="float" office:value="0.217208385467529" calcext:value-type="float">
            <text:p>0.217208385467529</text:p>
          </table:table-cell>
          <table:table-cell table:style-name="ce1" office:value-type="float" office:value="0.217907905578613" calcext:value-type="float">
            <text:p>0.217907905578613</text:p>
          </table:table-cell>
          <table:table-cell table:style-name="ce1" office:value-type="float" office:value="0.216651439666748" calcext:value-type="float">
            <text:p>0.216651439666748</text:p>
          </table:table-cell>
          <table:table-cell table:style-name="ce1" office:value-type="float" office:value="0.21667742729187" calcext:value-type="float">
            <text:p>0.21667742729187</text:p>
          </table:table-cell>
          <table:table-cell table:style-name="ce1" office:value-type="float" office:value="0.219391107559204" calcext:value-type="float">
            <text:p>0.219391107559204</text:p>
          </table:table-cell>
          <table:table-cell table:style-name="ce1" office:value-type="float" office:value="0.104685306549072" calcext:value-type="float">
            <text:p>0.104685306549072</text:p>
          </table:table-cell>
          <table:table-cell table:style-name="ce1" office:value-type="float" office:value="0.103588104248047" calcext:value-type="float">
            <text:p>0.103588104248047</text:p>
          </table:table-cell>
          <table:table-cell table:style-name="ce1" office:value-type="float" office:value="0.239351272583008" calcext:value-type="float">
            <text:p>0.239351272583008</text:p>
          </table:table-cell>
          <table:table-cell table:style-name="ce1" office:value-type="float" office:value="0.214359760284424" calcext:value-type="float">
            <text:p>0.214359760284424</text:p>
          </table:table-cell>
          <table:table-cell table:style-name="ce1" office:value-type="float" office:value="0.21466588973999" calcext:value-type="float">
            <text:p>0.21466588973999</text:p>
          </table:table-cell>
          <table:table-cell table:style-name="ce1" office:value-type="float" office:value="0.217167139053345" calcext:value-type="float">
            <text:p>0.217167139053345</text:p>
          </table:table-cell>
          <table:table-cell table:style-name="ce1" office:value-type="float" office:value="0.21648645401001" calcext:value-type="float">
            <text:p>0.21648645401001</text:p>
          </table:table-cell>
          <table:table-cell table:style-name="ce1" office:value-type="float" office:value="0.216518640518188" calcext:value-type="float">
            <text:p>0.216518640518188</text:p>
          </table:table-cell>
          <table:table-cell table:style-name="ce1" office:value-type="float" office:value="0.216619491577148" calcext:value-type="float">
            <text:p>0.216619491577148</text:p>
          </table:table-cell>
          <table:table-cell table:style-name="ce1" office:value-type="float" office:value="0.217742919921875" calcext:value-type="float">
            <text:p>0.217742919921875</text:p>
          </table:table-cell>
          <table:table-cell table:style-name="ce1" office:value-type="float" office:value="0.217352867126465" calcext:value-type="float">
            <text:p>0.217352867126465</text:p>
          </table:table-cell>
          <table:table-cell table:style-name="ce1" office:value-type="float" office:value="0.218270063400269" calcext:value-type="float">
            <text:p>0.218270063400269</text:p>
          </table:table-cell>
          <table:table-cell table:style-name="ce1" office:value-type="float" office:value="0.217424154281616" calcext:value-type="float">
            <text:p>0.217424154281616</text:p>
          </table:table-cell>
          <table:table-cell table:style-name="ce1" office:value-type="float" office:value="0.216622829437256" calcext:value-type="float">
            <text:p>0.216622829437256</text:p>
          </table:table-cell>
          <table:table-cell table:style-name="ce1" office:value-type="float" office:value="0.216916799545288" calcext:value-type="float">
            <text:p>0.216916799545288</text:p>
          </table:table-cell>
          <table:table-cell table:style-name="ce1" office:value-type="float" office:value="0.218392372131348" calcext:value-type="float">
            <text:p>0.218392372131348</text:p>
          </table:table-cell>
          <table:table-cell table:style-name="ce1" office:value-type="float" office:value="0.215424060821533" calcext:value-type="float">
            <text:p>0.215424060821533</text:p>
          </table:table-cell>
          <table:table-cell table:style-name="ce1" office:value-type="float" office:value="0.21671724319458" calcext:value-type="float">
            <text:p>0.21671724319458</text:p>
          </table:table-cell>
          <table:table-cell table:style-name="ce1" office:value-type="float" office:value="0.217880010604858" calcext:value-type="float">
            <text:p>0.217880010604858</text:p>
          </table:table-cell>
          <table:table-cell table:style-name="ce1" office:value-type="float" office:value="0.216984748840332" calcext:value-type="float">
            <text:p>0.216984748840332</text:p>
          </table:table-cell>
          <table:table-cell table:style-name="ce1" office:value-type="float" office:value="0.101525783538818" calcext:value-type="float">
            <text:p>0.101525783538818</text:p>
          </table:table-cell>
          <table:table-cell table:style-name="ce1" office:value-type="float" office:value="0.135893106460571" calcext:value-type="float">
            <text:p>0.135893106460571</text:p>
          </table:table-cell>
          <table:table-cell table:style-name="ce1" office:value-type="float" office:value="0.217318534851074" calcext:value-type="float">
            <text:p>0.217318534851074</text:p>
          </table:table-cell>
          <table:table-cell table:style-name="ce1" office:value-type="float" office:value="0.214246511459351" calcext:value-type="float">
            <text:p>0.214246511459351</text:p>
          </table:table-cell>
          <table:table-cell table:style-name="ce1" office:value-type="float" office:value="0.214587450027466" calcext:value-type="float">
            <text:p>0.214587450027466</text:p>
          </table:table-cell>
          <table:table-cell table:style-name="ce1" office:value-type="float" office:value="0.214996099472046" calcext:value-type="float">
            <text:p>0.214996099472046</text:p>
          </table:table-cell>
          <table:table-cell table:style-name="ce1" office:value-type="float" office:value="0.219909906387329" calcext:value-type="float">
            <text:p>0.219909906387329</text:p>
          </table:table-cell>
          <table:table-cell table:style-name="ce1" office:value-type="float" office:value="0.216227293014526" calcext:value-type="float">
            <text:p>0.216227293014526</text:p>
          </table:table-cell>
          <table:table-cell table:style-name="ce1" office:value-type="float" office:value="0.21626353263855" calcext:value-type="float">
            <text:p>0.21626353263855</text:p>
          </table:table-cell>
          <table:table-cell table:style-name="ce1" office:value-type="float" office:value="0.217091083526611" calcext:value-type="float">
            <text:p>0.217091083526611</text:p>
          </table:table-cell>
          <table:table-cell table:style-name="ce1" office:value-type="float" office:value="0.218595266342163" calcext:value-type="float">
            <text:p>0.218595266342163</text:p>
          </table:table-cell>
          <table:table-cell table:style-name="ce1" office:value-type="float" office:value="0.216339588165283" calcext:value-type="float">
            <text:p>0.216339588165283</text:p>
          </table:table-cell>
          <table:table-cell table:style-name="ce1" office:value-type="float" office:value="0.216382265090942" calcext:value-type="float">
            <text:p>0.216382265090942</text:p>
          </table:table-cell>
          <table:table-cell table:style-name="ce1" office:value-type="float" office:value="0.217528581619263" calcext:value-type="float">
            <text:p>0.217528581619263</text:p>
          </table:table-cell>
          <table:table-cell table:style-name="ce1" office:value-type="float" office:value="0.21614408493042" calcext:value-type="float">
            <text:p>0.21614408493042</text:p>
          </table:table-cell>
          <table:table-cell table:style-name="ce1" office:value-type="float" office:value="0.217327833175659" calcext:value-type="float">
            <text:p>0.217327833175659</text:p>
          </table:table-cell>
          <table:table-cell table:style-name="ce1" office:value-type="float" office:value="0.222387313842773" calcext:value-type="float">
            <text:p>0.222387313842773</text:p>
          </table:table-cell>
          <table:table-cell table:style-name="ce1" office:value-type="float" office:value="0.217144012451172" calcext:value-type="float">
            <text:p>0.217144012451172</text:p>
          </table:table-cell>
          <table:table-cell table:style-name="ce1" office:value-type="float" office:value="0.217199802398682" calcext:value-type="float">
            <text:p>0.217199802398682</text:p>
          </table:table-cell>
          <table:table-cell table:style-name="ce1" office:value-type="float" office:value="0.217854022979736" calcext:value-type="float">
            <text:p>0.217854022979736</text:p>
          </table:table-cell>
          <table:table-cell table:style-name="ce1" office:value-type="float" office:value="0.100069999694824" calcext:value-type="float">
            <text:p>0.100069999694824</text:p>
          </table:table-cell>
          <table:table-cell table:style-name="ce1" office:value-type="float" office:value="0.232980728149414" calcext:value-type="float">
            <text:p>0.232980728149414</text:p>
          </table:table-cell>
          <table:table-cell table:style-name="ce1" office:value-type="float" office:value="0.0850827693939209" calcext:value-type="float">
            <text:p>0.085082769393921</text:p>
          </table:table-cell>
          <table:table-cell table:style-name="ce1" office:value-type="float" office:value="0.100197792053223" calcext:value-type="float">
            <text:p>0.100197792053223</text:p>
          </table:table-cell>
          <table:table-cell table:style-name="ce1" office:value-type="float" office:value="0.216594457626343" calcext:value-type="float">
            <text:p>0.216594457626343</text:p>
          </table:table-cell>
          <table:table-cell table:style-name="ce1" office:value-type="float" office:value="0.216765880584717" calcext:value-type="float">
            <text:p>0.216765880584717</text:p>
          </table:table-cell>
          <table:table-cell table:style-name="ce1" office:value-type="float" office:value="0.217222452163696" calcext:value-type="float">
            <text:p>0.217222452163696</text:p>
          </table:table-cell>
          <table:table-cell table:style-name="ce1" office:value-type="float" office:value="0.216903448104858" calcext:value-type="float">
            <text:p>0.216903448104858</text:p>
          </table:table-cell>
          <table:table-cell table:style-name="ce1" office:value-type="float" office:value="0.216217994689941" calcext:value-type="float">
            <text:p>0.216217994689941</text:p>
          </table:table-cell>
          <table:table-cell table:style-name="ce1" office:value-type="float" office:value="0.217089414596558" calcext:value-type="float">
            <text:p>0.217089414596558</text:p>
          </table:table-cell>
          <table:table-cell table:style-name="ce1" office:value-type="float" office:value="0.21781325340271" calcext:value-type="float">
            <text:p>0.21781325340271</text:p>
          </table:table-cell>
          <table:table-cell table:style-name="ce1" office:value-type="float" office:value="0.216790676116943" calcext:value-type="float">
            <text:p>0.216790676116943</text:p>
          </table:table-cell>
          <table:table-cell table:style-name="ce1" office:value-type="float" office:value="0.217204332351685" calcext:value-type="float">
            <text:p>0.217204332351685</text:p>
          </table:table-cell>
          <table:table-cell table:style-name="ce1" office:value-type="float" office:value="0.217453718185425" calcext:value-type="float">
            <text:p>0.217453718185425</text:p>
          </table:table-cell>
          <table:table-cell table:style-name="ce1" office:value-type="float" office:value="0.216320037841797" calcext:value-type="float">
            <text:p>0.216320037841797</text:p>
          </table:table-cell>
          <table:table-cell table:style-name="ce1" office:value-type="float" office:value="0.218343496322632" calcext:value-type="float">
            <text:p>0.218343496322632</text:p>
          </table:table-cell>
          <table:table-cell table:style-name="ce1" office:value-type="float" office:value="0.216416835784912" calcext:value-type="float">
            <text:p>0.216416835784912</text:p>
          </table:table-cell>
          <table:table-cell table:style-name="ce1" office:value-type="float" office:value="0.217432737350464" calcext:value-type="float">
            <text:p>0.217432737350464</text:p>
          </table:table-cell>
          <table:table-cell table:style-name="ce1" office:value-type="float" office:value="0.217501640319824" calcext:value-type="float">
            <text:p>0.217501640319824</text:p>
          </table:table-cell>
          <table:table-cell table:style-name="ce1" office:value-type="float" office:value="0.21723747253418" calcext:value-type="float">
            <text:p>0.21723747253418</text:p>
          </table:table-cell>
          <table:table-cell table:style-name="ce1" office:value-type="float" office:value="0.203516671657562" calcext:value-type="float">
            <text:p>0.203516671657562</text:p>
          </table:table-cell>
          <table:table-cell table:style-name="ce1" office:value-type="float" office:value="0.0850827693939209" calcext:value-type="float">
            <text:p>0.085082769393921</text:p>
          </table:table-cell>
          <table:table-cell table:style-name="ce1" office:value-type="float" office:value="0.260027170181274" calcext:value-type="float">
            <text:p>0.260027170181274</text:p>
          </table:table-cell>
          <table:table-cell table:style-name="ce1" office:value-type="float" office:value="20.3516671657562" calcext:value-type="float">
            <text:p>20.351667165756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um_workers = 32</text:p>
          </table:table-cell>
          <table:table-cell table:style-name="ce1" office:value-type="string" calcext:value-type="string">
            <text:p>time3_2s</text:p>
          </table:table-cell>
          <table:table-cell table:style-name="ce1" office:value-type="float" office:value="0.100377321243286" calcext:value-type="float">
            <text:p>0.100377321243286</text:p>
          </table:table-cell>
          <table:table-cell table:style-name="ce1" office:value-type="float" office:value="0.248763084411621" calcext:value-type="float">
            <text:p>0.248763084411621</text:p>
          </table:table-cell>
          <table:table-cell table:style-name="ce1" office:value-type="float" office:value="0.215595245361328" calcext:value-type="float">
            <text:p>0.215595245361328</text:p>
          </table:table-cell>
          <table:table-cell table:style-name="ce1" office:value-type="float" office:value="0.0861754417419434" calcext:value-type="float">
            <text:p>0.086175441741943</text:p>
          </table:table-cell>
          <table:table-cell table:style-name="ce1" office:value-type="float" office:value="0.214812994003296" calcext:value-type="float">
            <text:p>0.214812994003296</text:p>
          </table:table-cell>
          <table:table-cell table:style-name="ce1" office:value-type="float" office:value="0.217654705047607" calcext:value-type="float">
            <text:p>0.217654705047607</text:p>
          </table:table-cell>
          <table:table-cell table:style-name="ce1" office:value-type="float" office:value="0.218416452407837" calcext:value-type="float">
            <text:p>0.218416452407837</text:p>
          </table:table-cell>
          <table:table-cell table:style-name="ce1" office:value-type="float" office:value="0.215774297714233" calcext:value-type="float">
            <text:p>0.215774297714233</text:p>
          </table:table-cell>
          <table:table-cell table:style-name="ce1" office:value-type="float" office:value="0.216329574584961" calcext:value-type="float">
            <text:p>0.216329574584961</text:p>
          </table:table-cell>
          <table:table-cell table:style-name="ce1" office:value-type="float" office:value="0.217318296432495" calcext:value-type="float">
            <text:p>0.217318296432495</text:p>
          </table:table-cell>
          <table:table-cell table:style-name="ce1" office:value-type="float" office:value="0.215765953063965" calcext:value-type="float">
            <text:p>0.215765953063965</text:p>
          </table:table-cell>
          <table:table-cell table:style-name="ce1" office:value-type="float" office:value="0.221898317337036" calcext:value-type="float">
            <text:p>0.221898317337036</text:p>
          </table:table-cell>
          <table:table-cell table:style-name="ce1" office:value-type="float" office:value="0.216139078140259" calcext:value-type="float">
            <text:p>0.216139078140259</text:p>
          </table:table-cell>
          <table:table-cell table:style-name="ce1" office:value-type="float" office:value="0.216408252716064" calcext:value-type="float">
            <text:p>0.216408252716064</text:p>
          </table:table-cell>
          <table:table-cell table:style-name="ce1" office:value-type="float" office:value="0.215083360671997" calcext:value-type="float">
            <text:p>0.215083360671997</text:p>
          </table:table-cell>
          <table:table-cell table:style-name="ce1" office:value-type="float" office:value="0.217257976531982" calcext:value-type="float">
            <text:p>0.217257976531982</text:p>
          </table:table-cell>
          <table:table-cell table:style-name="ce1" office:value-type="float" office:value="0.215979099273682" calcext:value-type="float">
            <text:p>0.215979099273682</text:p>
          </table:table-cell>
          <table:table-cell table:style-name="ce1" office:value-type="float" office:value="0.215723991394043" calcext:value-type="float">
            <text:p>0.215723991394043</text:p>
          </table:table-cell>
          <table:table-cell table:style-name="ce1" office:value-type="float" office:value="0.215195655822754" calcext:value-type="float">
            <text:p>0.215195655822754</text:p>
          </table:table-cell>
          <table:table-cell table:style-name="ce1" office:value-type="float" office:value="0.218725919723511" calcext:value-type="float">
            <text:p>0.218725919723511</text:p>
          </table:table-cell>
          <table:table-cell table:style-name="ce1" office:value-type="float" office:value="0.123197078704834" calcext:value-type="float">
            <text:p>0.123197078704834</text:p>
          </table:table-cell>
          <table:table-cell table:style-name="ce1" office:value-type="float" office:value="0.226324081420898" calcext:value-type="float">
            <text:p>0.226324081420898</text:p>
          </table:table-cell>
          <table:table-cell table:style-name="ce1" office:value-type="float" office:value="0.215011358261108" calcext:value-type="float">
            <text:p>0.215011358261108</text:p>
          </table:table-cell>
          <table:table-cell table:style-name="ce1" office:value-type="float" office:value="0.214958429336548" calcext:value-type="float">
            <text:p>0.214958429336548</text:p>
          </table:table-cell>
          <table:table-cell table:style-name="ce1" office:value-type="float" office:value="0.215251207351685" calcext:value-type="float">
            <text:p>0.215251207351685</text:p>
          </table:table-cell>
          <table:table-cell table:style-name="ce1" office:value-type="float" office:value="0.215486526489258" calcext:value-type="float">
            <text:p>0.215486526489258</text:p>
          </table:table-cell>
          <table:table-cell table:style-name="ce1" office:value-type="float" office:value="0.216313600540161" calcext:value-type="float">
            <text:p>0.216313600540161</text:p>
          </table:table-cell>
          <table:table-cell table:style-name="ce1" office:value-type="float" office:value="0.215410947799683" calcext:value-type="float">
            <text:p>0.215410947799683</text:p>
          </table:table-cell>
          <table:table-cell table:style-name="ce1" office:value-type="float" office:value="0.217104434967041" calcext:value-type="float">
            <text:p>0.217104434967041</text:p>
          </table:table-cell>
          <table:table-cell table:style-name="ce1" office:value-type="float" office:value="0.216420650482178" calcext:value-type="float">
            <text:p>0.216420650482178</text:p>
          </table:table-cell>
          <table:table-cell table:style-name="ce1" office:value-type="float" office:value="0.216315031051636" calcext:value-type="float">
            <text:p>0.216315031051636</text:p>
          </table:table-cell>
          <table:table-cell table:style-name="ce1" office:value-type="float" office:value="0.216128587722778" calcext:value-type="float">
            <text:p>0.216128587722778</text:p>
          </table:table-cell>
          <table:table-cell table:style-name="ce1" office:value-type="float" office:value="0.218666791915894" calcext:value-type="float">
            <text:p>0.218666791915894</text:p>
          </table:table-cell>
          <table:table-cell table:style-name="ce1" office:value-type="float" office:value="0.213875532150269" calcext:value-type="float">
            <text:p>0.213875532150269</text:p>
          </table:table-cell>
          <table:table-cell table:style-name="ce1" office:value-type="float" office:value="0.217328071594238" calcext:value-type="float">
            <text:p>0.217328071594238</text:p>
          </table:table-cell>
          <table:table-cell table:style-name="ce1" office:value-type="float" office:value="0.216562032699585" calcext:value-type="float">
            <text:p>0.216562032699585</text:p>
          </table:table-cell>
          <table:table-cell table:style-name="ce1" office:value-type="float" office:value="0.217122316360474" calcext:value-type="float">
            <text:p>0.217122316360474</text:p>
          </table:table-cell>
          <table:table-cell table:style-name="ce1" office:value-type="float" office:value="0.216530799865723" calcext:value-type="float">
            <text:p>0.216530799865723</text:p>
          </table:table-cell>
          <table:table-cell table:style-name="ce1" office:value-type="float" office:value="0.217230081558228" calcext:value-type="float">
            <text:p>0.217230081558228</text:p>
          </table:table-cell>
          <table:table-cell table:style-name="ce1" office:value-type="float" office:value="0.216809749603271" calcext:value-type="float">
            <text:p>0.216809749603271</text:p>
          </table:table-cell>
          <table:table-cell table:style-name="ce1" office:value-type="float" office:value="0.118757486343384" calcext:value-type="float">
            <text:p>0.118757486343384</text:p>
          </table:table-cell>
          <table:table-cell table:style-name="ce1" office:value-type="float" office:value="0.108766794204712" calcext:value-type="float">
            <text:p>0.108766794204712</text:p>
          </table:table-cell>
          <table:table-cell table:style-name="ce1" office:value-type="float" office:value="0.218332529067993" calcext:value-type="float">
            <text:p>0.218332529067993</text:p>
          </table:table-cell>
          <table:table-cell table:style-name="ce1" office:value-type="float" office:value="0.219988346099854" calcext:value-type="float">
            <text:p>0.219988346099854</text:p>
          </table:table-cell>
          <table:table-cell table:style-name="ce1" office:value-type="float" office:value="0.216369390487671" calcext:value-type="float">
            <text:p>0.216369390487671</text:p>
          </table:table-cell>
          <table:table-cell table:style-name="ce1" office:value-type="float" office:value="0.216605663299561" calcext:value-type="float">
            <text:p>0.216605663299561</text:p>
          </table:table-cell>
          <table:table-cell table:style-name="ce1" office:value-type="float" office:value="0.216847658157349" calcext:value-type="float">
            <text:p>0.216847658157349</text:p>
          </table:table-cell>
          <table:table-cell table:style-name="ce1" office:value-type="float" office:value="0.216447830200195" calcext:value-type="float">
            <text:p>0.216447830200195</text:p>
          </table:table-cell>
          <table:table-cell table:style-name="ce1" office:value-type="float" office:value="0.21686577796936" calcext:value-type="float">
            <text:p>0.21686577796936</text:p>
          </table:table-cell>
          <table:table-cell table:style-name="ce1" office:value-type="float" office:value="0.217249631881714" calcext:value-type="float">
            <text:p>0.217249631881714</text:p>
          </table:table-cell>
          <table:table-cell table:style-name="ce1" office:value-type="float" office:value="0.215989828109741" calcext:value-type="float">
            <text:p>0.215989828109741</text:p>
          </table:table-cell>
          <table:table-cell table:style-name="ce1" office:value-type="float" office:value="0.216599225997925" calcext:value-type="float">
            <text:p>0.216599225997925</text:p>
          </table:table-cell>
          <table:table-cell table:style-name="ce1" office:value-type="float" office:value="0.216379404067993" calcext:value-type="float">
            <text:p>0.216379404067993</text:p>
          </table:table-cell>
          <table:table-cell table:style-name="ce1" office:value-type="float" office:value="0.21692681312561" calcext:value-type="float">
            <text:p>0.21692681312561</text:p>
          </table:table-cell>
          <table:table-cell table:style-name="ce1" office:value-type="float" office:value="0.215996026992798" calcext:value-type="float">
            <text:p>0.215996026992798</text:p>
          </table:table-cell>
          <table:table-cell table:style-name="ce1" office:value-type="float" office:value="0.21644115447998" calcext:value-type="float">
            <text:p>0.21644115447998</text:p>
          </table:table-cell>
          <table:table-cell table:style-name="ce1" office:value-type="float" office:value="0.216694116592407" calcext:value-type="float">
            <text:p>0.216694116592407</text:p>
          </table:table-cell>
          <table:table-cell table:style-name="ce1" office:value-type="float" office:value="0.215129613876343" calcext:value-type="float">
            <text:p>0.215129613876343</text:p>
          </table:table-cell>
          <table:table-cell table:style-name="ce1" office:value-type="float" office:value="0.217828989028931" calcext:value-type="float">
            <text:p>0.217828989028931</text:p>
          </table:table-cell>
          <table:table-cell table:style-name="ce1" office:value-type="float" office:value="0.21853494644165" calcext:value-type="float">
            <text:p>0.21853494644165</text:p>
          </table:table-cell>
          <table:table-cell table:style-name="ce1" office:value-type="float" office:value="0.100244283676147" calcext:value-type="float">
            <text:p>0.100244283676147</text:p>
          </table:table-cell>
          <table:table-cell table:style-name="ce1" office:value-type="float" office:value="0.246461391448975" calcext:value-type="float">
            <text:p>0.246461391448975</text:p>
          </table:table-cell>
          <table:table-cell table:style-name="ce1" office:value-type="float" office:value="0.106822729110718" calcext:value-type="float">
            <text:p>0.106822729110718</text:p>
          </table:table-cell>
          <table:table-cell table:style-name="ce1" office:value-type="float" office:value="0.242311716079712" calcext:value-type="float">
            <text:p>0.242311716079712</text:p>
          </table:table-cell>
          <table:table-cell table:style-name="ce1" office:value-type="float" office:value="0.214653730392456" calcext:value-type="float">
            <text:p>0.214653730392456</text:p>
          </table:table-cell>
          <table:table-cell table:style-name="ce1" office:value-type="float" office:value="0.214665651321411" calcext:value-type="float">
            <text:p>0.214665651321411</text:p>
          </table:table-cell>
          <table:table-cell table:style-name="ce1" office:value-type="float" office:value="0.216432571411133" calcext:value-type="float">
            <text:p>0.216432571411133</text:p>
          </table:table-cell>
          <table:table-cell table:style-name="ce1" office:value-type="float" office:value="0.215593814849854" calcext:value-type="float">
            <text:p>0.215593814849854</text:p>
          </table:table-cell>
          <table:table-cell table:style-name="ce1" office:value-type="float" office:value="0.217859029769897" calcext:value-type="float">
            <text:p>0.217859029769897</text:p>
          </table:table-cell>
          <table:table-cell table:style-name="ce1" office:value-type="float" office:value="0.217841625213623" calcext:value-type="float">
            <text:p>0.217841625213623</text:p>
          </table:table-cell>
          <table:table-cell table:style-name="ce1" office:value-type="float" office:value="0.216110229492187" calcext:value-type="float">
            <text:p>0.216110229492187</text:p>
          </table:table-cell>
          <table:table-cell table:style-name="ce1" office:value-type="float" office:value="0.216554164886475" calcext:value-type="float">
            <text:p>0.216554164886475</text:p>
          </table:table-cell>
          <table:table-cell table:style-name="ce1" office:value-type="float" office:value="0.21668815612793" calcext:value-type="float">
            <text:p>0.21668815612793</text:p>
          </table:table-cell>
          <table:table-cell table:style-name="ce1" office:value-type="float" office:value="0.215693950653076" calcext:value-type="float">
            <text:p>0.215693950653076</text:p>
          </table:table-cell>
          <table:table-cell table:style-name="ce1" office:value-type="float" office:value="0.216610908508301" calcext:value-type="float">
            <text:p>0.216610908508301</text:p>
          </table:table-cell>
          <table:table-cell table:style-name="ce1" office:value-type="float" office:value="0.216339826583862" calcext:value-type="float">
            <text:p>0.216339826583862</text:p>
          </table:table-cell>
          <table:table-cell table:style-name="ce1" office:value-type="float" office:value="0.21682596206665" calcext:value-type="float">
            <text:p>0.21682596206665</text:p>
          </table:table-cell>
          <table:table-cell table:style-name="ce1" office:value-type="float" office:value="0.216227293014526" calcext:value-type="float">
            <text:p>0.216227293014526</text:p>
          </table:table-cell>
          <table:table-cell table:style-name="ce1" office:value-type="float" office:value="0.21764063835144" calcext:value-type="float">
            <text:p>0.21764063835144</text:p>
          </table:table-cell>
          <table:table-cell table:style-name="ce1" office:value-type="float" office:value="0.218045473098755" calcext:value-type="float">
            <text:p>0.218045473098755</text:p>
          </table:table-cell>
          <table:table-cell table:style-name="ce1" office:value-type="float" office:value="0.106877565383911" calcext:value-type="float">
            <text:p>0.106877565383911</text:p>
          </table:table-cell>
          <table:table-cell table:style-name="ce1" office:value-type="float" office:value="0.220131397247314" calcext:value-type="float">
            <text:p>0.220131397247314</text:p>
          </table:table-cell>
          <table:table-cell table:style-name="ce1" office:value-type="float" office:value="0.212843418121338" calcext:value-type="float">
            <text:p>0.212843418121338</text:p>
          </table:table-cell>
          <table:table-cell table:style-name="ce1" office:value-type="float" office:value="0.215083599090576" calcext:value-type="float">
            <text:p>0.215083599090576</text:p>
          </table:table-cell>
          <table:table-cell table:style-name="ce1" office:value-type="float" office:value="0.216620206832886" calcext:value-type="float">
            <text:p>0.216620206832886</text:p>
          </table:table-cell>
          <table:table-cell table:style-name="ce1" office:value-type="float" office:value="0.21459698677063" calcext:value-type="float">
            <text:p>0.21459698677063</text:p>
          </table:table-cell>
          <table:table-cell table:style-name="ce1" office:value-type="float" office:value="0.216156005859375" calcext:value-type="float">
            <text:p>0.216156005859375</text:p>
          </table:table-cell>
          <table:table-cell table:style-name="ce1" office:value-type="float" office:value="0.216750144958496" calcext:value-type="float">
            <text:p>0.216750144958496</text:p>
          </table:table-cell>
          <table:table-cell table:style-name="ce1" office:value-type="float" office:value="0.215629577636719" calcext:value-type="float">
            <text:p>0.215629577636719</text:p>
          </table:table-cell>
          <table:table-cell table:style-name="ce1" office:value-type="float" office:value="0.216003894805908" calcext:value-type="float">
            <text:p>0.216003894805908</text:p>
          </table:table-cell>
          <table:table-cell table:style-name="ce1" office:value-type="float" office:value="0.217291831970215" calcext:value-type="float">
            <text:p>0.217291831970215</text:p>
          </table:table-cell>
          <table:table-cell table:style-name="ce1" office:value-type="float" office:value="0.216687917709351" calcext:value-type="float">
            <text:p>0.216687917709351</text:p>
          </table:table-cell>
          <table:table-cell table:style-name="ce1" office:value-type="float" office:value="0.21502423286438" calcext:value-type="float">
            <text:p>0.21502423286438</text:p>
          </table:table-cell>
          <table:table-cell table:style-name="ce1" office:value-type="float" office:value="0.216504096984863" calcext:value-type="float">
            <text:p>0.216504096984863</text:p>
          </table:table-cell>
          <table:table-cell table:style-name="ce1" office:value-type="float" office:value="0.216346263885498" calcext:value-type="float">
            <text:p>0.216346263885498</text:p>
          </table:table-cell>
          <table:table-cell table:style-name="ce1" office:value-type="float" office:value="0.215232610702515" calcext:value-type="float">
            <text:p>0.215232610702515</text:p>
          </table:table-cell>
          <table:table-cell table:style-name="ce1" office:value-type="float" office:value="0.217298269271851" calcext:value-type="float">
            <text:p>0.217298269271851</text:p>
          </table:table-cell>
          <table:table-cell table:style-name="ce1" office:value-type="float" office:value="0.21591329574585" calcext:value-type="float">
            <text:p>0.21591329574585</text:p>
          </table:table-cell>
          <table:table-cell table:style-name="ce1" office:value-type="float" office:value="0.216643333435059" calcext:value-type="float">
            <text:p>0.216643333435059</text:p>
          </table:table-cell>
          <table:table-cell table:style-name="ce1" office:value-type="float" office:value="0.217614889144897" calcext:value-type="float">
            <text:p>0.217614889144897</text:p>
          </table:table-cell>
          <table:table-cell table:style-name="ce1" office:value-type="float" office:value="0.208690662384033" calcext:value-type="float">
            <text:p>0.208690662384033</text:p>
          </table:table-cell>
          <table:table-cell table:style-name="ce1" office:value-type="float" office:value="0.0861754417419434" calcext:value-type="float">
            <text:p>0.086175441741943</text:p>
          </table:table-cell>
          <table:table-cell table:style-name="ce1" office:value-type="float" office:value="0.248763084411621" calcext:value-type="float">
            <text:p>0.248763084411621</text:p>
          </table:table-cell>
          <table:table-cell table:style-name="ce1" office:value-type="float" office:value="20.8690662384033" calcext:value-type="float">
            <text:p>20.8690662384033</text:p>
          </table:table-cell>
          <table:table-cell table:number-columns-repeated="4"/>
        </table:table-row>
        <table:table-row table:style-name="ro2" table:number-rows-repeated="1048439">
          <table:table-cell table:number-columns-repeated="110"/>
        </table:table-row>
        <table:table-row table:style-name="ro2">
          <table:table-cell table:number-columns-repeated="110"/>
        </table:table-row>
      </table:table>
      <table:table table:name="工作表2" table:style-name="ta2">
        <office:forms form:automatic-focus="false" form:apply-design-mode="false"/>
        <table:shapes>
          <draw:frame draw:z-index="0" draw:style-name="gr1" draw:text-style-name="P1" svg:width="159.99mm" svg:height="89.99mm" svg:x="142.8mm" svg:y="43.4mm">
            <draw:object draw:notify-on-update-of-ranges="工作表2.B1:工作表2.B1 工作表2.B2:工作表2.B34 工作表2.C1:工作表2.C1 工作表2.C2:工作表2.C34 工作表2.D1:工作表2.D1 工作表2.D2:工作表2.D34 工作表2.E1:工作表2.E1 工作表2.E2:工作表2.E34 工作表2.F1:工作表2.F1 工作表2.F2:工作表2.F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ce3"/>
        <table:table-column table:style-name="co2" table:number-columns-repeated="4" table:default-cell-style-name="ce1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求和</text:p>
          </table:table-cell>
          <table:table-cell table:style-name="ce3" office:value-type="string" calcext:value-type="string">
            <text:p>time1_3</text:p>
          </table:table-cell>
          <table:table-cell table:style-name="ce3" office:value-type="string" calcext:value-type="string">
            <text:p>time2_1</text:p>
          </table:table-cell>
          <table:table-cell table:style-name="ce3" office:value-type="string" calcext:value-type="string">
            <text:p>time3_2</text:p>
          </table:table-cell>
          <table:table-cell table:style-name="ce3" office:value-type="string" calcext:value-type="string">
            <text:p>time2_3</text:p>
          </table:table-cell>
          <table:table-cell table:style-name="ce2" office:value-type="string" calcext:value-type="string">
            <text:p>总时间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2727084159851" calcext:value-type="float">
            <text:p>6.72727084159851</text:p>
          </table:table-cell>
          <table:table-cell office:value-type="float" office:value="8.45737171173096" calcext:value-type="float">
            <text:p>8.45737171173096</text:p>
          </table:table-cell>
          <table:table-cell office:value-type="float" office:value="180.573606491089" calcext:value-type="float">
            <text:p>180.573606491089</text:p>
          </table:table-cell>
          <table:table-cell office:value-type="float" office:value="9.19122743606567" calcext:value-type="float">
            <text:p>9.19122743606567</text:p>
          </table:table-cell>
          <table:table-cell table:formula="of:=SUM([.B2:.E2])" office:value-type="float" office:value="204.949476480484" calcext:value-type="float">
            <text:p>204.9494764804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359711170197" calcext:value-type="float">
            <text:p>12.8359711170197</text:p>
          </table:table-cell>
          <table:table-cell office:value-type="float" office:value="8.67469048500061" calcext:value-type="float">
            <text:p>8.67469048500061</text:p>
          </table:table-cell>
          <table:table-cell office:value-type="float" office:value="175.395156860352" calcext:value-type="float">
            <text:p>175.395156860352</text:p>
          </table:table-cell>
          <table:table-cell office:value-type="float" office:value="8.70889329910278" calcext:value-type="float">
            <text:p>8.70889329910278</text:p>
          </table:table-cell>
          <table:table-cell table:formula="of:=SUM([.B3:.E3])" office:value-type="float" office:value="205.614711761475" calcext:value-type="float">
            <text:p>205.6147117614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3454549312592" calcext:value-type="float">
            <text:p>12.3454549312592</text:p>
          </table:table-cell>
          <table:table-cell office:value-type="float" office:value="9.0770103931427" calcext:value-type="float">
            <text:p>9.0770103931427</text:p>
          </table:table-cell>
          <table:table-cell office:value-type="float" office:value="91.6789646148682" calcext:value-type="float">
            <text:p>91.6789646148682</text:p>
          </table:table-cell>
          <table:table-cell office:value-type="float" office:value="14.1022551059723" calcext:value-type="float">
            <text:p>14.1022551059723</text:p>
          </table:table-cell>
          <table:table-cell table:formula="of:=SUM([.B4:.E4])" office:value-type="float" office:value="127.203685045242" calcext:value-type="float">
            <text:p>127.203685045242</text:p>
          </table:table-cell>
          <table:table-cell/>
          <table:table-cell office:value-type="string" calcext:value-type="string">
            <text:p>conell打开了pin_memo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3084311485291" calcext:value-type="float">
            <text:p>6.43084311485291</text:p>
          </table:table-cell>
          <table:table-cell office:value-type="float" office:value="9.70310306549072" calcext:value-type="float">
            <text:p>9.70310306549072</text:p>
          </table:table-cell>
          <table:table-cell office:value-type="float" office:value="52.7005331516266" calcext:value-type="float">
            <text:p>52.7005331516266</text:p>
          </table:table-cell>
          <table:table-cell office:value-type="float" office:value="17.0797226428986" calcext:value-type="float">
            <text:p>17.0797226428986</text:p>
          </table:table-cell>
          <table:table-cell table:formula="of:=SUM([.B5:.E5])" office:value-type="float" office:value="85.9142019748688" calcext:value-type="float">
            <text:p>85.91420197486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3178889751434" calcext:value-type="float">
            <text:p>11.3178889751434</text:p>
          </table:table-cell>
          <table:table-cell office:value-type="float" office:value="10.3654744625092" calcext:value-type="float">
            <text:p>10.3654744625092</text:p>
          </table:table-cell>
          <table:table-cell office:value-type="float" office:value="49.1593420505524" calcext:value-type="float">
            <text:p>49.1593420505524</text:p>
          </table:table-cell>
          <table:table-cell office:value-type="float" office:value="18.6274335384369" calcext:value-type="float">
            <text:p>18.6274335384369</text:p>
          </table:table-cell>
          <table:table-cell table:formula="of:=SUM([.B6:.E6])" office:value-type="float" office:value="89.4701390266419" calcext:value-type="float">
            <text:p>89.47013902664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2764685153961" calcext:value-type="float">
            <text:p>10.2764685153961</text:p>
          </table:table-cell>
          <table:table-cell office:value-type="float" office:value="10.9337224960327" calcext:value-type="float">
            <text:p>10.9337224960327</text:p>
          </table:table-cell>
          <table:table-cell office:value-type="float" office:value="41.4574468135834" calcext:value-type="float">
            <text:p>41.4574468135834</text:p>
          </table:table-cell>
          <table:table-cell office:value-type="float" office:value="19.4895482063293" calcext:value-type="float">
            <text:p>19.4895482063293</text:p>
          </table:table-cell>
          <table:table-cell table:formula="of:=SUM([.B7:.E7])" office:value-type="float" office:value="82.1571860313416" calcext:value-type="float">
            <text:p>82.1571860313416</text:p>
          </table:table-cell>
          <table:table-cell table:number-columns-repeated="2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office:value-type="float" office:value="7.51843786239624" calcext:value-type="float">
            <text:p>7.51843786239624</text:p>
          </table:table-cell>
          <table:table-cell office:value-type="float" office:value="14.9412834644318" calcext:value-type="float">
            <text:p>14.9412834644318</text:p>
          </table:table-cell>
          <table:table-cell office:value-type="float" office:value="42.5438017845154" calcext:value-type="float">
            <text:p>42.5438017845154</text:p>
          </table:table-cell>
          <table:table-cell office:value-type="float" office:value="21.1850147247314" calcext:value-type="float">
            <text:p>21.1850147247314</text:p>
          </table:table-cell>
          <table:table-cell table:formula="of:=SUM([.B8:.E8])" office:value-type="float" office:value="86.1885378360748" calcext:value-type="float">
            <text:p>86.188537836074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3353924751282" calcext:value-type="float">
            <text:p>4.83353924751282</text:p>
          </table:table-cell>
          <table:table-cell office:value-type="float" office:value="15.8180606365204" calcext:value-type="float">
            <text:p>15.8180606365204</text:p>
          </table:table-cell>
          <table:table-cell office:value-type="float" office:value="38.6751408576965" calcext:value-type="float">
            <text:p>38.6751408576965</text:p>
          </table:table-cell>
          <table:table-cell office:value-type="float" office:value="20.1372585296631" calcext:value-type="float">
            <text:p>20.1372585296631</text:p>
          </table:table-cell>
          <table:table-cell table:formula="of:=SUM([.B9:.E9])" office:value-type="float" office:value="79.4639992713928" calcext:value-type="float">
            <text:p>79.463999271392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85804271698" calcext:value-type="float">
            <text:p>5.785804271698</text:p>
          </table:table-cell>
          <table:table-cell office:value-type="float" office:value="16.5025947093964" calcext:value-type="float">
            <text:p>16.5025947093964</text:p>
          </table:table-cell>
          <table:table-cell office:value-type="float" office:value="39.5954618453979" calcext:value-type="float">
            <text:p>39.5954618453979</text:p>
          </table:table-cell>
          <table:table-cell office:value-type="float" office:value="19.9836061000824" calcext:value-type="float">
            <text:p>19.9836061000824</text:p>
          </table:table-cell>
          <table:table-cell table:formula="of:=SUM([.B10:.E10])" office:value-type="float" office:value="81.8674669265747" calcext:value-type="float">
            <text:p>81.867466926574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0042877197266" calcext:value-type="float">
            <text:p>3.90042877197266</text:p>
          </table:table-cell>
          <table:table-cell office:value-type="float" office:value="17.4304084777832" calcext:value-type="float">
            <text:p>17.4304084777832</text:p>
          </table:table-cell>
          <table:table-cell office:value-type="float" office:value="38.3135125637054" calcext:value-type="float">
            <text:p>38.3135125637054</text:p>
          </table:table-cell>
          <table:table-cell office:value-type="float" office:value="19.9412159919739" calcext:value-type="float">
            <text:p>19.9412159919739</text:p>
          </table:table-cell>
          <table:table-cell table:formula="of:=SUM([.B11:.E11])" office:value-type="float" office:value="79.5855658054352" calcext:value-type="float">
            <text:p>79.58556580543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6137609481812" calcext:value-type="float">
            <text:p>1.56137609481812</text:p>
          </table:table-cell>
          <table:table-cell office:value-type="float" office:value="22.6482183933258" calcext:value-type="float">
            <text:p>22.6482183933258</text:p>
          </table:table-cell>
          <table:table-cell office:value-type="float" office:value="35.16983294487" calcext:value-type="float">
            <text:p>35.16983294487</text:p>
          </table:table-cell>
          <table:table-cell office:value-type="float" office:value="21.9260189533234" calcext:value-type="float">
            <text:p>21.9260189533234</text:p>
          </table:table-cell>
          <table:table-cell table:formula="of:=SUM([.B12:.E12])" office:value-type="float" office:value="81.3054463863373" calcext:value-type="float">
            <text:p>81.305446386337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9879460334778" calcext:value-type="float">
            <text:p>1.19879460334778</text:p>
          </table:table-cell>
          <table:table-cell office:value-type="float" office:value="23.2077677249908" calcext:value-type="float">
            <text:p>23.2077677249908</text:p>
          </table:table-cell>
          <table:table-cell office:value-type="float" office:value="37.888210773468" calcext:value-type="float">
            <text:p>37.888210773468</text:p>
          </table:table-cell>
          <table:table-cell office:value-type="float" office:value="20.4801073074341" calcext:value-type="float">
            <text:p>20.4801073074341</text:p>
          </table:table-cell>
          <table:table-cell table:formula="of:=SUM([.B13:.E13])" office:value-type="float" office:value="82.7748804092407" calcext:value-type="float">
            <text:p>82.774880409240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38443422317505" calcext:value-type="float">
            <text:p>0.938443422317505</text:p>
          </table:table-cell>
          <table:table-cell office:value-type="float" office:value="26.6032612323761" calcext:value-type="float">
            <text:p>26.6032612323761</text:p>
          </table:table-cell>
          <table:table-cell office:value-type="float" office:value="36.1848275661468" calcext:value-type="float">
            <text:p>36.1848275661468</text:p>
          </table:table-cell>
          <table:table-cell office:value-type="float" office:value="20.7048392295837" calcext:value-type="float">
            <text:p>20.7048392295837</text:p>
          </table:table-cell>
          <table:table-cell table:formula="of:=SUM([.B14:.E14])" office:value-type="float" office:value="84.4313714504242" calcext:value-type="float">
            <text:p>84.431371450424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022876739502" calcext:value-type="float">
            <text:p>1.2022876739502</text:p>
          </table:table-cell>
          <table:table-cell office:value-type="float" office:value="32.865932226181" calcext:value-type="float">
            <text:p>32.865932226181</text:p>
          </table:table-cell>
          <table:table-cell office:value-type="float" office:value="36.4146780967712" calcext:value-type="float">
            <text:p>36.4146780967712</text:p>
          </table:table-cell>
          <table:table-cell office:value-type="float" office:value="20.6820645332336" calcext:value-type="float">
            <text:p>20.6820645332336</text:p>
          </table:table-cell>
          <table:table-cell table:formula="of:=SUM([.B15:.E15])" office:value-type="float" office:value="91.1649625301361" calcext:value-type="float">
            <text:p>91.16496253013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0347080230713" calcext:value-type="float">
            <text:p>0.310347080230713</text:p>
          </table:table-cell>
          <table:table-cell office:value-type="float" office:value="27.1440916061401" calcext:value-type="float">
            <text:p>27.1440916061401</text:p>
          </table:table-cell>
          <table:table-cell office:value-type="float" office:value="37.0380446910858" calcext:value-type="float">
            <text:p>37.0380446910858</text:p>
          </table:table-cell>
          <table:table-cell office:value-type="float" office:value="21.0051970481873" calcext:value-type="float">
            <text:p>21.0051970481873</text:p>
          </table:table-cell>
          <table:table-cell table:formula="of:=SUM([.B16:.E16])" office:value-type="float" office:value="85.4976804256439" calcext:value-type="float">
            <text:p>85.497680425643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3322277069092" calcext:value-type="float">
            <text:p>0.343322277069092</text:p>
          </table:table-cell>
          <table:table-cell office:value-type="float" office:value="33.2779948711395" calcext:value-type="float">
            <text:p>33.2779948711395</text:p>
          </table:table-cell>
          <table:table-cell office:value-type="float" office:value="36.1833710670471" calcext:value-type="float">
            <text:p>36.1833710670471</text:p>
          </table:table-cell>
          <table:table-cell office:value-type="float" office:value="20.5771617889404" calcext:value-type="float">
            <text:p>20.5771617889404</text:p>
          </table:table-cell>
          <table:table-cell table:formula="of:=SUM([.B17:.E17])" office:value-type="float" office:value="90.3818500041962" calcext:value-type="float">
            <text:p>90.381850004196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5480852127075" calcext:value-type="float">
            <text:p>0.415480852127075</text:p>
          </table:table-cell>
          <table:table-cell office:value-type="float" office:value="31.6919386386871" calcext:value-type="float">
            <text:p>31.6919386386871</text:p>
          </table:table-cell>
          <table:table-cell office:value-type="float" office:value="37.8634738922119" calcext:value-type="float">
            <text:p>37.8634738922119</text:p>
          </table:table-cell>
          <table:table-cell office:value-type="float" office:value="21.4818823337555" calcext:value-type="float">
            <text:p>21.4818823337555</text:p>
          </table:table-cell>
          <table:table-cell table:formula="of:=SUM([.B18:.E18])" office:value-type="float" office:value="91.4527757167816" calcext:value-type="float">
            <text:p>91.45277571678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7755012512207" calcext:value-type="float">
            <text:p>0.37755012512207</text:p>
          </table:table-cell>
          <table:table-cell office:value-type="float" office:value="39.17378282547" calcext:value-type="float">
            <text:p>39.17378282547</text:p>
          </table:table-cell>
          <table:table-cell office:value-type="float" office:value="36.2379977703094" calcext:value-type="float">
            <text:p>36.2379977703094</text:p>
          </table:table-cell>
          <table:table-cell office:value-type="float" office:value="22.0062649250031" calcext:value-type="float">
            <text:p>22.0062649250031</text:p>
          </table:table-cell>
          <table:table-cell table:formula="of:=SUM([.B19:.E19])" office:value-type="float" office:value="97.7955956459045" calcext:value-type="float">
            <text:p>97.79559564590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2663249969482" calcext:value-type="float">
            <text:p>0.382663249969482</text:p>
          </table:table-cell>
          <table:table-cell office:value-type="float" office:value="32.7948536872864" calcext:value-type="float">
            <text:p>32.7948536872864</text:p>
          </table:table-cell>
          <table:table-cell office:value-type="float" office:value="36.8291325569153" calcext:value-type="float">
            <text:p>36.8291325569153</text:p>
          </table:table-cell>
          <table:table-cell office:value-type="float" office:value="21.7678904533386" calcext:value-type="float">
            <text:p>21.7678904533386</text:p>
          </table:table-cell>
          <table:table-cell table:formula="of:=SUM([.B20:.E20])" office:value-type="float" office:value="91.7745399475098" calcext:value-type="float">
            <text:p>91.774539947509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11632299423218" calcext:value-type="float">
            <text:p>0.411632299423218</text:p>
          </table:table-cell>
          <table:table-cell office:value-type="float" office:value="36.8517594337463" calcext:value-type="float">
            <text:p>36.8517594337463</text:p>
          </table:table-cell>
          <table:table-cell office:value-type="float" office:value="38.4521722793579" calcext:value-type="float">
            <text:p>38.4521722793579</text:p>
          </table:table-cell>
          <table:table-cell office:value-type="float" office:value="20.9624145030975" calcext:value-type="float">
            <text:p>20.9624145030975</text:p>
          </table:table-cell>
          <table:table-cell table:formula="of:=SUM([.B21:.E21])" office:value-type="float" office:value="96.677978515625" calcext:value-type="float">
            <text:p>96.6779785156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3028688430786" calcext:value-type="float">
            <text:p>0.443028688430786</text:p>
          </table:table-cell>
          <table:table-cell office:value-type="float" office:value="26.4936153888702" calcext:value-type="float">
            <text:p>26.4936153888702</text:p>
          </table:table-cell>
          <table:table-cell office:value-type="float" office:value="47.2754607200623" calcext:value-type="float">
            <text:p>47.2754607200623</text:p>
          </table:table-cell>
          <table:table-cell office:value-type="float" office:value="21.203693151474" calcext:value-type="float">
            <text:p>21.203693151474</text:p>
          </table:table-cell>
          <table:table-cell table:formula="of:=SUM([.B22:.E22])" office:value-type="float" office:value="95.4157979488373" calcext:value-type="float">
            <text:p>95.415797948837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66876268386841" calcext:value-type="float">
            <text:p>0.466876268386841</text:p>
          </table:table-cell>
          <table:table-cell office:value-type="float" office:value="54.0235724449158" calcext:value-type="float">
            <text:p>54.0235724449158</text:p>
          </table:table-cell>
          <table:table-cell office:value-type="float" office:value="43.973301410675" calcext:value-type="float">
            <text:p>43.973301410675</text:p>
          </table:table-cell>
          <table:table-cell office:value-type="float" office:value="21.9461154937744" calcext:value-type="float">
            <text:p>21.9461154937744</text:p>
          </table:table-cell>
          <table:table-cell table:formula="of:=SUM([.B23:.E23])" office:value-type="float" office:value="120.409865617752" calcext:value-type="float">
            <text:p>120.40986561775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1715688705444" calcext:value-type="float">
            <text:p>0.471715688705444</text:p>
          </table:table-cell>
          <table:table-cell office:value-type="float" office:value="41.8947913646698" calcext:value-type="float">
            <text:p>41.8947913646698</text:p>
          </table:table-cell>
          <table:table-cell office:value-type="float" office:value="41.641702413559" calcext:value-type="float">
            <text:p>41.641702413559</text:p>
          </table:table-cell>
          <table:table-cell office:value-type="float" office:value="21.7607452869415" calcext:value-type="float">
            <text:p>21.7607452869415</text:p>
          </table:table-cell>
          <table:table-cell table:formula="of:=SUM([.B24:.E24])" office:value-type="float" office:value="105.768954753876" calcext:value-type="float">
            <text:p>105.7689547538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9080190658569" calcext:value-type="float">
            <text:p>0.489080190658569</text:p>
          </table:table-cell>
          <table:table-cell office:value-type="float" office:value="26.5609230995178" calcext:value-type="float">
            <text:p>26.5609230995178</text:p>
          </table:table-cell>
          <table:table-cell office:value-type="float" office:value="48.0597259998322" calcext:value-type="float">
            <text:p>48.0597259998322</text:p>
          </table:table-cell>
          <table:table-cell office:value-type="float" office:value="21.2426009178162" calcext:value-type="float">
            <text:p>21.2426009178162</text:p>
          </table:table-cell>
          <table:table-cell table:formula="of:=SUM([.B25:.E25])" office:value-type="float" office:value="96.3523302078247" calcext:value-type="float">
            <text:p>96.352330207824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8365354537964" calcext:value-type="float">
            <text:p>0.548365354537964</text:p>
          </table:table-cell>
          <table:table-cell office:value-type="float" office:value="47.5552067756653" calcext:value-type="float">
            <text:p>47.5552067756653</text:p>
          </table:table-cell>
          <table:table-cell office:value-type="float" office:value="47.9725751876831" calcext:value-type="float">
            <text:p>47.9725751876831</text:p>
          </table:table-cell>
          <table:table-cell office:value-type="float" office:value="21.288010597229" calcext:value-type="float">
            <text:p>21.288010597229</text:p>
          </table:table-cell>
          <table:table-cell table:formula="of:=SUM([.B26:.E26])" office:value-type="float" office:value="117.364157915115" calcext:value-type="float">
            <text:p>117.36415791511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33302545547485" calcext:value-type="float">
            <text:p>0.533302545547485</text:p>
          </table:table-cell>
          <table:table-cell office:value-type="float" office:value="52.4745011329651" calcext:value-type="float">
            <text:p>52.4745011329651</text:p>
          </table:table-cell>
          <table:table-cell office:value-type="float" office:value="44.2621233463287" calcext:value-type="float">
            <text:p>44.2621233463287</text:p>
          </table:table-cell>
          <table:table-cell office:value-type="float" office:value="21.4154477119446" calcext:value-type="float">
            <text:p>21.4154477119446</text:p>
          </table:table-cell>
          <table:table-cell table:formula="of:=SUM([.B27:.E27])" office:value-type="float" office:value="118.685374736786" calcext:value-type="float">
            <text:p>118.685374736786</text:p>
          </table:table-cell>
          <table:table-cell>
            <draw:frame table:end-cell-address="工作表2.N45" table:end-x="6.6mm" table:end-y="2.97mm" draw:z-index="1" draw:name="图表 1" draw:style-name="gr2" draw:text-style-name="P2" svg:width="149.75mm" svg:height="88.05mm" svg:x="14.9mm" svg:y="1.42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64738512039185" calcext:value-type="float">
            <text:p>0.564738512039185</text:p>
          </table:table-cell>
          <table:table-cell office:value-type="float" office:value="41.5043408870697" calcext:value-type="float">
            <text:p>41.5043408870697</text:p>
          </table:table-cell>
          <table:table-cell office:value-type="float" office:value="47.3880259990692" calcext:value-type="float">
            <text:p>47.3880259990692</text:p>
          </table:table-cell>
          <table:table-cell office:value-type="float" office:value="20.9859337806702" calcext:value-type="float">
            <text:p>20.9859337806702</text:p>
          </table:table-cell>
          <table:table-cell table:formula="of:=SUM([.B28:.E28])" office:value-type="float" office:value="110.443039178848" calcext:value-type="float">
            <text:p>110.4430391788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80321073532105" calcext:value-type="float">
            <text:p>0.580321073532105</text:p>
          </table:table-cell>
          <table:table-cell office:value-type="float" office:value="37.8116037845612" calcext:value-type="float">
            <text:p>37.8116037845612</text:p>
          </table:table-cell>
          <table:table-cell office:value-type="float" office:value="53.8979418277741" calcext:value-type="float">
            <text:p>53.8979418277741</text:p>
          </table:table-cell>
          <table:table-cell office:value-type="float" office:value="20.7665379047394" calcext:value-type="float">
            <text:p>20.7665379047394</text:p>
          </table:table-cell>
          <table:table-cell table:formula="of:=SUM([.B29:.E29])" office:value-type="float" office:value="113.056404590607" calcext:value-type="float">
            <text:p>113.05640459060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08943700790405" calcext:value-type="float">
            <text:p>0.608943700790405</text:p>
          </table:table-cell>
          <table:table-cell office:value-type="float" office:value="36.7922255992889" calcext:value-type="float">
            <text:p>36.7922255992889</text:p>
          </table:table-cell>
          <table:table-cell office:value-type="float" office:value="46.0830571651459" calcext:value-type="float">
            <text:p>46.0830571651459</text:p>
          </table:table-cell>
          <table:table-cell office:value-type="float" office:value="21.1350610256195" calcext:value-type="float">
            <text:p>21.1350610256195</text:p>
          </table:table-cell>
          <table:table-cell table:formula="of:=SUM([.B30:.E30])" office:value-type="float" office:value="104.619287490845" calcext:value-type="float">
            <text:p>104.61928749084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61123371124268" calcext:value-type="float">
            <text:p>0.561123371124268</text:p>
          </table:table-cell>
          <table:table-cell office:value-type="float" office:value="56.0949261188507" calcext:value-type="float">
            <text:p>56.0949261188507</text:p>
          </table:table-cell>
          <table:table-cell office:value-type="float" office:value="50.7755825519562" calcext:value-type="float">
            <text:p>50.7755825519562</text:p>
          </table:table-cell>
          <table:table-cell office:value-type="float" office:value="21.1515476703644" calcext:value-type="float">
            <text:p>21.1515476703644</text:p>
          </table:table-cell>
          <table:table-cell table:formula="of:=SUM([.B31:.E31])" office:value-type="float" office:value="128.583179712296" calcext:value-type="float">
            <text:p>128.58317971229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5739860534668" calcext:value-type="float">
            <text:p>0.575739860534668</text:p>
          </table:table-cell>
          <table:table-cell office:value-type="float" office:value="29.7886328697205" calcext:value-type="float">
            <text:p>29.7886328697205</text:p>
          </table:table-cell>
          <table:table-cell office:value-type="float" office:value="49.5753231048584" calcext:value-type="float">
            <text:p>49.5753231048584</text:p>
          </table:table-cell>
          <table:table-cell office:value-type="float" office:value="20.1115589141846" calcext:value-type="float">
            <text:p>20.1115589141846</text:p>
          </table:table-cell>
          <table:table-cell table:formula="of:=SUM([.B32:.E32])" office:value-type="float" office:value="100.051254749298" calcext:value-type="float">
            <text:p>100.05125474929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92743635177612" calcext:value-type="float">
            <text:p>0.592743635177612</text:p>
          </table:table-cell>
          <table:table-cell office:value-type="float" office:value="44.6566252708435" calcext:value-type="float">
            <text:p>44.6566252708435</text:p>
          </table:table-cell>
          <table:table-cell office:value-type="float" office:value="47.9184186458588" calcext:value-type="float">
            <text:p>47.9184186458588</text:p>
          </table:table-cell>
          <table:table-cell office:value-type="float" office:value="20.3516671657562" calcext:value-type="float">
            <text:p>20.3516671657562</text:p>
          </table:table-cell>
          <table:table-cell table:formula="of:=SUM([.B33:.E33])" office:value-type="float" office:value="113.519454717636" calcext:value-type="float">
            <text:p>113.51945471763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00196838378906" calcext:value-type="float">
            <text:p>0.600196838378906</text:p>
          </table:table-cell>
          <table:table-cell office:value-type="float" office:value="43.8589117527008" calcext:value-type="float">
            <text:p>43.8589117527008</text:p>
          </table:table-cell>
          <table:table-cell table:style-name="ce3" office:value-type="float" office:value="48.0144410133362" calcext:value-type="float">
            <text:p>48.0144410133362</text:p>
          </table:table-cell>
          <table:table-cell office:value-type="float" office:value="20.8690662384033" calcext:value-type="float">
            <text:p>20.8690662384033</text:p>
          </table:table-cell>
          <table:table-cell table:formula="of:=SUM([.B34:.E34])" office:value-type="float" office:value="113.342615842819" calcext:value-type="float">
            <text:p>113.34261584281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DF1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宋体" svg:font-family="宋体"/>
    <style:font-face style:name="等线" svg:font-family="等线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number:text>¥</number:text>
      <number:number number:decimal-places="0" loext:min-decimal-places="0" number:min-integer-digits="1" number:grouping="true"/>
    </number:number-style>
    <number:number-style style:name="N124">
      <number:text>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loext:min-decimal-places="2" number:min-integer-digits="1" number:grouping="true"/>
    </number:number-style>
    <number:number-style style:name="N126">
      <number:text>¥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¥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5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5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6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27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28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zh" number:country="CN">
      <number:year number:style="long"/>
      <number:text>年</number:text>
      <number:month/>
      <number:text>月</number:text>
    </number:date-style>
    <number:date-style style:name="N10130" number:language="zh" number:country="CN">
      <number:month/>
      <number:text>月</number:text>
      <number:day/>
      <number:text>日</number:text>
    </number:date-style>
    <number:date-style style:name="N10131" number:language="zh" number:country="CN">
      <number:month/>
      <number:text>-</number:text>
      <number:day/>
      <number:text>-</number:text>
      <number:year/>
    </number:date-style>
    <number:date-style style:name="N10132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33" number:language="zh" number:country="CN">
      <number:hours/>
      <number:text>时</number:text>
      <number:minutes number:style="long"/>
      <number:text>分</number:text>
    </number:time-style>
    <number:time-style style:name="N10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好" style:display-name="Excel_BuiltIn_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1T14:19:02.286907178</dc:date>
    <meta:editing-duration>PT19M1S</meta:editing-duration>
    <meta:editing-cycles>2</meta:editing-cycles>
    <meta:generator>LibreOffice/6.0.7.3$Linux_X86_64 LibreOffice_project/00m0$Build-3</meta:generator>
    <meta:document-statistic meta:table-count="2" meta:cell-count="804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3.242cm" style:legend-expansion="high" chart:style-name="ch2"/>
        <chart:plot-area chart:style-name="ch3" table:cell-range-address="Sheet1.G1:Sheet1.J34" chart:data-source-has-labels="row" svg:x="0.32cm" svg:y="0.18cm" svg:width="13.573cm" svg:height="8.64cm">
          <chartooo:coordinate-region svg:x="0.941cm" svg:y="0.379cm" svg:width="12.95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34" chart:label-cell-address="Sheet1.G1:Sheet1.G1" chart:class="chart:bar">
            <chart:data-point chart:repeated="33"/>
          </chart:series>
          <chart:series chart:style-name="ch8" chart:values-cell-range-address="Sheet1.H2:Sheet1.H34" chart:label-cell-address="Sheet1.H1:Sheet1.H1" chart:class="chart:bar">
            <chart:data-point chart:repeated="33"/>
          </chart:series>
          <chart:series chart:style-name="ch9" chart:values-cell-range-address="Sheet1.I2:Sheet1.I34" chart:label-cell-address="Sheet1.I1:Sheet1.I1" chart:class="chart:bar">
            <chart:data-point chart:repeated="33"/>
          </chart:series>
          <chart:series chart:style-name="ch10" chart:values-cell-range-address="Sheet1.J2:Sheet1.J34" chart:label-cell-address="Sheet1.J1:Sheet1.J1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均值</text:p>
                <draw:g>
                  <svg:desc>Sheet1.G1:Sheet1.G1</svg:desc>
                </draw:g>
              </table:table-cell>
              <table:table-cell office:value-type="string">
                <text:p>最小值</text:p>
                <draw:g>
                  <svg:desc>Sheet1.H1:Sheet1.H1</svg:desc>
                </draw:g>
              </table:table-cell>
              <table:table-cell office:value-type="string">
                <text:p>最大值</text:p>
                <draw:g>
                  <svg:desc>Sheet1.I1:Sheet1.I1</svg:desc>
                </draw:g>
              </table:table-cell>
              <table:table-cell office:value-type="string">
                <text:p>求和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181771039963">
                <text:p>1.68181771039963</text:p>
                <draw:g>
                  <svg:desc>Sheet1.G2:Sheet1.G34</svg:desc>
                </draw:g>
              </table:table-cell>
              <table:table-cell office:value-type="float" office:value="1.63996410369873">
                <text:p>1.63996410369873</text:p>
                <draw:g>
                  <svg:desc>Sheet1.H2:Sheet1.H34</svg:desc>
                </draw:g>
              </table:table-cell>
              <table:table-cell office:value-type="float" office:value="1.73281073570251">
                <text:p>1.73281073570251</text:p>
                <draw:g>
                  <svg:desc>Sheet1.I2:Sheet1.I34</svg:desc>
                </draw:g>
              </table:table-cell>
              <table:table-cell office:value-type="float" office:value="6.72727084159851">
                <text:p>6.72727084159851</text:p>
                <draw:g>
                  <svg:desc>Sheet1.J2:Sheet1.J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0899277925491">
                <text:p>3.20899277925491</text:p>
              </table:table-cell>
              <table:table-cell office:value-type="float" office:value="3.19718813896179">
                <text:p>3.19718813896179</text:p>
              </table:table-cell>
              <table:table-cell office:value-type="float" office:value="3.22600078582764">
                <text:p>3.22600078582764</text:p>
              </table:table-cell>
              <table:table-cell office:value-type="float" office:value="12.8359711170197">
                <text:p>12.8359711170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8636373281479">
                <text:p>3.08636373281479</text:p>
              </table:table-cell>
              <table:table-cell office:value-type="float" office:value="3.03078317642212">
                <text:p>3.03078317642212</text:p>
              </table:table-cell>
              <table:table-cell office:value-type="float" office:value="3.13547325134277">
                <text:p>3.13547325134277</text:p>
              </table:table-cell>
              <table:table-cell office:value-type="float" office:value="12.3454549312592">
                <text:p>12.3454549312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0771077871323">
                <text:p>1.60771077871323</text:p>
              </table:table-cell>
              <table:table-cell office:value-type="float" office:value="1.48538708686829">
                <text:p>1.48538708686829</text:p>
              </table:table-cell>
              <table:table-cell office:value-type="float" office:value="1.78589630126953">
                <text:p>1.78589630126953</text:p>
              </table:table-cell>
              <table:table-cell office:value-type="float" office:value="6.43084311485291">
                <text:p>6.43084311485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2947224378586">
                <text:p>2.82947224378586</text:p>
              </table:table-cell>
              <table:table-cell office:value-type="float" office:value="2.49770069122314">
                <text:p>2.49770069122314</text:p>
              </table:table-cell>
              <table:table-cell office:value-type="float" office:value="3.03677940368652">
                <text:p>3.03677940368652</text:p>
              </table:table-cell>
              <table:table-cell office:value-type="float" office:value="11.3178889751434">
                <text:p>11.3178889751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6911712884903">
                <text:p>2.56911712884903</text:p>
              </table:table-cell>
              <table:table-cell office:value-type="float" office:value="2.20280241966248">
                <text:p>2.20280241966248</text:p>
              </table:table-cell>
              <table:table-cell office:value-type="float" office:value="2.89145040512085">
                <text:p>2.89145040512085</text:p>
              </table:table-cell>
              <table:table-cell office:value-type="float" office:value="10.2764685153961">
                <text:p>10.2764685153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7960946559906">
                <text:p>1.87960946559906</text:p>
              </table:table-cell>
              <table:table-cell office:value-type="float" office:value="1.43601226806641">
                <text:p>1.43601226806641</text:p>
              </table:table-cell>
              <table:table-cell office:value-type="float" office:value="2.37748575210571">
                <text:p>2.37748575210571</text:p>
              </table:table-cell>
              <table:table-cell office:value-type="float" office:value="7.51843786239624">
                <text:p>7.51843786239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083848118782">
                <text:p>1.2083848118782</text:p>
              </table:table-cell>
              <table:table-cell office:value-type="float" office:value="0.863336324691772">
                <text:p>0.863336324691772</text:p>
              </table:table-cell>
              <table:table-cell office:value-type="float" office:value="1.43979454040527">
                <text:p>1.43979454040527</text:p>
              </table:table-cell>
              <table:table-cell office:value-type="float" office:value="4.83353924751282">
                <text:p>4.83353924751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64510679245">
                <text:p>1.4464510679245</text:p>
              </table:table-cell>
              <table:table-cell office:value-type="float" office:value="1.21397852897644">
                <text:p>1.21397852897644</text:p>
              </table:table-cell>
              <table:table-cell office:value-type="float" office:value="1.71452975273132">
                <text:p>1.71452975273132</text:p>
              </table:table-cell>
              <table:table-cell office:value-type="float" office:value="5.785804271698">
                <text:p>5.785804271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5107192993164">
                <text:p>0.975107192993164</text:p>
              </table:table-cell>
              <table:table-cell office:value-type="float" office:value="0.745720148086548">
                <text:p>0.745720148086548</text:p>
              </table:table-cell>
              <table:table-cell office:value-type="float" office:value="1.35838937759399">
                <text:p>1.35838937759399</text:p>
              </table:table-cell>
              <table:table-cell office:value-type="float" office:value="3.90042877197266">
                <text:p>3.90042877197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0344023704529">
                <text:p>0.390344023704529</text:p>
              </table:table-cell>
              <table:table-cell office:value-type="float" office:value="0.056340217590332">
                <text:p>0.056340217590332</text:p>
              </table:table-cell>
              <table:table-cell office:value-type="float" office:value="0.913849353790283">
                <text:p>0.913849353790283</text:p>
              </table:table-cell>
              <table:table-cell office:value-type="float" office:value="1.56137609481812">
                <text:p>1.56137609481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698650836945">
                <text:p>0.299698650836945</text:p>
              </table:table-cell>
              <table:table-cell office:value-type="float" office:value="0.0567660331726074">
                <text:p>0.0567660331726074</text:p>
              </table:table-cell>
              <table:table-cell office:value-type="float" office:value="0.816628456115723">
                <text:p>0.816628456115723</text:p>
              </table:table-cell>
              <table:table-cell office:value-type="float" office:value="1.19879460334778">
                <text:p>1.19879460334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4610855579376">
                <text:p>0.234610855579376</text:p>
              </table:table-cell>
              <table:table-cell office:value-type="float" office:value="0.0625624656677246">
                <text:p>0.0625624656677246</text:p>
              </table:table-cell>
              <table:table-cell office:value-type="float" office:value="0.666149616241455">
                <text:p>0.666149616241455</text:p>
              </table:table-cell>
              <table:table-cell office:value-type="float" office:value="0.938443422317505">
                <text:p>0.938443422317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0571918487549">
                <text:p>0.300571918487549</text:p>
              </table:table-cell>
              <table:table-cell office:value-type="float" office:value="0.0751004219055176">
                <text:p>0.0751004219055176</text:p>
              </table:table-cell>
              <table:table-cell office:value-type="float" office:value="0.462585687637329">
                <text:p>0.462585687637329</text:p>
              </table:table-cell>
              <table:table-cell office:value-type="float" office:value="1.2022876739502">
                <text:p>1.2022876739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75867700576782">
                <text:p>0.0775867700576782</text:p>
              </table:table-cell>
              <table:table-cell office:value-type="float" office:value="0.0760340690612793">
                <text:p>0.0760340690612793</text:p>
              </table:table-cell>
              <table:table-cell office:value-type="float" office:value="0.0800378322601318">
                <text:p>0.0800378322601318</text:p>
              </table:table-cell>
              <table:table-cell office:value-type="float" office:value="0.310347080230713">
                <text:p>0.310347080230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830569267273">
                <text:p>0.085830569267273</text:p>
              </table:table-cell>
              <table:table-cell office:value-type="float" office:value="0.0788779258728027">
                <text:p>0.0788779258728027</text:p>
              </table:table-cell>
              <table:table-cell office:value-type="float" office:value="0.0911755561828613">
                <text:p>0.0911755561828613</text:p>
              </table:table-cell>
              <table:table-cell office:value-type="float" office:value="0.343322277069092">
                <text:p>0.343322277069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3870213031769">
                <text:p>0.103870213031769</text:p>
              </table:table-cell>
              <table:table-cell office:value-type="float" office:value="0.0767009258270264">
                <text:p>0.0767009258270264</text:p>
              </table:table-cell>
              <table:table-cell office:value-type="float" office:value="0.163245916366577">
                <text:p>0.163245916366577</text:p>
              </table:table-cell>
              <table:table-cell office:value-type="float" office:value="0.415480852127075">
                <text:p>0.415480852127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43875312805176">
                <text:p>0.0943875312805176</text:p>
              </table:table-cell>
              <table:table-cell office:value-type="float" office:value="0.0731725692749023">
                <text:p>0.0731725692749023</text:p>
              </table:table-cell>
              <table:table-cell office:value-type="float" office:value="0.126499891281128">
                <text:p>0.126499891281128</text:p>
              </table:table-cell>
              <table:table-cell office:value-type="float" office:value="0.37755012512207">
                <text:p>0.37755012512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56658124923706">
                <text:p>0.0956658124923706</text:p>
              </table:table-cell>
              <table:table-cell office:value-type="float" office:value="0.0875670909881592">
                <text:p>0.0875670909881592</text:p>
              </table:table-cell>
              <table:table-cell office:value-type="float" office:value="0.10386323928833">
                <text:p>0.10386323928833</text:p>
              </table:table-cell>
              <table:table-cell office:value-type="float" office:value="0.382663249969482">
                <text:p>0.382663249969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908074855804">
                <text:p>0.102908074855804</text:p>
              </table:table-cell>
              <table:table-cell office:value-type="float" office:value="0.0903489589691162">
                <text:p>0.0903489589691162</text:p>
              </table:table-cell>
              <table:table-cell office:value-type="float" office:value="0.113319396972656">
                <text:p>0.113319396972656</text:p>
              </table:table-cell>
              <table:table-cell office:value-type="float" office:value="0.411632299423218">
                <text:p>0.411632299423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0757172107697">
                <text:p>0.110757172107697</text:p>
              </table:table-cell>
              <table:table-cell office:value-type="float" office:value="0.101888418197632">
                <text:p>0.101888418197632</text:p>
              </table:table-cell>
              <table:table-cell office:value-type="float" office:value="0.119015455245972">
                <text:p>0.119015455245972</text:p>
              </table:table-cell>
              <table:table-cell office:value-type="float" office:value="0.443028688430786">
                <text:p>0.443028688430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671906709671">
                <text:p>0.11671906709671</text:p>
              </table:table-cell>
              <table:table-cell office:value-type="float" office:value="0.105005502700806">
                <text:p>0.105005502700806</text:p>
              </table:table-cell>
              <table:table-cell office:value-type="float" office:value="0.133296489715576">
                <text:p>0.133296489715576</text:p>
              </table:table-cell>
              <table:table-cell office:value-type="float" office:value="0.466876268386841">
                <text:p>0.466876268386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7928922176361">
                <text:p>0.117928922176361</text:p>
              </table:table-cell>
              <table:table-cell office:value-type="float" office:value="0.112336397171021">
                <text:p>0.112336397171021</text:p>
              </table:table-cell>
              <table:table-cell office:value-type="float" office:value="0.125736713409424">
                <text:p>0.125736713409424</text:p>
              </table:table-cell>
              <table:table-cell office:value-type="float" office:value="0.471715688705444">
                <text:p>0.471715688705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2270047664642">
                <text:p>0.122270047664642</text:p>
              </table:table-cell>
              <table:table-cell office:value-type="float" office:value="0.11320161819458">
                <text:p>0.11320161819458</text:p>
              </table:table-cell>
              <table:table-cell office:value-type="float" office:value="0.127708673477173">
                <text:p>0.127708673477173</text:p>
              </table:table-cell>
              <table:table-cell office:value-type="float" office:value="0.489080190658569">
                <text:p>0.489080190658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7091338634491">
                <text:p>0.137091338634491</text:p>
              </table:table-cell>
              <table:table-cell office:value-type="float" office:value="0.130866050720215">
                <text:p>0.130866050720215</text:p>
              </table:table-cell>
              <table:table-cell office:value-type="float" office:value="0.146563768386841">
                <text:p>0.146563768386841</text:p>
              </table:table-cell>
              <table:table-cell office:value-type="float" office:value="0.548365354537964">
                <text:p>0.548365354537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3325636386871">
                <text:p>0.133325636386871</text:p>
              </table:table-cell>
              <table:table-cell office:value-type="float" office:value="0.129921674728394">
                <text:p>0.129921674728394</text:p>
              </table:table-cell>
              <table:table-cell office:value-type="float" office:value="0.136353254318237">
                <text:p>0.136353254318237</text:p>
              </table:table-cell>
              <table:table-cell office:value-type="float" office:value="0.533302545547485">
                <text:p>0.533302545547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1184628009796">
                <text:p>0.141184628009796</text:p>
              </table:table-cell>
              <table:table-cell office:value-type="float" office:value="0.13029932975769">
                <text:p>0.13029932975769</text:p>
              </table:table-cell>
              <table:table-cell office:value-type="float" office:value="0.154556751251221">
                <text:p>0.154556751251221</text:p>
              </table:table-cell>
              <table:table-cell office:value-type="float" office:value="0.564738512039185">
                <text:p>0.564738512039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5080268383026">
                <text:p>0.145080268383026</text:p>
              </table:table-cell>
              <table:table-cell office:value-type="float" office:value="0.136318922042847">
                <text:p>0.136318922042847</text:p>
              </table:table-cell>
              <table:table-cell office:value-type="float" office:value="0.150311231613159">
                <text:p>0.150311231613159</text:p>
              </table:table-cell>
              <table:table-cell office:value-type="float" office:value="0.580321073532105">
                <text:p>0.580321073532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2235925197601">
                <text:p>0.152235925197601</text:p>
              </table:table-cell>
              <table:table-cell office:value-type="float" office:value="0.14643931388855">
                <text:p>0.14643931388855</text:p>
              </table:table-cell>
              <table:table-cell office:value-type="float" office:value="0.165725708007813">
                <text:p>0.165725708007813</text:p>
              </table:table-cell>
              <table:table-cell office:value-type="float" office:value="0.608943700790405">
                <text:p>0.6089437007904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0280842781067">
                <text:p>0.140280842781067</text:p>
              </table:table-cell>
              <table:table-cell office:value-type="float" office:value="0.131577491760254">
                <text:p>0.131577491760254</text:p>
              </table:table-cell>
              <table:table-cell office:value-type="float" office:value="0.150979518890381">
                <text:p>0.150979518890381</text:p>
              </table:table-cell>
              <table:table-cell office:value-type="float" office:value="0.561123371124268">
                <text:p>0.561123371124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3934965133667">
                <text:p>0.143934965133667</text:p>
              </table:table-cell>
              <table:table-cell office:value-type="float" office:value="0.142959833145142">
                <text:p>0.142959833145142</text:p>
              </table:table-cell>
              <table:table-cell office:value-type="float" office:value="0.145524740219116">
                <text:p>0.145524740219116</text:p>
              </table:table-cell>
              <table:table-cell office:value-type="float" office:value="0.575739860534668">
                <text:p>0.5757398605346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8185908794403">
                <text:p>0.148185908794403</text:p>
              </table:table-cell>
              <table:table-cell office:value-type="float" office:value="0.138512134552002">
                <text:p>0.138512134552002</text:p>
              </table:table-cell>
              <table:table-cell office:value-type="float" office:value="0.162869691848755">
                <text:p>0.162869691848755</text:p>
              </table:table-cell>
              <table:table-cell office:value-type="float" office:value="0.592743635177612">
                <text:p>0.592743635177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0049209594727">
                <text:p>0.150049209594727</text:p>
              </table:table-cell>
              <table:table-cell office:value-type="float" office:value="0.147136211395264">
                <text:p>0.147136211395264</text:p>
              </table:table-cell>
              <table:table-cell office:value-type="float" office:value="0.154148578643799">
                <text:p>0.154148578643799</text:p>
              </table:table-cell>
              <table:table-cell office:value-type="float" office:value="0.600196838378906">
                <text:p>0.600196838378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3.242cm" style:legend-expansion="high" chart:style-name="ch2"/>
        <chart:plot-area chart:style-name="ch3" table:cell-range-address="Sheet1.H35:Sheet1.K68" chart:data-source-has-labels="row" svg:x="0.32cm" svg:y="0.18cm" svg:width="13.573cm" svg:height="8.64cm">
          <chartooo:coordinate-region svg:x="0.941cm" svg:y="0.379cm" svg:width="12.95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6:Sheet1.H68" chart:label-cell-address="Sheet1.H35:Sheet1.H35" chart:class="chart:bar">
            <chart:data-point chart:repeated="33"/>
          </chart:series>
          <chart:series chart:style-name="ch8" chart:values-cell-range-address="Sheet1.I36:Sheet1.I68" chart:label-cell-address="Sheet1.I35:Sheet1.I35" chart:class="chart:bar">
            <chart:data-point chart:repeated="33"/>
          </chart:series>
          <chart:series chart:style-name="ch9" chart:values-cell-range-address="Sheet1.J36:Sheet1.J68" chart:label-cell-address="Sheet1.J35:Sheet1.J35" chart:class="chart:bar">
            <chart:data-point chart:repeated="33"/>
          </chart:series>
          <chart:series chart:style-name="ch10" chart:values-cell-range-address="Sheet1.K36:Sheet1.K68" chart:label-cell-address="Sheet1.K35:Sheet1.K35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均值</text:p>
                <draw:g>
                  <svg:desc>Sheet1.H35:Sheet1.H35</svg:desc>
                </draw:g>
              </table:table-cell>
              <table:table-cell office:value-type="string">
                <text:p>最小值</text:p>
                <draw:g>
                  <svg:desc>Sheet1.I35:Sheet1.I35</svg:desc>
                </draw:g>
              </table:table-cell>
              <table:table-cell office:value-type="string">
                <text:p>最大值</text:p>
                <draw:g>
                  <svg:desc>Sheet1.J35:Sheet1.J35</svg:desc>
                </draw:g>
              </table:table-cell>
              <table:table-cell office:value-type="string">
                <text:p>求和</text:p>
                <draw:g>
                  <svg:desc>Sheet1.K35:Sheet1.K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9147434234619">
                <text:p>1.69147434234619</text:p>
                <draw:g>
                  <svg:desc>Sheet1.H36:Sheet1.H68</svg:desc>
                </draw:g>
              </table:table-cell>
              <table:table-cell office:value-type="float" office:value="1.62952876091003">
                <text:p>1.62952876091003</text:p>
                <draw:g>
                  <svg:desc>Sheet1.I36:Sheet1.I68</svg:desc>
                </draw:g>
              </table:table-cell>
              <table:table-cell office:value-type="float" office:value="1.87667512893677">
                <text:p>1.87667512893677</text:p>
                <draw:g>
                  <svg:desc>Sheet1.J36:Sheet1.J68</svg:desc>
                </draw:g>
              </table:table-cell>
              <table:table-cell office:value-type="float" office:value="8.45737171173096">
                <text:p>8.45737171173096</text:p>
                <draw:g>
                  <svg:desc>Sheet1.K36:Sheet1.K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493809700012">
                <text:p>1.73493809700012</text:p>
              </table:table-cell>
              <table:table-cell office:value-type="float" office:value="1.71123099327087">
                <text:p>1.71123099327087</text:p>
              </table:table-cell>
              <table:table-cell office:value-type="float" office:value="1.76665616035461">
                <text:p>1.76665616035461</text:p>
              </table:table-cell>
              <table:table-cell office:value-type="float" office:value="8.67469048500061">
                <text:p>8.67469048500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540207862854">
                <text:p>1.81540207862854</text:p>
              </table:table-cell>
              <table:table-cell office:value-type="float" office:value="1.75611186027527">
                <text:p>1.75611186027527</text:p>
              </table:table-cell>
              <table:table-cell office:value-type="float" office:value="1.86071586608887">
                <text:p>1.86071586608887</text:p>
              </table:table-cell>
              <table:table-cell office:value-type="float" office:value="9.0770103931427">
                <text:p>9.0770103931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062061309814">
                <text:p>1.94062061309814</text:p>
              </table:table-cell>
              <table:table-cell office:value-type="float" office:value="1.86549019813538">
                <text:p>1.86549019813538</text:p>
              </table:table-cell>
              <table:table-cell office:value-type="float" office:value="1.98356056213379">
                <text:p>1.98356056213379</text:p>
              </table:table-cell>
              <table:table-cell office:value-type="float" office:value="9.70310306549072">
                <text:p>9.70310306549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7309489250183">
                <text:p>2.07309489250183</text:p>
              </table:table-cell>
              <table:table-cell office:value-type="float" office:value="1.98033428192139">
                <text:p>1.98033428192139</text:p>
              </table:table-cell>
              <table:table-cell office:value-type="float" office:value="2.30782771110535">
                <text:p>2.30782771110535</text:p>
              </table:table-cell>
              <table:table-cell office:value-type="float" office:value="10.3654744625092">
                <text:p>10.3654744625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8674449920654">
                <text:p>2.18674449920654</text:p>
              </table:table-cell>
              <table:table-cell office:value-type="float" office:value="1.99652814865112">
                <text:p>1.99652814865112</text:p>
              </table:table-cell>
              <table:table-cell office:value-type="float" office:value="2.43927526473999">
                <text:p>2.43927526473999</text:p>
              </table:table-cell>
              <table:table-cell office:value-type="float" office:value="10.9337224960327">
                <text:p>10.9337224960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8825669288635">
                <text:p>2.98825669288635</text:p>
              </table:table-cell>
              <table:table-cell office:value-type="float" office:value="2.74492812156677">
                <text:p>2.74492812156677</text:p>
              </table:table-cell>
              <table:table-cell office:value-type="float" office:value="3.28104686737061">
                <text:p>3.28104686737061</text:p>
              </table:table-cell>
              <table:table-cell office:value-type="float" office:value="14.9412834644318">
                <text:p>14.9412834644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6361212730408">
                <text:p>3.16361212730408</text:p>
              </table:table-cell>
              <table:table-cell office:value-type="float" office:value="2.428462266922">
                <text:p>2.428462266922</text:p>
              </table:table-cell>
              <table:table-cell office:value-type="float" office:value="3.96561670303345">
                <text:p>3.96561670303345</text:p>
              </table:table-cell>
              <table:table-cell office:value-type="float" office:value="15.8180606365204">
                <text:p>15.8180606365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0051894187927">
                <text:p>3.30051894187927</text:p>
              </table:table-cell>
              <table:table-cell office:value-type="float" office:value="2.98788022994995">
                <text:p>2.98788022994995</text:p>
              </table:table-cell>
              <table:table-cell office:value-type="float" office:value="3.8749053478241">
                <text:p>3.8749053478241</text:p>
              </table:table-cell>
              <table:table-cell office:value-type="float" office:value="16.5025947093964">
                <text:p>16.5025947093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8608169555664">
                <text:p>3.48608169555664</text:p>
              </table:table-cell>
              <table:table-cell office:value-type="float" office:value="2.98453068733215">
                <text:p>2.98453068733215</text:p>
              </table:table-cell>
              <table:table-cell office:value-type="float" office:value="4.16246628761292">
                <text:p>4.16246628761292</text:p>
              </table:table-cell>
              <table:table-cell office:value-type="float" office:value="17.4304084777832">
                <text:p>17.4304084777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2964367866516">
                <text:p>4.52964367866516</text:p>
              </table:table-cell>
              <table:table-cell office:value-type="float" office:value="2.2705671787262">
                <text:p>2.2705671787262</text:p>
              </table:table-cell>
              <table:table-cell office:value-type="float" office:value="5.69398665428162">
                <text:p>5.69398665428162</text:p>
              </table:table-cell>
              <table:table-cell office:value-type="float" office:value="22.6482183933258">
                <text:p>22.6482183933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4155354499817">
                <text:p>4.64155354499817</text:p>
              </table:table-cell>
              <table:table-cell office:value-type="float" office:value="2.29358196258545">
                <text:p>2.29358196258545</text:p>
              </table:table-cell>
              <table:table-cell office:value-type="float" office:value="6.13715291023254">
                <text:p>6.13715291023254</text:p>
              </table:table-cell>
              <table:table-cell office:value-type="float" office:value="23.2077677249908">
                <text:p>23.2077677249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2065224647522">
                <text:p>5.32065224647522</text:p>
              </table:table-cell>
              <table:table-cell office:value-type="float" office:value="2.86297082901001">
                <text:p>2.86297082901001</text:p>
              </table:table-cell>
              <table:table-cell office:value-type="float" office:value="6.55890822410584">
                <text:p>6.55890822410584</text:p>
              </table:table-cell>
              <table:table-cell office:value-type="float" office:value="26.6032612323761">
                <text:p>26.603261232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7318644523621">
                <text:p>6.57318644523621</text:p>
              </table:table-cell>
              <table:table-cell office:value-type="float" office:value="5.63652968406677">
                <text:p>5.63652968406677</text:p>
              </table:table-cell>
              <table:table-cell office:value-type="float" office:value="7.30855917930603">
                <text:p>7.30855917930603</text:p>
              </table:table-cell>
              <table:table-cell office:value-type="float" office:value="32.865932226181">
                <text:p>32.865932226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2881832122803">
                <text:p>5.42881832122803</text:p>
              </table:table-cell>
              <table:table-cell office:value-type="float" office:value="3.39119219779968">
                <text:p>3.39119219779968</text:p>
              </table:table-cell>
              <table:table-cell office:value-type="float" office:value="8.44954800605774">
                <text:p>8.44954800605774</text:p>
              </table:table-cell>
              <table:table-cell office:value-type="float" office:value="27.1440916061401">
                <text:p>27.1440916061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5559897422791">
                <text:p>6.65559897422791</text:p>
              </table:table-cell>
              <table:table-cell office:value-type="float" office:value="2.26624464988708">
                <text:p>2.26624464988708</text:p>
              </table:table-cell>
              <table:table-cell office:value-type="float" office:value="8.24702143669128">
                <text:p>8.24702143669128</text:p>
              </table:table-cell>
              <table:table-cell office:value-type="float" office:value="33.2779948711395">
                <text:p>33.2779948711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3838772773743">
                <text:p>6.33838772773743</text:p>
              </table:table-cell>
              <table:table-cell office:value-type="float" office:value="2.37164807319641">
                <text:p>2.37164807319641</text:p>
              </table:table-cell>
              <table:table-cell office:value-type="float" office:value="8.93609762191772">
                <text:p>8.93609762191772</text:p>
              </table:table-cell>
              <table:table-cell office:value-type="float" office:value="31.6919386386871">
                <text:p>31.6919386386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3475656509399">
                <text:p>7.83475656509399</text:p>
              </table:table-cell>
              <table:table-cell office:value-type="float" office:value="6.83717894554138">
                <text:p>6.83717894554138</text:p>
              </table:table-cell>
              <table:table-cell office:value-type="float" office:value="8.50033330917358">
                <text:p>8.50033330917358</text:p>
              </table:table-cell>
              <table:table-cell office:value-type="float" office:value="39.17378282547">
                <text:p>39.17378282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5897073745728">
                <text:p>6.55897073745728</text:p>
              </table:table-cell>
              <table:table-cell office:value-type="float" office:value="2.3621985912323">
                <text:p>2.3621985912323</text:p>
              </table:table-cell>
              <table:table-cell office:value-type="float" office:value="9.43832087516785">
                <text:p>9.43832087516785</text:p>
              </table:table-cell>
              <table:table-cell office:value-type="float" office:value="32.7948536872864">
                <text:p>32.7948536872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7035188674927">
                <text:p>7.37035188674927</text:p>
              </table:table-cell>
              <table:table-cell office:value-type="float" office:value="2.77894377708435">
                <text:p>2.77894377708435</text:p>
              </table:table-cell>
              <table:table-cell office:value-type="float" office:value="9.39728546142578">
                <text:p>9.39728546142578</text:p>
              </table:table-cell>
              <table:table-cell office:value-type="float" office:value="36.8517594337463">
                <text:p>36.8517594337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9872307777405">
                <text:p>5.29872307777405</text:p>
              </table:table-cell>
              <table:table-cell office:value-type="float" office:value="2.61114907264709">
                <text:p>2.61114907264709</text:p>
              </table:table-cell>
              <table:table-cell office:value-type="float" office:value="9.89264106750488">
                <text:p>9.89264106750488</text:p>
              </table:table-cell>
              <table:table-cell office:value-type="float" office:value="26.4936153888702">
                <text:p>26.4936153888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8047144889832">
                <text:p>10.8047144889832</text:p>
              </table:table-cell>
              <table:table-cell office:value-type="float" office:value="10.3161635398865">
                <text:p>10.3161635398865</text:p>
              </table:table-cell>
              <table:table-cell office:value-type="float" office:value="11.2210030555725">
                <text:p>11.2210030555725</text:p>
              </table:table-cell>
              <table:table-cell office:value-type="float" office:value="54.0235724449158">
                <text:p>54.0235724449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37895827293396">
                <text:p>8.37895827293396</text:p>
              </table:table-cell>
              <table:table-cell office:value-type="float" office:value="4.86399674415588">
                <text:p>4.86399674415588</text:p>
              </table:table-cell>
              <table:table-cell office:value-type="float" office:value="10.6817767620087">
                <text:p>10.6817767620087</text:p>
              </table:table-cell>
              <table:table-cell office:value-type="float" office:value="41.8947913646698">
                <text:p>41.89479136466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1218461990356">
                <text:p>5.31218461990356</text:p>
              </table:table-cell>
              <table:table-cell office:value-type="float" office:value="3.04905652999878">
                <text:p>3.04905652999878</text:p>
              </table:table-cell>
              <table:table-cell office:value-type="float" office:value="10.4846966266632">
                <text:p>10.4846966266632</text:p>
              </table:table-cell>
              <table:table-cell office:value-type="float" office:value="26.5609230995178">
                <text:p>26.5609230995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51104135513306">
                <text:p>9.51104135513306</text:p>
              </table:table-cell>
              <table:table-cell office:value-type="float" office:value="6.1128306388855">
                <text:p>6.1128306388855</text:p>
              </table:table-cell>
              <table:table-cell office:value-type="float" office:value="10.6894390583038">
                <text:p>10.6894390583038</text:p>
              </table:table-cell>
              <table:table-cell office:value-type="float" office:value="47.5552067756653">
                <text:p>47.5552067756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494900226593">
                <text:p>10.494900226593</text:p>
              </table:table-cell>
              <table:table-cell office:value-type="float" office:value="9.98491930961609">
                <text:p>9.98491930961609</text:p>
              </table:table-cell>
              <table:table-cell office:value-type="float" office:value="10.9014339447021">
                <text:p>10.9014339447021</text:p>
              </table:table-cell>
              <table:table-cell office:value-type="float" office:value="52.4745011329651">
                <text:p>52.4745011329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30086817741394">
                <text:p>8.30086817741394</text:p>
              </table:table-cell>
              <table:table-cell office:value-type="float" office:value="5.33325886726379">
                <text:p>5.33325886726379</text:p>
              </table:table-cell>
              <table:table-cell office:value-type="float" office:value="11.6245472431183">
                <text:p>11.6245472431183</text:p>
              </table:table-cell>
              <table:table-cell office:value-type="float" office:value="41.5043408870697">
                <text:p>41.5043408870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56232075691223">
                <text:p>7.56232075691223</text:p>
              </table:table-cell>
              <table:table-cell office:value-type="float" office:value="2.69790625572205">
                <text:p>2.69790625572205</text:p>
              </table:table-cell>
              <table:table-cell office:value-type="float" office:value="11.6310992240906">
                <text:p>11.6310992240906</text:p>
              </table:table-cell>
              <table:table-cell office:value-type="float" office:value="37.8116037845612">
                <text:p>37.81160378456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35844511985779">
                <text:p>7.35844511985779</text:p>
              </table:table-cell>
              <table:table-cell office:value-type="float" office:value="2.74839448928833">
                <text:p>2.74839448928833</text:p>
              </table:table-cell>
              <table:table-cell office:value-type="float" office:value="11.7066946029663">
                <text:p>11.7066946029663</text:p>
              </table:table-cell>
              <table:table-cell office:value-type="float" office:value="36.7922255992889">
                <text:p>36.7922255992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2189852237701">
                <text:p>11.2189852237701</text:p>
              </table:table-cell>
              <table:table-cell office:value-type="float" office:value="10.2081234455109">
                <text:p>10.2081234455109</text:p>
              </table:table-cell>
              <table:table-cell office:value-type="float" office:value="12.4273390769959">
                <text:p>12.4273390769959</text:p>
              </table:table-cell>
              <table:table-cell office:value-type="float" office:value="56.0949261188507">
                <text:p>56.09492611885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5772657394409">
                <text:p>5.95772657394409</text:p>
              </table:table-cell>
              <table:table-cell office:value-type="float" office:value="2.7032163143158">
                <text:p>2.7032163143158</text:p>
              </table:table-cell>
              <table:table-cell office:value-type="float" office:value="10.7909243106842">
                <text:p>10.7909243106842</text:p>
              </table:table-cell>
              <table:table-cell office:value-type="float" office:value="29.7886328697205">
                <text:p>29.7886328697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9313250541687">
                <text:p>8.9313250541687</text:p>
              </table:table-cell>
              <table:table-cell office:value-type="float" office:value="7.10837721824646">
                <text:p>7.10837721824646</text:p>
              </table:table-cell>
              <table:table-cell office:value-type="float" office:value="11.5051715373993">
                <text:p>11.5051715373993</text:p>
              </table:table-cell>
              <table:table-cell office:value-type="float" office:value="44.6566252708435">
                <text:p>44.6566252708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77178235054016">
                <text:p>8.77178235054016</text:p>
              </table:table-cell>
              <table:table-cell office:value-type="float" office:value="3.67812323570251">
                <text:p>3.67812323570251</text:p>
              </table:table-cell>
              <table:table-cell office:value-type="float" office:value="11.662929058075">
                <text:p>11.662929058075</text:p>
              </table:table-cell>
              <table:table-cell office:value-type="float" office:value="43.8589117527008">
                <text:p>43.8589117527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3.242cm" style:legend-expansion="high" chart:style-name="ch2"/>
        <chart:plot-area chart:style-name="ch3" table:cell-range-address="Sheet1.DC69:Sheet1.DF101" chart:data-source-has-labels="row" svg:x="0.32cm" svg:y="0.18cm" svg:width="13.573cm" svg:height="8.64cm">
          <chartooo:coordinate-region svg:x="1.127cm" svg:y="0.379cm" svg:width="12.7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C70:Sheet1.DC101" chart:label-cell-address="Sheet1.DC69:Sheet1.DC69" chart:class="chart:bar">
            <chart:data-point chart:repeated="32"/>
          </chart:series>
          <chart:series chart:style-name="ch8" chart:values-cell-range-address="Sheet1.DD70:Sheet1.DD101" chart:label-cell-address="Sheet1.DD69:Sheet1.DD69" chart:class="chart:bar">
            <chart:data-point chart:repeated="32"/>
          </chart:series>
          <chart:series chart:style-name="ch9" chart:values-cell-range-address="Sheet1.DE70:Sheet1.DE101" chart:label-cell-address="Sheet1.DE69:Sheet1.DE69" chart:class="chart:bar">
            <chart:data-point chart:repeated="32"/>
          </chart:series>
          <chart:series chart:style-name="ch10" chart:values-cell-range-address="Sheet1.DF70:Sheet1.DF101" chart:label-cell-address="Sheet1.DF69:Sheet1.DF69" chart:class="chart:ba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均值</text:p>
                <draw:g>
                  <svg:desc>Sheet1.DC69:Sheet1.DC69</svg:desc>
                </draw:g>
              </table:table-cell>
              <table:table-cell office:value-type="string">
                <text:p>最小值</text:p>
                <draw:g>
                  <svg:desc>Sheet1.DD69:Sheet1.DD69</svg:desc>
                </draw:g>
              </table:table-cell>
              <table:table-cell office:value-type="string">
                <text:p>最大值</text:p>
                <draw:g>
                  <svg:desc>Sheet1.DE69:Sheet1.DE69</svg:desc>
                </draw:g>
              </table:table-cell>
              <table:table-cell office:value-type="string">
                <text:p>求和</text:p>
                <draw:g>
                  <svg:desc>Sheet1.DF69:Sheet1.DF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3628467779893">
                <text:p>1.73628467779893</text:p>
                <draw:g>
                  <svg:desc>Sheet1.DC70:Sheet1.DC101</svg:desc>
                </draw:g>
              </table:table-cell>
              <table:table-cell office:value-type="float" office:value="1.61851048469543">
                <text:p>1.61851048469543</text:p>
                <draw:g>
                  <svg:desc>Sheet1.DD70:Sheet1.DD101</svg:desc>
                </draw:g>
              </table:table-cell>
              <table:table-cell office:value-type="float" office:value="3.39688372612">
                <text:p>3.39688372612</text:p>
                <draw:g>
                  <svg:desc>Sheet1.DE70:Sheet1.DE101</svg:desc>
                </draw:g>
              </table:table-cell>
              <table:table-cell office:value-type="float" office:value="180.573606491089">
                <text:p>180.573606491089</text:p>
                <draw:g>
                  <svg:desc>Sheet1.DF70:Sheet1.D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86491892888">
                <text:p>1.686491892888</text:p>
              </table:table-cell>
              <table:table-cell office:value-type="float" office:value="1.50990033149719">
                <text:p>1.50990033149719</text:p>
              </table:table-cell>
              <table:table-cell office:value-type="float" office:value="4.99265694618225">
                <text:p>4.99265694618225</text:p>
              </table:table-cell>
              <table:table-cell office:value-type="float" office:value="175.395156860352">
                <text:p>175.395156860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1528505912194">
                <text:p>0.881528505912194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4.96790933609009">
                <text:p>4.96790933609009</text:p>
              </table:table-cell>
              <table:table-cell office:value-type="float" office:value="91.6789646148682">
                <text:p>91.6789646148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6735895688717">
                <text:p>0.506735895688717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3.733229637146">
                <text:p>3.733229637146</text:p>
              </table:table-cell>
              <table:table-cell office:value-type="float" office:value="52.7005331516266">
                <text:p>52.7005331516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2685981255311">
                <text:p>0.472685981255311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5.01711368560791">
                <text:p>5.01711368560791</text:p>
              </table:table-cell>
              <table:table-cell office:value-type="float" office:value="49.1593420505524">
                <text:p>49.1593420505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8629296284456">
                <text:p>0.398629296284456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4.88797855377197">
                <text:p>4.88797855377197</text:p>
              </table:table-cell>
              <table:table-cell office:value-type="float" office:value="41.4574468135834">
                <text:p>41.4574468135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9075017158802">
                <text:p>0.409075017158802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5.65853261947632">
                <text:p>5.65853261947632</text:p>
              </table:table-cell>
              <table:table-cell office:value-type="float" office:value="42.5438017845154">
                <text:p>42.543801784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876354400928">
                <text:p>0.371876354400928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5.24623274803162">
                <text:p>5.24623274803162</text:p>
              </table:table-cell>
              <table:table-cell office:value-type="float" office:value="38.6751408576965">
                <text:p>38.6751408576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0725594667288">
                <text:p>0.380725594667288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5.27728748321533">
                <text:p>5.27728748321533</text:p>
              </table:table-cell>
              <table:table-cell office:value-type="float" office:value="39.5954618453979">
                <text:p>39.5954618453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8399159266398">
                <text:p>0.368399159266398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5.03886961936951">
                <text:p>5.03886961936951</text:p>
              </table:table-cell>
              <table:table-cell office:value-type="float" office:value="38.3135125637054">
                <text:p>38.3135125637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817147062375">
                <text:p>0.33817147062375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5.97420144081116">
                <text:p>5.97420144081116</text:p>
              </table:table-cell>
              <table:table-cell office:value-type="float" office:value="35.16983294487">
                <text:p>35.16983294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4309718975654">
                <text:p>0.364309718975654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6.95378136634827">
                <text:p>6.95378136634827</text:p>
              </table:table-cell>
              <table:table-cell office:value-type="float" office:value="37.888210773468">
                <text:p>37.888210773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7931034289873">
                <text:p>0.347931034289873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7.22505784034729">
                <text:p>7.22505784034729</text:p>
              </table:table-cell>
              <table:table-cell office:value-type="float" office:value="36.1848275661468">
                <text:p>36.1848275661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0141135545877">
                <text:p>0.350141135545877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7.34287858009338">
                <text:p>7.34287858009338</text:p>
              </table:table-cell>
              <table:table-cell office:value-type="float" office:value="36.4146780967712">
                <text:p>36.4146780967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6135045106594">
                <text:p>0.356135045106594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8.52655863761902">
                <text:p>8.52655863761902</text:p>
              </table:table-cell>
              <table:table-cell office:value-type="float" office:value="37.0380446910858">
                <text:p>37.0380446910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7917029490838">
                <text:p>0.34791702949083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8.06000471115112">
                <text:p>8.06000471115112</text:p>
              </table:table-cell>
              <table:table-cell office:value-type="float" office:value="36.1833710670471">
                <text:p>36.1833710670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4071864348191">
                <text:p>0.364071864348191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9.02079010009766">
                <text:p>9.02079010009766</text:p>
              </table:table-cell>
              <table:table-cell office:value-type="float" office:value="37.8634738922119">
                <text:p>37.8634738922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8442286252975">
                <text:p>0.348442286252975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8.58492517471314">
                <text:p>8.58492517471314</text:p>
              </table:table-cell>
              <table:table-cell office:value-type="float" office:value="36.2379977703094">
                <text:p>36.2379977703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4126274585724">
                <text:p>0.354126274585724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9.5353410243988">
                <text:p>9.5353410243988</text:p>
              </table:table-cell>
              <table:table-cell office:value-type="float" office:value="36.8291325569153">
                <text:p>36.8291325569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9732425763057">
                <text:p>0.369732425763057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9.50322079658508">
                <text:p>9.50322079658508</text:p>
              </table:table-cell>
              <table:table-cell office:value-type="float" office:value="38.4521722793579">
                <text:p>38.45217227935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4571737692906">
                <text:p>0.454571737692906</text:p>
              </table:table-cell>
              <table:table-cell office:value-type="float" office:value="0.0000143051147460937">
                <text:p>0.0000143051147460937</text:p>
              </table:table-cell>
              <table:table-cell office:value-type="float" office:value="10.0116565227509">
                <text:p>10.0116565227509</text:p>
              </table:table-cell>
              <table:table-cell office:value-type="float" office:value="47.2754607200623">
                <text:p>47.27546072006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2820205871876">
                <text:p>0.422820205871876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11.3260085582733">
                <text:p>11.3260085582733</text:p>
              </table:table-cell>
              <table:table-cell office:value-type="float" office:value="43.973301410675">
                <text:p>43.973301410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400984745759">
                <text:p>0.400400984745759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10.54993891716">
                <text:p>10.54993891716</text:p>
              </table:table-cell>
              <table:table-cell office:value-type="float" office:value="41.641702413559">
                <text:p>41.641702413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2112749998386">
                <text:p>0.462112749998386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10.6076679229736">
                <text:p>10.6076679229736</text:p>
              </table:table-cell>
              <table:table-cell office:value-type="float" office:value="48.0597259998322">
                <text:p>48.0597259998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127476142003">
                <text:p>0.46127476142003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10.8272514343262">
                <text:p>10.8272514343262</text:p>
              </table:table-cell>
              <table:table-cell office:value-type="float" office:value="47.9725751876831">
                <text:p>47.9725751876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5597339868546">
                <text:p>0.425597339868546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11.0377871990204">
                <text:p>11.0377871990204</text:p>
              </table:table-cell>
              <table:table-cell office:value-type="float" office:value="44.2621233463287">
                <text:p>44.2621233463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5654096144896">
                <text:p>0.455654096144896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11.7699873447418">
                <text:p>11.7699873447418</text:p>
              </table:table-cell>
              <table:table-cell office:value-type="float" office:value="47.3880259990692">
                <text:p>47.3880259990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8249440651674">
                <text:p>0.518249440651674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11.7814104557037">
                <text:p>11.7814104557037</text:p>
              </table:table-cell>
              <table:table-cell office:value-type="float" office:value="53.8979418277741">
                <text:p>53.8979418277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3106318895633">
                <text:p>0.443106318895633</text:p>
              </table:table-cell>
              <table:table-cell office:value-type="float" office:value="0.0000143051147460937">
                <text:p>0.0000143051147460937</text:p>
              </table:table-cell>
              <table:table-cell office:value-type="float" office:value="11.7931778430939">
                <text:p>11.7931778430939</text:p>
              </table:table-cell>
              <table:table-cell office:value-type="float" office:value="46.0830571651459">
                <text:p>46.08305716514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8226755307271">
                <text:p>0.48822675530727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12.5783185958862">
                <text:p>12.5783185958862</text:p>
              </table:table-cell>
              <table:table-cell office:value-type="float" office:value="50.7755825519562">
                <text:p>50.77558255195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6685799085177">
                <text:p>0.476685799085177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10.9364490509033">
                <text:p>10.9364490509033</text:p>
              </table:table-cell>
              <table:table-cell office:value-type="float" office:value="49.5753231048584">
                <text:p>49.57532310485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075402544095">
                <text:p>0.46075402544095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11.6544122695923">
                <text:p>11.6544122695923</text:p>
              </table:table-cell>
              <table:table-cell office:value-type="float" office:value="47.9184186458588">
                <text:p>47.9184186458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3.242cm" style:legend-expansion="high" chart:style-name="ch2"/>
        <chart:plot-area chart:style-name="ch3" table:cell-range-address="Sheet1.CY103:Sheet1.DB136" chart:data-source-has-labels="row" svg:x="0.32cm" svg:y="0.18cm" svg:width="13.573cm" svg:height="8.64cm">
          <chartooo:coordinate-region svg:x="0.941cm" svg:y="0.379cm" svg:width="12.95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Y104:Sheet1.CY136" chart:label-cell-address="Sheet1.CY103:Sheet1.CY103" chart:class="chart:bar">
            <chart:data-point chart:repeated="33"/>
          </chart:series>
          <chart:series chart:style-name="ch8" chart:values-cell-range-address="Sheet1.CZ104:Sheet1.CZ136" chart:label-cell-address="Sheet1.CZ103:Sheet1.CZ103" chart:class="chart:bar">
            <chart:data-point chart:repeated="33"/>
          </chart:series>
          <chart:series chart:style-name="ch9" chart:values-cell-range-address="Sheet1.DA104:Sheet1.DA136" chart:label-cell-address="Sheet1.DA103:Sheet1.DA103" chart:class="chart:bar">
            <chart:data-point chart:repeated="33"/>
          </chart:series>
          <chart:series chart:style-name="ch10" chart:values-cell-range-address="Sheet1.DB104:Sheet1.DB136" chart:label-cell-address="Sheet1.DB103:Sheet1.DB103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均值</text:p>
                <draw:g>
                  <svg:desc>Sheet1.CY103:Sheet1.CY103</svg:desc>
                </draw:g>
              </table:table-cell>
              <table:table-cell office:value-type="string">
                <text:p>最小值</text:p>
                <draw:g>
                  <svg:desc>Sheet1.CZ103:Sheet1.CZ103</svg:desc>
                </draw:g>
              </table:table-cell>
              <table:table-cell office:value-type="string">
                <text:p>最大值</text:p>
                <draw:g>
                  <svg:desc>Sheet1.DA103:Sheet1.DA103</svg:desc>
                </draw:g>
              </table:table-cell>
              <table:table-cell office:value-type="string">
                <text:p>求和</text:p>
                <draw:g>
                  <svg:desc>Sheet1.DB103:Sheet1.DB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19122743606567">
                <text:p>0.0919122743606567</text:p>
                <draw:g>
                  <svg:desc>Sheet1.CY104:Sheet1.CY136</svg:desc>
                </draw:g>
              </table:table-cell>
              <table:table-cell office:value-type="float" office:value="0.0850574970245361">
                <text:p>0.0850574970245361</text:p>
                <draw:g>
                  <svg:desc>Sheet1.CZ104:Sheet1.CZ136</svg:desc>
                </draw:g>
              </table:table-cell>
              <table:table-cell office:value-type="float" office:value="0.451337814331055">
                <text:p>0.451337814331055</text:p>
                <draw:g>
                  <svg:desc>Sheet1.DA104:Sheet1.DA136</svg:desc>
                </draw:g>
              </table:table-cell>
              <table:table-cell office:value-type="float" office:value="9.19122743606567">
                <text:p>9.19122743606567</text:p>
                <draw:g>
                  <svg:desc>Sheet1.DB104:Sheet1.DB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0889329910278">
                <text:p>0.0870889329910278</text:p>
              </table:table-cell>
              <table:table-cell office:value-type="float" office:value="0.0822443962097168">
                <text:p>0.0822443962097168</text:p>
              </table:table-cell>
              <table:table-cell office:value-type="float" office:value="0.108288049697876">
                <text:p>0.108288049697876</text:p>
              </table:table-cell>
              <table:table-cell office:value-type="float" office:value="8.70889329910278">
                <text:p>8.70889329910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1022551059723">
                <text:p>0.141022551059723</text:p>
              </table:table-cell>
              <table:table-cell office:value-type="float" office:value="0.0826220512390137">
                <text:p>0.0826220512390137</text:p>
              </table:table-cell>
              <table:table-cell office:value-type="float" office:value="0.237225532531738">
                <text:p>0.237225532531738</text:p>
              </table:table-cell>
              <table:table-cell office:value-type="float" office:value="14.1022551059723">
                <text:p>14.1022551059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797226428986">
                <text:p>0.170797226428986</text:p>
              </table:table-cell>
              <table:table-cell office:value-type="float" office:value="0.0841925144195557">
                <text:p>0.0841925144195557</text:p>
              </table:table-cell>
              <table:table-cell office:value-type="float" office:value="0.266705274581909">
                <text:p>0.266705274581909</text:p>
              </table:table-cell>
              <table:table-cell office:value-type="float" office:value="17.0797226428986">
                <text:p>17.0797226428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6274335384369">
                <text:p>0.186274335384369</text:p>
              </table:table-cell>
              <table:table-cell office:value-type="float" office:value="0.0881552696228027">
                <text:p>0.0881552696228027</text:p>
              </table:table-cell>
              <table:table-cell office:value-type="float" office:value="0.284495115280151">
                <text:p>0.284495115280151</text:p>
              </table:table-cell>
              <table:table-cell office:value-type="float" office:value="18.6274335384369">
                <text:p>18.6274335384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4895482063293">
                <text:p>0.194895482063293</text:p>
              </table:table-cell>
              <table:table-cell office:value-type="float" office:value="0.0894551277160645">
                <text:p>0.0894551277160645</text:p>
              </table:table-cell>
              <table:table-cell office:value-type="float" office:value="0.257678985595703">
                <text:p>0.257678985595703</text:p>
              </table:table-cell>
              <table:table-cell office:value-type="float" office:value="19.4895482063293">
                <text:p>19.4895482063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1850147247314">
                <text:p>0.211850147247314</text:p>
              </table:table-cell>
              <table:table-cell office:value-type="float" office:value="0.0925171375274658">
                <text:p>0.0925171375274658</text:p>
              </table:table-cell>
              <table:table-cell office:value-type="float" office:value="0.288632154464722">
                <text:p>0.288632154464722</text:p>
              </table:table-cell>
              <table:table-cell office:value-type="float" office:value="21.1850147247314">
                <text:p>21.1850147247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1372585296631">
                <text:p>0.201372585296631</text:p>
              </table:table-cell>
              <table:table-cell office:value-type="float" office:value="0.0839195251464844">
                <text:p>0.0839195251464844</text:p>
              </table:table-cell>
              <table:table-cell office:value-type="float" office:value="0.272957563400269">
                <text:p>0.272957563400269</text:p>
              </table:table-cell>
              <table:table-cell office:value-type="float" office:value="20.1372585296631">
                <text:p>20.1372585296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9836061000824">
                <text:p>0.199836061000824</text:p>
              </table:table-cell>
              <table:table-cell office:value-type="float" office:value="0.0831820964813232">
                <text:p>0.0831820964813232</text:p>
              </table:table-cell>
              <table:table-cell office:value-type="float" office:value="0.299823522567749">
                <text:p>0.299823522567749</text:p>
              </table:table-cell>
              <table:table-cell office:value-type="float" office:value="19.9836061000824">
                <text:p>19.9836061000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412159919739">
                <text:p>0.199412159919739</text:p>
              </table:table-cell>
              <table:table-cell office:value-type="float" office:value="0.084061861038208">
                <text:p>0.084061861038208</text:p>
              </table:table-cell>
              <table:table-cell office:value-type="float" office:value="0.317041635513306">
                <text:p>0.317041635513306</text:p>
              </table:table-cell>
              <table:table-cell office:value-type="float" office:value="19.9412159919739">
                <text:p>19.9412159919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9260189533234">
                <text:p>0.219260189533234</text:p>
              </table:table-cell>
              <table:table-cell office:value-type="float" office:value="0.0855062007904053">
                <text:p>0.0855062007904053</text:p>
              </table:table-cell>
              <table:table-cell office:value-type="float" office:value="0.279535055160522">
                <text:p>0.279535055160522</text:p>
              </table:table-cell>
              <table:table-cell office:value-type="float" office:value="21.9260189533234">
                <text:p>21.9260189533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4801073074341">
                <text:p>0.204801073074341</text:p>
              </table:table-cell>
              <table:table-cell office:value-type="float" office:value="0.0854687690734863">
                <text:p>0.0854687690734863</text:p>
              </table:table-cell>
              <table:table-cell office:value-type="float" office:value="0.27167797088623">
                <text:p>0.27167797088623</text:p>
              </table:table-cell>
              <table:table-cell office:value-type="float" office:value="20.4801073074341">
                <text:p>20.4801073074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7048392295837">
                <text:p>0.207048392295837</text:p>
              </table:table-cell>
              <table:table-cell office:value-type="float" office:value="0.0845034122467041">
                <text:p>0.0845034122467041</text:p>
              </table:table-cell>
              <table:table-cell office:value-type="float" office:value="0.272668600082397">
                <text:p>0.272668600082397</text:p>
              </table:table-cell>
              <table:table-cell office:value-type="float" office:value="20.7048392295837">
                <text:p>20.7048392295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6820645332336">
                <text:p>0.206820645332336</text:p>
              </table:table-cell>
              <table:table-cell office:value-type="float" office:value="0.0846793651580811">
                <text:p>0.0846793651580811</text:p>
              </table:table-cell>
              <table:table-cell office:value-type="float" office:value="0.298392295837402">
                <text:p>0.298392295837402</text:p>
              </table:table-cell>
              <table:table-cell office:value-type="float" office:value="20.6820645332336">
                <text:p>20.6820645332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0051970481873">
                <text:p>0.210051970481873</text:p>
              </table:table-cell>
              <table:table-cell office:value-type="float" office:value="0.0837554931640625">
                <text:p>0.0837554931640625</text:p>
              </table:table-cell>
              <table:table-cell office:value-type="float" office:value="0.288423538208008">
                <text:p>0.288423538208008</text:p>
              </table:table-cell>
              <table:table-cell office:value-type="float" office:value="21.0051970481873">
                <text:p>21.0051970481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5771617889404">
                <text:p>0.205771617889404</text:p>
              </table:table-cell>
              <table:table-cell office:value-type="float" office:value="0.0838620662689209">
                <text:p>0.0838620662689209</text:p>
              </table:table-cell>
              <table:table-cell office:value-type="float" office:value="0.254645586013794">
                <text:p>0.254645586013794</text:p>
              </table:table-cell>
              <table:table-cell office:value-type="float" office:value="20.5771617889404">
                <text:p>20.5771617889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4818823337555">
                <text:p>0.214818823337555</text:p>
              </table:table-cell>
              <table:table-cell office:value-type="float" office:value="0.083965539932251">
                <text:p>0.083965539932251</text:p>
              </table:table-cell>
              <table:table-cell office:value-type="float" office:value="0.293332576751709">
                <text:p>0.293332576751709</text:p>
              </table:table-cell>
              <table:table-cell office:value-type="float" office:value="21.4818823337555">
                <text:p>21.4818823337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0062649250031">
                <text:p>0.220062649250031</text:p>
              </table:table-cell>
              <table:table-cell office:value-type="float" office:value="0.093468189239502">
                <text:p>0.093468189239502</text:p>
              </table:table-cell>
              <table:table-cell office:value-type="float" office:value="0.291690826416016">
                <text:p>0.291690826416016</text:p>
              </table:table-cell>
              <table:table-cell office:value-type="float" office:value="22.0062649250031">
                <text:p>22.0062649250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7678904533386">
                <text:p>0.217678904533386</text:p>
              </table:table-cell>
              <table:table-cell office:value-type="float" office:value="0.100030422210693">
                <text:p>0.100030422210693</text:p>
              </table:table-cell>
              <table:table-cell office:value-type="float" office:value="0.308472633361816">
                <text:p>0.308472633361816</text:p>
              </table:table-cell>
              <table:table-cell office:value-type="float" office:value="21.7678904533386">
                <text:p>21.7678904533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9624145030975">
                <text:p>0.209624145030975</text:p>
              </table:table-cell>
              <table:table-cell office:value-type="float" office:value="0.0842909812927246">
                <text:p>0.0842909812927246</text:p>
              </table:table-cell>
              <table:table-cell office:value-type="float" office:value="0.282005786895752">
                <text:p>0.282005786895752</text:p>
              </table:table-cell>
              <table:table-cell office:value-type="float" office:value="20.9624145030975">
                <text:p>20.9624145030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203693151474">
                <text:p>0.21203693151474</text:p>
              </table:table-cell>
              <table:table-cell office:value-type="float" office:value="0.0967621803283691">
                <text:p>0.0967621803283691</text:p>
              </table:table-cell>
              <table:table-cell office:value-type="float" office:value="0.276999950408936">
                <text:p>0.276999950408936</text:p>
              </table:table-cell>
              <table:table-cell office:value-type="float" office:value="21.203693151474">
                <text:p>21.203693151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9461154937744">
                <text:p>0.219461154937744</text:p>
              </table:table-cell>
              <table:table-cell office:value-type="float" office:value="0.10114049911499">
                <text:p>0.10114049911499</text:p>
              </table:table-cell>
              <table:table-cell office:value-type="float" office:value="0.253923177719116">
                <text:p>0.253923177719116</text:p>
              </table:table-cell>
              <table:table-cell office:value-type="float" office:value="21.9461154937744">
                <text:p>21.9461154937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7607452869415">
                <text:p>0.217607452869415</text:p>
              </table:table-cell>
              <table:table-cell office:value-type="float" office:value="0.0997250080108643">
                <text:p>0.0997250080108643</text:p>
              </table:table-cell>
              <table:table-cell office:value-type="float" office:value="0.28577733039856">
                <text:p>0.28577733039856</text:p>
              </table:table-cell>
              <table:table-cell office:value-type="float" office:value="21.7607452869415">
                <text:p>21.7607452869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2426009178162">
                <text:p>0.212426009178162</text:p>
              </table:table-cell>
              <table:table-cell office:value-type="float" office:value="0.0935559272766113">
                <text:p>0.0935559272766113</text:p>
              </table:table-cell>
              <table:table-cell office:value-type="float" office:value="0.272801160812378">
                <text:p>0.272801160812378</text:p>
              </table:table-cell>
              <table:table-cell office:value-type="float" office:value="21.2426009178162">
                <text:p>21.2426009178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288010597229">
                <text:p>0.21288010597229</text:p>
              </table:table-cell>
              <table:table-cell office:value-type="float" office:value="0.0852594375610352">
                <text:p>0.0852594375610352</text:p>
              </table:table-cell>
              <table:table-cell office:value-type="float" office:value="0.286868095397949">
                <text:p>0.286868095397949</text:p>
              </table:table-cell>
              <table:table-cell office:value-type="float" office:value="21.288010597229">
                <text:p>21.2880105972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4154477119446">
                <text:p>0.214154477119446</text:p>
              </table:table-cell>
              <table:table-cell office:value-type="float" office:value="0.0836758613586426">
                <text:p>0.0836758613586426</text:p>
              </table:table-cell>
              <table:table-cell office:value-type="float" office:value="0.283621788024902">
                <text:p>0.283621788024902</text:p>
              </table:table-cell>
              <table:table-cell office:value-type="float" office:value="21.4154477119446">
                <text:p>21.4154477119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9859337806702">
                <text:p>0.209859337806702</text:p>
              </table:table-cell>
              <table:table-cell office:value-type="float" office:value="0.0862255096435547">
                <text:p>0.0862255096435547</text:p>
              </table:table-cell>
              <table:table-cell office:value-type="float" office:value="0.263386964797974">
                <text:p>0.263386964797974</text:p>
              </table:table-cell>
              <table:table-cell office:value-type="float" office:value="20.9859337806702">
                <text:p>20.98593378067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7665379047394">
                <text:p>0.207665379047394</text:p>
              </table:table-cell>
              <table:table-cell office:value-type="float" office:value="0.084247350692749">
                <text:p>0.084247350692749</text:p>
              </table:table-cell>
              <table:table-cell office:value-type="float" office:value="0.248178958892822">
                <text:p>0.248178958892822</text:p>
              </table:table-cell>
              <table:table-cell office:value-type="float" office:value="20.7665379047394">
                <text:p>20.7665379047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1350610256195">
                <text:p>0.211350610256195</text:p>
              </table:table-cell>
              <table:table-cell office:value-type="float" office:value="0.0997865200042725">
                <text:p>0.0997865200042725</text:p>
              </table:table-cell>
              <table:table-cell office:value-type="float" office:value="0.243447303771973">
                <text:p>0.243447303771973</text:p>
              </table:table-cell>
              <table:table-cell office:value-type="float" office:value="21.1350610256195">
                <text:p>21.1350610256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1515476703644">
                <text:p>0.211515476703644</text:p>
              </table:table-cell>
              <table:table-cell office:value-type="float" office:value="0.0854964256286621">
                <text:p>0.0854964256286621</text:p>
              </table:table-cell>
              <table:table-cell office:value-type="float" office:value="0.248657464981079">
                <text:p>0.248657464981079</text:p>
              </table:table-cell>
              <table:table-cell office:value-type="float" office:value="21.1515476703644">
                <text:p>21.1515476703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115589141846">
                <text:p>0.201115589141846</text:p>
              </table:table-cell>
              <table:table-cell office:value-type="float" office:value="0.0840842723846436">
                <text:p>0.0840842723846436</text:p>
              </table:table-cell>
              <table:table-cell office:value-type="float" office:value="0.268543004989624">
                <text:p>0.268543004989624</text:p>
              </table:table-cell>
              <table:table-cell office:value-type="float" office:value="20.1115589141846">
                <text:p>20.11155891418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3516671657562">
                <text:p>0.203516671657562</text:p>
              </table:table-cell>
              <table:table-cell office:value-type="float" office:value="0.0850827693939209">
                <text:p>0.0850827693939209</text:p>
              </table:table-cell>
              <table:table-cell office:value-type="float" office:value="0.260027170181274">
                <text:p>0.260027170181274</text:p>
              </table:table-cell>
              <table:table-cell office:value-type="float" office:value="20.3516671657562">
                <text:p>20.3516671657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8690662384033">
                <text:p>0.208690662384033</text:p>
              </table:table-cell>
              <table:table-cell office:value-type="float" office:value="0.0861754417419434">
                <text:p>0.0861754417419434</text:p>
              </table:table-cell>
              <table:table-cell office:value-type="float" office:value="0.248763084411621">
                <text:p>0.248763084411621</text:p>
              </table:table-cell>
              <table:table-cell office:value-type="float" office:value="20.8690662384033">
                <text:p>20.86906623840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152cm" style:legend-expansion="high" chart:style-name="ch2"/>
        <chart:plot-area chart:style-name="ch3" table:cell-range-address="工作表2.B1:工作表2.F34" chart:data-source-has-labels="row" svg:x="0.32cm" svg:y="0.18cm" svg:width="13.388cm" svg:height="8.64cm">
          <chartooo:coordinate-region svg:x="1.127cm" svg:y="0.379cm" svg:width="12.58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工作表2.B2:工作表2.B34" chart:label-cell-address="工作表2.B1:工作表2.B1" chart:class="chart:bar">
            <chart:data-point chart:repeated="33"/>
          </chart:series>
          <chart:series chart:style-name="ch8" chart:values-cell-range-address="工作表2.C2:工作表2.C34" chart:label-cell-address="工作表2.C1:工作表2.C1" chart:class="chart:bar">
            <chart:data-point chart:repeated="33"/>
          </chart:series>
          <chart:series chart:style-name="ch9" chart:values-cell-range-address="工作表2.D2:工作表2.D34" chart:label-cell-address="工作表2.D1:工作表2.D1" chart:class="chart:bar">
            <chart:data-point chart:repeated="33"/>
          </chart:series>
          <chart:series chart:style-name="ch10" chart:values-cell-range-address="工作表2.E2:工作表2.E34" chart:label-cell-address="工作表2.E1:工作表2.E1" chart:class="chart:bar">
            <chart:data-point chart:repeated="33"/>
          </chart:series>
          <chart:series chart:style-name="ch11" chart:values-cell-range-address="工作表2.F2:工作表2.F34" chart:label-cell-address="工作表2.F1:工作表2.F1" chart:class="chart:ba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_3</text:p>
                <draw:g>
                  <svg:desc>工作表2.B1:工作表2.B1</svg:desc>
                </draw:g>
              </table:table-cell>
              <table:table-cell office:value-type="string">
                <text:p>time2_1</text:p>
                <draw:g>
                  <svg:desc>工作表2.C1:工作表2.C1</svg:desc>
                </draw:g>
              </table:table-cell>
              <table:table-cell office:value-type="string">
                <text:p>time3_2</text:p>
                <draw:g>
                  <svg:desc>工作表2.D1:工作表2.D1</svg:desc>
                </draw:g>
              </table:table-cell>
              <table:table-cell office:value-type="string">
                <text:p>time2_3</text:p>
                <draw:g>
                  <svg:desc>工作表2.E1:工作表2.E1</svg:desc>
                </draw:g>
              </table:table-cell>
              <table:table-cell office:value-type="string">
                <text:p>总时间</text:p>
                <draw:g>
                  <svg:desc>工作表2.F1:工作表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2727084159851">
                <text:p>6.72727084159851</text:p>
                <draw:g>
                  <svg:desc>工作表2.B2:工作表2.B34</svg:desc>
                </draw:g>
              </table:table-cell>
              <table:table-cell office:value-type="float" office:value="8.45737171173096">
                <text:p>8.45737171173096</text:p>
                <draw:g>
                  <svg:desc>工作表2.C2:工作表2.C34</svg:desc>
                </draw:g>
              </table:table-cell>
              <table:table-cell office:value-type="float" office:value="180.573606491089">
                <text:p>180.573606491089</text:p>
                <draw:g>
                  <svg:desc>工作表2.D2:工作表2.D34</svg:desc>
                </draw:g>
              </table:table-cell>
              <table:table-cell office:value-type="float" office:value="9.19122743606567">
                <text:p>9.19122743606567</text:p>
                <draw:g>
                  <svg:desc>工作表2.E2:工作表2.E34</svg:desc>
                </draw:g>
              </table:table-cell>
              <table:table-cell office:value-type="float" office:value="204.949476480484">
                <text:p>204.949476480484</text:p>
                <draw:g>
                  <svg:desc>工作表2.F2:工作表2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8359711170197">
                <text:p>12.8359711170197</text:p>
              </table:table-cell>
              <table:table-cell office:value-type="float" office:value="8.67469048500061">
                <text:p>8.67469048500061</text:p>
              </table:table-cell>
              <table:table-cell office:value-type="float" office:value="175.395156860352">
                <text:p>175.395156860352</text:p>
              </table:table-cell>
              <table:table-cell office:value-type="float" office:value="8.70889329910278">
                <text:p>8.70889329910278</text:p>
              </table:table-cell>
              <table:table-cell office:value-type="float" office:value="205.614711761475">
                <text:p>205.614711761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3454549312592">
                <text:p>12.3454549312592</text:p>
              </table:table-cell>
              <table:table-cell office:value-type="float" office:value="9.0770103931427">
                <text:p>9.0770103931427</text:p>
              </table:table-cell>
              <table:table-cell office:value-type="float" office:value="91.6789646148682">
                <text:p>91.6789646148682</text:p>
              </table:table-cell>
              <table:table-cell office:value-type="float" office:value="14.1022551059723">
                <text:p>14.1022551059723</text:p>
              </table:table-cell>
              <table:table-cell office:value-type="float" office:value="127.203685045242">
                <text:p>127.203685045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3084311485291">
                <text:p>6.43084311485291</text:p>
              </table:table-cell>
              <table:table-cell office:value-type="float" office:value="9.70310306549072">
                <text:p>9.70310306549072</text:p>
              </table:table-cell>
              <table:table-cell office:value-type="float" office:value="52.7005331516266">
                <text:p>52.7005331516266</text:p>
              </table:table-cell>
              <table:table-cell office:value-type="float" office:value="17.0797226428986">
                <text:p>17.0797226428986</text:p>
              </table:table-cell>
              <table:table-cell office:value-type="float" office:value="85.9142019748688">
                <text:p>85.9142019748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178889751434">
                <text:p>11.3178889751434</text:p>
              </table:table-cell>
              <table:table-cell office:value-type="float" office:value="10.3654744625092">
                <text:p>10.3654744625092</text:p>
              </table:table-cell>
              <table:table-cell office:value-type="float" office:value="49.1593420505524">
                <text:p>49.1593420505524</text:p>
              </table:table-cell>
              <table:table-cell office:value-type="float" office:value="18.6274335384369">
                <text:p>18.6274335384369</text:p>
              </table:table-cell>
              <table:table-cell office:value-type="float" office:value="89.4701390266419">
                <text:p>89.4701390266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764685153961">
                <text:p>10.2764685153961</text:p>
              </table:table-cell>
              <table:table-cell office:value-type="float" office:value="10.9337224960327">
                <text:p>10.9337224960327</text:p>
              </table:table-cell>
              <table:table-cell office:value-type="float" office:value="41.4574468135834">
                <text:p>41.4574468135834</text:p>
              </table:table-cell>
              <table:table-cell office:value-type="float" office:value="19.4895482063293">
                <text:p>19.4895482063293</text:p>
              </table:table-cell>
              <table:table-cell office:value-type="float" office:value="82.1571860313416">
                <text:p>82.1571860313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1843786239624">
                <text:p>7.51843786239624</text:p>
              </table:table-cell>
              <table:table-cell office:value-type="float" office:value="14.9412834644318">
                <text:p>14.9412834644318</text:p>
              </table:table-cell>
              <table:table-cell office:value-type="float" office:value="42.5438017845154">
                <text:p>42.5438017845154</text:p>
              </table:table-cell>
              <table:table-cell office:value-type="float" office:value="21.1850147247314">
                <text:p>21.1850147247314</text:p>
              </table:table-cell>
              <table:table-cell office:value-type="float" office:value="86.1885378360748">
                <text:p>86.1885378360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3353924751282">
                <text:p>4.83353924751282</text:p>
              </table:table-cell>
              <table:table-cell office:value-type="float" office:value="15.8180606365204">
                <text:p>15.8180606365204</text:p>
              </table:table-cell>
              <table:table-cell office:value-type="float" office:value="38.6751408576965">
                <text:p>38.6751408576965</text:p>
              </table:table-cell>
              <table:table-cell office:value-type="float" office:value="20.1372585296631">
                <text:p>20.1372585296631</text:p>
              </table:table-cell>
              <table:table-cell office:value-type="float" office:value="79.4639992713928">
                <text:p>79.4639992713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85804271698">
                <text:p>5.785804271698</text:p>
              </table:table-cell>
              <table:table-cell office:value-type="float" office:value="16.5025947093964">
                <text:p>16.5025947093964</text:p>
              </table:table-cell>
              <table:table-cell office:value-type="float" office:value="39.5954618453979">
                <text:p>39.5954618453979</text:p>
              </table:table-cell>
              <table:table-cell office:value-type="float" office:value="19.9836061000824">
                <text:p>19.9836061000824</text:p>
              </table:table-cell>
              <table:table-cell office:value-type="float" office:value="81.8674669265747">
                <text:p>81.8674669265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042877197266">
                <text:p>3.90042877197266</text:p>
              </table:table-cell>
              <table:table-cell office:value-type="float" office:value="17.4304084777832">
                <text:p>17.4304084777832</text:p>
              </table:table-cell>
              <table:table-cell office:value-type="float" office:value="38.3135125637054">
                <text:p>38.3135125637054</text:p>
              </table:table-cell>
              <table:table-cell office:value-type="float" office:value="19.9412159919739">
                <text:p>19.9412159919739</text:p>
              </table:table-cell>
              <table:table-cell office:value-type="float" office:value="79.5855658054352">
                <text:p>79.5855658054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6137609481812">
                <text:p>1.56137609481812</text:p>
              </table:table-cell>
              <table:table-cell office:value-type="float" office:value="22.6482183933258">
                <text:p>22.6482183933258</text:p>
              </table:table-cell>
              <table:table-cell office:value-type="float" office:value="35.16983294487">
                <text:p>35.16983294487</text:p>
              </table:table-cell>
              <table:table-cell office:value-type="float" office:value="21.9260189533234">
                <text:p>21.9260189533234</text:p>
              </table:table-cell>
              <table:table-cell office:value-type="float" office:value="81.3054463863373">
                <text:p>81.3054463863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879460334778">
                <text:p>1.19879460334778</text:p>
              </table:table-cell>
              <table:table-cell office:value-type="float" office:value="23.2077677249908">
                <text:p>23.2077677249908</text:p>
              </table:table-cell>
              <table:table-cell office:value-type="float" office:value="37.888210773468">
                <text:p>37.888210773468</text:p>
              </table:table-cell>
              <table:table-cell office:value-type="float" office:value="20.4801073074341">
                <text:p>20.4801073074341</text:p>
              </table:table-cell>
              <table:table-cell office:value-type="float" office:value="82.7748804092407">
                <text:p>82.7748804092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8443422317505">
                <text:p>0.938443422317505</text:p>
              </table:table-cell>
              <table:table-cell office:value-type="float" office:value="26.6032612323761">
                <text:p>26.6032612323761</text:p>
              </table:table-cell>
              <table:table-cell office:value-type="float" office:value="36.1848275661468">
                <text:p>36.1848275661468</text:p>
              </table:table-cell>
              <table:table-cell office:value-type="float" office:value="20.7048392295837">
                <text:p>20.7048392295837</text:p>
              </table:table-cell>
              <table:table-cell office:value-type="float" office:value="84.4313714504242">
                <text:p>84.4313714504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022876739502">
                <text:p>1.2022876739502</text:p>
              </table:table-cell>
              <table:table-cell office:value-type="float" office:value="32.865932226181">
                <text:p>32.865932226181</text:p>
              </table:table-cell>
              <table:table-cell office:value-type="float" office:value="36.4146780967712">
                <text:p>36.4146780967712</text:p>
              </table:table-cell>
              <table:table-cell office:value-type="float" office:value="20.6820645332336">
                <text:p>20.6820645332336</text:p>
              </table:table-cell>
              <table:table-cell office:value-type="float" office:value="91.1649625301361">
                <text:p>91.1649625301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0347080230713">
                <text:p>0.310347080230713</text:p>
              </table:table-cell>
              <table:table-cell office:value-type="float" office:value="27.1440916061401">
                <text:p>27.1440916061401</text:p>
              </table:table-cell>
              <table:table-cell office:value-type="float" office:value="37.0380446910858">
                <text:p>37.0380446910858</text:p>
              </table:table-cell>
              <table:table-cell office:value-type="float" office:value="21.0051970481873">
                <text:p>21.0051970481873</text:p>
              </table:table-cell>
              <table:table-cell office:value-type="float" office:value="85.4976804256439">
                <text:p>85.4976804256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3322277069092">
                <text:p>0.343322277069092</text:p>
              </table:table-cell>
              <table:table-cell office:value-type="float" office:value="33.2779948711395">
                <text:p>33.2779948711395</text:p>
              </table:table-cell>
              <table:table-cell office:value-type="float" office:value="36.1833710670471">
                <text:p>36.1833710670471</text:p>
              </table:table-cell>
              <table:table-cell office:value-type="float" office:value="20.5771617889404">
                <text:p>20.5771617889404</text:p>
              </table:table-cell>
              <table:table-cell office:value-type="float" office:value="90.3818500041962">
                <text:p>90.38185000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5480852127075">
                <text:p>0.415480852127075</text:p>
              </table:table-cell>
              <table:table-cell office:value-type="float" office:value="31.6919386386871">
                <text:p>31.6919386386871</text:p>
              </table:table-cell>
              <table:table-cell office:value-type="float" office:value="37.8634738922119">
                <text:p>37.8634738922119</text:p>
              </table:table-cell>
              <table:table-cell office:value-type="float" office:value="21.4818823337555">
                <text:p>21.4818823337555</text:p>
              </table:table-cell>
              <table:table-cell office:value-type="float" office:value="91.4527757167816">
                <text:p>91.4527757167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755012512207">
                <text:p>0.37755012512207</text:p>
              </table:table-cell>
              <table:table-cell office:value-type="float" office:value="39.17378282547">
                <text:p>39.17378282547</text:p>
              </table:table-cell>
              <table:table-cell office:value-type="float" office:value="36.2379977703094">
                <text:p>36.2379977703094</text:p>
              </table:table-cell>
              <table:table-cell office:value-type="float" office:value="22.0062649250031">
                <text:p>22.0062649250031</text:p>
              </table:table-cell>
              <table:table-cell office:value-type="float" office:value="97.7955956459045">
                <text:p>97.7955956459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2663249969482">
                <text:p>0.382663249969482</text:p>
              </table:table-cell>
              <table:table-cell office:value-type="float" office:value="32.7948536872864">
                <text:p>32.7948536872864</text:p>
              </table:table-cell>
              <table:table-cell office:value-type="float" office:value="36.8291325569153">
                <text:p>36.8291325569153</text:p>
              </table:table-cell>
              <table:table-cell office:value-type="float" office:value="21.7678904533386">
                <text:p>21.7678904533386</text:p>
              </table:table-cell>
              <table:table-cell office:value-type="float" office:value="91.7745399475098">
                <text:p>91.7745399475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1632299423218">
                <text:p>0.411632299423218</text:p>
              </table:table-cell>
              <table:table-cell office:value-type="float" office:value="36.8517594337463">
                <text:p>36.8517594337463</text:p>
              </table:table-cell>
              <table:table-cell office:value-type="float" office:value="38.4521722793579">
                <text:p>38.4521722793579</text:p>
              </table:table-cell>
              <table:table-cell office:value-type="float" office:value="20.9624145030975">
                <text:p>20.9624145030975</text:p>
              </table:table-cell>
              <table:table-cell office:value-type="float" office:value="96.677978515625">
                <text:p>96.67797851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3028688430786">
                <text:p>0.443028688430786</text:p>
              </table:table-cell>
              <table:table-cell office:value-type="float" office:value="26.4936153888702">
                <text:p>26.4936153888702</text:p>
              </table:table-cell>
              <table:table-cell office:value-type="float" office:value="47.2754607200623">
                <text:p>47.2754607200623</text:p>
              </table:table-cell>
              <table:table-cell office:value-type="float" office:value="21.203693151474">
                <text:p>21.203693151474</text:p>
              </table:table-cell>
              <table:table-cell office:value-type="float" office:value="95.4157979488373">
                <text:p>95.4157979488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6876268386841">
                <text:p>0.466876268386841</text:p>
              </table:table-cell>
              <table:table-cell office:value-type="float" office:value="54.0235724449158">
                <text:p>54.0235724449158</text:p>
              </table:table-cell>
              <table:table-cell office:value-type="float" office:value="43.973301410675">
                <text:p>43.973301410675</text:p>
              </table:table-cell>
              <table:table-cell office:value-type="float" office:value="21.9461154937744">
                <text:p>21.9461154937744</text:p>
              </table:table-cell>
              <table:table-cell office:value-type="float" office:value="120.409865617752">
                <text:p>120.409865617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1715688705444">
                <text:p>0.471715688705444</text:p>
              </table:table-cell>
              <table:table-cell office:value-type="float" office:value="41.8947913646698">
                <text:p>41.8947913646698</text:p>
              </table:table-cell>
              <table:table-cell office:value-type="float" office:value="41.641702413559">
                <text:p>41.641702413559</text:p>
              </table:table-cell>
              <table:table-cell office:value-type="float" office:value="21.7607452869415">
                <text:p>21.7607452869415</text:p>
              </table:table-cell>
              <table:table-cell office:value-type="float" office:value="105.768954753876">
                <text:p>105.768954753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9080190658569">
                <text:p>0.489080190658569</text:p>
              </table:table-cell>
              <table:table-cell office:value-type="float" office:value="26.5609230995178">
                <text:p>26.5609230995178</text:p>
              </table:table-cell>
              <table:table-cell office:value-type="float" office:value="48.0597259998322">
                <text:p>48.0597259998322</text:p>
              </table:table-cell>
              <table:table-cell office:value-type="float" office:value="21.2426009178162">
                <text:p>21.2426009178162</text:p>
              </table:table-cell>
              <table:table-cell office:value-type="float" office:value="96.3523302078247">
                <text:p>96.3523302078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8365354537964">
                <text:p>0.548365354537964</text:p>
              </table:table-cell>
              <table:table-cell office:value-type="float" office:value="47.5552067756653">
                <text:p>47.5552067756653</text:p>
              </table:table-cell>
              <table:table-cell office:value-type="float" office:value="47.9725751876831">
                <text:p>47.9725751876831</text:p>
              </table:table-cell>
              <table:table-cell office:value-type="float" office:value="21.288010597229">
                <text:p>21.288010597229</text:p>
              </table:table-cell>
              <table:table-cell office:value-type="float" office:value="117.364157915115">
                <text:p>117.364157915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3302545547485">
                <text:p>0.533302545547485</text:p>
              </table:table-cell>
              <table:table-cell office:value-type="float" office:value="52.4745011329651">
                <text:p>52.4745011329651</text:p>
              </table:table-cell>
              <table:table-cell office:value-type="float" office:value="44.2621233463287">
                <text:p>44.2621233463287</text:p>
              </table:table-cell>
              <table:table-cell office:value-type="float" office:value="21.4154477119446">
                <text:p>21.4154477119446</text:p>
              </table:table-cell>
              <table:table-cell office:value-type="float" office:value="118.685374736786">
                <text:p>118.685374736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4738512039185">
                <text:p>0.564738512039185</text:p>
              </table:table-cell>
              <table:table-cell office:value-type="float" office:value="41.5043408870697">
                <text:p>41.5043408870697</text:p>
              </table:table-cell>
              <table:table-cell office:value-type="float" office:value="47.3880259990692">
                <text:p>47.3880259990692</text:p>
              </table:table-cell>
              <table:table-cell office:value-type="float" office:value="20.9859337806702">
                <text:p>20.9859337806702</text:p>
              </table:table-cell>
              <table:table-cell office:value-type="float" office:value="110.443039178848">
                <text:p>110.443039178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0321073532105">
                <text:p>0.580321073532105</text:p>
              </table:table-cell>
              <table:table-cell office:value-type="float" office:value="37.8116037845612">
                <text:p>37.8116037845612</text:p>
              </table:table-cell>
              <table:table-cell office:value-type="float" office:value="53.8979418277741">
                <text:p>53.8979418277741</text:p>
              </table:table-cell>
              <table:table-cell office:value-type="float" office:value="20.7665379047394">
                <text:p>20.7665379047394</text:p>
              </table:table-cell>
              <table:table-cell office:value-type="float" office:value="113.056404590607">
                <text:p>113.0564045906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8943700790405">
                <text:p>0.608943700790405</text:p>
              </table:table-cell>
              <table:table-cell office:value-type="float" office:value="36.7922255992889">
                <text:p>36.7922255992889</text:p>
              </table:table-cell>
              <table:table-cell office:value-type="float" office:value="46.0830571651459">
                <text:p>46.0830571651459</text:p>
              </table:table-cell>
              <table:table-cell office:value-type="float" office:value="21.1350610256195">
                <text:p>21.1350610256195</text:p>
              </table:table-cell>
              <table:table-cell office:value-type="float" office:value="104.619287490845">
                <text:p>104.6192874908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61123371124268">
                <text:p>0.561123371124268</text:p>
              </table:table-cell>
              <table:table-cell office:value-type="float" office:value="56.0949261188507">
                <text:p>56.0949261188507</text:p>
              </table:table-cell>
              <table:table-cell office:value-type="float" office:value="50.7755825519562">
                <text:p>50.7755825519562</text:p>
              </table:table-cell>
              <table:table-cell office:value-type="float" office:value="21.1515476703644">
                <text:p>21.1515476703644</text:p>
              </table:table-cell>
              <table:table-cell office:value-type="float" office:value="128.583179712296">
                <text:p>128.5831797122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5739860534668">
                <text:p>0.575739860534668</text:p>
              </table:table-cell>
              <table:table-cell office:value-type="float" office:value="29.7886328697205">
                <text:p>29.7886328697205</text:p>
              </table:table-cell>
              <table:table-cell office:value-type="float" office:value="49.5753231048584">
                <text:p>49.5753231048584</text:p>
              </table:table-cell>
              <table:table-cell office:value-type="float" office:value="20.1115589141846">
                <text:p>20.1115589141846</text:p>
              </table:table-cell>
              <table:table-cell office:value-type="float" office:value="100.051254749298">
                <text:p>100.051254749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2743635177612">
                <text:p>0.592743635177612</text:p>
              </table:table-cell>
              <table:table-cell office:value-type="float" office:value="44.6566252708435">
                <text:p>44.6566252708435</text:p>
              </table:table-cell>
              <table:table-cell office:value-type="float" office:value="47.9184186458588">
                <text:p>47.9184186458588</text:p>
              </table:table-cell>
              <table:table-cell office:value-type="float" office:value="20.3516671657562">
                <text:p>20.3516671657562</text:p>
              </table:table-cell>
              <table:table-cell office:value-type="float" office:value="113.519454717636">
                <text:p>113.5194547176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0196838378906">
                <text:p>0.600196838378906</text:p>
              </table:table-cell>
              <table:table-cell office:value-type="float" office:value="43.8589117527008">
                <text:p>43.8589117527008</text:p>
              </table:table-cell>
              <table:table-cell office:value-type="float" office:value="48.0144410133362">
                <text:p>48.0144410133362</text:p>
              </table:table-cell>
              <table:table-cell office:value-type="float" office:value="20.8690662384033">
                <text:p>20.8690662384033</text:p>
              </table:table-cell>
              <table:table-cell office:value-type="float" office:value="113.342615842819">
                <text:p>113.3426158428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CN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solid" svg:stroke-color="#dddddd"/>
    </style:style>
    <style:style style:name="ch2" style:family="chart">
      <style:chart-properties style:rotation-angle="0"/>
      <style:graphic-properties svg:stroke-color="#242424" draw:fill-color="#000000"/>
      <style:text-properties fo:color="#808080" fo:font-family="等线" fo:font-size="14pt" style:font-family-asian="等线" style:font-size-asian="14pt" style:font-size-complex="14pt"/>
    </style:style>
    <style:style style:name="ch3" style:family="chart">
      <style:graphic-properties draw:stroke="none" svg:stroke-color="#242424" draw:fill="none" draw:fill-color="#000000"/>
      <style:text-properties fo:color="#808080" fo:font-family="等线" fo:font-size="9pt" style:font-family-asian="等线" style:font-size-asian="9pt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36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dddddd"/>
      <style:text-properties fo:color="#808080" fo:font-family="等线" fo:font-size="9pt" style:font-family-asian="等线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true" chart:axis-position="1" chart:tick-mark-position="at-axis"/>
      <style:graphic-properties draw:stroke="none" svg:stroke-color="#242424"/>
      <style:text-properties fo:color="#808080" fo:font-family="等线" fo:font-size="9pt" style:font-family-asian="等线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svg:stroke-color="#242424" draw:fill-color="#5b9bd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42424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42424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42424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42424" draw:fill-color="#4472c4"/>
      <style:text-properties fo:font-size="10pt" style:font-size-asian="10pt" style:font-size-complex="10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4.976cm" svg:height="8.806cm" xlink:href="." xlink:type="simple" chart:class="chart:bar" chart:style-name="ch1">
        <chart:title svg:x="6.816cm" svg:y="0.12cm" chart:style-name="ch2">
          <text:p>Chart Title</text:p>
        </chart:title>
        <chart:legend svg:x="4.96cm" svg:y="8.321cm" style:legend-expansion="custom" chartooo:width="4.788cm" chartooo:height="0.323cm" style:legend-expansion-aspect-ratio="14.8235294117647" chart:style-name="ch3"/>
        <chart:plot-area chart:style-name="ch4" chart:data-source-has-labels="both" svg:x="-0.165cm" svg:y="0.507cm" svg:width="14.966cm" svg:height="8.088cm">
          <chartooo:coordinate-region svg:x="0.492cm" svg:y="0.733cm" svg:width="14.309cm" svg:height="7.312cm"/>
          <chart:axis chart:dimension="x" chart:name="primary-x" chart:style-name="ch5" chartooo:axis-type="text">
            <chart:categories table:cell-range-address="local-table.$A$2:.$A$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4" chart:label-cell-address="local-table.$B$1" chart:class="chart:bar">
            <chart:data-point chart:repeated="33"/>
          </chart:series>
          <chart:series chart:style-name="ch9" chart:values-cell-range-address="local-table.$C$2:.$C$34" chart:label-cell-address="local-table.$C$1" chart:class="chart:bar">
            <chart:data-point chart:repeated="33"/>
          </chart:series>
          <chart:series chart:style-name="ch10" chart:values-cell-range-address="local-table.$D$2:.$D$34" chart:label-cell-address="local-table.$D$1" chart:class="chart:bar">
            <chart:data-point chart:repeated="33"/>
          </chart:series>
          <chart:series chart:style-name="ch11" chart:values-cell-range-address="local-table.$E$2:.$E$34" chart:label-cell-address="local-table.$E$1" chart:class="chart:bar">
            <chart:data-point chart:repeated="33"/>
          </chart:series>
          <chart:series chart:style-name="ch12" chart:values-cell-range-address="local-table.$F$2:.$F$34" chart:label-cell-address="local-table.$F$1" chart:class="chart:ba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_3</text:p>
              </table:table-cell>
              <table:table-cell office:value-type="string">
                <text:p>time2_1</text:p>
              </table:table-cell>
              <table:table-cell office:value-type="string">
                <text:p>time3_2</text:p>
              </table:table-cell>
              <table:table-cell office:value-type="string">
                <text:p>time2_3</text:p>
              </table:table-cell>
              <table:table-cell office:value-type="string">
                <text:p>总时间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62273383140564">
                <text:p>6.62273383140564</text:p>
              </table:table-cell>
              <table:table-cell office:value-type="float" office:value="8.31549072265625">
                <text:p>8.31549072265625</text:p>
              </table:table-cell>
              <table:table-cell office:value-type="float" office:value="8.90351271629334">
                <text:p>8.90351271629334</text:p>
              </table:table-cell>
              <table:table-cell office:value-type="float" office:value="180.158655881882">
                <text:p>180.158655881882</text:p>
              </table:table-cell>
              <table:table-cell office:value-type="float" office:value="204.000393152237">
                <text:p>204.0003931522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073065757751">
                <text:p>13.0073065757751</text:p>
              </table:table-cell>
              <table:table-cell office:value-type="float" office:value="8.72825264930725">
                <text:p>8.72825264930725</text:p>
              </table:table-cell>
              <table:table-cell office:value-type="float" office:value="9.35011267662048">
                <text:p>9.35011267662048</text:p>
              </table:table-cell>
              <table:table-cell office:value-type="float" office:value="177.989419221878">
                <text:p>177.989419221878</text:p>
              </table:table-cell>
              <table:table-cell office:value-type="float" office:value="209.075091123581">
                <text:p>209.075091123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52868270874">
                <text:p>12.652868270874</text:p>
              </table:table-cell>
              <table:table-cell office:value-type="float" office:value="9.20017218589783">
                <text:p>9.20017218589783</text:p>
              </table:table-cell>
              <table:table-cell office:value-type="float" office:value="15.2281866073608">
                <text:p>15.2281866073608</text:p>
              </table:table-cell>
              <table:table-cell office:value-type="float" office:value="92.2281506061554">
                <text:p>92.2281506061554</text:p>
              </table:table-cell>
              <table:table-cell office:value-type="float" office:value="129.309377670288">
                <text:p>129.309377670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933436870575">
                <text:p>6.3933436870575</text:p>
              </table:table-cell>
              <table:table-cell office:value-type="float" office:value="9.58838033676147">
                <text:p>9.58838033676147</text:p>
              </table:table-cell>
              <table:table-cell office:value-type="float" office:value="18.4163372516632">
                <text:p>18.4163372516632</text:p>
              </table:table-cell>
              <table:table-cell office:value-type="float" office:value="52.1446328163147">
                <text:p>52.1446328163147</text:p>
              </table:table-cell>
              <table:table-cell office:value-type="float" office:value="86.5426940917969">
                <text:p>86.5426940917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7915902137756">
                <text:p>11.7915902137756</text:p>
              </table:table-cell>
              <table:table-cell office:value-type="float" office:value="9.86787557601929">
                <text:p>9.86787557601929</text:p>
              </table:table-cell>
              <table:table-cell office:value-type="float" office:value="18.9514715671539">
                <text:p>18.9514715671539</text:p>
              </table:table-cell>
              <table:table-cell office:value-type="float" office:value="48.2482273578644">
                <text:p>48.2482273578644</text:p>
              </table:table-cell>
              <table:table-cell office:value-type="float" office:value="88.8591647148132">
                <text:p>88.8591647148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0673506259918">
                <text:p>11.0673506259918</text:p>
              </table:table-cell>
              <table:table-cell office:value-type="float" office:value="10.5377042293549">
                <text:p>10.5377042293549</text:p>
              </table:table-cell>
              <table:table-cell office:value-type="float" office:value="20.4550130367279">
                <text:p>20.4550130367279</text:p>
              </table:table-cell>
              <table:table-cell office:value-type="float" office:value="41.2411465644836">
                <text:p>41.2411465644836</text:p>
              </table:table-cell>
              <table:table-cell office:value-type="float" office:value="83.3012144565582">
                <text:p>83.3012144565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6623167991638">
                <text:p>7.36623167991638</text:p>
              </table:table-cell>
              <table:table-cell office:value-type="float" office:value="12.3469634056091">
                <text:p>12.3469634056091</text:p>
              </table:table-cell>
              <table:table-cell office:value-type="float" office:value="20.1823868751526">
                <text:p>20.1823868751526</text:p>
              </table:table-cell>
              <table:table-cell office:value-type="float" office:value="38.8791313171387">
                <text:p>38.8791313171387</text:p>
              </table:table-cell>
              <table:table-cell office:value-type="float" office:value="78.7747132778168">
                <text:p>78.7747132778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6215715408325">
                <text:p>5.06215715408325</text:p>
              </table:table-cell>
              <table:table-cell office:value-type="float" office:value="16.7157804965973">
                <text:p>16.7157804965973</text:p>
              </table:table-cell>
              <table:table-cell office:value-type="float" office:value="21.9471955299377">
                <text:p>21.9471955299377</text:p>
              </table:table-cell>
              <table:table-cell office:value-type="float" office:value="36.4754729270935">
                <text:p>36.4754729270935</text:p>
              </table:table-cell>
              <table:table-cell office:value-type="float" office:value="80.2006061077118">
                <text:p>80.2006061077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3641967773438">
                <text:p>5.73641967773438</text:p>
              </table:table-cell>
              <table:table-cell office:value-type="float" office:value="19.323469877243">
                <text:p>19.323469877243</text:p>
              </table:table-cell>
              <table:table-cell office:value-type="float" office:value="22.0407140254974">
                <text:p>22.0407140254974</text:p>
              </table:table-cell>
              <table:table-cell office:value-type="float" office:value="36.2530343532562">
                <text:p>36.2530343532562</text:p>
              </table:table-cell>
              <table:table-cell office:value-type="float" office:value="83.3536379337311">
                <text:p>83.3536379337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8661003112793">
                <text:p>2.88661003112793</text:p>
              </table:table-cell>
              <table:table-cell office:value-type="float" office:value="18.8233263492584">
                <text:p>18.8233263492584</text:p>
              </table:table-cell>
              <table:table-cell office:value-type="float" office:value="21.8012020587921">
                <text:p>21.8012020587921</text:p>
              </table:table-cell>
              <table:table-cell office:value-type="float" office:value="39.1425893306732">
                <text:p>39.1425893306732</text:p>
              </table:table-cell>
              <table:table-cell office:value-type="float" office:value="82.6537277698517">
                <text:p>82.6537277698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456377029419">
                <text:p>2.29456377029419</text:p>
              </table:table-cell>
              <table:table-cell office:value-type="float" office:value="19.5749423503876">
                <text:p>19.5749423503876</text:p>
              </table:table-cell>
              <table:table-cell office:value-type="float" office:value="22.4504499435425">
                <text:p>22.4504499435425</text:p>
              </table:table-cell>
              <table:table-cell office:value-type="float" office:value="34.9429340362549">
                <text:p>34.9429340362549</text:p>
              </table:table-cell>
              <table:table-cell office:value-type="float" office:value="79.2628901004791">
                <text:p>79.2628901004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218010902405">
                <text:p>2.49218010902405</text:p>
              </table:table-cell>
              <table:table-cell office:value-type="float" office:value="18.4894132614136">
                <text:p>18.4894132614136</text:p>
              </table:table-cell>
              <table:table-cell office:value-type="float" office:value="22.5184512138367">
                <text:p>22.5184512138367</text:p>
              </table:table-cell>
              <table:table-cell office:value-type="float" office:value="38.7551820278168">
                <text:p>38.7551820278168</text:p>
              </table:table-cell>
              <table:table-cell office:value-type="float" office:value="82.2552266120911">
                <text:p>82.2552266120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75707244873">
                <text:p>2.0275707244873</text:p>
              </table:table-cell>
              <table:table-cell office:value-type="float" office:value="23.4859981536865">
                <text:p>23.4859981536865</text:p>
              </table:table-cell>
              <table:table-cell office:value-type="float" office:value="21.5585007667541">
                <text:p>21.5585007667541</text:p>
              </table:table-cell>
              <table:table-cell office:value-type="float" office:value="37.2976508140564">
                <text:p>37.2976508140564</text:p>
              </table:table-cell>
              <table:table-cell office:value-type="float" office:value="84.3697204589844">
                <text:p>84.3697204589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8944540023804">
                <text:p>1.28944540023804</text:p>
              </table:table-cell>
              <table:table-cell office:value-type="float" office:value="27.3489301204681">
                <text:p>27.3489301204681</text:p>
              </table:table-cell>
              <table:table-cell office:value-type="float" office:value="22.2671899795532">
                <text:p>22.2671899795532</text:p>
              </table:table-cell>
              <table:table-cell office:value-type="float" office:value="37.7279062271118">
                <text:p>37.7279062271118</text:p>
              </table:table-cell>
              <table:table-cell office:value-type="float" office:value="88.6334717273712">
                <text:p>88.6334717273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9867858886719">
                <text:p>0.559867858886719</text:p>
              </table:table-cell>
              <table:table-cell office:value-type="float" office:value="33.5351159572601">
                <text:p>33.5351159572601</text:p>
              </table:table-cell>
              <table:table-cell office:value-type="float" office:value="23.0388402938843">
                <text:p>23.0388402938843</text:p>
              </table:table-cell>
              <table:table-cell office:value-type="float" office:value="40.5554099082947">
                <text:p>40.5554099082947</text:p>
              </table:table-cell>
              <table:table-cell office:value-type="float" office:value="97.6892340183258">
                <text:p>97.6892340183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1875143051147">
                <text:p>0.521875143051147</text:p>
              </table:table-cell>
              <table:table-cell office:value-type="float" office:value="29.301127910614">
                <text:p>29.301127910614</text:p>
              </table:table-cell>
              <table:table-cell office:value-type="float" office:value="22.4560656547546">
                <text:p>22.4560656547546</text:p>
              </table:table-cell>
              <table:table-cell office:value-type="float" office:value="35.7591803073883">
                <text:p>35.7591803073883</text:p>
              </table:table-cell>
              <table:table-cell office:value-type="float" office:value="88.0382490158081">
                <text:p>88.0382490158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8825731277466">
                <text:p>0.558825731277466</text:p>
              </table:table-cell>
              <table:table-cell office:value-type="float" office:value="29.9289569854736">
                <text:p>29.9289569854736</text:p>
              </table:table-cell>
              <table:table-cell office:value-type="float" office:value="22.0904383659363">
                <text:p>22.0904383659363</text:p>
              </table:table-cell>
              <table:table-cell office:value-type="float" office:value="36.6214187145233">
                <text:p>36.6214187145233</text:p>
              </table:table-cell>
              <table:table-cell office:value-type="float" office:value="89.1996397972107">
                <text:p>89.1996397972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9314699172974">
                <text:p>0.589314699172974</text:p>
              </table:table-cell>
              <table:table-cell office:value-type="float" office:value="44.13587641716">
                <text:p>44.13587641716</text:p>
              </table:table-cell>
              <table:table-cell office:value-type="float" office:value="22.1911149024963">
                <text:p>22.1911149024963</text:p>
              </table:table-cell>
              <table:table-cell office:value-type="float" office:value="37.3376753330231">
                <text:p>37.3376753330231</text:p>
              </table:table-cell>
              <table:table-cell office:value-type="float" office:value="104.253981351852">
                <text:p>104.25398135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6207313537598">
                <text:p>0.666207313537598</text:p>
              </table:table-cell>
              <table:table-cell office:value-type="float" office:value="36.6821131706238">
                <text:p>36.6821131706238</text:p>
              </table:table-cell>
              <table:table-cell office:value-type="float" office:value="24.1175837516785">
                <text:p>24.1175837516785</text:p>
              </table:table-cell>
              <table:table-cell office:value-type="float" office:value="47.3254194259644">
                <text:p>47.3254194259644</text:p>
              </table:table-cell>
              <table:table-cell office:value-type="float" office:value="108.791323661804">
                <text:p>108.791323661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407224655151">
                <text:p>0.694407224655151</text:p>
              </table:table-cell>
              <table:table-cell office:value-type="float" office:value="29.7187461853027">
                <text:p>29.7187461853027</text:p>
              </table:table-cell>
              <table:table-cell office:value-type="float" office:value="21.9629638195038">
                <text:p>21.9629638195038</text:p>
              </table:table-cell>
              <table:table-cell office:value-type="float" office:value="40.3405425548553">
                <text:p>40.3405425548553</text:p>
              </table:table-cell>
              <table:table-cell office:value-type="float" office:value="92.716659784317">
                <text:p>92.7166597843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66391754150391">
                <text:p>0.766391754150391</text:p>
              </table:table-cell>
              <table:table-cell office:value-type="float" office:value="35.6678705215454">
                <text:p>35.6678705215454</text:p>
              </table:table-cell>
              <table:table-cell office:value-type="float" office:value="22.3291621208191">
                <text:p>22.3291621208191</text:p>
              </table:table-cell>
              <table:table-cell office:value-type="float" office:value="41.7563235759735">
                <text:p>41.7563235759735</text:p>
              </table:table-cell>
              <table:table-cell office:value-type="float" office:value="100.519747972488">
                <text:p>100.519747972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6607093811035">
                <text:p>0.716607093811035</text:p>
              </table:table-cell>
              <table:table-cell office:value-type="float" office:value="40.104079246521">
                <text:p>40.104079246521</text:p>
              </table:table-cell>
              <table:table-cell office:value-type="float" office:value="22.2720630168915">
                <text:p>22.2720630168915</text:p>
              </table:table-cell>
              <table:table-cell office:value-type="float" office:value="44.2991011142731">
                <text:p>44.2991011142731</text:p>
              </table:table-cell>
              <table:table-cell office:value-type="float" office:value="107.391850471497">
                <text:p>107.391850471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6096649169922">
                <text:p>0.706096649169922</text:p>
              </table:table-cell>
              <table:table-cell office:value-type="float" office:value="42.2289843559265">
                <text:p>42.2289843559265</text:p>
              </table:table-cell>
              <table:table-cell office:value-type="float" office:value="21.6081659793854">
                <text:p>21.6081659793854</text:p>
              </table:table-cell>
              <table:table-cell office:value-type="float" office:value="45.0777635574341">
                <text:p>45.0777635574341</text:p>
              </table:table-cell>
              <table:table-cell office:value-type="float" office:value="109.621010541916">
                <text:p>109.621010541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3850240707397">
                <text:p>0.733850240707397</text:p>
              </table:table-cell>
              <table:table-cell office:value-type="float" office:value="32.1107668876648">
                <text:p>32.1107668876648</text:p>
              </table:table-cell>
              <table:table-cell office:value-type="float" office:value="21.3792397975922">
                <text:p>21.3792397975922</text:p>
              </table:table-cell>
              <table:table-cell office:value-type="float" office:value="48.2593443393707">
                <text:p>48.2593443393707</text:p>
              </table:table-cell>
              <table:table-cell office:value-type="float" office:value="102.483201265335">
                <text:p>102.483201265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6404142379761">
                <text:p>0.776404142379761</text:p>
              </table:table-cell>
              <table:table-cell office:value-type="float" office:value="45.307731628418">
                <text:p>45.307731628418</text:p>
              </table:table-cell>
              <table:table-cell office:value-type="float" office:value="21.1268112659454">
                <text:p>21.1268112659454</text:p>
              </table:table-cell>
              <table:table-cell office:value-type="float" office:value="45.5292129516602">
                <text:p>45.5292129516602</text:p>
              </table:table-cell>
              <table:table-cell office:value-type="float" office:value="112.740159988403">
                <text:p>112.740159988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0309438705444">
                <text:p>0.780309438705444</text:p>
              </table:table-cell>
              <table:table-cell office:value-type="float" office:value="33.0082223415375">
                <text:p>33.0082223415375</text:p>
              </table:table-cell>
              <table:table-cell office:value-type="float" office:value="20.7016134262085">
                <text:p>20.7016134262085</text:p>
              </table:table-cell>
              <table:table-cell office:value-type="float" office:value="47.5341877937317">
                <text:p>47.5341877937317</text:p>
              </table:table-cell>
              <table:table-cell office:value-type="float" office:value="102.024333000183">
                <text:p>102.024333000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5541963577271">
                <text:p>0.835541963577271</text:p>
              </table:table-cell>
              <table:table-cell office:value-type="float" office:value="32.5732107162476">
                <text:p>32.5732107162476</text:p>
              </table:table-cell>
              <table:table-cell office:value-type="float" office:value="20.8997569084167">
                <text:p>20.8997569084167</text:p>
              </table:table-cell>
              <table:table-cell office:value-type="float" office:value="49.9336156845093">
                <text:p>49.9336156845093</text:p>
              </table:table-cell>
              <table:table-cell office:value-type="float" office:value="104.242125272751">
                <text:p>104.242125272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5104932785034">
                <text:p>0.845104932785034</text:p>
              </table:table-cell>
              <table:table-cell office:value-type="float" office:value="32.2218842506409">
                <text:p>32.2218842506409</text:p>
              </table:table-cell>
              <table:table-cell office:value-type="float" office:value="21.2210080623627">
                <text:p>21.2210080623627</text:p>
              </table:table-cell>
              <table:table-cell office:value-type="float" office:value="60.9500589370728">
                <text:p>60.9500589370728</text:p>
              </table:table-cell>
              <table:table-cell office:value-type="float" office:value="115.238056182861">
                <text:p>115.238056182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5750036239624">
                <text:p>0.905750036239624</text:p>
              </table:table-cell>
              <table:table-cell office:value-type="float" office:value="41.3432672023773">
                <text:p>41.3432672023773</text:p>
              </table:table-cell>
              <table:table-cell office:value-type="float" office:value="21.633683681488">
                <text:p>21.633683681488</text:p>
              </table:table-cell>
              <table:table-cell office:value-type="float" office:value="46.4801599979401">
                <text:p>46.4801599979401</text:p>
              </table:table-cell>
              <table:table-cell office:value-type="float" office:value="110.362860918045">
                <text:p>110.362860918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89548540115356">
                <text:p>0.889548540115356</text:p>
              </table:table-cell>
              <table:table-cell office:value-type="float" office:value="52.0373117923737">
                <text:p>52.0373117923737</text:p>
              </table:table-cell>
              <table:table-cell office:value-type="float" office:value="23.0058708190918">
                <text:p>23.0058708190918</text:p>
              </table:table-cell>
              <table:table-cell office:value-type="float" office:value="48.9081819057465">
                <text:p>48.9081819057465</text:p>
              </table:table-cell>
              <table:table-cell office:value-type="float" office:value="124.840913057327">
                <text:p>124.8409130573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9703631401062">
                <text:p>0.89703631401062</text:p>
              </table:table-cell>
              <table:table-cell office:value-type="float" office:value="45.8354654312134">
                <text:p>45.8354654312134</text:p>
              </table:table-cell>
              <table:table-cell office:value-type="float" office:value="21.3001255989075">
                <text:p>21.3001255989075</text:p>
              </table:table-cell>
              <table:table-cell office:value-type="float" office:value="47.6929874420166">
                <text:p>47.6929874420166</text:p>
              </table:table-cell>
              <table:table-cell office:value-type="float" office:value="115.725614786148">
                <text:p>115.725614786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4892883300781">
                <text:p>0.944892883300781</text:p>
              </table:table-cell>
              <table:table-cell office:value-type="float" office:value="43.1028783321381">
                <text:p>43.1028783321381</text:p>
              </table:table-cell>
              <table:table-cell office:value-type="float" office:value="20.9096522331238">
                <text:p>20.9096522331238</text:p>
              </table:table-cell>
              <table:table-cell office:value-type="float" office:value="49.218909740448">
                <text:p>49.218909740448</text:p>
              </table:table-cell>
              <table:table-cell office:value-type="float" office:value="114.176333189011">
                <text:p>114.176333189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640064239502">
                <text:p>0.94640064239502</text:p>
              </table:table-cell>
              <table:table-cell office:value-type="float" office:value="48.9895977973938">
                <text:p>48.9895977973938</text:p>
              </table:table-cell>
              <table:table-cell office:value-type="float" office:value="21.0235249996185">
                <text:p>21.0235249996185</text:p>
              </table:table-cell>
              <table:table-cell office:value-type="float" office:value="48.5343954563141">
                <text:p>48.5343954563141</text:p>
              </table:table-cell>
              <table:table-cell office:value-type="float" office:value="119.493918895721">
                <text:p>119.4939188957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